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ODEJS-12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666.527" calcext:value-type="float">
            <text:p>666,527</text:p>
          </table:table-cell>
          <table:table-cell office:value-type="float" office:value="180.365114" calcext:value-type="float">
            <text:p>180,365114</text:p>
          </table:table-cell>
          <table:table-cell/>
          <table:table-cell office:value-type="float" office:value="821.945" calcext:value-type="float">
            <text:p>821,945</text:p>
          </table:table-cell>
          <table:table-cell office:value-type="float" office:value="562.714816" calcext:value-type="float">
            <text:p>562,714816</text:p>
          </table:table-cell>
          <table:table-cell/>
          <table:table-cell office:value-type="float" office:value="4009.905" calcext:value-type="float">
            <text:p>4009,905</text:p>
          </table:table-cell>
          <table:table-cell office:value-type="float" office:value="961.062824" calcext:value-type="float">
            <text:p>961,062824</text:p>
          </table:table-cell>
          <table:table-cell table:number-columns-repeated="5"/>
          <table:table-cell table:formula="of:=['NODEJS-128MB'.N7]-['NODEJS-128MB'.$L7]" office:value-type="float" office:value="0.0784352818181819" calcext:value-type="float">
            <text:p>0,0784352818</text:p>
          </table:table-cell>
          <table:table-cell table:formula="of:=['NODEJS-128MB'.O7]-['NODEJS-128MB'.$L7]" office:value-type="float" office:value="177.945084281818" calcext:value-type="float">
            <text:p>177,9450842818</text:p>
          </table:table-cell>
        </table:table-row>
        <table:table-row table:style-name="ro1">
          <table:table-cell office:value-type="float" office:value="199.233" calcext:value-type="float">
            <text:p>199,233</text:p>
          </table:table-cell>
          <table:table-cell office:value-type="float" office:value="140.797765" calcext:value-type="float">
            <text:p>140,797765</text:p>
          </table:table-cell>
          <table:table-cell/>
          <table:table-cell office:value-type="float" office:value="579.244" calcext:value-type="float">
            <text:p>579,244</text:p>
          </table:table-cell>
          <table:table-cell office:value-type="float" office:value="521.835983" calcext:value-type="float">
            <text:p>521,835983</text:p>
          </table:table-cell>
          <table:table-cell/>
          <table:table-cell office:value-type="float" office:value="4058.795" calcext:value-type="float">
            <text:p>4058,795</text:p>
          </table:table-cell>
          <table:table-cell office:value-type="float" office:value="960.306886" calcext:value-type="float">
            <text:p>960,306886</text:p>
          </table:table-cell>
          <table:table-cell/>
          <table:table-cell office:value-type="string" calcext:value-type="string">
            <text:p>numElem</text:p>
          </table:table-cell>
          <table:table-cell office:value-type="string" calcext:value-type="string">
            <text:p>numerosa varianza</text:p>
          </table:table-cell>
          <table:table-cell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19.08" calcext:value-type="float">
            <text:p>119,08</text:p>
          </table:table-cell>
          <table:table-cell office:value-type="float" office:value="60.174428" calcext:value-type="float">
            <text:p>60,174428</text:p>
          </table:table-cell>
          <table:table-cell/>
          <table:table-cell office:value-type="float" office:value="685.812" calcext:value-type="float">
            <text:p>685,812</text:p>
          </table:table-cell>
          <table:table-cell office:value-type="float" office:value="493.495671" calcext:value-type="float">
            <text:p>493,495671</text:p>
          </table:table-cell>
          <table:table-cell/>
          <table:table-cell office:value-type="float" office:value="4018.374" calcext:value-type="float">
            <text:p>4018,374</text:p>
          </table:table-cell>
          <table:table-cell office:value-type="float" office:value="959.895809" calcext:value-type="float">
            <text:p>959,89580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VERAGE(['NODEJS-128MB'.$B$95:.$B$204])" office:value-type="float" office:value="2.42002971818182" calcext:value-type="float">
            <text:p>2,4200297182</text:p>
          </table:table-cell>
          <table:table-cell table:formula="of:=STDEV(['NODEJS-128MB'.$B$95:.$B$204])" office:value-type="float" office:value="0.159134024633276" calcext:value-type="float">
            <text:p>0,1591340246</text:p>
          </table:table-cell>
          <table:table-cell table:formula="of:=MIN(['NODEJS-128MB'.$B$5:.$B$104])" office:value-type="float" office:value="2.498465" calcext:value-type="float">
            <text:p>2,498465</text:p>
          </table:table-cell>
          <table:table-cell table:formula="of:=MAX(['NODEJS-128MB'.$B$5:.$B$104])" office:value-type="float" office:value="180.365114" calcext:value-type="float">
            <text:p>180,365114</text:p>
          </table:table-cell>
        </table:table-row>
        <table:table-row table:style-name="ro1">
          <table:table-cell office:value-type="float" office:value="176.733" calcext:value-type="float">
            <text:p>176,733</text:p>
          </table:table-cell>
          <table:table-cell office:value-type="float" office:value="59.025483" calcext:value-type="float">
            <text:p>59,025483</text:p>
          </table:table-cell>
          <table:table-cell/>
          <table:table-cell office:value-type="float" office:value="440.121" calcext:value-type="float">
            <text:p>440,121</text:p>
          </table:table-cell>
          <table:table-cell office:value-type="float" office:value="396.457103" calcext:value-type="float">
            <text:p>396,457103</text:p>
          </table:table-cell>
          <table:table-cell office:value-type="string" calcext:value-type="string">
            <text:p>←</text:p>
          </table:table-cell>
          <table:table-cell office:value-type="float" office:value="4000.147" calcext:value-type="float">
            <text:p>4000,147</text:p>
          </table:table-cell>
          <table:table-cell office:value-type="float" office:value="954.256268" calcext:value-type="float">
            <text:p>954,25626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00" calcext:value-type="float">
            <text:p>1000</text:p>
          </table:table-cell>
          <table:table-cell table:formula="of:=AVERAGE(['NODEJS-128MB'.$E$9:.$E$204])" office:value-type="float" office:value="321.302248438776" calcext:value-type="float">
            <text:p>321,3022484388</text:p>
          </table:table-cell>
          <table:table-cell table:formula="of:=STDEV(['NODEJS-128MB'.$E$9:.$E$204])" office:value-type="float" office:value="21.595041351583" calcext:value-type="float">
            <text:p>21,5950413516</text:p>
          </table:table-cell>
          <table:table-cell table:formula="of:=MIN(['NODEJS-128MB'.$E$9:.$E$104])" office:value-type="float" office:value="317.257566" calcext:value-type="float">
            <text:p>317,257566</text:p>
          </table:table-cell>
          <table:table-cell table:formula="of:=MAX(['NODEJS-128MB'.$E$9:.$E$104])" office:value-type="float" office:value="382.465087" calcext:value-type="float">
            <text:p>382,465087</text:p>
          </table:table-cell>
        </table:table-row>
        <table:table-row table:style-name="ro1">
          <table:table-cell office:value-type="float" office:value="97.075" calcext:value-type="float">
            <text:p>97,075</text:p>
          </table:table-cell>
          <table:table-cell office:value-type="float" office:value="54.840923" calcext:value-type="float">
            <text:p>54,840923</text:p>
          </table:table-cell>
          <table:table-cell/>
          <table:table-cell office:value-type="float" office:value="461.814" calcext:value-type="float">
            <text:p>461,814</text:p>
          </table:table-cell>
          <table:table-cell office:value-type="float" office:value="382.465087" calcext:value-type="float">
            <text:p>382,465087</text:p>
          </table:table-cell>
          <table:table-cell/>
          <table:table-cell office:value-type="float" office:value="3978.422" calcext:value-type="float">
            <text:p>3978,422</text:p>
          </table:table-cell>
          <table:table-cell office:value-type="float" office:value="933.39267" calcext:value-type="float">
            <text:p>933,392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AVERAGE(['NODEJS-128MB'.$H$5:.$H$202])" office:value-type="float" office:value="711.923807626263" calcext:value-type="float">
            <text:p>711,9238076263</text:p>
          </table:table-cell>
          <table:table-cell table:formula="of:=STDEV(['NODEJS-128MB'.$H$5:.$H$202])" office:value-type="float" office:value="91.7655195545644" calcext:value-type="float">
            <text:p>91,7655195546</text:p>
          </table:table-cell>
          <table:table-cell table:formula="of:=MIN(['NODEJS-128MB'.$H$6:.$H$81])" office:value-type="float" office:value="729.656718" calcext:value-type="float">
            <text:p>729,656718</text:p>
          </table:table-cell>
          <table:table-cell table:formula="of:=MAX(['NODEJS-128MB'.$H$6:.$H$79])" office:value-type="float" office:value="960.306886" calcext:value-type="float">
            <text:p>960,306886</text:p>
          </table:table-cell>
        </table:table-row>
        <table:table-row table:style-name="ro1">
          <table:table-cell office:value-type="float" office:value="85.834" calcext:value-type="float">
            <text:p>85,834</text:p>
          </table:table-cell>
          <table:table-cell office:value-type="float" office:value="43.700589" calcext:value-type="float">
            <text:p>43,700589</text:p>
          </table:table-cell>
          <table:table-cell/>
          <table:table-cell office:value-type="float" office:value="523.415" calcext:value-type="float">
            <text:p>523,415</text:p>
          </table:table-cell>
          <table:table-cell office:value-type="float" office:value="381.45982" calcext:value-type="float">
            <text:p>381,45982</text:p>
          </table:table-cell>
          <table:table-cell/>
          <table:table-cell office:value-type="float" office:value="3968.979" calcext:value-type="float">
            <text:p>3968,979</text:p>
          </table:table-cell>
          <table:table-cell office:value-type="float" office:value="920.972871" calcext:value-type="float">
            <text:p>920,972871</text:p>
          </table:table-cell>
          <table:table-cell table:number-columns-repeated="7"/>
        </table:table-row>
        <table:table-row table:style-name="ro1">
          <table:table-cell office:value-type="float" office:value="87.577" calcext:value-type="float">
            <text:p>87,577</text:p>
          </table:table-cell>
          <table:table-cell office:value-type="float" office:value="39.683489" calcext:value-type="float">
            <text:p>39,683489</text:p>
          </table:table-cell>
          <table:table-cell/>
          <table:table-cell office:value-type="float" office:value="436.466" calcext:value-type="float">
            <text:p>436,466</text:p>
          </table:table-cell>
          <table:table-cell office:value-type="float" office:value="380.117325" calcext:value-type="float">
            <text:p>380,117325</text:p>
          </table:table-cell>
          <table:table-cell/>
          <table:table-cell office:value-type="float" office:value="3986.662" calcext:value-type="float">
            <text:p>3986,662</text:p>
          </table:table-cell>
          <table:table-cell office:value-type="float" office:value="917.572728" calcext:value-type="float">
            <text:p>917,572728</text:p>
          </table:table-cell>
          <table:table-cell table:number-columns-repeated="7"/>
        </table:table-row>
        <table:table-row table:style-name="ro1">
          <table:table-cell office:value-type="float" office:value="78.769" calcext:value-type="float">
            <text:p>78,769</text:p>
          </table:table-cell>
          <table:table-cell office:value-type="float" office:value="38.729354" calcext:value-type="float">
            <text:p>38,729354</text:p>
          </table:table-cell>
          <table:table-cell/>
          <table:table-cell office:value-type="float" office:value="419.638" calcext:value-type="float">
            <text:p>419,638</text:p>
          </table:table-cell>
          <table:table-cell office:value-type="float" office:value="371.59096" calcext:value-type="float">
            <text:p>371,59096</text:p>
          </table:table-cell>
          <table:table-cell/>
          <table:table-cell office:value-type="float" office:value="3958.691" calcext:value-type="float">
            <text:p>3958,691</text:p>
          </table:table-cell>
          <table:table-cell office:value-type="float" office:value="916.573982" calcext:value-type="float">
            <text:p>916,573982</text:p>
          </table:table-cell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79.947" calcext:value-type="float">
            <text:p>79,947</text:p>
          </table:table-cell>
          <table:table-cell office:value-type="float" office:value="37.479842" calcext:value-type="float">
            <text:p>37,479842</text:p>
          </table:table-cell>
          <table:table-cell/>
          <table:table-cell office:value-type="float" office:value="418.082" calcext:value-type="float">
            <text:p>418,082</text:p>
          </table:table-cell>
          <table:table-cell office:value-type="float" office:value="361.428071" calcext:value-type="float">
            <text:p>361,428071</text:p>
          </table:table-cell>
          <table:table-cell/>
          <table:table-cell office:value-type="float" office:value="3963.189" calcext:value-type="float">
            <text:p>3963,189</text:p>
          </table:table-cell>
          <table:table-cell office:value-type="float" office:value="912.453109" calcext:value-type="float">
            <text:p>912,453109</text:p>
          </table:table-cell>
          <table:table-cell table:number-columns-repeated="7"/>
        </table:table-row>
        <table:table-row table:style-name="ro1">
          <table:table-cell office:value-type="float" office:value="81.762" calcext:value-type="float">
            <text:p>81,762</text:p>
          </table:table-cell>
          <table:table-cell office:value-type="float" office:value="37.460891" calcext:value-type="float">
            <text:p>37,460891</text:p>
          </table:table-cell>
          <table:table-cell/>
          <table:table-cell office:value-type="float" office:value="417.041" calcext:value-type="float">
            <text:p>417,041</text:p>
          </table:table-cell>
          <table:table-cell office:value-type="float" office:value="360.985649" calcext:value-type="float">
            <text:p>360,985649</text:p>
          </table:table-cell>
          <table:table-cell/>
          <table:table-cell office:value-type="float" office:value="4661.895" calcext:value-type="float">
            <text:p>4661,895</text:p>
          </table:table-cell>
          <table:table-cell office:value-type="float" office:value="902.424906" calcext:value-type="float">
            <text:p>902,424906</text:p>
          </table:table-cell>
          <table:table-cell table:number-columns-repeated="7"/>
        </table:table-row>
        <table:table-row table:style-name="ro1">
          <table:table-cell office:value-type="float" office:value="77.999" calcext:value-type="float">
            <text:p>77,999</text:p>
          </table:table-cell>
          <table:table-cell office:value-type="float" office:value="35.766604" calcext:value-type="float">
            <text:p>35,766604</text:p>
          </table:table-cell>
          <table:table-cell/>
          <table:table-cell office:value-type="float" office:value="417.695" calcext:value-type="float">
            <text:p>417,695</text:p>
          </table:table-cell>
          <table:table-cell office:value-type="float" office:value="360.724496" calcext:value-type="float">
            <text:p>360,724496</text:p>
          </table:table-cell>
          <table:table-cell/>
          <table:table-cell office:value-type="float" office:value="3937.139" calcext:value-type="float">
            <text:p>3937,139</text:p>
          </table:table-cell>
          <table:table-cell office:value-type="float" office:value="895.219494" calcext:value-type="float">
            <text:p>895,219494</text:p>
          </table:table-cell>
          <table:table-cell table:number-columns-repeated="7"/>
        </table:table-row>
        <table:table-row table:style-name="ro1">
          <table:table-cell office:value-type="float" office:value="81.269" calcext:value-type="float">
            <text:p>81,269</text:p>
          </table:table-cell>
          <table:table-cell office:value-type="float" office:value="35.569811" calcext:value-type="float">
            <text:p>35,569811</text:p>
          </table:table-cell>
          <table:table-cell/>
          <table:table-cell office:value-type="float" office:value="415.99" calcext:value-type="float">
            <text:p>415,99</text:p>
          </table:table-cell>
          <table:table-cell office:value-type="float" office:value="360.059392" calcext:value-type="float">
            <text:p>360,059392</text:p>
          </table:table-cell>
          <table:table-cell/>
          <table:table-cell office:value-type="float" office:value="3934.423" calcext:value-type="float">
            <text:p>3934,423</text:p>
          </table:table-cell>
          <table:table-cell office:value-type="float" office:value="891.304416" calcext:value-type="float">
            <text:p>891,304416</text:p>
          </table:table-cell>
          <table:table-cell table:number-columns-repeated="7"/>
        </table:table-row>
        <table:table-row table:style-name="ro1">
          <table:table-cell office:value-type="float" office:value="79.78" calcext:value-type="float">
            <text:p>79,78</text:p>
          </table:table-cell>
          <table:table-cell office:value-type="float" office:value="34.402538" calcext:value-type="float">
            <text:p>34,402538</text:p>
          </table:table-cell>
          <table:table-cell/>
          <table:table-cell office:value-type="float" office:value="419.576" calcext:value-type="float">
            <text:p>419,576</text:p>
          </table:table-cell>
          <table:table-cell office:value-type="float" office:value="360.022854" calcext:value-type="float">
            <text:p>360,022854</text:p>
          </table:table-cell>
          <table:table-cell/>
          <table:table-cell office:value-type="float" office:value="3920.437" calcext:value-type="float">
            <text:p>3920,437</text:p>
          </table:table-cell>
          <table:table-cell office:value-type="float" office:value="873.31849" calcext:value-type="float">
            <text:p>873,31849</text:p>
          </table:table-cell>
          <table:table-cell table:number-columns-repeated="7"/>
        </table:table-row>
        <table:table-row table:style-name="ro1">
          <table:table-cell office:value-type="float" office:value="78.344" calcext:value-type="float">
            <text:p>78,344</text:p>
          </table:table-cell>
          <table:table-cell office:value-type="float" office:value="34.396402" calcext:value-type="float">
            <text:p>34,396402</text:p>
          </table:table-cell>
          <table:table-cell/>
          <table:table-cell office:value-type="float" office:value="417.133" calcext:value-type="float">
            <text:p>417,133</text:p>
          </table:table-cell>
          <table:table-cell office:value-type="float" office:value="359.980537" calcext:value-type="float">
            <text:p>359,980537</text:p>
          </table:table-cell>
          <table:table-cell/>
          <table:table-cell office:value-type="float" office:value="4386.987" calcext:value-type="float">
            <text:p>4386,987</text:p>
          </table:table-cell>
          <table:table-cell office:value-type="float" office:value="862.932951" calcext:value-type="float">
            <text:p>862,932951</text:p>
          </table:table-cell>
          <table:table-cell table:number-columns-repeated="7"/>
        </table:table-row>
        <table:table-row table:style-name="ro1">
          <table:table-cell office:value-type="float" office:value="79.776" calcext:value-type="float">
            <text:p>79,776</text:p>
          </table:table-cell>
          <table:table-cell office:value-type="float" office:value="34.146315" calcext:value-type="float">
            <text:p>34,146315</text:p>
          </table:table-cell>
          <table:table-cell/>
          <table:table-cell office:value-type="float" office:value="416.2" calcext:value-type="float">
            <text:p>416,2</text:p>
          </table:table-cell>
          <table:table-cell office:value-type="float" office:value="359.844229" calcext:value-type="float">
            <text:p>359,844229</text:p>
          </table:table-cell>
          <table:table-cell/>
          <table:table-cell office:value-type="float" office:value="3914.393" calcext:value-type="float">
            <text:p>3914,393</text:p>
          </table:table-cell>
          <table:table-cell office:value-type="float" office:value="860.993274" calcext:value-type="float">
            <text:p>860,993274</text:p>
          </table:table-cell>
          <table:table-cell table:number-columns-repeated="7"/>
        </table:table-row>
        <table:table-row table:style-name="ro1">
          <table:table-cell office:value-type="float" office:value="72.364" calcext:value-type="float">
            <text:p>72,364</text:p>
          </table:table-cell>
          <table:table-cell office:value-type="float" office:value="30.559113" calcext:value-type="float">
            <text:p>30,559113</text:p>
          </table:table-cell>
          <table:table-cell/>
          <table:table-cell office:value-type="float" office:value="413.457" calcext:value-type="float">
            <text:p>413,457</text:p>
          </table:table-cell>
          <table:table-cell office:value-type="float" office:value="359.824869" calcext:value-type="float">
            <text:p>359,824869</text:p>
          </table:table-cell>
          <table:table-cell/>
          <table:table-cell office:value-type="float" office:value="3920.001" calcext:value-type="float">
            <text:p>3920,001</text:p>
          </table:table-cell>
          <table:table-cell office:value-type="float" office:value="859.504508" calcext:value-type="float">
            <text:p>859,504508</text:p>
          </table:table-cell>
          <table:table-cell table:number-columns-repeated="7"/>
        </table:table-row>
        <table:table-row table:style-name="ro1">
          <table:table-cell office:value-type="float" office:value="73.74" calcext:value-type="float">
            <text:p>73,74</text:p>
          </table:table-cell>
          <table:table-cell office:value-type="float" office:value="30.468793" calcext:value-type="float">
            <text:p>30,468793</text:p>
          </table:table-cell>
          <table:table-cell/>
          <table:table-cell office:value-type="float" office:value="398.783" calcext:value-type="float">
            <text:p>398,783</text:p>
          </table:table-cell>
          <table:table-cell office:value-type="float" office:value="355.573149" calcext:value-type="float">
            <text:p>355,573149</text:p>
          </table:table-cell>
          <table:table-cell/>
          <table:table-cell office:value-type="float" office:value="3902.347" calcext:value-type="float">
            <text:p>3902,347</text:p>
          </table:table-cell>
          <table:table-cell office:value-type="float" office:value="857.985721" calcext:value-type="float">
            <text:p>857,985721</text:p>
          </table:table-cell>
          <table:table-cell table:number-columns-repeated="7"/>
        </table:table-row>
        <table:table-row table:style-name="ro1">
          <table:table-cell office:value-type="float" office:value="68.666" calcext:value-type="float">
            <text:p>68,666</text:p>
          </table:table-cell>
          <table:table-cell office:value-type="float" office:value="27.662743" calcext:value-type="float">
            <text:p>27,662743</text:p>
          </table:table-cell>
          <table:table-cell/>
          <table:table-cell office:value-type="float" office:value="399.535" calcext:value-type="float">
            <text:p>399,535</text:p>
          </table:table-cell>
          <table:table-cell office:value-type="float" office:value="355.287201" calcext:value-type="float">
            <text:p>355,287201</text:p>
          </table:table-cell>
          <table:table-cell/>
          <table:table-cell office:value-type="float" office:value="3925.111" calcext:value-type="float">
            <text:p>3925,111</text:p>
          </table:table-cell>
          <table:table-cell office:value-type="float" office:value="843.674054" calcext:value-type="float">
            <text:p>843,674054</text:p>
          </table:table-cell>
          <table:table-cell table:number-columns-repeated="7"/>
        </table:table-row>
        <table:table-row table:style-name="ro1">
          <table:table-cell office:value-type="float" office:value="65.574" calcext:value-type="float">
            <text:p>65,574</text:p>
          </table:table-cell>
          <table:table-cell office:value-type="float" office:value="22.626422" calcext:value-type="float">
            <text:p>22,626422</text:p>
          </table:table-cell>
          <table:table-cell/>
          <table:table-cell office:value-type="float" office:value="399.136" calcext:value-type="float">
            <text:p>399,136</text:p>
          </table:table-cell>
          <table:table-cell office:value-type="float" office:value="354.785228" calcext:value-type="float">
            <text:p>354,785228</text:p>
          </table:table-cell>
          <table:table-cell/>
          <table:table-cell office:value-type="float" office:value="3940.192" calcext:value-type="float">
            <text:p>3940,192</text:p>
          </table:table-cell>
          <table:table-cell office:value-type="float" office:value="841.505494" calcext:value-type="float">
            <text:p>841,505494</text:p>
          </table:table-cell>
          <table:table-cell table:number-columns-repeated="7"/>
        </table:table-row>
        <table:table-row table:style-name="ro1">
          <table:table-cell office:value-type="float" office:value="68.913" calcext:value-type="float">
            <text:p>68,913</text:p>
          </table:table-cell>
          <table:table-cell office:value-type="float" office:value="22.572023" calcext:value-type="float">
            <text:p>22,572023</text:p>
          </table:table-cell>
          <table:table-cell/>
          <table:table-cell office:value-type="float" office:value="398.533" calcext:value-type="float">
            <text:p>398,533</text:p>
          </table:table-cell>
          <table:table-cell office:value-type="float" office:value="354.430598" calcext:value-type="float">
            <text:p>354,430598</text:p>
          </table:table-cell>
          <table:table-cell/>
          <table:table-cell office:value-type="float" office:value="3895.041" calcext:value-type="float">
            <text:p>3895,041</text:p>
          </table:table-cell>
          <table:table-cell office:value-type="float" office:value="839.778525" calcext:value-type="float">
            <text:p>839,778525</text:p>
          </table:table-cell>
          <table:table-cell table:number-columns-repeated="7"/>
        </table:table-row>
        <table:table-row table:style-name="ro1">
          <table:table-cell office:value-type="float" office:value="5240.064" calcext:value-type="float">
            <text:p>5240,064</text:p>
          </table:table-cell>
          <table:table-cell office:value-type="float" office:value="21.880792" calcext:value-type="float">
            <text:p>21,880792</text:p>
          </table:table-cell>
          <table:table-cell/>
          <table:table-cell office:value-type="float" office:value="397.798" calcext:value-type="float">
            <text:p>397,798</text:p>
          </table:table-cell>
          <table:table-cell office:value-type="float" office:value="354.337052" calcext:value-type="float">
            <text:p>354,337052</text:p>
          </table:table-cell>
          <table:table-cell/>
          <table:table-cell office:value-type="float" office:value="3880.228" calcext:value-type="float">
            <text:p>3880,228</text:p>
          </table:table-cell>
          <table:table-cell office:value-type="float" office:value="836.284865" calcext:value-type="float">
            <text:p>836,284865</text:p>
          </table:table-cell>
          <table:table-cell table:number-columns-repeated="7"/>
        </table:table-row>
        <table:table-row table:style-name="ro1">
          <table:table-cell office:value-type="float" office:value="78.439" calcext:value-type="float">
            <text:p>78,439</text:p>
          </table:table-cell>
          <table:table-cell office:value-type="float" office:value="20.492127" calcext:value-type="float">
            <text:p>20,492127</text:p>
          </table:table-cell>
          <table:table-cell/>
          <table:table-cell office:value-type="float" office:value="398.111" calcext:value-type="float">
            <text:p>398,111</text:p>
          </table:table-cell>
          <table:table-cell office:value-type="float" office:value="354.317142" calcext:value-type="float">
            <text:p>354,317142</text:p>
          </table:table-cell>
          <table:table-cell/>
          <table:table-cell office:value-type="float" office:value="3877.863" calcext:value-type="float">
            <text:p>3877,863</text:p>
          </table:table-cell>
          <table:table-cell office:value-type="float" office:value="835.528133" calcext:value-type="float">
            <text:p>835,528133</text:p>
          </table:table-cell>
          <table:table-cell table:number-columns-repeated="7"/>
        </table:table-row>
        <table:table-row table:style-name="ro1">
          <table:table-cell office:value-type="float" office:value="70.27" calcext:value-type="float">
            <text:p>70,27</text:p>
          </table:table-cell>
          <table:table-cell office:value-type="float" office:value="20.490986" calcext:value-type="float">
            <text:p>20,490986</text:p>
          </table:table-cell>
          <table:table-cell/>
          <table:table-cell office:value-type="float" office:value="399.193" calcext:value-type="float">
            <text:p>399,193</text:p>
          </table:table-cell>
          <table:table-cell office:value-type="float" office:value="353.922599" calcext:value-type="float">
            <text:p>353,922599</text:p>
          </table:table-cell>
          <table:table-cell/>
          <table:table-cell office:value-type="float" office:value="3919.976" calcext:value-type="float">
            <text:p>3919,976</text:p>
          </table:table-cell>
          <table:table-cell office:value-type="float" office:value="823.332291" calcext:value-type="float">
            <text:p>823,332291</text:p>
          </table:table-cell>
          <table:table-cell table:number-columns-repeated="7"/>
        </table:table-row>
        <table:table-row table:style-name="ro1">
          <table:table-cell office:value-type="float" office:value="60.178" calcext:value-type="float">
            <text:p>60,178</text:p>
          </table:table-cell>
          <table:table-cell office:value-type="float" office:value="20.040707" calcext:value-type="float">
            <text:p>20,040707</text:p>
          </table:table-cell>
          <table:table-cell/>
          <table:table-cell office:value-type="float" office:value="398.768" calcext:value-type="float">
            <text:p>398,768</text:p>
          </table:table-cell>
          <table:table-cell office:value-type="float" office:value="353.691181" calcext:value-type="float">
            <text:p>353,691181</text:p>
          </table:table-cell>
          <table:table-cell/>
          <table:table-cell office:value-type="float" office:value="3908.668" calcext:value-type="float">
            <text:p>3908,668</text:p>
          </table:table-cell>
          <table:table-cell office:value-type="float" office:value="822.424001" calcext:value-type="float">
            <text:p>822,424001</text:p>
          </table:table-cell>
          <table:table-cell table:number-columns-repeated="7"/>
        </table:table-row>
        <table:table-row table:style-name="ro1">
          <table:table-cell office:value-type="float" office:value="64.838" calcext:value-type="float">
            <text:p>64,838</text:p>
          </table:table-cell>
          <table:table-cell office:value-type="float" office:value="19.978466" calcext:value-type="float">
            <text:p>19,978466</text:p>
          </table:table-cell>
          <table:table-cell/>
          <table:table-cell office:value-type="float" office:value="398.881" calcext:value-type="float">
            <text:p>398,881</text:p>
          </table:table-cell>
          <table:table-cell office:value-type="float" office:value="353.062499" calcext:value-type="float">
            <text:p>353,062499</text:p>
          </table:table-cell>
          <table:table-cell/>
          <table:table-cell office:value-type="float" office:value="3865.322" calcext:value-type="float">
            <text:p>3865,322</text:p>
          </table:table-cell>
          <table:table-cell office:value-type="float" office:value="822.070259" calcext:value-type="float">
            <text:p>822,070259</text:p>
          </table:table-cell>
          <table:table-cell table:number-columns-repeated="7"/>
        </table:table-row>
        <table:table-row table:style-name="ro1">
          <table:table-cell office:value-type="float" office:value="61.578" calcext:value-type="float">
            <text:p>61,578</text:p>
          </table:table-cell>
          <table:table-cell office:value-type="float" office:value="19.090873" calcext:value-type="float">
            <text:p>19,090873</text:p>
          </table:table-cell>
          <table:table-cell/>
          <table:table-cell office:value-type="float" office:value="397.923" calcext:value-type="float">
            <text:p>397,923</text:p>
          </table:table-cell>
          <table:table-cell office:value-type="float" office:value="352.354069" calcext:value-type="float">
            <text:p>352,354069</text:p>
          </table:table-cell>
          <table:table-cell/>
          <table:table-cell office:value-type="float" office:value="3878.619" calcext:value-type="float">
            <text:p>3878,619</text:p>
          </table:table-cell>
          <table:table-cell office:value-type="float" office:value="821.374166" calcext:value-type="float">
            <text:p>821,374166</text:p>
          </table:table-cell>
          <table:table-cell table:number-columns-repeated="7"/>
        </table:table-row>
        <table:table-row table:style-name="ro1">
          <table:table-cell office:value-type="float" office:value="59.704" calcext:value-type="float">
            <text:p>59,704</text:p>
          </table:table-cell>
          <table:table-cell office:value-type="float" office:value="19.068393" calcext:value-type="float">
            <text:p>19,068393</text:p>
          </table:table-cell>
          <table:table-cell/>
          <table:table-cell office:value-type="float" office:value="399.71" calcext:value-type="float">
            <text:p>399,71</text:p>
          </table:table-cell>
          <table:table-cell office:value-type="float" office:value="352.019744" calcext:value-type="float">
            <text:p>352,019744</text:p>
          </table:table-cell>
          <table:table-cell/>
          <table:table-cell office:value-type="float" office:value="3858.94" calcext:value-type="float">
            <text:p>3858,94</text:p>
          </table:table-cell>
          <table:table-cell office:value-type="float" office:value="817.476082" calcext:value-type="float">
            <text:p>817,476082</text:p>
          </table:table-cell>
          <table:table-cell table:number-columns-repeated="7"/>
        </table:table-row>
        <table:table-row table:style-name="ro1">
          <table:table-cell office:value-type="float" office:value="65.072" calcext:value-type="float">
            <text:p>65,072</text:p>
          </table:table-cell>
          <table:table-cell office:value-type="float" office:value="18.835506" calcext:value-type="float">
            <text:p>18,835506</text:p>
          </table:table-cell>
          <table:table-cell/>
          <table:table-cell office:value-type="float" office:value="397.77" calcext:value-type="float">
            <text:p>397,77</text:p>
          </table:table-cell>
          <table:table-cell office:value-type="float" office:value="351.928504" calcext:value-type="float">
            <text:p>351,928504</text:p>
          </table:table-cell>
          <table:table-cell/>
          <table:table-cell office:value-type="float" office:value="3858.038" calcext:value-type="float">
            <text:p>3858,038</text:p>
          </table:table-cell>
          <table:table-cell office:value-type="float" office:value="815.088962" calcext:value-type="float">
            <text:p>815,088962</text:p>
          </table:table-cell>
          <table:table-cell table:number-columns-repeated="7"/>
        </table:table-row>
        <table:table-row table:style-name="ro1">
          <table:table-cell office:value-type="float" office:value="61.726" calcext:value-type="float">
            <text:p>61,726</text:p>
          </table:table-cell>
          <table:table-cell office:value-type="float" office:value="18.705394" calcext:value-type="float">
            <text:p>18,705394</text:p>
          </table:table-cell>
          <table:table-cell/>
          <table:table-cell office:value-type="float" office:value="396.078" calcext:value-type="float">
            <text:p>396,078</text:p>
          </table:table-cell>
          <table:table-cell office:value-type="float" office:value="341.986985" calcext:value-type="float">
            <text:p>341,986985</text:p>
          </table:table-cell>
          <table:table-cell/>
          <table:table-cell office:value-type="float" office:value="3857.888" calcext:value-type="float">
            <text:p>3857,888</text:p>
          </table:table-cell>
          <table:table-cell office:value-type="float" office:value="810.586467" calcext:value-type="float">
            <text:p>810,586467</text:p>
          </table:table-cell>
          <table:table-cell table:number-columns-repeated="7"/>
        </table:table-row>
        <table:table-row table:style-name="ro1">
          <table:table-cell office:value-type="float" office:value="59.235" calcext:value-type="float">
            <text:p>59,235</text:p>
          </table:table-cell>
          <table:table-cell office:value-type="float" office:value="18.69571" calcext:value-type="float">
            <text:p>18,69571</text:p>
          </table:table-cell>
          <table:table-cell/>
          <table:table-cell office:value-type="float" office:value="397.616" calcext:value-type="float">
            <text:p>397,616</text:p>
          </table:table-cell>
          <table:table-cell office:value-type="float" office:value="341.22401" calcext:value-type="float">
            <text:p>341,22401</text:p>
          </table:table-cell>
          <table:table-cell/>
          <table:table-cell office:value-type="float" office:value="3879.923" calcext:value-type="float">
            <text:p>3879,923</text:p>
          </table:table-cell>
          <table:table-cell office:value-type="float" office:value="802.824222" calcext:value-type="float">
            <text:p>802,824222</text:p>
          </table:table-cell>
          <table:table-cell table:number-columns-repeated="7"/>
        </table:table-row>
        <table:table-row table:style-name="ro1">
          <table:table-cell office:value-type="float" office:value="59.149" calcext:value-type="float">
            <text:p>59,149</text:p>
          </table:table-cell>
          <table:table-cell office:value-type="float" office:value="18.59984" calcext:value-type="float">
            <text:p>18,59984</text:p>
          </table:table-cell>
          <table:table-cell/>
          <table:table-cell office:value-type="float" office:value="399.875" calcext:value-type="float">
            <text:p>399,875</text:p>
          </table:table-cell>
          <table:table-cell office:value-type="float" office:value="341.21155" calcext:value-type="float">
            <text:p>341,21155</text:p>
          </table:table-cell>
          <table:table-cell/>
          <table:table-cell office:value-type="float" office:value="3861.816" calcext:value-type="float">
            <text:p>3861,816</text:p>
          </table:table-cell>
          <table:table-cell office:value-type="float" office:value="802.666679" calcext:value-type="float">
            <text:p>802,666679</text:p>
          </table:table-cell>
          <table:table-cell table:number-columns-repeated="7"/>
        </table:table-row>
        <table:table-row table:style-name="ro1">
          <table:table-cell office:value-type="float" office:value="58.984" calcext:value-type="float">
            <text:p>58,984</text:p>
          </table:table-cell>
          <table:table-cell office:value-type="float" office:value="18.575726" calcext:value-type="float">
            <text:p>18,575726</text:p>
          </table:table-cell>
          <table:table-cell/>
          <table:table-cell office:value-type="float" office:value="399.486" calcext:value-type="float">
            <text:p>399,486</text:p>
          </table:table-cell>
          <table:table-cell office:value-type="float" office:value="341.103799" calcext:value-type="float">
            <text:p>341,103799</text:p>
          </table:table-cell>
          <table:table-cell/>
          <table:table-cell office:value-type="float" office:value="4805.039" calcext:value-type="float">
            <text:p>4805,039</text:p>
          </table:table-cell>
          <table:table-cell office:value-type="float" office:value="802.473482" calcext:value-type="float">
            <text:p>802,473482</text:p>
          </table:table-cell>
          <table:table-cell table:number-columns-repeated="7"/>
        </table:table-row>
        <table:table-row table:style-name="ro1">
          <table:table-cell office:value-type="float" office:value="59.923" calcext:value-type="float">
            <text:p>59,923</text:p>
          </table:table-cell>
          <table:table-cell office:value-type="float" office:value="18.558065" calcext:value-type="float">
            <text:p>18,558065</text:p>
          </table:table-cell>
          <table:table-cell/>
          <table:table-cell office:value-type="float" office:value="400.654" calcext:value-type="float">
            <text:p>400,654</text:p>
          </table:table-cell>
          <table:table-cell office:value-type="float" office:value="340.152023" calcext:value-type="float">
            <text:p>340,152023</text:p>
          </table:table-cell>
          <table:table-cell/>
          <table:table-cell office:value-type="float" office:value="3859.014" calcext:value-type="float">
            <text:p>3859,014</text:p>
          </table:table-cell>
          <table:table-cell office:value-type="float" office:value="802.231356" calcext:value-type="float">
            <text:p>802,231356</text:p>
          </table:table-cell>
          <table:table-cell table:number-columns-repeated="7"/>
        </table:table-row>
        <table:table-row table:style-name="ro1">
          <table:table-cell office:value-type="float" office:value="61.031" calcext:value-type="float">
            <text:p>61,031</text:p>
          </table:table-cell>
          <table:table-cell office:value-type="float" office:value="18.532363" calcext:value-type="float">
            <text:p>18,532363</text:p>
          </table:table-cell>
          <table:table-cell/>
          <table:table-cell office:value-type="float" office:value="388.322" calcext:value-type="float">
            <text:p>388,322</text:p>
          </table:table-cell>
          <table:table-cell office:value-type="float" office:value="339.532142" calcext:value-type="float">
            <text:p>339,532142</text:p>
          </table:table-cell>
          <table:table-cell/>
          <table:table-cell office:value-type="float" office:value="3843.255" calcext:value-type="float">
            <text:p>3843,255</text:p>
          </table:table-cell>
          <table:table-cell office:value-type="float" office:value="802.070663" calcext:value-type="float">
            <text:p>802,070663</text:p>
          </table:table-cell>
          <table:table-cell table:number-columns-repeated="7"/>
        </table:table-row>
        <table:table-row table:style-name="ro1">
          <table:table-cell office:value-type="float" office:value="60.974" calcext:value-type="float">
            <text:p>60,974</text:p>
          </table:table-cell>
          <table:table-cell office:value-type="float" office:value="18.5312" calcext:value-type="float">
            <text:p>18,5312</text:p>
          </table:table-cell>
          <table:table-cell/>
          <table:table-cell office:value-type="float" office:value="379.947" calcext:value-type="float">
            <text:p>379,947</text:p>
          </table:table-cell>
          <table:table-cell office:value-type="float" office:value="339.335301" calcext:value-type="float">
            <text:p>339,335301</text:p>
          </table:table-cell>
          <table:table-cell/>
          <table:table-cell office:value-type="float" office:value="4082.016" calcext:value-type="float">
            <text:p>4082,016</text:p>
          </table:table-cell>
          <table:table-cell office:value-type="float" office:value="800.893074" calcext:value-type="float">
            <text:p>800,893074</text:p>
          </table:table-cell>
          <table:table-cell table:number-columns-repeated="7"/>
        </table:table-row>
        <table:table-row table:style-name="ro1">
          <table:table-cell office:value-type="float" office:value="60.476" calcext:value-type="float">
            <text:p>60,476</text:p>
          </table:table-cell>
          <table:table-cell office:value-type="float" office:value="18.514898" calcext:value-type="float">
            <text:p>18,514898</text:p>
          </table:table-cell>
          <table:table-cell/>
          <table:table-cell office:value-type="float" office:value="381.025" calcext:value-type="float">
            <text:p>381,025</text:p>
          </table:table-cell>
          <table:table-cell office:value-type="float" office:value="338.858393" calcext:value-type="float">
            <text:p>338,858393</text:p>
          </table:table-cell>
          <table:table-cell/>
          <table:table-cell office:value-type="float" office:value="3967.269" calcext:value-type="float">
            <text:p>3967,269</text:p>
          </table:table-cell>
          <table:table-cell office:value-type="float" office:value="800.840547" calcext:value-type="float">
            <text:p>800,840547</text:p>
          </table:table-cell>
          <table:table-cell table:number-columns-repeated="7"/>
        </table:table-row>
        <table:table-row table:style-name="ro1">
          <table:table-cell office:value-type="float" office:value="60.93" calcext:value-type="float">
            <text:p>60,93</text:p>
          </table:table-cell>
          <table:table-cell office:value-type="float" office:value="18.49772" calcext:value-type="float">
            <text:p>18,49772</text:p>
          </table:table-cell>
          <table:table-cell/>
          <table:table-cell office:value-type="float" office:value="381.318" calcext:value-type="float">
            <text:p>381,318</text:p>
          </table:table-cell>
          <table:table-cell office:value-type="float" office:value="337.740496" calcext:value-type="float">
            <text:p>337,740496</text:p>
          </table:table-cell>
          <table:table-cell/>
          <table:table-cell office:value-type="float" office:value="3877.222" calcext:value-type="float">
            <text:p>3877,222</text:p>
          </table:table-cell>
          <table:table-cell office:value-type="float" office:value="800.05129" calcext:value-type="float">
            <text:p>800,05129</text:p>
          </table:table-cell>
          <table:table-cell table:number-columns-repeated="7"/>
        </table:table-row>
        <table:table-row table:style-name="ro1">
          <table:table-cell office:value-type="float" office:value="58.982" calcext:value-type="float">
            <text:p>58,982</text:p>
          </table:table-cell>
          <table:table-cell office:value-type="float" office:value="18.461138" calcext:value-type="float">
            <text:p>18,461138</text:p>
          </table:table-cell>
          <table:table-cell/>
          <table:table-cell office:value-type="float" office:value="423.338" calcext:value-type="float">
            <text:p>423,338</text:p>
          </table:table-cell>
          <table:table-cell office:value-type="float" office:value="337.470282" calcext:value-type="float">
            <text:p>337,470282</text:p>
          </table:table-cell>
          <table:table-cell/>
          <table:table-cell office:value-type="float" office:value="3839.14" calcext:value-type="float">
            <text:p>3839,14</text:p>
          </table:table-cell>
          <table:table-cell office:value-type="float" office:value="797.576176" calcext:value-type="float">
            <text:p>797,576176</text:p>
          </table:table-cell>
          <table:table-cell table:number-columns-repeated="7"/>
        </table:table-row>
        <table:table-row table:style-name="ro1">
          <table:table-cell office:value-type="float" office:value="59.04" calcext:value-type="float">
            <text:p>59,04</text:p>
          </table:table-cell>
          <table:table-cell office:value-type="float" office:value="18.441319" calcext:value-type="float">
            <text:p>18,441319</text:p>
          </table:table-cell>
          <table:table-cell/>
          <table:table-cell office:value-type="float" office:value="379.794" calcext:value-type="float">
            <text:p>379,794</text:p>
          </table:table-cell>
          <table:table-cell office:value-type="float" office:value="337.365585" calcext:value-type="float">
            <text:p>337,365585</text:p>
          </table:table-cell>
          <table:table-cell/>
          <table:table-cell office:value-type="float" office:value="4189.817" calcext:value-type="float">
            <text:p>4189,817</text:p>
          </table:table-cell>
          <table:table-cell office:value-type="float" office:value="796.36979" calcext:value-type="float">
            <text:p>796,36979</text:p>
          </table:table-cell>
          <table:table-cell table:number-columns-repeated="7"/>
        </table:table-row>
        <table:table-row table:style-name="ro1">
          <table:table-cell office:value-type="float" office:value="59.603" calcext:value-type="float">
            <text:p>59,603</text:p>
          </table:table-cell>
          <table:table-cell office:value-type="float" office:value="18.418548" calcext:value-type="float">
            <text:p>18,418548</text:p>
          </table:table-cell>
          <table:table-cell/>
          <table:table-cell office:value-type="float" office:value="379.476" calcext:value-type="float">
            <text:p>379,476</text:p>
          </table:table-cell>
          <table:table-cell office:value-type="float" office:value="337.25198" calcext:value-type="float">
            <text:p>337,25198</text:p>
          </table:table-cell>
          <table:table-cell/>
          <table:table-cell office:value-type="float" office:value="3902.873" calcext:value-type="float">
            <text:p>3902,873</text:p>
          </table:table-cell>
          <table:table-cell office:value-type="float" office:value="783.604979" calcext:value-type="float">
            <text:p>783,604979</text:p>
          </table:table-cell>
          <table:table-cell table:number-columns-repeated="7"/>
        </table:table-row>
        <table:table-row table:style-name="ro1">
          <table:table-cell office:value-type="float" office:value="61.298" calcext:value-type="float">
            <text:p>61,298</text:p>
          </table:table-cell>
          <table:table-cell office:value-type="float" office:value="18.395401" calcext:value-type="float">
            <text:p>18,395401</text:p>
          </table:table-cell>
          <table:table-cell/>
          <table:table-cell office:value-type="float" office:value="379.943" calcext:value-type="float">
            <text:p>379,943</text:p>
          </table:table-cell>
          <table:table-cell office:value-type="float" office:value="337.223533" calcext:value-type="float">
            <text:p>337,223533</text:p>
          </table:table-cell>
          <table:table-cell/>
          <table:table-cell office:value-type="float" office:value="3840.299" calcext:value-type="float">
            <text:p>3840,299</text:p>
          </table:table-cell>
          <table:table-cell office:value-type="float" office:value="781.836162" calcext:value-type="float">
            <text:p>781,836162</text:p>
          </table:table-cell>
          <table:table-cell table:number-columns-repeated="7"/>
        </table:table-row>
        <table:table-row table:style-name="ro1">
          <table:table-cell office:value-type="float" office:value="60.902" calcext:value-type="float">
            <text:p>60,902</text:p>
          </table:table-cell>
          <table:table-cell office:value-type="float" office:value="18.095909" calcext:value-type="float">
            <text:p>18,095909</text:p>
          </table:table-cell>
          <table:table-cell/>
          <table:table-cell office:value-type="float" office:value="381.434" calcext:value-type="float">
            <text:p>381,434</text:p>
          </table:table-cell>
          <table:table-cell office:value-type="float" office:value="337.074936" calcext:value-type="float">
            <text:p>337,074936</text:p>
          </table:table-cell>
          <table:table-cell/>
          <table:table-cell office:value-type="float" office:value="3822.377" calcext:value-type="float">
            <text:p>3822,377</text:p>
          </table:table-cell>
          <table:table-cell office:value-type="float" office:value="781.749906" calcext:value-type="float">
            <text:p>781,749906</text:p>
          </table:table-cell>
          <table:table-cell table:number-columns-repeated="7"/>
        </table:table-row>
        <table:table-row table:style-name="ro1">
          <table:table-cell office:value-type="float" office:value="59.889" calcext:value-type="float">
            <text:p>59,889</text:p>
          </table:table-cell>
          <table:table-cell office:value-type="float" office:value="18.04273" calcext:value-type="float">
            <text:p>18,04273</text:p>
          </table:table-cell>
          <table:table-cell/>
          <table:table-cell office:value-type="float" office:value="379.757" calcext:value-type="float">
            <text:p>379,757</text:p>
          </table:table-cell>
          <table:table-cell office:value-type="float" office:value="336.547523" calcext:value-type="float">
            <text:p>336,547523</text:p>
          </table:table-cell>
          <table:table-cell/>
          <table:table-cell office:value-type="float" office:value="3839.277" calcext:value-type="float">
            <text:p>3839,277</text:p>
          </table:table-cell>
          <table:table-cell office:value-type="float" office:value="781.236058" calcext:value-type="float">
            <text:p>781,236058</text:p>
          </table:table-cell>
          <table:table-cell table:number-columns-repeated="7"/>
        </table:table-row>
        <table:table-row table:style-name="ro1">
          <table:table-cell office:value-type="float" office:value="60.182" calcext:value-type="float">
            <text:p>60,182</text:p>
          </table:table-cell>
          <table:table-cell office:value-type="float" office:value="18.01868" calcext:value-type="float">
            <text:p>18,01868</text:p>
          </table:table-cell>
          <table:table-cell/>
          <table:table-cell office:value-type="float" office:value="379.119" calcext:value-type="float">
            <text:p>379,119</text:p>
          </table:table-cell>
          <table:table-cell office:value-type="float" office:value="336.227544" calcext:value-type="float">
            <text:p>336,227544</text:p>
          </table:table-cell>
          <table:table-cell/>
          <table:table-cell office:value-type="float" office:value="3825.722" calcext:value-type="float">
            <text:p>3825,722</text:p>
          </table:table-cell>
          <table:table-cell office:value-type="float" office:value="781.235142" calcext:value-type="float">
            <text:p>781,235142</text:p>
          </table:table-cell>
          <table:table-cell table:number-columns-repeated="7"/>
        </table:table-row>
        <table:table-row table:style-name="ro1">
          <table:table-cell office:value-type="float" office:value="58.928" calcext:value-type="float">
            <text:p>58,928</text:p>
          </table:table-cell>
          <table:table-cell office:value-type="float" office:value="17.943379" calcext:value-type="float">
            <text:p>17,943379</text:p>
          </table:table-cell>
          <table:table-cell/>
          <table:table-cell office:value-type="float" office:value="380.115" calcext:value-type="float">
            <text:p>380,115</text:p>
          </table:table-cell>
          <table:table-cell office:value-type="float" office:value="336.177503" calcext:value-type="float">
            <text:p>336,177503</text:p>
          </table:table-cell>
          <table:table-cell/>
          <table:table-cell office:value-type="float" office:value="3880.425" calcext:value-type="float">
            <text:p>3880,425</text:p>
          </table:table-cell>
          <table:table-cell office:value-type="float" office:value="780.943794" calcext:value-type="float">
            <text:p>780,943794</text:p>
          </table:table-cell>
          <table:table-cell table:number-columns-repeated="7"/>
        </table:table-row>
        <table:table-row table:style-name="ro1">
          <table:table-cell office:value-type="float" office:value="60.266" calcext:value-type="float">
            <text:p>60,266</text:p>
          </table:table-cell>
          <table:table-cell office:value-type="float" office:value="17.500127" calcext:value-type="float">
            <text:p>17,500127</text:p>
          </table:table-cell>
          <table:table-cell/>
          <table:table-cell office:value-type="float" office:value="379.193" calcext:value-type="float">
            <text:p>379,193</text:p>
          </table:table-cell>
          <table:table-cell office:value-type="float" office:value="336.175036" calcext:value-type="float">
            <text:p>336,175036</text:p>
          </table:table-cell>
          <table:table-cell/>
          <table:table-cell office:value-type="float" office:value="3897.894" calcext:value-type="float">
            <text:p>3897,894</text:p>
          </table:table-cell>
          <table:table-cell office:value-type="float" office:value="780.409356" calcext:value-type="float">
            <text:p>780,409356</text:p>
          </table:table-cell>
          <table:table-cell table:number-columns-repeated="7"/>
        </table:table-row>
        <table:table-row table:style-name="ro1">
          <table:table-cell office:value-type="float" office:value="60.353" calcext:value-type="float">
            <text:p>60,353</text:p>
          </table:table-cell>
          <table:table-cell office:value-type="float" office:value="17.499438" calcext:value-type="float">
            <text:p>17,499438</text:p>
          </table:table-cell>
          <table:table-cell/>
          <table:table-cell office:value-type="float" office:value="379.505" calcext:value-type="float">
            <text:p>379,505</text:p>
          </table:table-cell>
          <table:table-cell office:value-type="float" office:value="336.146797" calcext:value-type="float">
            <text:p>336,146797</text:p>
          </table:table-cell>
          <table:table-cell/>
          <table:table-cell office:value-type="float" office:value="3821.305" calcext:value-type="float">
            <text:p>3821,305</text:p>
          </table:table-cell>
          <table:table-cell office:value-type="float" office:value="778.101468" calcext:value-type="float">
            <text:p>778,101468</text:p>
          </table:table-cell>
          <table:table-cell table:number-columns-repeated="7"/>
        </table:table-row>
        <table:table-row table:style-name="ro1">
          <table:table-cell office:value-type="float" office:value="60.099" calcext:value-type="float">
            <text:p>60,099</text:p>
          </table:table-cell>
          <table:table-cell office:value-type="float" office:value="17.201843" calcext:value-type="float">
            <text:p>17,201843</text:p>
          </table:table-cell>
          <table:table-cell/>
          <table:table-cell office:value-type="float" office:value="379.409" calcext:value-type="float">
            <text:p>379,409</text:p>
          </table:table-cell>
          <table:table-cell office:value-type="float" office:value="336.127783" calcext:value-type="float">
            <text:p>336,127783</text:p>
          </table:table-cell>
          <table:table-cell/>
          <table:table-cell office:value-type="float" office:value="3820.301" calcext:value-type="float">
            <text:p>3820,301</text:p>
          </table:table-cell>
          <table:table-cell office:value-type="float" office:value="777.745768" calcext:value-type="float">
            <text:p>777,745768</text:p>
          </table:table-cell>
          <table:table-cell table:number-columns-repeated="7"/>
        </table:table-row>
        <table:table-row table:style-name="ro1">
          <table:table-cell office:value-type="float" office:value="59.079" calcext:value-type="float">
            <text:p>59,079</text:p>
          </table:table-cell>
          <table:table-cell office:value-type="float" office:value="16.995105" calcext:value-type="float">
            <text:p>16,995105</text:p>
          </table:table-cell>
          <table:table-cell/>
          <table:table-cell office:value-type="float" office:value="380.17" calcext:value-type="float">
            <text:p>380,17</text:p>
          </table:table-cell>
          <table:table-cell office:value-type="float" office:value="336.089616" calcext:value-type="float">
            <text:p>336,089616</text:p>
          </table:table-cell>
          <table:table-cell/>
          <table:table-cell office:value-type="float" office:value="3930.901" calcext:value-type="float">
            <text:p>3930,901</text:p>
          </table:table-cell>
          <table:table-cell office:value-type="float" office:value="776.53206" calcext:value-type="float">
            <text:p>776,53206</text:p>
          </table:table-cell>
          <table:table-cell table:number-columns-repeated="7"/>
        </table:table-row>
        <table:table-row table:style-name="ro1">
          <table:table-cell office:value-type="float" office:value="60.084" calcext:value-type="float">
            <text:p>60,084</text:p>
          </table:table-cell>
          <table:table-cell office:value-type="float" office:value="16.608844" calcext:value-type="float">
            <text:p>16,608844</text:p>
          </table:table-cell>
          <table:table-cell/>
          <table:table-cell office:value-type="float" office:value="377.912" calcext:value-type="float">
            <text:p>377,912</text:p>
          </table:table-cell>
          <table:table-cell office:value-type="float" office:value="335.900863" calcext:value-type="float">
            <text:p>335,900863</text:p>
          </table:table-cell>
          <table:table-cell/>
          <table:table-cell office:value-type="float" office:value="3821.493" calcext:value-type="float">
            <text:p>3821,493</text:p>
          </table:table-cell>
          <table:table-cell office:value-type="float" office:value="774.962528" calcext:value-type="float">
            <text:p>774,962528</text:p>
          </table:table-cell>
          <table:table-cell table:number-columns-repeated="7"/>
        </table:table-row>
        <table:table-row table:style-name="ro1">
          <table:table-cell office:value-type="float" office:value="61.881" calcext:value-type="float">
            <text:p>61,881</text:p>
          </table:table-cell>
          <table:table-cell office:value-type="float" office:value="15.975869" calcext:value-type="float">
            <text:p>15,975869</text:p>
          </table:table-cell>
          <table:table-cell/>
          <table:table-cell office:value-type="float" office:value="377.863" calcext:value-type="float">
            <text:p>377,863</text:p>
          </table:table-cell>
          <table:table-cell office:value-type="float" office:value="335.807484" calcext:value-type="float">
            <text:p>335,807484</text:p>
          </table:table-cell>
          <table:table-cell/>
          <table:table-cell office:value-type="float" office:value="3821.244" calcext:value-type="float">
            <text:p>3821,244</text:p>
          </table:table-cell>
          <table:table-cell office:value-type="float" office:value="763.193387" calcext:value-type="float">
            <text:p>763,193387</text:p>
          </table:table-cell>
          <table:table-cell table:number-columns-repeated="7"/>
        </table:table-row>
        <table:table-row table:style-name="ro1">
          <table:table-cell office:value-type="float" office:value="60.938" calcext:value-type="float">
            <text:p>60,938</text:p>
          </table:table-cell>
          <table:table-cell office:value-type="float" office:value="15.674423" calcext:value-type="float">
            <text:p>15,674423</text:p>
          </table:table-cell>
          <table:table-cell/>
          <table:table-cell office:value-type="float" office:value="381.52" calcext:value-type="float">
            <text:p>381,52</text:p>
          </table:table-cell>
          <table:table-cell office:value-type="float" office:value="335.752777" calcext:value-type="float">
            <text:p>335,752777</text:p>
          </table:table-cell>
          <table:table-cell/>
          <table:table-cell office:value-type="float" office:value="3994.758" calcext:value-type="float">
            <text:p>3994,758</text:p>
          </table:table-cell>
          <table:table-cell office:value-type="float" office:value="761.618103" calcext:value-type="float">
            <text:p>761,618103</text:p>
          </table:table-cell>
          <table:table-cell table:number-columns-repeated="7"/>
        </table:table-row>
        <table:table-row table:style-name="ro1">
          <table:table-cell office:value-type="float" office:value="59.762" calcext:value-type="float">
            <text:p>59,762</text:p>
          </table:table-cell>
          <table:table-cell office:value-type="float" office:value="15.398621" calcext:value-type="float">
            <text:p>15,398621</text:p>
          </table:table-cell>
          <table:table-cell/>
          <table:table-cell office:value-type="float" office:value="378.937" calcext:value-type="float">
            <text:p>378,937</text:p>
          </table:table-cell>
          <table:table-cell office:value-type="float" office:value="335.712219" calcext:value-type="float">
            <text:p>335,712219</text:p>
          </table:table-cell>
          <table:table-cell/>
          <table:table-cell office:value-type="float" office:value="3803.561" calcext:value-type="float">
            <text:p>3803,561</text:p>
          </table:table-cell>
          <table:table-cell office:value-type="float" office:value="761.488866" calcext:value-type="float">
            <text:p>761,488866</text:p>
          </table:table-cell>
          <table:table-cell table:number-columns-repeated="7"/>
        </table:table-row>
        <table:table-row table:style-name="ro1">
          <table:table-cell office:value-type="float" office:value="59.865" calcext:value-type="float">
            <text:p>59,865</text:p>
          </table:table-cell>
          <table:table-cell office:value-type="float" office:value="15.187602" calcext:value-type="float">
            <text:p>15,187602</text:p>
          </table:table-cell>
          <table:table-cell/>
          <table:table-cell office:value-type="float" office:value="614.819" calcext:value-type="float">
            <text:p>614,819</text:p>
          </table:table-cell>
          <table:table-cell office:value-type="float" office:value="335.698294" calcext:value-type="float">
            <text:p>335,698294</text:p>
          </table:table-cell>
          <table:table-cell/>
          <table:table-cell office:value-type="float" office:value="3820.173" calcext:value-type="float">
            <text:p>3820,173</text:p>
          </table:table-cell>
          <table:table-cell office:value-type="float" office:value="760.979613" calcext:value-type="float">
            <text:p>760,979613</text:p>
          </table:table-cell>
          <table:table-cell table:number-columns-repeated="7"/>
        </table:table-row>
        <table:table-row table:style-name="ro1">
          <table:table-cell office:value-type="float" office:value="68.755" calcext:value-type="float">
            <text:p>68,755</text:p>
          </table:table-cell>
          <table:table-cell office:value-type="float" office:value="14.938117" calcext:value-type="float">
            <text:p>14,938117</text:p>
          </table:table-cell>
          <table:table-cell/>
          <table:table-cell office:value-type="float" office:value="381.394" calcext:value-type="float">
            <text:p>381,394</text:p>
          </table:table-cell>
          <table:table-cell office:value-type="float" office:value="335.6697" calcext:value-type="float">
            <text:p>335,6697</text:p>
          </table:table-cell>
          <table:table-cell/>
          <table:table-cell office:value-type="float" office:value="4047.031" calcext:value-type="float">
            <text:p>4047,031</text:p>
          </table:table-cell>
          <table:table-cell office:value-type="float" office:value="760.404489" calcext:value-type="float">
            <text:p>760,404489</text:p>
          </table:table-cell>
          <table:table-cell table:number-columns-repeated="7"/>
        </table:table-row>
        <table:table-row table:style-name="ro1">
          <table:table-cell office:value-type="float" office:value="56.365" calcext:value-type="float">
            <text:p>56,365</text:p>
          </table:table-cell>
          <table:table-cell office:value-type="float" office:value="14.689866" calcext:value-type="float">
            <text:p>14,689866</text:p>
          </table:table-cell>
          <table:table-cell/>
          <table:table-cell office:value-type="float" office:value="379.858" calcext:value-type="float">
            <text:p>379,858</text:p>
          </table:table-cell>
          <table:table-cell office:value-type="float" office:value="335.639848" calcext:value-type="float">
            <text:p>335,639848</text:p>
          </table:table-cell>
          <table:table-cell/>
          <table:table-cell office:value-type="float" office:value="3836.017" calcext:value-type="float">
            <text:p>3836,017</text:p>
          </table:table-cell>
          <table:table-cell office:value-type="float" office:value="759.771395" calcext:value-type="float">
            <text:p>759,771395</text:p>
          </table:table-cell>
          <table:table-cell table:number-columns-repeated="7"/>
        </table:table-row>
        <table:table-row table:style-name="ro1">
          <table:table-cell office:value-type="float" office:value="57.306" calcext:value-type="float">
            <text:p>57,306</text:p>
          </table:table-cell>
          <table:table-cell office:value-type="float" office:value="14.653709" calcext:value-type="float">
            <text:p>14,653709</text:p>
          </table:table-cell>
          <table:table-cell/>
          <table:table-cell office:value-type="float" office:value="381.166" calcext:value-type="float">
            <text:p>381,166</text:p>
          </table:table-cell>
          <table:table-cell office:value-type="float" office:value="335.599716" calcext:value-type="float">
            <text:p>335,599716</text:p>
          </table:table-cell>
          <table:table-cell/>
          <table:table-cell office:value-type="float" office:value="4103.866" calcext:value-type="float">
            <text:p>4103,866</text:p>
          </table:table-cell>
          <table:table-cell office:value-type="float" office:value="756.521409" calcext:value-type="float">
            <text:p>756,521409</text:p>
          </table:table-cell>
          <table:table-cell table:number-columns-repeated="7"/>
        </table:table-row>
        <table:table-row table:style-name="ro1">
          <table:table-cell office:value-type="float" office:value="57.296" calcext:value-type="float">
            <text:p>57,296</text:p>
          </table:table-cell>
          <table:table-cell office:value-type="float" office:value="14.548641" calcext:value-type="float">
            <text:p>14,548641</text:p>
          </table:table-cell>
          <table:table-cell/>
          <table:table-cell office:value-type="float" office:value="378.23" calcext:value-type="float">
            <text:p>378,23</text:p>
          </table:table-cell>
          <table:table-cell office:value-type="float" office:value="335.588117" calcext:value-type="float">
            <text:p>335,588117</text:p>
          </table:table-cell>
          <table:table-cell/>
          <table:table-cell office:value-type="float" office:value="3806.326" calcext:value-type="float">
            <text:p>3806,326</text:p>
          </table:table-cell>
          <table:table-cell office:value-type="float" office:value="754.205748" calcext:value-type="float">
            <text:p>754,205748</text:p>
          </table:table-cell>
          <table:table-cell table:number-columns-repeated="7"/>
        </table:table-row>
        <table:table-row table:style-name="ro1">
          <table:table-cell office:value-type="float" office:value="60.431" calcext:value-type="float">
            <text:p>60,431</text:p>
          </table:table-cell>
          <table:table-cell office:value-type="float" office:value="14.543113" calcext:value-type="float">
            <text:p>14,543113</text:p>
          </table:table-cell>
          <table:table-cell/>
          <table:table-cell office:value-type="float" office:value="382.245" calcext:value-type="float">
            <text:p>382,245</text:p>
          </table:table-cell>
          <table:table-cell office:value-type="float" office:value="335.579983" calcext:value-type="float">
            <text:p>335,579983</text:p>
          </table:table-cell>
          <table:table-cell/>
          <table:table-cell office:value-type="float" office:value="3798.932" calcext:value-type="float">
            <text:p>3798,932</text:p>
          </table:table-cell>
          <table:table-cell office:value-type="float" office:value="753.437533" calcext:value-type="float">
            <text:p>753,437533</text:p>
          </table:table-cell>
          <table:table-cell table:number-columns-repeated="7"/>
        </table:table-row>
        <table:table-row table:style-name="ro1">
          <table:table-cell office:value-type="float" office:value="60.123" calcext:value-type="float">
            <text:p>60,123</text:p>
          </table:table-cell>
          <table:table-cell office:value-type="float" office:value="14.538663" calcext:value-type="float">
            <text:p>14,538663</text:p>
          </table:table-cell>
          <table:table-cell/>
          <table:table-cell office:value-type="float" office:value="377.457" calcext:value-type="float">
            <text:p>377,457</text:p>
          </table:table-cell>
          <table:table-cell office:value-type="float" office:value="335.524795" calcext:value-type="float">
            <text:p>335,524795</text:p>
          </table:table-cell>
          <table:table-cell/>
          <table:table-cell office:value-type="float" office:value="3795.318" calcext:value-type="float">
            <text:p>3795,318</text:p>
          </table:table-cell>
          <table:table-cell office:value-type="float" office:value="746.364096" calcext:value-type="float">
            <text:p>746,364096</text:p>
          </table:table-cell>
          <table:table-cell table:number-columns-repeated="7"/>
        </table:table-row>
        <table:table-row table:style-name="ro1">
          <table:table-cell office:value-type="float" office:value="59.594" calcext:value-type="float">
            <text:p>59,594</text:p>
          </table:table-cell>
          <table:table-cell office:value-type="float" office:value="14.520808" calcext:value-type="float">
            <text:p>14,520808</text:p>
          </table:table-cell>
          <table:table-cell/>
          <table:table-cell office:value-type="float" office:value="379.551" calcext:value-type="float">
            <text:p>379,551</text:p>
          </table:table-cell>
          <table:table-cell office:value-type="float" office:value="335.481966" calcext:value-type="float">
            <text:p>335,481966</text:p>
          </table:table-cell>
          <table:table-cell/>
          <table:table-cell office:value-type="float" office:value="3792.883" calcext:value-type="float">
            <text:p>3792,883</text:p>
          </table:table-cell>
          <table:table-cell office:value-type="float" office:value="745.402777" calcext:value-type="float">
            <text:p>745,402777</text:p>
          </table:table-cell>
          <table:table-cell table:number-columns-repeated="7"/>
        </table:table-row>
        <table:table-row table:style-name="ro1">
          <table:table-cell office:value-type="float" office:value="56.79" calcext:value-type="float">
            <text:p>56,79</text:p>
          </table:table-cell>
          <table:table-cell office:value-type="float" office:value="14.43252" calcext:value-type="float">
            <text:p>14,43252</text:p>
          </table:table-cell>
          <table:table-cell/>
          <table:table-cell office:value-type="float" office:value="380.061" calcext:value-type="float">
            <text:p>380,061</text:p>
          </table:table-cell>
          <table:table-cell office:value-type="float" office:value="335.48087" calcext:value-type="float">
            <text:p>335,48087</text:p>
          </table:table-cell>
          <table:table-cell/>
          <table:table-cell office:value-type="float" office:value="4173.211" calcext:value-type="float">
            <text:p>4173,211</text:p>
          </table:table-cell>
          <table:table-cell office:value-type="float" office:value="743.672861" calcext:value-type="float">
            <text:p>743,672861</text:p>
          </table:table-cell>
          <table:table-cell table:number-columns-repeated="7"/>
        </table:table-row>
        <table:table-row table:style-name="ro1">
          <table:table-cell office:value-type="float" office:value="60.774" calcext:value-type="float">
            <text:p>60,774</text:p>
          </table:table-cell>
          <table:table-cell office:value-type="float" office:value="14.401556" calcext:value-type="float">
            <text:p>14,401556</text:p>
          </table:table-cell>
          <table:table-cell/>
          <table:table-cell office:value-type="float" office:value="379.309" calcext:value-type="float">
            <text:p>379,309</text:p>
          </table:table-cell>
          <table:table-cell office:value-type="float" office:value="335.430527" calcext:value-type="float">
            <text:p>335,430527</text:p>
          </table:table-cell>
          <table:table-cell/>
          <table:table-cell office:value-type="float" office:value="3935.566" calcext:value-type="float">
            <text:p>3935,566</text:p>
          </table:table-cell>
          <table:table-cell office:value-type="float" office:value="743.122299" calcext:value-type="float">
            <text:p>743,122299</text:p>
          </table:table-cell>
          <table:table-cell table:number-columns-repeated="7"/>
        </table:table-row>
        <table:table-row table:style-name="ro1">
          <table:table-cell office:value-type="float" office:value="59.079" calcext:value-type="float">
            <text:p>59,079</text:p>
          </table:table-cell>
          <table:table-cell office:value-type="float" office:value="14.401005" calcext:value-type="float">
            <text:p>14,401005</text:p>
          </table:table-cell>
          <table:table-cell/>
          <table:table-cell office:value-type="float" office:value="379.736" calcext:value-type="float">
            <text:p>379,736</text:p>
          </table:table-cell>
          <table:table-cell office:value-type="float" office:value="335.255653" calcext:value-type="float">
            <text:p>335,255653</text:p>
          </table:table-cell>
          <table:table-cell/>
          <table:table-cell office:value-type="float" office:value="3799.443" calcext:value-type="float">
            <text:p>3799,443</text:p>
          </table:table-cell>
          <table:table-cell office:value-type="float" office:value="742.688876" calcext:value-type="float">
            <text:p>742,688876</text:p>
          </table:table-cell>
          <table:table-cell table:number-columns-repeated="7"/>
        </table:table-row>
        <table:table-row table:style-name="ro1">
          <table:table-cell office:value-type="float" office:value="60.679" calcext:value-type="float">
            <text:p>60,679</text:p>
          </table:table-cell>
          <table:table-cell office:value-type="float" office:value="14.311641" calcext:value-type="float">
            <text:p>14,311641</text:p>
          </table:table-cell>
          <table:table-cell/>
          <table:table-cell office:value-type="float" office:value="379.335" calcext:value-type="float">
            <text:p>379,335</text:p>
          </table:table-cell>
          <table:table-cell office:value-type="float" office:value="335.085125" calcext:value-type="float">
            <text:p>335,085125</text:p>
          </table:table-cell>
          <table:table-cell/>
          <table:table-cell office:value-type="float" office:value="3816.828" calcext:value-type="float">
            <text:p>3816,828</text:p>
          </table:table-cell>
          <table:table-cell office:value-type="float" office:value="741.519275" calcext:value-type="float">
            <text:p>741,519275</text:p>
          </table:table-cell>
          <table:table-cell table:number-columns-repeated="7"/>
        </table:table-row>
        <table:table-row table:style-name="ro1">
          <table:table-cell office:value-type="float" office:value="60.085" calcext:value-type="float">
            <text:p>60,085</text:p>
          </table:table-cell>
          <table:table-cell office:value-type="float" office:value="14.118321" calcext:value-type="float">
            <text:p>14,118321</text:p>
          </table:table-cell>
          <table:table-cell/>
          <table:table-cell office:value-type="float" office:value="442.327" calcext:value-type="float">
            <text:p>442,327</text:p>
          </table:table-cell>
          <table:table-cell office:value-type="float" office:value="334.87761" calcext:value-type="float">
            <text:p>334,87761</text:p>
          </table:table-cell>
          <table:table-cell/>
          <table:table-cell office:value-type="float" office:value="3838.63" calcext:value-type="float">
            <text:p>3838,63</text:p>
          </table:table-cell>
          <table:table-cell office:value-type="float" office:value="741.472606" calcext:value-type="float">
            <text:p>741,472606</text:p>
          </table:table-cell>
          <table:table-cell table:number-columns-repeated="7"/>
        </table:table-row>
        <table:table-row table:style-name="ro1">
          <table:table-cell office:value-type="float" office:value="61.508" calcext:value-type="float">
            <text:p>61,508</text:p>
          </table:table-cell>
          <table:table-cell office:value-type="float" office:value="14.054349" calcext:value-type="float">
            <text:p>14,054349</text:p>
          </table:table-cell>
          <table:table-cell/>
          <table:table-cell office:value-type="float" office:value="378.345" calcext:value-type="float">
            <text:p>378,345</text:p>
          </table:table-cell>
          <table:table-cell office:value-type="float" office:value="334.823136" calcext:value-type="float">
            <text:p>334,823136</text:p>
          </table:table-cell>
          <table:table-cell/>
          <table:table-cell office:value-type="float" office:value="3782.777" calcext:value-type="float">
            <text:p>3782,777</text:p>
          </table:table-cell>
          <table:table-cell office:value-type="float" office:value="741.419723" calcext:value-type="float">
            <text:p>741,419723</text:p>
          </table:table-cell>
          <table:table-cell table:number-columns-repeated="7"/>
        </table:table-row>
        <table:table-row table:style-name="ro1">
          <table:table-cell office:value-type="float" office:value="58.915" calcext:value-type="float">
            <text:p>58,915</text:p>
          </table:table-cell>
          <table:table-cell office:value-type="float" office:value="13.824284" calcext:value-type="float">
            <text:p>13,824284</text:p>
          </table:table-cell>
          <table:table-cell/>
          <table:table-cell office:value-type="float" office:value="531.245" calcext:value-type="float">
            <text:p>531,245</text:p>
          </table:table-cell>
          <table:table-cell office:value-type="float" office:value="334.425251" calcext:value-type="float">
            <text:p>334,425251</text:p>
          </table:table-cell>
          <table:table-cell/>
          <table:table-cell office:value-type="float" office:value="3796.812" calcext:value-type="float">
            <text:p>3796,812</text:p>
          </table:table-cell>
          <table:table-cell office:value-type="float" office:value="740.22387" calcext:value-type="float">
            <text:p>740,22387</text:p>
          </table:table-cell>
          <table:table-cell table:number-columns-repeated="7"/>
        </table:table-row>
        <table:table-row table:style-name="ro1">
          <table:table-cell office:value-type="float" office:value="53.874" calcext:value-type="float">
            <text:p>53,874</text:p>
          </table:table-cell>
          <table:table-cell office:value-type="float" office:value="12.547865" calcext:value-type="float">
            <text:p>12,547865</text:p>
          </table:table-cell>
          <table:table-cell/>
          <table:table-cell office:value-type="float" office:value="379.619" calcext:value-type="float">
            <text:p>379,619</text:p>
          </table:table-cell>
          <table:table-cell office:value-type="float" office:value="333.833481" calcext:value-type="float">
            <text:p>333,833481</text:p>
          </table:table-cell>
          <table:table-cell/>
          <table:table-cell office:value-type="float" office:value="3781.332" calcext:value-type="float">
            <text:p>3781,332</text:p>
          </table:table-cell>
          <table:table-cell office:value-type="float" office:value="739.369389" calcext:value-type="float">
            <text:p>739,369389</text:p>
          </table:table-cell>
          <table:table-cell table:number-columns-repeated="7"/>
        </table:table-row>
        <table:table-row table:style-name="ro1">
          <table:table-cell office:value-type="float" office:value="54.46" calcext:value-type="float">
            <text:p>54,46</text:p>
          </table:table-cell>
          <table:table-cell office:value-type="float" office:value="12.092758" calcext:value-type="float">
            <text:p>12,092758</text:p>
          </table:table-cell>
          <table:table-cell/>
          <table:table-cell office:value-type="float" office:value="379.992" calcext:value-type="float">
            <text:p>379,992</text:p>
          </table:table-cell>
          <table:table-cell office:value-type="float" office:value="333.221728" calcext:value-type="float">
            <text:p>333,221728</text:p>
          </table:table-cell>
          <table:table-cell/>
          <table:table-cell office:value-type="float" office:value="3779.994" calcext:value-type="float">
            <text:p>3779,994</text:p>
          </table:table-cell>
          <table:table-cell office:value-type="float" office:value="738.206051" calcext:value-type="float">
            <text:p>738,206051</text:p>
          </table:table-cell>
          <table:table-cell table:number-columns-repeated="7"/>
        </table:table-row>
        <table:table-row table:style-name="ro1">
          <table:table-cell office:value-type="float" office:value="52.42" calcext:value-type="float">
            <text:p>52,42</text:p>
          </table:table-cell>
          <table:table-cell office:value-type="float" office:value="12.036294" calcext:value-type="float">
            <text:p>12,036294</text:p>
          </table:table-cell>
          <table:table-cell/>
          <table:table-cell office:value-type="float" office:value="383.551" calcext:value-type="float">
            <text:p>383,551</text:p>
          </table:table-cell>
          <table:table-cell office:value-type="float" office:value="331.849855" calcext:value-type="float">
            <text:p>331,849855</text:p>
          </table:table-cell>
          <table:table-cell/>
          <table:table-cell office:value-type="float" office:value="3858.42" calcext:value-type="float">
            <text:p>3858,42</text:p>
          </table:table-cell>
          <table:table-cell office:value-type="float" office:value="737.964103" calcext:value-type="float">
            <text:p>737,964103</text:p>
          </table:table-cell>
          <table:table-cell table:number-columns-repeated="7"/>
        </table:table-row>
        <table:table-row table:style-name="ro1">
          <table:table-cell office:value-type="float" office:value="55.445" calcext:value-type="float">
            <text:p>55,445</text:p>
          </table:table-cell>
          <table:table-cell office:value-type="float" office:value="11.845321" calcext:value-type="float">
            <text:p>11,845321</text:p>
          </table:table-cell>
          <table:table-cell/>
          <table:table-cell office:value-type="float" office:value="379.565" calcext:value-type="float">
            <text:p>379,565</text:p>
          </table:table-cell>
          <table:table-cell office:value-type="float" office:value="331.771169" calcext:value-type="float">
            <text:p>331,771169</text:p>
          </table:table-cell>
          <table:table-cell/>
          <table:table-cell office:value-type="float" office:value="3778.715" calcext:value-type="float">
            <text:p>3778,715</text:p>
          </table:table-cell>
          <table:table-cell office:value-type="float" office:value="737.816723" calcext:value-type="float">
            <text:p>737,816723</text:p>
          </table:table-cell>
          <table:table-cell table:number-columns-repeated="7"/>
        </table:table-row>
        <table:table-row table:style-name="ro1">
          <table:table-cell office:value-type="float" office:value="52.008" calcext:value-type="float">
            <text:p>52,008</text:p>
          </table:table-cell>
          <table:table-cell office:value-type="float" office:value="11.547345" calcext:value-type="float">
            <text:p>11,547345</text:p>
          </table:table-cell>
          <table:table-cell/>
          <table:table-cell office:value-type="float" office:value="377.464" calcext:value-type="float">
            <text:p>377,464</text:p>
          </table:table-cell>
          <table:table-cell office:value-type="float" office:value="331.753568" calcext:value-type="float">
            <text:p>331,753568</text:p>
          </table:table-cell>
          <table:table-cell/>
          <table:table-cell office:value-type="float" office:value="3779.916" calcext:value-type="float">
            <text:p>3779,916</text:p>
          </table:table-cell>
          <table:table-cell office:value-type="float" office:value="737.329853" calcext:value-type="float">
            <text:p>737,329853</text:p>
          </table:table-cell>
          <table:table-cell table:number-columns-repeated="7"/>
        </table:table-row>
        <table:table-row table:style-name="ro1">
          <table:table-cell office:value-type="float" office:value="50.688" calcext:value-type="float">
            <text:p>50,688</text:p>
          </table:table-cell>
          <table:table-cell office:value-type="float" office:value="10.628516" calcext:value-type="float">
            <text:p>10,628516</text:p>
          </table:table-cell>
          <table:table-cell/>
          <table:table-cell office:value-type="float" office:value="377.592" calcext:value-type="float">
            <text:p>377,592</text:p>
          </table:table-cell>
          <table:table-cell office:value-type="float" office:value="331.750016" calcext:value-type="float">
            <text:p>331,750016</text:p>
          </table:table-cell>
          <table:table-cell/>
          <table:table-cell office:value-type="float" office:value="3779.871" calcext:value-type="float">
            <text:p>3779,871</text:p>
          </table:table-cell>
          <table:table-cell office:value-type="float" office:value="734.843304" calcext:value-type="float">
            <text:p>734,843304</text:p>
          </table:table-cell>
          <table:table-cell table:number-columns-repeated="7"/>
        </table:table-row>
        <table:table-row table:style-name="ro1">
          <table:table-cell office:value-type="float" office:value="55.432" calcext:value-type="float">
            <text:p>55,432</text:p>
          </table:table-cell>
          <table:table-cell office:value-type="float" office:value="10.614844" calcext:value-type="float">
            <text:p>10,614844</text:p>
          </table:table-cell>
          <table:table-cell/>
          <table:table-cell office:value-type="float" office:value="378.616" calcext:value-type="float">
            <text:p>378,616</text:p>
          </table:table-cell>
          <table:table-cell office:value-type="float" office:value="331.626097" calcext:value-type="float">
            <text:p>331,626097</text:p>
          </table:table-cell>
          <table:table-cell/>
          <table:table-cell office:value-type="float" office:value="3779.926" calcext:value-type="float">
            <text:p>3779,926</text:p>
          </table:table-cell>
          <table:table-cell office:value-type="float" office:value="734.830896" calcext:value-type="float">
            <text:p>734,830896</text:p>
          </table:table-cell>
          <table:table-cell table:number-columns-repeated="7"/>
        </table:table-row>
        <table:table-row table:style-name="ro1">
          <table:table-cell office:value-type="float" office:value="58.546" calcext:value-type="float">
            <text:p>58,546</text:p>
          </table:table-cell>
          <table:table-cell office:value-type="float" office:value="10.613492" calcext:value-type="float">
            <text:p>10,613492</text:p>
          </table:table-cell>
          <table:table-cell/>
          <table:table-cell office:value-type="float" office:value="378.001" calcext:value-type="float">
            <text:p>378,001</text:p>
          </table:table-cell>
          <table:table-cell office:value-type="float" office:value="331.509509" calcext:value-type="float">
            <text:p>331,509509</text:p>
          </table:table-cell>
          <table:table-cell/>
          <table:table-cell office:value-type="float" office:value="3780.105" calcext:value-type="float">
            <text:p>3780,105</text:p>
          </table:table-cell>
          <table:table-cell office:value-type="float" office:value="729.971845" calcext:value-type="float">
            <text:p>729,971845</text:p>
          </table:table-cell>
          <table:table-cell table:number-columns-repeated="7"/>
        </table:table-row>
        <table:table-row table:style-name="ro1">
          <table:table-cell office:value-type="float" office:value="51.011" calcext:value-type="float">
            <text:p>51,011</text:p>
          </table:table-cell>
          <table:table-cell office:value-type="float" office:value="10.44305" calcext:value-type="float">
            <text:p>10,44305</text:p>
          </table:table-cell>
          <table:table-cell/>
          <table:table-cell office:value-type="float" office:value="378.612" calcext:value-type="float">
            <text:p>378,612</text:p>
          </table:table-cell>
          <table:table-cell office:value-type="float" office:value="331.377863" calcext:value-type="float">
            <text:p>331,377863</text:p>
          </table:table-cell>
          <table:table-cell/>
          <table:table-cell office:value-type="float" office:value="3783.297" calcext:value-type="float">
            <text:p>3783,297</text:p>
          </table:table-cell>
          <table:table-cell office:value-type="float" office:value="729.656718" calcext:value-type="float">
            <text:p>729,656718</text:p>
          </table:table-cell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50.564" calcext:value-type="float">
            <text:p>50,564</text:p>
          </table:table-cell>
          <table:table-cell office:value-type="float" office:value="9.746555" calcext:value-type="float">
            <text:p>9,746555</text:p>
          </table:table-cell>
          <table:table-cell/>
          <table:table-cell office:value-type="float" office:value="375.972" calcext:value-type="float">
            <text:p>375,972</text:p>
          </table:table-cell>
          <table:table-cell office:value-type="float" office:value="331.296205" calcext:value-type="float">
            <text:p>331,296205</text:p>
          </table:table-cell>
          <table:table-cell/>
          <table:table-cell office:value-type="float" office:value="3839.703" calcext:value-type="float">
            <text:p>3839,703</text:p>
          </table:table-cell>
          <table:table-cell office:value-type="float" office:value="722.253428" calcext:value-type="float">
            <text:p>722,253428</text:p>
          </table:table-cell>
          <table:table-cell table:number-columns-repeated="7"/>
        </table:table-row>
        <table:table-row table:style-name="ro1">
          <table:table-cell office:value-type="float" office:value="54.606" calcext:value-type="float">
            <text:p>54,606</text:p>
          </table:table-cell>
          <table:table-cell office:value-type="float" office:value="9.028621" calcext:value-type="float">
            <text:p>9,028621</text:p>
          </table:table-cell>
          <table:table-cell/>
          <table:table-cell office:value-type="float" office:value="374.254" calcext:value-type="float">
            <text:p>374,254</text:p>
          </table:table-cell>
          <table:table-cell office:value-type="float" office:value="327.540239" calcext:value-type="float">
            <text:p>327,540239</text:p>
          </table:table-cell>
          <table:table-cell/>
          <table:table-cell office:value-type="float" office:value="3777.984" calcext:value-type="float">
            <text:p>3777,984</text:p>
          </table:table-cell>
          <table:table-cell office:value-type="float" office:value="722.092196" calcext:value-type="float">
            <text:p>722,092196</text:p>
          </table:table-cell>
          <table:table-cell table:number-columns-repeated="7"/>
        </table:table-row>
        <table:table-row table:style-name="ro1">
          <table:table-cell office:value-type="float" office:value="49.716" calcext:value-type="float">
            <text:p>49,716</text:p>
          </table:table-cell>
          <table:table-cell office:value-type="float" office:value="8.62875" calcext:value-type="float">
            <text:p>8,62875</text:p>
          </table:table-cell>
          <table:table-cell/>
          <table:table-cell office:value-type="float" office:value="370.971" calcext:value-type="float">
            <text:p>370,971</text:p>
          </table:table-cell>
          <table:table-cell office:value-type="float" office:value="326.172326" calcext:value-type="float">
            <text:p>326,172326</text:p>
          </table:table-cell>
          <table:table-cell/>
          <table:table-cell office:value-type="float" office:value="3761.626" calcext:value-type="float">
            <text:p>3761,626</text:p>
          </table:table-cell>
          <table:table-cell office:value-type="float" office:value="720.334952" calcext:value-type="float">
            <text:p>720,334952</text:p>
          </table:table-cell>
          <table:table-cell table:number-columns-repeated="7"/>
        </table:table-row>
        <table:table-row table:style-name="ro1">
          <table:table-cell office:value-type="float" office:value="51.55" calcext:value-type="float">
            <text:p>51,55</text:p>
          </table:table-cell>
          <table:table-cell office:value-type="float" office:value="8.59219" calcext:value-type="float">
            <text:p>8,59219</text:p>
          </table:table-cell>
          <table:table-cell/>
          <table:table-cell office:value-type="float" office:value="436.143" calcext:value-type="float">
            <text:p>436,143</text:p>
          </table:table-cell>
          <table:table-cell office:value-type="float" office:value="323.605874" calcext:value-type="float">
            <text:p>323,605874</text:p>
          </table:table-cell>
          <table:table-cell/>
          <table:table-cell office:value-type="float" office:value="3762.064" calcext:value-type="float">
            <text:p>3762,064</text:p>
          </table:table-cell>
          <table:table-cell office:value-type="float" office:value="719.177326" calcext:value-type="float">
            <text:p>719,177326</text:p>
          </table:table-cell>
          <table:table-cell table:number-columns-repeated="7"/>
        </table:table-row>
        <table:table-row table:style-name="ro1">
          <table:table-cell office:value-type="float" office:value="48.992" calcext:value-type="float">
            <text:p>48,992</text:p>
          </table:table-cell>
          <table:table-cell office:value-type="float" office:value="8.322863" calcext:value-type="float">
            <text:p>8,322863</text:p>
          </table:table-cell>
          <table:table-cell/>
          <table:table-cell office:value-type="float" office:value="437.028" calcext:value-type="float">
            <text:p>437,028</text:p>
          </table:table-cell>
          <table:table-cell office:value-type="float" office:value="323.553034" calcext:value-type="float">
            <text:p>323,553034</text:p>
          </table:table-cell>
          <table:table-cell/>
          <table:table-cell office:value-type="float" office:value="3759.527" calcext:value-type="float">
            <text:p>3759,527</text:p>
          </table:table-cell>
          <table:table-cell office:value-type="float" office:value="718.914513" calcext:value-type="float">
            <text:p>718,914513</text:p>
          </table:table-cell>
          <table:table-cell table:number-columns-repeated="7"/>
        </table:table-row>
        <table:table-row table:style-name="ro1">
          <table:table-cell office:value-type="float" office:value="48.845" calcext:value-type="float">
            <text:p>48,845</text:p>
          </table:table-cell>
          <table:table-cell office:value-type="float" office:value="8.304983" calcext:value-type="float">
            <text:p>8,304983</text:p>
          </table:table-cell>
          <table:table-cell/>
          <table:table-cell office:value-type="float" office:value="382.301" calcext:value-type="float">
            <text:p>382,301</text:p>
          </table:table-cell>
          <table:table-cell office:value-type="float" office:value="323.209681" calcext:value-type="float">
            <text:p>323,209681</text:p>
          </table:table-cell>
          <table:table-cell/>
          <table:table-cell office:value-type="float" office:value="3759.133" calcext:value-type="float">
            <text:p>3759,133</text:p>
          </table:table-cell>
          <table:table-cell office:value-type="float" office:value="718.09996" calcext:value-type="float">
            <text:p>718,09996</text:p>
          </table:table-cell>
          <table:table-cell table:number-columns-repeated="7"/>
        </table:table-row>
        <table:table-row table:style-name="ro1">
          <table:table-cell office:value-type="float" office:value="50.639" calcext:value-type="float">
            <text:p>50,639</text:p>
          </table:table-cell>
          <table:table-cell office:value-type="float" office:value="7.902917" calcext:value-type="float">
            <text:p>7,902917</text:p>
          </table:table-cell>
          <table:table-cell/>
          <table:table-cell office:value-type="float" office:value="372.674" calcext:value-type="float">
            <text:p>372,674</text:p>
          </table:table-cell>
          <table:table-cell office:value-type="float" office:value="322.909628" calcext:value-type="float">
            <text:p>322,909628</text:p>
          </table:table-cell>
          <table:table-cell/>
          <table:table-cell office:value-type="float" office:value="3758.631" calcext:value-type="float">
            <text:p>3758,631</text:p>
          </table:table-cell>
          <table:table-cell office:value-type="float" office:value="717.682689" calcext:value-type="float">
            <text:p>717,682689</text:p>
          </table:table-cell>
          <table:table-cell table:number-columns-repeated="7"/>
        </table:table-row>
        <table:table-row table:style-name="ro1">
          <table:table-cell office:value-type="float" office:value="49.225" calcext:value-type="float">
            <text:p>49,225</text:p>
          </table:table-cell>
          <table:table-cell office:value-type="float" office:value="7.167803" calcext:value-type="float">
            <text:p>7,167803</text:p>
          </table:table-cell>
          <table:table-cell/>
          <table:table-cell office:value-type="float" office:value="381.665" calcext:value-type="float">
            <text:p>381,665</text:p>
          </table:table-cell>
          <table:table-cell office:value-type="float" office:value="322.456774" calcext:value-type="float">
            <text:p>322,456774</text:p>
          </table:table-cell>
          <table:table-cell/>
          <table:table-cell office:value-type="float" office:value="3760.188" calcext:value-type="float">
            <text:p>3760,188</text:p>
          </table:table-cell>
          <table:table-cell office:value-type="float" office:value="717.366179" calcext:value-type="float">
            <text:p>717,366179</text:p>
          </table:table-cell>
          <table:table-cell table:number-columns-repeated="7"/>
        </table:table-row>
        <table:table-row table:style-name="ro1">
          <table:table-cell office:value-type="float" office:value="51.294" calcext:value-type="float">
            <text:p>51,294</text:p>
          </table:table-cell>
          <table:table-cell office:value-type="float" office:value="6.593257" calcext:value-type="float">
            <text:p>6,593257</text:p>
          </table:table-cell>
          <table:table-cell/>
          <table:table-cell office:value-type="float" office:value="382.001" calcext:value-type="float">
            <text:p>382,001</text:p>
          </table:table-cell>
          <table:table-cell office:value-type="float" office:value="322.448255" calcext:value-type="float">
            <text:p>322,448255</text:p>
          </table:table-cell>
          <table:table-cell/>
          <table:table-cell office:value-type="float" office:value="3758.571" calcext:value-type="float">
            <text:p>3758,571</text:p>
          </table:table-cell>
          <table:table-cell office:value-type="float" office:value="717.221827" calcext:value-type="float">
            <text:p>717,221827</text:p>
          </table:table-cell>
          <table:table-cell table:number-columns-repeated="7"/>
        </table:table-row>
        <table:table-row table:style-name="ro1">
          <table:table-cell office:value-type="float" office:value="50.191" calcext:value-type="float">
            <text:p>50,191</text:p>
          </table:table-cell>
          <table:table-cell office:value-type="float" office:value="6.538249" calcext:value-type="float">
            <text:p>6,538249</text:p>
          </table:table-cell>
          <table:table-cell/>
          <table:table-cell office:value-type="float" office:value="378.039" calcext:value-type="float">
            <text:p>378,039</text:p>
          </table:table-cell>
          <table:table-cell office:value-type="float" office:value="321.77882" calcext:value-type="float">
            <text:p>321,77882</text:p>
          </table:table-cell>
          <table:table-cell/>
          <table:table-cell office:value-type="float" office:value="3953.43" calcext:value-type="float">
            <text:p>3953,43</text:p>
          </table:table-cell>
          <table:table-cell office:value-type="float" office:value="716.019906" calcext:value-type="float">
            <text:p>716,019906</text:p>
          </table:table-cell>
          <table:table-cell table:number-columns-repeated="7"/>
        </table:table-row>
        <table:table-row table:style-name="ro1">
          <table:table-cell office:value-type="float" office:value="50.351" calcext:value-type="float">
            <text:p>50,351</text:p>
          </table:table-cell>
          <table:table-cell office:value-type="float" office:value="6.527111" calcext:value-type="float">
            <text:p>6,527111</text:p>
          </table:table-cell>
          <table:table-cell/>
          <table:table-cell office:value-type="float" office:value="468.013" calcext:value-type="float">
            <text:p>468,013</text:p>
          </table:table-cell>
          <table:table-cell office:value-type="float" office:value="321.726922" calcext:value-type="float">
            <text:p>321,726922</text:p>
          </table:table-cell>
          <table:table-cell/>
          <table:table-cell office:value-type="float" office:value="3773.533" calcext:value-type="float">
            <text:p>3773,533</text:p>
          </table:table-cell>
          <table:table-cell office:value-type="float" office:value="715.259894" calcext:value-type="float">
            <text:p>715,259894</text:p>
          </table:table-cell>
          <table:table-cell table:number-columns-repeated="7"/>
        </table:table-row>
        <table:table-row table:style-name="ro1">
          <table:table-cell office:value-type="float" office:value="48.074" calcext:value-type="float">
            <text:p>48,074</text:p>
          </table:table-cell>
          <table:table-cell office:value-type="float" office:value="6.506621" calcext:value-type="float">
            <text:p>6,506621</text:p>
          </table:table-cell>
          <table:table-cell/>
          <table:table-cell office:value-type="float" office:value="378.324" calcext:value-type="float">
            <text:p>378,324</text:p>
          </table:table-cell>
          <table:table-cell office:value-type="float" office:value="321.670728" calcext:value-type="float">
            <text:p>321,670728</text:p>
          </table:table-cell>
          <table:table-cell/>
          <table:table-cell office:value-type="float" office:value="4022.624" calcext:value-type="float">
            <text:p>4022,624</text:p>
          </table:table-cell>
          <table:table-cell office:value-type="float" office:value="714.931276" calcext:value-type="float">
            <text:p>714,931276</text:p>
          </table:table-cell>
          <table:table-cell table:number-columns-repeated="7"/>
        </table:table-row>
        <table:table-row table:style-name="ro1">
          <table:table-cell office:value-type="float" office:value="50.435" calcext:value-type="float">
            <text:p>50,435</text:p>
          </table:table-cell>
          <table:table-cell office:value-type="float" office:value="6.475512" calcext:value-type="float">
            <text:p>6,475512</text:p>
          </table:table-cell>
          <table:table-cell/>
          <table:table-cell office:value-type="float" office:value="378.487" calcext:value-type="float">
            <text:p>378,487</text:p>
          </table:table-cell>
          <table:table-cell office:value-type="float" office:value="321.453978" calcext:value-type="float">
            <text:p>321,453978</text:p>
          </table:table-cell>
          <table:table-cell/>
          <table:table-cell office:value-type="float" office:value="3761.31" calcext:value-type="float">
            <text:p>3761,31</text:p>
          </table:table-cell>
          <table:table-cell office:value-type="float" office:value="713.77478" calcext:value-type="float">
            <text:p>713,77478</text:p>
          </table:table-cell>
          <table:table-cell table:number-columns-repeated="7"/>
        </table:table-row>
        <table:table-row table:style-name="ro1">
          <table:table-cell office:value-type="float" office:value="51.017" calcext:value-type="float">
            <text:p>51,017</text:p>
          </table:table-cell>
          <table:table-cell office:value-type="float" office:value="3.696543" calcext:value-type="float">
            <text:p>3,696543</text:p>
          </table:table-cell>
          <table:table-cell/>
          <table:table-cell office:value-type="float" office:value="378.466" calcext:value-type="float">
            <text:p>378,466</text:p>
          </table:table-cell>
          <table:table-cell office:value-type="float" office:value="319.785492" calcext:value-type="float">
            <text:p>319,785492</text:p>
          </table:table-cell>
          <table:table-cell/>
          <table:table-cell office:value-type="float" office:value="3874.128" calcext:value-type="float">
            <text:p>3874,128</text:p>
          </table:table-cell>
          <table:table-cell office:value-type="float" office:value="711.251873" calcext:value-type="float">
            <text:p>711,251873</text:p>
          </table:table-cell>
          <table:table-cell table:number-columns-repeated="7"/>
        </table:table-row>
        <table:table-row table:style-name="ro1">
          <table:table-cell office:value-type="float" office:value="46.778" calcext:value-type="float">
            <text:p>46,778</text:p>
          </table:table-cell>
          <table:table-cell office:value-type="float" office:value="2.935434" calcext:value-type="float">
            <text:p>2,935434</text:p>
          </table:table-cell>
          <table:table-cell/>
          <table:table-cell office:value-type="float" office:value="360.979" calcext:value-type="float">
            <text:p>360,979</text:p>
          </table:table-cell>
          <table:table-cell office:value-type="float" office:value="319.676884" calcext:value-type="float">
            <text:p>319,676884</text:p>
          </table:table-cell>
          <table:table-cell/>
          <table:table-cell office:value-type="float" office:value="3769.795" calcext:value-type="float">
            <text:p>3769,795</text:p>
          </table:table-cell>
          <table:table-cell office:value-type="float" office:value="708.714533" calcext:value-type="float">
            <text:p>708,714533</text:p>
          </table:table-cell>
          <table:table-cell table:number-columns-repeated="7"/>
        </table:table-row>
        <table:table-row table:style-name="ro1">
          <table:table-cell office:value-type="float" office:value="49.824" calcext:value-type="float">
            <text:p>49,824</text:p>
          </table:table-cell>
          <table:table-cell office:value-type="float" office:value="2.86064" calcext:value-type="float">
            <text:p>2,86064</text:p>
          </table:table-cell>
          <table:table-cell/>
          <table:table-cell office:value-type="float" office:value="361.119" calcext:value-type="float">
            <text:p>361,119</text:p>
          </table:table-cell>
          <table:table-cell office:value-type="float" office:value="319.637675" calcext:value-type="float">
            <text:p>319,637675</text:p>
          </table:table-cell>
          <table:table-cell/>
          <table:table-cell office:value-type="float" office:value="3761.647" calcext:value-type="float">
            <text:p>3761,647</text:p>
          </table:table-cell>
          <table:table-cell office:value-type="float" office:value="703.41149" calcext:value-type="float">
            <text:p>703,41149</text:p>
          </table:table-cell>
          <table:table-cell table:number-columns-repeated="7"/>
        </table:table-row>
        <table:table-row table:style-name="ro1">
          <table:table-cell office:value-type="float" office:value="51.008" calcext:value-type="float">
            <text:p>51,008</text:p>
          </table:table-cell>
          <table:table-cell office:value-type="float" office:value="2.766711" calcext:value-type="float">
            <text:p>2,766711</text:p>
          </table:table-cell>
          <table:table-cell/>
          <table:table-cell office:value-type="float" office:value="362.176" calcext:value-type="float">
            <text:p>362,176</text:p>
          </table:table-cell>
          <table:table-cell office:value-type="float" office:value="319.493814" calcext:value-type="float">
            <text:p>319,493814</text:p>
          </table:table-cell>
          <table:table-cell/>
          <table:table-cell office:value-type="float" office:value="3778.465" calcext:value-type="float">
            <text:p>3778,465</text:p>
          </table:table-cell>
          <table:table-cell office:value-type="float" office:value="702.82813" calcext:value-type="float">
            <text:p>702,82813</text:p>
          </table:table-cell>
          <table:table-cell table:number-columns-repeated="7"/>
        </table:table-row>
        <table:table-row table:style-name="ro1">
          <table:table-cell office:value-type="float" office:value="45.875" calcext:value-type="float">
            <text:p>45,875</text:p>
          </table:table-cell>
          <table:table-cell office:value-type="float" office:value="2.538916" calcext:value-type="float">
            <text:p>2,538916</text:p>
          </table:table-cell>
          <table:table-cell/>
          <table:table-cell office:value-type="float" office:value="361.275" calcext:value-type="float">
            <text:p>361,275</text:p>
          </table:table-cell>
          <table:table-cell office:value-type="float" office:value="319.286738" calcext:value-type="float">
            <text:p>319,286738</text:p>
          </table:table-cell>
          <table:table-cell/>
          <table:table-cell office:value-type="float" office:value="3824.213" calcext:value-type="float">
            <text:p>3824,213</text:p>
          </table:table-cell>
          <table:table-cell office:value-type="float" office:value="702.592952" calcext:value-type="float">
            <text:p>702,592952</text:p>
          </table:table-cell>
          <table:table-cell table:number-columns-repeated="7"/>
        </table:table-row>
        <table:table-row table:style-name="ro1">
          <table:table-cell office:value-type="float" office:value="43.918" calcext:value-type="float">
            <text:p>43,918</text:p>
          </table:table-cell>
          <table:table-cell office:value-type="float" office:value="2.538251" calcext:value-type="float">
            <text:p>2,538251</text:p>
          </table:table-cell>
          <table:table-cell/>
          <table:table-cell office:value-type="float" office:value="361.805" calcext:value-type="float">
            <text:p>361,805</text:p>
          </table:table-cell>
          <table:table-cell office:value-type="float" office:value="319.144668" calcext:value-type="float">
            <text:p>319,144668</text:p>
          </table:table-cell>
          <table:table-cell/>
          <table:table-cell office:value-type="float" office:value="3781.917" calcext:value-type="float">
            <text:p>3781,917</text:p>
          </table:table-cell>
          <table:table-cell office:value-type="float" office:value="702.397967" calcext:value-type="float">
            <text:p>702,397967</text:p>
          </table:table-cell>
          <table:table-cell table:number-columns-repeated="7"/>
        </table:table-row>
        <table:table-row table:style-name="ro1">
          <table:table-cell office:value-type="float" office:value="62.385" calcext:value-type="float">
            <text:p>62,385</text:p>
          </table:table-cell>
          <table:table-cell office:value-type="float" office:value="2.529483" calcext:value-type="float">
            <text:p>2,529483</text:p>
          </table:table-cell>
          <table:table-cell/>
          <table:table-cell office:value-type="float" office:value="362.511" calcext:value-type="float">
            <text:p>362,511</text:p>
          </table:table-cell>
          <table:table-cell office:value-type="float" office:value="318.541824" calcext:value-type="float">
            <text:p>318,541824</text:p>
          </table:table-cell>
          <table:table-cell/>
          <table:table-cell office:value-type="float" office:value="3755.031" calcext:value-type="float">
            <text:p>3755,031</text:p>
          </table:table-cell>
          <table:table-cell office:value-type="float" office:value="702.345108" calcext:value-type="float">
            <text:p>702,345108</text:p>
          </table:table-cell>
          <table:table-cell table:number-columns-repeated="7"/>
        </table:table-row>
        <table:table-row table:style-name="ro1">
          <table:table-cell office:value-type="float" office:value="43.395" calcext:value-type="float">
            <text:p>43,395</text:p>
          </table:table-cell>
          <table:table-cell office:value-type="float" office:value="2.508299" calcext:value-type="float">
            <text:p>2,508299</text:p>
          </table:table-cell>
          <table:table-cell/>
          <table:table-cell office:value-type="float" office:value="360.284" calcext:value-type="float">
            <text:p>360,284</text:p>
          </table:table-cell>
          <table:table-cell office:value-type="float" office:value="317.508801" calcext:value-type="float">
            <text:p>317,508801</text:p>
          </table:table-cell>
          <table:table-cell/>
          <table:table-cell office:value-type="float" office:value="3781.513" calcext:value-type="float">
            <text:p>3781,513</text:p>
          </table:table-cell>
          <table:table-cell office:value-type="float" office:value="701.958824" calcext:value-type="float">
            <text:p>701,958824</text:p>
          </table:table-cell>
          <table:table-cell table:number-columns-repeated="7"/>
        </table:table-row>
        <table:table-row table:style-name="ro1">
          <table:table-cell office:value-type="float" office:value="46.248" calcext:value-type="float">
            <text:p>46,248</text:p>
          </table:table-cell>
          <table:table-cell office:value-type="float" office:value="2.500013" calcext:value-type="float">
            <text:p>2,500013</text:p>
          </table:table-cell>
          <table:table-cell/>
          <table:table-cell office:value-type="float" office:value="399.856" calcext:value-type="float">
            <text:p>399,856</text:p>
          </table:table-cell>
          <table:table-cell office:value-type="float" office:value="317.450853" calcext:value-type="float">
            <text:p>317,450853</text:p>
          </table:table-cell>
          <table:table-cell/>
          <table:table-cell office:value-type="float" office:value="3760.21" calcext:value-type="float">
            <text:p>3760,21</text:p>
          </table:table-cell>
          <table:table-cell office:value-type="float" office:value="700.57617" calcext:value-type="float">
            <text:p>700,57617</text:p>
          </table:table-cell>
          <table:table-cell table:number-columns-repeated="7"/>
        </table:table-row>
        <table:table-row table:style-name="ro1">
          <table:table-cell office:value-type="float" office:value="44.645" calcext:value-type="float">
            <text:p>44,645</text:p>
          </table:table-cell>
          <table:table-cell office:value-type="float" office:value="2.498465" calcext:value-type="float">
            <text:p>2,498465</text:p>
          </table:table-cell>
          <table:table-cell/>
          <table:table-cell office:value-type="float" office:value="360.739" calcext:value-type="float">
            <text:p>360,739</text:p>
          </table:table-cell>
          <table:table-cell office:value-type="float" office:value="317.257566" calcext:value-type="float">
            <text:p>317,257566</text:p>
          </table:table-cell>
          <table:table-cell/>
          <table:table-cell office:value-type="float" office:value="3742.877" calcext:value-type="float">
            <text:p>3742,877</text:p>
          </table:table-cell>
          <table:table-cell office:value-type="float" office:value="698.632821" calcext:value-type="float">
            <text:p>698,632821</text:p>
          </table:table-cell>
          <table:table-cell table:number-columns-repeated="7"/>
        </table:table-row>
        <table:table-row table:style-name="ro1">
          <table:table-cell office:value-type="float" office:value="45.411" calcext:value-type="float">
            <text:p>45,411</text:p>
          </table:table-cell>
          <table:table-cell office:value-type="float" office:value="2.496452" calcext:value-type="float">
            <text:p>2,496452</text:p>
          </table:table-cell>
          <table:table-cell/>
          <table:table-cell office:value-type="float" office:value="360.658" calcext:value-type="float">
            <text:p>360,658</text:p>
          </table:table-cell>
          <table:table-cell office:value-type="float" office:value="317.123713" calcext:value-type="float">
            <text:p>317,123713</text:p>
          </table:table-cell>
          <table:table-cell/>
          <table:table-cell office:value-type="float" office:value="3740.587" calcext:value-type="float">
            <text:p>3740,587</text:p>
          </table:table-cell>
          <table:table-cell office:value-type="float" office:value="698.118515" calcext:value-type="float">
            <text:p>698,118515</text:p>
          </table:table-cell>
          <table:table-cell table:number-columns-repeated="7"/>
        </table:table-row>
        <table:table-row table:style-name="ro1">
          <table:table-cell office:value-type="float" office:value="46.585" calcext:value-type="float">
            <text:p>46,585</text:p>
          </table:table-cell>
          <table:table-cell office:value-type="float" office:value="2.494561" calcext:value-type="float">
            <text:p>2,494561</text:p>
          </table:table-cell>
          <table:table-cell/>
          <table:table-cell office:value-type="float" office:value="361.685" calcext:value-type="float">
            <text:p>361,685</text:p>
          </table:table-cell>
          <table:table-cell office:value-type="float" office:value="317.047547" calcext:value-type="float">
            <text:p>317,047547</text:p>
          </table:table-cell>
          <table:table-cell/>
          <table:table-cell office:value-type="float" office:value="3740.058" calcext:value-type="float">
            <text:p>3740,058</text:p>
          </table:table-cell>
          <table:table-cell office:value-type="float" office:value="697.941885" calcext:value-type="float">
            <text:p>697,941885</text:p>
          </table:table-cell>
          <table:table-cell table:number-columns-repeated="7"/>
        </table:table-row>
        <table:table-row table:style-name="ro1">
          <table:table-cell office:value-type="float" office:value="45.788" calcext:value-type="float">
            <text:p>45,788</text:p>
          </table:table-cell>
          <table:table-cell office:value-type="float" office:value="2.483445" calcext:value-type="float">
            <text:p>2,483445</text:p>
          </table:table-cell>
          <table:table-cell/>
          <table:table-cell office:value-type="float" office:value="362.592" calcext:value-type="float">
            <text:p>362,592</text:p>
          </table:table-cell>
          <table:table-cell office:value-type="float" office:value="316.674185" calcext:value-type="float">
            <text:p>316,674185</text:p>
          </table:table-cell>
          <table:table-cell/>
          <table:table-cell office:value-type="float" office:value="3741.134" calcext:value-type="float">
            <text:p>3741,134</text:p>
          </table:table-cell>
          <table:table-cell office:value-type="float" office:value="697.601693" calcext:value-type="float">
            <text:p>697,601693</text:p>
          </table:table-cell>
          <table:table-cell table:number-columns-repeated="7"/>
        </table:table-row>
        <table:table-row table:style-name="ro1">
          <table:table-cell office:value-type="float" office:value="46.373" calcext:value-type="float">
            <text:p>46,373</text:p>
          </table:table-cell>
          <table:table-cell office:value-type="float" office:value="2.482452" calcext:value-type="float">
            <text:p>2,482452</text:p>
          </table:table-cell>
          <table:table-cell/>
          <table:table-cell office:value-type="float" office:value="360.018" calcext:value-type="float">
            <text:p>360,018</text:p>
          </table:table-cell>
          <table:table-cell office:value-type="float" office:value="316.495689" calcext:value-type="float">
            <text:p>316,495689</text:p>
          </table:table-cell>
          <table:table-cell/>
          <table:table-cell office:value-type="float" office:value="3742.611" calcext:value-type="float">
            <text:p>3742,611</text:p>
          </table:table-cell>
          <table:table-cell office:value-type="float" office:value="696.958465" calcext:value-type="float">
            <text:p>696,958465</text:p>
          </table:table-cell>
          <table:table-cell table:number-columns-repeated="7"/>
        </table:table-row>
        <table:table-row table:style-name="ro1">
          <table:table-cell office:value-type="float" office:value="61.662" calcext:value-type="float">
            <text:p>61,662</text:p>
          </table:table-cell>
          <table:table-cell office:value-type="float" office:value="2.481126" calcext:value-type="float">
            <text:p>2,481126</text:p>
          </table:table-cell>
          <table:table-cell/>
          <table:table-cell office:value-type="float" office:value="359.536" calcext:value-type="float">
            <text:p>359,536</text:p>
          </table:table-cell>
          <table:table-cell office:value-type="float" office:value="316.324025" calcext:value-type="float">
            <text:p>316,324025</text:p>
          </table:table-cell>
          <table:table-cell/>
          <table:table-cell office:value-type="float" office:value="3737.948" calcext:value-type="float">
            <text:p>3737,948</text:p>
          </table:table-cell>
          <table:table-cell office:value-type="float" office:value="696.947731" calcext:value-type="float">
            <text:p>696,947731</text:p>
          </table:table-cell>
          <table:table-cell table:number-columns-repeated="7"/>
        </table:table-row>
        <table:table-row table:style-name="ro1">
          <table:table-cell office:value-type="float" office:value="47.351" calcext:value-type="float">
            <text:p>47,351</text:p>
          </table:table-cell>
          <table:table-cell office:value-type="float" office:value="2.479838" calcext:value-type="float">
            <text:p>2,479838</text:p>
          </table:table-cell>
          <table:table-cell/>
          <table:table-cell office:value-type="float" office:value="359.597" calcext:value-type="float">
            <text:p>359,597</text:p>
          </table:table-cell>
          <table:table-cell office:value-type="float" office:value="316.317806" calcext:value-type="float">
            <text:p>316,317806</text:p>
          </table:table-cell>
          <table:table-cell/>
          <table:table-cell office:value-type="float" office:value="3740.152" calcext:value-type="float">
            <text:p>3740,152</text:p>
          </table:table-cell>
          <table:table-cell office:value-type="float" office:value="696.82309" calcext:value-type="float">
            <text:p>696,82309</text:p>
          </table:table-cell>
          <table:table-cell table:number-columns-repeated="7"/>
        </table:table-row>
        <table:table-row table:style-name="ro1">
          <table:table-cell office:value-type="float" office:value="46.471" calcext:value-type="float">
            <text:p>46,471</text:p>
          </table:table-cell>
          <table:table-cell office:value-type="float" office:value="2.477783" calcext:value-type="float">
            <text:p>2,477783</text:p>
          </table:table-cell>
          <table:table-cell/>
          <table:table-cell office:value-type="float" office:value="360.869" calcext:value-type="float">
            <text:p>360,869</text:p>
          </table:table-cell>
          <table:table-cell office:value-type="float" office:value="316.308201" calcext:value-type="float">
            <text:p>316,308201</text:p>
          </table:table-cell>
          <table:table-cell/>
          <table:table-cell office:value-type="float" office:value="3740.071" calcext:value-type="float">
            <text:p>3740,071</text:p>
          </table:table-cell>
          <table:table-cell office:value-type="float" office:value="695.885303" calcext:value-type="float">
            <text:p>695,885303</text:p>
          </table:table-cell>
          <table:table-cell table:number-columns-repeated="7"/>
        </table:table-row>
        <table:table-row table:style-name="ro1">
          <table:table-cell office:value-type="float" office:value="45.963" calcext:value-type="float">
            <text:p>45,963</text:p>
          </table:table-cell>
          <table:table-cell office:value-type="float" office:value="2.476798" calcext:value-type="float">
            <text:p>2,476798</text:p>
          </table:table-cell>
          <table:table-cell/>
          <table:table-cell office:value-type="float" office:value="361.525" calcext:value-type="float">
            <text:p>361,525</text:p>
          </table:table-cell>
          <table:table-cell office:value-type="float" office:value="316.228267" calcext:value-type="float">
            <text:p>316,228267</text:p>
          </table:table-cell>
          <table:table-cell/>
          <table:table-cell office:value-type="float" office:value="3738.604" calcext:value-type="float">
            <text:p>3738,604</text:p>
          </table:table-cell>
          <table:table-cell office:value-type="float" office:value="695.135586" calcext:value-type="float">
            <text:p>695,135586</text:p>
          </table:table-cell>
          <table:table-cell table:number-columns-repeated="7"/>
        </table:table-row>
        <table:table-row table:style-name="ro1">
          <table:table-cell office:value-type="float" office:value="47.312" calcext:value-type="float">
            <text:p>47,312</text:p>
          </table:table-cell>
          <table:table-cell office:value-type="float" office:value="2.475618" calcext:value-type="float">
            <text:p>2,475618</text:p>
          </table:table-cell>
          <table:table-cell/>
          <table:table-cell office:value-type="float" office:value="360.752" calcext:value-type="float">
            <text:p>360,752</text:p>
          </table:table-cell>
          <table:table-cell office:value-type="float" office:value="316.15543" calcext:value-type="float">
            <text:p>316,15543</text:p>
          </table:table-cell>
          <table:table-cell/>
          <table:table-cell office:value-type="float" office:value="3795.044" calcext:value-type="float">
            <text:p>3795,044</text:p>
          </table:table-cell>
          <table:table-cell office:value-type="float" office:value="694.752269" calcext:value-type="float">
            <text:p>694,752269</text:p>
          </table:table-cell>
          <table:table-cell table:number-columns-repeated="7"/>
        </table:table-row>
        <table:table-row table:style-name="ro1">
          <table:table-cell office:value-type="float" office:value="48.003" calcext:value-type="float">
            <text:p>48,003</text:p>
          </table:table-cell>
          <table:table-cell office:value-type="float" office:value="2.469136" calcext:value-type="float">
            <text:p>2,469136</text:p>
          </table:table-cell>
          <table:table-cell/>
          <table:table-cell office:value-type="float" office:value="360.483" calcext:value-type="float">
            <text:p>360,483</text:p>
          </table:table-cell>
          <table:table-cell office:value-type="float" office:value="316.052996" calcext:value-type="float">
            <text:p>316,052996</text:p>
          </table:table-cell>
          <table:table-cell/>
          <table:table-cell office:value-type="float" office:value="3739.766" calcext:value-type="float">
            <text:p>3739,766</text:p>
          </table:table-cell>
          <table:table-cell office:value-type="float" office:value="682.814826" calcext:value-type="float">
            <text:p>682,814826</text:p>
          </table:table-cell>
          <table:table-cell table:number-columns-repeated="7"/>
        </table:table-row>
        <table:table-row table:style-name="ro1">
          <table:table-cell office:value-type="float" office:value="44.267" calcext:value-type="float">
            <text:p>44,267</text:p>
          </table:table-cell>
          <table:table-cell office:value-type="float" office:value="2.467466" calcext:value-type="float">
            <text:p>2,467466</text:p>
          </table:table-cell>
          <table:table-cell/>
          <table:table-cell office:value-type="float" office:value="360.066" calcext:value-type="float">
            <text:p>360,066</text:p>
          </table:table-cell>
          <table:table-cell office:value-type="float" office:value="316.047366" calcext:value-type="float">
            <text:p>316,047366</text:p>
          </table:table-cell>
          <table:table-cell/>
          <table:table-cell office:value-type="float" office:value="3780.089" calcext:value-type="float">
            <text:p>3780,089</text:p>
          </table:table-cell>
          <table:table-cell office:value-type="float" office:value="680.643809" calcext:value-type="float">
            <text:p>680,643809</text:p>
          </table:table-cell>
          <table:table-cell table:number-columns-repeated="7"/>
        </table:table-row>
        <table:table-row table:style-name="ro1">
          <table:table-cell office:value-type="float" office:value="48.555" calcext:value-type="float">
            <text:p>48,555</text:p>
          </table:table-cell>
          <table:table-cell office:value-type="float" office:value="2.466275" calcext:value-type="float">
            <text:p>2,466275</text:p>
          </table:table-cell>
          <table:table-cell/>
          <table:table-cell office:value-type="float" office:value="419.733" calcext:value-type="float">
            <text:p>419,733</text:p>
          </table:table-cell>
          <table:table-cell office:value-type="float" office:value="315.954971" calcext:value-type="float">
            <text:p>315,954971</text:p>
          </table:table-cell>
          <table:table-cell/>
          <table:table-cell office:value-type="float" office:value="3756.725" calcext:value-type="float">
            <text:p>3756,725</text:p>
          </table:table-cell>
          <table:table-cell office:value-type="float" office:value="680.246668" calcext:value-type="float">
            <text:p>680,246668</text:p>
          </table:table-cell>
          <table:table-cell table:number-columns-repeated="7"/>
        </table:table-row>
        <table:table-row table:style-name="ro1">
          <table:table-cell office:value-type="float" office:value="44.248" calcext:value-type="float">
            <text:p>44,248</text:p>
          </table:table-cell>
          <table:table-cell office:value-type="float" office:value="2.466043" calcext:value-type="float">
            <text:p>2,466043</text:p>
          </table:table-cell>
          <table:table-cell/>
          <table:table-cell office:value-type="float" office:value="358.608" calcext:value-type="float">
            <text:p>358,608</text:p>
          </table:table-cell>
          <table:table-cell office:value-type="float" office:value="315.90328" calcext:value-type="float">
            <text:p>315,90328</text:p>
          </table:table-cell>
          <table:table-cell/>
          <table:table-cell office:value-type="float" office:value="3722.083" calcext:value-type="float">
            <text:p>3722,083</text:p>
          </table:table-cell>
          <table:table-cell office:value-type="float" office:value="678.120009" calcext:value-type="float">
            <text:p>678,120009</text:p>
          </table:table-cell>
          <table:table-cell table:number-columns-repeated="7"/>
        </table:table-row>
        <table:table-row table:style-name="ro1">
          <table:table-cell office:value-type="float" office:value="45.942" calcext:value-type="float">
            <text:p>45,942</text:p>
          </table:table-cell>
          <table:table-cell office:value-type="float" office:value="2.463125" calcext:value-type="float">
            <text:p>2,463125</text:p>
          </table:table-cell>
          <table:table-cell/>
          <table:table-cell office:value-type="float" office:value="359.843" calcext:value-type="float">
            <text:p>359,843</text:p>
          </table:table-cell>
          <table:table-cell office:value-type="float" office:value="315.827355" calcext:value-type="float">
            <text:p>315,827355</text:p>
          </table:table-cell>
          <table:table-cell/>
          <table:table-cell office:value-type="float" office:value="3721.788" calcext:value-type="float">
            <text:p>3721,788</text:p>
          </table:table-cell>
          <table:table-cell office:value-type="float" office:value="677.731973" calcext:value-type="float">
            <text:p>677,731973</text:p>
          </table:table-cell>
          <table:table-cell table:number-columns-repeated="7"/>
        </table:table-row>
        <table:table-row table:style-name="ro1">
          <table:table-cell office:value-type="float" office:value="47.665" calcext:value-type="float">
            <text:p>47,665</text:p>
          </table:table-cell>
          <table:table-cell office:value-type="float" office:value="2.460631" calcext:value-type="float">
            <text:p>2,460631</text:p>
          </table:table-cell>
          <table:table-cell/>
          <table:table-cell office:value-type="float" office:value="361.105" calcext:value-type="float">
            <text:p>361,105</text:p>
          </table:table-cell>
          <table:table-cell office:value-type="float" office:value="315.783553" calcext:value-type="float">
            <text:p>315,783553</text:p>
          </table:table-cell>
          <table:table-cell/>
          <table:table-cell office:value-type="float" office:value="3720.51" calcext:value-type="float">
            <text:p>3720,51</text:p>
          </table:table-cell>
          <table:table-cell office:value-type="float" office:value="677.672877" calcext:value-type="float">
            <text:p>677,672877</text:p>
          </table:table-cell>
          <table:table-cell table:number-columns-repeated="7"/>
        </table:table-row>
        <table:table-row table:style-name="ro1">
          <table:table-cell office:value-type="float" office:value="47.505" calcext:value-type="float">
            <text:p>47,505</text:p>
          </table:table-cell>
          <table:table-cell office:value-type="float" office:value="2.459024" calcext:value-type="float">
            <text:p>2,459024</text:p>
          </table:table-cell>
          <table:table-cell/>
          <table:table-cell office:value-type="float" office:value="360.659" calcext:value-type="float">
            <text:p>360,659</text:p>
          </table:table-cell>
          <table:table-cell office:value-type="float" office:value="315.780088" calcext:value-type="float">
            <text:p>315,780088</text:p>
          </table:table-cell>
          <table:table-cell/>
          <table:table-cell office:value-type="float" office:value="3736.369" calcext:value-type="float">
            <text:p>3736,369</text:p>
          </table:table-cell>
          <table:table-cell office:value-type="float" office:value="676.492002" calcext:value-type="float">
            <text:p>676,492002</text:p>
          </table:table-cell>
          <table:table-cell table:number-columns-repeated="7"/>
        </table:table-row>
        <table:table-row table:style-name="ro1">
          <table:table-cell office:value-type="float" office:value="43.914" calcext:value-type="float">
            <text:p>43,914</text:p>
          </table:table-cell>
          <table:table-cell office:value-type="float" office:value="2.457947" calcext:value-type="float">
            <text:p>2,457947</text:p>
          </table:table-cell>
          <table:table-cell/>
          <table:table-cell office:value-type="float" office:value="359.651" calcext:value-type="float">
            <text:p>359,651</text:p>
          </table:table-cell>
          <table:table-cell office:value-type="float" office:value="315.760153" calcext:value-type="float">
            <text:p>315,760153</text:p>
          </table:table-cell>
          <table:table-cell/>
          <table:table-cell office:value-type="float" office:value="3718.549" calcext:value-type="float">
            <text:p>3718,549</text:p>
          </table:table-cell>
          <table:table-cell office:value-type="float" office:value="675.166539" calcext:value-type="float">
            <text:p>675,166539</text:p>
          </table:table-cell>
          <table:table-cell table:number-columns-repeated="7"/>
        </table:table-row>
        <table:table-row table:style-name="ro1">
          <table:table-cell office:value-type="float" office:value="44.259" calcext:value-type="float">
            <text:p>44,259</text:p>
          </table:table-cell>
          <table:table-cell office:value-type="float" office:value="2.447846" calcext:value-type="float">
            <text:p>2,447846</text:p>
          </table:table-cell>
          <table:table-cell/>
          <table:table-cell office:value-type="float" office:value="360.453" calcext:value-type="float">
            <text:p>360,453</text:p>
          </table:table-cell>
          <table:table-cell office:value-type="float" office:value="315.677874" calcext:value-type="float">
            <text:p>315,677874</text:p>
          </table:table-cell>
          <table:table-cell/>
          <table:table-cell office:value-type="float" office:value="3732.569" calcext:value-type="float">
            <text:p>3732,569</text:p>
          </table:table-cell>
          <table:table-cell office:value-type="float" office:value="674.958911" calcext:value-type="float">
            <text:p>674,958911</text:p>
          </table:table-cell>
          <table:table-cell table:number-columns-repeated="7"/>
        </table:table-row>
        <table:table-row table:style-name="ro1">
          <table:table-cell office:value-type="float" office:value="44.39" calcext:value-type="float">
            <text:p>44,39</text:p>
          </table:table-cell>
          <table:table-cell office:value-type="float" office:value="2.444679" calcext:value-type="float">
            <text:p>2,444679</text:p>
          </table:table-cell>
          <table:table-cell/>
          <table:table-cell office:value-type="float" office:value="359.514" calcext:value-type="float">
            <text:p>359,514</text:p>
          </table:table-cell>
          <table:table-cell office:value-type="float" office:value="315.596036" calcext:value-type="float">
            <text:p>315,596036</text:p>
          </table:table-cell>
          <table:table-cell/>
          <table:table-cell office:value-type="float" office:value="3717.463" calcext:value-type="float">
            <text:p>3717,463</text:p>
          </table:table-cell>
          <table:table-cell office:value-type="float" office:value="674.646862" calcext:value-type="float">
            <text:p>674,646862</text:p>
          </table:table-cell>
          <table:table-cell table:number-columns-repeated="7"/>
        </table:table-row>
        <table:table-row table:style-name="ro1">
          <table:table-cell office:value-type="float" office:value="46.465" calcext:value-type="float">
            <text:p>46,465</text:p>
          </table:table-cell>
          <table:table-cell office:value-type="float" office:value="2.444618" calcext:value-type="float">
            <text:p>2,444618</text:p>
          </table:table-cell>
          <table:table-cell/>
          <table:table-cell office:value-type="float" office:value="360.166" calcext:value-type="float">
            <text:p>360,166</text:p>
          </table:table-cell>
          <table:table-cell office:value-type="float" office:value="315.58838" calcext:value-type="float">
            <text:p>315,58838</text:p>
          </table:table-cell>
          <table:table-cell/>
          <table:table-cell office:value-type="float" office:value="3718.277" calcext:value-type="float">
            <text:p>3718,277</text:p>
          </table:table-cell>
          <table:table-cell office:value-type="float" office:value="672.456299" calcext:value-type="float">
            <text:p>672,456299</text:p>
          </table:table-cell>
          <table:table-cell table:number-columns-repeated="7"/>
        </table:table-row>
        <table:table-row table:style-name="ro1">
          <table:table-cell office:value-type="float" office:value="46.509" calcext:value-type="float">
            <text:p>46,509</text:p>
          </table:table-cell>
          <table:table-cell office:value-type="float" office:value="2.444543" calcext:value-type="float">
            <text:p>2,444543</text:p>
          </table:table-cell>
          <table:table-cell/>
          <table:table-cell office:value-type="float" office:value="368.769" calcext:value-type="float">
            <text:p>368,769</text:p>
          </table:table-cell>
          <table:table-cell office:value-type="float" office:value="315.558203" calcext:value-type="float">
            <text:p>315,558203</text:p>
          </table:table-cell>
          <table:table-cell/>
          <table:table-cell office:value-type="float" office:value="3735.754" calcext:value-type="float">
            <text:p>3735,754</text:p>
          </table:table-cell>
          <table:table-cell office:value-type="float" office:value="672.45157" calcext:value-type="float">
            <text:p>672,45157</text:p>
          </table:table-cell>
          <table:table-cell table:number-columns-repeated="7"/>
        </table:table-row>
        <table:table-row table:style-name="ro1">
          <table:table-cell office:value-type="float" office:value="45.7" calcext:value-type="float">
            <text:p>45,7</text:p>
          </table:table-cell>
          <table:table-cell office:value-type="float" office:value="2.442268" calcext:value-type="float">
            <text:p>2,442268</text:p>
          </table:table-cell>
          <table:table-cell/>
          <table:table-cell office:value-type="float" office:value="359.788" calcext:value-type="float">
            <text:p>359,788</text:p>
          </table:table-cell>
          <table:table-cell office:value-type="float" office:value="315.539011" calcext:value-type="float">
            <text:p>315,539011</text:p>
          </table:table-cell>
          <table:table-cell/>
          <table:table-cell office:value-type="float" office:value="3797.629" calcext:value-type="float">
            <text:p>3797,629</text:p>
          </table:table-cell>
          <table:table-cell office:value-type="float" office:value="663.623629" calcext:value-type="float">
            <text:p>663,623629</text:p>
          </table:table-cell>
          <table:table-cell table:number-columns-repeated="7"/>
        </table:table-row>
        <table:table-row table:style-name="ro1">
          <table:table-cell office:value-type="float" office:value="46.289" calcext:value-type="float">
            <text:p>46,289</text:p>
          </table:table-cell>
          <table:table-cell office:value-type="float" office:value="2.440951" calcext:value-type="float">
            <text:p>2,440951</text:p>
          </table:table-cell>
          <table:table-cell/>
          <table:table-cell office:value-type="float" office:value="359.967" calcext:value-type="float">
            <text:p>359,967</text:p>
          </table:table-cell>
          <table:table-cell office:value-type="float" office:value="315.495768" calcext:value-type="float">
            <text:p>315,495768</text:p>
          </table:table-cell>
          <table:table-cell/>
          <table:table-cell office:value-type="float" office:value="3716.771" calcext:value-type="float">
            <text:p>3716,771</text:p>
          </table:table-cell>
          <table:table-cell office:value-type="float" office:value="662.339741" calcext:value-type="float">
            <text:p>662,339741</text:p>
          </table:table-cell>
          <table:table-cell table:number-columns-repeated="7"/>
        </table:table-row>
        <table:table-row table:style-name="ro1">
          <table:table-cell office:value-type="float" office:value="45.169" calcext:value-type="float">
            <text:p>45,169</text:p>
          </table:table-cell>
          <table:table-cell office:value-type="float" office:value="2.439466" calcext:value-type="float">
            <text:p>2,439466</text:p>
          </table:table-cell>
          <table:table-cell/>
          <table:table-cell office:value-type="float" office:value="359.956" calcext:value-type="float">
            <text:p>359,956</text:p>
          </table:table-cell>
          <table:table-cell office:value-type="float" office:value="315.4806" calcext:value-type="float">
            <text:p>315,4806</text:p>
          </table:table-cell>
          <table:table-cell/>
          <table:table-cell office:value-type="float" office:value="3702.598" calcext:value-type="float">
            <text:p>3702,598</text:p>
          </table:table-cell>
          <table:table-cell office:value-type="float" office:value="662.071317" calcext:value-type="float">
            <text:p>662,071317</text:p>
          </table:table-cell>
          <table:table-cell table:number-columns-repeated="7"/>
        </table:table-row>
        <table:table-row table:style-name="ro1">
          <table:table-cell office:value-type="float" office:value="42.561" calcext:value-type="float">
            <text:p>42,561</text:p>
          </table:table-cell>
          <table:table-cell office:value-type="float" office:value="2.439267" calcext:value-type="float">
            <text:p>2,439267</text:p>
          </table:table-cell>
          <table:table-cell/>
          <table:table-cell office:value-type="float" office:value="359.982" calcext:value-type="float">
            <text:p>359,982</text:p>
          </table:table-cell>
          <table:table-cell office:value-type="float" office:value="315.429537" calcext:value-type="float">
            <text:p>315,429537</text:p>
          </table:table-cell>
          <table:table-cell/>
          <table:table-cell office:value-type="float" office:value="7652.644" calcext:value-type="float">
            <text:p>7652,644</text:p>
          </table:table-cell>
          <table:table-cell office:value-type="float" office:value="661.233262" calcext:value-type="float">
            <text:p>661,233262</text:p>
          </table:table-cell>
          <table:table-cell table:number-columns-repeated="7"/>
        </table:table-row>
        <table:table-row table:style-name="ro1">
          <table:table-cell office:value-type="float" office:value="44.426" calcext:value-type="float">
            <text:p>44,426</text:p>
          </table:table-cell>
          <table:table-cell office:value-type="float" office:value="2.437907" calcext:value-type="float">
            <text:p>2,437907</text:p>
          </table:table-cell>
          <table:table-cell/>
          <table:table-cell office:value-type="float" office:value="362.865" calcext:value-type="float">
            <text:p>362,865</text:p>
          </table:table-cell>
          <table:table-cell office:value-type="float" office:value="315.393455" calcext:value-type="float">
            <text:p>315,393455</text:p>
          </table:table-cell>
          <table:table-cell/>
          <table:table-cell office:value-type="float" office:value="3716.842" calcext:value-type="float">
            <text:p>3716,842</text:p>
          </table:table-cell>
          <table:table-cell office:value-type="float" office:value="659.816973" calcext:value-type="float">
            <text:p>659,816973</text:p>
          </table:table-cell>
          <table:table-cell table:number-columns-repeated="7"/>
        </table:table-row>
        <table:table-row table:style-name="ro1">
          <table:table-cell office:value-type="float" office:value="46.595" calcext:value-type="float">
            <text:p>46,595</text:p>
          </table:table-cell>
          <table:table-cell office:value-type="float" office:value="2.436285" calcext:value-type="float">
            <text:p>2,436285</text:p>
          </table:table-cell>
          <table:table-cell/>
          <table:table-cell office:value-type="float" office:value="360.687" calcext:value-type="float">
            <text:p>360,687</text:p>
          </table:table-cell>
          <table:table-cell office:value-type="float" office:value="315.382981" calcext:value-type="float">
            <text:p>315,382981</text:p>
          </table:table-cell>
          <table:table-cell/>
          <table:table-cell office:value-type="float" office:value="3700.402" calcext:value-type="float">
            <text:p>3700,402</text:p>
          </table:table-cell>
          <table:table-cell office:value-type="float" office:value="659.428546" calcext:value-type="float">
            <text:p>659,428546</text:p>
          </table:table-cell>
          <table:table-cell table:number-columns-repeated="7"/>
        </table:table-row>
        <table:table-row table:style-name="ro1">
          <table:table-cell office:value-type="float" office:value="47.311" calcext:value-type="float">
            <text:p>47,311</text:p>
          </table:table-cell>
          <table:table-cell office:value-type="float" office:value="2.432615" calcext:value-type="float">
            <text:p>2,432615</text:p>
          </table:table-cell>
          <table:table-cell/>
          <table:table-cell office:value-type="float" office:value="360.885" calcext:value-type="float">
            <text:p>360,885</text:p>
          </table:table-cell>
          <table:table-cell office:value-type="float" office:value="315.319728" calcext:value-type="float">
            <text:p>315,319728</text:p>
          </table:table-cell>
          <table:table-cell/>
          <table:table-cell office:value-type="float" office:value="3699.643" calcext:value-type="float">
            <text:p>3699,643</text:p>
          </table:table-cell>
          <table:table-cell office:value-type="float" office:value="658.217293" calcext:value-type="float">
            <text:p>658,217293</text:p>
          </table:table-cell>
          <table:table-cell table:number-columns-repeated="7"/>
        </table:table-row>
        <table:table-row table:style-name="ro1">
          <table:table-cell office:value-type="float" office:value="42.418" calcext:value-type="float">
            <text:p>42,418</text:p>
          </table:table-cell>
          <table:table-cell office:value-type="float" office:value="2.430551" calcext:value-type="float">
            <text:p>2,430551</text:p>
          </table:table-cell>
          <table:table-cell/>
          <table:table-cell office:value-type="float" office:value="359.494" calcext:value-type="float">
            <text:p>359,494</text:p>
          </table:table-cell>
          <table:table-cell office:value-type="float" office:value="315.274912" calcext:value-type="float">
            <text:p>315,274912</text:p>
          </table:table-cell>
          <table:table-cell/>
          <table:table-cell office:value-type="float" office:value="4085.702" calcext:value-type="float">
            <text:p>4085,702</text:p>
          </table:table-cell>
          <table:table-cell office:value-type="float" office:value="657.93479" calcext:value-type="float">
            <text:p>657,93479</text:p>
          </table:table-cell>
          <table:table-cell table:number-columns-repeated="7"/>
        </table:table-row>
        <table:table-row table:style-name="ro1">
          <table:table-cell office:value-type="float" office:value="41.577" calcext:value-type="float">
            <text:p>41,577</text:p>
          </table:table-cell>
          <table:table-cell office:value-type="float" office:value="2.426947" calcext:value-type="float">
            <text:p>2,426947</text:p>
          </table:table-cell>
          <table:table-cell/>
          <table:table-cell office:value-type="float" office:value="360.789" calcext:value-type="float">
            <text:p>360,789</text:p>
          </table:table-cell>
          <table:table-cell office:value-type="float" office:value="315.159458" calcext:value-type="float">
            <text:p>315,159458</text:p>
          </table:table-cell>
          <table:table-cell/>
          <table:table-cell office:value-type="float" office:value="3699.05" calcext:value-type="float">
            <text:p>3699,05</text:p>
          </table:table-cell>
          <table:table-cell office:value-type="float" office:value="657.892082" calcext:value-type="float">
            <text:p>657,892082</text:p>
          </table:table-cell>
          <table:table-cell table:number-columns-repeated="7"/>
        </table:table-row>
        <table:table-row table:style-name="ro1">
          <table:table-cell office:value-type="float" office:value="46.315" calcext:value-type="float">
            <text:p>46,315</text:p>
          </table:table-cell>
          <table:table-cell office:value-type="float" office:value="2.426345" calcext:value-type="float">
            <text:p>2,426345</text:p>
          </table:table-cell>
          <table:table-cell/>
          <table:table-cell office:value-type="float" office:value="361.02" calcext:value-type="float">
            <text:p>361,02</text:p>
          </table:table-cell>
          <table:table-cell office:value-type="float" office:value="314.785514" calcext:value-type="float">
            <text:p>314,785514</text:p>
          </table:table-cell>
          <table:table-cell/>
          <table:table-cell office:value-type="float" office:value="3699.122" calcext:value-type="float">
            <text:p>3699,122</text:p>
          </table:table-cell>
          <table:table-cell office:value-type="float" office:value="656.942864" calcext:value-type="float">
            <text:p>656,942864</text:p>
          </table:table-cell>
          <table:table-cell table:number-columns-repeated="7"/>
        </table:table-row>
        <table:table-row table:style-name="ro1">
          <table:table-cell office:value-type="float" office:value="50.264" calcext:value-type="float">
            <text:p>50,264</text:p>
          </table:table-cell>
          <table:table-cell office:value-type="float" office:value="2.422806" calcext:value-type="float">
            <text:p>2,422806</text:p>
          </table:table-cell>
          <table:table-cell/>
          <table:table-cell office:value-type="float" office:value="360.35" calcext:value-type="float">
            <text:p>360,35</text:p>
          </table:table-cell>
          <table:table-cell office:value-type="float" office:value="314.631572" calcext:value-type="float">
            <text:p>314,631572</text:p>
          </table:table-cell>
          <table:table-cell/>
          <table:table-cell office:value-type="float" office:value="3966.367" calcext:value-type="float">
            <text:p>3966,367</text:p>
          </table:table-cell>
          <table:table-cell office:value-type="float" office:value="656.717046" calcext:value-type="float">
            <text:p>656,717046</text:p>
          </table:table-cell>
          <table:table-cell table:number-columns-repeated="7"/>
        </table:table-row>
        <table:table-row table:style-name="ro1">
          <table:table-cell office:value-type="float" office:value="41.407" calcext:value-type="float">
            <text:p>41,407</text:p>
          </table:table-cell>
          <table:table-cell office:value-type="float" office:value="2.421724" calcext:value-type="float">
            <text:p>2,421724</text:p>
          </table:table-cell>
          <table:table-cell/>
          <table:table-cell office:value-type="float" office:value="361.116" calcext:value-type="float">
            <text:p>361,116</text:p>
          </table:table-cell>
          <table:table-cell office:value-type="float" office:value="314.148492" calcext:value-type="float">
            <text:p>314,148492</text:p>
          </table:table-cell>
          <table:table-cell/>
          <table:table-cell office:value-type="float" office:value="3700.53" calcext:value-type="float">
            <text:p>3700,53</text:p>
          </table:table-cell>
          <table:table-cell office:value-type="float" office:value="656.499561" calcext:value-type="float">
            <text:p>656,499561</text:p>
          </table:table-cell>
          <table:table-cell table:number-columns-repeated="7"/>
        </table:table-row>
        <table:table-row table:style-name="ro1">
          <table:table-cell office:value-type="float" office:value="45.554" calcext:value-type="float">
            <text:p>45,554</text:p>
          </table:table-cell>
          <table:table-cell office:value-type="float" office:value="2.421478" calcext:value-type="float">
            <text:p>2,421478</text:p>
          </table:table-cell>
          <table:table-cell/>
          <table:table-cell office:value-type="float" office:value="356.602" calcext:value-type="float">
            <text:p>356,602</text:p>
          </table:table-cell>
          <table:table-cell office:value-type="float" office:value="312.991703" calcext:value-type="float">
            <text:p>312,991703</text:p>
          </table:table-cell>
          <table:table-cell/>
          <table:table-cell office:value-type="float" office:value="3700.252" calcext:value-type="float">
            <text:p>3700,252</text:p>
          </table:table-cell>
          <table:table-cell office:value-type="float" office:value="656.427249" calcext:value-type="float">
            <text:p>656,427249</text:p>
          </table:table-cell>
          <table:table-cell table:number-columns-repeated="7"/>
        </table:table-row>
        <table:table-row table:style-name="ro1">
          <table:table-cell office:value-type="float" office:value="48.272" calcext:value-type="float">
            <text:p>48,272</text:p>
          </table:table-cell>
          <table:table-cell office:value-type="float" office:value="2.417311" calcext:value-type="float">
            <text:p>2,417311</text:p>
          </table:table-cell>
          <table:table-cell/>
          <table:table-cell office:value-type="float" office:value="357.922" calcext:value-type="float">
            <text:p>357,922</text:p>
          </table:table-cell>
          <table:table-cell office:value-type="float" office:value="311.789255" calcext:value-type="float">
            <text:p>311,789255</text:p>
          </table:table-cell>
          <table:table-cell/>
          <table:table-cell office:value-type="float" office:value="3700.885" calcext:value-type="float">
            <text:p>3700,885</text:p>
          </table:table-cell>
          <table:table-cell office:value-type="float" office:value="652.412711" calcext:value-type="float">
            <text:p>652,412711</text:p>
          </table:table-cell>
          <table:table-cell table:number-columns-repeated="7"/>
        </table:table-row>
        <table:table-row table:style-name="ro1">
          <table:table-cell office:value-type="float" office:value="45.819" calcext:value-type="float">
            <text:p>45,819</text:p>
          </table:table-cell>
          <table:table-cell office:value-type="float" office:value="2.415793" calcext:value-type="float">
            <text:p>2,415793</text:p>
          </table:table-cell>
          <table:table-cell/>
          <table:table-cell office:value-type="float" office:value="360.638" calcext:value-type="float">
            <text:p>360,638</text:p>
          </table:table-cell>
          <table:table-cell office:value-type="float" office:value="311.6742" calcext:value-type="float">
            <text:p>311,6742</text:p>
          </table:table-cell>
          <table:table-cell/>
          <table:table-cell office:value-type="float" office:value="3828.473" calcext:value-type="float">
            <text:p>3828,473</text:p>
          </table:table-cell>
          <table:table-cell office:value-type="float" office:value="650.374067" calcext:value-type="float">
            <text:p>650,374067</text:p>
          </table:table-cell>
          <table:table-cell table:number-columns-repeated="7"/>
        </table:table-row>
        <table:table-row table:style-name="ro1">
          <table:table-cell office:value-type="float" office:value="50.155" calcext:value-type="float">
            <text:p>50,155</text:p>
          </table:table-cell>
          <table:table-cell office:value-type="float" office:value="2.41485" calcext:value-type="float">
            <text:p>2,41485</text:p>
          </table:table-cell>
          <table:table-cell/>
          <table:table-cell office:value-type="float" office:value="402.72" calcext:value-type="float">
            <text:p>402,72</text:p>
          </table:table-cell>
          <table:table-cell office:value-type="float" office:value="311.595874" calcext:value-type="float">
            <text:p>311,595874</text:p>
          </table:table-cell>
          <table:table-cell/>
          <table:table-cell office:value-type="float" office:value="3699.804" calcext:value-type="float">
            <text:p>3699,804</text:p>
          </table:table-cell>
          <table:table-cell office:value-type="float" office:value="648.184093" calcext:value-type="float">
            <text:p>648,184093</text:p>
          </table:table-cell>
          <table:table-cell table:number-columns-repeated="7"/>
        </table:table-row>
        <table:table-row table:style-name="ro1">
          <table:table-cell office:value-type="float" office:value="45.943" calcext:value-type="float">
            <text:p>45,943</text:p>
          </table:table-cell>
          <table:table-cell office:value-type="float" office:value="2.414302" calcext:value-type="float">
            <text:p>2,414302</text:p>
          </table:table-cell>
          <table:table-cell/>
          <table:table-cell office:value-type="float" office:value="361.917" calcext:value-type="float">
            <text:p>361,917</text:p>
          </table:table-cell>
          <table:table-cell office:value-type="float" office:value="311.595212" calcext:value-type="float">
            <text:p>311,595212</text:p>
          </table:table-cell>
          <table:table-cell/>
          <table:table-cell office:value-type="float" office:value="3694.132" calcext:value-type="float">
            <text:p>3694,132</text:p>
          </table:table-cell>
          <table:table-cell office:value-type="float" office:value="646.6085" calcext:value-type="float">
            <text:p>646,6085</text:p>
          </table:table-cell>
          <table:table-cell table:number-columns-repeated="7"/>
        </table:table-row>
        <table:table-row table:style-name="ro1">
          <table:table-cell office:value-type="float" office:value="46.38" calcext:value-type="float">
            <text:p>46,38</text:p>
          </table:table-cell>
          <table:table-cell office:value-type="float" office:value="2.414281" calcext:value-type="float">
            <text:p>2,414281</text:p>
          </table:table-cell>
          <table:table-cell/>
          <table:table-cell office:value-type="float" office:value="360.211" calcext:value-type="float">
            <text:p>360,211</text:p>
          </table:table-cell>
          <table:table-cell office:value-type="float" office:value="311.586847" calcext:value-type="float">
            <text:p>311,586847</text:p>
          </table:table-cell>
          <table:table-cell/>
          <table:table-cell office:value-type="float" office:value="3700.548" calcext:value-type="float">
            <text:p>3700,548</text:p>
          </table:table-cell>
          <table:table-cell office:value-type="float" office:value="642.361397" calcext:value-type="float">
            <text:p>642,361397</text:p>
          </table:table-cell>
          <table:table-cell table:number-columns-repeated="7"/>
        </table:table-row>
        <table:table-row table:style-name="ro1">
          <table:table-cell office:value-type="float" office:value="49.163" calcext:value-type="float">
            <text:p>49,163</text:p>
          </table:table-cell>
          <table:table-cell office:value-type="float" office:value="2.413448" calcext:value-type="float">
            <text:p>2,413448</text:p>
          </table:table-cell>
          <table:table-cell/>
          <table:table-cell office:value-type="float" office:value="361.164" calcext:value-type="float">
            <text:p>361,164</text:p>
          </table:table-cell>
          <table:table-cell office:value-type="float" office:value="311.503042" calcext:value-type="float">
            <text:p>311,503042</text:p>
          </table:table-cell>
          <table:table-cell/>
          <table:table-cell office:value-type="float" office:value="3697.114" calcext:value-type="float">
            <text:p>3697,114</text:p>
          </table:table-cell>
          <table:table-cell office:value-type="float" office:value="641.490564" calcext:value-type="float">
            <text:p>641,490564</text:p>
          </table:table-cell>
          <table:table-cell table:number-columns-repeated="7"/>
        </table:table-row>
        <table:table-row table:style-name="ro1">
          <table:table-cell office:value-type="float" office:value="45.772" calcext:value-type="float">
            <text:p>45,772</text:p>
          </table:table-cell>
          <table:table-cell office:value-type="float" office:value="2.412091" calcext:value-type="float">
            <text:p>2,412091</text:p>
          </table:table-cell>
          <table:table-cell/>
          <table:table-cell office:value-type="float" office:value="357.827" calcext:value-type="float">
            <text:p>357,827</text:p>
          </table:table-cell>
          <table:table-cell office:value-type="float" office:value="311.468958" calcext:value-type="float">
            <text:p>311,468958</text:p>
          </table:table-cell>
          <table:table-cell/>
          <table:table-cell office:value-type="float" office:value="3698.422" calcext:value-type="float">
            <text:p>3698,422</text:p>
          </table:table-cell>
          <table:table-cell office:value-type="float" office:value="641.298334" calcext:value-type="float">
            <text:p>641,298334</text:p>
          </table:table-cell>
          <table:table-cell table:number-columns-repeated="7"/>
        </table:table-row>
        <table:table-row table:style-name="ro1">
          <table:table-cell office:value-type="float" office:value="42.525" calcext:value-type="float">
            <text:p>42,525</text:p>
          </table:table-cell>
          <table:table-cell office:value-type="float" office:value="2.411189" calcext:value-type="float">
            <text:p>2,411189</text:p>
          </table:table-cell>
          <table:table-cell/>
          <table:table-cell office:value-type="float" office:value="363.179" calcext:value-type="float">
            <text:p>363,179</text:p>
          </table:table-cell>
          <table:table-cell office:value-type="float" office:value="311.406165" calcext:value-type="float">
            <text:p>311,406165</text:p>
          </table:table-cell>
          <table:table-cell/>
          <table:table-cell office:value-type="float" office:value="3696.729" calcext:value-type="float">
            <text:p>3696,729</text:p>
          </table:table-cell>
          <table:table-cell office:value-type="float" office:value="640.978894" calcext:value-type="float">
            <text:p>640,978894</text:p>
          </table:table-cell>
          <table:table-cell table:number-columns-repeated="7"/>
        </table:table-row>
        <table:table-row table:style-name="ro1">
          <table:table-cell office:value-type="float" office:value="49.635" calcext:value-type="float">
            <text:p>49,635</text:p>
          </table:table-cell>
          <table:table-cell office:value-type="float" office:value="2.409805" calcext:value-type="float">
            <text:p>2,409805</text:p>
          </table:table-cell>
          <table:table-cell/>
          <table:table-cell office:value-type="float" office:value="361.281" calcext:value-type="float">
            <text:p>361,281</text:p>
          </table:table-cell>
          <table:table-cell office:value-type="float" office:value="311.399211" calcext:value-type="float">
            <text:p>311,399211</text:p>
          </table:table-cell>
          <table:table-cell/>
          <table:table-cell office:value-type="float" office:value="3700.431" calcext:value-type="float">
            <text:p>3700,431</text:p>
          </table:table-cell>
          <table:table-cell office:value-type="float" office:value="640.628699" calcext:value-type="float">
            <text:p>640,628699</text:p>
          </table:table-cell>
          <table:table-cell table:number-columns-repeated="7"/>
        </table:table-row>
        <table:table-row table:style-name="ro1">
          <table:table-cell office:value-type="float" office:value="45.424" calcext:value-type="float">
            <text:p>45,424</text:p>
          </table:table-cell>
          <table:table-cell office:value-type="float" office:value="2.408582" calcext:value-type="float">
            <text:p>2,408582</text:p>
          </table:table-cell>
          <table:table-cell/>
          <table:table-cell office:value-type="float" office:value="358.551" calcext:value-type="float">
            <text:p>358,551</text:p>
          </table:table-cell>
          <table:table-cell office:value-type="float" office:value="311.299239" calcext:value-type="float">
            <text:p>311,299239</text:p>
          </table:table-cell>
          <table:table-cell/>
          <table:table-cell office:value-type="float" office:value="3694.962" calcext:value-type="float">
            <text:p>3694,962</text:p>
          </table:table-cell>
          <table:table-cell office:value-type="float" office:value="640.228311" calcext:value-type="float">
            <text:p>640,228311</text:p>
          </table:table-cell>
          <table:table-cell table:number-columns-repeated="7"/>
        </table:table-row>
        <table:table-row table:style-name="ro1">
          <table:table-cell office:value-type="float" office:value="46.848" calcext:value-type="float">
            <text:p>46,848</text:p>
          </table:table-cell>
          <table:table-cell office:value-type="float" office:value="2.405797" calcext:value-type="float">
            <text:p>2,405797</text:p>
          </table:table-cell>
          <table:table-cell/>
          <table:table-cell office:value-type="float" office:value="360.743" calcext:value-type="float">
            <text:p>360,743</text:p>
          </table:table-cell>
          <table:table-cell office:value-type="float" office:value="309.480883" calcext:value-type="float">
            <text:p>309,480883</text:p>
          </table:table-cell>
          <table:table-cell/>
          <table:table-cell office:value-type="float" office:value="3682.212" calcext:value-type="float">
            <text:p>3682,212</text:p>
          </table:table-cell>
          <table:table-cell office:value-type="float" office:value="640.194323" calcext:value-type="float">
            <text:p>640,194323</text:p>
          </table:table-cell>
          <table:table-cell table:number-columns-repeated="7"/>
        </table:table-row>
        <table:table-row table:style-name="ro1">
          <table:table-cell office:value-type="float" office:value="65.975" calcext:value-type="float">
            <text:p>65,975</text:p>
          </table:table-cell>
          <table:table-cell office:value-type="float" office:value="2.404973" calcext:value-type="float">
            <text:p>2,404973</text:p>
          </table:table-cell>
          <table:table-cell/>
          <table:table-cell office:value-type="float" office:value="359.499" calcext:value-type="float">
            <text:p>359,499</text:p>
          </table:table-cell>
          <table:table-cell office:value-type="float" office:value="308.306618" calcext:value-type="float">
            <text:p>308,306618</text:p>
          </table:table-cell>
          <table:table-cell/>
          <table:table-cell office:value-type="float" office:value="3697.908" calcext:value-type="float">
            <text:p>3697,908</text:p>
          </table:table-cell>
          <table:table-cell office:value-type="float" office:value="639.958175" calcext:value-type="float">
            <text:p>639,958175</text:p>
          </table:table-cell>
          <table:table-cell table:number-columns-repeated="7"/>
        </table:table-row>
        <table:table-row table:style-name="ro1">
          <table:table-cell office:value-type="float" office:value="45.572" calcext:value-type="float">
            <text:p>45,572</text:p>
          </table:table-cell>
          <table:table-cell office:value-type="float" office:value="2.402637" calcext:value-type="float">
            <text:p>2,402637</text:p>
          </table:table-cell>
          <table:table-cell/>
          <table:table-cell office:value-type="float" office:value="352.256" calcext:value-type="float">
            <text:p>352,256</text:p>
          </table:table-cell>
          <table:table-cell office:value-type="float" office:value="307.275293" calcext:value-type="float">
            <text:p>307,275293</text:p>
          </table:table-cell>
          <table:table-cell/>
          <table:table-cell office:value-type="float" office:value="3697.527" calcext:value-type="float">
            <text:p>3697,527</text:p>
          </table:table-cell>
          <table:table-cell office:value-type="float" office:value="639.933083" calcext:value-type="float">
            <text:p>639,933083</text:p>
          </table:table-cell>
          <table:table-cell table:number-columns-repeated="7"/>
        </table:table-row>
        <table:table-row table:style-name="ro1">
          <table:table-cell office:value-type="float" office:value="47.6" calcext:value-type="float">
            <text:p>47,6</text:p>
          </table:table-cell>
          <table:table-cell office:value-type="float" office:value="2.402161" calcext:value-type="float">
            <text:p>2,402161</text:p>
          </table:table-cell>
          <table:table-cell/>
          <table:table-cell office:value-type="float" office:value="360.604" calcext:value-type="float">
            <text:p>360,604</text:p>
          </table:table-cell>
          <table:table-cell office:value-type="float" office:value="307.223467" calcext:value-type="float">
            <text:p>307,223467</text:p>
          </table:table-cell>
          <table:table-cell/>
          <table:table-cell office:value-type="float" office:value="3688.543" calcext:value-type="float">
            <text:p>3688,543</text:p>
          </table:table-cell>
          <table:table-cell office:value-type="float" office:value="638.997909" calcext:value-type="float">
            <text:p>638,997909</text:p>
          </table:table-cell>
          <table:table-cell table:number-columns-repeated="7"/>
        </table:table-row>
        <table:table-row table:style-name="ro1">
          <table:table-cell office:value-type="float" office:value="43.204" calcext:value-type="float">
            <text:p>43,204</text:p>
          </table:table-cell>
          <table:table-cell office:value-type="float" office:value="2.399529" calcext:value-type="float">
            <text:p>2,399529</text:p>
          </table:table-cell>
          <table:table-cell/>
          <table:table-cell office:value-type="float" office:value="418.414" calcext:value-type="float">
            <text:p>418,414</text:p>
          </table:table-cell>
          <table:table-cell office:value-type="float" office:value="303.585249" calcext:value-type="float">
            <text:p>303,585249</text:p>
          </table:table-cell>
          <table:table-cell/>
          <table:table-cell office:value-type="float" office:value="3680.157" calcext:value-type="float">
            <text:p>3680,157</text:p>
          </table:table-cell>
          <table:table-cell office:value-type="float" office:value="638.727548" calcext:value-type="float">
            <text:p>638,727548</text:p>
          </table:table-cell>
          <table:table-cell table:number-columns-repeated="7"/>
        </table:table-row>
        <table:table-row table:style-name="ro1">
          <table:table-cell office:value-type="float" office:value="45.446" calcext:value-type="float">
            <text:p>45,446</text:p>
          </table:table-cell>
          <table:table-cell office:value-type="float" office:value="2.398303" calcext:value-type="float">
            <text:p>2,398303</text:p>
          </table:table-cell>
          <table:table-cell/>
          <table:table-cell office:value-type="float" office:value="409.995" calcext:value-type="float">
            <text:p>409,995</text:p>
          </table:table-cell>
          <table:table-cell office:value-type="float" office:value="303.575615" calcext:value-type="float">
            <text:p>303,575615</text:p>
          </table:table-cell>
          <table:table-cell/>
          <table:table-cell office:value-type="float" office:value="3680.314" calcext:value-type="float">
            <text:p>3680,314</text:p>
          </table:table-cell>
          <table:table-cell office:value-type="float" office:value="637.969226" calcext:value-type="float">
            <text:p>637,969226</text:p>
          </table:table-cell>
          <table:table-cell table:number-columns-repeated="7"/>
        </table:table-row>
        <table:table-row table:style-name="ro1">
          <table:table-cell office:value-type="float" office:value="44.856" calcext:value-type="float">
            <text:p>44,856</text:p>
          </table:table-cell>
          <table:table-cell office:value-type="float" office:value="2.387476" calcext:value-type="float">
            <text:p>2,387476</text:p>
          </table:table-cell>
          <table:table-cell/>
          <table:table-cell office:value-type="float" office:value="417.027" calcext:value-type="float">
            <text:p>417,027</text:p>
          </table:table-cell>
          <table:table-cell office:value-type="float" office:value="303.574339" calcext:value-type="float">
            <text:p>303,574339</text:p>
          </table:table-cell>
          <table:table-cell/>
          <table:table-cell office:value-type="float" office:value="3680.099" calcext:value-type="float">
            <text:p>3680,099</text:p>
          </table:table-cell>
          <table:table-cell office:value-type="float" office:value="637.316981" calcext:value-type="float">
            <text:p>637,316981</text:p>
          </table:table-cell>
          <table:table-cell table:number-columns-repeated="7"/>
        </table:table-row>
        <table:table-row table:style-name="ro1">
          <table:table-cell office:value-type="float" office:value="44.855" calcext:value-type="float">
            <text:p>44,855</text:p>
          </table:table-cell>
          <table:table-cell office:value-type="float" office:value="2.387355" calcext:value-type="float">
            <text:p>2,387355</text:p>
          </table:table-cell>
          <table:table-cell/>
          <table:table-cell office:value-type="float" office:value="361.749" calcext:value-type="float">
            <text:p>361,749</text:p>
          </table:table-cell>
          <table:table-cell office:value-type="float" office:value="303.537489" calcext:value-type="float">
            <text:p>303,537489</text:p>
          </table:table-cell>
          <table:table-cell/>
          <table:table-cell office:value-type="float" office:value="3681.014" calcext:value-type="float">
            <text:p>3681,014</text:p>
          </table:table-cell>
          <table:table-cell office:value-type="float" office:value="637.315029" calcext:value-type="float">
            <text:p>637,315029</text:p>
          </table:table-cell>
          <table:table-cell table:number-columns-repeated="7"/>
        </table:table-row>
        <table:table-row table:style-name="ro1">
          <table:table-cell office:value-type="float" office:value="57.947" calcext:value-type="float">
            <text:p>57,947</text:p>
          </table:table-cell>
          <table:table-cell office:value-type="float" office:value="2.385644" calcext:value-type="float">
            <text:p>2,385644</text:p>
          </table:table-cell>
          <table:table-cell/>
          <table:table-cell office:value-type="float" office:value="361.222" calcext:value-type="float">
            <text:p>361,222</text:p>
          </table:table-cell>
          <table:table-cell office:value-type="float" office:value="303.533648" calcext:value-type="float">
            <text:p>303,533648</text:p>
          </table:table-cell>
          <table:table-cell/>
          <table:table-cell office:value-type="float" office:value="3801.882" calcext:value-type="float">
            <text:p>3801,882</text:p>
          </table:table-cell>
          <table:table-cell office:value-type="float" office:value="637.178918" calcext:value-type="float">
            <text:p>637,178918</text:p>
          </table:table-cell>
          <table:table-cell table:number-columns-repeated="7"/>
        </table:table-row>
        <table:table-row table:style-name="ro1">
          <table:table-cell office:value-type="float" office:value="49.089" calcext:value-type="float">
            <text:p>49,089</text:p>
          </table:table-cell>
          <table:table-cell office:value-type="float" office:value="2.385407" calcext:value-type="float">
            <text:p>2,385407</text:p>
          </table:table-cell>
          <table:table-cell/>
          <table:table-cell office:value-type="float" office:value="458.05" calcext:value-type="float">
            <text:p>458,05</text:p>
          </table:table-cell>
          <table:table-cell office:value-type="float" office:value="303.522489" calcext:value-type="float">
            <text:p>303,522489</text:p>
          </table:table-cell>
          <table:table-cell/>
          <table:table-cell office:value-type="float" office:value="3680.808" calcext:value-type="float">
            <text:p>3680,808</text:p>
          </table:table-cell>
          <table:table-cell office:value-type="float" office:value="637.146633" calcext:value-type="float">
            <text:p>637,146633</text:p>
          </table:table-cell>
          <table:table-cell table:number-columns-repeated="7"/>
        </table:table-row>
        <table:table-row table:style-name="ro1">
          <table:table-cell office:value-type="float" office:value="49.345" calcext:value-type="float">
            <text:p>49,345</text:p>
          </table:table-cell>
          <table:table-cell office:value-type="float" office:value="2.382635" calcext:value-type="float">
            <text:p>2,382635</text:p>
          </table:table-cell>
          <table:table-cell/>
          <table:table-cell office:value-type="float" office:value="449.331" calcext:value-type="float">
            <text:p>449,331</text:p>
          </table:table-cell>
          <table:table-cell office:value-type="float" office:value="303.450668" calcext:value-type="float">
            <text:p>303,450668</text:p>
          </table:table-cell>
          <table:table-cell/>
          <table:table-cell office:value-type="float" office:value="3678.533" calcext:value-type="float">
            <text:p>3678,533</text:p>
          </table:table-cell>
          <table:table-cell office:value-type="float" office:value="636.674065" calcext:value-type="float">
            <text:p>636,674065</text:p>
          </table:table-cell>
          <table:table-cell table:number-columns-repeated="7"/>
        </table:table-row>
        <table:table-row table:style-name="ro1">
          <table:table-cell office:value-type="float" office:value="46.165" calcext:value-type="float">
            <text:p>46,165</text:p>
          </table:table-cell>
          <table:table-cell office:value-type="float" office:value="2.382214" calcext:value-type="float">
            <text:p>2,382214</text:p>
          </table:table-cell>
          <table:table-cell/>
          <table:table-cell office:value-type="float" office:value="360.114" calcext:value-type="float">
            <text:p>360,114</text:p>
          </table:table-cell>
          <table:table-cell office:value-type="float" office:value="303.441988" calcext:value-type="float">
            <text:p>303,441988</text:p>
          </table:table-cell>
          <table:table-cell/>
          <table:table-cell office:value-type="float" office:value="3677.554" calcext:value-type="float">
            <text:p>3677,554</text:p>
          </table:table-cell>
          <table:table-cell office:value-type="float" office:value="634.806563" calcext:value-type="float">
            <text:p>634,806563</text:p>
          </table:table-cell>
          <table:table-cell table:number-columns-repeated="7"/>
        </table:table-row>
        <table:table-row table:style-name="ro1">
          <table:table-cell office:value-type="float" office:value="45.133" calcext:value-type="float">
            <text:p>45,133</text:p>
          </table:table-cell>
          <table:table-cell office:value-type="float" office:value="2.380822" calcext:value-type="float">
            <text:p>2,380822</text:p>
          </table:table-cell>
          <table:table-cell/>
          <table:table-cell office:value-type="float" office:value="361.566" calcext:value-type="float">
            <text:p>361,566</text:p>
          </table:table-cell>
          <table:table-cell office:value-type="float" office:value="303.434634" calcext:value-type="float">
            <text:p>303,434634</text:p>
          </table:table-cell>
          <table:table-cell/>
          <table:table-cell office:value-type="float" office:value="3678.088" calcext:value-type="float">
            <text:p>3678,088</text:p>
          </table:table-cell>
          <table:table-cell office:value-type="float" office:value="632.285566" calcext:value-type="float">
            <text:p>632,285566</text:p>
          </table:table-cell>
          <table:table-cell table:number-columns-repeated="7"/>
        </table:table-row>
        <table:table-row table:style-name="ro1">
          <table:table-cell office:value-type="float" office:value="44.889" calcext:value-type="float">
            <text:p>44,889</text:p>
          </table:table-cell>
          <table:table-cell office:value-type="float" office:value="2.379107" calcext:value-type="float">
            <text:p>2,379107</text:p>
          </table:table-cell>
          <table:table-cell/>
          <table:table-cell office:value-type="float" office:value="361.397" calcext:value-type="float">
            <text:p>361,397</text:p>
          </table:table-cell>
          <table:table-cell office:value-type="float" office:value="303.430046" calcext:value-type="float">
            <text:p>303,430046</text:p>
          </table:table-cell>
          <table:table-cell/>
          <table:table-cell office:value-type="float" office:value="3683.513" calcext:value-type="float">
            <text:p>3683,513</text:p>
          </table:table-cell>
          <table:table-cell office:value-type="float" office:value="631.947101" calcext:value-type="float">
            <text:p>631,947101</text:p>
          </table:table-cell>
          <table:table-cell table:number-columns-repeated="7"/>
        </table:table-row>
        <table:table-row table:style-name="ro1">
          <table:table-cell office:value-type="float" office:value="44.158" calcext:value-type="float">
            <text:p>44,158</text:p>
          </table:table-cell>
          <table:table-cell office:value-type="float" office:value="2.373796" calcext:value-type="float">
            <text:p>2,373796</text:p>
          </table:table-cell>
          <table:table-cell/>
          <table:table-cell office:value-type="float" office:value="359.808" calcext:value-type="float">
            <text:p>359,808</text:p>
          </table:table-cell>
          <table:table-cell office:value-type="float" office:value="303.412148" calcext:value-type="float">
            <text:p>303,412148</text:p>
          </table:table-cell>
          <table:table-cell/>
          <table:table-cell office:value-type="float" office:value="3679.155" calcext:value-type="float">
            <text:p>3679,155</text:p>
          </table:table-cell>
          <table:table-cell office:value-type="float" office:value="629.713233" calcext:value-type="float">
            <text:p>629,713233</text:p>
          </table:table-cell>
          <table:table-cell table:number-columns-repeated="7"/>
        </table:table-row>
        <table:table-row table:style-name="ro1">
          <table:table-cell office:value-type="float" office:value="45.115" calcext:value-type="float">
            <text:p>45,115</text:p>
          </table:table-cell>
          <table:table-cell office:value-type="float" office:value="2.370673" calcext:value-type="float">
            <text:p>2,370673</text:p>
          </table:table-cell>
          <table:table-cell/>
          <table:table-cell office:value-type="float" office:value="359.349" calcext:value-type="float">
            <text:p>359,349</text:p>
          </table:table-cell>
          <table:table-cell office:value-type="float" office:value="303.388999" calcext:value-type="float">
            <text:p>303,388999</text:p>
          </table:table-cell>
          <table:table-cell/>
          <table:table-cell office:value-type="float" office:value="3672.394" calcext:value-type="float">
            <text:p>3672,394</text:p>
          </table:table-cell>
          <table:table-cell office:value-type="float" office:value="628.243247" calcext:value-type="float">
            <text:p>628,243247</text:p>
          </table:table-cell>
          <table:table-cell table:number-columns-repeated="7"/>
        </table:table-row>
        <table:table-row table:style-name="ro1">
          <table:table-cell office:value-type="float" office:value="43.39" calcext:value-type="float">
            <text:p>43,39</text:p>
          </table:table-cell>
          <table:table-cell office:value-type="float" office:value="2.370173" calcext:value-type="float">
            <text:p>2,370173</text:p>
          </table:table-cell>
          <table:table-cell/>
          <table:table-cell office:value-type="float" office:value="379.942" calcext:value-type="float">
            <text:p>379,942</text:p>
          </table:table-cell>
          <table:table-cell office:value-type="float" office:value="303.365695" calcext:value-type="float">
            <text:p>303,365695</text:p>
          </table:table-cell>
          <table:table-cell/>
          <table:table-cell office:value-type="float" office:value="3677.21" calcext:value-type="float">
            <text:p>3677,21</text:p>
          </table:table-cell>
          <table:table-cell office:value-type="float" office:value="627.30613" calcext:value-type="float">
            <text:p>627,30613</text:p>
          </table:table-cell>
          <table:table-cell table:number-columns-repeated="7"/>
        </table:table-row>
        <table:table-row table:style-name="ro1">
          <table:table-cell office:value-type="float" office:value="44.412" calcext:value-type="float">
            <text:p>44,412</text:p>
          </table:table-cell>
          <table:table-cell office:value-type="float" office:value="2.366741" calcext:value-type="float">
            <text:p>2,366741</text:p>
          </table:table-cell>
          <table:table-cell/>
          <table:table-cell office:value-type="float" office:value="359.75" calcext:value-type="float">
            <text:p>359,75</text:p>
          </table:table-cell>
          <table:table-cell office:value-type="float" office:value="303.279723" calcext:value-type="float">
            <text:p>303,279723</text:p>
          </table:table-cell>
          <table:table-cell/>
          <table:table-cell office:value-type="float" office:value="3681.766" calcext:value-type="float">
            <text:p>3681,766</text:p>
          </table:table-cell>
          <table:table-cell office:value-type="float" office:value="624.370534" calcext:value-type="float">
            <text:p>624,370534</text:p>
          </table:table-cell>
          <table:table-cell table:number-columns-repeated="7"/>
        </table:table-row>
        <table:table-row table:style-name="ro1">
          <table:table-cell office:value-type="float" office:value="46.457" calcext:value-type="float">
            <text:p>46,457</text:p>
          </table:table-cell>
          <table:table-cell office:value-type="float" office:value="2.364031" calcext:value-type="float">
            <text:p>2,364031</text:p>
          </table:table-cell>
          <table:table-cell/>
          <table:table-cell office:value-type="float" office:value="360.154" calcext:value-type="float">
            <text:p>360,154</text:p>
          </table:table-cell>
          <table:table-cell office:value-type="float" office:value="303.249282" calcext:value-type="float">
            <text:p>303,249282</text:p>
          </table:table-cell>
          <table:table-cell/>
          <table:table-cell office:value-type="float" office:value="3701.988" calcext:value-type="float">
            <text:p>3701,988</text:p>
          </table:table-cell>
          <table:table-cell office:value-type="float" office:value="623.207004" calcext:value-type="float">
            <text:p>623,207004</text:p>
          </table:table-cell>
          <table:table-cell table:number-columns-repeated="7"/>
        </table:table-row>
        <table:table-row table:style-name="ro1">
          <table:table-cell office:value-type="float" office:value="45.12" calcext:value-type="float">
            <text:p>45,12</text:p>
          </table:table-cell>
          <table:table-cell office:value-type="float" office:value="2.363788" calcext:value-type="float">
            <text:p>2,363788</text:p>
          </table:table-cell>
          <table:table-cell/>
          <table:table-cell office:value-type="float" office:value="359.703" calcext:value-type="float">
            <text:p>359,703</text:p>
          </table:table-cell>
          <table:table-cell office:value-type="float" office:value="303.240728" calcext:value-type="float">
            <text:p>303,240728</text:p>
          </table:table-cell>
          <table:table-cell/>
          <table:table-cell office:value-type="float" office:value="3679.693" calcext:value-type="float">
            <text:p>3679,693</text:p>
          </table:table-cell>
          <table:table-cell office:value-type="float" office:value="622.376757" calcext:value-type="float">
            <text:p>622,376757</text:p>
          </table:table-cell>
          <table:table-cell table:number-columns-repeated="7"/>
        </table:table-row>
        <table:table-row table:style-name="ro1">
          <table:table-cell office:value-type="float" office:value="46.943" calcext:value-type="float">
            <text:p>46,943</text:p>
          </table:table-cell>
          <table:table-cell office:value-type="float" office:value="2.362589" calcext:value-type="float">
            <text:p>2,362589</text:p>
          </table:table-cell>
          <table:table-cell/>
          <table:table-cell office:value-type="float" office:value="360.293" calcext:value-type="float">
            <text:p>360,293</text:p>
          </table:table-cell>
          <table:table-cell office:value-type="float" office:value="303.193063" calcext:value-type="float">
            <text:p>303,193063</text:p>
          </table:table-cell>
          <table:table-cell/>
          <table:table-cell office:value-type="float" office:value="3662.308" calcext:value-type="float">
            <text:p>3662,308</text:p>
          </table:table-cell>
          <table:table-cell office:value-type="float" office:value="620.89422" calcext:value-type="float">
            <text:p>620,89422</text:p>
          </table:table-cell>
          <table:table-cell table:number-columns-repeated="7"/>
        </table:table-row>
        <table:table-row table:style-name="ro1">
          <table:table-cell office:value-type="float" office:value="58.716" calcext:value-type="float">
            <text:p>58,716</text:p>
          </table:table-cell>
          <table:table-cell office:value-type="float" office:value="2.362476" calcext:value-type="float">
            <text:p>2,362476</text:p>
          </table:table-cell>
          <table:table-cell/>
          <table:table-cell office:value-type="float" office:value="359.89" calcext:value-type="float">
            <text:p>359,89</text:p>
          </table:table-cell>
          <table:table-cell office:value-type="float" office:value="303.189092" calcext:value-type="float">
            <text:p>303,189092</text:p>
          </table:table-cell>
          <table:table-cell/>
          <table:table-cell office:value-type="float" office:value="3662.324" calcext:value-type="float">
            <text:p>3662,324</text:p>
          </table:table-cell>
          <table:table-cell office:value-type="float" office:value="620.784567" calcext:value-type="float">
            <text:p>620,784567</text:p>
          </table:table-cell>
          <table:table-cell table:number-columns-repeated="7"/>
        </table:table-row>
        <table:table-row table:style-name="ro1">
          <table:table-cell office:value-type="float" office:value="46.064" calcext:value-type="float">
            <text:p>46,064</text:p>
          </table:table-cell>
          <table:table-cell office:value-type="float" office:value="2.359887" calcext:value-type="float">
            <text:p>2,359887</text:p>
          </table:table-cell>
          <table:table-cell/>
          <table:table-cell office:value-type="float" office:value="362.564" calcext:value-type="float">
            <text:p>362,564</text:p>
          </table:table-cell>
          <table:table-cell office:value-type="float" office:value="303.155258" calcext:value-type="float">
            <text:p>303,155258</text:p>
          </table:table-cell>
          <table:table-cell/>
          <table:table-cell office:value-type="float" office:value="3677.304" calcext:value-type="float">
            <text:p>3677,304</text:p>
          </table:table-cell>
          <table:table-cell office:value-type="float" office:value="620.738216" calcext:value-type="float">
            <text:p>620,738216</text:p>
          </table:table-cell>
          <table:table-cell table:number-columns-repeated="7"/>
        </table:table-row>
        <table:table-row table:style-name="ro1">
          <table:table-cell office:value-type="float" office:value="49.929" calcext:value-type="float">
            <text:p>49,929</text:p>
          </table:table-cell>
          <table:table-cell office:value-type="float" office:value="2.359087" calcext:value-type="float">
            <text:p>2,359087</text:p>
          </table:table-cell>
          <table:table-cell/>
          <table:table-cell office:value-type="float" office:value="359.294" calcext:value-type="float">
            <text:p>359,294</text:p>
          </table:table-cell>
          <table:table-cell office:value-type="float" office:value="303.144249" calcext:value-type="float">
            <text:p>303,144249</text:p>
          </table:table-cell>
          <table:table-cell/>
          <table:table-cell office:value-type="float" office:value="3663.36" calcext:value-type="float">
            <text:p>3663,36</text:p>
          </table:table-cell>
          <table:table-cell office:value-type="float" office:value="620.064234" calcext:value-type="float">
            <text:p>620,064234</text:p>
          </table:table-cell>
          <table:table-cell table:number-columns-repeated="7"/>
        </table:table-row>
        <table:table-row table:style-name="ro1">
          <table:table-cell office:value-type="float" office:value="49.633" calcext:value-type="float">
            <text:p>49,633</text:p>
          </table:table-cell>
          <table:table-cell office:value-type="float" office:value="2.355296" calcext:value-type="float">
            <text:p>2,355296</text:p>
          </table:table-cell>
          <table:table-cell/>
          <table:table-cell office:value-type="float" office:value="359.852" calcext:value-type="float">
            <text:p>359,852</text:p>
          </table:table-cell>
          <table:table-cell office:value-type="float" office:value="303.098501" calcext:value-type="float">
            <text:p>303,098501</text:p>
          </table:table-cell>
          <table:table-cell/>
          <table:table-cell office:value-type="float" office:value="3660.06" calcext:value-type="float">
            <text:p>3660,06</text:p>
          </table:table-cell>
          <table:table-cell office:value-type="float" office:value="619.57598" calcext:value-type="float">
            <text:p>619,57598</text:p>
          </table:table-cell>
          <table:table-cell table:number-columns-repeated="7"/>
        </table:table-row>
        <table:table-row table:style-name="ro1">
          <table:table-cell office:value-type="float" office:value="46.083" calcext:value-type="float">
            <text:p>46,083</text:p>
          </table:table-cell>
          <table:table-cell office:value-type="float" office:value="2.353673" calcext:value-type="float">
            <text:p>2,353673</text:p>
          </table:table-cell>
          <table:table-cell/>
          <table:table-cell office:value-type="float" office:value="360.106" calcext:value-type="float">
            <text:p>360,106</text:p>
          </table:table-cell>
          <table:table-cell office:value-type="float" office:value="303.064052" calcext:value-type="float">
            <text:p>303,064052</text:p>
          </table:table-cell>
          <table:table-cell/>
          <table:table-cell office:value-type="float" office:value="3663.716" calcext:value-type="float">
            <text:p>3663,716</text:p>
          </table:table-cell>
          <table:table-cell office:value-type="float" office:value="619.357476" calcext:value-type="float">
            <text:p>619,357476</text:p>
          </table:table-cell>
          <table:table-cell table:number-columns-repeated="7"/>
        </table:table-row>
        <table:table-row table:style-name="ro1">
          <table:table-cell office:value-type="float" office:value="59.524" calcext:value-type="float">
            <text:p>59,524</text:p>
          </table:table-cell>
          <table:table-cell office:value-type="float" office:value="2.353018" calcext:value-type="float">
            <text:p>2,353018</text:p>
          </table:table-cell>
          <table:table-cell/>
          <table:table-cell office:value-type="float" office:value="361.007" calcext:value-type="float">
            <text:p>361,007</text:p>
          </table:table-cell>
          <table:table-cell office:value-type="float" office:value="303.033711" calcext:value-type="float">
            <text:p>303,033711</text:p>
          </table:table-cell>
          <table:table-cell/>
          <table:table-cell office:value-type="float" office:value="3660.529" calcext:value-type="float">
            <text:p>3660,529</text:p>
          </table:table-cell>
          <table:table-cell office:value-type="float" office:value="619.232992" calcext:value-type="float">
            <text:p>619,232992</text:p>
          </table:table-cell>
          <table:table-cell table:number-columns-repeated="7"/>
        </table:table-row>
        <table:table-row table:style-name="ro1">
          <table:table-cell office:value-type="float" office:value="44.237" calcext:value-type="float">
            <text:p>44,237</text:p>
          </table:table-cell>
          <table:table-cell office:value-type="float" office:value="2.352346" calcext:value-type="float">
            <text:p>2,352346</text:p>
          </table:table-cell>
          <table:table-cell/>
          <table:table-cell office:value-type="float" office:value="362.934" calcext:value-type="float">
            <text:p>362,934</text:p>
          </table:table-cell>
          <table:table-cell office:value-type="float" office:value="303.015922" calcext:value-type="float">
            <text:p>303,015922</text:p>
          </table:table-cell>
          <table:table-cell/>
          <table:table-cell office:value-type="float" office:value="3659.999" calcext:value-type="float">
            <text:p>3659,999</text:p>
          </table:table-cell>
          <table:table-cell office:value-type="float" office:value="619.069497" calcext:value-type="float">
            <text:p>619,069497</text:p>
          </table:table-cell>
          <table:table-cell table:number-columns-repeated="7"/>
        </table:table-row>
        <table:table-row table:style-name="ro1">
          <table:table-cell office:value-type="float" office:value="43.13" calcext:value-type="float">
            <text:p>43,13</text:p>
          </table:table-cell>
          <table:table-cell office:value-type="float" office:value="2.350898" calcext:value-type="float">
            <text:p>2,350898</text:p>
          </table:table-cell>
          <table:table-cell/>
          <table:table-cell office:value-type="float" office:value="358.735" calcext:value-type="float">
            <text:p>358,735</text:p>
          </table:table-cell>
          <table:table-cell office:value-type="float" office:value="303.000043" calcext:value-type="float">
            <text:p>303,000043</text:p>
          </table:table-cell>
          <table:table-cell/>
          <table:table-cell office:value-type="float" office:value="3670.456" calcext:value-type="float">
            <text:p>3670,456</text:p>
          </table:table-cell>
          <table:table-cell office:value-type="float" office:value="618.094234" calcext:value-type="float">
            <text:p>618,094234</text:p>
          </table:table-cell>
          <table:table-cell table:number-columns-repeated="7"/>
        </table:table-row>
        <table:table-row table:style-name="ro1">
          <table:table-cell office:value-type="float" office:value="42.682" calcext:value-type="float">
            <text:p>42,682</text:p>
          </table:table-cell>
          <table:table-cell office:value-type="float" office:value="2.34288" calcext:value-type="float">
            <text:p>2,34288</text:p>
          </table:table-cell>
          <table:table-cell/>
          <table:table-cell office:value-type="float" office:value="399.895" calcext:value-type="float">
            <text:p>399,895</text:p>
          </table:table-cell>
          <table:table-cell office:value-type="float" office:value="299.980593" calcext:value-type="float">
            <text:p>299,980593</text:p>
          </table:table-cell>
          <table:table-cell/>
          <table:table-cell office:value-type="float" office:value="3656.896" calcext:value-type="float">
            <text:p>3656,896</text:p>
          </table:table-cell>
          <table:table-cell office:value-type="float" office:value="616.088018" calcext:value-type="float">
            <text:p>616,088018</text:p>
          </table:table-cell>
          <table:table-cell table:number-columns-repeated="7"/>
        </table:table-row>
        <table:table-row table:style-name="ro1">
          <table:table-cell office:value-type="float" office:value="46.563" calcext:value-type="float">
            <text:p>46,563</text:p>
          </table:table-cell>
          <table:table-cell office:value-type="float" office:value="2.342817" calcext:value-type="float">
            <text:p>2,342817</text:p>
          </table:table-cell>
          <table:table-cell/>
          <table:table-cell office:value-type="float" office:value="342.708" calcext:value-type="float">
            <text:p>342,708</text:p>
          </table:table-cell>
          <table:table-cell office:value-type="float" office:value="299.838733" calcext:value-type="float">
            <text:p>299,838733</text:p>
          </table:table-cell>
          <table:table-cell/>
          <table:table-cell office:value-type="float" office:value="3718.191" calcext:value-type="float">
            <text:p>3718,191</text:p>
          </table:table-cell>
          <table:table-cell office:value-type="float" office:value="615.882277" calcext:value-type="float">
            <text:p>615,882277</text:p>
          </table:table-cell>
          <table:table-cell table:number-columns-repeated="7"/>
        </table:table-row>
        <table:table-row table:style-name="ro1">
          <table:table-cell office:value-type="float" office:value="61.717" calcext:value-type="float">
            <text:p>61,717</text:p>
          </table:table-cell>
          <table:table-cell office:value-type="float" office:value="2.341786" calcext:value-type="float">
            <text:p>2,341786</text:p>
          </table:table-cell>
          <table:table-cell/>
          <table:table-cell office:value-type="float" office:value="341.139" calcext:value-type="float">
            <text:p>341,139</text:p>
          </table:table-cell>
          <table:table-cell office:value-type="float" office:value="299.600796" calcext:value-type="float">
            <text:p>299,600796</text:p>
          </table:table-cell>
          <table:table-cell/>
          <table:table-cell office:value-type="float" office:value="3678.036" calcext:value-type="float">
            <text:p>3678,036</text:p>
          </table:table-cell>
          <table:table-cell office:value-type="float" office:value="615.807462" calcext:value-type="float">
            <text:p>615,807462</text:p>
          </table:table-cell>
          <table:table-cell table:number-columns-repeated="7"/>
        </table:table-row>
        <table:table-row table:style-name="ro1">
          <table:table-cell office:value-type="float" office:value="43.561" calcext:value-type="float">
            <text:p>43,561</text:p>
          </table:table-cell>
          <table:table-cell office:value-type="float" office:value="2.341637" calcext:value-type="float">
            <text:p>2,341637</text:p>
          </table:table-cell>
          <table:table-cell/>
          <table:table-cell office:value-type="float" office:value="344.593" calcext:value-type="float">
            <text:p>344,593</text:p>
          </table:table-cell>
          <table:table-cell office:value-type="float" office:value="299.401133" calcext:value-type="float">
            <text:p>299,401133</text:p>
          </table:table-cell>
          <table:table-cell/>
          <table:table-cell office:value-type="float" office:value="3658.107" calcext:value-type="float">
            <text:p>3658,107</text:p>
          </table:table-cell>
          <table:table-cell office:value-type="float" office:value="615.641322" calcext:value-type="float">
            <text:p>615,641322</text:p>
          </table:table-cell>
          <table:table-cell table:number-columns-repeated="7"/>
        </table:table-row>
        <table:table-row table:style-name="ro1">
          <table:table-cell office:value-type="float" office:value="42.705" calcext:value-type="float">
            <text:p>42,705</text:p>
          </table:table-cell>
          <table:table-cell office:value-type="float" office:value="2.341031" calcext:value-type="float">
            <text:p>2,341031</text:p>
          </table:table-cell>
          <table:table-cell/>
          <table:table-cell office:value-type="float" office:value="342.461" calcext:value-type="float">
            <text:p>342,461</text:p>
          </table:table-cell>
          <table:table-cell office:value-type="float" office:value="299.039502" calcext:value-type="float">
            <text:p>299,039502</text:p>
          </table:table-cell>
          <table:table-cell/>
          <table:table-cell office:value-type="float" office:value="3683.19" calcext:value-type="float">
            <text:p>3683,19</text:p>
          </table:table-cell>
          <table:table-cell office:value-type="float" office:value="614.132679" calcext:value-type="float">
            <text:p>614,132679</text:p>
          </table:table-cell>
          <table:table-cell table:number-columns-repeated="7"/>
        </table:table-row>
        <table:table-row table:style-name="ro1">
          <table:table-cell office:value-type="float" office:value="45.732" calcext:value-type="float">
            <text:p>45,732</text:p>
          </table:table-cell>
          <table:table-cell office:value-type="float" office:value="2.340242" calcext:value-type="float">
            <text:p>2,340242</text:p>
          </table:table-cell>
          <table:table-cell/>
          <table:table-cell office:value-type="float" office:value="397.54" calcext:value-type="float">
            <text:p>397,54</text:p>
          </table:table-cell>
          <table:table-cell office:value-type="float" office:value="296.064298" calcext:value-type="float">
            <text:p>296,064298</text:p>
          </table:table-cell>
          <table:table-cell/>
          <table:table-cell office:value-type="float" office:value="3701.858" calcext:value-type="float">
            <text:p>3701,858</text:p>
          </table:table-cell>
          <table:table-cell office:value-type="float" office:value="608.028531" calcext:value-type="float">
            <text:p>608,028531</text:p>
          </table:table-cell>
          <table:table-cell table:number-columns-repeated="7"/>
        </table:table-row>
        <table:table-row table:style-name="ro1">
          <table:table-cell office:value-type="float" office:value="45.891" calcext:value-type="float">
            <text:p>45,891</text:p>
          </table:table-cell>
          <table:table-cell office:value-type="float" office:value="2.339434" calcext:value-type="float">
            <text:p>2,339434</text:p>
          </table:table-cell>
          <table:table-cell/>
          <table:table-cell office:value-type="float" office:value="341.201" calcext:value-type="float">
            <text:p>341,201</text:p>
          </table:table-cell>
          <table:table-cell office:value-type="float" office:value="295.730455" calcext:value-type="float">
            <text:p>295,730455</text:p>
          </table:table-cell>
          <table:table-cell/>
          <table:table-cell office:value-type="float" office:value="3719.417" calcext:value-type="float">
            <text:p>3719,417</text:p>
          </table:table-cell>
          <table:table-cell office:value-type="float" office:value="603.634747" calcext:value-type="float">
            <text:p>603,634747</text:p>
          </table:table-cell>
          <table:table-cell table:number-columns-repeated="7"/>
        </table:table-row>
        <table:table-row table:style-name="ro1">
          <table:table-cell office:value-type="float" office:value="46.079" calcext:value-type="float">
            <text:p>46,079</text:p>
          </table:table-cell>
          <table:table-cell office:value-type="float" office:value="2.330841" calcext:value-type="float">
            <text:p>2,330841</text:p>
          </table:table-cell>
          <table:table-cell/>
          <table:table-cell office:value-type="float" office:value="397.518" calcext:value-type="float">
            <text:p>397,518</text:p>
          </table:table-cell>
          <table:table-cell office:value-type="float" office:value="295.59133" calcext:value-type="float">
            <text:p>295,59133</text:p>
          </table:table-cell>
          <table:table-cell/>
          <table:table-cell office:value-type="float" office:value="3640.552" calcext:value-type="float">
            <text:p>3640,552</text:p>
          </table:table-cell>
          <table:table-cell office:value-type="float" office:value="600.039928" calcext:value-type="float">
            <text:p>600,039928</text:p>
          </table:table-cell>
          <table:table-cell table:number-columns-repeated="7"/>
        </table:table-row>
        <table:table-row table:style-name="ro1">
          <table:table-cell office:value-type="float" office:value="45.852" calcext:value-type="float">
            <text:p>45,852</text:p>
          </table:table-cell>
          <table:table-cell office:value-type="float" office:value="2.329471" calcext:value-type="float">
            <text:p>2,329471</text:p>
          </table:table-cell>
          <table:table-cell/>
          <table:table-cell office:value-type="float" office:value="341.843" calcext:value-type="float">
            <text:p>341,843</text:p>
          </table:table-cell>
          <table:table-cell office:value-type="float" office:value="295.562132" calcext:value-type="float">
            <text:p>295,562132</text:p>
          </table:table-cell>
          <table:table-cell/>
          <table:table-cell office:value-type="float" office:value="3659.089" calcext:value-type="float">
            <text:p>3659,089</text:p>
          </table:table-cell>
          <table:table-cell office:value-type="float" office:value="598.982331" calcext:value-type="float">
            <text:p>598,982331</text:p>
          </table:table-cell>
          <table:table-cell table:number-columns-repeated="7"/>
        </table:table-row>
        <table:table-row table:style-name="ro1">
          <table:table-cell office:value-type="float" office:value="46.277" calcext:value-type="float">
            <text:p>46,277</text:p>
          </table:table-cell>
          <table:table-cell office:value-type="float" office:value="2.328598" calcext:value-type="float">
            <text:p>2,328598</text:p>
          </table:table-cell>
          <table:table-cell/>
          <table:table-cell office:value-type="float" office:value="341.23" calcext:value-type="float">
            <text:p>341,23</text:p>
          </table:table-cell>
          <table:table-cell office:value-type="float" office:value="295.387529" calcext:value-type="float">
            <text:p>295,387529</text:p>
          </table:table-cell>
          <table:table-cell/>
          <table:table-cell office:value-type="float" office:value="3642.244" calcext:value-type="float">
            <text:p>3642,244</text:p>
          </table:table-cell>
          <table:table-cell office:value-type="float" office:value="598.911058" calcext:value-type="float">
            <text:p>598,911058</text:p>
          </table:table-cell>
          <table:table-cell table:number-columns-repeated="7"/>
        </table:table-row>
        <table:table-row table:style-name="ro1">
          <table:table-cell office:value-type="float" office:value="45.465" calcext:value-type="float">
            <text:p>45,465</text:p>
          </table:table-cell>
          <table:table-cell office:value-type="float" office:value="2.32827" calcext:value-type="float">
            <text:p>2,32827</text:p>
          </table:table-cell>
          <table:table-cell/>
          <table:table-cell office:value-type="float" office:value="339.868" calcext:value-type="float">
            <text:p>339,868</text:p>
          </table:table-cell>
          <table:table-cell office:value-type="float" office:value="295.375229" calcext:value-type="float">
            <text:p>295,375229</text:p>
          </table:table-cell>
          <table:table-cell/>
          <table:table-cell office:value-type="float" office:value="3706.065" calcext:value-type="float">
            <text:p>3706,065</text:p>
          </table:table-cell>
          <table:table-cell office:value-type="float" office:value="598.140321" calcext:value-type="float">
            <text:p>598,140321</text:p>
          </table:table-cell>
          <table:table-cell table:number-columns-repeated="7"/>
        </table:table-row>
        <table:table-row table:style-name="ro1">
          <table:table-cell office:value-type="float" office:value="48.95" calcext:value-type="float">
            <text:p>48,95</text:p>
          </table:table-cell>
          <table:table-cell office:value-type="float" office:value="2.326137" calcext:value-type="float">
            <text:p>2,326137</text:p>
          </table:table-cell>
          <table:table-cell/>
          <table:table-cell office:value-type="float" office:value="342.172" calcext:value-type="float">
            <text:p>342,172</text:p>
          </table:table-cell>
          <table:table-cell office:value-type="float" office:value="295.24278" calcext:value-type="float">
            <text:p>295,24278</text:p>
          </table:table-cell>
          <table:table-cell/>
          <table:table-cell office:value-type="float" office:value="3641.702" calcext:value-type="float">
            <text:p>3641,702</text:p>
          </table:table-cell>
          <table:table-cell office:value-type="float" office:value="597.647375" calcext:value-type="float">
            <text:p>597,647375</text:p>
          </table:table-cell>
          <table:table-cell table:number-columns-repeated="7"/>
        </table:table-row>
        <table:table-row table:style-name="ro1">
          <table:table-cell office:value-type="float" office:value="48.778" calcext:value-type="float">
            <text:p>48,778</text:p>
          </table:table-cell>
          <table:table-cell office:value-type="float" office:value="2.326124" calcext:value-type="float">
            <text:p>2,326124</text:p>
          </table:table-cell>
          <table:table-cell/>
          <table:table-cell office:value-type="float" office:value="342.166" calcext:value-type="float">
            <text:p>342,166</text:p>
          </table:table-cell>
          <table:table-cell office:value-type="float" office:value="295.159529" calcext:value-type="float">
            <text:p>295,159529</text:p>
          </table:table-cell>
          <table:table-cell/>
          <table:table-cell office:value-type="float" office:value="3644.834" calcext:value-type="float">
            <text:p>3644,834</text:p>
          </table:table-cell>
          <table:table-cell office:value-type="float" office:value="597.61479" calcext:value-type="float">
            <text:p>597,61479</text:p>
          </table:table-cell>
          <table:table-cell table:number-columns-repeated="7"/>
        </table:table-row>
        <table:table-row table:style-name="ro1">
          <table:table-cell office:value-type="float" office:value="56.986" calcext:value-type="float">
            <text:p>56,986</text:p>
          </table:table-cell>
          <table:table-cell office:value-type="float" office:value="2.324047" calcext:value-type="float">
            <text:p>2,324047</text:p>
          </table:table-cell>
          <table:table-cell/>
          <table:table-cell office:value-type="float" office:value="340.826" calcext:value-type="float">
            <text:p>340,826</text:p>
          </table:table-cell>
          <table:table-cell office:value-type="float" office:value="295.11071" calcext:value-type="float">
            <text:p>295,11071</text:p>
          </table:table-cell>
          <table:table-cell/>
          <table:table-cell office:value-type="float" office:value="3754.485" calcext:value-type="float">
            <text:p>3754,485</text:p>
          </table:table-cell>
          <table:table-cell office:value-type="float" office:value="594.755685" calcext:value-type="float">
            <text:p>594,755685</text:p>
          </table:table-cell>
          <table:table-cell table:number-columns-repeated="7"/>
        </table:table-row>
        <table:table-row table:style-name="ro1">
          <table:table-cell office:value-type="float" office:value="59.18" calcext:value-type="float">
            <text:p>59,18</text:p>
          </table:table-cell>
          <table:table-cell office:value-type="float" office:value="2.306342" calcext:value-type="float">
            <text:p>2,306342</text:p>
          </table:table-cell>
          <table:table-cell/>
          <table:table-cell office:value-type="float" office:value="341.649" calcext:value-type="float">
            <text:p>341,649</text:p>
          </table:table-cell>
          <table:table-cell office:value-type="float" office:value="295.092519" calcext:value-type="float">
            <text:p>295,092519</text:p>
          </table:table-cell>
          <table:table-cell/>
          <table:table-cell office:value-type="float" office:value="3743.085" calcext:value-type="float">
            <text:p>3743,085</text:p>
          </table:table-cell>
          <table:table-cell office:value-type="float" office:value="594.28061" calcext:value-type="float">
            <text:p>594,28061</text:p>
          </table:table-cell>
          <table:table-cell table:number-columns-repeated="7"/>
        </table:table-row>
        <table:table-row table:style-name="ro1">
          <table:table-cell office:value-type="float" office:value="49.895" calcext:value-type="float">
            <text:p>49,895</text:p>
          </table:table-cell>
          <table:table-cell office:value-type="float" office:value="2.305532" calcext:value-type="float">
            <text:p>2,305532</text:p>
          </table:table-cell>
          <table:table-cell/>
          <table:table-cell office:value-type="float" office:value="340.416" calcext:value-type="float">
            <text:p>340,416</text:p>
          </table:table-cell>
          <table:table-cell office:value-type="float" office:value="291.33933" calcext:value-type="float">
            <text:p>291,33933</text:p>
          </table:table-cell>
          <table:table-cell/>
          <table:table-cell office:value-type="float" office:value="3637.199" calcext:value-type="float">
            <text:p>3637,199</text:p>
          </table:table-cell>
          <table:table-cell office:value-type="float" office:value="587.696817" calcext:value-type="float">
            <text:p>587,696817</text:p>
          </table:table-cell>
          <table:table-cell table:number-columns-repeated="7"/>
        </table:table-row>
        <table:table-row table:style-name="ro1">
          <table:table-cell office:value-type="float" office:value="44.899" calcext:value-type="float">
            <text:p>44,899</text:p>
          </table:table-cell>
          <table:table-cell office:value-type="float" office:value="2.304407" calcext:value-type="float">
            <text:p>2,304407</text:p>
          </table:table-cell>
          <table:table-cell/>
          <table:table-cell office:value-type="float" office:value="2297.376" calcext:value-type="float">
            <text:p>2297,376</text:p>
          </table:table-cell>
          <table:table-cell office:value-type="float" office:value="287.289512" calcext:value-type="float">
            <text:p>287,289512</text:p>
          </table:table-cell>
          <table:table-cell/>
          <table:table-cell office:value-type="float" office:value="3632.65" calcext:value-type="float">
            <text:p>3632,65</text:p>
          </table:table-cell>
          <table:table-cell office:value-type="float" office:value="585.869405" calcext:value-type="float">
            <text:p>585,869405</text:p>
          </table:table-cell>
          <table:table-cell table:number-columns-repeated="7"/>
        </table:table-row>
        <table:table-row table:style-name="ro1">
          <table:table-cell office:value-type="float" office:value="44.259" calcext:value-type="float">
            <text:p>44,259</text:p>
          </table:table-cell>
          <table:table-cell office:value-type="float" office:value="2.302585" calcext:value-type="float">
            <text:p>2,302585</text:p>
          </table:table-cell>
          <table:table-cell/>
          <table:table-cell office:value-type="float" office:value="394.421" calcext:value-type="float">
            <text:p>394,421</text:p>
          </table:table-cell>
          <table:table-cell office:value-type="float" office:value="283.734285" calcext:value-type="float">
            <text:p>283,734285</text:p>
          </table:table-cell>
          <table:table-cell/>
          <table:table-cell office:value-type="float" office:value="3637.485" calcext:value-type="float">
            <text:p>3637,485</text:p>
          </table:table-cell>
          <table:table-cell office:value-type="float" office:value="583.642423" calcext:value-type="float">
            <text:p>583,642423</text:p>
          </table:table-cell>
          <table:table-cell table:number-columns-repeated="7"/>
        </table:table-row>
        <table:table-row table:style-name="ro1">
          <table:table-cell office:value-type="float" office:value="76.491" calcext:value-type="float">
            <text:p>76,491</text:p>
          </table:table-cell>
          <table:table-cell office:value-type="float" office:value="2.300589" calcext:value-type="float">
            <text:p>2,300589</text:p>
          </table:table-cell>
          <table:table-cell/>
          <table:table-cell office:value-type="float" office:value="399.007" calcext:value-type="float">
            <text:p>399,007</text:p>
          </table:table-cell>
          <table:table-cell office:value-type="float" office:value="283.652602" calcext:value-type="float">
            <text:p>283,652602</text:p>
          </table:table-cell>
          <table:table-cell/>
          <table:table-cell office:value-type="float" office:value="3622.022" calcext:value-type="float">
            <text:p>3622,022</text:p>
          </table:table-cell>
          <table:table-cell office:value-type="float" office:value="580.936809" calcext:value-type="float">
            <text:p>580,936809</text:p>
          </table:table-cell>
          <table:table-cell table:number-columns-repeated="7"/>
        </table:table-row>
        <table:table-row table:style-name="ro1">
          <table:table-cell office:value-type="float" office:value="44.994" calcext:value-type="float">
            <text:p>44,994</text:p>
          </table:table-cell>
          <table:table-cell office:value-type="float" office:value="2.295355" calcext:value-type="float">
            <text:p>2,295355</text:p>
          </table:table-cell>
          <table:table-cell/>
          <table:table-cell office:value-type="float" office:value="341.218" calcext:value-type="float">
            <text:p>341,218</text:p>
          </table:table-cell>
          <table:table-cell office:value-type="float" office:value="283.474659" calcext:value-type="float">
            <text:p>283,474659</text:p>
          </table:table-cell>
          <table:table-cell/>
          <table:table-cell office:value-type="float" office:value="3621.916" calcext:value-type="float">
            <text:p>3621,916</text:p>
          </table:table-cell>
          <table:table-cell office:value-type="float" office:value="580.425492" calcext:value-type="float">
            <text:p>580,425492</text:p>
          </table:table-cell>
          <table:table-cell table:number-columns-repeated="7"/>
        </table:table-row>
        <table:table-row table:style-name="ro1">
          <table:table-cell office:value-type="float" office:value="73.336" calcext:value-type="float">
            <text:p>73,336</text:p>
          </table:table-cell>
          <table:table-cell office:value-type="float" office:value="2.294971" calcext:value-type="float">
            <text:p>2,294971</text:p>
          </table:table-cell>
          <table:table-cell/>
          <table:table-cell office:value-type="float" office:value="323.267" calcext:value-type="float">
            <text:p>323,267</text:p>
          </table:table-cell>
          <table:table-cell office:value-type="float" office:value="279.763462" calcext:value-type="float">
            <text:p>279,763462</text:p>
          </table:table-cell>
          <table:table-cell/>
          <table:table-cell office:value-type="float" office:value="3679.524" calcext:value-type="float">
            <text:p>3679,524</text:p>
          </table:table-cell>
          <table:table-cell office:value-type="float" office:value="577.253163" calcext:value-type="float">
            <text:p>577,253163</text:p>
          </table:table-cell>
          <table:table-cell table:number-columns-repeated="7"/>
        </table:table-row>
        <table:table-row table:style-name="ro1">
          <table:table-cell office:value-type="float" office:value="62.051" calcext:value-type="float">
            <text:p>62,051</text:p>
          </table:table-cell>
          <table:table-cell office:value-type="float" office:value="2.291804" calcext:value-type="float">
            <text:p>2,291804</text:p>
          </table:table-cell>
          <table:table-cell/>
          <table:table-cell office:value-type="float" office:value="322.308" calcext:value-type="float">
            <text:p>322,308</text:p>
          </table:table-cell>
          <table:table-cell office:value-type="float" office:value="279.557725" calcext:value-type="float">
            <text:p>279,557725</text:p>
          </table:table-cell>
          <table:table-cell/>
          <table:table-cell office:value-type="float" office:value="3618.939" calcext:value-type="float">
            <text:p>3618,939</text:p>
          </table:table-cell>
          <table:table-cell office:value-type="float" office:value="576.915409" calcext:value-type="float">
            <text:p>576,915409</text:p>
          </table:table-cell>
          <table:table-cell table:number-columns-repeated="7"/>
        </table:table-row>
        <table:table-row table:style-name="ro1">
          <table:table-cell office:value-type="float" office:value="42.111" calcext:value-type="float">
            <text:p>42,111</text:p>
          </table:table-cell>
          <table:table-cell office:value-type="float" office:value="2.288208" calcext:value-type="float">
            <text:p>2,288208</text:p>
          </table:table-cell>
          <table:table-cell/>
          <table:table-cell office:value-type="float" office:value="323.056" calcext:value-type="float">
            <text:p>323,056</text:p>
          </table:table-cell>
          <table:table-cell office:value-type="float" office:value="279.388452" calcext:value-type="float">
            <text:p>279,388452</text:p>
          </table:table-cell>
          <table:table-cell/>
          <table:table-cell office:value-type="float" office:value="3622.939" calcext:value-type="float">
            <text:p>3622,939</text:p>
          </table:table-cell>
          <table:table-cell office:value-type="float" office:value="574.345123" calcext:value-type="float">
            <text:p>574,345123</text:p>
          </table:table-cell>
          <table:table-cell table:number-columns-repeated="7"/>
        </table:table-row>
        <table:table-row table:style-name="ro1">
          <table:table-cell office:value-type="float" office:value="49.041" calcext:value-type="float">
            <text:p>49,041</text:p>
          </table:table-cell>
          <table:table-cell office:value-type="float" office:value="2.283016" calcext:value-type="float">
            <text:p>2,283016</text:p>
          </table:table-cell>
          <table:table-cell/>
          <table:table-cell office:value-type="float" office:value="323.13" calcext:value-type="float">
            <text:p>323,13</text:p>
          </table:table-cell>
          <table:table-cell office:value-type="float" office:value="279.387717" calcext:value-type="float">
            <text:p>279,387717</text:p>
          </table:table-cell>
          <table:table-cell/>
          <table:table-cell office:value-type="float" office:value="3622.469" calcext:value-type="float">
            <text:p>3622,469</text:p>
          </table:table-cell>
          <table:table-cell office:value-type="float" office:value="571.555172" calcext:value-type="float">
            <text:p>571,555172</text:p>
          </table:table-cell>
          <table:table-cell table:number-columns-repeated="7"/>
        </table:table-row>
        <table:table-row table:style-name="ro1">
          <table:table-cell office:value-type="float" office:value="59.174" calcext:value-type="float">
            <text:p>59,174</text:p>
          </table:table-cell>
          <table:table-cell office:value-type="float" office:value="2.259533" calcext:value-type="float">
            <text:p>2,259533</text:p>
          </table:table-cell>
          <table:table-cell/>
          <table:table-cell office:value-type="float" office:value="379.173" calcext:value-type="float">
            <text:p>379,173</text:p>
          </table:table-cell>
          <table:table-cell office:value-type="float" office:value="275.624842" calcext:value-type="float">
            <text:p>275,624842</text:p>
          </table:table-cell>
          <table:table-cell/>
          <table:table-cell office:value-type="float" office:value="3599.597" calcext:value-type="float">
            <text:p>3599,597</text:p>
          </table:table-cell>
          <table:table-cell office:value-type="float" office:value="550.947409" calcext:value-type="float">
            <text:p>550,947409</text:p>
          </table:table-cell>
          <table:table-cell table:number-columns-repeated="7"/>
        </table:table-row>
        <table:table-row table:style-name="ro1">
          <table:table-cell office:value-type="float" office:value="42.95" calcext:value-type="float">
            <text:p>42,95</text:p>
          </table:table-cell>
          <table:table-cell office:value-type="float" office:value="2.230414" calcext:value-type="float">
            <text:p>2,230414</text:p>
          </table:table-cell>
          <table:table-cell/>
          <table:table-cell office:value-type="float" office:value="318.991" calcext:value-type="float">
            <text:p>318,991</text:p>
          </table:table-cell>
          <table:table-cell office:value-type="float" office:value="271.24793" calcext:value-type="float">
            <text:p>271,24793</text:p>
          </table:table-cell>
          <table:table-cell/>
          <table:table-cell office:value-type="float" office:value="4071.394" calcext:value-type="float">
            <text:p>4071,394</text:p>
          </table:table-cell>
          <table:table-cell office:value-type="float" office:value="22.61772" calcext:value-type="float">
            <text:p>22,61772</text:p>
          </table:table-cell>
          <table:table-cell table:number-columns-repeated="7"/>
        </table:table-row>
        <table:table-row table:style-name="ro1">
          <table:table-cell office:value-type="float" office:value="42.673" calcext:value-type="float">
            <text:p>42,673</text:p>
          </table:table-cell>
          <table:table-cell office:value-type="float" office:value="2.192243" calcext:value-type="float">
            <text:p>2,192243</text:p>
          </table:table-cell>
          <table:table-cell/>
          <table:table-cell office:value-type="float" office:value="316.702" calcext:value-type="float">
            <text:p>316,702</text:p>
          </table:table-cell>
          <table:table-cell office:value-type="float" office:value="259.975095" calcext:value-type="float">
            <text:p>259,975095</text:p>
          </table:table-cell>
          <table:table-cell/>
          <table:table-cell office:value-type="float" office:value="4098.086" calcext:value-type="float">
            <text:p>4098,086</text:p>
          </table:table-cell>
          <table:table-cell office:value-type="float" office:value="20.087701" calcext:value-type="float">
            <text:p>20,087701</text:p>
          </table:table-cell>
          <table:table-cell table:number-columns-repeated="7"/>
        </table:table-row>
      </table:table>
      <table:table table:name="NODEJS-256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568.517" calcext:value-type="float">
            <text:p>568,517</text:p>
          </table:table-cell>
          <table:table-cell office:value-type="float" office:value="80.696911" calcext:value-type="float">
            <text:p>80,696911</text:p>
          </table:table-cell>
          <table:table-cell/>
          <table:table-cell office:value-type="float" office:value="528.483" calcext:value-type="float">
            <text:p>528,483</text:p>
          </table:table-cell>
          <table:table-cell office:value-type="float" office:value="283.062731" calcext:value-type="float">
            <text:p>283,062731</text:p>
          </table:table-cell>
          <table:table-cell/>
          <table:table-cell office:value-type="float" office:value="1981.794" calcext:value-type="float">
            <text:p>1981,794</text:p>
          </table:table-cell>
          <table:table-cell office:value-type="float" office:value="933.364917" calcext:value-type="float">
            <text:p>933,364917</text:p>
          </table:table-cell>
          <table:table-cell table:number-columns-repeated="5"/>
          <table:table-cell table:formula="of:=['NODEJS-256MB'.N7]-['NODEJS-256MB'.$L7]" office:value-type="float" office:value="0.0363441088435388" calcext:value-type="float">
            <text:p>0,0363441088</text:p>
          </table:table-cell>
          <table:table-cell table:formula="of:=['NODEJS-256MB'.O7]-['NODEJS-256MB'.$L7]" office:value-type="float" office:value="78.3834031088435" calcext:value-type="float">
            <text:p>78,3834031088</text:p>
          </table:table-cell>
        </table:table-row>
        <table:table-row table:style-name="ro1">
          <table:table-cell office:value-type="float" office:value="699.348" calcext:value-type="float">
            <text:p>699,348</text:p>
          </table:table-cell>
          <table:table-cell office:value-type="float" office:value="60.7452" calcext:value-type="float">
            <text:p>60,7452</text:p>
          </table:table-cell>
          <table:table-cell/>
          <table:table-cell office:value-type="float" office:value="256.671" calcext:value-type="float">
            <text:p>256,671</text:p>
          </table:table-cell>
          <table:table-cell office:value-type="float" office:value="211.483898" calcext:value-type="float">
            <text:p>211,483898</text:p>
          </table:table-cell>
          <table:table-cell/>
          <table:table-cell office:value-type="float" office:value="1959.651" calcext:value-type="float">
            <text:p>1959,651</text:p>
          </table:table-cell>
          <table:table-cell office:value-type="float" office:value="917.036247" calcext:value-type="float">
            <text:p>917,036247</text:p>
          </table:table-cell>
          <table:table-cell/>
          <table:table-cell office:value-type="string" calcext:value-type="string">
            <text:p>numElem</text:p>
          </table:table-cell>
          <table:table-cell table:number-columns-repeated="2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77.961" calcext:value-type="float">
            <text:p>77,961</text:p>
          </table:table-cell>
          <table:table-cell office:value-type="float" office:value="28.992761" calcext:value-type="float">
            <text:p>28,992761</text:p>
          </table:table-cell>
          <table:table-cell/>
          <table:table-cell office:value-type="float" office:value="260.514" calcext:value-type="float">
            <text:p>260,514</text:p>
          </table:table-cell>
          <table:table-cell office:value-type="float" office:value="200.540244" calcext:value-type="float">
            <text:p>200,540244</text:p>
          </table:table-cell>
          <table:table-cell/>
          <table:table-cell office:value-type="float" office:value="1960.139" calcext:value-type="float">
            <text:p>1960,139</text:p>
          </table:table-cell>
          <table:table-cell office:value-type="float" office:value="914.753738" calcext:value-type="float">
            <text:p>914,753738</text:p>
          </table:table-cell>
          <table:table-cell/>
          <table:table-cell table:formula="of:=204-58"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table:formula="of:=AVERAGE(['NODEJS-256MB'.$B$58:.$B$204])" office:value-type="float" office:value="2.31350789115646" calcext:value-type="float">
            <text:p>2,3135078912</text:p>
          </table:table-cell>
          <table:table-cell table:formula="of:=STDEV(['NODEJS-256MB'.$B$30:.$B$104])" office:value-type="float" office:value="4.05144550080875" calcext:value-type="float">
            <text:p>4,0514455008</text:p>
          </table:table-cell>
          <table:table-cell table:formula="of:=MIN(['NODEJS-256MB'.$B$5:.$B$104])" office:value-type="float" office:value="2.349852" calcext:value-type="float">
            <text:p>2,349852</text:p>
          </table:table-cell>
          <table:table-cell table:formula="of:=MAX(['NODEJS-256MB'.$B$5:.$B$104])" office:value-type="float" office:value="80.696911" calcext:value-type="float">
            <text:p>80,696911</text:p>
          </table:table-cell>
        </table:table-row>
        <table:table-row table:style-name="ro1">
          <table:table-cell office:value-type="float" office:value="81.091" calcext:value-type="float">
            <text:p>81,091</text:p>
          </table:table-cell>
          <table:table-cell office:value-type="float" office:value="22.445727" calcext:value-type="float">
            <text:p>22,445727</text:p>
          </table:table-cell>
          <table:table-cell/>
          <table:table-cell office:value-type="float" office:value="239.487" calcext:value-type="float">
            <text:p>239,487</text:p>
          </table:table-cell>
          <table:table-cell office:value-type="float" office:value="179.917421" calcext:value-type="float">
            <text:p>179,917421</text:p>
          </table:table-cell>
          <table:table-cell office:value-type="string" calcext:value-type="string">
            <text:p>←</text:p>
          </table:table-cell>
          <table:table-cell office:value-type="float" office:value="1958.338" calcext:value-type="float">
            <text:p>1958,338</text:p>
          </table:table-cell>
          <table:table-cell office:value-type="float" office:value="913.471671" calcext:value-type="float">
            <text:p>913,471671</text:p>
          </table:table-cell>
          <table:table-cell/>
          <table:table-cell table:formula="of:=203-8" office:value-type="float" office:value="195" calcext:value-type="float">
            <text:p>195</text:p>
          </table:table-cell>
          <table:table-cell office:value-type="float" office:value="1000" calcext:value-type="float">
            <text:p>1000</text:p>
          </table:table-cell>
          <table:table-cell table:formula="of:=AVERAGE(['NODEJS-256MB'.$E$8:.$E$203])" office:value-type="float" office:value="152.284400183673" calcext:value-type="float">
            <text:p>152,2844001837</text:p>
          </table:table-cell>
          <table:table-cell table:formula="of:=STDEV(['NODEJS-256MB'.$E$8:.$E$104])" office:value-type="float" office:value="8.51407915414109" calcext:value-type="float">
            <text:p>8,5140791541</text:p>
          </table:table-cell>
          <table:table-cell table:formula="of:=MIN(['NODEJS-256MB'.$E$5:.$E$104])" office:value-type="float" office:value="153.373473" calcext:value-type="float">
            <text:p>153,373473</text:p>
          </table:table-cell>
          <table:table-cell table:formula="of:=MAX(['NODEJS-256MB'.$E$6:.$E$104])" office:value-type="float" office:value="211.483898" calcext:value-type="float">
            <text:p>211,483898</text:p>
          </table:table-cell>
        </table:table-row>
        <table:table-row table:style-name="ro1">
          <table:table-cell office:value-type="float" office:value="66.513" calcext:value-type="float">
            <text:p>66,513</text:p>
          </table:table-cell>
          <table:table-cell office:value-type="float" office:value="21.905492" calcext:value-type="float">
            <text:p>21,905492</text:p>
          </table:table-cell>
          <table:table-cell/>
          <table:table-cell office:value-type="float" office:value="233.579" calcext:value-type="float">
            <text:p>233,579</text:p>
          </table:table-cell>
          <table:table-cell office:value-type="float" office:value="179.896215" calcext:value-type="float">
            <text:p>179,896215</text:p>
          </table:table-cell>
          <table:table-cell/>
          <table:table-cell office:value-type="float" office:value="1979.44" calcext:value-type="float">
            <text:p>1979,44</text:p>
          </table:table-cell>
          <table:table-cell office:value-type="float" office:value="902.397531" calcext:value-type="float">
            <text:p>902,39753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256MB'.$H$5:.$H$204])" office:value-type="float" office:value="811.12325386" calcext:value-type="float">
            <text:p>811,12325386</text:p>
          </table:table-cell>
          <table:table-cell table:formula="of:=STDEV(['NODEJS-256MB'.$H$5:.$H$204])" office:value-type="float" office:value="38.5520669665382" calcext:value-type="float">
            <text:p>38,5520669665</text:p>
          </table:table-cell>
          <table:table-cell table:number-columns-repeated="2"/>
        </table:table-row>
        <table:table-row table:style-name="ro1">
          <table:table-cell office:value-type="float" office:value="78.467" calcext:value-type="float">
            <text:p>78,467</text:p>
          </table:table-cell>
          <table:table-cell office:value-type="float" office:value="21.626326" calcext:value-type="float">
            <text:p>21,626326</text:p>
          </table:table-cell>
          <table:table-cell/>
          <table:table-cell office:value-type="float" office:value="235.315" calcext:value-type="float">
            <text:p>235,315</text:p>
          </table:table-cell>
          <table:table-cell office:value-type="float" office:value="179.847133" calcext:value-type="float">
            <text:p>179,847133</text:p>
          </table:table-cell>
          <table:table-cell/>
          <table:table-cell office:value-type="float" office:value="1939.976" calcext:value-type="float">
            <text:p>1939,976</text:p>
          </table:table-cell>
          <table:table-cell office:value-type="float" office:value="897.975472" calcext:value-type="float">
            <text:p>897,975472</text:p>
          </table:table-cell>
          <table:table-cell table:number-columns-repeated="7"/>
        </table:table-row>
        <table:table-row table:style-name="ro1">
          <table:table-cell office:value-type="float" office:value="63.867" calcext:value-type="float">
            <text:p>63,867</text:p>
          </table:table-cell>
          <table:table-cell office:value-type="float" office:value="20.326226" calcext:value-type="float">
            <text:p>20,326226</text:p>
          </table:table-cell>
          <table:table-cell/>
          <table:table-cell office:value-type="float" office:value="241.644" calcext:value-type="float">
            <text:p>241,644</text:p>
          </table:table-cell>
          <table:table-cell office:value-type="float" office:value="179.79376" calcext:value-type="float">
            <text:p>179,79376</text:p>
          </table:table-cell>
          <table:table-cell/>
          <table:table-cell office:value-type="float" office:value="1940.056" calcext:value-type="float">
            <text:p>1940,056</text:p>
          </table:table-cell>
          <table:table-cell office:value-type="float" office:value="896.923811" calcext:value-type="float">
            <text:p>896,923811</text:p>
          </table:table-cell>
          <table:table-cell table:number-columns-repeated="7"/>
        </table:table-row>
        <table:table-row table:style-name="ro1">
          <table:table-cell office:value-type="float" office:value="66.401" calcext:value-type="float">
            <text:p>66,401</text:p>
          </table:table-cell>
          <table:table-cell office:value-type="float" office:value="20.217703" calcext:value-type="float">
            <text:p>20,217703</text:p>
          </table:table-cell>
          <table:table-cell/>
          <table:table-cell office:value-type="float" office:value="219.803" calcext:value-type="float">
            <text:p>219,803</text:p>
          </table:table-cell>
          <table:table-cell office:value-type="float" office:value="176.508213" calcext:value-type="float">
            <text:p>176,508213</text:p>
          </table:table-cell>
          <table:table-cell/>
          <table:table-cell office:value-type="float" office:value="1938.106" calcext:value-type="float">
            <text:p>1938,106</text:p>
          </table:table-cell>
          <table:table-cell office:value-type="float" office:value="896.133375" calcext:value-type="float">
            <text:p>896,133375</text:p>
          </table:table-cell>
          <table:table-cell table:number-columns-repeated="7"/>
        </table:table-row>
        <table:table-row table:style-name="ro1">
          <table:table-cell office:value-type="float" office:value="73.278" calcext:value-type="float">
            <text:p>73,278</text:p>
          </table:table-cell>
          <table:table-cell office:value-type="float" office:value="19.936311" calcext:value-type="float">
            <text:p>19,936311</text:p>
          </table:table-cell>
          <table:table-cell/>
          <table:table-cell office:value-type="float" office:value="220.623" calcext:value-type="float">
            <text:p>220,623</text:p>
          </table:table-cell>
          <table:table-cell office:value-type="float" office:value="176.390491" calcext:value-type="float">
            <text:p>176,390491</text:p>
          </table:table-cell>
          <table:table-cell/>
          <table:table-cell office:value-type="float" office:value="1949.733" calcext:value-type="float">
            <text:p>1949,733</text:p>
          </table:table-cell>
          <table:table-cell office:value-type="float" office:value="893.448891" calcext:value-type="float">
            <text:p>893,448891</text:p>
          </table:table-cell>
          <table:table-cell table:number-columns-repeated="7"/>
        </table:table-row>
        <table:table-row table:style-name="ro1">
          <table:table-cell office:value-type="float" office:value="59.59" calcext:value-type="float">
            <text:p>59,59</text:p>
          </table:table-cell>
          <table:table-cell office:value-type="float" office:value="19.652157" calcext:value-type="float">
            <text:p>19,652157</text:p>
          </table:table-cell>
          <table:table-cell/>
          <table:table-cell office:value-type="float" office:value="221.28" calcext:value-type="float">
            <text:p>221,28</text:p>
          </table:table-cell>
          <table:table-cell office:value-type="float" office:value="176.301414" calcext:value-type="float">
            <text:p>176,301414</text:p>
          </table:table-cell>
          <table:table-cell/>
          <table:table-cell office:value-type="float" office:value="1938.446" calcext:value-type="float">
            <text:p>1938,446</text:p>
          </table:table-cell>
          <table:table-cell office:value-type="float" office:value="892.690691" calcext:value-type="float">
            <text:p>892,690691</text:p>
          </table:table-cell>
          <table:table-cell table:number-columns-repeated="7"/>
        </table:table-row>
        <table:table-row table:style-name="ro1">
          <table:table-cell office:value-type="float" office:value="66.859" calcext:value-type="float">
            <text:p>66,859</text:p>
          </table:table-cell>
          <table:table-cell office:value-type="float" office:value="19.478073" calcext:value-type="float">
            <text:p>19,478073</text:p>
          </table:table-cell>
          <table:table-cell/>
          <table:table-cell office:value-type="float" office:value="221.735" calcext:value-type="float">
            <text:p>221,735</text:p>
          </table:table-cell>
          <table:table-cell office:value-type="float" office:value="175.967481" calcext:value-type="float">
            <text:p>175,967481</text:p>
          </table:table-cell>
          <table:table-cell/>
          <table:table-cell office:value-type="float" office:value="1977.761" calcext:value-type="float">
            <text:p>1977,761</text:p>
          </table:table-cell>
          <table:table-cell office:value-type="float" office:value="892.620402" calcext:value-type="float">
            <text:p>892,620402</text:p>
          </table:table-cell>
          <table:table-cell table:number-columns-repeated="7"/>
        </table:table-row>
        <table:table-row table:style-name="ro1">
          <table:table-cell office:value-type="float" office:value="63.525" calcext:value-type="float">
            <text:p>63,525</text:p>
          </table:table-cell>
          <table:table-cell office:value-type="float" office:value="18.918488" calcext:value-type="float">
            <text:p>18,918488</text:p>
          </table:table-cell>
          <table:table-cell/>
          <table:table-cell office:value-type="float" office:value="217.061" calcext:value-type="float">
            <text:p>217,061</text:p>
          </table:table-cell>
          <table:table-cell office:value-type="float" office:value="175.81881" calcext:value-type="float">
            <text:p>175,81881</text:p>
          </table:table-cell>
          <table:table-cell/>
          <table:table-cell office:value-type="float" office:value="1937.3" calcext:value-type="float">
            <text:p>1937,3</text:p>
          </table:table-cell>
          <table:table-cell office:value-type="float" office:value="879.853966" calcext:value-type="float">
            <text:p>879,853966</text:p>
          </table:table-cell>
          <table:table-cell table:number-columns-repeated="7"/>
        </table:table-row>
        <table:table-row table:style-name="ro1">
          <table:table-cell office:value-type="float" office:value="62.582" calcext:value-type="float">
            <text:p>62,582</text:p>
          </table:table-cell>
          <table:table-cell office:value-type="float" office:value="18.596353" calcext:value-type="float">
            <text:p>18,596353</text:p>
          </table:table-cell>
          <table:table-cell/>
          <table:table-cell office:value-type="float" office:value="219.602" calcext:value-type="float">
            <text:p>219,602</text:p>
          </table:table-cell>
          <table:table-cell office:value-type="float" office:value="175.727884" calcext:value-type="float">
            <text:p>175,727884</text:p>
          </table:table-cell>
          <table:table-cell/>
          <table:table-cell office:value-type="float" office:value="1920.822" calcext:value-type="float">
            <text:p>1920,822</text:p>
          </table:table-cell>
          <table:table-cell office:value-type="float" office:value="878.711539" calcext:value-type="float">
            <text:p>878,711539</text:p>
          </table:table-cell>
          <table:table-cell table:number-columns-repeated="7"/>
        </table:table-row>
        <table:table-row table:style-name="ro1">
          <table:table-cell office:value-type="float" office:value="60.846" calcext:value-type="float">
            <text:p>60,846</text:p>
          </table:table-cell>
          <table:table-cell office:value-type="float" office:value="18.267983" calcext:value-type="float">
            <text:p>18,267983</text:p>
          </table:table-cell>
          <table:table-cell/>
          <table:table-cell office:value-type="float" office:value="218.199" calcext:value-type="float">
            <text:p>218,199</text:p>
          </table:table-cell>
          <table:table-cell office:value-type="float" office:value="174.351813" calcext:value-type="float">
            <text:p>174,351813</text:p>
          </table:table-cell>
          <table:table-cell/>
          <table:table-cell office:value-type="float" office:value="2123.728" calcext:value-type="float">
            <text:p>2123,728</text:p>
          </table:table-cell>
          <table:table-cell office:value-type="float" office:value="876.303403" calcext:value-type="float">
            <text:p>876,303403</text:p>
          </table:table-cell>
          <table:table-cell table:number-columns-repeated="7"/>
        </table:table-row>
        <table:table-row table:style-name="ro1">
          <table:table-cell office:value-type="float" office:value="64.171" calcext:value-type="float">
            <text:p>64,171</text:p>
          </table:table-cell>
          <table:table-cell office:value-type="float" office:value="18.133916" calcext:value-type="float">
            <text:p>18,133916</text:p>
          </table:table-cell>
          <table:table-cell/>
          <table:table-cell office:value-type="float" office:value="220.889" calcext:value-type="float">
            <text:p>220,889</text:p>
          </table:table-cell>
          <table:table-cell office:value-type="float" office:value="173.357141" calcext:value-type="float">
            <text:p>173,357141</text:p>
          </table:table-cell>
          <table:table-cell/>
          <table:table-cell office:value-type="float" office:value="1952.06" calcext:value-type="float">
            <text:p>1952,06</text:p>
          </table:table-cell>
          <table:table-cell office:value-type="float" office:value="874.332026" calcext:value-type="float">
            <text:p>874,332026</text:p>
          </table:table-cell>
          <table:table-cell table:number-columns-repeated="7"/>
        </table:table-row>
        <table:table-row table:style-name="ro1">
          <table:table-cell office:value-type="float" office:value="72.401" calcext:value-type="float">
            <text:p>72,401</text:p>
          </table:table-cell>
          <table:table-cell office:value-type="float" office:value="17.986244" calcext:value-type="float">
            <text:p>17,986244</text:p>
          </table:table-cell>
          <table:table-cell/>
          <table:table-cell office:value-type="float" office:value="220.961" calcext:value-type="float">
            <text:p>220,961</text:p>
          </table:table-cell>
          <table:table-cell office:value-type="float" office:value="173.140133" calcext:value-type="float">
            <text:p>173,140133</text:p>
          </table:table-cell>
          <table:table-cell/>
          <table:table-cell office:value-type="float" office:value="1966.313" calcext:value-type="float">
            <text:p>1966,313</text:p>
          </table:table-cell>
          <table:table-cell office:value-type="float" office:value="862.622194" calcext:value-type="float">
            <text:p>862,622194</text:p>
          </table:table-cell>
          <table:table-cell table:number-columns-repeated="7"/>
        </table:table-row>
        <table:table-row table:style-name="ro1">
          <table:table-cell office:value-type="float" office:value="59.138" calcext:value-type="float">
            <text:p>59,138</text:p>
          </table:table-cell>
          <table:table-cell office:value-type="float" office:value="17.223528" calcext:value-type="float">
            <text:p>17,223528</text:p>
          </table:table-cell>
          <table:table-cell/>
          <table:table-cell office:value-type="float" office:value="218.526" calcext:value-type="float">
            <text:p>218,526</text:p>
          </table:table-cell>
          <table:table-cell office:value-type="float" office:value="172.95081" calcext:value-type="float">
            <text:p>172,95081</text:p>
          </table:table-cell>
          <table:table-cell/>
          <table:table-cell office:value-type="float" office:value="1902.107" calcext:value-type="float">
            <text:p>1902,107</text:p>
          </table:table-cell>
          <table:table-cell office:value-type="float" office:value="860.390535" calcext:value-type="float">
            <text:p>860,390535</text:p>
          </table:table-cell>
          <table:table-cell table:number-columns-repeated="7"/>
        </table:table-row>
        <table:table-row table:style-name="ro1">
          <table:table-cell office:value-type="float" office:value="59.523" calcext:value-type="float">
            <text:p>59,523</text:p>
          </table:table-cell>
          <table:table-cell office:value-type="float" office:value="16.819283" calcext:value-type="float">
            <text:p>16,819283</text:p>
          </table:table-cell>
          <table:table-cell/>
          <table:table-cell office:value-type="float" office:value="219.332" calcext:value-type="float">
            <text:p>219,332</text:p>
          </table:table-cell>
          <table:table-cell office:value-type="float" office:value="172.715703" calcext:value-type="float">
            <text:p>172,715703</text:p>
          </table:table-cell>
          <table:table-cell/>
          <table:table-cell office:value-type="float" office:value="1901.93" calcext:value-type="float">
            <text:p>1901,93</text:p>
          </table:table-cell>
          <table:table-cell office:value-type="float" office:value="858.770766" calcext:value-type="float">
            <text:p>858,770766</text:p>
          </table:table-cell>
          <table:table-cell table:number-columns-repeated="7"/>
        </table:table-row>
        <table:table-row table:style-name="ro1">
          <table:table-cell office:value-type="float" office:value="73.389" calcext:value-type="float">
            <text:p>73,389</text:p>
          </table:table-cell>
          <table:table-cell office:value-type="float" office:value="15.36068" calcext:value-type="float">
            <text:p>15,36068</text:p>
          </table:table-cell>
          <table:table-cell/>
          <table:table-cell office:value-type="float" office:value="217.108" calcext:value-type="float">
            <text:p>217,108</text:p>
          </table:table-cell>
          <table:table-cell office:value-type="float" office:value="172.357226" calcext:value-type="float">
            <text:p>172,357226</text:p>
          </table:table-cell>
          <table:table-cell/>
          <table:table-cell office:value-type="float" office:value="1899.011" calcext:value-type="float">
            <text:p>1899,011</text:p>
          </table:table-cell>
          <table:table-cell office:value-type="float" office:value="856.783683" calcext:value-type="float">
            <text:p>856,783683</text:p>
          </table:table-cell>
          <table:table-cell table:number-columns-repeated="7"/>
        </table:table-row>
        <table:table-row table:style-name="ro1">
          <table:table-cell office:value-type="float" office:value="57.783" calcext:value-type="float">
            <text:p>57,783</text:p>
          </table:table-cell>
          <table:table-cell office:value-type="float" office:value="15.27733" calcext:value-type="float">
            <text:p>15,27733</text:p>
          </table:table-cell>
          <table:table-cell/>
          <table:table-cell office:value-type="float" office:value="219.533" calcext:value-type="float">
            <text:p>219,533</text:p>
          </table:table-cell>
          <table:table-cell office:value-type="float" office:value="172.199116" calcext:value-type="float">
            <text:p>172,199116</text:p>
          </table:table-cell>
          <table:table-cell/>
          <table:table-cell office:value-type="float" office:value="1908.346" calcext:value-type="float">
            <text:p>1908,346</text:p>
          </table:table-cell>
          <table:table-cell office:value-type="float" office:value="856.081981" calcext:value-type="float">
            <text:p>856,081981</text:p>
          </table:table-cell>
          <table:table-cell table:number-columns-repeated="7"/>
        </table:table-row>
        <table:table-row table:style-name="ro1">
          <table:table-cell office:value-type="float" office:value="60.225" calcext:value-type="float">
            <text:p>60,225</text:p>
          </table:table-cell>
          <table:table-cell office:value-type="float" office:value="15.141479" calcext:value-type="float">
            <text:p>15,141479</text:p>
          </table:table-cell>
          <table:table-cell/>
          <table:table-cell office:value-type="float" office:value="218.065" calcext:value-type="float">
            <text:p>218,065</text:p>
          </table:table-cell>
          <table:table-cell office:value-type="float" office:value="172.186142" calcext:value-type="float">
            <text:p>172,186142</text:p>
          </table:table-cell>
          <table:table-cell/>
          <table:table-cell office:value-type="float" office:value="1901.024" calcext:value-type="float">
            <text:p>1901,024</text:p>
          </table:table-cell>
          <table:table-cell office:value-type="float" office:value="855.44105" calcext:value-type="float">
            <text:p>855,44105</text:p>
          </table:table-cell>
          <table:table-cell table:number-columns-repeated="7"/>
        </table:table-row>
        <table:table-row table:style-name="ro1">
          <table:table-cell office:value-type="float" office:value="56.238" calcext:value-type="float">
            <text:p>56,238</text:p>
          </table:table-cell>
          <table:table-cell office:value-type="float" office:value="14.80793" calcext:value-type="float">
            <text:p>14,80793</text:p>
          </table:table-cell>
          <table:table-cell/>
          <table:table-cell office:value-type="float" office:value="217.898" calcext:value-type="float">
            <text:p>217,898</text:p>
          </table:table-cell>
          <table:table-cell office:value-type="float" office:value="172.177606" calcext:value-type="float">
            <text:p>172,177606</text:p>
          </table:table-cell>
          <table:table-cell/>
          <table:table-cell office:value-type="float" office:value="1899.637" calcext:value-type="float">
            <text:p>1899,637</text:p>
          </table:table-cell>
          <table:table-cell office:value-type="float" office:value="855.159401" calcext:value-type="float">
            <text:p>855,159401</text:p>
          </table:table-cell>
          <table:table-cell table:number-columns-repeated="7"/>
        </table:table-row>
        <table:table-row table:style-name="ro1">
          <table:table-cell office:value-type="float" office:value="60.72" calcext:value-type="float">
            <text:p>60,72</text:p>
          </table:table-cell>
          <table:table-cell office:value-type="float" office:value="14.611366" calcext:value-type="float">
            <text:p>14,611366</text:p>
          </table:table-cell>
          <table:table-cell/>
          <table:table-cell office:value-type="float" office:value="218.519" calcext:value-type="float">
            <text:p>218,519</text:p>
          </table:table-cell>
          <table:table-cell office:value-type="float" office:value="172.054628" calcext:value-type="float">
            <text:p>172,054628</text:p>
          </table:table-cell>
          <table:table-cell/>
          <table:table-cell office:value-type="float" office:value="1900.477" calcext:value-type="float">
            <text:p>1900,477</text:p>
          </table:table-cell>
          <table:table-cell office:value-type="float" office:value="854.77202" calcext:value-type="float">
            <text:p>854,77202</text:p>
          </table:table-cell>
          <table:table-cell table:number-columns-repeated="7"/>
        </table:table-row>
        <table:table-row table:style-name="ro1">
          <table:table-cell office:value-type="float" office:value="87.944" calcext:value-type="float">
            <text:p>87,944</text:p>
          </table:table-cell>
          <table:table-cell office:value-type="float" office:value="14.494427" calcext:value-type="float">
            <text:p>14,494427</text:p>
          </table:table-cell>
          <table:table-cell/>
          <table:table-cell office:value-type="float" office:value="218.064" calcext:value-type="float">
            <text:p>218,064</text:p>
          </table:table-cell>
          <table:table-cell office:value-type="float" office:value="171.929953" calcext:value-type="float">
            <text:p>171,929953</text:p>
          </table:table-cell>
          <table:table-cell/>
          <table:table-cell office:value-type="float" office:value="1896.83" calcext:value-type="float">
            <text:p>1896,83</text:p>
          </table:table-cell>
          <table:table-cell office:value-type="float" office:value="854.611141" calcext:value-type="float">
            <text:p>854,611141</text:p>
          </table:table-cell>
          <table:table-cell table:number-columns-repeated="7"/>
        </table:table-row>
        <table:table-row table:style-name="ro1">
          <table:table-cell office:value-type="float" office:value="58.636" calcext:value-type="float">
            <text:p>58,636</text:p>
          </table:table-cell>
          <table:table-cell office:value-type="float" office:value="14.394617" calcext:value-type="float">
            <text:p>14,394617</text:p>
          </table:table-cell>
          <table:table-cell/>
          <table:table-cell office:value-type="float" office:value="216.843" calcext:value-type="float">
            <text:p>216,843</text:p>
          </table:table-cell>
          <table:table-cell office:value-type="float" office:value="171.870317" calcext:value-type="float">
            <text:p>171,870317</text:p>
          </table:table-cell>
          <table:table-cell/>
          <table:table-cell office:value-type="float" office:value="1897.83" calcext:value-type="float">
            <text:p>1897,83</text:p>
          </table:table-cell>
          <table:table-cell office:value-type="float" office:value="854.416042" calcext:value-type="float">
            <text:p>854,416042</text:p>
          </table:table-cell>
          <table:table-cell table:number-columns-repeated="7"/>
        </table:table-row>
        <table:table-row table:style-name="ro1">
          <table:table-cell office:value-type="float" office:value="57.936" calcext:value-type="float">
            <text:p>57,936</text:p>
          </table:table-cell>
          <table:table-cell office:value-type="float" office:value="14.184409" calcext:value-type="float">
            <text:p>14,184409</text:p>
          </table:table-cell>
          <table:table-cell office:value-type="string" calcext:value-type="string">
            <text:p>←</text:p>
          </table:table-cell>
          <table:table-cell office:value-type="float" office:value="219.444" calcext:value-type="float">
            <text:p>219,444</text:p>
          </table:table-cell>
          <table:table-cell office:value-type="float" office:value="171.747024" calcext:value-type="float">
            <text:p>171,747024</text:p>
          </table:table-cell>
          <table:table-cell/>
          <table:table-cell office:value-type="float" office:value="1896.985" calcext:value-type="float">
            <text:p>1896,985</text:p>
          </table:table-cell>
          <table:table-cell office:value-type="float" office:value="854.342103" calcext:value-type="float">
            <text:p>854,342103</text:p>
          </table:table-cell>
          <table:table-cell table:number-columns-repeated="7"/>
        </table:table-row>
        <table:table-row table:style-name="ro1">
          <table:table-cell office:value-type="float" office:value="63.587" calcext:value-type="float">
            <text:p>63,587</text:p>
          </table:table-cell>
          <table:table-cell office:value-type="float" office:value="14.08794" calcext:value-type="float">
            <text:p>14,08794</text:p>
          </table:table-cell>
          <table:table-cell/>
          <table:table-cell office:value-type="float" office:value="217.548" calcext:value-type="float">
            <text:p>217,548</text:p>
          </table:table-cell>
          <table:table-cell office:value-type="float" office:value="171.738915" calcext:value-type="float">
            <text:p>171,738915</text:p>
          </table:table-cell>
          <table:table-cell/>
          <table:table-cell office:value-type="float" office:value="1917.797" calcext:value-type="float">
            <text:p>1917,797</text:p>
          </table:table-cell>
          <table:table-cell office:value-type="float" office:value="853.307356" calcext:value-type="float">
            <text:p>853,307356</text:p>
          </table:table-cell>
          <table:table-cell table:number-columns-repeated="7"/>
        </table:table-row>
        <table:table-row table:style-name="ro1">
          <table:table-cell office:value-type="float" office:value="61.037" calcext:value-type="float">
            <text:p>61,037</text:p>
          </table:table-cell>
          <table:table-cell office:value-type="float" office:value="13.936066" calcext:value-type="float">
            <text:p>13,936066</text:p>
          </table:table-cell>
          <table:table-cell/>
          <table:table-cell office:value-type="float" office:value="219.764" calcext:value-type="float">
            <text:p>219,764</text:p>
          </table:table-cell>
          <table:table-cell office:value-type="float" office:value="171.705272" calcext:value-type="float">
            <text:p>171,705272</text:p>
          </table:table-cell>
          <table:table-cell/>
          <table:table-cell office:value-type="float" office:value="1896.808" calcext:value-type="float">
            <text:p>1896,808</text:p>
          </table:table-cell>
          <table:table-cell office:value-type="float" office:value="851.914288" calcext:value-type="float">
            <text:p>851,914288</text:p>
          </table:table-cell>
          <table:table-cell table:number-columns-repeated="7"/>
        </table:table-row>
        <table:table-row table:style-name="ro1">
          <table:table-cell office:value-type="float" office:value="267.179" calcext:value-type="float">
            <text:p>267,179</text:p>
          </table:table-cell>
          <table:table-cell office:value-type="float" office:value="13.8915" calcext:value-type="float">
            <text:p>13,8915</text:p>
          </table:table-cell>
          <table:table-cell/>
          <table:table-cell office:value-type="float" office:value="219.158" calcext:value-type="float">
            <text:p>219,158</text:p>
          </table:table-cell>
          <table:table-cell office:value-type="float" office:value="171.477296" calcext:value-type="float">
            <text:p>171,477296</text:p>
          </table:table-cell>
          <table:table-cell/>
          <table:table-cell office:value-type="float" office:value="1900.992" calcext:value-type="float">
            <text:p>1900,992</text:p>
          </table:table-cell>
          <table:table-cell office:value-type="float" office:value="841.941901" calcext:value-type="float">
            <text:p>841,941901</text:p>
          </table:table-cell>
          <table:table-cell table:number-columns-repeated="7"/>
        </table:table-row>
        <table:table-row table:style-name="ro1">
          <table:table-cell office:value-type="float" office:value="67.867" calcext:value-type="float">
            <text:p>67,867</text:p>
          </table:table-cell>
          <table:table-cell office:value-type="float" office:value="13.803222" calcext:value-type="float">
            <text:p>13,803222</text:p>
          </table:table-cell>
          <table:table-cell/>
          <table:table-cell office:value-type="float" office:value="275.3" calcext:value-type="float">
            <text:p>275,3</text:p>
          </table:table-cell>
          <table:table-cell office:value-type="float" office:value="169.369956" calcext:value-type="float">
            <text:p>169,369956</text:p>
          </table:table-cell>
          <table:table-cell/>
          <table:table-cell office:value-type="float" office:value="1879.615" calcext:value-type="float">
            <text:p>1879,615</text:p>
          </table:table-cell>
          <table:table-cell office:value-type="float" office:value="841.12801" calcext:value-type="float">
            <text:p>841,12801</text:p>
          </table:table-cell>
          <table:table-cell table:number-columns-repeated="7"/>
        </table:table-row>
        <table:table-row table:style-name="ro1">
          <table:table-cell office:value-type="float" office:value="59.684" calcext:value-type="float">
            <text:p>59,684</text:p>
          </table:table-cell>
          <table:table-cell office:value-type="float" office:value="13.776419" calcext:value-type="float">
            <text:p>13,776419</text:p>
          </table:table-cell>
          <table:table-cell/>
          <table:table-cell office:value-type="float" office:value="214.11" calcext:value-type="float">
            <text:p>214,11</text:p>
          </table:table-cell>
          <table:table-cell office:value-type="float" office:value="168.753121" calcext:value-type="float">
            <text:p>168,753121</text:p>
          </table:table-cell>
          <table:table-cell/>
          <table:table-cell office:value-type="float" office:value="1882.929" calcext:value-type="float">
            <text:p>1882,929</text:p>
          </table:table-cell>
          <table:table-cell office:value-type="float" office:value="840.562274" calcext:value-type="float">
            <text:p>840,562274</text:p>
          </table:table-cell>
          <table:table-cell table:number-columns-repeated="7"/>
        </table:table-row>
        <table:table-row table:style-name="ro1">
          <table:table-cell office:value-type="float" office:value="54.637" calcext:value-type="float">
            <text:p>54,637</text:p>
          </table:table-cell>
          <table:table-cell office:value-type="float" office:value="13.168106" calcext:value-type="float">
            <text:p>13,168106</text:p>
          </table:table-cell>
          <table:table-cell/>
          <table:table-cell office:value-type="float" office:value="210.336" calcext:value-type="float">
            <text:p>210,336</text:p>
          </table:table-cell>
          <table:table-cell office:value-type="float" office:value="164.375414" calcext:value-type="float">
            <text:p>164,375414</text:p>
          </table:table-cell>
          <table:table-cell/>
          <table:table-cell office:value-type="float" office:value="1894.067" calcext:value-type="float">
            <text:p>1894,067</text:p>
          </table:table-cell>
          <table:table-cell office:value-type="float" office:value="840.015652" calcext:value-type="float">
            <text:p>840,015652</text:p>
          </table:table-cell>
          <table:table-cell table:number-columns-repeated="7"/>
        </table:table-row>
        <table:table-row table:style-name="ro1">
          <table:table-cell office:value-type="float" office:value="53.875" calcext:value-type="float">
            <text:p>53,875</text:p>
          </table:table-cell>
          <table:table-cell office:value-type="float" office:value="13.128832" calcext:value-type="float">
            <text:p>13,128832</text:p>
          </table:table-cell>
          <table:table-cell/>
          <table:table-cell office:value-type="float" office:value="221.817" calcext:value-type="float">
            <text:p>221,817</text:p>
          </table:table-cell>
          <table:table-cell office:value-type="float" office:value="162.384281" calcext:value-type="float">
            <text:p>162,384281</text:p>
          </table:table-cell>
          <table:table-cell/>
          <table:table-cell office:value-type="float" office:value="1882.623" calcext:value-type="float">
            <text:p>1882,623</text:p>
          </table:table-cell>
          <table:table-cell office:value-type="float" office:value="839.987955" calcext:value-type="float">
            <text:p>839,987955</text:p>
          </table:table-cell>
          <table:table-cell table:number-columns-repeated="7"/>
        </table:table-row>
        <table:table-row table:style-name="ro1">
          <table:table-cell office:value-type="float" office:value="179.205" calcext:value-type="float">
            <text:p>179,205</text:p>
          </table:table-cell>
          <table:table-cell office:value-type="float" office:value="12.432709" calcext:value-type="float">
            <text:p>12,432709</text:p>
          </table:table-cell>
          <table:table-cell/>
          <table:table-cell office:value-type="float" office:value="221.62" calcext:value-type="float">
            <text:p>221,62</text:p>
          </table:table-cell>
          <table:table-cell office:value-type="float" office:value="162.112296" calcext:value-type="float">
            <text:p>162,112296</text:p>
          </table:table-cell>
          <table:table-cell/>
          <table:table-cell office:value-type="float" office:value="1880.006" calcext:value-type="float">
            <text:p>1880,006</text:p>
          </table:table-cell>
          <table:table-cell office:value-type="float" office:value="839.078277" calcext:value-type="float">
            <text:p>839,078277</text:p>
          </table:table-cell>
          <table:table-cell table:number-columns-repeated="7"/>
        </table:table-row>
        <table:table-row table:style-name="ro1">
          <table:table-cell office:value-type="float" office:value="55.7" calcext:value-type="float">
            <text:p>55,7</text:p>
          </table:table-cell>
          <table:table-cell office:value-type="float" office:value="10.615186" calcext:value-type="float">
            <text:p>10,615186</text:p>
          </table:table-cell>
          <table:table-cell/>
          <table:table-cell office:value-type="float" office:value="229.558" calcext:value-type="float">
            <text:p>229,558</text:p>
          </table:table-cell>
          <table:table-cell office:value-type="float" office:value="161.916545" calcext:value-type="float">
            <text:p>161,916545</text:p>
          </table:table-cell>
          <table:table-cell/>
          <table:table-cell office:value-type="float" office:value="2119.155" calcext:value-type="float">
            <text:p>2119,155</text:p>
          </table:table-cell>
          <table:table-cell office:value-type="float" office:value="838.877423" calcext:value-type="float">
            <text:p>838,877423</text:p>
          </table:table-cell>
          <table:table-cell table:number-columns-repeated="7"/>
        </table:table-row>
        <table:table-row table:style-name="ro1">
          <table:table-cell office:value-type="float" office:value="50.995" calcext:value-type="float">
            <text:p>50,995</text:p>
          </table:table-cell>
          <table:table-cell office:value-type="float" office:value="10.432814" calcext:value-type="float">
            <text:p>10,432814</text:p>
          </table:table-cell>
          <table:table-cell/>
          <table:table-cell office:value-type="float" office:value="261.006" calcext:value-type="float">
            <text:p>261,006</text:p>
          </table:table-cell>
          <table:table-cell office:value-type="float" office:value="160.139994" calcext:value-type="float">
            <text:p>160,139994</text:p>
          </table:table-cell>
          <table:table-cell/>
          <table:table-cell office:value-type="float" office:value="1879.683" calcext:value-type="float">
            <text:p>1879,683</text:p>
          </table:table-cell>
          <table:table-cell office:value-type="float" office:value="838.859494" calcext:value-type="float">
            <text:p>838,859494</text:p>
          </table:table-cell>
          <table:table-cell table:number-columns-repeated="7"/>
        </table:table-row>
        <table:table-row table:style-name="ro1">
          <table:table-cell office:value-type="float" office:value="59.643" calcext:value-type="float">
            <text:p>59,643</text:p>
          </table:table-cell>
          <table:table-cell office:value-type="float" office:value="10.416066" calcext:value-type="float">
            <text:p>10,416066</text:p>
          </table:table-cell>
          <table:table-cell/>
          <table:table-cell office:value-type="float" office:value="202.604" calcext:value-type="float">
            <text:p>202,604</text:p>
          </table:table-cell>
          <table:table-cell office:value-type="float" office:value="158.97344" calcext:value-type="float">
            <text:p>158,97344</text:p>
          </table:table-cell>
          <table:table-cell/>
          <table:table-cell office:value-type="float" office:value="1880.201" calcext:value-type="float">
            <text:p>1880,201</text:p>
          </table:table-cell>
          <table:table-cell office:value-type="float" office:value="838.368838" calcext:value-type="float">
            <text:p>838,368838</text:p>
          </table:table-cell>
          <table:table-cell table:number-columns-repeated="7"/>
        </table:table-row>
        <table:table-row table:style-name="ro1">
          <table:table-cell office:value-type="float" office:value="53.421" calcext:value-type="float">
            <text:p>53,421</text:p>
          </table:table-cell>
          <table:table-cell office:value-type="float" office:value="10.381259" calcext:value-type="float">
            <text:p>10,381259</text:p>
          </table:table-cell>
          <table:table-cell/>
          <table:table-cell office:value-type="float" office:value="203.057" calcext:value-type="float">
            <text:p>203,057</text:p>
          </table:table-cell>
          <table:table-cell office:value-type="float" office:value="158.811157" calcext:value-type="float">
            <text:p>158,811157</text:p>
          </table:table-cell>
          <table:table-cell/>
          <table:table-cell office:value-type="float" office:value="1880.559" calcext:value-type="float">
            <text:p>1880,559</text:p>
          </table:table-cell>
          <table:table-cell office:value-type="float" office:value="838.026609" calcext:value-type="float">
            <text:p>838,026609</text:p>
          </table:table-cell>
          <table:table-cell table:number-columns-repeated="7"/>
        </table:table-row>
        <table:table-row table:style-name="ro1">
          <table:table-cell office:value-type="float" office:value="112.367" calcext:value-type="float">
            <text:p>112,367</text:p>
          </table:table-cell>
          <table:table-cell office:value-type="float" office:value="10.30823" calcext:value-type="float">
            <text:p>10,30823</text:p>
          </table:table-cell>
          <table:table-cell/>
          <table:table-cell office:value-type="float" office:value="201.587" calcext:value-type="float">
            <text:p>201,587</text:p>
          </table:table-cell>
          <table:table-cell office:value-type="float" office:value="157.694696" calcext:value-type="float">
            <text:p>157,694696</text:p>
          </table:table-cell>
          <table:table-cell/>
          <table:table-cell office:value-type="float" office:value="1883.543" calcext:value-type="float">
            <text:p>1883,543</text:p>
          </table:table-cell>
          <table:table-cell office:value-type="float" office:value="837.734295" calcext:value-type="float">
            <text:p>837,734295</text:p>
          </table:table-cell>
          <table:table-cell table:number-columns-repeated="7"/>
        </table:table-row>
        <table:table-row table:style-name="ro1">
          <table:table-cell office:value-type="float" office:value="182.129" calcext:value-type="float">
            <text:p>182,129</text:p>
          </table:table-cell>
          <table:table-cell office:value-type="float" office:value="9.992012" calcext:value-type="float">
            <text:p>9,992012</text:p>
          </table:table-cell>
          <table:table-cell/>
          <table:table-cell office:value-type="float" office:value="205.142" calcext:value-type="float">
            <text:p>205,142</text:p>
          </table:table-cell>
          <table:table-cell office:value-type="float" office:value="157.45754" calcext:value-type="float">
            <text:p>157,45754</text:p>
          </table:table-cell>
          <table:table-cell/>
          <table:table-cell office:value-type="float" office:value="1879.962" calcext:value-type="float">
            <text:p>1879,962</text:p>
          </table:table-cell>
          <table:table-cell office:value-type="float" office:value="837.456474" calcext:value-type="float">
            <text:p>837,456474</text:p>
          </table:table-cell>
          <table:table-cell table:number-columns-repeated="7"/>
        </table:table-row>
        <table:table-row table:style-name="ro1">
          <table:table-cell office:value-type="float" office:value="54.234" calcext:value-type="float">
            <text:p>54,234</text:p>
          </table:table-cell>
          <table:table-cell office:value-type="float" office:value="9.839623" calcext:value-type="float">
            <text:p>9,839623</text:p>
          </table:table-cell>
          <table:table-cell/>
          <table:table-cell office:value-type="float" office:value="205.14" calcext:value-type="float">
            <text:p>205,14</text:p>
          </table:table-cell>
          <table:table-cell office:value-type="float" office:value="157.216991" calcext:value-type="float">
            <text:p>157,216991</text:p>
          </table:table-cell>
          <table:table-cell/>
          <table:table-cell office:value-type="float" office:value="1880.072" calcext:value-type="float">
            <text:p>1880,072</text:p>
          </table:table-cell>
          <table:table-cell office:value-type="float" office:value="837.175271" calcext:value-type="float">
            <text:p>837,175271</text:p>
          </table:table-cell>
          <table:table-cell table:number-columns-repeated="7"/>
        </table:table-row>
        <table:table-row table:style-name="ro1">
          <table:table-cell office:value-type="float" office:value="58.576" calcext:value-type="float">
            <text:p>58,576</text:p>
          </table:table-cell>
          <table:table-cell office:value-type="float" office:value="9.585551" calcext:value-type="float">
            <text:p>9,585551</text:p>
          </table:table-cell>
          <table:table-cell/>
          <table:table-cell office:value-type="float" office:value="200.273" calcext:value-type="float">
            <text:p>200,273</text:p>
          </table:table-cell>
          <table:table-cell office:value-type="float" office:value="156.496319" calcext:value-type="float">
            <text:p>156,496319</text:p>
          </table:table-cell>
          <table:table-cell/>
          <table:table-cell office:value-type="float" office:value="1879.286" calcext:value-type="float">
            <text:p>1879,286</text:p>
          </table:table-cell>
          <table:table-cell office:value-type="float" office:value="837.044949" calcext:value-type="float">
            <text:p>837,044949</text:p>
          </table:table-cell>
          <table:table-cell table:number-columns-repeated="7"/>
        </table:table-row>
        <table:table-row table:style-name="ro1">
          <table:table-cell office:value-type="float" office:value="56.291" calcext:value-type="float">
            <text:p>56,291</text:p>
          </table:table-cell>
          <table:table-cell office:value-type="float" office:value="7.551317" calcext:value-type="float">
            <text:p>7,551317</text:p>
          </table:table-cell>
          <table:table-cell/>
          <table:table-cell office:value-type="float" office:value="202.417" calcext:value-type="float">
            <text:p>202,417</text:p>
          </table:table-cell>
          <table:table-cell office:value-type="float" office:value="156.393947" calcext:value-type="float">
            <text:p>156,393947</text:p>
          </table:table-cell>
          <table:table-cell/>
          <table:table-cell office:value-type="float" office:value="1880.245" calcext:value-type="float">
            <text:p>1880,245</text:p>
          </table:table-cell>
          <table:table-cell office:value-type="float" office:value="836.87292" calcext:value-type="float">
            <text:p>836,87292</text:p>
          </table:table-cell>
          <table:table-cell table:number-columns-repeated="7"/>
        </table:table-row>
        <table:table-row table:style-name="ro1">
          <table:table-cell office:value-type="float" office:value="50.96" calcext:value-type="float">
            <text:p>50,96</text:p>
          </table:table-cell>
          <table:table-cell office:value-type="float" office:value="6.615768" calcext:value-type="float">
            <text:p>6,615768</text:p>
          </table:table-cell>
          <table:table-cell/>
          <table:table-cell office:value-type="float" office:value="203.559" calcext:value-type="float">
            <text:p>203,559</text:p>
          </table:table-cell>
          <table:table-cell office:value-type="float" office:value="156.356774" calcext:value-type="float">
            <text:p>156,356774</text:p>
          </table:table-cell>
          <table:table-cell/>
          <table:table-cell office:value-type="float" office:value="1881.408" calcext:value-type="float">
            <text:p>1881,408</text:p>
          </table:table-cell>
          <table:table-cell office:value-type="float" office:value="836.177693" calcext:value-type="float">
            <text:p>836,177693</text:p>
          </table:table-cell>
          <table:table-cell table:number-columns-repeated="7"/>
        </table:table-row>
        <table:table-row table:style-name="ro1">
          <table:table-cell office:value-type="float" office:value="49.733" calcext:value-type="float">
            <text:p>49,733</text:p>
          </table:table-cell>
          <table:table-cell office:value-type="float" office:value="6.51407" calcext:value-type="float">
            <text:p>6,51407</text:p>
          </table:table-cell>
          <table:table-cell/>
          <table:table-cell office:value-type="float" office:value="201.629" calcext:value-type="float">
            <text:p>201,629</text:p>
          </table:table-cell>
          <table:table-cell office:value-type="float" office:value="156.286024" calcext:value-type="float">
            <text:p>156,286024</text:p>
          </table:table-cell>
          <table:table-cell/>
          <table:table-cell office:value-type="float" office:value="1881.533" calcext:value-type="float">
            <text:p>1881,533</text:p>
          </table:table-cell>
          <table:table-cell office:value-type="float" office:value="836.087323" calcext:value-type="float">
            <text:p>836,087323</text:p>
          </table:table-cell>
          <table:table-cell table:number-columns-repeated="7"/>
        </table:table-row>
        <table:table-row table:style-name="ro1">
          <table:table-cell office:value-type="float" office:value="49.66" calcext:value-type="float">
            <text:p>49,66</text:p>
          </table:table-cell>
          <table:table-cell office:value-type="float" office:value="6.492686" calcext:value-type="float">
            <text:p>6,492686</text:p>
          </table:table-cell>
          <table:table-cell/>
          <table:table-cell office:value-type="float" office:value="199.346" calcext:value-type="float">
            <text:p>199,346</text:p>
          </table:table-cell>
          <table:table-cell office:value-type="float" office:value="156.255777" calcext:value-type="float">
            <text:p>156,255777</text:p>
          </table:table-cell>
          <table:table-cell/>
          <table:table-cell office:value-type="float" office:value="2080.392" calcext:value-type="float">
            <text:p>2080,392</text:p>
          </table:table-cell>
          <table:table-cell office:value-type="float" office:value="836.002002" calcext:value-type="float">
            <text:p>836,002002</text:p>
          </table:table-cell>
          <table:table-cell table:number-columns-repeated="7"/>
        </table:table-row>
        <table:table-row table:style-name="ro1">
          <table:table-cell office:value-type="float" office:value="203.663" calcext:value-type="float">
            <text:p>203,663</text:p>
          </table:table-cell>
          <table:table-cell office:value-type="float" office:value="6.462732" calcext:value-type="float">
            <text:p>6,462732</text:p>
          </table:table-cell>
          <table:table-cell/>
          <table:table-cell office:value-type="float" office:value="200.875" calcext:value-type="float">
            <text:p>200,875</text:p>
          </table:table-cell>
          <table:table-cell office:value-type="float" office:value="156.254409" calcext:value-type="float">
            <text:p>156,254409</text:p>
          </table:table-cell>
          <table:table-cell/>
          <table:table-cell office:value-type="float" office:value="1879.088" calcext:value-type="float">
            <text:p>1879,088</text:p>
          </table:table-cell>
          <table:table-cell office:value-type="float" office:value="835.959248" calcext:value-type="float">
            <text:p>835,959248</text:p>
          </table:table-cell>
          <table:table-cell table:number-columns-repeated="7"/>
        </table:table-row>
        <table:table-row table:style-name="ro1">
          <table:table-cell office:value-type="float" office:value="60.538" calcext:value-type="float">
            <text:p>60,538</text:p>
          </table:table-cell>
          <table:table-cell office:value-type="float" office:value="6.281038" calcext:value-type="float">
            <text:p>6,281038</text:p>
          </table:table-cell>
          <table:table-cell/>
          <table:table-cell office:value-type="float" office:value="202.655" calcext:value-type="float">
            <text:p>202,655</text:p>
          </table:table-cell>
          <table:table-cell office:value-type="float" office:value="156.237856" calcext:value-type="float">
            <text:p>156,237856</text:p>
          </table:table-cell>
          <table:table-cell/>
          <table:table-cell office:value-type="float" office:value="1877.627" calcext:value-type="float">
            <text:p>1877,627</text:p>
          </table:table-cell>
          <table:table-cell office:value-type="float" office:value="835.750792" calcext:value-type="float">
            <text:p>835,750792</text:p>
          </table:table-cell>
          <table:table-cell table:number-columns-repeated="7"/>
        </table:table-row>
        <table:table-row table:style-name="ro1">
          <table:table-cell office:value-type="float" office:value="49.101" calcext:value-type="float">
            <text:p>49,101</text:p>
          </table:table-cell>
          <table:table-cell office:value-type="float" office:value="5.922488" calcext:value-type="float">
            <text:p>5,922488</text:p>
          </table:table-cell>
          <table:table-cell/>
          <table:table-cell office:value-type="float" office:value="199.543" calcext:value-type="float">
            <text:p>199,543</text:p>
          </table:table-cell>
          <table:table-cell office:value-type="float" office:value="156.161043" calcext:value-type="float">
            <text:p>156,161043</text:p>
          </table:table-cell>
          <table:table-cell/>
          <table:table-cell office:value-type="float" office:value="1876.136" calcext:value-type="float">
            <text:p>1876,136</text:p>
          </table:table-cell>
          <table:table-cell office:value-type="float" office:value="835.689672" calcext:value-type="float">
            <text:p>835,689672</text:p>
          </table:table-cell>
          <table:table-cell table:number-columns-repeated="7"/>
        </table:table-row>
        <table:table-row table:style-name="ro1">
          <table:table-cell office:value-type="float" office:value="45.476" calcext:value-type="float">
            <text:p>45,476</text:p>
          </table:table-cell>
          <table:table-cell office:value-type="float" office:value="4.981155" calcext:value-type="float">
            <text:p>4,981155</text:p>
          </table:table-cell>
          <table:table-cell/>
          <table:table-cell office:value-type="float" office:value="200.985" calcext:value-type="float">
            <text:p>200,985</text:p>
          </table:table-cell>
          <table:table-cell office:value-type="float" office:value="156.118016" calcext:value-type="float">
            <text:p>156,118016</text:p>
          </table:table-cell>
          <table:table-cell/>
          <table:table-cell office:value-type="float" office:value="1875.72" calcext:value-type="float">
            <text:p>1875,72</text:p>
          </table:table-cell>
          <table:table-cell office:value-type="float" office:value="835.277002" calcext:value-type="float">
            <text:p>835,277002</text:p>
          </table:table-cell>
          <table:table-cell table:number-columns-repeated="7"/>
        </table:table-row>
        <table:table-row table:style-name="ro1">
          <table:table-cell office:value-type="float" office:value="48.414" calcext:value-type="float">
            <text:p>48,414</text:p>
          </table:table-cell>
          <table:table-cell office:value-type="float" office:value="4.344023" calcext:value-type="float">
            <text:p>4,344023</text:p>
          </table:table-cell>
          <table:table-cell/>
          <table:table-cell office:value-type="float" office:value="199.799" calcext:value-type="float">
            <text:p>199,799</text:p>
          </table:table-cell>
          <table:table-cell office:value-type="float" office:value="156.088325" calcext:value-type="float">
            <text:p>156,088325</text:p>
          </table:table-cell>
          <table:table-cell/>
          <table:table-cell office:value-type="float" office:value="1877.343" calcext:value-type="float">
            <text:p>1877,343</text:p>
          </table:table-cell>
          <table:table-cell office:value-type="float" office:value="835.138274" calcext:value-type="float">
            <text:p>835,138274</text:p>
          </table:table-cell>
          <table:table-cell table:number-columns-repeated="7"/>
        </table:table-row>
        <table:table-row table:style-name="ro1">
          <table:table-cell office:value-type="float" office:value="48.634" calcext:value-type="float">
            <text:p>48,634</text:p>
          </table:table-cell>
          <table:table-cell office:value-type="float" office:value="4.058856" calcext:value-type="float">
            <text:p>4,058856</text:p>
          </table:table-cell>
          <table:table-cell/>
          <table:table-cell office:value-type="float" office:value="200.056" calcext:value-type="float">
            <text:p>200,056</text:p>
          </table:table-cell>
          <table:table-cell office:value-type="float" office:value="156.044461" calcext:value-type="float">
            <text:p>156,044461</text:p>
          </table:table-cell>
          <table:table-cell/>
          <table:table-cell office:value-type="float" office:value="1881.603" calcext:value-type="float">
            <text:p>1881,603</text:p>
          </table:table-cell>
          <table:table-cell office:value-type="float" office:value="834.799806" calcext:value-type="float">
            <text:p>834,799806</text:p>
          </table:table-cell>
          <table:table-cell table:number-columns-repeated="7"/>
        </table:table-row>
        <table:table-row table:style-name="ro1">
          <table:table-cell office:value-type="float" office:value="64.263" calcext:value-type="float">
            <text:p>64,263</text:p>
          </table:table-cell>
          <table:table-cell office:value-type="float" office:value="3.166898" calcext:value-type="float">
            <text:p>3,166898</text:p>
          </table:table-cell>
          <table:table-cell/>
          <table:table-cell office:value-type="float" office:value="199.964" calcext:value-type="float">
            <text:p>199,964</text:p>
          </table:table-cell>
          <table:table-cell office:value-type="float" office:value="156.043403" calcext:value-type="float">
            <text:p>156,043403</text:p>
          </table:table-cell>
          <table:table-cell/>
          <table:table-cell office:value-type="float" office:value="1877.81" calcext:value-type="float">
            <text:p>1877,81</text:p>
          </table:table-cell>
          <table:table-cell office:value-type="float" office:value="834.777069" calcext:value-type="float">
            <text:p>834,777069</text:p>
          </table:table-cell>
          <table:table-cell table:number-columns-repeated="7"/>
        </table:table-row>
        <table:table-row table:style-name="ro1">
          <table:table-cell office:value-type="float" office:value="43.492" calcext:value-type="float">
            <text:p>43,492</text:p>
          </table:table-cell>
          <table:table-cell office:value-type="float" office:value="2.637996" calcext:value-type="float">
            <text:p>2,637996</text:p>
          </table:table-cell>
          <table:table-cell/>
          <table:table-cell office:value-type="float" office:value="202.076" calcext:value-type="float">
            <text:p>202,076</text:p>
          </table:table-cell>
          <table:table-cell office:value-type="float" office:value="156.014901" calcext:value-type="float">
            <text:p>156,014901</text:p>
          </table:table-cell>
          <table:table-cell/>
          <table:table-cell office:value-type="float" office:value="1921.851" calcext:value-type="float">
            <text:p>1921,851</text:p>
          </table:table-cell>
          <table:table-cell office:value-type="float" office:value="833.982835" calcext:value-type="float">
            <text:p>833,982835</text:p>
          </table:table-cell>
          <table:table-cell table:number-columns-repeated="7"/>
        </table:table-row>
        <table:table-row table:style-name="ro1">
          <table:table-cell office:value-type="float" office:value="46.131" calcext:value-type="float">
            <text:p>46,131</text:p>
          </table:table-cell>
          <table:table-cell office:value-type="float" office:value="2.625348" calcext:value-type="float">
            <text:p>2,625348</text:p>
          </table:table-cell>
          <table:table-cell/>
          <table:table-cell office:value-type="float" office:value="200.433" calcext:value-type="float">
            <text:p>200,433</text:p>
          </table:table-cell>
          <table:table-cell office:value-type="float" office:value="155.913206" calcext:value-type="float">
            <text:p>155,913206</text:p>
          </table:table-cell>
          <table:table-cell/>
          <table:table-cell office:value-type="float" office:value="1883.374" calcext:value-type="float">
            <text:p>1883,374</text:p>
          </table:table-cell>
          <table:table-cell office:value-type="float" office:value="833.729814" calcext:value-type="float">
            <text:p>833,729814</text:p>
          </table:table-cell>
          <table:table-cell table:number-columns-repeated="7"/>
        </table:table-row>
        <table:table-row table:style-name="ro1">
          <table:table-cell office:value-type="float" office:value="47.29" calcext:value-type="float">
            <text:p>47,29</text:p>
          </table:table-cell>
          <table:table-cell office:value-type="float" office:value="2.592351" calcext:value-type="float">
            <text:p>2,592351</text:p>
          </table:table-cell>
          <table:table-cell/>
          <table:table-cell office:value-type="float" office:value="201.057" calcext:value-type="float">
            <text:p>201,057</text:p>
          </table:table-cell>
          <table:table-cell office:value-type="float" office:value="155.91155" calcext:value-type="float">
            <text:p>155,91155</text:p>
          </table:table-cell>
          <table:table-cell/>
          <table:table-cell office:value-type="float" office:value="1879.247" calcext:value-type="float">
            <text:p>1879,247</text:p>
          </table:table-cell>
          <table:table-cell office:value-type="float" office:value="832.545149" calcext:value-type="float">
            <text:p>832,545149</text:p>
          </table:table-cell>
          <table:table-cell table:number-columns-repeated="7"/>
        </table:table-row>
        <table:table-row table:style-name="ro1">
          <table:table-cell office:value-type="float" office:value="45.11" calcext:value-type="float">
            <text:p>45,11</text:p>
          </table:table-cell>
          <table:table-cell office:value-type="float" office:value="2.561255" calcext:value-type="float">
            <text:p>2,561255</text:p>
          </table:table-cell>
          <table:table-cell/>
          <table:table-cell office:value-type="float" office:value="200.878" calcext:value-type="float">
            <text:p>200,878</text:p>
          </table:table-cell>
          <table:table-cell office:value-type="float" office:value="155.905434" calcext:value-type="float">
            <text:p>155,905434</text:p>
          </table:table-cell>
          <table:table-cell/>
          <table:table-cell office:value-type="float" office:value="1875.961" calcext:value-type="float">
            <text:p>1875,961</text:p>
          </table:table-cell>
          <table:table-cell office:value-type="float" office:value="832.473902" calcext:value-type="float">
            <text:p>832,473902</text:p>
          </table:table-cell>
          <table:table-cell table:number-columns-repeated="7"/>
        </table:table-row>
        <table:table-row table:style-name="ro1">
          <table:table-cell office:value-type="float" office:value="47.714" calcext:value-type="float">
            <text:p>47,714</text:p>
          </table:table-cell>
          <table:table-cell office:value-type="float" office:value="2.54231" calcext:value-type="float">
            <text:p>2,54231</text:p>
          </table:table-cell>
          <table:table-cell/>
          <table:table-cell office:value-type="float" office:value="200.553" calcext:value-type="float">
            <text:p>200,553</text:p>
          </table:table-cell>
          <table:table-cell office:value-type="float" office:value="155.871487" calcext:value-type="float">
            <text:p>155,871487</text:p>
          </table:table-cell>
          <table:table-cell/>
          <table:table-cell office:value-type="float" office:value="1874.998" calcext:value-type="float">
            <text:p>1874,998</text:p>
          </table:table-cell>
          <table:table-cell office:value-type="float" office:value="832.418848" calcext:value-type="float">
            <text:p>832,418848</text:p>
          </table:table-cell>
          <table:table-cell table:number-columns-repeated="7"/>
        </table:table-row>
        <table:table-row table:style-name="ro1">
          <table:table-cell office:value-type="float" office:value="44.695" calcext:value-type="float">
            <text:p>44,695</text:p>
          </table:table-cell>
          <table:table-cell office:value-type="float" office:value="2.535367" calcext:value-type="float">
            <text:p>2,535367</text:p>
          </table:table-cell>
          <table:table-cell/>
          <table:table-cell office:value-type="float" office:value="200.92" calcext:value-type="float">
            <text:p>200,92</text:p>
          </table:table-cell>
          <table:table-cell office:value-type="float" office:value="155.870907" calcext:value-type="float">
            <text:p>155,870907</text:p>
          </table:table-cell>
          <table:table-cell/>
          <table:table-cell office:value-type="float" office:value="1881.069" calcext:value-type="float">
            <text:p>1881,069</text:p>
          </table:table-cell>
          <table:table-cell office:value-type="float" office:value="832.019619" calcext:value-type="float">
            <text:p>832,019619</text:p>
          </table:table-cell>
          <table:table-cell table:number-columns-repeated="7"/>
        </table:table-row>
        <table:table-row table:style-name="ro1">
          <table:table-cell office:value-type="float" office:value="47.866" calcext:value-type="float">
            <text:p>47,866</text:p>
          </table:table-cell>
          <table:table-cell office:value-type="float" office:value="2.529907" calcext:value-type="float">
            <text:p>2,529907</text:p>
          </table:table-cell>
          <table:table-cell/>
          <table:table-cell office:value-type="float" office:value="200.267" calcext:value-type="float">
            <text:p>200,267</text:p>
          </table:table-cell>
          <table:table-cell office:value-type="float" office:value="155.835807" calcext:value-type="float">
            <text:p>155,835807</text:p>
          </table:table-cell>
          <table:table-cell/>
          <table:table-cell office:value-type="float" office:value="1877.359" calcext:value-type="float">
            <text:p>1877,359</text:p>
          </table:table-cell>
          <table:table-cell office:value-type="float" office:value="831.410041" calcext:value-type="float">
            <text:p>831,410041</text:p>
          </table:table-cell>
          <table:table-cell table:number-columns-repeated="7"/>
        </table:table-row>
        <table:table-row table:style-name="ro1">
          <table:table-cell office:value-type="float" office:value="46.056" calcext:value-type="float">
            <text:p>46,056</text:p>
          </table:table-cell>
          <table:table-cell office:value-type="float" office:value="2.526446" calcext:value-type="float">
            <text:p>2,526446</text:p>
          </table:table-cell>
          <table:table-cell/>
          <table:table-cell office:value-type="float" office:value="202.965" calcext:value-type="float">
            <text:p>202,965</text:p>
          </table:table-cell>
          <table:table-cell office:value-type="float" office:value="155.825864" calcext:value-type="float">
            <text:p>155,825864</text:p>
          </table:table-cell>
          <table:table-cell/>
          <table:table-cell office:value-type="float" office:value="1885.127" calcext:value-type="float">
            <text:p>1885,127</text:p>
          </table:table-cell>
          <table:table-cell office:value-type="float" office:value="831.289488" calcext:value-type="float">
            <text:p>831,289488</text:p>
          </table:table-cell>
          <table:table-cell table:number-columns-repeated="7"/>
        </table:table-row>
        <table:table-row table:style-name="ro1">
          <table:table-cell office:value-type="float" office:value="45.472" calcext:value-type="float">
            <text:p>45,472</text:p>
          </table:table-cell>
          <table:table-cell office:value-type="float" office:value="2.523503" calcext:value-type="float">
            <text:p>2,523503</text:p>
          </table:table-cell>
          <table:table-cell/>
          <table:table-cell office:value-type="float" office:value="201.348" calcext:value-type="float">
            <text:p>201,348</text:p>
          </table:table-cell>
          <table:table-cell office:value-type="float" office:value="155.81689" calcext:value-type="float">
            <text:p>155,81689</text:p>
          </table:table-cell>
          <table:table-cell/>
          <table:table-cell office:value-type="float" office:value="1878.384" calcext:value-type="float">
            <text:p>1878,384</text:p>
          </table:table-cell>
          <table:table-cell office:value-type="float" office:value="829.83144" calcext:value-type="float">
            <text:p>829,83144</text:p>
          </table:table-cell>
          <table:table-cell table:number-columns-repeated="7"/>
        </table:table-row>
        <table:table-row table:style-name="ro1">
          <table:table-cell office:value-type="float" office:value="44.718" calcext:value-type="float">
            <text:p>44,718</text:p>
          </table:table-cell>
          <table:table-cell office:value-type="float" office:value="2.522074" calcext:value-type="float">
            <text:p>2,522074</text:p>
          </table:table-cell>
          <table:table-cell/>
          <table:table-cell office:value-type="float" office:value="201.396" calcext:value-type="float">
            <text:p>201,396</text:p>
          </table:table-cell>
          <table:table-cell office:value-type="float" office:value="155.803722" calcext:value-type="float">
            <text:p>155,803722</text:p>
          </table:table-cell>
          <table:table-cell/>
          <table:table-cell office:value-type="float" office:value="1874.093" calcext:value-type="float">
            <text:p>1874,093</text:p>
          </table:table-cell>
          <table:table-cell office:value-type="float" office:value="827.284113" calcext:value-type="float">
            <text:p>827,284113</text:p>
          </table:table-cell>
          <table:table-cell table:number-columns-repeated="7"/>
        </table:table-row>
        <table:table-row table:style-name="ro1">
          <table:table-cell office:value-type="float" office:value="43.158" calcext:value-type="float">
            <text:p>43,158</text:p>
          </table:table-cell>
          <table:table-cell office:value-type="float" office:value="2.519053" calcext:value-type="float">
            <text:p>2,519053</text:p>
          </table:table-cell>
          <table:table-cell/>
          <table:table-cell office:value-type="float" office:value="199.236" calcext:value-type="float">
            <text:p>199,236</text:p>
          </table:table-cell>
          <table:table-cell office:value-type="float" office:value="155.750064" calcext:value-type="float">
            <text:p>155,750064</text:p>
          </table:table-cell>
          <table:table-cell/>
          <table:table-cell office:value-type="float" office:value="1874.118" calcext:value-type="float">
            <text:p>1874,118</text:p>
          </table:table-cell>
          <table:table-cell office:value-type="float" office:value="825.042662" calcext:value-type="float">
            <text:p>825,042662</text:p>
          </table:table-cell>
          <table:table-cell table:number-columns-repeated="7"/>
        </table:table-row>
        <table:table-row table:style-name="ro1">
          <table:table-cell office:value-type="float" office:value="47.591" calcext:value-type="float">
            <text:p>47,591</text:p>
          </table:table-cell>
          <table:table-cell office:value-type="float" office:value="2.503363" calcext:value-type="float">
            <text:p>2,503363</text:p>
          </table:table-cell>
          <table:table-cell/>
          <table:table-cell office:value-type="float" office:value="199.465" calcext:value-type="float">
            <text:p>199,465</text:p>
          </table:table-cell>
          <table:table-cell office:value-type="float" office:value="155.726293" calcext:value-type="float">
            <text:p>155,726293</text:p>
          </table:table-cell>
          <table:table-cell/>
          <table:table-cell office:value-type="float" office:value="2052.269" calcext:value-type="float">
            <text:p>2052,269</text:p>
          </table:table-cell>
          <table:table-cell office:value-type="float" office:value="823.576289" calcext:value-type="float">
            <text:p>823,576289</text:p>
          </table:table-cell>
          <table:table-cell table:number-columns-repeated="7"/>
        </table:table-row>
        <table:table-row table:style-name="ro1">
          <table:table-cell office:value-type="float" office:value="47.446" calcext:value-type="float">
            <text:p>47,446</text:p>
          </table:table-cell>
          <table:table-cell office:value-type="float" office:value="2.499966" calcext:value-type="float">
            <text:p>2,499966</text:p>
          </table:table-cell>
          <table:table-cell/>
          <table:table-cell office:value-type="float" office:value="200.45" calcext:value-type="float">
            <text:p>200,45</text:p>
          </table:table-cell>
          <table:table-cell office:value-type="float" office:value="155.713606" calcext:value-type="float">
            <text:p>155,713606</text:p>
          </table:table-cell>
          <table:table-cell/>
          <table:table-cell office:value-type="float" office:value="1883.458" calcext:value-type="float">
            <text:p>1883,458</text:p>
          </table:table-cell>
          <table:table-cell office:value-type="float" office:value="823.486804" calcext:value-type="float">
            <text:p>823,486804</text:p>
          </table:table-cell>
          <table:table-cell table:number-columns-repeated="7"/>
        </table:table-row>
        <table:table-row table:style-name="ro1">
          <table:table-cell office:value-type="float" office:value="46.697" calcext:value-type="float">
            <text:p>46,697</text:p>
          </table:table-cell>
          <table:table-cell office:value-type="float" office:value="2.495184" calcext:value-type="float">
            <text:p>2,495184</text:p>
          </table:table-cell>
          <table:table-cell/>
          <table:table-cell office:value-type="float" office:value="202.792" calcext:value-type="float">
            <text:p>202,792</text:p>
          </table:table-cell>
          <table:table-cell office:value-type="float" office:value="155.708773" calcext:value-type="float">
            <text:p>155,708773</text:p>
          </table:table-cell>
          <table:table-cell/>
          <table:table-cell office:value-type="float" office:value="1879.306" calcext:value-type="float">
            <text:p>1879,306</text:p>
          </table:table-cell>
          <table:table-cell office:value-type="float" office:value="821.526869" calcext:value-type="float">
            <text:p>821,526869</text:p>
          </table:table-cell>
          <table:table-cell table:number-columns-repeated="7"/>
        </table:table-row>
        <table:table-row table:style-name="ro1">
          <table:table-cell office:value-type="float" office:value="45.717" calcext:value-type="float">
            <text:p>45,717</text:p>
          </table:table-cell>
          <table:table-cell office:value-type="float" office:value="2.489197" calcext:value-type="float">
            <text:p>2,489197</text:p>
          </table:table-cell>
          <table:table-cell/>
          <table:table-cell office:value-type="float" office:value="204.821" calcext:value-type="float">
            <text:p>204,821</text:p>
          </table:table-cell>
          <table:table-cell office:value-type="float" office:value="155.704455" calcext:value-type="float">
            <text:p>155,704455</text:p>
          </table:table-cell>
          <table:table-cell/>
          <table:table-cell office:value-type="float" office:value="1868.216" calcext:value-type="float">
            <text:p>1868,216</text:p>
          </table:table-cell>
          <table:table-cell office:value-type="float" office:value="820.854478" calcext:value-type="float">
            <text:p>820,854478</text:p>
          </table:table-cell>
          <table:table-cell table:number-columns-repeated="7"/>
        </table:table-row>
        <table:table-row table:style-name="ro1">
          <table:table-cell office:value-type="float" office:value="46.624" calcext:value-type="float">
            <text:p>46,624</text:p>
          </table:table-cell>
          <table:table-cell office:value-type="float" office:value="2.480455" calcext:value-type="float">
            <text:p>2,480455</text:p>
          </table:table-cell>
          <table:table-cell/>
          <table:table-cell office:value-type="float" office:value="203.248" calcext:value-type="float">
            <text:p>203,248</text:p>
          </table:table-cell>
          <table:table-cell office:value-type="float" office:value="155.688358" calcext:value-type="float">
            <text:p>155,688358</text:p>
          </table:table-cell>
          <table:table-cell/>
          <table:table-cell office:value-type="float" office:value="1861.616" calcext:value-type="float">
            <text:p>1861,616</text:p>
          </table:table-cell>
          <table:table-cell office:value-type="float" office:value="819.970294" calcext:value-type="float">
            <text:p>819,970294</text:p>
          </table:table-cell>
          <table:table-cell table:number-columns-repeated="7"/>
        </table:table-row>
        <table:table-row table:style-name="ro1">
          <table:table-cell office:value-type="float" office:value="47.81" calcext:value-type="float">
            <text:p>47,81</text:p>
          </table:table-cell>
          <table:table-cell office:value-type="float" office:value="2.475004" calcext:value-type="float">
            <text:p>2,475004</text:p>
          </table:table-cell>
          <table:table-cell/>
          <table:table-cell office:value-type="float" office:value="200.614" calcext:value-type="float">
            <text:p>200,614</text:p>
          </table:table-cell>
          <table:table-cell office:value-type="float" office:value="155.680727" calcext:value-type="float">
            <text:p>155,680727</text:p>
          </table:table-cell>
          <table:table-cell/>
          <table:table-cell office:value-type="float" office:value="1860.95" calcext:value-type="float">
            <text:p>1860,95</text:p>
          </table:table-cell>
          <table:table-cell office:value-type="float" office:value="819.95573" calcext:value-type="float">
            <text:p>819,95573</text:p>
          </table:table-cell>
          <table:table-cell table:number-columns-repeated="7"/>
        </table:table-row>
        <table:table-row table:style-name="ro1">
          <table:table-cell office:value-type="float" office:value="48.044" calcext:value-type="float">
            <text:p>48,044</text:p>
          </table:table-cell>
          <table:table-cell office:value-type="float" office:value="2.467357" calcext:value-type="float">
            <text:p>2,467357</text:p>
          </table:table-cell>
          <table:table-cell/>
          <table:table-cell office:value-type="float" office:value="200.117" calcext:value-type="float">
            <text:p>200,117</text:p>
          </table:table-cell>
          <table:table-cell office:value-type="float" office:value="155.674097" calcext:value-type="float">
            <text:p>155,674097</text:p>
          </table:table-cell>
          <table:table-cell/>
          <table:table-cell office:value-type="float" office:value="1861.726" calcext:value-type="float">
            <text:p>1861,726</text:p>
          </table:table-cell>
          <table:table-cell office:value-type="float" office:value="819.826185" calcext:value-type="float">
            <text:p>819,826185</text:p>
          </table:table-cell>
          <table:table-cell table:number-columns-repeated="7"/>
        </table:table-row>
        <table:table-row table:style-name="ro1">
          <table:table-cell office:value-type="float" office:value="47.024" calcext:value-type="float">
            <text:p>47,024</text:p>
          </table:table-cell>
          <table:table-cell office:value-type="float" office:value="2.448761" calcext:value-type="float">
            <text:p>2,448761</text:p>
          </table:table-cell>
          <table:table-cell/>
          <table:table-cell office:value-type="float" office:value="202.796" calcext:value-type="float">
            <text:p>202,796</text:p>
          </table:table-cell>
          <table:table-cell office:value-type="float" office:value="155.668354" calcext:value-type="float">
            <text:p>155,668354</text:p>
          </table:table-cell>
          <table:table-cell/>
          <table:table-cell office:value-type="float" office:value="1861.174" calcext:value-type="float">
            <text:p>1861,174</text:p>
          </table:table-cell>
          <table:table-cell office:value-type="float" office:value="819.348902" calcext:value-type="float">
            <text:p>819,348902</text:p>
          </table:table-cell>
          <table:table-cell table:number-columns-repeated="7"/>
        </table:table-row>
        <table:table-row table:style-name="ro1">
          <table:table-cell office:value-type="float" office:value="47.167" calcext:value-type="float">
            <text:p>47,167</text:p>
          </table:table-cell>
          <table:table-cell office:value-type="float" office:value="2.441003" calcext:value-type="float">
            <text:p>2,441003</text:p>
          </table:table-cell>
          <table:table-cell/>
          <table:table-cell office:value-type="float" office:value="199.499" calcext:value-type="float">
            <text:p>199,499</text:p>
          </table:table-cell>
          <table:table-cell office:value-type="float" office:value="155.550707" calcext:value-type="float">
            <text:p>155,550707</text:p>
          </table:table-cell>
          <table:table-cell/>
          <table:table-cell office:value-type="float" office:value="1868.546" calcext:value-type="float">
            <text:p>1868,546</text:p>
          </table:table-cell>
          <table:table-cell office:value-type="float" office:value="819.010126" calcext:value-type="float">
            <text:p>819,010126</text:p>
          </table:table-cell>
          <table:table-cell table:number-columns-repeated="7"/>
        </table:table-row>
        <table:table-row table:style-name="ro1">
          <table:table-cell office:value-type="float" office:value="43.879" calcext:value-type="float">
            <text:p>43,879</text:p>
          </table:table-cell>
          <table:table-cell office:value-type="float" office:value="2.439078" calcext:value-type="float">
            <text:p>2,439078</text:p>
          </table:table-cell>
          <table:table-cell/>
          <table:table-cell office:value-type="float" office:value="200.715" calcext:value-type="float">
            <text:p>200,715</text:p>
          </table:table-cell>
          <table:table-cell office:value-type="float" office:value="155.511698" calcext:value-type="float">
            <text:p>155,511698</text:p>
          </table:table-cell>
          <table:table-cell/>
          <table:table-cell office:value-type="float" office:value="1861.617" calcext:value-type="float">
            <text:p>1861,617</text:p>
          </table:table-cell>
          <table:table-cell office:value-type="float" office:value="818.759916" calcext:value-type="float">
            <text:p>818,759916</text:p>
          </table:table-cell>
          <table:table-cell table:number-columns-repeated="7"/>
        </table:table-row>
        <table:table-row table:style-name="ro1">
          <table:table-cell office:value-type="float" office:value="44.479" calcext:value-type="float">
            <text:p>44,479</text:p>
          </table:table-cell>
          <table:table-cell office:value-type="float" office:value="2.43769" calcext:value-type="float">
            <text:p>2,43769</text:p>
          </table:table-cell>
          <table:table-cell/>
          <table:table-cell office:value-type="float" office:value="198.81" calcext:value-type="float">
            <text:p>198,81</text:p>
          </table:table-cell>
          <table:table-cell office:value-type="float" office:value="155.499378" calcext:value-type="float">
            <text:p>155,499378</text:p>
          </table:table-cell>
          <table:table-cell/>
          <table:table-cell office:value-type="float" office:value="1860.021" calcext:value-type="float">
            <text:p>1860,021</text:p>
          </table:table-cell>
          <table:table-cell office:value-type="float" office:value="818.604215" calcext:value-type="float">
            <text:p>818,604215</text:p>
          </table:table-cell>
          <table:table-cell table:number-columns-repeated="7"/>
        </table:table-row>
        <table:table-row table:style-name="ro1">
          <table:table-cell office:value-type="float" office:value="49.39" calcext:value-type="float">
            <text:p>49,39</text:p>
          </table:table-cell>
          <table:table-cell office:value-type="float" office:value="2.436966" calcext:value-type="float">
            <text:p>2,436966</text:p>
          </table:table-cell>
          <table:table-cell/>
          <table:table-cell office:value-type="float" office:value="198.153" calcext:value-type="float">
            <text:p>198,153</text:p>
          </table:table-cell>
          <table:table-cell office:value-type="float" office:value="155.496523" calcext:value-type="float">
            <text:p>155,496523</text:p>
          </table:table-cell>
          <table:table-cell/>
          <table:table-cell office:value-type="float" office:value="1862.811" calcext:value-type="float">
            <text:p>1862,811</text:p>
          </table:table-cell>
          <table:table-cell office:value-type="float" office:value="818.050178" calcext:value-type="float">
            <text:p>818,050178</text:p>
          </table:table-cell>
          <table:table-cell table:number-columns-repeated="7"/>
        </table:table-row>
        <table:table-row table:style-name="ro1">
          <table:table-cell office:value-type="float" office:value="44.985" calcext:value-type="float">
            <text:p>44,985</text:p>
          </table:table-cell>
          <table:table-cell office:value-type="float" office:value="2.427774" calcext:value-type="float">
            <text:p>2,427774</text:p>
          </table:table-cell>
          <table:table-cell/>
          <table:table-cell office:value-type="float" office:value="199.605" calcext:value-type="float">
            <text:p>199,605</text:p>
          </table:table-cell>
          <table:table-cell office:value-type="float" office:value="155.424244" calcext:value-type="float">
            <text:p>155,424244</text:p>
          </table:table-cell>
          <table:table-cell/>
          <table:table-cell office:value-type="float" office:value="1859.587" calcext:value-type="float">
            <text:p>1859,587</text:p>
          </table:table-cell>
          <table:table-cell office:value-type="float" office:value="817.930677" calcext:value-type="float">
            <text:p>817,930677</text:p>
          </table:table-cell>
          <table:table-cell table:number-columns-repeated="7"/>
        </table:table-row>
        <table:table-row table:style-name="ro1">
          <table:table-cell office:value-type="float" office:value="44.797" calcext:value-type="float">
            <text:p>44,797</text:p>
          </table:table-cell>
          <table:table-cell office:value-type="float" office:value="2.425995" calcext:value-type="float">
            <text:p>2,425995</text:p>
          </table:table-cell>
          <table:table-cell/>
          <table:table-cell office:value-type="float" office:value="198.626" calcext:value-type="float">
            <text:p>198,626</text:p>
          </table:table-cell>
          <table:table-cell office:value-type="float" office:value="155.404482" calcext:value-type="float">
            <text:p>155,404482</text:p>
          </table:table-cell>
          <table:table-cell/>
          <table:table-cell office:value-type="float" office:value="1859.019" calcext:value-type="float">
            <text:p>1859,019</text:p>
          </table:table-cell>
          <table:table-cell office:value-type="float" office:value="817.620972" calcext:value-type="float">
            <text:p>817,620972</text:p>
          </table:table-cell>
          <table:table-cell table:number-columns-repeated="7"/>
        </table:table-row>
        <table:table-row table:style-name="ro1">
          <table:table-cell office:value-type="float" office:value="49.713" calcext:value-type="float">
            <text:p>49,713</text:p>
          </table:table-cell>
          <table:table-cell office:value-type="float" office:value="2.424803" calcext:value-type="float">
            <text:p>2,424803</text:p>
          </table:table-cell>
          <table:table-cell/>
          <table:table-cell office:value-type="float" office:value="199.931" calcext:value-type="float">
            <text:p>199,931</text:p>
          </table:table-cell>
          <table:table-cell office:value-type="float" office:value="155.40017" calcext:value-type="float">
            <text:p>155,40017</text:p>
          </table:table-cell>
          <table:table-cell/>
          <table:table-cell office:value-type="float" office:value="1859.813" calcext:value-type="float">
            <text:p>1859,813</text:p>
          </table:table-cell>
          <table:table-cell office:value-type="float" office:value="817.501392" calcext:value-type="float">
            <text:p>817,501392</text:p>
          </table:table-cell>
          <table:table-cell table:number-columns-repeated="7"/>
        </table:table-row>
        <table:table-row table:style-name="ro1">
          <table:table-cell office:value-type="float" office:value="43.543" calcext:value-type="float">
            <text:p>43,543</text:p>
          </table:table-cell>
          <table:table-cell office:value-type="float" office:value="2.42428" calcext:value-type="float">
            <text:p>2,42428</text:p>
          </table:table-cell>
          <table:table-cell/>
          <table:table-cell office:value-type="float" office:value="201.111" calcext:value-type="float">
            <text:p>201,111</text:p>
          </table:table-cell>
          <table:table-cell office:value-type="float" office:value="155.391916" calcext:value-type="float">
            <text:p>155,391916</text:p>
          </table:table-cell>
          <table:table-cell/>
          <table:table-cell office:value-type="float" office:value="1858.365" calcext:value-type="float">
            <text:p>1858,365</text:p>
          </table:table-cell>
          <table:table-cell office:value-type="float" office:value="817.338384" calcext:value-type="float">
            <text:p>817,338384</text:p>
          </table:table-cell>
          <table:table-cell table:number-columns-repeated="7"/>
        </table:table-row>
        <table:table-row table:style-name="ro1">
          <table:table-cell office:value-type="float" office:value="44.569" calcext:value-type="float">
            <text:p>44,569</text:p>
          </table:table-cell>
          <table:table-cell office:value-type="float" office:value="2.416669" calcext:value-type="float">
            <text:p>2,416669</text:p>
          </table:table-cell>
          <table:table-cell/>
          <table:table-cell office:value-type="float" office:value="197.248" calcext:value-type="float">
            <text:p>197,248</text:p>
          </table:table-cell>
          <table:table-cell office:value-type="float" office:value="155.358423" calcext:value-type="float">
            <text:p>155,358423</text:p>
          </table:table-cell>
          <table:table-cell/>
          <table:table-cell office:value-type="float" office:value="1860.982" calcext:value-type="float">
            <text:p>1860,982</text:p>
          </table:table-cell>
          <table:table-cell office:value-type="float" office:value="816.998902" calcext:value-type="float">
            <text:p>816,998902</text:p>
          </table:table-cell>
          <table:table-cell table:number-columns-repeated="7"/>
        </table:table-row>
        <table:table-row table:style-name="ro1">
          <table:table-cell office:value-type="float" office:value="45.839" calcext:value-type="float">
            <text:p>45,839</text:p>
          </table:table-cell>
          <table:table-cell office:value-type="float" office:value="2.409284" calcext:value-type="float">
            <text:p>2,409284</text:p>
          </table:table-cell>
          <table:table-cell/>
          <table:table-cell office:value-type="float" office:value="203.79" calcext:value-type="float">
            <text:p>203,79</text:p>
          </table:table-cell>
          <table:table-cell office:value-type="float" office:value="155.352127" calcext:value-type="float">
            <text:p>155,352127</text:p>
          </table:table-cell>
          <table:table-cell/>
          <table:table-cell office:value-type="float" office:value="1859.529" calcext:value-type="float">
            <text:p>1859,529</text:p>
          </table:table-cell>
          <table:table-cell office:value-type="float" office:value="816.982558" calcext:value-type="float">
            <text:p>816,982558</text:p>
          </table:table-cell>
          <table:table-cell table:number-columns-repeated="7"/>
        </table:table-row>
        <table:table-row table:style-name="ro1">
          <table:table-cell office:value-type="float" office:value="49.003" calcext:value-type="float">
            <text:p>49,003</text:p>
          </table:table-cell>
          <table:table-cell office:value-type="float" office:value="2.406103" calcext:value-type="float">
            <text:p>2,406103</text:p>
          </table:table-cell>
          <table:table-cell/>
          <table:table-cell office:value-type="float" office:value="200.208" calcext:value-type="float">
            <text:p>200,208</text:p>
          </table:table-cell>
          <table:table-cell office:value-type="float" office:value="155.285371" calcext:value-type="float">
            <text:p>155,285371</text:p>
          </table:table-cell>
          <table:table-cell/>
          <table:table-cell office:value-type="float" office:value="1859.152" calcext:value-type="float">
            <text:p>1859,152</text:p>
          </table:table-cell>
          <table:table-cell office:value-type="float" office:value="816.863929" calcext:value-type="float">
            <text:p>816,863929</text:p>
          </table:table-cell>
          <table:table-cell table:number-columns-repeated="7"/>
        </table:table-row>
        <table:table-row table:style-name="ro1">
          <table:table-cell office:value-type="float" office:value="49.385" calcext:value-type="float">
            <text:p>49,385</text:p>
          </table:table-cell>
          <table:table-cell office:value-type="float" office:value="2.405133" calcext:value-type="float">
            <text:p>2,405133</text:p>
          </table:table-cell>
          <table:table-cell/>
          <table:table-cell office:value-type="float" office:value="198.754" calcext:value-type="float">
            <text:p>198,754</text:p>
          </table:table-cell>
          <table:table-cell office:value-type="float" office:value="155.205636" calcext:value-type="float">
            <text:p>155,205636</text:p>
          </table:table-cell>
          <table:table-cell/>
          <table:table-cell office:value-type="float" office:value="1859.335" calcext:value-type="float">
            <text:p>1859,335</text:p>
          </table:table-cell>
          <table:table-cell office:value-type="float" office:value="816.69628" calcext:value-type="float">
            <text:p>816,69628</text:p>
          </table:table-cell>
          <table:table-cell table:number-columns-repeated="7"/>
        </table:table-row>
        <table:table-row table:style-name="ro1">
          <table:table-cell office:value-type="float" office:value="45.671" calcext:value-type="float">
            <text:p>45,671</text:p>
          </table:table-cell>
          <table:table-cell office:value-type="float" office:value="2.403778" calcext:value-type="float">
            <text:p>2,403778</text:p>
          </table:table-cell>
          <table:table-cell/>
          <table:table-cell office:value-type="float" office:value="201.255" calcext:value-type="float">
            <text:p>201,255</text:p>
          </table:table-cell>
          <table:table-cell office:value-type="float" office:value="155.182963" calcext:value-type="float">
            <text:p>155,182963</text:p>
          </table:table-cell>
          <table:table-cell/>
          <table:table-cell office:value-type="float" office:value="1861.53" calcext:value-type="float">
            <text:p>1861,53</text:p>
          </table:table-cell>
          <table:table-cell office:value-type="float" office:value="816.684227" calcext:value-type="float">
            <text:p>816,684227</text:p>
          </table:table-cell>
          <table:table-cell table:number-columns-repeated="7"/>
        </table:table-row>
        <table:table-row table:style-name="ro1">
          <table:table-cell office:value-type="float" office:value="45.963" calcext:value-type="float">
            <text:p>45,963</text:p>
          </table:table-cell>
          <table:table-cell office:value-type="float" office:value="2.382329" calcext:value-type="float">
            <text:p>2,382329</text:p>
          </table:table-cell>
          <table:table-cell/>
          <table:table-cell office:value-type="float" office:value="201.344" calcext:value-type="float">
            <text:p>201,344</text:p>
          </table:table-cell>
          <table:table-cell office:value-type="float" office:value="155.048213" calcext:value-type="float">
            <text:p>155,048213</text:p>
          </table:table-cell>
          <table:table-cell/>
          <table:table-cell office:value-type="float" office:value="1858.744" calcext:value-type="float">
            <text:p>1858,744</text:p>
          </table:table-cell>
          <table:table-cell office:value-type="float" office:value="816.639621" calcext:value-type="float">
            <text:p>816,639621</text:p>
          </table:table-cell>
          <table:table-cell table:number-columns-repeated="7"/>
        </table:table-row>
        <table:table-row table:style-name="ro1">
          <table:table-cell office:value-type="float" office:value="183.446" calcext:value-type="float">
            <text:p>183,446</text:p>
          </table:table-cell>
          <table:table-cell office:value-type="float" office:value="2.380827" calcext:value-type="float">
            <text:p>2,380827</text:p>
          </table:table-cell>
          <table:table-cell/>
          <table:table-cell office:value-type="float" office:value="199.928" calcext:value-type="float">
            <text:p>199,928</text:p>
          </table:table-cell>
          <table:table-cell office:value-type="float" office:value="154.936087" calcext:value-type="float">
            <text:p>154,936087</text:p>
          </table:table-cell>
          <table:table-cell/>
          <table:table-cell office:value-type="float" office:value="1859.233" calcext:value-type="float">
            <text:p>1859,233</text:p>
          </table:table-cell>
          <table:table-cell office:value-type="float" office:value="816.474347" calcext:value-type="float">
            <text:p>816,474347</text:p>
          </table:table-cell>
          <table:table-cell table:number-columns-repeated="7"/>
        </table:table-row>
        <table:table-row table:style-name="ro1">
          <table:table-cell office:value-type="float" office:value="50.994" calcext:value-type="float">
            <text:p>50,994</text:p>
          </table:table-cell>
          <table:table-cell office:value-type="float" office:value="2.378592" calcext:value-type="float">
            <text:p>2,378592</text:p>
          </table:table-cell>
          <table:table-cell/>
          <table:table-cell office:value-type="float" office:value="207.679" calcext:value-type="float">
            <text:p>207,679</text:p>
          </table:table-cell>
          <table:table-cell office:value-type="float" office:value="154.871787" calcext:value-type="float">
            <text:p>154,871787</text:p>
          </table:table-cell>
          <table:table-cell/>
          <table:table-cell office:value-type="float" office:value="1864.089" calcext:value-type="float">
            <text:p>1864,089</text:p>
          </table:table-cell>
          <table:table-cell office:value-type="float" office:value="816.419252" calcext:value-type="float">
            <text:p>816,419252</text:p>
          </table:table-cell>
          <table:table-cell table:number-columns-repeated="7"/>
        </table:table-row>
        <table:table-row table:style-name="ro1">
          <table:table-cell office:value-type="float" office:value="47.292" calcext:value-type="float">
            <text:p>47,292</text:p>
          </table:table-cell>
          <table:table-cell office:value-type="float" office:value="2.376652" calcext:value-type="float">
            <text:p>2,376652</text:p>
          </table:table-cell>
          <table:table-cell/>
          <table:table-cell office:value-type="float" office:value="198.401" calcext:value-type="float">
            <text:p>198,401</text:p>
          </table:table-cell>
          <table:table-cell office:value-type="float" office:value="154.836209" calcext:value-type="float">
            <text:p>154,836209</text:p>
          </table:table-cell>
          <table:table-cell/>
          <table:table-cell office:value-type="float" office:value="1861.402" calcext:value-type="float">
            <text:p>1861,402</text:p>
          </table:table-cell>
          <table:table-cell office:value-type="float" office:value="816.230573" calcext:value-type="float">
            <text:p>816,230573</text:p>
          </table:table-cell>
          <table:table-cell table:number-columns-repeated="7"/>
        </table:table-row>
        <table:table-row table:style-name="ro1">
          <table:table-cell office:value-type="float" office:value="91.659" calcext:value-type="float">
            <text:p>91,659</text:p>
          </table:table-cell>
          <table:table-cell office:value-type="float" office:value="2.37497" calcext:value-type="float">
            <text:p>2,37497</text:p>
          </table:table-cell>
          <table:table-cell/>
          <table:table-cell office:value-type="float" office:value="206.559" calcext:value-type="float">
            <text:p>206,559</text:p>
          </table:table-cell>
          <table:table-cell office:value-type="float" office:value="154.61347" calcext:value-type="float">
            <text:p>154,61347</text:p>
          </table:table-cell>
          <table:table-cell/>
          <table:table-cell office:value-type="float" office:value="1858.828" calcext:value-type="float">
            <text:p>1858,828</text:p>
          </table:table-cell>
          <table:table-cell office:value-type="float" office:value="816.104554" calcext:value-type="float">
            <text:p>816,104554</text:p>
          </table:table-cell>
          <table:table-cell table:number-columns-repeated="7"/>
        </table:table-row>
        <table:table-row table:style-name="ro1">
          <table:table-cell office:value-type="float" office:value="47.602" calcext:value-type="float">
            <text:p>47,602</text:p>
          </table:table-cell>
          <table:table-cell office:value-type="float" office:value="2.373596" calcext:value-type="float">
            <text:p>2,373596</text:p>
          </table:table-cell>
          <table:table-cell/>
          <table:table-cell office:value-type="float" office:value="200.818" calcext:value-type="float">
            <text:p>200,818</text:p>
          </table:table-cell>
          <table:table-cell office:value-type="float" office:value="154.592118" calcext:value-type="float">
            <text:p>154,592118</text:p>
          </table:table-cell>
          <table:table-cell/>
          <table:table-cell office:value-type="float" office:value="1858.593" calcext:value-type="float">
            <text:p>1858,593</text:p>
          </table:table-cell>
          <table:table-cell office:value-type="float" office:value="815.640587" calcext:value-type="float">
            <text:p>815,640587</text:p>
          </table:table-cell>
          <table:table-cell table:number-columns-repeated="7"/>
        </table:table-row>
        <table:table-row table:style-name="ro1">
          <table:table-cell office:value-type="float" office:value="61.628" calcext:value-type="float">
            <text:p>61,628</text:p>
          </table:table-cell>
          <table:table-cell office:value-type="float" office:value="2.364905" calcext:value-type="float">
            <text:p>2,364905</text:p>
          </table:table-cell>
          <table:table-cell/>
          <table:table-cell office:value-type="float" office:value="203.007" calcext:value-type="float">
            <text:p>203,007</text:p>
          </table:table-cell>
          <table:table-cell office:value-type="float" office:value="154.513093" calcext:value-type="float">
            <text:p>154,513093</text:p>
          </table:table-cell>
          <table:table-cell/>
          <table:table-cell office:value-type="float" office:value="1860.393" calcext:value-type="float">
            <text:p>1860,393</text:p>
          </table:table-cell>
          <table:table-cell office:value-type="float" office:value="815.600596" calcext:value-type="float">
            <text:p>815,600596</text:p>
          </table:table-cell>
          <table:table-cell table:number-columns-repeated="7"/>
        </table:table-row>
        <table:table-row table:style-name="ro1">
          <table:table-cell office:value-type="float" office:value="51.148" calcext:value-type="float">
            <text:p>51,148</text:p>
          </table:table-cell>
          <table:table-cell office:value-type="float" office:value="2.362702" calcext:value-type="float">
            <text:p>2,362702</text:p>
          </table:table-cell>
          <table:table-cell/>
          <table:table-cell office:value-type="float" office:value="198.177" calcext:value-type="float">
            <text:p>198,177</text:p>
          </table:table-cell>
          <table:table-cell office:value-type="float" office:value="153.910719" calcext:value-type="float">
            <text:p>153,910719</text:p>
          </table:table-cell>
          <table:table-cell/>
          <table:table-cell office:value-type="float" office:value="1866.058" calcext:value-type="float">
            <text:p>1866,058</text:p>
          </table:table-cell>
          <table:table-cell office:value-type="float" office:value="815.34949" calcext:value-type="float">
            <text:p>815,34949</text:p>
          </table:table-cell>
          <table:table-cell table:number-columns-repeated="7"/>
        </table:table-row>
        <table:table-row table:style-name="ro1">
          <table:table-cell office:value-type="float" office:value="47.324" calcext:value-type="float">
            <text:p>47,324</text:p>
          </table:table-cell>
          <table:table-cell office:value-type="float" office:value="2.360556" calcext:value-type="float">
            <text:p>2,360556</text:p>
          </table:table-cell>
          <table:table-cell/>
          <table:table-cell office:value-type="float" office:value="199.725" calcext:value-type="float">
            <text:p>199,725</text:p>
          </table:table-cell>
          <table:table-cell office:value-type="float" office:value="153.902983" calcext:value-type="float">
            <text:p>153,902983</text:p>
          </table:table-cell>
          <table:table-cell/>
          <table:table-cell office:value-type="float" office:value="1859.422" calcext:value-type="float">
            <text:p>1859,422</text:p>
          </table:table-cell>
          <table:table-cell office:value-type="float" office:value="815.127223" calcext:value-type="float">
            <text:p>815,127223</text:p>
          </table:table-cell>
          <table:table-cell table:number-columns-repeated="7"/>
        </table:table-row>
        <table:table-row table:style-name="ro1">
          <table:table-cell office:value-type="float" office:value="79.385" calcext:value-type="float">
            <text:p>79,385</text:p>
          </table:table-cell>
          <table:table-cell office:value-type="float" office:value="2.357552" calcext:value-type="float">
            <text:p>2,357552</text:p>
          </table:table-cell>
          <table:table-cell/>
          <table:table-cell office:value-type="float" office:value="196.825" calcext:value-type="float">
            <text:p>196,825</text:p>
          </table:table-cell>
          <table:table-cell office:value-type="float" office:value="153.880859" calcext:value-type="float">
            <text:p>153,880859</text:p>
          </table:table-cell>
          <table:table-cell/>
          <table:table-cell office:value-type="float" office:value="1857.909" calcext:value-type="float">
            <text:p>1857,909</text:p>
          </table:table-cell>
          <table:table-cell office:value-type="float" office:value="814.552695" calcext:value-type="float">
            <text:p>814,552695</text:p>
          </table:table-cell>
          <table:table-cell table:number-columns-repeated="7"/>
        </table:table-row>
        <table:table-row table:style-name="ro1">
          <table:table-cell office:value-type="float" office:value="48.999" calcext:value-type="float">
            <text:p>48,999</text:p>
          </table:table-cell>
          <table:table-cell office:value-type="float" office:value="2.354791" calcext:value-type="float">
            <text:p>2,354791</text:p>
          </table:table-cell>
          <table:table-cell/>
          <table:table-cell office:value-type="float" office:value="200.404" calcext:value-type="float">
            <text:p>200,404</text:p>
          </table:table-cell>
          <table:table-cell office:value-type="float" office:value="153.857662" calcext:value-type="float">
            <text:p>153,857662</text:p>
          </table:table-cell>
          <table:table-cell/>
          <table:table-cell office:value-type="float" office:value="1858.878" calcext:value-type="float">
            <text:p>1858,878</text:p>
          </table:table-cell>
          <table:table-cell office:value-type="float" office:value="814.242241" calcext:value-type="float">
            <text:p>814,242241</text:p>
          </table:table-cell>
          <table:table-cell table:number-columns-repeated="7"/>
        </table:table-row>
        <table:table-row table:style-name="ro1">
          <table:table-cell office:value-type="float" office:value="45.555" calcext:value-type="float">
            <text:p>45,555</text:p>
          </table:table-cell>
          <table:table-cell office:value-type="float" office:value="2.354651" calcext:value-type="float">
            <text:p>2,354651</text:p>
          </table:table-cell>
          <table:table-cell/>
          <table:table-cell office:value-type="float" office:value="199.702" calcext:value-type="float">
            <text:p>199,702</text:p>
          </table:table-cell>
          <table:table-cell office:value-type="float" office:value="153.579875" calcext:value-type="float">
            <text:p>153,579875</text:p>
          </table:table-cell>
          <table:table-cell/>
          <table:table-cell office:value-type="float" office:value="1857.623" calcext:value-type="float">
            <text:p>1857,623</text:p>
          </table:table-cell>
          <table:table-cell office:value-type="float" office:value="814.232981" calcext:value-type="float">
            <text:p>814,232981</text:p>
          </table:table-cell>
          <table:table-cell table:number-columns-repeated="7"/>
        </table:table-row>
        <table:table-row table:style-name="ro1">
          <table:table-cell office:value-type="float" office:value="43.487" calcext:value-type="float">
            <text:p>43,487</text:p>
          </table:table-cell>
          <table:table-cell office:value-type="float" office:value="2.350921" calcext:value-type="float">
            <text:p>2,350921</text:p>
          </table:table-cell>
          <table:table-cell/>
          <table:table-cell office:value-type="float" office:value="199.226" calcext:value-type="float">
            <text:p>199,226</text:p>
          </table:table-cell>
          <table:table-cell office:value-type="float" office:value="153.507482" calcext:value-type="float">
            <text:p>153,507482</text:p>
          </table:table-cell>
          <table:table-cell/>
          <table:table-cell office:value-type="float" office:value="1858.122" calcext:value-type="float">
            <text:p>1858,122</text:p>
          </table:table-cell>
          <table:table-cell office:value-type="float" office:value="814.157537" calcext:value-type="float">
            <text:p>814,157537</text:p>
          </table:table-cell>
          <table:table-cell table:number-columns-repeated="7"/>
        </table:table-row>
        <table:table-row table:style-name="ro1">
          <table:table-cell office:value-type="float" office:value="152.615" calcext:value-type="float">
            <text:p>152,615</text:p>
          </table:table-cell>
          <table:table-cell office:value-type="float" office:value="2.350018" calcext:value-type="float">
            <text:p>2,350018</text:p>
          </table:table-cell>
          <table:table-cell/>
          <table:table-cell office:value-type="float" office:value="198.587" calcext:value-type="float">
            <text:p>198,587</text:p>
          </table:table-cell>
          <table:table-cell office:value-type="float" office:value="153.429697" calcext:value-type="float">
            <text:p>153,429697</text:p>
          </table:table-cell>
          <table:table-cell/>
          <table:table-cell office:value-type="float" office:value="1856.668" calcext:value-type="float">
            <text:p>1856,668</text:p>
          </table:table-cell>
          <table:table-cell office:value-type="float" office:value="813.604075" calcext:value-type="float">
            <text:p>813,604075</text:p>
          </table:table-cell>
          <table:table-cell table:number-columns-repeated="7"/>
        </table:table-row>
        <table:table-row table:style-name="ro1">
          <table:table-cell office:value-type="float" office:value="46.948" calcext:value-type="float">
            <text:p>46,948</text:p>
          </table:table-cell>
          <table:table-cell office:value-type="float" office:value="2.349852" calcext:value-type="float">
            <text:p>2,349852</text:p>
          </table:table-cell>
          <table:table-cell/>
          <table:table-cell office:value-type="float" office:value="198.648" calcext:value-type="float">
            <text:p>198,648</text:p>
          </table:table-cell>
          <table:table-cell office:value-type="float" office:value="153.373473" calcext:value-type="float">
            <text:p>153,373473</text:p>
          </table:table-cell>
          <table:table-cell/>
          <table:table-cell office:value-type="float" office:value="1892.447" calcext:value-type="float">
            <text:p>1892,447</text:p>
          </table:table-cell>
          <table:table-cell office:value-type="float" office:value="813.523764" calcext:value-type="float">
            <text:p>813,523764</text:p>
          </table:table-cell>
          <table:table-cell table:number-columns-repeated="7"/>
        </table:table-row>
        <table:table-row table:style-name="ro1">
          <table:table-cell office:value-type="float" office:value="59.601" calcext:value-type="float">
            <text:p>59,601</text:p>
          </table:table-cell>
          <table:table-cell office:value-type="float" office:value="2.346622" calcext:value-type="float">
            <text:p>2,346622</text:p>
          </table:table-cell>
          <table:table-cell/>
          <table:table-cell office:value-type="float" office:value="197.86" calcext:value-type="float">
            <text:p>197,86</text:p>
          </table:table-cell>
          <table:table-cell office:value-type="float" office:value="153.092474" calcext:value-type="float">
            <text:p>153,092474</text:p>
          </table:table-cell>
          <table:table-cell/>
          <table:table-cell office:value-type="float" office:value="1858.953" calcext:value-type="float">
            <text:p>1858,953</text:p>
          </table:table-cell>
          <table:table-cell office:value-type="float" office:value="813.221657" calcext:value-type="float">
            <text:p>813,221657</text:p>
          </table:table-cell>
          <table:table-cell table:number-columns-repeated="7"/>
        </table:table-row>
        <table:table-row table:style-name="ro1">
          <table:table-cell office:value-type="float" office:value="187.883" calcext:value-type="float">
            <text:p>187,883</text:p>
          </table:table-cell>
          <table:table-cell office:value-type="float" office:value="2.340388" calcext:value-type="float">
            <text:p>2,340388</text:p>
          </table:table-cell>
          <table:table-cell/>
          <table:table-cell office:value-type="float" office:value="197.141" calcext:value-type="float">
            <text:p>197,141</text:p>
          </table:table-cell>
          <table:table-cell office:value-type="float" office:value="152.869806" calcext:value-type="float">
            <text:p>152,869806</text:p>
          </table:table-cell>
          <table:table-cell/>
          <table:table-cell office:value-type="float" office:value="1859.174" calcext:value-type="float">
            <text:p>1859,174</text:p>
          </table:table-cell>
          <table:table-cell office:value-type="float" office:value="813.123165" calcext:value-type="float">
            <text:p>813,123165</text:p>
          </table:table-cell>
          <table:table-cell table:number-columns-repeated="7"/>
        </table:table-row>
        <table:table-row table:style-name="ro1">
          <table:table-cell office:value-type="float" office:value="43.987" calcext:value-type="float">
            <text:p>43,987</text:p>
          </table:table-cell>
          <table:table-cell office:value-type="float" office:value="2.339068" calcext:value-type="float">
            <text:p>2,339068</text:p>
          </table:table-cell>
          <table:table-cell/>
          <table:table-cell office:value-type="float" office:value="234.153" calcext:value-type="float">
            <text:p>234,153</text:p>
          </table:table-cell>
          <table:table-cell office:value-type="float" office:value="152.808148" calcext:value-type="float">
            <text:p>152,808148</text:p>
          </table:table-cell>
          <table:table-cell/>
          <table:table-cell office:value-type="float" office:value="1855.651" calcext:value-type="float">
            <text:p>1855,651</text:p>
          </table:table-cell>
          <table:table-cell office:value-type="float" office:value="812.712498" calcext:value-type="float">
            <text:p>812,712498</text:p>
          </table:table-cell>
          <table:table-cell table:number-columns-repeated="7"/>
        </table:table-row>
        <table:table-row table:style-name="ro1">
          <table:table-cell office:value-type="float" office:value="45.533" calcext:value-type="float">
            <text:p>45,533</text:p>
          </table:table-cell>
          <table:table-cell office:value-type="float" office:value="2.338943" calcext:value-type="float">
            <text:p>2,338943</text:p>
          </table:table-cell>
          <table:table-cell/>
          <table:table-cell office:value-type="float" office:value="201.107" calcext:value-type="float">
            <text:p>201,107</text:p>
          </table:table-cell>
          <table:table-cell office:value-type="float" office:value="152.785084" calcext:value-type="float">
            <text:p>152,785084</text:p>
          </table:table-cell>
          <table:table-cell/>
          <table:table-cell office:value-type="float" office:value="1893.883" calcext:value-type="float">
            <text:p>1893,883</text:p>
          </table:table-cell>
          <table:table-cell office:value-type="float" office:value="812.204776" calcext:value-type="float">
            <text:p>812,204776</text:p>
          </table:table-cell>
          <table:table-cell table:number-columns-repeated="7"/>
        </table:table-row>
        <table:table-row table:style-name="ro1">
          <table:table-cell office:value-type="float" office:value="44.706" calcext:value-type="float">
            <text:p>44,706</text:p>
          </table:table-cell>
          <table:table-cell office:value-type="float" office:value="2.336142" calcext:value-type="float">
            <text:p>2,336142</text:p>
          </table:table-cell>
          <table:table-cell/>
          <table:table-cell office:value-type="float" office:value="209.021" calcext:value-type="float">
            <text:p>209,021</text:p>
          </table:table-cell>
          <table:table-cell office:value-type="float" office:value="152.735193" calcext:value-type="float">
            <text:p>152,735193</text:p>
          </table:table-cell>
          <table:table-cell/>
          <table:table-cell office:value-type="float" office:value="1857.859" calcext:value-type="float">
            <text:p>1857,859</text:p>
          </table:table-cell>
          <table:table-cell office:value-type="float" office:value="811.953482" calcext:value-type="float">
            <text:p>811,953482</text:p>
          </table:table-cell>
          <table:table-cell table:number-columns-repeated="7"/>
        </table:table-row>
        <table:table-row table:style-name="ro1">
          <table:table-cell office:value-type="float" office:value="50.682" calcext:value-type="float">
            <text:p>50,682</text:p>
          </table:table-cell>
          <table:table-cell office:value-type="float" office:value="2.333628" calcext:value-type="float">
            <text:p>2,333628</text:p>
          </table:table-cell>
          <table:table-cell/>
          <table:table-cell office:value-type="float" office:value="198.842" calcext:value-type="float">
            <text:p>198,842</text:p>
          </table:table-cell>
          <table:table-cell office:value-type="float" office:value="152.643259" calcext:value-type="float">
            <text:p>152,643259</text:p>
          </table:table-cell>
          <table:table-cell/>
          <table:table-cell office:value-type="float" office:value="1857.856" calcext:value-type="float">
            <text:p>1857,856</text:p>
          </table:table-cell>
          <table:table-cell office:value-type="float" office:value="811.280469" calcext:value-type="float">
            <text:p>811,280469</text:p>
          </table:table-cell>
          <table:table-cell table:number-columns-repeated="7"/>
        </table:table-row>
        <table:table-row table:style-name="ro1">
          <table:table-cell office:value-type="float" office:value="44.064" calcext:value-type="float">
            <text:p>44,064</text:p>
          </table:table-cell>
          <table:table-cell office:value-type="float" office:value="2.333477" calcext:value-type="float">
            <text:p>2,333477</text:p>
          </table:table-cell>
          <table:table-cell/>
          <table:table-cell office:value-type="float" office:value="200.659" calcext:value-type="float">
            <text:p>200,659</text:p>
          </table:table-cell>
          <table:table-cell office:value-type="float" office:value="152.629976" calcext:value-type="float">
            <text:p>152,629976</text:p>
          </table:table-cell>
          <table:table-cell/>
          <table:table-cell office:value-type="float" office:value="1859.755" calcext:value-type="float">
            <text:p>1859,755</text:p>
          </table:table-cell>
          <table:table-cell office:value-type="float" office:value="811.144926" calcext:value-type="float">
            <text:p>811,144926</text:p>
          </table:table-cell>
          <table:table-cell table:number-columns-repeated="7"/>
        </table:table-row>
        <table:table-row table:style-name="ro1">
          <table:table-cell office:value-type="float" office:value="46.746" calcext:value-type="float">
            <text:p>46,746</text:p>
          </table:table-cell>
          <table:table-cell office:value-type="float" office:value="2.333157" calcext:value-type="float">
            <text:p>2,333157</text:p>
          </table:table-cell>
          <table:table-cell/>
          <table:table-cell office:value-type="float" office:value="197.421" calcext:value-type="float">
            <text:p>197,421</text:p>
          </table:table-cell>
          <table:table-cell office:value-type="float" office:value="152.583924" calcext:value-type="float">
            <text:p>152,583924</text:p>
          </table:table-cell>
          <table:table-cell/>
          <table:table-cell office:value-type="float" office:value="1856.131" calcext:value-type="float">
            <text:p>1856,131</text:p>
          </table:table-cell>
          <table:table-cell office:value-type="float" office:value="810.899788" calcext:value-type="float">
            <text:p>810,899788</text:p>
          </table:table-cell>
          <table:table-cell table:number-columns-repeated="7"/>
        </table:table-row>
        <table:table-row table:style-name="ro1">
          <table:table-cell office:value-type="float" office:value="44.118" calcext:value-type="float">
            <text:p>44,118</text:p>
          </table:table-cell>
          <table:table-cell office:value-type="float" office:value="2.331955" calcext:value-type="float">
            <text:p>2,331955</text:p>
          </table:table-cell>
          <table:table-cell/>
          <table:table-cell office:value-type="float" office:value="196.755" calcext:value-type="float">
            <text:p>196,755</text:p>
          </table:table-cell>
          <table:table-cell office:value-type="float" office:value="152.543558" calcext:value-type="float">
            <text:p>152,543558</text:p>
          </table:table-cell>
          <table:table-cell/>
          <table:table-cell office:value-type="float" office:value="1854.696" calcext:value-type="float">
            <text:p>1854,696</text:p>
          </table:table-cell>
          <table:table-cell office:value-type="float" office:value="809.076112" calcext:value-type="float">
            <text:p>809,076112</text:p>
          </table:table-cell>
          <table:table-cell table:number-columns-repeated="7"/>
        </table:table-row>
        <table:table-row table:style-name="ro1">
          <table:table-cell office:value-type="float" office:value="44.89" calcext:value-type="float">
            <text:p>44,89</text:p>
          </table:table-cell>
          <table:table-cell office:value-type="float" office:value="2.330459" calcext:value-type="float">
            <text:p>2,330459</text:p>
          </table:table-cell>
          <table:table-cell/>
          <table:table-cell office:value-type="float" office:value="199.794" calcext:value-type="float">
            <text:p>199,794</text:p>
          </table:table-cell>
          <table:table-cell office:value-type="float" office:value="152.384501" calcext:value-type="float">
            <text:p>152,384501</text:p>
          </table:table-cell>
          <table:table-cell/>
          <table:table-cell office:value-type="float" office:value="1855.073" calcext:value-type="float">
            <text:p>1855,073</text:p>
          </table:table-cell>
          <table:table-cell office:value-type="float" office:value="808.103719" calcext:value-type="float">
            <text:p>808,103719</text:p>
          </table:table-cell>
          <table:table-cell table:number-columns-repeated="7"/>
        </table:table-row>
        <table:table-row table:style-name="ro1">
          <table:table-cell office:value-type="float" office:value="159.743" calcext:value-type="float">
            <text:p>159,743</text:p>
          </table:table-cell>
          <table:table-cell office:value-type="float" office:value="2.329711" calcext:value-type="float">
            <text:p>2,329711</text:p>
          </table:table-cell>
          <table:table-cell/>
          <table:table-cell office:value-type="float" office:value="198.199" calcext:value-type="float">
            <text:p>198,199</text:p>
          </table:table-cell>
          <table:table-cell office:value-type="float" office:value="152.258867" calcext:value-type="float">
            <text:p>152,258867</text:p>
          </table:table-cell>
          <table:table-cell/>
          <table:table-cell office:value-type="float" office:value="1860.315" calcext:value-type="float">
            <text:p>1860,315</text:p>
          </table:table-cell>
          <table:table-cell office:value-type="float" office:value="807.704456" calcext:value-type="float">
            <text:p>807,704456</text:p>
          </table:table-cell>
          <table:table-cell table:number-columns-repeated="7"/>
        </table:table-row>
        <table:table-row table:style-name="ro1">
          <table:table-cell office:value-type="float" office:value="45.554" calcext:value-type="float">
            <text:p>45,554</text:p>
          </table:table-cell>
          <table:table-cell office:value-type="float" office:value="2.329335" calcext:value-type="float">
            <text:p>2,329335</text:p>
          </table:table-cell>
          <table:table-cell/>
          <table:table-cell office:value-type="float" office:value="198.981" calcext:value-type="float">
            <text:p>198,981</text:p>
          </table:table-cell>
          <table:table-cell office:value-type="float" office:value="152.244591" calcext:value-type="float">
            <text:p>152,244591</text:p>
          </table:table-cell>
          <table:table-cell/>
          <table:table-cell office:value-type="float" office:value="1866.75" calcext:value-type="float">
            <text:p>1866,75</text:p>
          </table:table-cell>
          <table:table-cell office:value-type="float" office:value="802.811312" calcext:value-type="float">
            <text:p>802,811312</text:p>
          </table:table-cell>
          <table:table-cell table:number-columns-repeated="7"/>
        </table:table-row>
        <table:table-row table:style-name="ro1">
          <table:table-cell office:value-type="float" office:value="54.917" calcext:value-type="float">
            <text:p>54,917</text:p>
          </table:table-cell>
          <table:table-cell office:value-type="float" office:value="2.328843" calcext:value-type="float">
            <text:p>2,328843</text:p>
          </table:table-cell>
          <table:table-cell/>
          <table:table-cell office:value-type="float" office:value="206.187" calcext:value-type="float">
            <text:p>206,187</text:p>
          </table:table-cell>
          <table:table-cell office:value-type="float" office:value="152.140159" calcext:value-type="float">
            <text:p>152,140159</text:p>
          </table:table-cell>
          <table:table-cell/>
          <table:table-cell office:value-type="float" office:value="1854.511" calcext:value-type="float">
            <text:p>1854,511</text:p>
          </table:table-cell>
          <table:table-cell office:value-type="float" office:value="801.231194" calcext:value-type="float">
            <text:p>801,231194</text:p>
          </table:table-cell>
          <table:table-cell table:number-columns-repeated="7"/>
        </table:table-row>
        <table:table-row table:style-name="ro1">
          <table:table-cell office:value-type="float" office:value="44.802" calcext:value-type="float">
            <text:p>44,802</text:p>
          </table:table-cell>
          <table:table-cell office:value-type="float" office:value="2.326234" calcext:value-type="float">
            <text:p>2,326234</text:p>
          </table:table-cell>
          <table:table-cell/>
          <table:table-cell office:value-type="float" office:value="200.537" calcext:value-type="float">
            <text:p>200,537</text:p>
          </table:table-cell>
          <table:table-cell office:value-type="float" office:value="152.011445" calcext:value-type="float">
            <text:p>152,011445</text:p>
          </table:table-cell>
          <table:table-cell/>
          <table:table-cell office:value-type="float" office:value="1841.901" calcext:value-type="float">
            <text:p>1841,901</text:p>
          </table:table-cell>
          <table:table-cell office:value-type="float" office:value="799.670545" calcext:value-type="float">
            <text:p>799,670545</text:p>
          </table:table-cell>
          <table:table-cell table:number-columns-repeated="7"/>
        </table:table-row>
        <table:table-row table:style-name="ro1">
          <table:table-cell office:value-type="float" office:value="48.74" calcext:value-type="float">
            <text:p>48,74</text:p>
          </table:table-cell>
          <table:table-cell office:value-type="float" office:value="2.322436" calcext:value-type="float">
            <text:p>2,322436</text:p>
          </table:table-cell>
          <table:table-cell/>
          <table:table-cell office:value-type="float" office:value="197.905" calcext:value-type="float">
            <text:p>197,905</text:p>
          </table:table-cell>
          <table:table-cell office:value-type="float" office:value="152.000387" calcext:value-type="float">
            <text:p>152,000387</text:p>
          </table:table-cell>
          <table:table-cell/>
          <table:table-cell office:value-type="float" office:value="1842.185" calcext:value-type="float">
            <text:p>1842,185</text:p>
          </table:table-cell>
          <table:table-cell office:value-type="float" office:value="799.357023" calcext:value-type="float">
            <text:p>799,357023</text:p>
          </table:table-cell>
          <table:table-cell table:number-columns-repeated="7"/>
        </table:table-row>
        <table:table-row table:style-name="ro1">
          <table:table-cell office:value-type="float" office:value="44.197" calcext:value-type="float">
            <text:p>44,197</text:p>
          </table:table-cell>
          <table:table-cell office:value-type="float" office:value="2.320651" calcext:value-type="float">
            <text:p>2,320651</text:p>
          </table:table-cell>
          <table:table-cell/>
          <table:table-cell office:value-type="float" office:value="202.312" calcext:value-type="float">
            <text:p>202,312</text:p>
          </table:table-cell>
          <table:table-cell office:value-type="float" office:value="151.958862" calcext:value-type="float">
            <text:p>151,958862</text:p>
          </table:table-cell>
          <table:table-cell/>
          <table:table-cell office:value-type="float" office:value="1889.83" calcext:value-type="float">
            <text:p>1889,83</text:p>
          </table:table-cell>
          <table:table-cell office:value-type="float" office:value="799.355412" calcext:value-type="float">
            <text:p>799,355412</text:p>
          </table:table-cell>
          <table:table-cell table:number-columns-repeated="7"/>
        </table:table-row>
        <table:table-row table:style-name="ro1">
          <table:table-cell office:value-type="float" office:value="54.181" calcext:value-type="float">
            <text:p>54,181</text:p>
          </table:table-cell>
          <table:table-cell office:value-type="float" office:value="2.320007" calcext:value-type="float">
            <text:p>2,320007</text:p>
          </table:table-cell>
          <table:table-cell/>
          <table:table-cell office:value-type="float" office:value="196.724" calcext:value-type="float">
            <text:p>196,724</text:p>
          </table:table-cell>
          <table:table-cell office:value-type="float" office:value="151.953351" calcext:value-type="float">
            <text:p>151,953351</text:p>
          </table:table-cell>
          <table:table-cell/>
          <table:table-cell office:value-type="float" office:value="1843.319" calcext:value-type="float">
            <text:p>1843,319</text:p>
          </table:table-cell>
          <table:table-cell office:value-type="float" office:value="798.816186" calcext:value-type="float">
            <text:p>798,816186</text:p>
          </table:table-cell>
          <table:table-cell table:number-columns-repeated="7"/>
        </table:table-row>
        <table:table-row table:style-name="ro1">
          <table:table-cell office:value-type="float" office:value="47.789" calcext:value-type="float">
            <text:p>47,789</text:p>
          </table:table-cell>
          <table:table-cell office:value-type="float" office:value="2.318893" calcext:value-type="float">
            <text:p>2,318893</text:p>
          </table:table-cell>
          <table:table-cell/>
          <table:table-cell office:value-type="float" office:value="198.618" calcext:value-type="float">
            <text:p>198,618</text:p>
          </table:table-cell>
          <table:table-cell office:value-type="float" office:value="151.942698" calcext:value-type="float">
            <text:p>151,942698</text:p>
          </table:table-cell>
          <table:table-cell/>
          <table:table-cell office:value-type="float" office:value="1878.858" calcext:value-type="float">
            <text:p>1878,858</text:p>
          </table:table-cell>
          <table:table-cell office:value-type="float" office:value="798.56463" calcext:value-type="float">
            <text:p>798,56463</text:p>
          </table:table-cell>
          <table:table-cell table:number-columns-repeated="7"/>
        </table:table-row>
        <table:table-row table:style-name="ro1">
          <table:table-cell office:value-type="float" office:value="45.464" calcext:value-type="float">
            <text:p>45,464</text:p>
          </table:table-cell>
          <table:table-cell office:value-type="float" office:value="2.315975" calcext:value-type="float">
            <text:p>2,315975</text:p>
          </table:table-cell>
          <table:table-cell/>
          <table:table-cell office:value-type="float" office:value="198.368" calcext:value-type="float">
            <text:p>198,368</text:p>
          </table:table-cell>
          <table:table-cell office:value-type="float" office:value="151.920724" calcext:value-type="float">
            <text:p>151,920724</text:p>
          </table:table-cell>
          <table:table-cell/>
          <table:table-cell office:value-type="float" office:value="1841.452" calcext:value-type="float">
            <text:p>1841,452</text:p>
          </table:table-cell>
          <table:table-cell office:value-type="float" office:value="798.305111" calcext:value-type="float">
            <text:p>798,305111</text:p>
          </table:table-cell>
          <table:table-cell table:number-columns-repeated="7"/>
        </table:table-row>
        <table:table-row table:style-name="ro1">
          <table:table-cell office:value-type="float" office:value="45.195" calcext:value-type="float">
            <text:p>45,195</text:p>
          </table:table-cell>
          <table:table-cell office:value-type="float" office:value="2.312197" calcext:value-type="float">
            <text:p>2,312197</text:p>
          </table:table-cell>
          <table:table-cell/>
          <table:table-cell office:value-type="float" office:value="198.832" calcext:value-type="float">
            <text:p>198,832</text:p>
          </table:table-cell>
          <table:table-cell office:value-type="float" office:value="151.91913" calcext:value-type="float">
            <text:p>151,91913</text:p>
          </table:table-cell>
          <table:table-cell/>
          <table:table-cell office:value-type="float" office:value="1841.516" calcext:value-type="float">
            <text:p>1841,516</text:p>
          </table:table-cell>
          <table:table-cell office:value-type="float" office:value="797.969784" calcext:value-type="float">
            <text:p>797,969784</text:p>
          </table:table-cell>
          <table:table-cell table:number-columns-repeated="7"/>
        </table:table-row>
        <table:table-row table:style-name="ro1">
          <table:table-cell office:value-type="float" office:value="45.816" calcext:value-type="float">
            <text:p>45,816</text:p>
          </table:table-cell>
          <table:table-cell office:value-type="float" office:value="2.311195" calcext:value-type="float">
            <text:p>2,311195</text:p>
          </table:table-cell>
          <table:table-cell/>
          <table:table-cell office:value-type="float" office:value="199.025" calcext:value-type="float">
            <text:p>199,025</text:p>
          </table:table-cell>
          <table:table-cell office:value-type="float" office:value="151.88755" calcext:value-type="float">
            <text:p>151,88755</text:p>
          </table:table-cell>
          <table:table-cell/>
          <table:table-cell office:value-type="float" office:value="1839.496" calcext:value-type="float">
            <text:p>1839,496</text:p>
          </table:table-cell>
          <table:table-cell office:value-type="float" office:value="797.8731" calcext:value-type="float">
            <text:p>797,8731</text:p>
          </table:table-cell>
          <table:table-cell table:number-columns-repeated="7"/>
        </table:table-row>
        <table:table-row table:style-name="ro1">
          <table:table-cell office:value-type="float" office:value="48.666" calcext:value-type="float">
            <text:p>48,666</text:p>
          </table:table-cell>
          <table:table-cell office:value-type="float" office:value="2.30835" calcext:value-type="float">
            <text:p>2,30835</text:p>
          </table:table-cell>
          <table:table-cell/>
          <table:table-cell office:value-type="float" office:value="199.276" calcext:value-type="float">
            <text:p>199,276</text:p>
          </table:table-cell>
          <table:table-cell office:value-type="float" office:value="151.876663" calcext:value-type="float">
            <text:p>151,876663</text:p>
          </table:table-cell>
          <table:table-cell/>
          <table:table-cell office:value-type="float" office:value="1841.002" calcext:value-type="float">
            <text:p>1841,002</text:p>
          </table:table-cell>
          <table:table-cell office:value-type="float" office:value="797.750926" calcext:value-type="float">
            <text:p>797,750926</text:p>
          </table:table-cell>
          <table:table-cell table:number-columns-repeated="7"/>
        </table:table-row>
        <table:table-row table:style-name="ro1">
          <table:table-cell office:value-type="float" office:value="46.24" calcext:value-type="float">
            <text:p>46,24</text:p>
          </table:table-cell>
          <table:table-cell office:value-type="float" office:value="2.307879" calcext:value-type="float">
            <text:p>2,307879</text:p>
          </table:table-cell>
          <table:table-cell/>
          <table:table-cell office:value-type="float" office:value="199.596" calcext:value-type="float">
            <text:p>199,596</text:p>
          </table:table-cell>
          <table:table-cell office:value-type="float" office:value="151.865542" calcext:value-type="float">
            <text:p>151,865542</text:p>
          </table:table-cell>
          <table:table-cell/>
          <table:table-cell office:value-type="float" office:value="1839.051" calcext:value-type="float">
            <text:p>1839,051</text:p>
          </table:table-cell>
          <table:table-cell office:value-type="float" office:value="797.558173" calcext:value-type="float">
            <text:p>797,558173</text:p>
          </table:table-cell>
          <table:table-cell table:number-columns-repeated="7"/>
        </table:table-row>
        <table:table-row table:style-name="ro1">
          <table:table-cell office:value-type="float" office:value="44.455" calcext:value-type="float">
            <text:p>44,455</text:p>
          </table:table-cell>
          <table:table-cell office:value-type="float" office:value="2.306624" calcext:value-type="float">
            <text:p>2,306624</text:p>
          </table:table-cell>
          <table:table-cell/>
          <table:table-cell office:value-type="float" office:value="197.702" calcext:value-type="float">
            <text:p>197,702</text:p>
          </table:table-cell>
          <table:table-cell office:value-type="float" office:value="151.81158" calcext:value-type="float">
            <text:p>151,81158</text:p>
          </table:table-cell>
          <table:table-cell/>
          <table:table-cell office:value-type="float" office:value="1840.143" calcext:value-type="float">
            <text:p>1840,143</text:p>
          </table:table-cell>
          <table:table-cell office:value-type="float" office:value="797.435526" calcext:value-type="float">
            <text:p>797,435526</text:p>
          </table:table-cell>
          <table:table-cell table:number-columns-repeated="7"/>
        </table:table-row>
        <table:table-row table:style-name="ro1">
          <table:table-cell office:value-type="float" office:value="47.429" calcext:value-type="float">
            <text:p>47,429</text:p>
          </table:table-cell>
          <table:table-cell office:value-type="float" office:value="2.306381" calcext:value-type="float">
            <text:p>2,306381</text:p>
          </table:table-cell>
          <table:table-cell/>
          <table:table-cell office:value-type="float" office:value="200.822" calcext:value-type="float">
            <text:p>200,822</text:p>
          </table:table-cell>
          <table:table-cell office:value-type="float" office:value="151.781683" calcext:value-type="float">
            <text:p>151,781683</text:p>
          </table:table-cell>
          <table:table-cell/>
          <table:table-cell office:value-type="float" office:value="1841.005" calcext:value-type="float">
            <text:p>1841,005</text:p>
          </table:table-cell>
          <table:table-cell office:value-type="float" office:value="797.418051" calcext:value-type="float">
            <text:p>797,418051</text:p>
          </table:table-cell>
          <table:table-cell table:number-columns-repeated="7"/>
        </table:table-row>
        <table:table-row table:style-name="ro1">
          <table:table-cell office:value-type="float" office:value="44.197" calcext:value-type="float">
            <text:p>44,197</text:p>
          </table:table-cell>
          <table:table-cell office:value-type="float" office:value="2.305866" calcext:value-type="float">
            <text:p>2,305866</text:p>
          </table:table-cell>
          <table:table-cell/>
          <table:table-cell office:value-type="float" office:value="194.566" calcext:value-type="float">
            <text:p>194,566</text:p>
          </table:table-cell>
          <table:table-cell office:value-type="float" office:value="151.761215" calcext:value-type="float">
            <text:p>151,761215</text:p>
          </table:table-cell>
          <table:table-cell/>
          <table:table-cell office:value-type="float" office:value="1842.689" calcext:value-type="float">
            <text:p>1842,689</text:p>
          </table:table-cell>
          <table:table-cell office:value-type="float" office:value="797.327284" calcext:value-type="float">
            <text:p>797,327284</text:p>
          </table:table-cell>
          <table:table-cell table:number-columns-repeated="7"/>
        </table:table-row>
        <table:table-row table:style-name="ro1">
          <table:table-cell office:value-type="float" office:value="41.467" calcext:value-type="float">
            <text:p>41,467</text:p>
          </table:table-cell>
          <table:table-cell office:value-type="float" office:value="2.304402" calcext:value-type="float">
            <text:p>2,304402</text:p>
          </table:table-cell>
          <table:table-cell/>
          <table:table-cell office:value-type="float" office:value="199.384" calcext:value-type="float">
            <text:p>199,384</text:p>
          </table:table-cell>
          <table:table-cell office:value-type="float" office:value="151.724699" calcext:value-type="float">
            <text:p>151,724699</text:p>
          </table:table-cell>
          <table:table-cell/>
          <table:table-cell office:value-type="float" office:value="1839.291" calcext:value-type="float">
            <text:p>1839,291</text:p>
          </table:table-cell>
          <table:table-cell office:value-type="float" office:value="797.227471" calcext:value-type="float">
            <text:p>797,227471</text:p>
          </table:table-cell>
          <table:table-cell table:number-columns-repeated="7"/>
        </table:table-row>
        <table:table-row table:style-name="ro1">
          <table:table-cell office:value-type="float" office:value="45.612" calcext:value-type="float">
            <text:p>45,612</text:p>
          </table:table-cell>
          <table:table-cell office:value-type="float" office:value="2.303259" calcext:value-type="float">
            <text:p>2,303259</text:p>
          </table:table-cell>
          <table:table-cell/>
          <table:table-cell office:value-type="float" office:value="198.859" calcext:value-type="float">
            <text:p>198,859</text:p>
          </table:table-cell>
          <table:table-cell office:value-type="float" office:value="151.722079" calcext:value-type="float">
            <text:p>151,722079</text:p>
          </table:table-cell>
          <table:table-cell/>
          <table:table-cell office:value-type="float" office:value="1900.388" calcext:value-type="float">
            <text:p>1900,388</text:p>
          </table:table-cell>
          <table:table-cell office:value-type="float" office:value="797.216512" calcext:value-type="float">
            <text:p>797,216512</text:p>
          </table:table-cell>
          <table:table-cell table:number-columns-repeated="7"/>
        </table:table-row>
        <table:table-row table:style-name="ro1">
          <table:table-cell office:value-type="float" office:value="44.569" calcext:value-type="float">
            <text:p>44,569</text:p>
          </table:table-cell>
          <table:table-cell office:value-type="float" office:value="2.299037" calcext:value-type="float">
            <text:p>2,299037</text:p>
          </table:table-cell>
          <table:table-cell/>
          <table:table-cell office:value-type="float" office:value="202.992" calcext:value-type="float">
            <text:p>202,992</text:p>
          </table:table-cell>
          <table:table-cell office:value-type="float" office:value="151.719333" calcext:value-type="float">
            <text:p>151,719333</text:p>
          </table:table-cell>
          <table:table-cell/>
          <table:table-cell office:value-type="float" office:value="1861.383" calcext:value-type="float">
            <text:p>1861,383</text:p>
          </table:table-cell>
          <table:table-cell office:value-type="float" office:value="797.103268" calcext:value-type="float">
            <text:p>797,103268</text:p>
          </table:table-cell>
          <table:table-cell table:number-columns-repeated="7"/>
        </table:table-row>
        <table:table-row table:style-name="ro1">
          <table:table-cell office:value-type="float" office:value="48.949" calcext:value-type="float">
            <text:p>48,949</text:p>
          </table:table-cell>
          <table:table-cell office:value-type="float" office:value="2.294923" calcext:value-type="float">
            <text:p>2,294923</text:p>
          </table:table-cell>
          <table:table-cell/>
          <table:table-cell office:value-type="float" office:value="200.158" calcext:value-type="float">
            <text:p>200,158</text:p>
          </table:table-cell>
          <table:table-cell office:value-type="float" office:value="151.608007" calcext:value-type="float">
            <text:p>151,608007</text:p>
          </table:table-cell>
          <table:table-cell/>
          <table:table-cell office:value-type="float" office:value="1838.048" calcext:value-type="float">
            <text:p>1838,048</text:p>
          </table:table-cell>
          <table:table-cell office:value-type="float" office:value="797.037452" calcext:value-type="float">
            <text:p>797,037452</text:p>
          </table:table-cell>
          <table:table-cell table:number-columns-repeated="7"/>
        </table:table-row>
        <table:table-row table:style-name="ro1">
          <table:table-cell office:value-type="float" office:value="58.538" calcext:value-type="float">
            <text:p>58,538</text:p>
          </table:table-cell>
          <table:table-cell office:value-type="float" office:value="2.293305" calcext:value-type="float">
            <text:p>2,293305</text:p>
          </table:table-cell>
          <table:table-cell/>
          <table:table-cell office:value-type="float" office:value="196.844" calcext:value-type="float">
            <text:p>196,844</text:p>
          </table:table-cell>
          <table:table-cell office:value-type="float" office:value="151.605153" calcext:value-type="float">
            <text:p>151,605153</text:p>
          </table:table-cell>
          <table:table-cell/>
          <table:table-cell office:value-type="float" office:value="1838.092" calcext:value-type="float">
            <text:p>1838,092</text:p>
          </table:table-cell>
          <table:table-cell office:value-type="float" office:value="796.477781" calcext:value-type="float">
            <text:p>796,477781</text:p>
          </table:table-cell>
          <table:table-cell table:number-columns-repeated="7"/>
        </table:table-row>
        <table:table-row table:style-name="ro1">
          <table:table-cell office:value-type="float" office:value="42.599" calcext:value-type="float">
            <text:p>42,599</text:p>
          </table:table-cell>
          <table:table-cell office:value-type="float" office:value="2.292463" calcext:value-type="float">
            <text:p>2,292463</text:p>
          </table:table-cell>
          <table:table-cell/>
          <table:table-cell office:value-type="float" office:value="197.238" calcext:value-type="float">
            <text:p>197,238</text:p>
          </table:table-cell>
          <table:table-cell office:value-type="float" office:value="151.593599" calcext:value-type="float">
            <text:p>151,593599</text:p>
          </table:table-cell>
          <table:table-cell/>
          <table:table-cell office:value-type="float" office:value="1839.349" calcext:value-type="float">
            <text:p>1839,349</text:p>
          </table:table-cell>
          <table:table-cell office:value-type="float" office:value="795.970147" calcext:value-type="float">
            <text:p>795,970147</text:p>
          </table:table-cell>
          <table:table-cell table:number-columns-repeated="7"/>
        </table:table-row>
        <table:table-row table:style-name="ro1">
          <table:table-cell office:value-type="float" office:value="59.733" calcext:value-type="float">
            <text:p>59,733</text:p>
          </table:table-cell>
          <table:table-cell office:value-type="float" office:value="2.291072" calcext:value-type="float">
            <text:p>2,291072</text:p>
          </table:table-cell>
          <table:table-cell/>
          <table:table-cell office:value-type="float" office:value="199.011" calcext:value-type="float">
            <text:p>199,011</text:p>
          </table:table-cell>
          <table:table-cell office:value-type="float" office:value="151.568126" calcext:value-type="float">
            <text:p>151,568126</text:p>
          </table:table-cell>
          <table:table-cell/>
          <table:table-cell office:value-type="float" office:value="1839.901" calcext:value-type="float">
            <text:p>1839,901</text:p>
          </table:table-cell>
          <table:table-cell office:value-type="float" office:value="795.817453" calcext:value-type="float">
            <text:p>795,817453</text:p>
          </table:table-cell>
          <table:table-cell table:number-columns-repeated="7"/>
        </table:table-row>
        <table:table-row table:style-name="ro1">
          <table:table-cell office:value-type="float" office:value="75.265" calcext:value-type="float">
            <text:p>75,265</text:p>
          </table:table-cell>
          <table:table-cell office:value-type="float" office:value="2.285813" calcext:value-type="float">
            <text:p>2,285813</text:p>
          </table:table-cell>
          <table:table-cell/>
          <table:table-cell office:value-type="float" office:value="198.72" calcext:value-type="float">
            <text:p>198,72</text:p>
          </table:table-cell>
          <table:table-cell office:value-type="float" office:value="151.546877" calcext:value-type="float">
            <text:p>151,546877</text:p>
          </table:table-cell>
          <table:table-cell/>
          <table:table-cell office:value-type="float" office:value="1842.6" calcext:value-type="float">
            <text:p>1842,6</text:p>
          </table:table-cell>
          <table:table-cell office:value-type="float" office:value="795.451141" calcext:value-type="float">
            <text:p>795,451141</text:p>
          </table:table-cell>
          <table:table-cell table:number-columns-repeated="7"/>
        </table:table-row>
        <table:table-row table:style-name="ro1">
          <table:table-cell office:value-type="float" office:value="41.421" calcext:value-type="float">
            <text:p>41,421</text:p>
          </table:table-cell>
          <table:table-cell office:value-type="float" office:value="2.28338" calcext:value-type="float">
            <text:p>2,28338</text:p>
          </table:table-cell>
          <table:table-cell/>
          <table:table-cell office:value-type="float" office:value="196.314" calcext:value-type="float">
            <text:p>196,314</text:p>
          </table:table-cell>
          <table:table-cell office:value-type="float" office:value="151.544678" calcext:value-type="float">
            <text:p>151,544678</text:p>
          </table:table-cell>
          <table:table-cell/>
          <table:table-cell office:value-type="float" office:value="1840.73" calcext:value-type="float">
            <text:p>1840,73</text:p>
          </table:table-cell>
          <table:table-cell office:value-type="float" office:value="794.983227" calcext:value-type="float">
            <text:p>794,983227</text:p>
          </table:table-cell>
          <table:table-cell table:number-columns-repeated="7"/>
        </table:table-row>
        <table:table-row table:style-name="ro1">
          <table:table-cell office:value-type="float" office:value="49.68" calcext:value-type="float">
            <text:p>49,68</text:p>
          </table:table-cell>
          <table:table-cell office:value-type="float" office:value="2.282112" calcext:value-type="float">
            <text:p>2,282112</text:p>
          </table:table-cell>
          <table:table-cell/>
          <table:table-cell office:value-type="float" office:value="200.221" calcext:value-type="float">
            <text:p>200,221</text:p>
          </table:table-cell>
          <table:table-cell office:value-type="float" office:value="151.53566" calcext:value-type="float">
            <text:p>151,53566</text:p>
          </table:table-cell>
          <table:table-cell/>
          <table:table-cell office:value-type="float" office:value="1875.369" calcext:value-type="float">
            <text:p>1875,369</text:p>
          </table:table-cell>
          <table:table-cell office:value-type="float" office:value="794.114291" calcext:value-type="float">
            <text:p>794,114291</text:p>
          </table:table-cell>
          <table:table-cell table:number-columns-repeated="7"/>
        </table:table-row>
        <table:table-row table:style-name="ro1">
          <table:table-cell office:value-type="float" office:value="43.741" calcext:value-type="float">
            <text:p>43,741</text:p>
          </table:table-cell>
          <table:table-cell office:value-type="float" office:value="2.279654" calcext:value-type="float">
            <text:p>2,279654</text:p>
          </table:table-cell>
          <table:table-cell/>
          <table:table-cell office:value-type="float" office:value="195.697" calcext:value-type="float">
            <text:p>195,697</text:p>
          </table:table-cell>
          <table:table-cell office:value-type="float" office:value="150.873763" calcext:value-type="float">
            <text:p>150,873763</text:p>
          </table:table-cell>
          <table:table-cell/>
          <table:table-cell office:value-type="float" office:value="1839.771" calcext:value-type="float">
            <text:p>1839,771</text:p>
          </table:table-cell>
          <table:table-cell office:value-type="float" office:value="793.922991" calcext:value-type="float">
            <text:p>793,922991</text:p>
          </table:table-cell>
          <table:table-cell table:number-columns-repeated="7"/>
        </table:table-row>
        <table:table-row table:style-name="ro1">
          <table:table-cell office:value-type="float" office:value="44.208" calcext:value-type="float">
            <text:p>44,208</text:p>
          </table:table-cell>
          <table:table-cell office:value-type="float" office:value="2.278581" calcext:value-type="float">
            <text:p>2,278581</text:p>
          </table:table-cell>
          <table:table-cell/>
          <table:table-cell office:value-type="float" office:value="195.249" calcext:value-type="float">
            <text:p>195,249</text:p>
          </table:table-cell>
          <table:table-cell office:value-type="float" office:value="150.669705" calcext:value-type="float">
            <text:p>150,669705</text:p>
          </table:table-cell>
          <table:table-cell/>
          <table:table-cell office:value-type="float" office:value="1840.912" calcext:value-type="float">
            <text:p>1840,912</text:p>
          </table:table-cell>
          <table:table-cell office:value-type="float" office:value="793.895717" calcext:value-type="float">
            <text:p>793,895717</text:p>
          </table:table-cell>
          <table:table-cell table:number-columns-repeated="7"/>
        </table:table-row>
        <table:table-row table:style-name="ro1">
          <table:table-cell office:value-type="float" office:value="42.501" calcext:value-type="float">
            <text:p>42,501</text:p>
          </table:table-cell>
          <table:table-cell office:value-type="float" office:value="2.276354" calcext:value-type="float">
            <text:p>2,276354</text:p>
          </table:table-cell>
          <table:table-cell/>
          <table:table-cell office:value-type="float" office:value="196.793" calcext:value-type="float">
            <text:p>196,793</text:p>
          </table:table-cell>
          <table:table-cell office:value-type="float" office:value="150.440007" calcext:value-type="float">
            <text:p>150,440007</text:p>
          </table:table-cell>
          <table:table-cell/>
          <table:table-cell office:value-type="float" office:value="1836.092" calcext:value-type="float">
            <text:p>1836,092</text:p>
          </table:table-cell>
          <table:table-cell office:value-type="float" office:value="793.045691" calcext:value-type="float">
            <text:p>793,045691</text:p>
          </table:table-cell>
          <table:table-cell table:number-columns-repeated="7"/>
        </table:table-row>
        <table:table-row table:style-name="ro1">
          <table:table-cell office:value-type="float" office:value="45.818" calcext:value-type="float">
            <text:p>45,818</text:p>
          </table:table-cell>
          <table:table-cell office:value-type="float" office:value="2.276052" calcext:value-type="float">
            <text:p>2,276052</text:p>
          </table:table-cell>
          <table:table-cell/>
          <table:table-cell office:value-type="float" office:value="199.759" calcext:value-type="float">
            <text:p>199,759</text:p>
          </table:table-cell>
          <table:table-cell office:value-type="float" office:value="150.25876" calcext:value-type="float">
            <text:p>150,25876</text:p>
          </table:table-cell>
          <table:table-cell/>
          <table:table-cell office:value-type="float" office:value="1841.664" calcext:value-type="float">
            <text:p>1841,664</text:p>
          </table:table-cell>
          <table:table-cell office:value-type="float" office:value="792.925434" calcext:value-type="float">
            <text:p>792,925434</text:p>
          </table:table-cell>
          <table:table-cell table:number-columns-repeated="7"/>
        </table:table-row>
        <table:table-row table:style-name="ro1">
          <table:table-cell office:value-type="float" office:value="53.439" calcext:value-type="float">
            <text:p>53,439</text:p>
          </table:table-cell>
          <table:table-cell office:value-type="float" office:value="2.275533" calcext:value-type="float">
            <text:p>2,275533</text:p>
          </table:table-cell>
          <table:table-cell/>
          <table:table-cell office:value-type="float" office:value="195.085" calcext:value-type="float">
            <text:p>195,085</text:p>
          </table:table-cell>
          <table:table-cell office:value-type="float" office:value="149.313721" calcext:value-type="float">
            <text:p>149,313721</text:p>
          </table:table-cell>
          <table:table-cell/>
          <table:table-cell office:value-type="float" office:value="3008.653" calcext:value-type="float">
            <text:p>3008,653</text:p>
          </table:table-cell>
          <table:table-cell office:value-type="float" office:value="792.334346" calcext:value-type="float">
            <text:p>792,334346</text:p>
          </table:table-cell>
          <table:table-cell table:number-columns-repeated="7"/>
        </table:table-row>
        <table:table-row table:style-name="ro1">
          <table:table-cell office:value-type="float" office:value="43.825" calcext:value-type="float">
            <text:p>43,825</text:p>
          </table:table-cell>
          <table:table-cell office:value-type="float" office:value="2.274512" calcext:value-type="float">
            <text:p>2,274512</text:p>
          </table:table-cell>
          <table:table-cell/>
          <table:table-cell office:value-type="float" office:value="196.085" calcext:value-type="float">
            <text:p>196,085</text:p>
          </table:table-cell>
          <table:table-cell office:value-type="float" office:value="148.106495" calcext:value-type="float">
            <text:p>148,106495</text:p>
          </table:table-cell>
          <table:table-cell/>
          <table:table-cell office:value-type="float" office:value="1877.175" calcext:value-type="float">
            <text:p>1877,175</text:p>
          </table:table-cell>
          <table:table-cell office:value-type="float" office:value="791.995376" calcext:value-type="float">
            <text:p>791,995376</text:p>
          </table:table-cell>
          <table:table-cell table:number-columns-repeated="7"/>
        </table:table-row>
        <table:table-row table:style-name="ro1">
          <table:table-cell office:value-type="float" office:value="48.208" calcext:value-type="float">
            <text:p>48,208</text:p>
          </table:table-cell>
          <table:table-cell office:value-type="float" office:value="2.274181" calcext:value-type="float">
            <text:p>2,274181</text:p>
          </table:table-cell>
          <table:table-cell/>
          <table:table-cell office:value-type="float" office:value="201.331" calcext:value-type="float">
            <text:p>201,331</text:p>
          </table:table-cell>
          <table:table-cell office:value-type="float" office:value="147.924032" calcext:value-type="float">
            <text:p>147,924032</text:p>
          </table:table-cell>
          <table:table-cell/>
          <table:table-cell office:value-type="float" office:value="1840.432" calcext:value-type="float">
            <text:p>1840,432</text:p>
          </table:table-cell>
          <table:table-cell office:value-type="float" office:value="791.60918" calcext:value-type="float">
            <text:p>791,60918</text:p>
          </table:table-cell>
          <table:table-cell table:number-columns-repeated="7"/>
        </table:table-row>
        <table:table-row table:style-name="ro1">
          <table:table-cell office:value-type="float" office:value="47.165" calcext:value-type="float">
            <text:p>47,165</text:p>
          </table:table-cell>
          <table:table-cell office:value-type="float" office:value="2.270967" calcext:value-type="float">
            <text:p>2,270967</text:p>
          </table:table-cell>
          <table:table-cell/>
          <table:table-cell office:value-type="float" office:value="199.666" calcext:value-type="float">
            <text:p>199,666</text:p>
          </table:table-cell>
          <table:table-cell office:value-type="float" office:value="147.809751" calcext:value-type="float">
            <text:p>147,809751</text:p>
          </table:table-cell>
          <table:table-cell/>
          <table:table-cell office:value-type="float" office:value="1839.939" calcext:value-type="float">
            <text:p>1839,939</text:p>
          </table:table-cell>
          <table:table-cell office:value-type="float" office:value="791.552376" calcext:value-type="float">
            <text:p>791,552376</text:p>
          </table:table-cell>
          <table:table-cell table:number-columns-repeated="7"/>
        </table:table-row>
        <table:table-row table:style-name="ro1">
          <table:table-cell office:value-type="float" office:value="42.726" calcext:value-type="float">
            <text:p>42,726</text:p>
          </table:table-cell>
          <table:table-cell office:value-type="float" office:value="2.267843" calcext:value-type="float">
            <text:p>2,267843</text:p>
          </table:table-cell>
          <table:table-cell/>
          <table:table-cell office:value-type="float" office:value="1946.039" calcext:value-type="float">
            <text:p>1946,039</text:p>
          </table:table-cell>
          <table:table-cell office:value-type="float" office:value="147.701059" calcext:value-type="float">
            <text:p>147,701059</text:p>
          </table:table-cell>
          <table:table-cell/>
          <table:table-cell office:value-type="float" office:value="1833.364" calcext:value-type="float">
            <text:p>1833,364</text:p>
          </table:table-cell>
          <table:table-cell office:value-type="float" office:value="791.054789" calcext:value-type="float">
            <text:p>791,054789</text:p>
          </table:table-cell>
          <table:table-cell table:number-columns-repeated="7"/>
        </table:table-row>
        <table:table-row table:style-name="ro1">
          <table:table-cell office:value-type="float" office:value="44.881" calcext:value-type="float">
            <text:p>44,881</text:p>
          </table:table-cell>
          <table:table-cell office:value-type="float" office:value="2.267428" calcext:value-type="float">
            <text:p>2,267428</text:p>
          </table:table-cell>
          <table:table-cell/>
          <table:table-cell office:value-type="float" office:value="191.896" calcext:value-type="float">
            <text:p>191,896</text:p>
          </table:table-cell>
          <table:table-cell office:value-type="float" office:value="147.696183" calcext:value-type="float">
            <text:p>147,696183</text:p>
          </table:table-cell>
          <table:table-cell/>
          <table:table-cell office:value-type="float" office:value="1840.383" calcext:value-type="float">
            <text:p>1840,383</text:p>
          </table:table-cell>
          <table:table-cell office:value-type="float" office:value="791.045786" calcext:value-type="float">
            <text:p>791,045786</text:p>
          </table:table-cell>
          <table:table-cell table:number-columns-repeated="7"/>
        </table:table-row>
        <table:table-row table:style-name="ro1">
          <table:table-cell office:value-type="float" office:value="45.231" calcext:value-type="float">
            <text:p>45,231</text:p>
          </table:table-cell>
          <table:table-cell office:value-type="float" office:value="2.265155" calcext:value-type="float">
            <text:p>2,265155</text:p>
          </table:table-cell>
          <table:table-cell/>
          <table:table-cell office:value-type="float" office:value="193.445" calcext:value-type="float">
            <text:p>193,445</text:p>
          </table:table-cell>
          <table:table-cell office:value-type="float" office:value="147.69417" calcext:value-type="float">
            <text:p>147,69417</text:p>
          </table:table-cell>
          <table:table-cell/>
          <table:table-cell office:value-type="float" office:value="1839.417" calcext:value-type="float">
            <text:p>1839,417</text:p>
          </table:table-cell>
          <table:table-cell office:value-type="float" office:value="789.325452" calcext:value-type="float">
            <text:p>789,325452</text:p>
          </table:table-cell>
          <table:table-cell table:number-columns-repeated="7"/>
        </table:table-row>
        <table:table-row table:style-name="ro1">
          <table:table-cell office:value-type="float" office:value="58.629" calcext:value-type="float">
            <text:p>58,629</text:p>
          </table:table-cell>
          <table:table-cell office:value-type="float" office:value="2.264926" calcext:value-type="float">
            <text:p>2,264926</text:p>
          </table:table-cell>
          <table:table-cell/>
          <table:table-cell office:value-type="float" office:value="200.557" calcext:value-type="float">
            <text:p>200,557</text:p>
          </table:table-cell>
          <table:table-cell office:value-type="float" office:value="147.684503" calcext:value-type="float">
            <text:p>147,684503</text:p>
          </table:table-cell>
          <table:table-cell/>
          <table:table-cell office:value-type="float" office:value="1837.078" calcext:value-type="float">
            <text:p>1837,078</text:p>
          </table:table-cell>
          <table:table-cell office:value-type="float" office:value="788.778811" calcext:value-type="float">
            <text:p>788,778811</text:p>
          </table:table-cell>
          <table:table-cell table:number-columns-repeated="7"/>
        </table:table-row>
        <table:table-row table:style-name="ro1">
          <table:table-cell office:value-type="float" office:value="54.619" calcext:value-type="float">
            <text:p>54,619</text:p>
          </table:table-cell>
          <table:table-cell office:value-type="float" office:value="2.264542" calcext:value-type="float">
            <text:p>2,264542</text:p>
          </table:table-cell>
          <table:table-cell/>
          <table:table-cell office:value-type="float" office:value="196.849" calcext:value-type="float">
            <text:p>196,849</text:p>
          </table:table-cell>
          <table:table-cell office:value-type="float" office:value="147.616065" calcext:value-type="float">
            <text:p>147,616065</text:p>
          </table:table-cell>
          <table:table-cell/>
          <table:table-cell office:value-type="float" office:value="1843.534" calcext:value-type="float">
            <text:p>1843,534</text:p>
          </table:table-cell>
          <table:table-cell office:value-type="float" office:value="784.224549" calcext:value-type="float">
            <text:p>784,224549</text:p>
          </table:table-cell>
          <table:table-cell table:number-columns-repeated="7"/>
        </table:table-row>
        <table:table-row table:style-name="ro1">
          <table:table-cell office:value-type="float" office:value="48.344" calcext:value-type="float">
            <text:p>48,344</text:p>
          </table:table-cell>
          <table:table-cell office:value-type="float" office:value="2.264298" calcext:value-type="float">
            <text:p>2,264298</text:p>
          </table:table-cell>
          <table:table-cell/>
          <table:table-cell office:value-type="float" office:value="201.719" calcext:value-type="float">
            <text:p>201,719</text:p>
          </table:table-cell>
          <table:table-cell office:value-type="float" office:value="147.601254" calcext:value-type="float">
            <text:p>147,601254</text:p>
          </table:table-cell>
          <table:table-cell/>
          <table:table-cell office:value-type="float" office:value="1831.631" calcext:value-type="float">
            <text:p>1831,631</text:p>
          </table:table-cell>
          <table:table-cell office:value-type="float" office:value="783.596789" calcext:value-type="float">
            <text:p>783,596789</text:p>
          </table:table-cell>
          <table:table-cell table:number-columns-repeated="7"/>
        </table:table-row>
        <table:table-row table:style-name="ro1">
          <table:table-cell office:value-type="float" office:value="55.144" calcext:value-type="float">
            <text:p>55,144</text:p>
          </table:table-cell>
          <table:table-cell office:value-type="float" office:value="2.26322" calcext:value-type="float">
            <text:p>2,26322</text:p>
          </table:table-cell>
          <table:table-cell/>
          <table:table-cell office:value-type="float" office:value="197.553" calcext:value-type="float">
            <text:p>197,553</text:p>
          </table:table-cell>
          <table:table-cell office:value-type="float" office:value="147.470249" calcext:value-type="float">
            <text:p>147,470249</text:p>
          </table:table-cell>
          <table:table-cell/>
          <table:table-cell office:value-type="float" office:value="2384.843" calcext:value-type="float">
            <text:p>2384,843</text:p>
          </table:table-cell>
          <table:table-cell office:value-type="float" office:value="781.561212" calcext:value-type="float">
            <text:p>781,561212</text:p>
          </table:table-cell>
          <table:table-cell table:number-columns-repeated="7"/>
        </table:table-row>
        <table:table-row table:style-name="ro1">
          <table:table-cell office:value-type="float" office:value="54.465" calcext:value-type="float">
            <text:p>54,465</text:p>
          </table:table-cell>
          <table:table-cell office:value-type="float" office:value="2.260715" calcext:value-type="float">
            <text:p>2,260715</text:p>
          </table:table-cell>
          <table:table-cell/>
          <table:table-cell office:value-type="float" office:value="198.101" calcext:value-type="float">
            <text:p>198,101</text:p>
          </table:table-cell>
          <table:table-cell office:value-type="float" office:value="147.055682" calcext:value-type="float">
            <text:p>147,055682</text:p>
          </table:table-cell>
          <table:table-cell/>
          <table:table-cell office:value-type="float" office:value="1820.954" calcext:value-type="float">
            <text:p>1820,954</text:p>
          </table:table-cell>
          <table:table-cell office:value-type="float" office:value="779.096437" calcext:value-type="float">
            <text:p>779,096437</text:p>
          </table:table-cell>
          <table:table-cell table:number-columns-repeated="7"/>
        </table:table-row>
        <table:table-row table:style-name="ro1">
          <table:table-cell office:value-type="float" office:value="98.595" calcext:value-type="float">
            <text:p>98,595</text:p>
          </table:table-cell>
          <table:table-cell office:value-type="float" office:value="2.259633" calcext:value-type="float">
            <text:p>2,259633</text:p>
          </table:table-cell>
          <table:table-cell/>
          <table:table-cell office:value-type="float" office:value="192.2" calcext:value-type="float">
            <text:p>192,2</text:p>
          </table:table-cell>
          <table:table-cell office:value-type="float" office:value="146.404611" calcext:value-type="float">
            <text:p>146,404611</text:p>
          </table:table-cell>
          <table:table-cell/>
          <table:table-cell office:value-type="float" office:value="1819.537" calcext:value-type="float">
            <text:p>1819,537</text:p>
          </table:table-cell>
          <table:table-cell office:value-type="float" office:value="778.941651" calcext:value-type="float">
            <text:p>778,941651</text:p>
          </table:table-cell>
          <table:table-cell table:number-columns-repeated="7"/>
        </table:table-row>
        <table:table-row table:style-name="ro1">
          <table:table-cell office:value-type="float" office:value="49.248" calcext:value-type="float">
            <text:p>49,248</text:p>
          </table:table-cell>
          <table:table-cell office:value-type="float" office:value="2.257833" calcext:value-type="float">
            <text:p>2,257833</text:p>
          </table:table-cell>
          <table:table-cell/>
          <table:table-cell office:value-type="float" office:value="199.055" calcext:value-type="float">
            <text:p>199,055</text:p>
          </table:table-cell>
          <table:table-cell office:value-type="float" office:value="143.527058" calcext:value-type="float">
            <text:p>143,527058</text:p>
          </table:table-cell>
          <table:table-cell/>
          <table:table-cell office:value-type="float" office:value="1822.029" calcext:value-type="float">
            <text:p>1822,029</text:p>
          </table:table-cell>
          <table:table-cell office:value-type="float" office:value="777.619824" calcext:value-type="float">
            <text:p>777,619824</text:p>
          </table:table-cell>
          <table:table-cell table:number-columns-repeated="7"/>
        </table:table-row>
        <table:table-row table:style-name="ro1">
          <table:table-cell office:value-type="float" office:value="46.341" calcext:value-type="float">
            <text:p>46,341</text:p>
          </table:table-cell>
          <table:table-cell office:value-type="float" office:value="2.253937" calcext:value-type="float">
            <text:p>2,253937</text:p>
          </table:table-cell>
          <table:table-cell/>
          <table:table-cell office:value-type="float" office:value="202.472" calcext:value-type="float">
            <text:p>202,472</text:p>
          </table:table-cell>
          <table:table-cell office:value-type="float" office:value="143.267406" calcext:value-type="float">
            <text:p>143,267406</text:p>
          </table:table-cell>
          <table:table-cell/>
          <table:table-cell office:value-type="float" office:value="1820.157" calcext:value-type="float">
            <text:p>1820,157</text:p>
          </table:table-cell>
          <table:table-cell office:value-type="float" office:value="777.523599" calcext:value-type="float">
            <text:p>777,523599</text:p>
          </table:table-cell>
          <table:table-cell table:number-columns-repeated="7"/>
        </table:table-row>
        <table:table-row table:style-name="ro1">
          <table:table-cell office:value-type="float" office:value="44.682" calcext:value-type="float">
            <text:p>44,682</text:p>
          </table:table-cell>
          <table:table-cell office:value-type="float" office:value="2.252112" calcext:value-type="float">
            <text:p>2,252112</text:p>
          </table:table-cell>
          <table:table-cell/>
          <table:table-cell office:value-type="float" office:value="254.435" calcext:value-type="float">
            <text:p>254,435</text:p>
          </table:table-cell>
          <table:table-cell office:value-type="float" office:value="139.69153" calcext:value-type="float">
            <text:p>139,69153</text:p>
          </table:table-cell>
          <table:table-cell/>
          <table:table-cell office:value-type="float" office:value="1821.449" calcext:value-type="float">
            <text:p>1821,449</text:p>
          </table:table-cell>
          <table:table-cell office:value-type="float" office:value="777.479059" calcext:value-type="float">
            <text:p>777,479059</text:p>
          </table:table-cell>
          <table:table-cell table:number-columns-repeated="7"/>
        </table:table-row>
        <table:table-row table:style-name="ro1">
          <table:table-cell office:value-type="float" office:value="51.429" calcext:value-type="float">
            <text:p>51,429</text:p>
          </table:table-cell>
          <table:table-cell office:value-type="float" office:value="2.25104" calcext:value-type="float">
            <text:p>2,25104</text:p>
          </table:table-cell>
          <table:table-cell/>
          <table:table-cell office:value-type="float" office:value="183.044" calcext:value-type="float">
            <text:p>183,044</text:p>
          </table:table-cell>
          <table:table-cell office:value-type="float" office:value="137.620678" calcext:value-type="float">
            <text:p>137,620678</text:p>
          </table:table-cell>
          <table:table-cell/>
          <table:table-cell office:value-type="float" office:value="2019.29" calcext:value-type="float">
            <text:p>2019,29</text:p>
          </table:table-cell>
          <table:table-cell office:value-type="float" office:value="777.034859" calcext:value-type="float">
            <text:p>777,034859</text:p>
          </table:table-cell>
          <table:table-cell table:number-columns-repeated="7"/>
        </table:table-row>
        <table:table-row table:style-name="ro1">
          <table:table-cell office:value-type="float" office:value="171.959" calcext:value-type="float">
            <text:p>171,959</text:p>
          </table:table-cell>
          <table:table-cell office:value-type="float" office:value="2.248986" calcext:value-type="float">
            <text:p>2,248986</text:p>
          </table:table-cell>
          <table:table-cell/>
          <table:table-cell office:value-type="float" office:value="184.781" calcext:value-type="float">
            <text:p>184,781</text:p>
          </table:table-cell>
          <table:table-cell office:value-type="float" office:value="136.372286" calcext:value-type="float">
            <text:p>136,372286</text:p>
          </table:table-cell>
          <table:table-cell/>
          <table:table-cell office:value-type="float" office:value="1823.769" calcext:value-type="float">
            <text:p>1823,769</text:p>
          </table:table-cell>
          <table:table-cell office:value-type="float" office:value="776.910592" calcext:value-type="float">
            <text:p>776,910592</text:p>
          </table:table-cell>
          <table:table-cell table:number-columns-repeated="7"/>
        </table:table-row>
        <table:table-row table:style-name="ro1">
          <table:table-cell office:value-type="float" office:value="52.959" calcext:value-type="float">
            <text:p>52,959</text:p>
          </table:table-cell>
          <table:table-cell office:value-type="float" office:value="2.243514" calcext:value-type="float">
            <text:p>2,243514</text:p>
          </table:table-cell>
          <table:table-cell/>
          <table:table-cell office:value-type="float" office:value="180.623" calcext:value-type="float">
            <text:p>180,623</text:p>
          </table:table-cell>
          <table:table-cell office:value-type="float" office:value="136.318687" calcext:value-type="float">
            <text:p>136,318687</text:p>
          </table:table-cell>
          <table:table-cell/>
          <table:table-cell office:value-type="float" office:value="1819.304" calcext:value-type="float">
            <text:p>1819,304</text:p>
          </table:table-cell>
          <table:table-cell office:value-type="float" office:value="776.535681" calcext:value-type="float">
            <text:p>776,535681</text:p>
          </table:table-cell>
          <table:table-cell table:number-columns-repeated="7"/>
        </table:table-row>
        <table:table-row table:style-name="ro1">
          <table:table-cell office:value-type="float" office:value="73.802" calcext:value-type="float">
            <text:p>73,802</text:p>
          </table:table-cell>
          <table:table-cell office:value-type="float" office:value="2.242683" calcext:value-type="float">
            <text:p>2,242683</text:p>
          </table:table-cell>
          <table:table-cell/>
          <table:table-cell office:value-type="float" office:value="183.404" calcext:value-type="float">
            <text:p>183,404</text:p>
          </table:table-cell>
          <table:table-cell office:value-type="float" office:value="136.085415" calcext:value-type="float">
            <text:p>136,085415</text:p>
          </table:table-cell>
          <table:table-cell/>
          <table:table-cell office:value-type="float" office:value="1818.046" calcext:value-type="float">
            <text:p>1818,046</text:p>
          </table:table-cell>
          <table:table-cell office:value-type="float" office:value="776.445347" calcext:value-type="float">
            <text:p>776,445347</text:p>
          </table:table-cell>
          <table:table-cell table:number-columns-repeated="7"/>
        </table:table-row>
        <table:table-row table:style-name="ro1">
          <table:table-cell office:value-type="float" office:value="44.772" calcext:value-type="float">
            <text:p>44,772</text:p>
          </table:table-cell>
          <table:table-cell office:value-type="float" office:value="2.240472" calcext:value-type="float">
            <text:p>2,240472</text:p>
          </table:table-cell>
          <table:table-cell/>
          <table:table-cell office:value-type="float" office:value="181.551" calcext:value-type="float">
            <text:p>181,551</text:p>
          </table:table-cell>
          <table:table-cell office:value-type="float" office:value="136.040025" calcext:value-type="float">
            <text:p>136,040025</text:p>
          </table:table-cell>
          <table:table-cell/>
          <table:table-cell office:value-type="float" office:value="1823.172" calcext:value-type="float">
            <text:p>1823,172</text:p>
          </table:table-cell>
          <table:table-cell office:value-type="float" office:value="776.116489" calcext:value-type="float">
            <text:p>776,116489</text:p>
          </table:table-cell>
          <table:table-cell table:number-columns-repeated="7"/>
        </table:table-row>
        <table:table-row table:style-name="ro1">
          <table:table-cell office:value-type="float" office:value="46.349" calcext:value-type="float">
            <text:p>46,349</text:p>
          </table:table-cell>
          <table:table-cell office:value-type="float" office:value="2.23762" calcext:value-type="float">
            <text:p>2,23762</text:p>
          </table:table-cell>
          <table:table-cell/>
          <table:table-cell office:value-type="float" office:value="181.856" calcext:value-type="float">
            <text:p>181,856</text:p>
          </table:table-cell>
          <table:table-cell office:value-type="float" office:value="135.99936" calcext:value-type="float">
            <text:p>135,99936</text:p>
          </table:table-cell>
          <table:table-cell/>
          <table:table-cell office:value-type="float" office:value="1819.481" calcext:value-type="float">
            <text:p>1819,481</text:p>
          </table:table-cell>
          <table:table-cell office:value-type="float" office:value="775.950461" calcext:value-type="float">
            <text:p>775,950461</text:p>
          </table:table-cell>
          <table:table-cell table:number-columns-repeated="7"/>
        </table:table-row>
        <table:table-row table:style-name="ro1">
          <table:table-cell office:value-type="float" office:value="45.995" calcext:value-type="float">
            <text:p>45,995</text:p>
          </table:table-cell>
          <table:table-cell office:value-type="float" office:value="2.233081" calcext:value-type="float">
            <text:p>2,233081</text:p>
          </table:table-cell>
          <table:table-cell/>
          <table:table-cell office:value-type="float" office:value="182.92" calcext:value-type="float">
            <text:p>182,92</text:p>
          </table:table-cell>
          <table:table-cell office:value-type="float" office:value="135.891708" calcext:value-type="float">
            <text:p>135,891708</text:p>
          </table:table-cell>
          <table:table-cell/>
          <table:table-cell office:value-type="float" office:value="1818.126" calcext:value-type="float">
            <text:p>1818,126</text:p>
          </table:table-cell>
          <table:table-cell office:value-type="float" office:value="775.342681" calcext:value-type="float">
            <text:p>775,342681</text:p>
          </table:table-cell>
          <table:table-cell table:number-columns-repeated="7"/>
        </table:table-row>
        <table:table-row table:style-name="ro1">
          <table:table-cell office:value-type="float" office:value="42.546" calcext:value-type="float">
            <text:p>42,546</text:p>
          </table:table-cell>
          <table:table-cell office:value-type="float" office:value="2.228879" calcext:value-type="float">
            <text:p>2,228879</text:p>
          </table:table-cell>
          <table:table-cell/>
          <table:table-cell office:value-type="float" office:value="181.488" calcext:value-type="float">
            <text:p>181,488</text:p>
          </table:table-cell>
          <table:table-cell office:value-type="float" office:value="135.86203" calcext:value-type="float">
            <text:p>135,86203</text:p>
          </table:table-cell>
          <table:table-cell/>
          <table:table-cell office:value-type="float" office:value="1818.441" calcext:value-type="float">
            <text:p>1818,441</text:p>
          </table:table-cell>
          <table:table-cell office:value-type="float" office:value="775.199356" calcext:value-type="float">
            <text:p>775,199356</text:p>
          </table:table-cell>
          <table:table-cell table:number-columns-repeated="7"/>
        </table:table-row>
        <table:table-row table:style-name="ro1">
          <table:table-cell office:value-type="float" office:value="111.082" calcext:value-type="float">
            <text:p>111,082</text:p>
          </table:table-cell>
          <table:table-cell office:value-type="float" office:value="2.228521" calcext:value-type="float">
            <text:p>2,228521</text:p>
          </table:table-cell>
          <table:table-cell/>
          <table:table-cell office:value-type="float" office:value="180.261" calcext:value-type="float">
            <text:p>180,261</text:p>
          </table:table-cell>
          <table:table-cell office:value-type="float" office:value="135.821076" calcext:value-type="float">
            <text:p>135,821076</text:p>
          </table:table-cell>
          <table:table-cell/>
          <table:table-cell office:value-type="float" office:value="1818.078" calcext:value-type="float">
            <text:p>1818,078</text:p>
          </table:table-cell>
          <table:table-cell office:value-type="float" office:value="775.061585" calcext:value-type="float">
            <text:p>775,061585</text:p>
          </table:table-cell>
          <table:table-cell table:number-columns-repeated="7"/>
        </table:table-row>
        <table:table-row table:style-name="ro1">
          <table:table-cell office:value-type="float" office:value="45.208" calcext:value-type="float">
            <text:p>45,208</text:p>
          </table:table-cell>
          <table:table-cell office:value-type="float" office:value="2.227987" calcext:value-type="float">
            <text:p>2,227987</text:p>
          </table:table-cell>
          <table:table-cell/>
          <table:table-cell office:value-type="float" office:value="179.687" calcext:value-type="float">
            <text:p>179,687</text:p>
          </table:table-cell>
          <table:table-cell office:value-type="float" office:value="135.799385" calcext:value-type="float">
            <text:p>135,799385</text:p>
          </table:table-cell>
          <table:table-cell/>
          <table:table-cell office:value-type="float" office:value="1817.559" calcext:value-type="float">
            <text:p>1817,559</text:p>
          </table:table-cell>
          <table:table-cell office:value-type="float" office:value="774.634394" calcext:value-type="float">
            <text:p>774,634394</text:p>
          </table:table-cell>
          <table:table-cell table:number-columns-repeated="7"/>
        </table:table-row>
        <table:table-row table:style-name="ro1">
          <table:table-cell office:value-type="float" office:value="52.258" calcext:value-type="float">
            <text:p>52,258</text:p>
          </table:table-cell>
          <table:table-cell office:value-type="float" office:value="2.224759" calcext:value-type="float">
            <text:p>2,224759</text:p>
          </table:table-cell>
          <table:table-cell/>
          <table:table-cell office:value-type="float" office:value="181.187" calcext:value-type="float">
            <text:p>181,187</text:p>
          </table:table-cell>
          <table:table-cell office:value-type="float" office:value="135.758904" calcext:value-type="float">
            <text:p>135,758904</text:p>
          </table:table-cell>
          <table:table-cell/>
          <table:table-cell office:value-type="float" office:value="1822.571" calcext:value-type="float">
            <text:p>1822,571</text:p>
          </table:table-cell>
          <table:table-cell office:value-type="float" office:value="774.549275" calcext:value-type="float">
            <text:p>774,549275</text:p>
          </table:table-cell>
          <table:table-cell table:number-columns-repeated="7"/>
        </table:table-row>
        <table:table-row table:style-name="ro1">
          <table:table-cell office:value-type="float" office:value="42.14" calcext:value-type="float">
            <text:p>42,14</text:p>
          </table:table-cell>
          <table:table-cell office:value-type="float" office:value="2.220875" calcext:value-type="float">
            <text:p>2,220875</text:p>
          </table:table-cell>
          <table:table-cell/>
          <table:table-cell office:value-type="float" office:value="293.882" calcext:value-type="float">
            <text:p>293,882</text:p>
          </table:table-cell>
          <table:table-cell office:value-type="float" office:value="135.753189" calcext:value-type="float">
            <text:p>135,753189</text:p>
          </table:table-cell>
          <table:table-cell/>
          <table:table-cell office:value-type="float" office:value="1817.187" calcext:value-type="float">
            <text:p>1817,187</text:p>
          </table:table-cell>
          <table:table-cell office:value-type="float" office:value="773.99769" calcext:value-type="float">
            <text:p>773,99769</text:p>
          </table:table-cell>
          <table:table-cell table:number-columns-repeated="7"/>
        </table:table-row>
        <table:table-row table:style-name="ro1">
          <table:table-cell office:value-type="float" office:value="44.561" calcext:value-type="float">
            <text:p>44,561</text:p>
          </table:table-cell>
          <table:table-cell office:value-type="float" office:value="2.220814" calcext:value-type="float">
            <text:p>2,220814</text:p>
          </table:table-cell>
          <table:table-cell/>
          <table:table-cell office:value-type="float" office:value="183.973" calcext:value-type="float">
            <text:p>183,973</text:p>
          </table:table-cell>
          <table:table-cell office:value-type="float" office:value="135.732768" calcext:value-type="float">
            <text:p>135,732768</text:p>
          </table:table-cell>
          <table:table-cell/>
          <table:table-cell office:value-type="float" office:value="1823.853" calcext:value-type="float">
            <text:p>1823,853</text:p>
          </table:table-cell>
          <table:table-cell office:value-type="float" office:value="772.169425" calcext:value-type="float">
            <text:p>772,169425</text:p>
          </table:table-cell>
          <table:table-cell table:number-columns-repeated="7"/>
        </table:table-row>
        <table:table-row table:style-name="ro1">
          <table:table-cell office:value-type="float" office:value="127.618" calcext:value-type="float">
            <text:p>127,618</text:p>
          </table:table-cell>
          <table:table-cell office:value-type="float" office:value="2.220762" calcext:value-type="float">
            <text:p>2,220762</text:p>
          </table:table-cell>
          <table:table-cell/>
          <table:table-cell office:value-type="float" office:value="183.257" calcext:value-type="float">
            <text:p>183,257</text:p>
          </table:table-cell>
          <table:table-cell office:value-type="float" office:value="135.716594" calcext:value-type="float">
            <text:p>135,716594</text:p>
          </table:table-cell>
          <table:table-cell/>
          <table:table-cell office:value-type="float" office:value="1819.469" calcext:value-type="float">
            <text:p>1819,469</text:p>
          </table:table-cell>
          <table:table-cell office:value-type="float" office:value="771.812293" calcext:value-type="float">
            <text:p>771,812293</text:p>
          </table:table-cell>
          <table:table-cell table:number-columns-repeated="7"/>
        </table:table-row>
        <table:table-row table:style-name="ro1">
          <table:table-cell office:value-type="float" office:value="203.334" calcext:value-type="float">
            <text:p>203,334</text:p>
          </table:table-cell>
          <table:table-cell office:value-type="float" office:value="2.220493" calcext:value-type="float">
            <text:p>2,220493</text:p>
          </table:table-cell>
          <table:table-cell/>
          <table:table-cell office:value-type="float" office:value="183.49" calcext:value-type="float">
            <text:p>183,49</text:p>
          </table:table-cell>
          <table:table-cell office:value-type="float" office:value="135.642385" calcext:value-type="float">
            <text:p>135,642385</text:p>
          </table:table-cell>
          <table:table-cell/>
          <table:table-cell office:value-type="float" office:value="1824.046" calcext:value-type="float">
            <text:p>1824,046</text:p>
          </table:table-cell>
          <table:table-cell office:value-type="float" office:value="771.161204" calcext:value-type="float">
            <text:p>771,161204</text:p>
          </table:table-cell>
          <table:table-cell table:number-columns-repeated="7"/>
        </table:table-row>
        <table:table-row table:style-name="ro1">
          <table:table-cell office:value-type="float" office:value="59.045" calcext:value-type="float">
            <text:p>59,045</text:p>
          </table:table-cell>
          <table:table-cell office:value-type="float" office:value="2.216732" calcext:value-type="float">
            <text:p>2,216732</text:p>
          </table:table-cell>
          <table:table-cell/>
          <table:table-cell office:value-type="float" office:value="179.612" calcext:value-type="float">
            <text:p>179,612</text:p>
          </table:table-cell>
          <table:table-cell office:value-type="float" office:value="135.641065" calcext:value-type="float">
            <text:p>135,641065</text:p>
          </table:table-cell>
          <table:table-cell/>
          <table:table-cell office:value-type="float" office:value="1817.345" calcext:value-type="float">
            <text:p>1817,345</text:p>
          </table:table-cell>
          <table:table-cell office:value-type="float" office:value="770.989965" calcext:value-type="float">
            <text:p>770,989965</text:p>
          </table:table-cell>
          <table:table-cell table:number-columns-repeated="7"/>
        </table:table-row>
        <table:table-row table:style-name="ro1">
          <table:table-cell office:value-type="float" office:value="44.914" calcext:value-type="float">
            <text:p>44,914</text:p>
          </table:table-cell>
          <table:table-cell office:value-type="float" office:value="2.214283" calcext:value-type="float">
            <text:p>2,214283</text:p>
          </table:table-cell>
          <table:table-cell/>
          <table:table-cell office:value-type="float" office:value="179.998" calcext:value-type="float">
            <text:p>179,998</text:p>
          </table:table-cell>
          <table:table-cell office:value-type="float" office:value="135.631602" calcext:value-type="float">
            <text:p>135,631602</text:p>
          </table:table-cell>
          <table:table-cell/>
          <table:table-cell office:value-type="float" office:value="1814.395" calcext:value-type="float">
            <text:p>1814,395</text:p>
          </table:table-cell>
          <table:table-cell office:value-type="float" office:value="770.253015" calcext:value-type="float">
            <text:p>770,253015</text:p>
          </table:table-cell>
          <table:table-cell table:number-columns-repeated="7"/>
        </table:table-row>
        <table:table-row table:style-name="ro1">
          <table:table-cell office:value-type="float" office:value="45.883" calcext:value-type="float">
            <text:p>45,883</text:p>
          </table:table-cell>
          <table:table-cell office:value-type="float" office:value="2.211799" calcext:value-type="float">
            <text:p>2,211799</text:p>
          </table:table-cell>
          <table:table-cell/>
          <table:table-cell office:value-type="float" office:value="182.598" calcext:value-type="float">
            <text:p>182,598</text:p>
          </table:table-cell>
          <table:table-cell office:value-type="float" office:value="135.616794" calcext:value-type="float">
            <text:p>135,616794</text:p>
          </table:table-cell>
          <table:table-cell/>
          <table:table-cell office:value-type="float" office:value="1823.059" calcext:value-type="float">
            <text:p>1823,059</text:p>
          </table:table-cell>
          <table:table-cell office:value-type="float" office:value="769.376909" calcext:value-type="float">
            <text:p>769,376909</text:p>
          </table:table-cell>
          <table:table-cell table:number-columns-repeated="7"/>
        </table:table-row>
        <table:table-row table:style-name="ro1">
          <table:table-cell office:value-type="float" office:value="46.625" calcext:value-type="float">
            <text:p>46,625</text:p>
          </table:table-cell>
          <table:table-cell office:value-type="float" office:value="2.211723" calcext:value-type="float">
            <text:p>2,211723</text:p>
          </table:table-cell>
          <table:table-cell/>
          <table:table-cell office:value-type="float" office:value="181.167" calcext:value-type="float">
            <text:p>181,167</text:p>
          </table:table-cell>
          <table:table-cell office:value-type="float" office:value="135.550525" calcext:value-type="float">
            <text:p>135,550525</text:p>
          </table:table-cell>
          <table:table-cell/>
          <table:table-cell office:value-type="float" office:value="1817.255" calcext:value-type="float">
            <text:p>1817,255</text:p>
          </table:table-cell>
          <table:table-cell office:value-type="float" office:value="768.190742" calcext:value-type="float">
            <text:p>768,190742</text:p>
          </table:table-cell>
          <table:table-cell table:number-columns-repeated="7"/>
        </table:table-row>
        <table:table-row table:style-name="ro1">
          <table:table-cell office:value-type="float" office:value="42.671" calcext:value-type="float">
            <text:p>42,671</text:p>
          </table:table-cell>
          <table:table-cell office:value-type="float" office:value="2.210759" calcext:value-type="float">
            <text:p>2,210759</text:p>
          </table:table-cell>
          <table:table-cell/>
          <table:table-cell office:value-type="float" office:value="182.294" calcext:value-type="float">
            <text:p>182,294</text:p>
          </table:table-cell>
          <table:table-cell office:value-type="float" office:value="135.532417" calcext:value-type="float">
            <text:p>135,532417</text:p>
          </table:table-cell>
          <table:table-cell/>
          <table:table-cell office:value-type="float" office:value="1920.488" calcext:value-type="float">
            <text:p>1920,488</text:p>
          </table:table-cell>
          <table:table-cell office:value-type="float" office:value="764.112249" calcext:value-type="float">
            <text:p>764,112249</text:p>
          </table:table-cell>
          <table:table-cell table:number-columns-repeated="7"/>
        </table:table-row>
        <table:table-row table:style-name="ro1">
          <table:table-cell office:value-type="float" office:value="43.166" calcext:value-type="float">
            <text:p>43,166</text:p>
          </table:table-cell>
          <table:table-cell office:value-type="float" office:value="2.209906" calcext:value-type="float">
            <text:p>2,209906</text:p>
          </table:table-cell>
          <table:table-cell/>
          <table:table-cell office:value-type="float" office:value="197.696" calcext:value-type="float">
            <text:p>197,696</text:p>
          </table:table-cell>
          <table:table-cell office:value-type="float" office:value="135.516021" calcext:value-type="float">
            <text:p>135,516021</text:p>
          </table:table-cell>
          <table:table-cell/>
          <table:table-cell office:value-type="float" office:value="1813.748" calcext:value-type="float">
            <text:p>1813,748</text:p>
          </table:table-cell>
          <table:table-cell office:value-type="float" office:value="763.461672" calcext:value-type="float">
            <text:p>763,461672</text:p>
          </table:table-cell>
          <table:table-cell table:number-columns-repeated="7"/>
        </table:table-row>
        <table:table-row table:style-name="ro1">
          <table:table-cell office:value-type="float" office:value="90.201" calcext:value-type="float">
            <text:p>90,201</text:p>
          </table:table-cell>
          <table:table-cell office:value-type="float" office:value="2.209027" calcext:value-type="float">
            <text:p>2,209027</text:p>
          </table:table-cell>
          <table:table-cell/>
          <table:table-cell office:value-type="float" office:value="184.077" calcext:value-type="float">
            <text:p>184,077</text:p>
          </table:table-cell>
          <table:table-cell office:value-type="float" office:value="135.508762" calcext:value-type="float">
            <text:p>135,508762</text:p>
          </table:table-cell>
          <table:table-cell/>
          <table:table-cell office:value-type="float" office:value="1802.124" calcext:value-type="float">
            <text:p>1802,124</text:p>
          </table:table-cell>
          <table:table-cell office:value-type="float" office:value="760.351821" calcext:value-type="float">
            <text:p>760,351821</text:p>
          </table:table-cell>
          <table:table-cell table:number-columns-repeated="7"/>
        </table:table-row>
        <table:table-row table:style-name="ro1">
          <table:table-cell office:value-type="float" office:value="47.623" calcext:value-type="float">
            <text:p>47,623</text:p>
          </table:table-cell>
          <table:table-cell office:value-type="float" office:value="2.20488" calcext:value-type="float">
            <text:p>2,20488</text:p>
          </table:table-cell>
          <table:table-cell/>
          <table:table-cell office:value-type="float" office:value="180.595" calcext:value-type="float">
            <text:p>180,595</text:p>
          </table:table-cell>
          <table:table-cell office:value-type="float" office:value="135.508561" calcext:value-type="float">
            <text:p>135,508561</text:p>
          </table:table-cell>
          <table:table-cell/>
          <table:table-cell office:value-type="float" office:value="1802.267" calcext:value-type="float">
            <text:p>1802,267</text:p>
          </table:table-cell>
          <table:table-cell office:value-type="float" office:value="759.991729" calcext:value-type="float">
            <text:p>759,991729</text:p>
          </table:table-cell>
          <table:table-cell table:number-columns-repeated="7"/>
        </table:table-row>
        <table:table-row table:style-name="ro1">
          <table:table-cell office:value-type="float" office:value="45.636" calcext:value-type="float">
            <text:p>45,636</text:p>
          </table:table-cell>
          <table:table-cell office:value-type="float" office:value="2.203803" calcext:value-type="float">
            <text:p>2,203803</text:p>
          </table:table-cell>
          <table:table-cell/>
          <table:table-cell office:value-type="float" office:value="184.264" calcext:value-type="float">
            <text:p>184,264</text:p>
          </table:table-cell>
          <table:table-cell office:value-type="float" office:value="135.504676" calcext:value-type="float">
            <text:p>135,504676</text:p>
          </table:table-cell>
          <table:table-cell/>
          <table:table-cell office:value-type="float" office:value="1805.239" calcext:value-type="float">
            <text:p>1805,239</text:p>
          </table:table-cell>
          <table:table-cell office:value-type="float" office:value="759.494285" calcext:value-type="float">
            <text:p>759,494285</text:p>
          </table:table-cell>
          <table:table-cell table:number-columns-repeated="7"/>
        </table:table-row>
        <table:table-row table:style-name="ro1">
          <table:table-cell office:value-type="float" office:value="45.875" calcext:value-type="float">
            <text:p>45,875</text:p>
          </table:table-cell>
          <table:table-cell office:value-type="float" office:value="2.203714" calcext:value-type="float">
            <text:p>2,203714</text:p>
          </table:table-cell>
          <table:table-cell/>
          <table:table-cell office:value-type="float" office:value="180.833" calcext:value-type="float">
            <text:p>180,833</text:p>
          </table:table-cell>
          <table:table-cell office:value-type="float" office:value="135.448479" calcext:value-type="float">
            <text:p>135,448479</text:p>
          </table:table-cell>
          <table:table-cell/>
          <table:table-cell office:value-type="float" office:value="1801.735" calcext:value-type="float">
            <text:p>1801,735</text:p>
          </table:table-cell>
          <table:table-cell office:value-type="float" office:value="759.079184" calcext:value-type="float">
            <text:p>759,079184</text:p>
          </table:table-cell>
          <table:table-cell table:number-columns-repeated="7"/>
        </table:table-row>
        <table:table-row table:style-name="ro1">
          <table:table-cell office:value-type="float" office:value="49.498" calcext:value-type="float">
            <text:p>49,498</text:p>
          </table:table-cell>
          <table:table-cell office:value-type="float" office:value="2.191894" calcext:value-type="float">
            <text:p>2,191894</text:p>
          </table:table-cell>
          <table:table-cell/>
          <table:table-cell office:value-type="float" office:value="178.672" calcext:value-type="float">
            <text:p>178,672</text:p>
          </table:table-cell>
          <table:table-cell office:value-type="float" office:value="135.4481" calcext:value-type="float">
            <text:p>135,4481</text:p>
          </table:table-cell>
          <table:table-cell/>
          <table:table-cell office:value-type="float" office:value="1802.325" calcext:value-type="float">
            <text:p>1802,325</text:p>
          </table:table-cell>
          <table:table-cell office:value-type="float" office:value="758.662033" calcext:value-type="float">
            <text:p>758,662033</text:p>
          </table:table-cell>
          <table:table-cell table:number-columns-repeated="7"/>
        </table:table-row>
        <table:table-row table:style-name="ro1">
          <table:table-cell office:value-type="float" office:value="43.534" calcext:value-type="float">
            <text:p>43,534</text:p>
          </table:table-cell>
          <table:table-cell office:value-type="float" office:value="2.190813" calcext:value-type="float">
            <text:p>2,190813</text:p>
          </table:table-cell>
          <table:table-cell/>
          <table:table-cell office:value-type="float" office:value="186.726" calcext:value-type="float">
            <text:p>186,726</text:p>
          </table:table-cell>
          <table:table-cell office:value-type="float" office:value="135.436934" calcext:value-type="float">
            <text:p>135,436934</text:p>
          </table:table-cell>
          <table:table-cell/>
          <table:table-cell office:value-type="float" office:value="1802.376" calcext:value-type="float">
            <text:p>1802,376</text:p>
          </table:table-cell>
          <table:table-cell office:value-type="float" office:value="758.504502" calcext:value-type="float">
            <text:p>758,504502</text:p>
          </table:table-cell>
          <table:table-cell table:number-columns-repeated="7"/>
        </table:table-row>
        <table:table-row table:style-name="ro1">
          <table:table-cell office:value-type="float" office:value="66.545" calcext:value-type="float">
            <text:p>66,545</text:p>
          </table:table-cell>
          <table:table-cell office:value-type="float" office:value="2.19057" calcext:value-type="float">
            <text:p>2,19057</text:p>
          </table:table-cell>
          <table:table-cell/>
          <table:table-cell office:value-type="float" office:value="2512.098" calcext:value-type="float">
            <text:p>2512,098</text:p>
          </table:table-cell>
          <table:table-cell office:value-type="float" office:value="135.387526" calcext:value-type="float">
            <text:p>135,387526</text:p>
          </table:table-cell>
          <table:table-cell/>
          <table:table-cell office:value-type="float" office:value="1800.679" calcext:value-type="float">
            <text:p>1800,679</text:p>
          </table:table-cell>
          <table:table-cell office:value-type="float" office:value="758.037747" calcext:value-type="float">
            <text:p>758,037747</text:p>
          </table:table-cell>
          <table:table-cell table:number-columns-repeated="7"/>
        </table:table-row>
        <table:table-row table:style-name="ro1">
          <table:table-cell office:value-type="float" office:value="150.527" calcext:value-type="float">
            <text:p>150,527</text:p>
          </table:table-cell>
          <table:table-cell office:value-type="float" office:value="2.186485" calcext:value-type="float">
            <text:p>2,186485</text:p>
          </table:table-cell>
          <table:table-cell/>
          <table:table-cell office:value-type="float" office:value="219.273" calcext:value-type="float">
            <text:p>219,273</text:p>
          </table:table-cell>
          <table:table-cell office:value-type="float" office:value="135.153943" calcext:value-type="float">
            <text:p>135,153943</text:p>
          </table:table-cell>
          <table:table-cell/>
          <table:table-cell office:value-type="float" office:value="1802.081" calcext:value-type="float">
            <text:p>1802,081</text:p>
          </table:table-cell>
          <table:table-cell office:value-type="float" office:value="757.934395" calcext:value-type="float">
            <text:p>757,934395</text:p>
          </table:table-cell>
          <table:table-cell table:number-columns-repeated="7"/>
        </table:table-row>
        <table:table-row table:style-name="ro1">
          <table:table-cell office:value-type="float" office:value="44.619" calcext:value-type="float">
            <text:p>44,619</text:p>
          </table:table-cell>
          <table:table-cell office:value-type="float" office:value="2.184931" calcext:value-type="float">
            <text:p>2,184931</text:p>
          </table:table-cell>
          <table:table-cell/>
          <table:table-cell office:value-type="float" office:value="180.991" calcext:value-type="float">
            <text:p>180,991</text:p>
          </table:table-cell>
          <table:table-cell office:value-type="float" office:value="134.015402" calcext:value-type="float">
            <text:p>134,015402</text:p>
          </table:table-cell>
          <table:table-cell/>
          <table:table-cell office:value-type="float" office:value="1799.021" calcext:value-type="float">
            <text:p>1799,021</text:p>
          </table:table-cell>
          <table:table-cell office:value-type="float" office:value="757.666602" calcext:value-type="float">
            <text:p>757,666602</text:p>
          </table:table-cell>
          <table:table-cell table:number-columns-repeated="7"/>
        </table:table-row>
        <table:table-row table:style-name="ro1">
          <table:table-cell office:value-type="float" office:value="46.484" calcext:value-type="float">
            <text:p>46,484</text:p>
          </table:table-cell>
          <table:table-cell office:value-type="float" office:value="2.184763" calcext:value-type="float">
            <text:p>2,184763</text:p>
          </table:table-cell>
          <table:table-cell/>
          <table:table-cell office:value-type="float" office:value="177.145" calcext:value-type="float">
            <text:p>177,145</text:p>
          </table:table-cell>
          <table:table-cell office:value-type="float" office:value="132.526385" calcext:value-type="float">
            <text:p>132,526385</text:p>
          </table:table-cell>
          <table:table-cell/>
          <table:table-cell office:value-type="float" office:value="1799.886" calcext:value-type="float">
            <text:p>1799,886</text:p>
          </table:table-cell>
          <table:table-cell office:value-type="float" office:value="756.951304" calcext:value-type="float">
            <text:p>756,951304</text:p>
          </table:table-cell>
          <table:table-cell table:number-columns-repeated="7"/>
        </table:table-row>
        <table:table-row table:style-name="ro1">
          <table:table-cell office:value-type="float" office:value="44.976" calcext:value-type="float">
            <text:p>44,976</text:p>
          </table:table-cell>
          <table:table-cell office:value-type="float" office:value="2.184565" calcext:value-type="float">
            <text:p>2,184565</text:p>
          </table:table-cell>
          <table:table-cell/>
          <table:table-cell office:value-type="float" office:value="180.689" calcext:value-type="float">
            <text:p>180,689</text:p>
          </table:table-cell>
          <table:table-cell office:value-type="float" office:value="132.27534" calcext:value-type="float">
            <text:p>132,27534</text:p>
          </table:table-cell>
          <table:table-cell/>
          <table:table-cell office:value-type="float" office:value="1799.281" calcext:value-type="float">
            <text:p>1799,281</text:p>
          </table:table-cell>
          <table:table-cell office:value-type="float" office:value="756.020569" calcext:value-type="float">
            <text:p>756,020569</text:p>
          </table:table-cell>
          <table:table-cell table:number-columns-repeated="7"/>
        </table:table-row>
        <table:table-row table:style-name="ro1">
          <table:table-cell office:value-type="float" office:value="50.396" calcext:value-type="float">
            <text:p>50,396</text:p>
          </table:table-cell>
          <table:table-cell office:value-type="float" office:value="2.176084" calcext:value-type="float">
            <text:p>2,176084</text:p>
          </table:table-cell>
          <table:table-cell/>
          <table:table-cell office:value-type="float" office:value="217.769" calcext:value-type="float">
            <text:p>217,769</text:p>
          </table:table-cell>
          <table:table-cell office:value-type="float" office:value="132.131706" calcext:value-type="float">
            <text:p>132,131706</text:p>
          </table:table-cell>
          <table:table-cell/>
          <table:table-cell office:value-type="float" office:value="1837.537" calcext:value-type="float">
            <text:p>1837,537</text:p>
          </table:table-cell>
          <table:table-cell office:value-type="float" office:value="755.809894" calcext:value-type="float">
            <text:p>755,809894</text:p>
          </table:table-cell>
          <table:table-cell table:number-columns-repeated="7"/>
        </table:table-row>
        <table:table-row table:style-name="ro1">
          <table:table-cell office:value-type="float" office:value="49.003" calcext:value-type="float">
            <text:p>49,003</text:p>
          </table:table-cell>
          <table:table-cell office:value-type="float" office:value="2.166277" calcext:value-type="float">
            <text:p>2,166277</text:p>
          </table:table-cell>
          <table:table-cell/>
          <table:table-cell office:value-type="float" office:value="177.606" calcext:value-type="float">
            <text:p>177,606</text:p>
          </table:table-cell>
          <table:table-cell office:value-type="float" office:value="131.929146" calcext:value-type="float">
            <text:p>131,929146</text:p>
          </table:table-cell>
          <table:table-cell/>
          <table:table-cell office:value-type="float" office:value="1800.317" calcext:value-type="float">
            <text:p>1800,317</text:p>
          </table:table-cell>
          <table:table-cell office:value-type="float" office:value="754.688847" calcext:value-type="float">
            <text:p>754,688847</text:p>
          </table:table-cell>
          <table:table-cell table:number-columns-repeated="7"/>
        </table:table-row>
        <table:table-row table:style-name="ro1">
          <table:table-cell office:value-type="float" office:value="50.967" calcext:value-type="float">
            <text:p>50,967</text:p>
          </table:table-cell>
          <table:table-cell office:value-type="float" office:value="2.159699" calcext:value-type="float">
            <text:p>2,159699</text:p>
          </table:table-cell>
          <table:table-cell/>
          <table:table-cell office:value-type="float" office:value="177.933" calcext:value-type="float">
            <text:p>177,933</text:p>
          </table:table-cell>
          <table:table-cell office:value-type="float" office:value="131.746941" calcext:value-type="float">
            <text:p>131,746941</text:p>
          </table:table-cell>
          <table:table-cell/>
          <table:table-cell office:value-type="float" office:value="1803.072" calcext:value-type="float">
            <text:p>1803,072</text:p>
          </table:table-cell>
          <table:table-cell office:value-type="float" office:value="753.257778" calcext:value-type="float">
            <text:p>753,257778</text:p>
          </table:table-cell>
          <table:table-cell table:number-columns-repeated="7"/>
        </table:table-row>
        <table:table-row table:style-name="ro1">
          <table:table-cell office:value-type="float" office:value="43.352" calcext:value-type="float">
            <text:p>43,352</text:p>
          </table:table-cell>
          <table:table-cell office:value-type="float" office:value="2.157314" calcext:value-type="float">
            <text:p>2,157314</text:p>
          </table:table-cell>
          <table:table-cell/>
          <table:table-cell office:value-type="float" office:value="216.604" calcext:value-type="float">
            <text:p>216,604</text:p>
          </table:table-cell>
          <table:table-cell office:value-type="float" office:value="131.704022" calcext:value-type="float">
            <text:p>131,704022</text:p>
          </table:table-cell>
          <table:table-cell/>
          <table:table-cell office:value-type="float" office:value="1799.333" calcext:value-type="float">
            <text:p>1799,333</text:p>
          </table:table-cell>
          <table:table-cell office:value-type="float" office:value="752.622846" calcext:value-type="float">
            <text:p>752,622846</text:p>
          </table:table-cell>
          <table:table-cell table:number-columns-repeated="7"/>
        </table:table-row>
        <table:table-row table:style-name="ro1">
          <table:table-cell office:value-type="float" office:value="47.331" calcext:value-type="float">
            <text:p>47,331</text:p>
          </table:table-cell>
          <table:table-cell office:value-type="float" office:value="2.150508" calcext:value-type="float">
            <text:p>2,150508</text:p>
          </table:table-cell>
          <table:table-cell/>
          <table:table-cell office:value-type="float" office:value="182.844" calcext:value-type="float">
            <text:p>182,844</text:p>
          </table:table-cell>
          <table:table-cell office:value-type="float" office:value="131.577187" calcext:value-type="float">
            <text:p>131,577187</text:p>
          </table:table-cell>
          <table:table-cell/>
          <table:table-cell office:value-type="float" office:value="1795.99" calcext:value-type="float">
            <text:p>1795,99</text:p>
          </table:table-cell>
          <table:table-cell office:value-type="float" office:value="752.197922" calcext:value-type="float">
            <text:p>752,197922</text:p>
          </table:table-cell>
          <table:table-cell table:number-columns-repeated="7"/>
        </table:table-row>
        <table:table-row table:style-name="ro1">
          <table:table-cell office:value-type="float" office:value="54.546" calcext:value-type="float">
            <text:p>54,546</text:p>
          </table:table-cell>
          <table:table-cell office:value-type="float" office:value="2.149436" calcext:value-type="float">
            <text:p>2,149436</text:p>
          </table:table-cell>
          <table:table-cell/>
          <table:table-cell office:value-type="float" office:value="178.515" calcext:value-type="float">
            <text:p>178,515</text:p>
          </table:table-cell>
          <table:table-cell office:value-type="float" office:value="131.569305" calcext:value-type="float">
            <text:p>131,569305</text:p>
          </table:table-cell>
          <table:table-cell/>
          <table:table-cell office:value-type="float" office:value="1795.629" calcext:value-type="float">
            <text:p>1795,629</text:p>
          </table:table-cell>
          <table:table-cell office:value-type="float" office:value="750.943271" calcext:value-type="float">
            <text:p>750,943271</text:p>
          </table:table-cell>
          <table:table-cell table:number-columns-repeated="7"/>
        </table:table-row>
        <table:table-row table:style-name="ro1">
          <table:table-cell office:value-type="float" office:value="61.199" calcext:value-type="float">
            <text:p>61,199</text:p>
          </table:table-cell>
          <table:table-cell office:value-type="float" office:value="2.115396" calcext:value-type="float">
            <text:p>2,115396</text:p>
          </table:table-cell>
          <table:table-cell/>
          <table:table-cell office:value-type="float" office:value="182.088" calcext:value-type="float">
            <text:p>182,088</text:p>
          </table:table-cell>
          <table:table-cell office:value-type="float" office:value="131.539134" calcext:value-type="float">
            <text:p>131,539134</text:p>
          </table:table-cell>
          <table:table-cell/>
          <table:table-cell office:value-type="float" office:value="1800.692" calcext:value-type="float">
            <text:p>1800,692</text:p>
          </table:table-cell>
          <table:table-cell office:value-type="float" office:value="748.9436" calcext:value-type="float">
            <text:p>748,9436</text:p>
          </table:table-cell>
          <table:table-cell table:number-columns-repeated="7"/>
        </table:table-row>
        <table:table-row table:style-name="ro1">
          <table:table-cell office:value-type="float" office:value="51.486" calcext:value-type="float">
            <text:p>51,486</text:p>
          </table:table-cell>
          <table:table-cell office:value-type="float" office:value="2.108057" calcext:value-type="float">
            <text:p>2,108057</text:p>
          </table:table-cell>
          <table:table-cell/>
          <table:table-cell office:value-type="float" office:value="181.95" calcext:value-type="float">
            <text:p>181,95</text:p>
          </table:table-cell>
          <table:table-cell office:value-type="float" office:value="131.496354" calcext:value-type="float">
            <text:p>131,496354</text:p>
          </table:table-cell>
          <table:table-cell/>
          <table:table-cell office:value-type="float" office:value="1784.987" calcext:value-type="float">
            <text:p>1784,987</text:p>
          </table:table-cell>
          <table:table-cell office:value-type="float" office:value="739.256402" calcext:value-type="float">
            <text:p>739,256402</text:p>
          </table:table-cell>
          <table:table-cell table:number-columns-repeated="7"/>
        </table:table-row>
        <table:table-row table:style-name="ro1">
          <table:table-cell office:value-type="float" office:value="43.633" calcext:value-type="float">
            <text:p>43,633</text:p>
          </table:table-cell>
          <table:table-cell office:value-type="float" office:value="2.104244" calcext:value-type="float">
            <text:p>2,104244</text:p>
          </table:table-cell>
          <table:table-cell/>
          <table:table-cell office:value-type="float" office:value="176.987" calcext:value-type="float">
            <text:p>176,987</text:p>
          </table:table-cell>
          <table:table-cell office:value-type="float" office:value="131.424702" calcext:value-type="float">
            <text:p>131,424702</text:p>
          </table:table-cell>
          <table:table-cell/>
          <table:table-cell office:value-type="float" office:value="1786.333" calcext:value-type="float">
            <text:p>1786,333</text:p>
          </table:table-cell>
          <table:table-cell office:value-type="float" office:value="738.697357" calcext:value-type="float">
            <text:p>738,697357</text:p>
          </table:table-cell>
          <table:table-cell table:number-columns-repeated="7"/>
        </table:table-row>
        <table:table-row table:style-name="ro1">
          <table:table-cell office:value-type="float" office:value="44.174" calcext:value-type="float">
            <text:p>44,174</text:p>
          </table:table-cell>
          <table:table-cell office:value-type="float" office:value="2.085017" calcext:value-type="float">
            <text:p>2,085017</text:p>
          </table:table-cell>
          <table:table-cell/>
          <table:table-cell office:value-type="float" office:value="179.257" calcext:value-type="float">
            <text:p>179,257</text:p>
          </table:table-cell>
          <table:table-cell office:value-type="float" office:value="131.117807" calcext:value-type="float">
            <text:p>131,117807</text:p>
          </table:table-cell>
          <table:table-cell/>
          <table:table-cell office:value-type="float" office:value="1782.262" calcext:value-type="float">
            <text:p>1782,262</text:p>
          </table:table-cell>
          <table:table-cell office:value-type="float" office:value="737.626165" calcext:value-type="float">
            <text:p>737,626165</text:p>
          </table:table-cell>
          <table:table-cell table:number-columns-repeated="7"/>
        </table:table-row>
        <table:table-row table:style-name="ro1">
          <table:table-cell office:value-type="float" office:value="77.265" calcext:value-type="float">
            <text:p>77,265</text:p>
          </table:table-cell>
          <table:table-cell office:value-type="float" office:value="2.078733" calcext:value-type="float">
            <text:p>2,078733</text:p>
          </table:table-cell>
          <table:table-cell/>
          <table:table-cell office:value-type="float" office:value="178.79" calcext:value-type="float">
            <text:p>178,79</text:p>
          </table:table-cell>
          <table:table-cell office:value-type="float" office:value="130.932963" calcext:value-type="float">
            <text:p>130,932963</text:p>
          </table:table-cell>
          <table:table-cell/>
          <table:table-cell office:value-type="float" office:value="1780.772" calcext:value-type="float">
            <text:p>1780,772</text:p>
          </table:table-cell>
          <table:table-cell office:value-type="float" office:value="735.199762" calcext:value-type="float">
            <text:p>735,199762</text:p>
          </table:table-cell>
          <table:table-cell table:number-columns-repeated="7"/>
        </table:table-row>
        <table:table-row table:style-name="ro1">
          <table:table-cell office:value-type="float" office:value="46.374" calcext:value-type="float">
            <text:p>46,374</text:p>
          </table:table-cell>
          <table:table-cell office:value-type="float" office:value="2.075737" calcext:value-type="float">
            <text:p>2,075737</text:p>
          </table:table-cell>
          <table:table-cell/>
          <table:table-cell office:value-type="float" office:value="173.848" calcext:value-type="float">
            <text:p>173,848</text:p>
          </table:table-cell>
          <table:table-cell office:value-type="float" office:value="127.939596" calcext:value-type="float">
            <text:p>127,939596</text:p>
          </table:table-cell>
          <table:table-cell/>
          <table:table-cell office:value-type="float" office:value="1779.437" calcext:value-type="float">
            <text:p>1779,437</text:p>
          </table:table-cell>
          <table:table-cell office:value-type="float" office:value="732.675539" calcext:value-type="float">
            <text:p>732,675539</text:p>
          </table:table-cell>
          <table:table-cell table:number-columns-repeated="7"/>
        </table:table-row>
      </table:table>
      <table:table table:name="NODEJS-512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654.634" calcext:value-type="float">
            <text:p>654,634</text:p>
          </table:table-cell>
          <table:table-cell office:value-type="float" office:value="55.253859" calcext:value-type="float">
            <text:p>55,253859</text:p>
          </table:table-cell>
          <table:table-cell/>
          <table:table-cell office:value-type="float" office:value="279.01" calcext:value-type="float">
            <text:p>279,01</text:p>
          </table:table-cell>
          <table:table-cell office:value-type="float" office:value="97.475615" calcext:value-type="float">
            <text:p>97,475615</text:p>
          </table:table-cell>
          <table:table-cell/>
          <table:table-cell office:value-type="float" office:value="960.754" calcext:value-type="float">
            <text:p>960,754</text:p>
          </table:table-cell>
          <table:table-cell office:value-type="float" office:value="922.019795" calcext:value-type="float">
            <text:p>922,019795</text:p>
          </table:table-cell>
          <table:table-cell table:number-columns-repeated="5"/>
          <table:table-cell table:formula="of:=['NODEJS-512MB'.N7]-['NODEJS-512MB'.$L7]" office:value-type="float" office:value="0.0166586644295306" calcext:value-type="float">
            <text:p>0,0166586644</text:p>
          </table:table-cell>
          <table:table-cell table:formula="of:=['NODEJS-512MB'.O7]-['NODEJS-512MB'.$L7]" office:value-type="float" office:value="52.8588826644295" calcext:value-type="float">
            <text:p>52,8588826644</text:p>
          </table:table-cell>
        </table:table-row>
        <table:table-row table:style-name="ro1">
          <table:table-cell office:value-type="float" office:value="487.586" calcext:value-type="float">
            <text:p>487,586</text:p>
          </table:table-cell>
          <table:table-cell office:value-type="float" office:value="47.122592" calcext:value-type="float">
            <text:p>47,122592</text:p>
          </table:table-cell>
          <table:table-cell/>
          <table:table-cell office:value-type="float" office:value="140.788" calcext:value-type="float">
            <text:p>140,788</text:p>
          </table:table-cell>
          <table:table-cell office:value-type="float" office:value="97.174737" calcext:value-type="float">
            <text:p>97,174737</text:p>
          </table:table-cell>
          <table:table-cell/>
          <table:table-cell office:value-type="float" office:value="961.802" calcext:value-type="float">
            <text:p>961,802</text:p>
          </table:table-cell>
          <table:table-cell office:value-type="float" office:value="919.708564" calcext:value-type="float">
            <text:p>919,708564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62.203" calcext:value-type="float">
            <text:p>62,203</text:p>
          </table:table-cell>
          <table:table-cell office:value-type="float" office:value="22.049701" calcext:value-type="float">
            <text:p>22,049701</text:p>
          </table:table-cell>
          <table:table-cell/>
          <table:table-cell office:value-type="float" office:value="140.295" calcext:value-type="float">
            <text:p>140,295</text:p>
          </table:table-cell>
          <table:table-cell office:value-type="float" office:value="95.971421" calcext:value-type="float">
            <text:p>95,971421</text:p>
          </table:table-cell>
          <table:table-cell/>
          <table:table-cell office:value-type="float" office:value="957.217" calcext:value-type="float">
            <text:p>957,217</text:p>
          </table:table-cell>
          <table:table-cell office:value-type="float" office:value="916.575153" calcext:value-type="float">
            <text:p>916,57515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NODEJS-512MB'.$B$56:.$B$204])" office:value-type="float" office:value="2.39497633557047" calcext:value-type="float">
            <text:p>2,3949763356</text:p>
          </table:table-cell>
          <table:table-cell table:formula="of:=STDEV(['NODEJS-512MB'.$B$56:.$B$204])" office:value-type="float" office:value="0.215641298188106" calcext:value-type="float">
            <text:p>0,2156412982</text:p>
          </table:table-cell>
          <table:table-cell table:formula="of:=MIN(['NODEJS-512MB'.$B$5:.$B$104])" office:value-type="float" office:value="2.411635" calcext:value-type="float">
            <text:p>2,411635</text:p>
          </table:table-cell>
          <table:table-cell table:formula="of:=MAX(['NODEJS-512MB'.$B$5:.$B$104])" office:value-type="float" office:value="55.253859" calcext:value-type="float">
            <text:p>55,253859</text:p>
          </table:table-cell>
        </table:table-row>
        <table:table-row table:style-name="ro1">
          <table:table-cell office:value-type="float" office:value="60.946" calcext:value-type="float">
            <text:p>60,946</text:p>
          </table:table-cell>
          <table:table-cell office:value-type="float" office:value="21.100865" calcext:value-type="float">
            <text:p>21,100865</text:p>
          </table:table-cell>
          <table:table-cell/>
          <table:table-cell office:value-type="float" office:value="206.302" calcext:value-type="float">
            <text:p>206,302</text:p>
          </table:table-cell>
          <table:table-cell office:value-type="float" office:value="95.064597" calcext:value-type="float">
            <text:p>95,064597</text:p>
          </table:table-cell>
          <table:table-cell/>
          <table:table-cell office:value-type="float" office:value="993.461" calcext:value-type="float">
            <text:p>993,461</text:p>
          </table:table-cell>
          <table:table-cell office:value-type="float" office:value="915.548106" calcext:value-type="float">
            <text:p>915,548106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NODEJS-512MB'.$E$7:.$E$204])" office:value-type="float" office:value="65.0058243787879" calcext:value-type="float">
            <text:p>65,0058243788</text:p>
          </table:table-cell>
          <table:table-cell table:formula="of:=STDEV(['NODEJS-512MB'.$E$7:.$E$204])" office:value-type="float" office:value="11.741340848198" calcext:value-type="float">
            <text:p>11,7413408482</text:p>
          </table:table-cell>
          <table:table-cell table:formula="of:=MIN(['NODEJS-512MB'.$E$5:.$E$104])" office:value-type="float" office:value="66.159851" calcext:value-type="float">
            <text:p>66,159851</text:p>
          </table:table-cell>
          <table:table-cell table:formula="of:=MAX(['NODEJS-512MB'.$E$5:.$E$104])" office:value-type="float" office:value="97.475615" calcext:value-type="float">
            <text:p>97,475615</text:p>
          </table:table-cell>
        </table:table-row>
        <table:table-row table:style-name="ro1">
          <table:table-cell office:value-type="float" office:value="59.583" calcext:value-type="float">
            <text:p>59,583</text:p>
          </table:table-cell>
          <table:table-cell office:value-type="float" office:value="19.762676" calcext:value-type="float">
            <text:p>19,762676</text:p>
          </table:table-cell>
          <table:table-cell/>
          <table:table-cell office:value-type="float" office:value="138.665" calcext:value-type="float">
            <text:p>138,665</text:p>
          </table:table-cell>
          <table:table-cell office:value-type="float" office:value="93.886065" calcext:value-type="float">
            <text:p>93,886065</text:p>
          </table:table-cell>
          <table:table-cell/>
          <table:table-cell office:value-type="float" office:value="947.476" calcext:value-type="float">
            <text:p>947,476</text:p>
          </table:table-cell>
          <table:table-cell office:value-type="float" office:value="903.146177" calcext:value-type="float">
            <text:p>903,146177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512MB'.$H$6:.$H$204])" office:value-type="float" office:value="858.136728949748" calcext:value-type="float">
            <text:p>858,1367289497</text:p>
          </table:table-cell>
          <table:table-cell table:formula="of:=STDEV(['NODEJS-512MB'.$H$6:.$H$204])" office:value-type="float" office:value="22.7432941033901" calcext:value-type="float">
            <text:p>22,7432941034</text:p>
          </table:table-cell>
          <table:table-cell table:formula="of:=MIN(['NODEJS-512MB'.$H$5:.$H$104])" office:value-type="float" office:value="858.108181" calcext:value-type="float">
            <text:p>858,108181</text:p>
          </table:table-cell>
          <table:table-cell table:formula="of:=MAX(['NODEJS-512MB'.$H$5:.$H$104])" office:value-type="float" office:value="922.019795" calcext:value-type="float">
            <text:p>922,019795</text:p>
          </table:table-cell>
        </table:table-row>
        <table:table-row table:style-name="ro1">
          <table:table-cell office:value-type="float" office:value="58.651" calcext:value-type="float">
            <text:p>58,651</text:p>
          </table:table-cell>
          <table:table-cell office:value-type="float" office:value="19.337139" calcext:value-type="float">
            <text:p>19,337139</text:p>
          </table:table-cell>
          <table:table-cell/>
          <table:table-cell office:value-type="float" office:value="136.573" calcext:value-type="float">
            <text:p>136,573</text:p>
          </table:table-cell>
          <table:table-cell office:value-type="float" office:value="92.563881" calcext:value-type="float">
            <text:p>92,563881</text:p>
          </table:table-cell>
          <table:table-cell/>
          <table:table-cell office:value-type="float" office:value="941.979" calcext:value-type="float">
            <text:p>941,979</text:p>
          </table:table-cell>
          <table:table-cell office:value-type="float" office:value="902.756549" calcext:value-type="float">
            <text:p>902,756549</text:p>
          </table:table-cell>
          <table:table-cell table:number-columns-repeated="7"/>
        </table:table-row>
        <table:table-row table:style-name="ro1">
          <table:table-cell office:value-type="float" office:value="61.167" calcext:value-type="float">
            <text:p>61,167</text:p>
          </table:table-cell>
          <table:table-cell office:value-type="float" office:value="19.247444" calcext:value-type="float">
            <text:p>19,247444</text:p>
          </table:table-cell>
          <table:table-cell/>
          <table:table-cell office:value-type="float" office:value="150.911" calcext:value-type="float">
            <text:p>150,911</text:p>
          </table:table-cell>
          <table:table-cell office:value-type="float" office:value="92.396901" calcext:value-type="float">
            <text:p>92,396901</text:p>
          </table:table-cell>
          <table:table-cell/>
          <table:table-cell office:value-type="float" office:value="951.599" calcext:value-type="float">
            <text:p>951,599</text:p>
          </table:table-cell>
          <table:table-cell office:value-type="float" office:value="902.636116" calcext:value-type="float">
            <text:p>902,636116</text:p>
          </table:table-cell>
          <table:table-cell table:number-columns-repeated="7"/>
        </table:table-row>
        <table:table-row table:style-name="ro1">
          <table:table-cell office:value-type="float" office:value="61.652" calcext:value-type="float">
            <text:p>61,652</text:p>
          </table:table-cell>
          <table:table-cell office:value-type="float" office:value="19.014165" calcext:value-type="float">
            <text:p>19,014165</text:p>
          </table:table-cell>
          <table:table-cell/>
          <table:table-cell office:value-type="float" office:value="136.738" calcext:value-type="float">
            <text:p>136,738</text:p>
          </table:table-cell>
          <table:table-cell office:value-type="float" office:value="92.372742" calcext:value-type="float">
            <text:p>92,372742</text:p>
          </table:table-cell>
          <table:table-cell/>
          <table:table-cell office:value-type="float" office:value="1692.05" calcext:value-type="float">
            <text:p>1692,05</text:p>
          </table:table-cell>
          <table:table-cell office:value-type="float" office:value="901.985579" calcext:value-type="float">
            <text:p>901,985579</text:p>
          </table:table-cell>
          <table:table-cell table:number-columns-repeated="7"/>
        </table:table-row>
        <table:table-row table:style-name="ro1">
          <table:table-cell office:value-type="float" office:value="58.525" calcext:value-type="float">
            <text:p>58,525</text:p>
          </table:table-cell>
          <table:table-cell office:value-type="float" office:value="18.948338" calcext:value-type="float">
            <text:p>18,948338</text:p>
          </table:table-cell>
          <table:table-cell office:value-type="string" calcext:value-type="string">
            <text:p>←</text:p>
          </table:table-cell>
          <table:table-cell office:value-type="float" office:value="139.473" calcext:value-type="float">
            <text:p>139,473</text:p>
          </table:table-cell>
          <table:table-cell office:value-type="float" office:value="92.225958" calcext:value-type="float">
            <text:p>92,225958</text:p>
          </table:table-cell>
          <table:table-cell/>
          <table:table-cell office:value-type="float" office:value="944.794" calcext:value-type="float">
            <text:p>944,794</text:p>
          </table:table-cell>
          <table:table-cell office:value-type="float" office:value="901.98224" calcext:value-type="float">
            <text:p>901,98224</text:p>
          </table:table-cell>
          <table:table-cell table:number-columns-repeated="7"/>
        </table:table-row>
        <table:table-row table:style-name="ro1">
          <table:table-cell office:value-type="float" office:value="61.023" calcext:value-type="float">
            <text:p>61,023</text:p>
          </table:table-cell>
          <table:table-cell office:value-type="float" office:value="18.821042" calcext:value-type="float">
            <text:p>18,821042</text:p>
          </table:table-cell>
          <table:table-cell/>
          <table:table-cell office:value-type="float" office:value="559.84" calcext:value-type="float">
            <text:p>559,84</text:p>
          </table:table-cell>
          <table:table-cell office:value-type="float" office:value="91.806553" calcext:value-type="float">
            <text:p>91,806553</text:p>
          </table:table-cell>
          <table:table-cell/>
          <table:table-cell office:value-type="float" office:value="940.887" calcext:value-type="float">
            <text:p>940,887</text:p>
          </table:table-cell>
          <table:table-cell office:value-type="float" office:value="901.459761" calcext:value-type="float">
            <text:p>901,459761</text:p>
          </table:table-cell>
          <table:table-cell table:number-columns-repeated="7"/>
        </table:table-row>
        <table:table-row table:style-name="ro1">
          <table:table-cell office:value-type="float" office:value="60.376" calcext:value-type="float">
            <text:p>60,376</text:p>
          </table:table-cell>
          <table:table-cell office:value-type="float" office:value="18.626383" calcext:value-type="float">
            <text:p>18,626383</text:p>
          </table:table-cell>
          <table:table-cell/>
          <table:table-cell office:value-type="float" office:value="776.338" calcext:value-type="float">
            <text:p>776,338</text:p>
          </table:table-cell>
          <table:table-cell office:value-type="float" office:value="83.314095" calcext:value-type="float">
            <text:p>83,314095</text:p>
          </table:table-cell>
          <table:table-cell/>
          <table:table-cell office:value-type="float" office:value="947.502" calcext:value-type="float">
            <text:p>947,502</text:p>
          </table:table-cell>
          <table:table-cell office:value-type="float" office:value="901.176928" calcext:value-type="float">
            <text:p>901,176928</text:p>
          </table:table-cell>
          <table:table-cell table:number-columns-repeated="7"/>
        </table:table-row>
        <table:table-row table:style-name="ro1">
          <table:table-cell office:value-type="float" office:value="58.478" calcext:value-type="float">
            <text:p>58,478</text:p>
          </table:table-cell>
          <table:table-cell office:value-type="float" office:value="18.589179" calcext:value-type="float">
            <text:p>18,589179</text:p>
          </table:table-cell>
          <table:table-cell/>
          <table:table-cell office:value-type="float" office:value="955.583" calcext:value-type="float">
            <text:p>955,583</text:p>
          </table:table-cell>
          <table:table-cell office:value-type="float" office:value="83.254203" calcext:value-type="float">
            <text:p>83,254203</text:p>
          </table:table-cell>
          <table:table-cell/>
          <table:table-cell office:value-type="float" office:value="942.118" calcext:value-type="float">
            <text:p>942,118</text:p>
          </table:table-cell>
          <table:table-cell office:value-type="float" office:value="900.471383" calcext:value-type="float">
            <text:p>900,471383</text:p>
          </table:table-cell>
          <table:table-cell table:number-columns-repeated="7"/>
        </table:table-row>
        <table:table-row table:style-name="ro1">
          <table:table-cell office:value-type="float" office:value="61.38" calcext:value-type="float">
            <text:p>61,38</text:p>
          </table:table-cell>
          <table:table-cell office:value-type="float" office:value="18.570049" calcext:value-type="float">
            <text:p>18,570049</text:p>
          </table:table-cell>
          <table:table-cell/>
          <table:table-cell office:value-type="float" office:value="127.476" calcext:value-type="float">
            <text:p>127,476</text:p>
          </table:table-cell>
          <table:table-cell office:value-type="float" office:value="83.14427" calcext:value-type="float">
            <text:p>83,14427</text:p>
          </table:table-cell>
          <table:table-cell/>
          <table:table-cell office:value-type="float" office:value="940.059" calcext:value-type="float">
            <text:p>940,059</text:p>
          </table:table-cell>
          <table:table-cell office:value-type="float" office:value="900.198306" calcext:value-type="float">
            <text:p>900,198306</text:p>
          </table:table-cell>
          <table:table-cell table:number-columns-repeated="7"/>
        </table:table-row>
        <table:table-row table:style-name="ro1">
          <table:table-cell office:value-type="float" office:value="57.288" calcext:value-type="float">
            <text:p>57,288</text:p>
          </table:table-cell>
          <table:table-cell office:value-type="float" office:value="18.55386" calcext:value-type="float">
            <text:p>18,55386</text:p>
          </table:table-cell>
          <table:table-cell/>
          <table:table-cell office:value-type="float" office:value="136.149" calcext:value-type="float">
            <text:p>136,149</text:p>
          </table:table-cell>
          <table:table-cell office:value-type="float" office:value="82.587532" calcext:value-type="float">
            <text:p>82,587532</text:p>
          </table:table-cell>
          <table:table-cell/>
          <table:table-cell office:value-type="float" office:value="939.113" calcext:value-type="float">
            <text:p>939,113</text:p>
          </table:table-cell>
          <table:table-cell office:value-type="float" office:value="899.794678" calcext:value-type="float">
            <text:p>899,794678</text:p>
          </table:table-cell>
          <table:table-cell table:number-columns-repeated="7"/>
        </table:table-row>
        <table:table-row table:style-name="ro1">
          <table:table-cell office:value-type="float" office:value="57.962" calcext:value-type="float">
            <text:p>57,962</text:p>
          </table:table-cell>
          <table:table-cell office:value-type="float" office:value="18.417623" calcext:value-type="float">
            <text:p>18,417623</text:p>
          </table:table-cell>
          <table:table-cell/>
          <table:table-cell office:value-type="float" office:value="125.126" calcext:value-type="float">
            <text:p>125,126</text:p>
          </table:table-cell>
          <table:table-cell office:value-type="float" office:value="82.507847" calcext:value-type="float">
            <text:p>82,507847</text:p>
          </table:table-cell>
          <table:table-cell/>
          <table:table-cell office:value-type="float" office:value="939.461" calcext:value-type="float">
            <text:p>939,461</text:p>
          </table:table-cell>
          <table:table-cell office:value-type="float" office:value="899.304581" calcext:value-type="float">
            <text:p>899,304581</text:p>
          </table:table-cell>
          <table:table-cell table:number-columns-repeated="7"/>
        </table:table-row>
        <table:table-row table:style-name="ro1">
          <table:table-cell office:value-type="float" office:value="58.437" calcext:value-type="float">
            <text:p>58,437</text:p>
          </table:table-cell>
          <table:table-cell office:value-type="float" office:value="18.366856" calcext:value-type="float">
            <text:p>18,366856</text:p>
          </table:table-cell>
          <table:table-cell/>
          <table:table-cell office:value-type="float" office:value="170.507" calcext:value-type="float">
            <text:p>170,507</text:p>
          </table:table-cell>
          <table:table-cell office:value-type="float" office:value="81.148511" calcext:value-type="float">
            <text:p>81,148511</text:p>
          </table:table-cell>
          <table:table-cell/>
          <table:table-cell office:value-type="float" office:value="937.722" calcext:value-type="float">
            <text:p>937,722</text:p>
          </table:table-cell>
          <table:table-cell office:value-type="float" office:value="897.276496" calcext:value-type="float">
            <text:p>897,276496</text:p>
          </table:table-cell>
          <table:table-cell table:number-columns-repeated="7"/>
        </table:table-row>
        <table:table-row table:style-name="ro1">
          <table:table-cell office:value-type="float" office:value="60.031" calcext:value-type="float">
            <text:p>60,031</text:p>
          </table:table-cell>
          <table:table-cell office:value-type="float" office:value="18.328319" calcext:value-type="float">
            <text:p>18,328319</text:p>
          </table:table-cell>
          <table:table-cell/>
          <table:table-cell office:value-type="float" office:value="122.688" calcext:value-type="float">
            <text:p>122,688</text:p>
          </table:table-cell>
          <table:table-cell office:value-type="float" office:value="80.035206" calcext:value-type="float">
            <text:p>80,035206</text:p>
          </table:table-cell>
          <table:table-cell/>
          <table:table-cell office:value-type="float" office:value="938.804" calcext:value-type="float">
            <text:p>938,804</text:p>
          </table:table-cell>
          <table:table-cell office:value-type="float" office:value="897.24487" calcext:value-type="float">
            <text:p>897,24487</text:p>
          </table:table-cell>
          <table:table-cell table:number-columns-repeated="7"/>
        </table:table-row>
        <table:table-row table:style-name="ro1">
          <table:table-cell office:value-type="float" office:value="57.26" calcext:value-type="float">
            <text:p>57,26</text:p>
          </table:table-cell>
          <table:table-cell office:value-type="float" office:value="18.327419" calcext:value-type="float">
            <text:p>18,327419</text:p>
          </table:table-cell>
          <table:table-cell/>
          <table:table-cell office:value-type="float" office:value="125.598" calcext:value-type="float">
            <text:p>125,598</text:p>
          </table:table-cell>
          <table:table-cell office:value-type="float" office:value="79.398205" calcext:value-type="float">
            <text:p>79,398205</text:p>
          </table:table-cell>
          <table:table-cell/>
          <table:table-cell office:value-type="float" office:value="931.644" calcext:value-type="float">
            <text:p>931,644</text:p>
          </table:table-cell>
          <table:table-cell office:value-type="float" office:value="893.660026" calcext:value-type="float">
            <text:p>893,660026</text:p>
          </table:table-cell>
          <table:table-cell table:number-columns-repeated="7"/>
        </table:table-row>
        <table:table-row table:style-name="ro1">
          <table:table-cell office:value-type="float" office:value="58.489" calcext:value-type="float">
            <text:p>58,489</text:p>
          </table:table-cell>
          <table:table-cell office:value-type="float" office:value="18.210867" calcext:value-type="float">
            <text:p>18,210867</text:p>
          </table:table-cell>
          <table:table-cell/>
          <table:table-cell office:value-type="float" office:value="121.693" calcext:value-type="float">
            <text:p>121,693</text:p>
          </table:table-cell>
          <table:table-cell office:value-type="float" office:value="79.330351" calcext:value-type="float">
            <text:p>79,330351</text:p>
          </table:table-cell>
          <table:table-cell/>
          <table:table-cell office:value-type="float" office:value="932.744" calcext:value-type="float">
            <text:p>932,744</text:p>
          </table:table-cell>
          <table:table-cell office:value-type="float" office:value="891.613102" calcext:value-type="float">
            <text:p>891,613102</text:p>
          </table:table-cell>
          <table:table-cell table:number-columns-repeated="7"/>
        </table:table-row>
        <table:table-row table:style-name="ro1">
          <table:table-cell office:value-type="float" office:value="64.186" calcext:value-type="float">
            <text:p>64,186</text:p>
          </table:table-cell>
          <table:table-cell office:value-type="float" office:value="17.727285" calcext:value-type="float">
            <text:p>17,727285</text:p>
          </table:table-cell>
          <table:table-cell/>
          <table:table-cell office:value-type="float" office:value="125.005" calcext:value-type="float">
            <text:p>125,005</text:p>
          </table:table-cell>
          <table:table-cell office:value-type="float" office:value="79.28418" calcext:value-type="float">
            <text:p>79,28418</text:p>
          </table:table-cell>
          <table:table-cell/>
          <table:table-cell office:value-type="float" office:value="934.066" calcext:value-type="float">
            <text:p>934,066</text:p>
          </table:table-cell>
          <table:table-cell office:value-type="float" office:value="891.424005" calcext:value-type="float">
            <text:p>891,424005</text:p>
          </table:table-cell>
          <table:table-cell table:number-columns-repeated="7"/>
        </table:table-row>
        <table:table-row table:style-name="ro1">
          <table:table-cell office:value-type="float" office:value="56.918" calcext:value-type="float">
            <text:p>56,918</text:p>
          </table:table-cell>
          <table:table-cell office:value-type="float" office:value="17.705028" calcext:value-type="float">
            <text:p>17,705028</text:p>
          </table:table-cell>
          <table:table-cell/>
          <table:table-cell office:value-type="float" office:value="121.718" calcext:value-type="float">
            <text:p>121,718</text:p>
          </table:table-cell>
          <table:table-cell office:value-type="float" office:value="79.200043" calcext:value-type="float">
            <text:p>79,200043</text:p>
          </table:table-cell>
          <table:table-cell/>
          <table:table-cell office:value-type="float" office:value="951.369" calcext:value-type="float">
            <text:p>951,369</text:p>
          </table:table-cell>
          <table:table-cell office:value-type="float" office:value="889.926702" calcext:value-type="float">
            <text:p>889,926702</text:p>
          </table:table-cell>
          <table:table-cell table:number-columns-repeated="7"/>
        </table:table-row>
        <table:table-row table:style-name="ro1">
          <table:table-cell office:value-type="float" office:value="55.373" calcext:value-type="float">
            <text:p>55,373</text:p>
          </table:table-cell>
          <table:table-cell office:value-type="float" office:value="17.58642" calcext:value-type="float">
            <text:p>17,58642</text:p>
          </table:table-cell>
          <table:table-cell/>
          <table:table-cell office:value-type="float" office:value="121.875" calcext:value-type="float">
            <text:p>121,875</text:p>
          </table:table-cell>
          <table:table-cell office:value-type="float" office:value="79.195907" calcext:value-type="float">
            <text:p>79,195907</text:p>
          </table:table-cell>
          <table:table-cell/>
          <table:table-cell office:value-type="float" office:value="967.092" calcext:value-type="float">
            <text:p>967,092</text:p>
          </table:table-cell>
          <table:table-cell office:value-type="float" office:value="883.620898" calcext:value-type="float">
            <text:p>883,620898</text:p>
          </table:table-cell>
          <table:table-cell table:number-columns-repeated="7"/>
        </table:table-row>
        <table:table-row table:style-name="ro1">
          <table:table-cell office:value-type="float" office:value="54.325" calcext:value-type="float">
            <text:p>54,325</text:p>
          </table:table-cell>
          <table:table-cell office:value-type="float" office:value="17.145828" calcext:value-type="float">
            <text:p>17,145828</text:p>
          </table:table-cell>
          <table:table-cell/>
          <table:table-cell office:value-type="float" office:value="122.515" calcext:value-type="float">
            <text:p>122,515</text:p>
          </table:table-cell>
          <table:table-cell office:value-type="float" office:value="79.173811" calcext:value-type="float">
            <text:p>79,173811</text:p>
          </table:table-cell>
          <table:table-cell/>
          <table:table-cell office:value-type="float" office:value="922.919" calcext:value-type="float">
            <text:p>922,919</text:p>
          </table:table-cell>
          <table:table-cell office:value-type="float" office:value="883.126558" calcext:value-type="float">
            <text:p>883,126558</text:p>
          </table:table-cell>
          <table:table-cell table:number-columns-repeated="7"/>
        </table:table-row>
        <table:table-row table:style-name="ro1">
          <table:table-cell office:value-type="float" office:value="59.72" calcext:value-type="float">
            <text:p>59,72</text:p>
          </table:table-cell>
          <table:table-cell office:value-type="float" office:value="16.164686" calcext:value-type="float">
            <text:p>16,164686</text:p>
          </table:table-cell>
          <table:table-cell/>
          <table:table-cell office:value-type="float" office:value="134.954" calcext:value-type="float">
            <text:p>134,954</text:p>
          </table:table-cell>
          <table:table-cell office:value-type="float" office:value="79.149088" calcext:value-type="float">
            <text:p>79,149088</text:p>
          </table:table-cell>
          <table:table-cell/>
          <table:table-cell office:value-type="float" office:value="920.992" calcext:value-type="float">
            <text:p>920,992</text:p>
          </table:table-cell>
          <table:table-cell office:value-type="float" office:value="883.013678" calcext:value-type="float">
            <text:p>883,013678</text:p>
          </table:table-cell>
          <table:table-cell table:number-columns-repeated="7"/>
        </table:table-row>
        <table:table-row table:style-name="ro1">
          <table:table-cell office:value-type="float" office:value="53.105" calcext:value-type="float">
            <text:p>53,105</text:p>
          </table:table-cell>
          <table:table-cell office:value-type="float" office:value="15.319565" calcext:value-type="float">
            <text:p>15,319565</text:p>
          </table:table-cell>
          <table:table-cell/>
          <table:table-cell office:value-type="float" office:value="122.97" calcext:value-type="float">
            <text:p>122,97</text:p>
          </table:table-cell>
          <table:table-cell office:value-type="float" office:value="79.13018" calcext:value-type="float">
            <text:p>79,13018</text:p>
          </table:table-cell>
          <table:table-cell/>
          <table:table-cell office:value-type="float" office:value="920.439" calcext:value-type="float">
            <text:p>920,439</text:p>
          </table:table-cell>
          <table:table-cell office:value-type="float" office:value="882.967221" calcext:value-type="float">
            <text:p>882,967221</text:p>
          </table:table-cell>
          <table:table-cell table:number-columns-repeated="7"/>
        </table:table-row>
        <table:table-row table:style-name="ro1">
          <table:table-cell office:value-type="float" office:value="58.741" calcext:value-type="float">
            <text:p>58,741</text:p>
          </table:table-cell>
          <table:table-cell office:value-type="float" office:value="15.043522" calcext:value-type="float">
            <text:p>15,043522</text:p>
          </table:table-cell>
          <table:table-cell/>
          <table:table-cell office:value-type="float" office:value="123.767" calcext:value-type="float">
            <text:p>123,767</text:p>
          </table:table-cell>
          <table:table-cell office:value-type="float" office:value="79.122091" calcext:value-type="float">
            <text:p>79,122091</text:p>
          </table:table-cell>
          <table:table-cell/>
          <table:table-cell office:value-type="float" office:value="935.986" calcext:value-type="float">
            <text:p>935,986</text:p>
          </table:table-cell>
          <table:table-cell office:value-type="float" office:value="882.966612" calcext:value-type="float">
            <text:p>882,966612</text:p>
          </table:table-cell>
          <table:table-cell table:number-columns-repeated="7"/>
        </table:table-row>
        <table:table-row table:style-name="ro1">
          <table:table-cell office:value-type="float" office:value="61.022" calcext:value-type="float">
            <text:p>61,022</text:p>
          </table:table-cell>
          <table:table-cell office:value-type="float" office:value="14.775551" calcext:value-type="float">
            <text:p>14,775551</text:p>
          </table:table-cell>
          <table:table-cell/>
          <table:table-cell office:value-type="float" office:value="124.2" calcext:value-type="float">
            <text:p>124,2</text:p>
          </table:table-cell>
          <table:table-cell office:value-type="float" office:value="78.851462" calcext:value-type="float">
            <text:p>78,851462</text:p>
          </table:table-cell>
          <table:table-cell/>
          <table:table-cell office:value-type="float" office:value="922.57" calcext:value-type="float">
            <text:p>922,57</text:p>
          </table:table-cell>
          <table:table-cell office:value-type="float" office:value="882.409035" calcext:value-type="float">
            <text:p>882,409035</text:p>
          </table:table-cell>
          <table:table-cell table:number-columns-repeated="7"/>
        </table:table-row>
        <table:table-row table:style-name="ro1">
          <table:table-cell office:value-type="float" office:value="54.864" calcext:value-type="float">
            <text:p>54,864</text:p>
          </table:table-cell>
          <table:table-cell office:value-type="float" office:value="14.645866" calcext:value-type="float">
            <text:p>14,645866</text:p>
          </table:table-cell>
          <table:table-cell/>
          <table:table-cell office:value-type="float" office:value="122.848" calcext:value-type="float">
            <text:p>122,848</text:p>
          </table:table-cell>
          <table:table-cell office:value-type="float" office:value="78.74836" calcext:value-type="float">
            <text:p>78,74836</text:p>
          </table:table-cell>
          <table:table-cell/>
          <table:table-cell office:value-type="float" office:value="919.572" calcext:value-type="float">
            <text:p>919,572</text:p>
          </table:table-cell>
          <table:table-cell office:value-type="float" office:value="881.420653" calcext:value-type="float">
            <text:p>881,420653</text:p>
          </table:table-cell>
          <table:table-cell table:number-columns-repeated="7"/>
        </table:table-row>
        <table:table-row table:style-name="ro1">
          <table:table-cell office:value-type="float" office:value="54.292" calcext:value-type="float">
            <text:p>54,292</text:p>
          </table:table-cell>
          <table:table-cell office:value-type="float" office:value="14.605094" calcext:value-type="float">
            <text:p>14,605094</text:p>
          </table:table-cell>
          <table:table-cell/>
          <table:table-cell office:value-type="float" office:value="123.57" calcext:value-type="float">
            <text:p>123,57</text:p>
          </table:table-cell>
          <table:table-cell office:value-type="float" office:value="78.729295" calcext:value-type="float">
            <text:p>78,729295</text:p>
          </table:table-cell>
          <table:table-cell/>
          <table:table-cell office:value-type="float" office:value="921.416" calcext:value-type="float">
            <text:p>921,416</text:p>
          </table:table-cell>
          <table:table-cell office:value-type="float" office:value="881.379265" calcext:value-type="float">
            <text:p>881,379265</text:p>
          </table:table-cell>
          <table:table-cell table:number-columns-repeated="7"/>
        </table:table-row>
        <table:table-row table:style-name="ro1">
          <table:table-cell office:value-type="float" office:value="53.446" calcext:value-type="float">
            <text:p>53,446</text:p>
          </table:table-cell>
          <table:table-cell office:value-type="float" office:value="14.578688" calcext:value-type="float">
            <text:p>14,578688</text:p>
          </table:table-cell>
          <table:table-cell/>
          <table:table-cell office:value-type="float" office:value="123.18" calcext:value-type="float">
            <text:p>123,18</text:p>
          </table:table-cell>
          <table:table-cell office:value-type="float" office:value="78.616568" calcext:value-type="float">
            <text:p>78,616568</text:p>
          </table:table-cell>
          <table:table-cell/>
          <table:table-cell office:value-type="float" office:value="922.15" calcext:value-type="float">
            <text:p>922,15</text:p>
          </table:table-cell>
          <table:table-cell office:value-type="float" office:value="881.351529" calcext:value-type="float">
            <text:p>881,351529</text:p>
          </table:table-cell>
          <table:table-cell table:number-columns-repeated="7"/>
        </table:table-row>
        <table:table-row table:style-name="ro1">
          <table:table-cell office:value-type="float" office:value="54.985" calcext:value-type="float">
            <text:p>54,985</text:p>
          </table:table-cell>
          <table:table-cell office:value-type="float" office:value="14.514697" calcext:value-type="float">
            <text:p>14,514697</text:p>
          </table:table-cell>
          <table:table-cell/>
          <table:table-cell office:value-type="float" office:value="123.486" calcext:value-type="float">
            <text:p>123,486</text:p>
          </table:table-cell>
          <table:table-cell office:value-type="float" office:value="78.583683" calcext:value-type="float">
            <text:p>78,583683</text:p>
          </table:table-cell>
          <table:table-cell/>
          <table:table-cell office:value-type="float" office:value="921.762" calcext:value-type="float">
            <text:p>921,762</text:p>
          </table:table-cell>
          <table:table-cell office:value-type="float" office:value="881.315159" calcext:value-type="float">
            <text:p>881,315159</text:p>
          </table:table-cell>
          <table:table-cell table:number-columns-repeated="7"/>
        </table:table-row>
        <table:table-row table:style-name="ro1">
          <table:table-cell office:value-type="float" office:value="53.898" calcext:value-type="float">
            <text:p>53,898</text:p>
          </table:table-cell>
          <table:table-cell office:value-type="float" office:value="14.430796" calcext:value-type="float">
            <text:p>14,430796</text:p>
          </table:table-cell>
          <table:table-cell/>
          <table:table-cell office:value-type="float" office:value="123.816" calcext:value-type="float">
            <text:p>123,816</text:p>
          </table:table-cell>
          <table:table-cell office:value-type="float" office:value="78.572591" calcext:value-type="float">
            <text:p>78,572591</text:p>
          </table:table-cell>
          <table:table-cell/>
          <table:table-cell office:value-type="float" office:value="920.268" calcext:value-type="float">
            <text:p>920,268</text:p>
          </table:table-cell>
          <table:table-cell office:value-type="float" office:value="881.143261" calcext:value-type="float">
            <text:p>881,143261</text:p>
          </table:table-cell>
          <table:table-cell table:number-columns-repeated="7"/>
        </table:table-row>
        <table:table-row table:style-name="ro1">
          <table:table-cell office:value-type="float" office:value="59.101" calcext:value-type="float">
            <text:p>59,101</text:p>
          </table:table-cell>
          <table:table-cell office:value-type="float" office:value="14.298582" calcext:value-type="float">
            <text:p>14,298582</text:p>
          </table:table-cell>
          <table:table-cell/>
          <table:table-cell office:value-type="float" office:value="128.925" calcext:value-type="float">
            <text:p>128,925</text:p>
          </table:table-cell>
          <table:table-cell office:value-type="float" office:value="78.31161" calcext:value-type="float">
            <text:p>78,31161</text:p>
          </table:table-cell>
          <table:table-cell/>
          <table:table-cell office:value-type="float" office:value="924.977" calcext:value-type="float">
            <text:p>924,977</text:p>
          </table:table-cell>
          <table:table-cell office:value-type="float" office:value="880.709878" calcext:value-type="float">
            <text:p>880,709878</text:p>
          </table:table-cell>
          <table:table-cell table:number-columns-repeated="7"/>
        </table:table-row>
        <table:table-row table:style-name="ro1">
          <table:table-cell office:value-type="float" office:value="54.208" calcext:value-type="float">
            <text:p>54,208</text:p>
          </table:table-cell>
          <table:table-cell office:value-type="float" office:value="13.900188" calcext:value-type="float">
            <text:p>13,900188</text:p>
          </table:table-cell>
          <table:table-cell/>
          <table:table-cell office:value-type="float" office:value="122.34" calcext:value-type="float">
            <text:p>122,34</text:p>
          </table:table-cell>
          <table:table-cell office:value-type="float" office:value="77.919419" calcext:value-type="float">
            <text:p>77,919419</text:p>
          </table:table-cell>
          <table:table-cell/>
          <table:table-cell office:value-type="float" office:value="922.216" calcext:value-type="float">
            <text:p>922,216</text:p>
          </table:table-cell>
          <table:table-cell office:value-type="float" office:value="880.644096" calcext:value-type="float">
            <text:p>880,644096</text:p>
          </table:table-cell>
          <table:table-cell table:number-columns-repeated="7"/>
        </table:table-row>
        <table:table-row table:style-name="ro1">
          <table:table-cell office:value-type="float" office:value="57.304" calcext:value-type="float">
            <text:p>57,304</text:p>
          </table:table-cell>
          <table:table-cell office:value-type="float" office:value="13.124643" calcext:value-type="float">
            <text:p>13,124643</text:p>
          </table:table-cell>
          <table:table-cell/>
          <table:table-cell office:value-type="float" office:value="120.191" calcext:value-type="float">
            <text:p>120,191</text:p>
          </table:table-cell>
          <table:table-cell office:value-type="float" office:value="77.71529" calcext:value-type="float">
            <text:p>77,71529</text:p>
          </table:table-cell>
          <table:table-cell/>
          <table:table-cell office:value-type="float" office:value="918.718" calcext:value-type="float">
            <text:p>918,718</text:p>
          </table:table-cell>
          <table:table-cell office:value-type="float" office:value="880.297732" calcext:value-type="float">
            <text:p>880,297732</text:p>
          </table:table-cell>
          <table:table-cell table:number-columns-repeated="7"/>
        </table:table-row>
        <table:table-row table:style-name="ro1">
          <table:table-cell office:value-type="float" office:value="52.22" calcext:value-type="float">
            <text:p>52,22</text:p>
          </table:table-cell>
          <table:table-cell office:value-type="float" office:value="12.798504" calcext:value-type="float">
            <text:p>12,798504</text:p>
          </table:table-cell>
          <table:table-cell/>
          <table:table-cell office:value-type="float" office:value="123.24" calcext:value-type="float">
            <text:p>123,24</text:p>
          </table:table-cell>
          <table:table-cell office:value-type="float" office:value="77.572826" calcext:value-type="float">
            <text:p>77,572826</text:p>
          </table:table-cell>
          <table:table-cell/>
          <table:table-cell office:value-type="float" office:value="919.719" calcext:value-type="float">
            <text:p>919,719</text:p>
          </table:table-cell>
          <table:table-cell office:value-type="float" office:value="880.027899" calcext:value-type="float">
            <text:p>880,027899</text:p>
          </table:table-cell>
          <table:table-cell table:number-columns-repeated="7"/>
        </table:table-row>
        <table:table-row table:style-name="ro1">
          <table:table-cell office:value-type="float" office:value="50.904" calcext:value-type="float">
            <text:p>50,904</text:p>
          </table:table-cell>
          <table:table-cell office:value-type="float" office:value="10.567457" calcext:value-type="float">
            <text:p>10,567457</text:p>
          </table:table-cell>
          <table:table-cell/>
          <table:table-cell office:value-type="float" office:value="122.673" calcext:value-type="float">
            <text:p>122,673</text:p>
          </table:table-cell>
          <table:table-cell office:value-type="float" office:value="77.379055" calcext:value-type="float">
            <text:p>77,379055</text:p>
          </table:table-cell>
          <table:table-cell/>
          <table:table-cell office:value-type="float" office:value="919.946" calcext:value-type="float">
            <text:p>919,946</text:p>
          </table:table-cell>
          <table:table-cell office:value-type="float" office:value="879.998406" calcext:value-type="float">
            <text:p>879,998406</text:p>
          </table:table-cell>
          <table:table-cell table:number-columns-repeated="7"/>
        </table:table-row>
        <table:table-row table:style-name="ro1">
          <table:table-cell office:value-type="float" office:value="49.403" calcext:value-type="float">
            <text:p>49,403</text:p>
          </table:table-cell>
          <table:table-cell office:value-type="float" office:value="10.542285" calcext:value-type="float">
            <text:p>10,542285</text:p>
          </table:table-cell>
          <table:table-cell/>
          <table:table-cell office:value-type="float" office:value="123.408" calcext:value-type="float">
            <text:p>123,408</text:p>
          </table:table-cell>
          <table:table-cell office:value-type="float" office:value="76.88222" calcext:value-type="float">
            <text:p>76,88222</text:p>
          </table:table-cell>
          <table:table-cell/>
          <table:table-cell office:value-type="float" office:value="920.362" calcext:value-type="float">
            <text:p>920,362</text:p>
          </table:table-cell>
          <table:table-cell office:value-type="float" office:value="879.578296" calcext:value-type="float">
            <text:p>879,578296</text:p>
          </table:table-cell>
          <table:table-cell table:number-columns-repeated="7"/>
        </table:table-row>
        <table:table-row table:style-name="ro1">
          <table:table-cell office:value-type="float" office:value="50.351" calcext:value-type="float">
            <text:p>50,351</text:p>
          </table:table-cell>
          <table:table-cell office:value-type="float" office:value="10.421493" calcext:value-type="float">
            <text:p>10,421493</text:p>
          </table:table-cell>
          <table:table-cell/>
          <table:table-cell office:value-type="float" office:value="212.3" calcext:value-type="float">
            <text:p>212,3</text:p>
          </table:table-cell>
          <table:table-cell office:value-type="float" office:value="75.348579" calcext:value-type="float">
            <text:p>75,348579</text:p>
          </table:table-cell>
          <table:table-cell/>
          <table:table-cell office:value-type="float" office:value="921.246" calcext:value-type="float">
            <text:p>921,246</text:p>
          </table:table-cell>
          <table:table-cell office:value-type="float" office:value="879.465751" calcext:value-type="float">
            <text:p>879,465751</text:p>
          </table:table-cell>
          <table:table-cell table:number-columns-repeated="7"/>
        </table:table-row>
        <table:table-row table:style-name="ro1">
          <table:table-cell office:value-type="float" office:value="52.301" calcext:value-type="float">
            <text:p>52,301</text:p>
          </table:table-cell>
          <table:table-cell office:value-type="float" office:value="10.395126" calcext:value-type="float">
            <text:p>10,395126</text:p>
          </table:table-cell>
          <table:table-cell/>
          <table:table-cell office:value-type="float" office:value="120.124" calcext:value-type="float">
            <text:p>120,124</text:p>
          </table:table-cell>
          <table:table-cell office:value-type="float" office:value="75.311278" calcext:value-type="float">
            <text:p>75,311278</text:p>
          </table:table-cell>
          <table:table-cell/>
          <table:table-cell office:value-type="float" office:value="920.031" calcext:value-type="float">
            <text:p>920,031</text:p>
          </table:table-cell>
          <table:table-cell office:value-type="float" office:value="879.370475" calcext:value-type="float">
            <text:p>879,370475</text:p>
          </table:table-cell>
          <table:table-cell table:number-columns-repeated="7"/>
        </table:table-row>
        <table:table-row table:style-name="ro1">
          <table:table-cell office:value-type="float" office:value="50.937" calcext:value-type="float">
            <text:p>50,937</text:p>
          </table:table-cell>
          <table:table-cell office:value-type="float" office:value="10.393884" calcext:value-type="float">
            <text:p>10,393884</text:p>
          </table:table-cell>
          <table:table-cell/>
          <table:table-cell office:value-type="float" office:value="118.544" calcext:value-type="float">
            <text:p>118,544</text:p>
          </table:table-cell>
          <table:table-cell office:value-type="float" office:value="75.301921" calcext:value-type="float">
            <text:p>75,301921</text:p>
          </table:table-cell>
          <table:table-cell/>
          <table:table-cell office:value-type="float" office:value="918.248" calcext:value-type="float">
            <text:p>918,248</text:p>
          </table:table-cell>
          <table:table-cell office:value-type="float" office:value="879.277894" calcext:value-type="float">
            <text:p>879,277894</text:p>
          </table:table-cell>
          <table:table-cell table:number-columns-repeated="7"/>
        </table:table-row>
        <table:table-row table:style-name="ro1">
          <table:table-cell office:value-type="float" office:value="55.907" calcext:value-type="float">
            <text:p>55,907</text:p>
          </table:table-cell>
          <table:table-cell office:value-type="float" office:value="10.355287" calcext:value-type="float">
            <text:p>10,355287</text:p>
          </table:table-cell>
          <table:table-cell/>
          <table:table-cell office:value-type="float" office:value="119.514" calcext:value-type="float">
            <text:p>119,514</text:p>
          </table:table-cell>
          <table:table-cell office:value-type="float" office:value="75.274717" calcext:value-type="float">
            <text:p>75,274717</text:p>
          </table:table-cell>
          <table:table-cell/>
          <table:table-cell office:value-type="float" office:value="917.833" calcext:value-type="float">
            <text:p>917,833</text:p>
          </table:table-cell>
          <table:table-cell office:value-type="float" office:value="879.106809" calcext:value-type="float">
            <text:p>879,106809</text:p>
          </table:table-cell>
          <table:table-cell table:number-columns-repeated="7"/>
        </table:table-row>
        <table:table-row table:style-name="ro1">
          <table:table-cell office:value-type="float" office:value="46.243" calcext:value-type="float">
            <text:p>46,243</text:p>
          </table:table-cell>
          <table:table-cell office:value-type="float" office:value="7.470817" calcext:value-type="float">
            <text:p>7,470817</text:p>
          </table:table-cell>
          <table:table-cell/>
          <table:table-cell office:value-type="float" office:value="118.834" calcext:value-type="float">
            <text:p>118,834</text:p>
          </table:table-cell>
          <table:table-cell office:value-type="float" office:value="75.248228" calcext:value-type="float">
            <text:p>75,248228</text:p>
          </table:table-cell>
          <table:table-cell/>
          <table:table-cell office:value-type="float" office:value="919.01" calcext:value-type="float">
            <text:p>919,01</text:p>
          </table:table-cell>
          <table:table-cell office:value-type="float" office:value="878.747492" calcext:value-type="float">
            <text:p>878,747492</text:p>
          </table:table-cell>
          <table:table-cell table:number-columns-repeated="7"/>
        </table:table-row>
        <table:table-row table:style-name="ro1">
          <table:table-cell office:value-type="float" office:value="52.711" calcext:value-type="float">
            <text:p>52,711</text:p>
          </table:table-cell>
          <table:table-cell office:value-type="float" office:value="7.371838" calcext:value-type="float">
            <text:p>7,371838</text:p>
          </table:table-cell>
          <table:table-cell/>
          <table:table-cell office:value-type="float" office:value="119.254" calcext:value-type="float">
            <text:p>119,254</text:p>
          </table:table-cell>
          <table:table-cell office:value-type="float" office:value="75.225729" calcext:value-type="float">
            <text:p>75,225729</text:p>
          </table:table-cell>
          <table:table-cell/>
          <table:table-cell office:value-type="float" office:value="917.503" calcext:value-type="float">
            <text:p>917,503</text:p>
          </table:table-cell>
          <table:table-cell office:value-type="float" office:value="878.580608" calcext:value-type="float">
            <text:p>878,580608</text:p>
          </table:table-cell>
          <table:table-cell table:number-columns-repeated="7"/>
        </table:table-row>
        <table:table-row table:style-name="ro1">
          <table:table-cell office:value-type="float" office:value="77.619" calcext:value-type="float">
            <text:p>77,619</text:p>
          </table:table-cell>
          <table:table-cell office:value-type="float" office:value="6.61159" calcext:value-type="float">
            <text:p>6,61159</text:p>
          </table:table-cell>
          <table:table-cell/>
          <table:table-cell office:value-type="float" office:value="118.531" calcext:value-type="float">
            <text:p>118,531</text:p>
          </table:table-cell>
          <table:table-cell office:value-type="float" office:value="75.162774" calcext:value-type="float">
            <text:p>75,162774</text:p>
          </table:table-cell>
          <table:table-cell/>
          <table:table-cell office:value-type="float" office:value="919.502" calcext:value-type="float">
            <text:p>919,502</text:p>
          </table:table-cell>
          <table:table-cell office:value-type="float" office:value="878.491144" calcext:value-type="float">
            <text:p>878,491144</text:p>
          </table:table-cell>
          <table:table-cell table:number-columns-repeated="7"/>
        </table:table-row>
        <table:table-row table:style-name="ro1">
          <table:table-cell office:value-type="float" office:value="47.014" calcext:value-type="float">
            <text:p>47,014</text:p>
          </table:table-cell>
          <table:table-cell office:value-type="float" office:value="6.557734" calcext:value-type="float">
            <text:p>6,557734</text:p>
          </table:table-cell>
          <table:table-cell/>
          <table:table-cell office:value-type="float" office:value="120.047" calcext:value-type="float">
            <text:p>120,047</text:p>
          </table:table-cell>
          <table:table-cell office:value-type="float" office:value="75.064136" calcext:value-type="float">
            <text:p>75,064136</text:p>
          </table:table-cell>
          <table:table-cell/>
          <table:table-cell office:value-type="float" office:value="919.179" calcext:value-type="float">
            <text:p>919,179</text:p>
          </table:table-cell>
          <table:table-cell office:value-type="float" office:value="878.269452" calcext:value-type="float">
            <text:p>878,269452</text:p>
          </table:table-cell>
          <table:table-cell table:number-columns-repeated="7"/>
        </table:table-row>
        <table:table-row table:style-name="ro1">
          <table:table-cell office:value-type="float" office:value="43.35" calcext:value-type="float">
            <text:p>43,35</text:p>
          </table:table-cell>
          <table:table-cell office:value-type="float" office:value="6.0407" calcext:value-type="float">
            <text:p>6,0407</text:p>
          </table:table-cell>
          <table:table-cell/>
          <table:table-cell office:value-type="float" office:value="117.252" calcext:value-type="float">
            <text:p>117,252</text:p>
          </table:table-cell>
          <table:table-cell office:value-type="float" office:value="75.052518" calcext:value-type="float">
            <text:p>75,052518</text:p>
          </table:table-cell>
          <table:table-cell/>
          <table:table-cell office:value-type="float" office:value="921.193" calcext:value-type="float">
            <text:p>921,193</text:p>
          </table:table-cell>
          <table:table-cell office:value-type="float" office:value="878.026745" calcext:value-type="float">
            <text:p>878,026745</text:p>
          </table:table-cell>
          <table:table-cell table:number-columns-repeated="7"/>
        </table:table-row>
        <table:table-row table:style-name="ro1">
          <table:table-cell office:value-type="float" office:value="43.687" calcext:value-type="float">
            <text:p>43,687</text:p>
          </table:table-cell>
          <table:table-cell office:value-type="float" office:value="5.694691" calcext:value-type="float">
            <text:p>5,694691</text:p>
          </table:table-cell>
          <table:table-cell/>
          <table:table-cell office:value-type="float" office:value="120.023" calcext:value-type="float">
            <text:p>120,023</text:p>
          </table:table-cell>
          <table:table-cell office:value-type="float" office:value="74.997575" calcext:value-type="float">
            <text:p>74,997575</text:p>
          </table:table-cell>
          <table:table-cell/>
          <table:table-cell office:value-type="float" office:value="922.676" calcext:value-type="float">
            <text:p>922,676</text:p>
          </table:table-cell>
          <table:table-cell office:value-type="float" office:value="877.693159" calcext:value-type="float">
            <text:p>877,693159</text:p>
          </table:table-cell>
          <table:table-cell table:number-columns-repeated="7"/>
        </table:table-row>
        <table:table-row table:style-name="ro1">
          <table:table-cell office:value-type="float" office:value="46.19" calcext:value-type="float">
            <text:p>46,19</text:p>
          </table:table-cell>
          <table:table-cell office:value-type="float" office:value="5.678893" calcext:value-type="float">
            <text:p>5,678893</text:p>
          </table:table-cell>
          <table:table-cell/>
          <table:table-cell office:value-type="float" office:value="122.163" calcext:value-type="float">
            <text:p>122,163</text:p>
          </table:table-cell>
          <table:table-cell office:value-type="float" office:value="74.987207" calcext:value-type="float">
            <text:p>74,987207</text:p>
          </table:table-cell>
          <table:table-cell/>
          <table:table-cell office:value-type="float" office:value="915.781" calcext:value-type="float">
            <text:p>915,781</text:p>
          </table:table-cell>
          <table:table-cell office:value-type="float" office:value="877.595955" calcext:value-type="float">
            <text:p>877,595955</text:p>
          </table:table-cell>
          <table:table-cell table:number-columns-repeated="7"/>
        </table:table-row>
        <table:table-row table:style-name="ro1">
          <table:table-cell office:value-type="float" office:value="43.496" calcext:value-type="float">
            <text:p>43,496</text:p>
          </table:table-cell>
          <table:table-cell office:value-type="float" office:value="4.340024" calcext:value-type="float">
            <text:p>4,340024</text:p>
          </table:table-cell>
          <table:table-cell/>
          <table:table-cell office:value-type="float" office:value="118.669" calcext:value-type="float">
            <text:p>118,669</text:p>
          </table:table-cell>
          <table:table-cell office:value-type="float" office:value="74.923684" calcext:value-type="float">
            <text:p>74,923684</text:p>
          </table:table-cell>
          <table:table-cell/>
          <table:table-cell office:value-type="float" office:value="919.72" calcext:value-type="float">
            <text:p>919,72</text:p>
          </table:table-cell>
          <table:table-cell office:value-type="float" office:value="877.175739" calcext:value-type="float">
            <text:p>877,175739</text:p>
          </table:table-cell>
          <table:table-cell table:number-columns-repeated="7"/>
        </table:table-row>
        <table:table-row table:style-name="ro1">
          <table:table-cell office:value-type="float" office:value="42.952" calcext:value-type="float">
            <text:p>42,952</text:p>
          </table:table-cell>
          <table:table-cell office:value-type="float" office:value="4.091113" calcext:value-type="float">
            <text:p>4,091113</text:p>
          </table:table-cell>
          <table:table-cell/>
          <table:table-cell office:value-type="float" office:value="120.868" calcext:value-type="float">
            <text:p>120,868</text:p>
          </table:table-cell>
          <table:table-cell office:value-type="float" office:value="74.886283" calcext:value-type="float">
            <text:p>74,886283</text:p>
          </table:table-cell>
          <table:table-cell/>
          <table:table-cell office:value-type="float" office:value="914.383" calcext:value-type="float">
            <text:p>914,383</text:p>
          </table:table-cell>
          <table:table-cell office:value-type="float" office:value="877.056113" calcext:value-type="float">
            <text:p>877,056113</text:p>
          </table:table-cell>
          <table:table-cell table:number-columns-repeated="7"/>
        </table:table-row>
        <table:table-row table:style-name="ro1">
          <table:table-cell office:value-type="float" office:value="45.114" calcext:value-type="float">
            <text:p>45,114</text:p>
          </table:table-cell>
          <table:table-cell office:value-type="float" office:value="3.990124" calcext:value-type="float">
            <text:p>3,990124</text:p>
          </table:table-cell>
          <table:table-cell/>
          <table:table-cell office:value-type="float" office:value="124.162" calcext:value-type="float">
            <text:p>124,162</text:p>
          </table:table-cell>
          <table:table-cell office:value-type="float" office:value="74.883146" calcext:value-type="float">
            <text:p>74,883146</text:p>
          </table:table-cell>
          <table:table-cell/>
          <table:table-cell office:value-type="float" office:value="917.727" calcext:value-type="float">
            <text:p>917,727</text:p>
          </table:table-cell>
          <table:table-cell office:value-type="float" office:value="877.049224" calcext:value-type="float">
            <text:p>877,049224</text:p>
          </table:table-cell>
          <table:table-cell table:number-columns-repeated="7"/>
        </table:table-row>
        <table:table-row table:style-name="ro1">
          <table:table-cell office:value-type="float" office:value="40.851" calcext:value-type="float">
            <text:p>40,851</text:p>
          </table:table-cell>
          <table:table-cell office:value-type="float" office:value="3.573434" calcext:value-type="float">
            <text:p>3,573434</text:p>
          </table:table-cell>
          <table:table-cell/>
          <table:table-cell office:value-type="float" office:value="119.478" calcext:value-type="float">
            <text:p>119,478</text:p>
          </table:table-cell>
          <table:table-cell office:value-type="float" office:value="74.803067" calcext:value-type="float">
            <text:p>74,803067</text:p>
          </table:table-cell>
          <table:table-cell/>
          <table:table-cell office:value-type="float" office:value="918.237" calcext:value-type="float">
            <text:p>918,237</text:p>
          </table:table-cell>
          <table:table-cell office:value-type="float" office:value="876.744912" calcext:value-type="float">
            <text:p>876,744912</text:p>
          </table:table-cell>
          <table:table-cell table:number-columns-repeated="7"/>
        </table:table-row>
        <table:table-row table:style-name="ro1">
          <table:table-cell office:value-type="float" office:value="43.717" calcext:value-type="float">
            <text:p>43,717</text:p>
          </table:table-cell>
          <table:table-cell office:value-type="float" office:value="3.207713" calcext:value-type="float">
            <text:p>3,207713</text:p>
          </table:table-cell>
          <table:table-cell/>
          <table:table-cell office:value-type="float" office:value="116.419" calcext:value-type="float">
            <text:p>116,419</text:p>
          </table:table-cell>
          <table:table-cell office:value-type="float" office:value="74.756549" calcext:value-type="float">
            <text:p>74,756549</text:p>
          </table:table-cell>
          <table:table-cell/>
          <table:table-cell office:value-type="float" office:value="916.132" calcext:value-type="float">
            <text:p>916,132</text:p>
          </table:table-cell>
          <table:table-cell office:value-type="float" office:value="875.593369" calcext:value-type="float">
            <text:p>875,593369</text:p>
          </table:table-cell>
          <table:table-cell table:number-columns-repeated="7"/>
        </table:table-row>
        <table:table-row table:style-name="ro1">
          <table:table-cell office:value-type="float" office:value="42.497" calcext:value-type="float">
            <text:p>42,497</text:p>
          </table:table-cell>
          <table:table-cell office:value-type="float" office:value="3.145422" calcext:value-type="float">
            <text:p>3,145422</text:p>
          </table:table-cell>
          <table:table-cell/>
          <table:table-cell office:value-type="float" office:value="119.939" calcext:value-type="float">
            <text:p>119,939</text:p>
          </table:table-cell>
          <table:table-cell office:value-type="float" office:value="74.623471" calcext:value-type="float">
            <text:p>74,623471</text:p>
          </table:table-cell>
          <table:table-cell/>
          <table:table-cell office:value-type="float" office:value="916.18" calcext:value-type="float">
            <text:p>916,18</text:p>
          </table:table-cell>
          <table:table-cell office:value-type="float" office:value="875.150082" calcext:value-type="float">
            <text:p>875,150082</text:p>
          </table:table-cell>
          <table:table-cell table:number-columns-repeated="7"/>
        </table:table-row>
        <table:table-row table:style-name="ro1">
          <table:table-cell office:value-type="float" office:value="45.257" calcext:value-type="float">
            <text:p>45,257</text:p>
          </table:table-cell>
          <table:table-cell office:value-type="float" office:value="2.695674" calcext:value-type="float">
            <text:p>2,695674</text:p>
          </table:table-cell>
          <table:table-cell/>
          <table:table-cell office:value-type="float" office:value="120.942" calcext:value-type="float">
            <text:p>120,942</text:p>
          </table:table-cell>
          <table:table-cell office:value-type="float" office:value="74.562401" calcext:value-type="float">
            <text:p>74,562401</text:p>
          </table:table-cell>
          <table:table-cell/>
          <table:table-cell office:value-type="float" office:value="913.672" calcext:value-type="float">
            <text:p>913,672</text:p>
          </table:table-cell>
          <table:table-cell office:value-type="float" office:value="873.918786" calcext:value-type="float">
            <text:p>873,918786</text:p>
          </table:table-cell>
          <table:table-cell table:number-columns-repeated="7"/>
        </table:table-row>
        <table:table-row table:style-name="ro1">
          <table:table-cell office:value-type="float" office:value="40.549" calcext:value-type="float">
            <text:p>40,549</text:p>
          </table:table-cell>
          <table:table-cell office:value-type="float" office:value="2.683641" calcext:value-type="float">
            <text:p>2,683641</text:p>
          </table:table-cell>
          <table:table-cell/>
          <table:table-cell office:value-type="float" office:value="118.605" calcext:value-type="float">
            <text:p>118,605</text:p>
          </table:table-cell>
          <table:table-cell office:value-type="float" office:value="74.542752" calcext:value-type="float">
            <text:p>74,542752</text:p>
          </table:table-cell>
          <table:table-cell/>
          <table:table-cell office:value-type="float" office:value="964.046" calcext:value-type="float">
            <text:p>964,046</text:p>
          </table:table-cell>
          <table:table-cell office:value-type="float" office:value="873.807441" calcext:value-type="float">
            <text:p>873,807441</text:p>
          </table:table-cell>
          <table:table-cell table:number-columns-repeated="7"/>
        </table:table-row>
        <table:table-row table:style-name="ro1">
          <table:table-cell office:value-type="float" office:value="42.871" calcext:value-type="float">
            <text:p>42,871</text:p>
          </table:table-cell>
          <table:table-cell office:value-type="float" office:value="2.661675" calcext:value-type="float">
            <text:p>2,661675</text:p>
          </table:table-cell>
          <table:table-cell/>
          <table:table-cell office:value-type="float" office:value="118.429" calcext:value-type="float">
            <text:p>118,429</text:p>
          </table:table-cell>
          <table:table-cell office:value-type="float" office:value="74.376049" calcext:value-type="float">
            <text:p>74,376049</text:p>
          </table:table-cell>
          <table:table-cell/>
          <table:table-cell office:value-type="float" office:value="913.969" calcext:value-type="float">
            <text:p>913,969</text:p>
          </table:table-cell>
          <table:table-cell office:value-type="float" office:value="873.767838" calcext:value-type="float">
            <text:p>873,767838</text:p>
          </table:table-cell>
          <table:table-cell table:number-columns-repeated="7"/>
        </table:table-row>
        <table:table-row table:style-name="ro1">
          <table:table-cell office:value-type="float" office:value="39.665" calcext:value-type="float">
            <text:p>39,665</text:p>
          </table:table-cell>
          <table:table-cell office:value-type="float" office:value="2.637154" calcext:value-type="float">
            <text:p>2,637154</text:p>
          </table:table-cell>
          <table:table-cell/>
          <table:table-cell office:value-type="float" office:value="120.851" calcext:value-type="float">
            <text:p>120,851</text:p>
          </table:table-cell>
          <table:table-cell office:value-type="float" office:value="74.227274" calcext:value-type="float">
            <text:p>74,227274</text:p>
          </table:table-cell>
          <table:table-cell/>
          <table:table-cell office:value-type="float" office:value="913.627" calcext:value-type="float">
            <text:p>913,627</text:p>
          </table:table-cell>
          <table:table-cell office:value-type="float" office:value="873.0232" calcext:value-type="float">
            <text:p>873,0232</text:p>
          </table:table-cell>
          <table:table-cell table:number-columns-repeated="7"/>
        </table:table-row>
        <table:table-row table:style-name="ro1">
          <table:table-cell office:value-type="float" office:value="42.604" calcext:value-type="float">
            <text:p>42,604</text:p>
          </table:table-cell>
          <table:table-cell office:value-type="float" office:value="2.632982" calcext:value-type="float">
            <text:p>2,632982</text:p>
          </table:table-cell>
          <table:table-cell/>
          <table:table-cell office:value-type="float" office:value="114.96" calcext:value-type="float">
            <text:p>114,96</text:p>
          </table:table-cell>
          <table:table-cell office:value-type="float" office:value="71.740655" calcext:value-type="float">
            <text:p>71,740655</text:p>
          </table:table-cell>
          <table:table-cell/>
          <table:table-cell office:value-type="float" office:value="956.813" calcext:value-type="float">
            <text:p>956,813</text:p>
          </table:table-cell>
          <table:table-cell office:value-type="float" office:value="872.332699" calcext:value-type="float">
            <text:p>872,332699</text:p>
          </table:table-cell>
          <table:table-cell table:number-columns-repeated="7"/>
        </table:table-row>
        <table:table-row table:style-name="ro1">
          <table:table-cell office:value-type="float" office:value="42.628" calcext:value-type="float">
            <text:p>42,628</text:p>
          </table:table-cell>
          <table:table-cell office:value-type="float" office:value="2.632516" calcext:value-type="float">
            <text:p>2,632516</text:p>
          </table:table-cell>
          <table:table-cell/>
          <table:table-cell office:value-type="float" office:value="117.602" calcext:value-type="float">
            <text:p>117,602</text:p>
          </table:table-cell>
          <table:table-cell office:value-type="float" office:value="71.578923" calcext:value-type="float">
            <text:p>71,578923</text:p>
          </table:table-cell>
          <table:table-cell/>
          <table:table-cell office:value-type="float" office:value="2894.511" calcext:value-type="float">
            <text:p>2894,511</text:p>
          </table:table-cell>
          <table:table-cell office:value-type="float" office:value="871.406121" calcext:value-type="float">
            <text:p>871,406121</text:p>
          </table:table-cell>
          <table:table-cell table:number-columns-repeated="7"/>
        </table:table-row>
        <table:table-row table:style-name="ro1">
          <table:table-cell office:value-type="float" office:value="54.498" calcext:value-type="float">
            <text:p>54,498</text:p>
          </table:table-cell>
          <table:table-cell office:value-type="float" office:value="2.594027" calcext:value-type="float">
            <text:p>2,594027</text:p>
          </table:table-cell>
          <table:table-cell/>
          <table:table-cell office:value-type="float" office:value="118.373" calcext:value-type="float">
            <text:p>118,373</text:p>
          </table:table-cell>
          <table:table-cell office:value-type="float" office:value="71.519134" calcext:value-type="float">
            <text:p>71,519134</text:p>
          </table:table-cell>
          <table:table-cell/>
          <table:table-cell office:value-type="float" office:value="1616.706" calcext:value-type="float">
            <text:p>1616,706</text:p>
          </table:table-cell>
          <table:table-cell office:value-type="float" office:value="871.373135" calcext:value-type="float">
            <text:p>871,373135</text:p>
          </table:table-cell>
          <table:table-cell table:number-columns-repeated="7"/>
        </table:table-row>
        <table:table-row table:style-name="ro1">
          <table:table-cell office:value-type="float" office:value="43.102" calcext:value-type="float">
            <text:p>43,102</text:p>
          </table:table-cell>
          <table:table-cell office:value-type="float" office:value="2.524326" calcext:value-type="float">
            <text:p>2,524326</text:p>
          </table:table-cell>
          <table:table-cell/>
          <table:table-cell office:value-type="float" office:value="116.192" calcext:value-type="float">
            <text:p>116,192</text:p>
          </table:table-cell>
          <table:table-cell office:value-type="float" office:value="71.385853" calcext:value-type="float">
            <text:p>71,385853</text:p>
          </table:table-cell>
          <table:table-cell/>
          <table:table-cell office:value-type="float" office:value="904.616" calcext:value-type="float">
            <text:p>904,616</text:p>
          </table:table-cell>
          <table:table-cell office:value-type="float" office:value="865.999011" calcext:value-type="float">
            <text:p>865,999011</text:p>
          </table:table-cell>
          <table:table-cell table:number-columns-repeated="7"/>
        </table:table-row>
        <table:table-row table:style-name="ro1">
          <table:table-cell office:value-type="float" office:value="42.352" calcext:value-type="float">
            <text:p>42,352</text:p>
          </table:table-cell>
          <table:table-cell office:value-type="float" office:value="2.508933" calcext:value-type="float">
            <text:p>2,508933</text:p>
          </table:table-cell>
          <table:table-cell/>
          <table:table-cell office:value-type="float" office:value="118.444" calcext:value-type="float">
            <text:p>118,444</text:p>
          </table:table-cell>
          <table:table-cell office:value-type="float" office:value="71.332356" calcext:value-type="float">
            <text:p>71,332356</text:p>
          </table:table-cell>
          <table:table-cell/>
          <table:table-cell office:value-type="float" office:value="906.467" calcext:value-type="float">
            <text:p>906,467</text:p>
          </table:table-cell>
          <table:table-cell office:value-type="float" office:value="865.854801" calcext:value-type="float">
            <text:p>865,854801</text:p>
          </table:table-cell>
          <table:table-cell table:number-columns-repeated="7"/>
        </table:table-row>
        <table:table-row table:style-name="ro1">
          <table:table-cell office:value-type="float" office:value="41.735" calcext:value-type="float">
            <text:p>41,735</text:p>
          </table:table-cell>
          <table:table-cell office:value-type="float" office:value="2.503333" calcext:value-type="float">
            <text:p>2,503333</text:p>
          </table:table-cell>
          <table:table-cell/>
          <table:table-cell office:value-type="float" office:value="116.461" calcext:value-type="float">
            <text:p>116,461</text:p>
          </table:table-cell>
          <table:table-cell office:value-type="float" office:value="71.276508" calcext:value-type="float">
            <text:p>71,276508</text:p>
          </table:table-cell>
          <table:table-cell/>
          <table:table-cell office:value-type="float" office:value="904.701" calcext:value-type="float">
            <text:p>904,701</text:p>
          </table:table-cell>
          <table:table-cell office:value-type="float" office:value="865.170938" calcext:value-type="float">
            <text:p>865,170938</text:p>
          </table:table-cell>
          <table:table-cell table:number-columns-repeated="7"/>
        </table:table-row>
        <table:table-row table:style-name="ro1">
          <table:table-cell office:value-type="float" office:value="40.944" calcext:value-type="float">
            <text:p>40,944</text:p>
          </table:table-cell>
          <table:table-cell office:value-type="float" office:value="2.500855" calcext:value-type="float">
            <text:p>2,500855</text:p>
          </table:table-cell>
          <table:table-cell/>
          <table:table-cell office:value-type="float" office:value="117.961" calcext:value-type="float">
            <text:p>117,961</text:p>
          </table:table-cell>
          <table:table-cell office:value-type="float" office:value="71.119065" calcext:value-type="float">
            <text:p>71,119065</text:p>
          </table:table-cell>
          <table:table-cell/>
          <table:table-cell office:value-type="float" office:value="903.993" calcext:value-type="float">
            <text:p>903,993</text:p>
          </table:table-cell>
          <table:table-cell office:value-type="float" office:value="864.423094" calcext:value-type="float">
            <text:p>864,423094</text:p>
          </table:table-cell>
          <table:table-cell table:number-columns-repeated="7"/>
        </table:table-row>
        <table:table-row table:style-name="ro1">
          <table:table-cell office:value-type="float" office:value="48.707" calcext:value-type="float">
            <text:p>48,707</text:p>
          </table:table-cell>
          <table:table-cell office:value-type="float" office:value="2.49253" calcext:value-type="float">
            <text:p>2,49253</text:p>
          </table:table-cell>
          <table:table-cell/>
          <table:table-cell office:value-type="float" office:value="117.117" calcext:value-type="float">
            <text:p>117,117</text:p>
          </table:table-cell>
          <table:table-cell office:value-type="float" office:value="71.113038" calcext:value-type="float">
            <text:p>71,113038</text:p>
          </table:table-cell>
          <table:table-cell/>
          <table:table-cell office:value-type="float" office:value="6082.747" calcext:value-type="float">
            <text:p>6082,747</text:p>
          </table:table-cell>
          <table:table-cell office:value-type="float" office:value="864.127099" calcext:value-type="float">
            <text:p>864,127099</text:p>
          </table:table-cell>
          <table:table-cell table:number-columns-repeated="7"/>
        </table:table-row>
        <table:table-row table:style-name="ro1">
          <table:table-cell office:value-type="float" office:value="39.731" calcext:value-type="float">
            <text:p>39,731</text:p>
          </table:table-cell>
          <table:table-cell office:value-type="float" office:value="2.491249" calcext:value-type="float">
            <text:p>2,491249</text:p>
          </table:table-cell>
          <table:table-cell/>
          <table:table-cell office:value-type="float" office:value="116.521" calcext:value-type="float">
            <text:p>116,521</text:p>
          </table:table-cell>
          <table:table-cell office:value-type="float" office:value="71.096571" calcext:value-type="float">
            <text:p>71,096571</text:p>
          </table:table-cell>
          <table:table-cell/>
          <table:table-cell office:value-type="float" office:value="906.656" calcext:value-type="float">
            <text:p>906,656</text:p>
          </table:table-cell>
          <table:table-cell office:value-type="float" office:value="863.815957" calcext:value-type="float">
            <text:p>863,815957</text:p>
          </table:table-cell>
          <table:table-cell table:number-columns-repeated="7"/>
        </table:table-row>
        <table:table-row table:style-name="ro1">
          <table:table-cell office:value-type="float" office:value="41.842" calcext:value-type="float">
            <text:p>41,842</text:p>
          </table:table-cell>
          <table:table-cell office:value-type="float" office:value="2.48502" calcext:value-type="float">
            <text:p>2,48502</text:p>
          </table:table-cell>
          <table:table-cell/>
          <table:table-cell office:value-type="float" office:value="146.885" calcext:value-type="float">
            <text:p>146,885</text:p>
          </table:table-cell>
          <table:table-cell office:value-type="float" office:value="71.053387" calcext:value-type="float">
            <text:p>71,053387</text:p>
          </table:table-cell>
          <table:table-cell/>
          <table:table-cell office:value-type="float" office:value="904.585" calcext:value-type="float">
            <text:p>904,585</text:p>
          </table:table-cell>
          <table:table-cell office:value-type="float" office:value="863.662086" calcext:value-type="float">
            <text:p>863,662086</text:p>
          </table:table-cell>
          <table:table-cell table:number-columns-repeated="7"/>
        </table:table-row>
        <table:table-row table:style-name="ro1">
          <table:table-cell office:value-type="float" office:value="42.602" calcext:value-type="float">
            <text:p>42,602</text:p>
          </table:table-cell>
          <table:table-cell office:value-type="float" office:value="2.483049" calcext:value-type="float">
            <text:p>2,483049</text:p>
          </table:table-cell>
          <table:table-cell/>
          <table:table-cell office:value-type="float" office:value="121.128" calcext:value-type="float">
            <text:p>121,128</text:p>
          </table:table-cell>
          <table:table-cell office:value-type="float" office:value="70.912503" calcext:value-type="float">
            <text:p>70,912503</text:p>
          </table:table-cell>
          <table:table-cell/>
          <table:table-cell office:value-type="float" office:value="904.417" calcext:value-type="float">
            <text:p>904,417</text:p>
          </table:table-cell>
          <table:table-cell office:value-type="float" office:value="863.21814" calcext:value-type="float">
            <text:p>863,21814</text:p>
          </table:table-cell>
          <table:table-cell table:number-columns-repeated="7"/>
        </table:table-row>
        <table:table-row table:style-name="ro1">
          <table:table-cell office:value-type="float" office:value="41.667" calcext:value-type="float">
            <text:p>41,667</text:p>
          </table:table-cell>
          <table:table-cell office:value-type="float" office:value="2.479344" calcext:value-type="float">
            <text:p>2,479344</text:p>
          </table:table-cell>
          <table:table-cell/>
          <table:table-cell office:value-type="float" office:value="117.193" calcext:value-type="float">
            <text:p>117,193</text:p>
          </table:table-cell>
          <table:table-cell office:value-type="float" office:value="70.88376" calcext:value-type="float">
            <text:p>70,88376</text:p>
          </table:table-cell>
          <table:table-cell/>
          <table:table-cell office:value-type="float" office:value="920.076" calcext:value-type="float">
            <text:p>920,076</text:p>
          </table:table-cell>
          <table:table-cell office:value-type="float" office:value="862.566317" calcext:value-type="float">
            <text:p>862,566317</text:p>
          </table:table-cell>
          <table:table-cell table:number-columns-repeated="7"/>
        </table:table-row>
        <table:table-row table:style-name="ro1">
          <table:table-cell office:value-type="float" office:value="40.948" calcext:value-type="float">
            <text:p>40,948</text:p>
          </table:table-cell>
          <table:table-cell office:value-type="float" office:value="2.476952" calcext:value-type="float">
            <text:p>2,476952</text:p>
          </table:table-cell>
          <table:table-cell/>
          <table:table-cell office:value-type="float" office:value="127.013" calcext:value-type="float">
            <text:p>127,013</text:p>
          </table:table-cell>
          <table:table-cell office:value-type="float" office:value="70.848357" calcext:value-type="float">
            <text:p>70,848357</text:p>
          </table:table-cell>
          <table:table-cell/>
          <table:table-cell office:value-type="float" office:value="898.52" calcext:value-type="float">
            <text:p>898,52</text:p>
          </table:table-cell>
          <table:table-cell office:value-type="float" office:value="862.452376" calcext:value-type="float">
            <text:p>862,452376</text:p>
          </table:table-cell>
          <table:table-cell table:number-columns-repeated="7"/>
        </table:table-row>
        <table:table-row table:style-name="ro1">
          <table:table-cell office:value-type="float" office:value="53.07" calcext:value-type="float">
            <text:p>53,07</text:p>
          </table:table-cell>
          <table:table-cell office:value-type="float" office:value="2.476183" calcext:value-type="float">
            <text:p>2,476183</text:p>
          </table:table-cell>
          <table:table-cell/>
          <table:table-cell office:value-type="float" office:value="115.212" calcext:value-type="float">
            <text:p>115,212</text:p>
          </table:table-cell>
          <table:table-cell office:value-type="float" office:value="70.841859" calcext:value-type="float">
            <text:p>70,841859</text:p>
          </table:table-cell>
          <table:table-cell/>
          <table:table-cell office:value-type="float" office:value="902.115" calcext:value-type="float">
            <text:p>902,115</text:p>
          </table:table-cell>
          <table:table-cell office:value-type="float" office:value="862.058973" calcext:value-type="float">
            <text:p>862,058973</text:p>
          </table:table-cell>
          <table:table-cell table:number-columns-repeated="7"/>
        </table:table-row>
        <table:table-row table:style-name="ro1">
          <table:table-cell office:value-type="float" office:value="41.462" calcext:value-type="float">
            <text:p>41,462</text:p>
          </table:table-cell>
          <table:table-cell office:value-type="float" office:value="2.474676" calcext:value-type="float">
            <text:p>2,474676</text:p>
          </table:table-cell>
          <table:table-cell/>
          <table:table-cell office:value-type="float" office:value="117.803" calcext:value-type="float">
            <text:p>117,803</text:p>
          </table:table-cell>
          <table:table-cell office:value-type="float" office:value="70.820473" calcext:value-type="float">
            <text:p>70,820473</text:p>
          </table:table-cell>
          <table:table-cell/>
          <table:table-cell office:value-type="float" office:value="937.344" calcext:value-type="float">
            <text:p>937,344</text:p>
          </table:table-cell>
          <table:table-cell office:value-type="float" office:value="861.920385" calcext:value-type="float">
            <text:p>861,920385</text:p>
          </table:table-cell>
          <table:table-cell table:number-columns-repeated="7"/>
        </table:table-row>
        <table:table-row table:style-name="ro1">
          <table:table-cell office:value-type="float" office:value="45.513" calcext:value-type="float">
            <text:p>45,513</text:p>
          </table:table-cell>
          <table:table-cell office:value-type="float" office:value="2.472583" calcext:value-type="float">
            <text:p>2,472583</text:p>
          </table:table-cell>
          <table:table-cell/>
          <table:table-cell office:value-type="float" office:value="115.921" calcext:value-type="float">
            <text:p>115,921</text:p>
          </table:table-cell>
          <table:table-cell office:value-type="float" office:value="70.75528" calcext:value-type="float">
            <text:p>70,75528</text:p>
          </table:table-cell>
          <table:table-cell/>
          <table:table-cell office:value-type="float" office:value="901.351" calcext:value-type="float">
            <text:p>901,351</text:p>
          </table:table-cell>
          <table:table-cell office:value-type="float" office:value="861.894211" calcext:value-type="float">
            <text:p>861,894211</text:p>
          </table:table-cell>
          <table:table-cell table:number-columns-repeated="7"/>
        </table:table-row>
        <table:table-row table:style-name="ro1">
          <table:table-cell office:value-type="float" office:value="46.996" calcext:value-type="float">
            <text:p>46,996</text:p>
          </table:table-cell>
          <table:table-cell office:value-type="float" office:value="2.472449" calcext:value-type="float">
            <text:p>2,472449</text:p>
          </table:table-cell>
          <table:table-cell/>
          <table:table-cell office:value-type="float" office:value="117.198" calcext:value-type="float">
            <text:p>117,198</text:p>
          </table:table-cell>
          <table:table-cell office:value-type="float" office:value="70.695031" calcext:value-type="float">
            <text:p>70,695031</text:p>
          </table:table-cell>
          <table:table-cell/>
          <table:table-cell office:value-type="float" office:value="899.543" calcext:value-type="float">
            <text:p>899,543</text:p>
          </table:table-cell>
          <table:table-cell office:value-type="float" office:value="861.809419" calcext:value-type="float">
            <text:p>861,809419</text:p>
          </table:table-cell>
          <table:table-cell table:number-columns-repeated="7"/>
        </table:table-row>
        <table:table-row table:style-name="ro1">
          <table:table-cell office:value-type="float" office:value="42.199" calcext:value-type="float">
            <text:p>42,199</text:p>
          </table:table-cell>
          <table:table-cell office:value-type="float" office:value="2.471048" calcext:value-type="float">
            <text:p>2,471048</text:p>
          </table:table-cell>
          <table:table-cell/>
          <table:table-cell office:value-type="float" office:value="114.597" calcext:value-type="float">
            <text:p>114,597</text:p>
          </table:table-cell>
          <table:table-cell office:value-type="float" office:value="70.692097" calcext:value-type="float">
            <text:p>70,692097</text:p>
          </table:table-cell>
          <table:table-cell/>
          <table:table-cell office:value-type="float" office:value="905.327" calcext:value-type="float">
            <text:p>905,327</text:p>
          </table:table-cell>
          <table:table-cell office:value-type="float" office:value="861.611602" calcext:value-type="float">
            <text:p>861,611602</text:p>
          </table:table-cell>
          <table:table-cell table:number-columns-repeated="7"/>
        </table:table-row>
        <table:table-row table:style-name="ro1">
          <table:table-cell office:value-type="float" office:value="42.782" calcext:value-type="float">
            <text:p>42,782</text:p>
          </table:table-cell>
          <table:table-cell office:value-type="float" office:value="2.470197" calcext:value-type="float">
            <text:p>2,470197</text:p>
          </table:table-cell>
          <table:table-cell/>
          <table:table-cell office:value-type="float" office:value="156.417" calcext:value-type="float">
            <text:p>156,417</text:p>
          </table:table-cell>
          <table:table-cell office:value-type="float" office:value="70.643516" calcext:value-type="float">
            <text:p>70,643516</text:p>
          </table:table-cell>
          <table:table-cell/>
          <table:table-cell office:value-type="float" office:value="899.123" calcext:value-type="float">
            <text:p>899,123</text:p>
          </table:table-cell>
          <table:table-cell office:value-type="float" office:value="861.55664" calcext:value-type="float">
            <text:p>861,55664</text:p>
          </table:table-cell>
          <table:table-cell table:number-columns-repeated="7"/>
        </table:table-row>
        <table:table-row table:style-name="ro1">
          <table:table-cell office:value-type="float" office:value="43.117" calcext:value-type="float">
            <text:p>43,117</text:p>
          </table:table-cell>
          <table:table-cell office:value-type="float" office:value="2.46025" calcext:value-type="float">
            <text:p>2,46025</text:p>
          </table:table-cell>
          <table:table-cell/>
          <table:table-cell office:value-type="float" office:value="175.791" calcext:value-type="float">
            <text:p>175,791</text:p>
          </table:table-cell>
          <table:table-cell office:value-type="float" office:value="70.61552" calcext:value-type="float">
            <text:p>70,61552</text:p>
          </table:table-cell>
          <table:table-cell/>
          <table:table-cell office:value-type="float" office:value="911.377" calcext:value-type="float">
            <text:p>911,377</text:p>
          </table:table-cell>
          <table:table-cell office:value-type="float" office:value="861.401472" calcext:value-type="float">
            <text:p>861,401472</text:p>
          </table:table-cell>
          <table:table-cell table:number-columns-repeated="7"/>
        </table:table-row>
        <table:table-row table:style-name="ro1">
          <table:table-cell office:value-type="float" office:value="42.575" calcext:value-type="float">
            <text:p>42,575</text:p>
          </table:table-cell>
          <table:table-cell office:value-type="float" office:value="2.451065" calcext:value-type="float">
            <text:p>2,451065</text:p>
          </table:table-cell>
          <table:table-cell/>
          <table:table-cell office:value-type="float" office:value="116.309" calcext:value-type="float">
            <text:p>116,309</text:p>
          </table:table-cell>
          <table:table-cell office:value-type="float" office:value="70.608364" calcext:value-type="float">
            <text:p>70,608364</text:p>
          </table:table-cell>
          <table:table-cell/>
          <table:table-cell office:value-type="float" office:value="901.852" calcext:value-type="float">
            <text:p>901,852</text:p>
          </table:table-cell>
          <table:table-cell office:value-type="float" office:value="861.289912" calcext:value-type="float">
            <text:p>861,289912</text:p>
          </table:table-cell>
          <table:table-cell table:number-columns-repeated="7"/>
        </table:table-row>
        <table:table-row table:style-name="ro1">
          <table:table-cell office:value-type="float" office:value="43.381" calcext:value-type="float">
            <text:p>43,381</text:p>
          </table:table-cell>
          <table:table-cell office:value-type="float" office:value="2.448898" calcext:value-type="float">
            <text:p>2,448898</text:p>
          </table:table-cell>
          <table:table-cell/>
          <table:table-cell office:value-type="float" office:value="113.69" calcext:value-type="float">
            <text:p>113,69</text:p>
          </table:table-cell>
          <table:table-cell office:value-type="float" office:value="70.575673" calcext:value-type="float">
            <text:p>70,575673</text:p>
          </table:table-cell>
          <table:table-cell/>
          <table:table-cell office:value-type="float" office:value="905.301" calcext:value-type="float">
            <text:p>905,301</text:p>
          </table:table-cell>
          <table:table-cell office:value-type="float" office:value="861.184915" calcext:value-type="float">
            <text:p>861,184915</text:p>
          </table:table-cell>
          <table:table-cell table:number-columns-repeated="7"/>
        </table:table-row>
        <table:table-row table:style-name="ro1">
          <table:table-cell office:value-type="float" office:value="40.509" calcext:value-type="float">
            <text:p>40,509</text:p>
          </table:table-cell>
          <table:table-cell office:value-type="float" office:value="2.446606" calcext:value-type="float">
            <text:p>2,446606</text:p>
          </table:table-cell>
          <table:table-cell/>
          <table:table-cell office:value-type="float" office:value="115.896" calcext:value-type="float">
            <text:p>115,896</text:p>
          </table:table-cell>
          <table:table-cell office:value-type="float" office:value="70.528257" calcext:value-type="float">
            <text:p>70,52825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861.075401" calcext:value-type="float">
            <text:p>861,075401</text:p>
          </table:table-cell>
          <table:table-cell table:number-columns-repeated="7"/>
        </table:table-row>
        <table:table-row table:style-name="ro1">
          <table:table-cell office:value-type="float" office:value="80.13" calcext:value-type="float">
            <text:p>80,13</text:p>
          </table:table-cell>
          <table:table-cell office:value-type="float" office:value="2.44512" calcext:value-type="float">
            <text:p>2,44512</text:p>
          </table:table-cell>
          <table:table-cell/>
          <table:table-cell office:value-type="float" office:value="118.23" calcext:value-type="float">
            <text:p>118,23</text:p>
          </table:table-cell>
          <table:table-cell office:value-type="float" office:value="70.490991" calcext:value-type="float">
            <text:p>70,490991</text:p>
          </table:table-cell>
          <table:table-cell/>
          <table:table-cell office:value-type="float" office:value="920.892" calcext:value-type="float">
            <text:p>920,892</text:p>
          </table:table-cell>
          <table:table-cell office:value-type="float" office:value="860.939866" calcext:value-type="float">
            <text:p>860,939866</text:p>
          </table:table-cell>
          <table:table-cell table:number-columns-repeated="7"/>
        </table:table-row>
        <table:table-row table:style-name="ro1">
          <table:table-cell office:value-type="float" office:value="53.41" calcext:value-type="float">
            <text:p>53,41</text:p>
          </table:table-cell>
          <table:table-cell office:value-type="float" office:value="2.444096" calcext:value-type="float">
            <text:p>2,444096</text:p>
          </table:table-cell>
          <table:table-cell/>
          <table:table-cell office:value-type="float" office:value="117.93" calcext:value-type="float">
            <text:p>117,93</text:p>
          </table:table-cell>
          <table:table-cell office:value-type="float" office:value="70.466737" calcext:value-type="float">
            <text:p>70,466737</text:p>
          </table:table-cell>
          <table:table-cell/>
          <table:table-cell office:value-type="float" office:value="902.409" calcext:value-type="float">
            <text:p>902,409</text:p>
          </table:table-cell>
          <table:table-cell office:value-type="float" office:value="860.347728" calcext:value-type="float">
            <text:p>860,347728</text:p>
          </table:table-cell>
          <table:table-cell table:number-columns-repeated="7"/>
        </table:table-row>
        <table:table-row table:style-name="ro1">
          <table:table-cell office:value-type="float" office:value="43.444" calcext:value-type="float">
            <text:p>43,444</text:p>
          </table:table-cell>
          <table:table-cell office:value-type="float" office:value="2.440633" calcext:value-type="float">
            <text:p>2,440633</text:p>
          </table:table-cell>
          <table:table-cell/>
          <table:table-cell office:value-type="float" office:value="119.664" calcext:value-type="float">
            <text:p>119,664</text:p>
          </table:table-cell>
          <table:table-cell office:value-type="float" office:value="70.429462" calcext:value-type="float">
            <text:p>70,429462</text:p>
          </table:table-cell>
          <table:table-cell/>
          <table:table-cell office:value-type="float" office:value="898.429" calcext:value-type="float">
            <text:p>898,429</text:p>
          </table:table-cell>
          <table:table-cell office:value-type="float" office:value="860.1401" calcext:value-type="float">
            <text:p>860,1401</text:p>
          </table:table-cell>
          <table:table-cell table:number-columns-repeated="7"/>
        </table:table-row>
        <table:table-row table:style-name="ro1">
          <table:table-cell office:value-type="float" office:value="39.561" calcext:value-type="float">
            <text:p>39,561</text:p>
          </table:table-cell>
          <table:table-cell office:value-type="float" office:value="2.438817" calcext:value-type="float">
            <text:p>2,438817</text:p>
          </table:table-cell>
          <table:table-cell/>
          <table:table-cell office:value-type="float" office:value="117.475" calcext:value-type="float">
            <text:p>117,475</text:p>
          </table:table-cell>
          <table:table-cell office:value-type="float" office:value="70.420775" calcext:value-type="float">
            <text:p>70,420775</text:p>
          </table:table-cell>
          <table:table-cell/>
          <table:table-cell office:value-type="float" office:value="916.692" calcext:value-type="float">
            <text:p>916,692</text:p>
          </table:table-cell>
          <table:table-cell office:value-type="float" office:value="859.683912" calcext:value-type="float">
            <text:p>859,683912</text:p>
          </table:table-cell>
          <table:table-cell table:number-columns-repeated="7"/>
        </table:table-row>
        <table:table-row table:style-name="ro1">
          <table:table-cell office:value-type="float" office:value="41.868" calcext:value-type="float">
            <text:p>41,868</text:p>
          </table:table-cell>
          <table:table-cell office:value-type="float" office:value="2.437242" calcext:value-type="float">
            <text:p>2,437242</text:p>
          </table:table-cell>
          <table:table-cell/>
          <table:table-cell office:value-type="float" office:value="123.958" calcext:value-type="float">
            <text:p>123,958</text:p>
          </table:table-cell>
          <table:table-cell office:value-type="float" office:value="70.268093" calcext:value-type="float">
            <text:p>70,268093</text:p>
          </table:table-cell>
          <table:table-cell/>
          <table:table-cell office:value-type="float" office:value="900.499" calcext:value-type="float">
            <text:p>900,499</text:p>
          </table:table-cell>
          <table:table-cell office:value-type="float" office:value="859.615624" calcext:value-type="float">
            <text:p>859,615624</text:p>
          </table:table-cell>
          <table:table-cell table:number-columns-repeated="7"/>
        </table:table-row>
        <table:table-row table:style-name="ro1">
          <table:table-cell office:value-type="float" office:value="39.071" calcext:value-type="float">
            <text:p>39,071</text:p>
          </table:table-cell>
          <table:table-cell office:value-type="float" office:value="2.437134" calcext:value-type="float">
            <text:p>2,437134</text:p>
          </table:table-cell>
          <table:table-cell/>
          <table:table-cell office:value-type="float" office:value="873.514" calcext:value-type="float">
            <text:p>873,514</text:p>
          </table:table-cell>
          <table:table-cell office:value-type="float" office:value="68.221989" calcext:value-type="float">
            <text:p>68,221989</text:p>
          </table:table-cell>
          <table:table-cell/>
          <table:table-cell office:value-type="float" office:value="899.948" calcext:value-type="float">
            <text:p>899,948</text:p>
          </table:table-cell>
          <table:table-cell office:value-type="float" office:value="859.593824" calcext:value-type="float">
            <text:p>859,593824</text:p>
          </table:table-cell>
          <table:table-cell table:number-columns-repeated="7"/>
        </table:table-row>
        <table:table-row table:style-name="ro1">
          <table:table-cell office:value-type="float" office:value="42.956" calcext:value-type="float">
            <text:p>42,956</text:p>
          </table:table-cell>
          <table:table-cell office:value-type="float" office:value="2.435689" calcext:value-type="float">
            <text:p>2,435689</text:p>
          </table:table-cell>
          <table:table-cell/>
          <table:table-cell office:value-type="float" office:value="113.713" calcext:value-type="float">
            <text:p>113,713</text:p>
          </table:table-cell>
          <table:table-cell office:value-type="float" office:value="67.289913" calcext:value-type="float">
            <text:p>67,289913</text:p>
          </table:table-cell>
          <table:table-cell/>
          <table:table-cell office:value-type="float" office:value="917.039" calcext:value-type="float">
            <text:p>917,039</text:p>
          </table:table-cell>
          <table:table-cell office:value-type="float" office:value="859.44636" calcext:value-type="float">
            <text:p>859,44636</text:p>
          </table:table-cell>
          <table:table-cell table:number-columns-repeated="7"/>
        </table:table-row>
        <table:table-row table:style-name="ro1">
          <table:table-cell office:value-type="float" office:value="41.386" calcext:value-type="float">
            <text:p>41,386</text:p>
          </table:table-cell>
          <table:table-cell office:value-type="float" office:value="2.43351" calcext:value-type="float">
            <text:p>2,43351</text:p>
          </table:table-cell>
          <table:table-cell/>
          <table:table-cell office:value-type="float" office:value="124.289" calcext:value-type="float">
            <text:p>124,289</text:p>
          </table:table-cell>
          <table:table-cell office:value-type="float" office:value="67.257653" calcext:value-type="float">
            <text:p>67,257653</text:p>
          </table:table-cell>
          <table:table-cell/>
          <table:table-cell office:value-type="float" office:value="900.698" calcext:value-type="float">
            <text:p>900,698</text:p>
          </table:table-cell>
          <table:table-cell office:value-type="float" office:value="859.391025" calcext:value-type="float">
            <text:p>859,391025</text:p>
          </table:table-cell>
          <table:table-cell table:number-columns-repeated="7"/>
        </table:table-row>
        <table:table-row table:style-name="ro1">
          <table:table-cell office:value-type="float" office:value="42.706" calcext:value-type="float">
            <text:p>42,706</text:p>
          </table:table-cell>
          <table:table-cell office:value-type="float" office:value="2.432349" calcext:value-type="float">
            <text:p>2,432349</text:p>
          </table:table-cell>
          <table:table-cell/>
          <table:table-cell office:value-type="float" office:value="114.324" calcext:value-type="float">
            <text:p>114,324</text:p>
          </table:table-cell>
          <table:table-cell office:value-type="float" office:value="67.051636" calcext:value-type="float">
            <text:p>67,051636</text:p>
          </table:table-cell>
          <table:table-cell/>
          <table:table-cell office:value-type="float" office:value="899.882" calcext:value-type="float">
            <text:p>899,882</text:p>
          </table:table-cell>
          <table:table-cell office:value-type="float" office:value="859.260043" calcext:value-type="float">
            <text:p>859,260043</text:p>
          </table:table-cell>
          <table:table-cell table:number-columns-repeated="7"/>
        </table:table-row>
        <table:table-row table:style-name="ro1">
          <table:table-cell office:value-type="float" office:value="41.646" calcext:value-type="float">
            <text:p>41,646</text:p>
          </table:table-cell>
          <table:table-cell office:value-type="float" office:value="2.430633" calcext:value-type="float">
            <text:p>2,430633</text:p>
          </table:table-cell>
          <table:table-cell/>
          <table:table-cell office:value-type="float" office:value="114.033" calcext:value-type="float">
            <text:p>114,033</text:p>
          </table:table-cell>
          <table:table-cell office:value-type="float" office:value="66.74541" calcext:value-type="float">
            <text:p>66,74541</text:p>
          </table:table-cell>
          <table:table-cell/>
          <table:table-cell office:value-type="float" office:value="896.943" calcext:value-type="float">
            <text:p>896,943</text:p>
          </table:table-cell>
          <table:table-cell office:value-type="float" office:value="859.137756" calcext:value-type="float">
            <text:p>859,137756</text:p>
          </table:table-cell>
          <table:table-cell table:number-columns-repeated="7"/>
        </table:table-row>
        <table:table-row table:style-name="ro1">
          <table:table-cell office:value-type="float" office:value="44.65" calcext:value-type="float">
            <text:p>44,65</text:p>
          </table:table-cell>
          <table:table-cell office:value-type="float" office:value="2.429298" calcext:value-type="float">
            <text:p>2,429298</text:p>
          </table:table-cell>
          <table:table-cell/>
          <table:table-cell office:value-type="float" office:value="124.534" calcext:value-type="float">
            <text:p>124,534</text:p>
          </table:table-cell>
          <table:table-cell office:value-type="float" office:value="66.745037" calcext:value-type="float">
            <text:p>66,745037</text:p>
          </table:table-cell>
          <table:table-cell/>
          <table:table-cell office:value-type="float" office:value="900.328" calcext:value-type="float">
            <text:p>900,328</text:p>
          </table:table-cell>
          <table:table-cell office:value-type="float" office:value="859.117386" calcext:value-type="float">
            <text:p>859,117386</text:p>
          </table:table-cell>
          <table:table-cell table:number-columns-repeated="7"/>
        </table:table-row>
        <table:table-row table:style-name="ro1">
          <table:table-cell office:value-type="float" office:value="42.085" calcext:value-type="float">
            <text:p>42,085</text:p>
          </table:table-cell>
          <table:table-cell office:value-type="float" office:value="2.428916" calcext:value-type="float">
            <text:p>2,428916</text:p>
          </table:table-cell>
          <table:table-cell/>
          <table:table-cell office:value-type="float" office:value="145.963" calcext:value-type="float">
            <text:p>145,963</text:p>
          </table:table-cell>
          <table:table-cell office:value-type="float" office:value="66.67695" calcext:value-type="float">
            <text:p>66,67695</text:p>
          </table:table-cell>
          <table:table-cell/>
          <table:table-cell office:value-type="float" office:value="895.969" calcext:value-type="float">
            <text:p>895,969</text:p>
          </table:table-cell>
          <table:table-cell office:value-type="float" office:value="858.933207" calcext:value-type="float">
            <text:p>858,933207</text:p>
          </table:table-cell>
          <table:table-cell table:number-columns-repeated="7"/>
        </table:table-row>
        <table:table-row table:style-name="ro1">
          <table:table-cell office:value-type="float" office:value="41.763" calcext:value-type="float">
            <text:p>41,763</text:p>
          </table:table-cell>
          <table:table-cell office:value-type="float" office:value="2.42804" calcext:value-type="float">
            <text:p>2,42804</text:p>
          </table:table-cell>
          <table:table-cell/>
          <table:table-cell office:value-type="float" office:value="115.119" calcext:value-type="float">
            <text:p>115,119</text:p>
          </table:table-cell>
          <table:table-cell office:value-type="float" office:value="66.593366" calcext:value-type="float">
            <text:p>66,593366</text:p>
          </table:table-cell>
          <table:table-cell/>
          <table:table-cell office:value-type="float" office:value="896.771" calcext:value-type="float">
            <text:p>896,771</text:p>
          </table:table-cell>
          <table:table-cell office:value-type="float" office:value="858.476897" calcext:value-type="float">
            <text:p>858,476897</text:p>
          </table:table-cell>
          <table:table-cell table:number-columns-repeated="7"/>
        </table:table-row>
        <table:table-row table:style-name="ro1">
          <table:table-cell office:value-type="float" office:value="40.152" calcext:value-type="float">
            <text:p>40,152</text:p>
          </table:table-cell>
          <table:table-cell office:value-type="float" office:value="2.423196" calcext:value-type="float">
            <text:p>2,423196</text:p>
          </table:table-cell>
          <table:table-cell/>
          <table:table-cell office:value-type="float" office:value="180.55" calcext:value-type="float">
            <text:p>180,55</text:p>
          </table:table-cell>
          <table:table-cell office:value-type="float" office:value="66.559658" calcext:value-type="float">
            <text:p>66,559658</text:p>
          </table:table-cell>
          <table:table-cell/>
          <table:table-cell office:value-type="float" office:value="897.777" calcext:value-type="float">
            <text:p>897,777</text:p>
          </table:table-cell>
          <table:table-cell office:value-type="float" office:value="858.283722" calcext:value-type="float">
            <text:p>858,283722</text:p>
          </table:table-cell>
          <table:table-cell table:number-columns-repeated="7"/>
        </table:table-row>
        <table:table-row table:style-name="ro1">
          <table:table-cell office:value-type="float" office:value="46.425" calcext:value-type="float">
            <text:p>46,425</text:p>
          </table:table-cell>
          <table:table-cell office:value-type="float" office:value="2.421376" calcext:value-type="float">
            <text:p>2,421376</text:p>
          </table:table-cell>
          <table:table-cell/>
          <table:table-cell office:value-type="float" office:value="115.98" calcext:value-type="float">
            <text:p>115,98</text:p>
          </table:table-cell>
          <table:table-cell office:value-type="float" office:value="66.263235" calcext:value-type="float">
            <text:p>66,263235</text:p>
          </table:table-cell>
          <table:table-cell/>
          <table:table-cell office:value-type="float" office:value="904.765" calcext:value-type="float">
            <text:p>904,765</text:p>
          </table:table-cell>
          <table:table-cell office:value-type="float" office:value="858.254129" calcext:value-type="float">
            <text:p>858,254129</text:p>
          </table:table-cell>
          <table:table-cell table:number-columns-repeated="7"/>
        </table:table-row>
        <table:table-row table:style-name="ro1">
          <table:table-cell office:value-type="float" office:value="42.454" calcext:value-type="float">
            <text:p>42,454</text:p>
          </table:table-cell>
          <table:table-cell office:value-type="float" office:value="2.418458" calcext:value-type="float">
            <text:p>2,418458</text:p>
          </table:table-cell>
          <table:table-cell/>
          <table:table-cell office:value-type="float" office:value="117.347" calcext:value-type="float">
            <text:p>117,347</text:p>
          </table:table-cell>
          <table:table-cell office:value-type="float" office:value="66.219203" calcext:value-type="float">
            <text:p>66,219203</text:p>
          </table:table-cell>
          <table:table-cell/>
          <table:table-cell office:value-type="float" office:value="1144.626" calcext:value-type="float">
            <text:p>1144,626</text:p>
          </table:table-cell>
          <table:table-cell office:value-type="float" office:value="858.226039" calcext:value-type="float">
            <text:p>858,226039</text:p>
          </table:table-cell>
          <table:table-cell table:number-columns-repeated="7"/>
        </table:table-row>
        <table:table-row table:style-name="ro1">
          <table:table-cell office:value-type="float" office:value="39.475" calcext:value-type="float">
            <text:p>39,475</text:p>
          </table:table-cell>
          <table:table-cell office:value-type="float" office:value="2.41321" calcext:value-type="float">
            <text:p>2,41321</text:p>
          </table:table-cell>
          <table:table-cell/>
          <table:table-cell office:value-type="float" office:value="114.745" calcext:value-type="float">
            <text:p>114,745</text:p>
          </table:table-cell>
          <table:table-cell office:value-type="float" office:value="66.208581" calcext:value-type="float">
            <text:p>66,208581</text:p>
          </table:table-cell>
          <table:table-cell/>
          <table:table-cell office:value-type="float" office:value="900.867" calcext:value-type="float">
            <text:p>900,867</text:p>
          </table:table-cell>
          <table:table-cell office:value-type="float" office:value="858.143439" calcext:value-type="float">
            <text:p>858,143439</text:p>
          </table:table-cell>
          <table:table-cell table:number-columns-repeated="7"/>
        </table:table-row>
        <table:table-row table:style-name="ro1">
          <table:table-cell office:value-type="float" office:value="40.565" calcext:value-type="float">
            <text:p>40,565</text:p>
          </table:table-cell>
          <table:table-cell office:value-type="float" office:value="2.411635" calcext:value-type="float">
            <text:p>2,411635</text:p>
          </table:table-cell>
          <table:table-cell/>
          <table:table-cell office:value-type="float" office:value="116.122" calcext:value-type="float">
            <text:p>116,122</text:p>
          </table:table-cell>
          <table:table-cell office:value-type="float" office:value="66.159851" calcext:value-type="float">
            <text:p>66,159851</text:p>
          </table:table-cell>
          <table:table-cell/>
          <table:table-cell office:value-type="float" office:value="896.856" calcext:value-type="float">
            <text:p>896,856</text:p>
          </table:table-cell>
          <table:table-cell office:value-type="float" office:value="858.108181" calcext:value-type="float">
            <text:p>858,108181</text:p>
          </table:table-cell>
          <table:table-cell table:number-columns-repeated="7"/>
        </table:table-row>
        <table:table-row table:style-name="ro1">
          <table:table-cell office:value-type="float" office:value="45.561" calcext:value-type="float">
            <text:p>45,561</text:p>
          </table:table-cell>
          <table:table-cell office:value-type="float" office:value="2.41098" calcext:value-type="float">
            <text:p>2,41098</text:p>
          </table:table-cell>
          <table:table-cell/>
          <table:table-cell office:value-type="float" office:value="106.186" calcext:value-type="float">
            <text:p>106,186</text:p>
          </table:table-cell>
          <table:table-cell office:value-type="float" office:value="62.956888" calcext:value-type="float">
            <text:p>62,956888</text:p>
          </table:table-cell>
          <table:table-cell/>
          <table:table-cell office:value-type="float" office:value="894.657" calcext:value-type="float">
            <text:p>894,657</text:p>
          </table:table-cell>
          <table:table-cell office:value-type="float" office:value="857.930217" calcext:value-type="float">
            <text:p>857,930217</text:p>
          </table:table-cell>
          <table:table-cell table:number-columns-repeated="7"/>
        </table:table-row>
        <table:table-row table:style-name="ro1">
          <table:table-cell office:value-type="float" office:value="39.662" calcext:value-type="float">
            <text:p>39,662</text:p>
          </table:table-cell>
          <table:table-cell office:value-type="float" office:value="2.406698" calcext:value-type="float">
            <text:p>2,406698</text:p>
          </table:table-cell>
          <table:table-cell/>
          <table:table-cell office:value-type="float" office:value="119.658" calcext:value-type="float">
            <text:p>119,658</text:p>
          </table:table-cell>
          <table:table-cell office:value-type="float" office:value="62.529541" calcext:value-type="float">
            <text:p>62,529541</text:p>
          </table:table-cell>
          <table:table-cell/>
          <table:table-cell office:value-type="float" office:value="896.96" calcext:value-type="float">
            <text:p>896,96</text:p>
          </table:table-cell>
          <table:table-cell office:value-type="float" office:value="857.550243" calcext:value-type="float">
            <text:p>857,550243</text:p>
          </table:table-cell>
          <table:table-cell table:number-columns-repeated="7"/>
        </table:table-row>
        <table:table-row table:style-name="ro1">
          <table:table-cell office:value-type="float" office:value="41.947" calcext:value-type="float">
            <text:p>41,947</text:p>
          </table:table-cell>
          <table:table-cell office:value-type="float" office:value="2.405844" calcext:value-type="float">
            <text:p>2,405844</text:p>
          </table:table-cell>
          <table:table-cell/>
          <table:table-cell office:value-type="float" office:value="773.762" calcext:value-type="float">
            <text:p>773,762</text:p>
          </table:table-cell>
          <table:table-cell office:value-type="float" office:value="62.344505" calcext:value-type="float">
            <text:p>62,344505</text:p>
          </table:table-cell>
          <table:table-cell/>
          <table:table-cell office:value-type="float" office:value="1145.538" calcext:value-type="float">
            <text:p>1145,538</text:p>
          </table:table-cell>
          <table:table-cell office:value-type="float" office:value="857.548564" calcext:value-type="float">
            <text:p>857,548564</text:p>
          </table:table-cell>
          <table:table-cell table:number-columns-repeated="7"/>
        </table:table-row>
        <table:table-row table:style-name="ro1">
          <table:table-cell office:value-type="float" office:value="41.777" calcext:value-type="float">
            <text:p>41,777</text:p>
          </table:table-cell>
          <table:table-cell office:value-type="float" office:value="2.404355" calcext:value-type="float">
            <text:p>2,404355</text:p>
          </table:table-cell>
          <table:table-cell/>
          <table:table-cell office:value-type="float" office:value="110.976" calcext:value-type="float">
            <text:p>110,976</text:p>
          </table:table-cell>
          <table:table-cell office:value-type="float" office:value="62.293686" calcext:value-type="float">
            <text:p>62,293686</text:p>
          </table:table-cell>
          <table:table-cell/>
          <table:table-cell office:value-type="float" office:value="902.083" calcext:value-type="float">
            <text:p>902,083</text:p>
          </table:table-cell>
          <table:table-cell office:value-type="float" office:value="857.390924" calcext:value-type="float">
            <text:p>857,390924</text:p>
          </table:table-cell>
          <table:table-cell table:number-columns-repeated="7"/>
        </table:table-row>
        <table:table-row table:style-name="ro1">
          <table:table-cell office:value-type="float" office:value="41.2" calcext:value-type="float">
            <text:p>41,2</text:p>
          </table:table-cell>
          <table:table-cell office:value-type="float" office:value="2.401322" calcext:value-type="float">
            <text:p>2,401322</text:p>
          </table:table-cell>
          <table:table-cell/>
          <table:table-cell office:value-type="float" office:value="160.336" calcext:value-type="float">
            <text:p>160,336</text:p>
          </table:table-cell>
          <table:table-cell office:value-type="float" office:value="61.962022" calcext:value-type="float">
            <text:p>61,962022</text:p>
          </table:table-cell>
          <table:table-cell/>
          <table:table-cell office:value-type="float" office:value="895.833" calcext:value-type="float">
            <text:p>895,833</text:p>
          </table:table-cell>
          <table:table-cell office:value-type="float" office:value="857.386962" calcext:value-type="float">
            <text:p>857,386962</text:p>
          </table:table-cell>
          <table:table-cell table:number-columns-repeated="7"/>
        </table:table-row>
        <table:table-row table:style-name="ro1">
          <table:table-cell office:value-type="float" office:value="42.011" calcext:value-type="float">
            <text:p>42,011</text:p>
          </table:table-cell>
          <table:table-cell office:value-type="float" office:value="2.398829" calcext:value-type="float">
            <text:p>2,398829</text:p>
          </table:table-cell>
          <table:table-cell/>
          <table:table-cell office:value-type="float" office:value="103.33" calcext:value-type="float">
            <text:p>103,33</text:p>
          </table:table-cell>
          <table:table-cell office:value-type="float" office:value="61.168341" calcext:value-type="float">
            <text:p>61,168341</text:p>
          </table:table-cell>
          <table:table-cell/>
          <table:table-cell office:value-type="float" office:value="911.131" calcext:value-type="float">
            <text:p>911,131</text:p>
          </table:table-cell>
          <table:table-cell office:value-type="float" office:value="856.86168" calcext:value-type="float">
            <text:p>856,86168</text:p>
          </table:table-cell>
          <table:table-cell table:number-columns-repeated="7"/>
        </table:table-row>
        <table:table-row table:style-name="ro1">
          <table:table-cell office:value-type="float" office:value="43.592" calcext:value-type="float">
            <text:p>43,592</text:p>
          </table:table-cell>
          <table:table-cell office:value-type="float" office:value="2.398353" calcext:value-type="float">
            <text:p>2,398353</text:p>
          </table:table-cell>
          <table:table-cell/>
          <table:table-cell office:value-type="float" office:value="104.587" calcext:value-type="float">
            <text:p>104,587</text:p>
          </table:table-cell>
          <table:table-cell office:value-type="float" office:value="59.332169" calcext:value-type="float">
            <text:p>59,332169</text:p>
          </table:table-cell>
          <table:table-cell/>
          <table:table-cell office:value-type="float" office:value="897.719" calcext:value-type="float">
            <text:p>897,719</text:p>
          </table:table-cell>
          <table:table-cell office:value-type="float" office:value="856.840708" calcext:value-type="float">
            <text:p>856,840708</text:p>
          </table:table-cell>
          <table:table-cell table:number-columns-repeated="7"/>
        </table:table-row>
        <table:table-row table:style-name="ro1">
          <table:table-cell office:value-type="float" office:value="42.426" calcext:value-type="float">
            <text:p>42,426</text:p>
          </table:table-cell>
          <table:table-cell office:value-type="float" office:value="2.396574" calcext:value-type="float">
            <text:p>2,396574</text:p>
          </table:table-cell>
          <table:table-cell/>
          <table:table-cell office:value-type="float" office:value="102.084" calcext:value-type="float">
            <text:p>102,084</text:p>
          </table:table-cell>
          <table:table-cell office:value-type="float" office:value="59.235125" calcext:value-type="float">
            <text:p>59,235125</text:p>
          </table:table-cell>
          <table:table-cell/>
          <table:table-cell office:value-type="float" office:value="895.501" calcext:value-type="float">
            <text:p>895,501</text:p>
          </table:table-cell>
          <table:table-cell office:value-type="float" office:value="856.714127" calcext:value-type="float">
            <text:p>856,714127</text:p>
          </table:table-cell>
          <table:table-cell table:number-columns-repeated="7"/>
        </table:table-row>
        <table:table-row table:style-name="ro1">
          <table:table-cell office:value-type="float" office:value="43.136" calcext:value-type="float">
            <text:p>43,136</text:p>
          </table:table-cell>
          <table:table-cell office:value-type="float" office:value="2.391542" calcext:value-type="float">
            <text:p>2,391542</text:p>
          </table:table-cell>
          <table:table-cell/>
          <table:table-cell office:value-type="float" office:value="102.829" calcext:value-type="float">
            <text:p>102,829</text:p>
          </table:table-cell>
          <table:table-cell office:value-type="float" office:value="59.153117" calcext:value-type="float">
            <text:p>59,153117</text:p>
          </table:table-cell>
          <table:table-cell/>
          <table:table-cell office:value-type="float" office:value="895.16" calcext:value-type="float">
            <text:p>895,16</text:p>
          </table:table-cell>
          <table:table-cell office:value-type="float" office:value="856.33363" calcext:value-type="float">
            <text:p>856,33363</text:p>
          </table:table-cell>
          <table:table-cell table:number-columns-repeated="7"/>
        </table:table-row>
        <table:table-row table:style-name="ro1">
          <table:table-cell office:value-type="float" office:value="42.13" calcext:value-type="float">
            <text:p>42,13</text:p>
          </table:table-cell>
          <table:table-cell office:value-type="float" office:value="2.388013" calcext:value-type="float">
            <text:p>2,388013</text:p>
          </table:table-cell>
          <table:table-cell/>
          <table:table-cell office:value-type="float" office:value="102.444" calcext:value-type="float">
            <text:p>102,444</text:p>
          </table:table-cell>
          <table:table-cell office:value-type="float" office:value="59.045552" calcext:value-type="float">
            <text:p>59,045552</text:p>
          </table:table-cell>
          <table:table-cell/>
          <table:table-cell office:value-type="float" office:value="896.005" calcext:value-type="float">
            <text:p>896,005</text:p>
          </table:table-cell>
          <table:table-cell office:value-type="float" office:value="856.192574" calcext:value-type="float">
            <text:p>856,192574</text:p>
          </table:table-cell>
          <table:table-cell table:number-columns-repeated="7"/>
        </table:table-row>
        <table:table-row table:style-name="ro1">
          <table:table-cell office:value-type="float" office:value="40.161" calcext:value-type="float">
            <text:p>40,161</text:p>
          </table:table-cell>
          <table:table-cell office:value-type="float" office:value="2.387628" calcext:value-type="float">
            <text:p>2,387628</text:p>
          </table:table-cell>
          <table:table-cell/>
          <table:table-cell office:value-type="float" office:value="103.781" calcext:value-type="float">
            <text:p>103,781</text:p>
          </table:table-cell>
          <table:table-cell office:value-type="float" office:value="58.9431" calcext:value-type="float">
            <text:p>58,9431</text:p>
          </table:table-cell>
          <table:table-cell/>
          <table:table-cell office:value-type="float" office:value="896.73" calcext:value-type="float">
            <text:p>896,73</text:p>
          </table:table-cell>
          <table:table-cell office:value-type="float" office:value="855.937027" calcext:value-type="float">
            <text:p>855,937027</text:p>
          </table:table-cell>
          <table:table-cell table:number-columns-repeated="7"/>
        </table:table-row>
        <table:table-row table:style-name="ro1">
          <table:table-cell office:value-type="float" office:value="39.113" calcext:value-type="float">
            <text:p>39,113</text:p>
          </table:table-cell>
          <table:table-cell office:value-type="float" office:value="2.387416" calcext:value-type="float">
            <text:p>2,387416</text:p>
          </table:table-cell>
          <table:table-cell/>
          <table:table-cell office:value-type="float" office:value="102.317" calcext:value-type="float">
            <text:p>102,317</text:p>
          </table:table-cell>
          <table:table-cell office:value-type="float" office:value="58.691232" calcext:value-type="float">
            <text:p>58,691232</text:p>
          </table:table-cell>
          <table:table-cell/>
          <table:table-cell office:value-type="float" office:value="983.669" calcext:value-type="float">
            <text:p>983,669</text:p>
          </table:table-cell>
          <table:table-cell office:value-type="float" office:value="855.040623" calcext:value-type="float">
            <text:p>855,040623</text:p>
          </table:table-cell>
          <table:table-cell table:number-columns-repeated="7"/>
        </table:table-row>
        <table:table-row table:style-name="ro1">
          <table:table-cell office:value-type="float" office:value="41.122" calcext:value-type="float">
            <text:p>41,122</text:p>
          </table:table-cell>
          <table:table-cell office:value-type="float" office:value="2.387135" calcext:value-type="float">
            <text:p>2,387135</text:p>
          </table:table-cell>
          <table:table-cell/>
          <table:table-cell office:value-type="float" office:value="100.797" calcext:value-type="float">
            <text:p>100,797</text:p>
          </table:table-cell>
          <table:table-cell office:value-type="float" office:value="58.641183" calcext:value-type="float">
            <text:p>58,641183</text:p>
          </table:table-cell>
          <table:table-cell/>
          <table:table-cell office:value-type="float" office:value="1154.481" calcext:value-type="float">
            <text:p>1154,481</text:p>
          </table:table-cell>
          <table:table-cell office:value-type="float" office:value="854.533736" calcext:value-type="float">
            <text:p>854,533736</text:p>
          </table:table-cell>
          <table:table-cell table:number-columns-repeated="7"/>
        </table:table-row>
        <table:table-row table:style-name="ro1">
          <table:table-cell office:value-type="float" office:value="87.309" calcext:value-type="float">
            <text:p>87,309</text:p>
          </table:table-cell>
          <table:table-cell office:value-type="float" office:value="2.386781" calcext:value-type="float">
            <text:p>2,386781</text:p>
          </table:table-cell>
          <table:table-cell/>
          <table:table-cell office:value-type="float" office:value="107.271" calcext:value-type="float">
            <text:p>107,271</text:p>
          </table:table-cell>
          <table:table-cell office:value-type="float" office:value="58.600729" calcext:value-type="float">
            <text:p>58,600729</text:p>
          </table:table-cell>
          <table:table-cell/>
          <table:table-cell office:value-type="float" office:value="894.444" calcext:value-type="float">
            <text:p>894,444</text:p>
          </table:table-cell>
          <table:table-cell office:value-type="float" office:value="854.221393" calcext:value-type="float">
            <text:p>854,221393</text:p>
          </table:table-cell>
          <table:table-cell table:number-columns-repeated="7"/>
        </table:table-row>
        <table:table-row table:style-name="ro1">
          <table:table-cell office:value-type="float" office:value="40.139" calcext:value-type="float">
            <text:p>40,139</text:p>
          </table:table-cell>
          <table:table-cell office:value-type="float" office:value="2.385796" calcext:value-type="float">
            <text:p>2,385796</text:p>
          </table:table-cell>
          <table:table-cell/>
          <table:table-cell office:value-type="float" office:value="120.097" calcext:value-type="float">
            <text:p>120,097</text:p>
          </table:table-cell>
          <table:table-cell office:value-type="float" office:value="58.592206" calcext:value-type="float">
            <text:p>58,592206</text:p>
          </table:table-cell>
          <table:table-cell/>
          <table:table-cell office:value-type="float" office:value="901.262" calcext:value-type="float">
            <text:p>901,262</text:p>
          </table:table-cell>
          <table:table-cell office:value-type="float" office:value="853.789092" calcext:value-type="float">
            <text:p>853,789092</text:p>
          </table:table-cell>
          <table:table-cell table:number-columns-repeated="7"/>
        </table:table-row>
        <table:table-row table:style-name="ro1">
          <table:table-cell office:value-type="float" office:value="49.876" calcext:value-type="float">
            <text:p>49,876</text:p>
          </table:table-cell>
          <table:table-cell office:value-type="float" office:value="2.383639" calcext:value-type="float">
            <text:p>2,383639</text:p>
          </table:table-cell>
          <table:table-cell/>
          <table:table-cell office:value-type="float" office:value="103.771" calcext:value-type="float">
            <text:p>103,771</text:p>
          </table:table-cell>
          <table:table-cell office:value-type="float" office:value="58.461728" calcext:value-type="float">
            <text:p>58,461728</text:p>
          </table:table-cell>
          <table:table-cell/>
          <table:table-cell office:value-type="float" office:value="893.352" calcext:value-type="float">
            <text:p>893,352</text:p>
          </table:table-cell>
          <table:table-cell office:value-type="float" office:value="852.915139" calcext:value-type="float">
            <text:p>852,915139</text:p>
          </table:table-cell>
          <table:table-cell table:number-columns-repeated="7"/>
        </table:table-row>
        <table:table-row table:style-name="ro1">
          <table:table-cell office:value-type="float" office:value="45.897" calcext:value-type="float">
            <text:p>45,897</text:p>
          </table:table-cell>
          <table:table-cell office:value-type="float" office:value="2.382097" calcext:value-type="float">
            <text:p>2,382097</text:p>
          </table:table-cell>
          <table:table-cell/>
          <table:table-cell office:value-type="float" office:value="102.126" calcext:value-type="float">
            <text:p>102,126</text:p>
          </table:table-cell>
          <table:table-cell office:value-type="float" office:value="58.393775" calcext:value-type="float">
            <text:p>58,393775</text:p>
          </table:table-cell>
          <table:table-cell/>
          <table:table-cell office:value-type="float" office:value="897.244" calcext:value-type="float">
            <text:p>897,244</text:p>
          </table:table-cell>
          <table:table-cell office:value-type="float" office:value="852.885764" calcext:value-type="float">
            <text:p>852,885764</text:p>
          </table:table-cell>
          <table:table-cell table:number-columns-repeated="7"/>
        </table:table-row>
        <table:table-row table:style-name="ro1">
          <table:table-cell office:value-type="float" office:value="39.825" calcext:value-type="float">
            <text:p>39,825</text:p>
          </table:table-cell>
          <table:table-cell office:value-type="float" office:value="2.381418" calcext:value-type="float">
            <text:p>2,381418</text:p>
          </table:table-cell>
          <table:table-cell/>
          <table:table-cell office:value-type="float" office:value="104.246" calcext:value-type="float">
            <text:p>104,246</text:p>
          </table:table-cell>
          <table:table-cell office:value-type="float" office:value="58.388636" calcext:value-type="float">
            <text:p>58,388636</text:p>
          </table:table-cell>
          <table:table-cell/>
          <table:table-cell office:value-type="float" office:value="892.537" calcext:value-type="float">
            <text:p>892,537</text:p>
          </table:table-cell>
          <table:table-cell office:value-type="float" office:value="852.740383" calcext:value-type="float">
            <text:p>852,740383</text:p>
          </table:table-cell>
          <table:table-cell table:number-columns-repeated="7"/>
        </table:table-row>
        <table:table-row table:style-name="ro1">
          <table:table-cell office:value-type="float" office:value="40.54" calcext:value-type="float">
            <text:p>40,54</text:p>
          </table:table-cell>
          <table:table-cell office:value-type="float" office:value="2.377145" calcext:value-type="float">
            <text:p>2,377145</text:p>
          </table:table-cell>
          <table:table-cell/>
          <table:table-cell office:value-type="float" office:value="100.92" calcext:value-type="float">
            <text:p>100,92</text:p>
          </table:table-cell>
          <table:table-cell office:value-type="float" office:value="58.348767" calcext:value-type="float">
            <text:p>58,348767</text:p>
          </table:table-cell>
          <table:table-cell/>
          <table:table-cell office:value-type="float" office:value="894.465" calcext:value-type="float">
            <text:p>894,465</text:p>
          </table:table-cell>
          <table:table-cell office:value-type="float" office:value="852.36312" calcext:value-type="float">
            <text:p>852,36312</text:p>
          </table:table-cell>
          <table:table-cell table:number-columns-repeated="7"/>
        </table:table-row>
        <table:table-row table:style-name="ro1">
          <table:table-cell office:value-type="float" office:value="39.765" calcext:value-type="float">
            <text:p>39,765</text:p>
          </table:table-cell>
          <table:table-cell office:value-type="float" office:value="2.376729" calcext:value-type="float">
            <text:p>2,376729</text:p>
          </table:table-cell>
          <table:table-cell/>
          <table:table-cell office:value-type="float" office:value="134.83" calcext:value-type="float">
            <text:p>134,83</text:p>
          </table:table-cell>
          <table:table-cell office:value-type="float" office:value="58.205279" calcext:value-type="float">
            <text:p>58,205279</text:p>
          </table:table-cell>
          <table:table-cell/>
          <table:table-cell office:value-type="float" office:value="892.659" calcext:value-type="float">
            <text:p>892,659</text:p>
          </table:table-cell>
          <table:table-cell office:value-type="float" office:value="851.994286" calcext:value-type="float">
            <text:p>851,994286</text:p>
          </table:table-cell>
          <table:table-cell table:number-columns-repeated="7"/>
        </table:table-row>
        <table:table-row table:style-name="ro1">
          <table:table-cell office:value-type="float" office:value="43.475" calcext:value-type="float">
            <text:p>43,475</text:p>
          </table:table-cell>
          <table:table-cell office:value-type="float" office:value="2.372593" calcext:value-type="float">
            <text:p>2,372593</text:p>
          </table:table-cell>
          <table:table-cell/>
          <table:table-cell office:value-type="float" office:value="102.234" calcext:value-type="float">
            <text:p>102,234</text:p>
          </table:table-cell>
          <table:table-cell office:value-type="float" office:value="58.187083" calcext:value-type="float">
            <text:p>58,187083</text:p>
          </table:table-cell>
          <table:table-cell/>
          <table:table-cell office:value-type="float" office:value="936.214" calcext:value-type="float">
            <text:p>936,214</text:p>
          </table:table-cell>
          <table:table-cell office:value-type="float" office:value="850.459898" calcext:value-type="float">
            <text:p>850,459898</text:p>
          </table:table-cell>
          <table:table-cell table:number-columns-repeated="7"/>
        </table:table-row>
        <table:table-row table:style-name="ro1">
          <table:table-cell office:value-type="float" office:value="43.011" calcext:value-type="float">
            <text:p>43,011</text:p>
          </table:table-cell>
          <table:table-cell office:value-type="float" office:value="2.370366" calcext:value-type="float">
            <text:p>2,370366</text:p>
          </table:table-cell>
          <table:table-cell/>
          <table:table-cell office:value-type="float" office:value="104.069" calcext:value-type="float">
            <text:p>104,069</text:p>
          </table:table-cell>
          <table:table-cell office:value-type="float" office:value="58.15565" calcext:value-type="float">
            <text:p>58,15565</text:p>
          </table:table-cell>
          <table:table-cell/>
          <table:table-cell office:value-type="float" office:value="893.274" calcext:value-type="float">
            <text:p>893,274</text:p>
          </table:table-cell>
          <table:table-cell office:value-type="float" office:value="850.032292" calcext:value-type="float">
            <text:p>850,032292</text:p>
          </table:table-cell>
          <table:table-cell table:number-columns-repeated="7"/>
        </table:table-row>
        <table:table-row table:style-name="ro1">
          <table:table-cell office:value-type="float" office:value="42.239" calcext:value-type="float">
            <text:p>42,239</text:p>
          </table:table-cell>
          <table:table-cell office:value-type="float" office:value="2.369438" calcext:value-type="float">
            <text:p>2,369438</text:p>
          </table:table-cell>
          <table:table-cell/>
          <table:table-cell office:value-type="float" office:value="104.649" calcext:value-type="float">
            <text:p>104,649</text:p>
          </table:table-cell>
          <table:table-cell office:value-type="float" office:value="58.142518" calcext:value-type="float">
            <text:p>58,142518</text:p>
          </table:table-cell>
          <table:table-cell/>
          <table:table-cell office:value-type="float" office:value="898.807" calcext:value-type="float">
            <text:p>898,807</text:p>
          </table:table-cell>
          <table:table-cell office:value-type="float" office:value="849.266614" calcext:value-type="float">
            <text:p>849,266614</text:p>
          </table:table-cell>
          <table:table-cell table:number-columns-repeated="7"/>
        </table:table-row>
        <table:table-row table:style-name="ro1">
          <table:table-cell office:value-type="float" office:value="39.857" calcext:value-type="float">
            <text:p>39,857</text:p>
          </table:table-cell>
          <table:table-cell office:value-type="float" office:value="2.368153" calcext:value-type="float">
            <text:p>2,368153</text:p>
          </table:table-cell>
          <table:table-cell/>
          <table:table-cell office:value-type="float" office:value="102.194" calcext:value-type="float">
            <text:p>102,194</text:p>
          </table:table-cell>
          <table:table-cell office:value-type="float" office:value="58.123877" calcext:value-type="float">
            <text:p>58,123877</text:p>
          </table:table-cell>
          <table:table-cell/>
          <table:table-cell office:value-type="float" office:value="1757.794" calcext:value-type="float">
            <text:p>1757,794</text:p>
          </table:table-cell>
          <table:table-cell office:value-type="float" office:value="849.084073" calcext:value-type="float">
            <text:p>849,084073</text:p>
          </table:table-cell>
          <table:table-cell table:number-columns-repeated="7"/>
        </table:table-row>
        <table:table-row table:style-name="ro1">
          <table:table-cell office:value-type="float" office:value="40.753" calcext:value-type="float">
            <text:p>40,753</text:p>
          </table:table-cell>
          <table:table-cell office:value-type="float" office:value="2.366883" calcext:value-type="float">
            <text:p>2,366883</text:p>
          </table:table-cell>
          <table:table-cell/>
          <table:table-cell office:value-type="float" office:value="108.669" calcext:value-type="float">
            <text:p>108,669</text:p>
          </table:table-cell>
          <table:table-cell office:value-type="float" office:value="58.096309" calcext:value-type="float">
            <text:p>58,096309</text:p>
          </table:table-cell>
          <table:table-cell/>
          <table:table-cell office:value-type="float" office:value="912.344" calcext:value-type="float">
            <text:p>912,344</text:p>
          </table:table-cell>
          <table:table-cell office:value-type="float" office:value="848.822283" calcext:value-type="float">
            <text:p>848,822283</text:p>
          </table:table-cell>
          <table:table-cell table:number-columns-repeated="7"/>
        </table:table-row>
        <table:table-row table:style-name="ro1">
          <table:table-cell office:value-type="float" office:value="93.022" calcext:value-type="float">
            <text:p>93,022</text:p>
          </table:table-cell>
          <table:table-cell office:value-type="float" office:value="2.362986" calcext:value-type="float">
            <text:p>2,362986</text:p>
          </table:table-cell>
          <table:table-cell/>
          <table:table-cell office:value-type="float" office:value="100.845" calcext:value-type="float">
            <text:p>100,845</text:p>
          </table:table-cell>
          <table:table-cell office:value-type="float" office:value="55.292333" calcext:value-type="float">
            <text:p>55,292333</text:p>
          </table:table-cell>
          <table:table-cell/>
          <table:table-cell office:value-type="float" office:value="885.817" calcext:value-type="float">
            <text:p>885,817</text:p>
          </table:table-cell>
          <table:table-cell office:value-type="float" office:value="848.494245" calcext:value-type="float">
            <text:p>848,494245</text:p>
          </table:table-cell>
          <table:table-cell table:number-columns-repeated="7"/>
        </table:table-row>
        <table:table-row table:style-name="ro1">
          <table:table-cell office:value-type="float" office:value="41.213" calcext:value-type="float">
            <text:p>41,213</text:p>
          </table:table-cell>
          <table:table-cell office:value-type="float" office:value="2.361996" calcext:value-type="float">
            <text:p>2,361996</text:p>
          </table:table-cell>
          <table:table-cell/>
          <table:table-cell office:value-type="float" office:value="100.05" calcext:value-type="float">
            <text:p>100,05</text:p>
          </table:table-cell>
          <table:table-cell office:value-type="float" office:value="55.162989" calcext:value-type="float">
            <text:p>55,162989</text:p>
          </table:table-cell>
          <table:table-cell/>
          <table:table-cell office:value-type="float" office:value="886.402" calcext:value-type="float">
            <text:p>886,402</text:p>
          </table:table-cell>
          <table:table-cell office:value-type="float" office:value="847.655433" calcext:value-type="float">
            <text:p>847,655433</text:p>
          </table:table-cell>
          <table:table-cell table:number-columns-repeated="7"/>
        </table:table-row>
        <table:table-row table:style-name="ro1">
          <table:table-cell office:value-type="float" office:value="42.645" calcext:value-type="float">
            <text:p>42,645</text:p>
          </table:table-cell>
          <table:table-cell office:value-type="float" office:value="2.360112" calcext:value-type="float">
            <text:p>2,360112</text:p>
          </table:table-cell>
          <table:table-cell/>
          <table:table-cell office:value-type="float" office:value="99.771" calcext:value-type="float">
            <text:p>99,771</text:p>
          </table:table-cell>
          <table:table-cell office:value-type="float" office:value="55.144318" calcext:value-type="float">
            <text:p>55,144318</text:p>
          </table:table-cell>
          <table:table-cell/>
          <table:table-cell office:value-type="float" office:value="2975.709" calcext:value-type="float">
            <text:p>2975,709</text:p>
          </table:table-cell>
          <table:table-cell office:value-type="float" office:value="847.556775" calcext:value-type="float">
            <text:p>847,556775</text:p>
          </table:table-cell>
          <table:table-cell table:number-columns-repeated="7"/>
        </table:table-row>
        <table:table-row table:style-name="ro1">
          <table:table-cell office:value-type="float" office:value="40.04" calcext:value-type="float">
            <text:p>40,04</text:p>
          </table:table-cell>
          <table:table-cell office:value-type="float" office:value="2.357927" calcext:value-type="float">
            <text:p>2,357927</text:p>
          </table:table-cell>
          <table:table-cell/>
          <table:table-cell office:value-type="float" office:value="100.934" calcext:value-type="float">
            <text:p>100,934</text:p>
          </table:table-cell>
          <table:table-cell office:value-type="float" office:value="55.05002" calcext:value-type="float">
            <text:p>55,05002</text:p>
          </table:table-cell>
          <table:table-cell/>
          <table:table-cell office:value-type="float" office:value="894.732" calcext:value-type="float">
            <text:p>894,732</text:p>
          </table:table-cell>
          <table:table-cell office:value-type="float" office:value="846.928435" calcext:value-type="float">
            <text:p>846,928435</text:p>
          </table:table-cell>
          <table:table-cell table:number-columns-repeated="7"/>
        </table:table-row>
        <table:table-row table:style-name="ro1">
          <table:table-cell office:value-type="float" office:value="40.865" calcext:value-type="float">
            <text:p>40,865</text:p>
          </table:table-cell>
          <table:table-cell office:value-type="float" office:value="2.357534" calcext:value-type="float">
            <text:p>2,357534</text:p>
          </table:table-cell>
          <table:table-cell/>
          <table:table-cell office:value-type="float" office:value="98.069" calcext:value-type="float">
            <text:p>98,069</text:p>
          </table:table-cell>
          <table:table-cell office:value-type="float" office:value="54.987805" calcext:value-type="float">
            <text:p>54,987805</text:p>
          </table:table-cell>
          <table:table-cell/>
          <table:table-cell office:value-type="float" office:value="886.516" calcext:value-type="float">
            <text:p>886,516</text:p>
          </table:table-cell>
          <table:table-cell office:value-type="float" office:value="846.005205" calcext:value-type="float">
            <text:p>846,005205</text:p>
          </table:table-cell>
          <table:table-cell table:number-columns-repeated="7"/>
        </table:table-row>
        <table:table-row table:style-name="ro1">
          <table:table-cell office:value-type="float" office:value="39.45" calcext:value-type="float">
            <text:p>39,45</text:p>
          </table:table-cell>
          <table:table-cell office:value-type="float" office:value="2.356114" calcext:value-type="float">
            <text:p>2,356114</text:p>
          </table:table-cell>
          <table:table-cell/>
          <table:table-cell office:value-type="float" office:value="101.021" calcext:value-type="float">
            <text:p>101,021</text:p>
          </table:table-cell>
          <table:table-cell office:value-type="float" office:value="54.757686" calcext:value-type="float">
            <text:p>54,757686</text:p>
          </table:table-cell>
          <table:table-cell/>
          <table:table-cell office:value-type="float" office:value="901.431" calcext:value-type="float">
            <text:p>901,431</text:p>
          </table:table-cell>
          <table:table-cell office:value-type="float" office:value="845.370541" calcext:value-type="float">
            <text:p>845,370541</text:p>
          </table:table-cell>
          <table:table-cell table:number-columns-repeated="7"/>
        </table:table-row>
        <table:table-row table:style-name="ro1">
          <table:table-cell office:value-type="float" office:value="42.387" calcext:value-type="float">
            <text:p>42,387</text:p>
          </table:table-cell>
          <table:table-cell office:value-type="float" office:value="2.355351" calcext:value-type="float">
            <text:p>2,355351</text:p>
          </table:table-cell>
          <table:table-cell/>
          <table:table-cell office:value-type="float" office:value="97.712" calcext:value-type="float">
            <text:p>97,712</text:p>
          </table:table-cell>
          <table:table-cell office:value-type="float" office:value="54.745816" calcext:value-type="float">
            <text:p>54,745816</text:p>
          </table:table-cell>
          <table:table-cell/>
          <table:table-cell office:value-type="float" office:value="891.349" calcext:value-type="float">
            <text:p>891,349</text:p>
          </table:table-cell>
          <table:table-cell office:value-type="float" office:value="844.85158" calcext:value-type="float">
            <text:p>844,85158</text:p>
          </table:table-cell>
          <table:table-cell table:number-columns-repeated="7"/>
        </table:table-row>
        <table:table-row table:style-name="ro1">
          <table:table-cell office:value-type="float" office:value="41.251" calcext:value-type="float">
            <text:p>41,251</text:p>
          </table:table-cell>
          <table:table-cell office:value-type="float" office:value="2.352141" calcext:value-type="float">
            <text:p>2,352141</text:p>
          </table:table-cell>
          <table:table-cell/>
          <table:table-cell office:value-type="float" office:value="99.011" calcext:value-type="float">
            <text:p>99,011</text:p>
          </table:table-cell>
          <table:table-cell office:value-type="float" office:value="54.728753" calcext:value-type="float">
            <text:p>54,728753</text:p>
          </table:table-cell>
          <table:table-cell/>
          <table:table-cell office:value-type="float" office:value="884.474" calcext:value-type="float">
            <text:p>884,474</text:p>
          </table:table-cell>
          <table:table-cell office:value-type="float" office:value="844.576727" calcext:value-type="float">
            <text:p>844,576727</text:p>
          </table:table-cell>
          <table:table-cell table:number-columns-repeated="7"/>
        </table:table-row>
        <table:table-row table:style-name="ro1">
          <table:table-cell office:value-type="float" office:value="46.827" calcext:value-type="float">
            <text:p>46,827</text:p>
          </table:table-cell>
          <table:table-cell office:value-type="float" office:value="2.351576" calcext:value-type="float">
            <text:p>2,351576</text:p>
          </table:table-cell>
          <table:table-cell/>
          <table:table-cell office:value-type="float" office:value="116.532" calcext:value-type="float">
            <text:p>116,532</text:p>
          </table:table-cell>
          <table:table-cell office:value-type="float" office:value="54.688487" calcext:value-type="float">
            <text:p>54,688487</text:p>
          </table:table-cell>
          <table:table-cell/>
          <table:table-cell office:value-type="float" office:value="881.706" calcext:value-type="float">
            <text:p>881,706</text:p>
          </table:table-cell>
          <table:table-cell office:value-type="float" office:value="844.058132" calcext:value-type="float">
            <text:p>844,058132</text:p>
          </table:table-cell>
          <table:table-cell table:number-columns-repeated="7"/>
        </table:table-row>
        <table:table-row table:style-name="ro1">
          <table:table-cell office:value-type="float" office:value="39.593" calcext:value-type="float">
            <text:p>39,593</text:p>
          </table:table-cell>
          <table:table-cell office:value-type="float" office:value="2.349811" calcext:value-type="float">
            <text:p>2,349811</text:p>
          </table:table-cell>
          <table:table-cell/>
          <table:table-cell office:value-type="float" office:value="99.371" calcext:value-type="float">
            <text:p>99,371</text:p>
          </table:table-cell>
          <table:table-cell office:value-type="float" office:value="54.676326" calcext:value-type="float">
            <text:p>54,676326</text:p>
          </table:table-cell>
          <table:table-cell/>
          <table:table-cell office:value-type="float" office:value="884.046" calcext:value-type="float">
            <text:p>884,046</text:p>
          </table:table-cell>
          <table:table-cell office:value-type="float" office:value="843.993059" calcext:value-type="float">
            <text:p>843,993059</text:p>
          </table:table-cell>
          <table:table-cell table:number-columns-repeated="7"/>
        </table:table-row>
        <table:table-row table:style-name="ro1">
          <table:table-cell office:value-type="float" office:value="51.356" calcext:value-type="float">
            <text:p>51,356</text:p>
          </table:table-cell>
          <table:table-cell office:value-type="float" office:value="2.341549" calcext:value-type="float">
            <text:p>2,341549</text:p>
          </table:table-cell>
          <table:table-cell/>
          <table:table-cell office:value-type="float" office:value="98.235" calcext:value-type="float">
            <text:p>98,235</text:p>
          </table:table-cell>
          <table:table-cell office:value-type="float" office:value="54.675934" calcext:value-type="float">
            <text:p>54,675934</text:p>
          </table:table-cell>
          <table:table-cell/>
          <table:table-cell office:value-type="float" office:value="886.897" calcext:value-type="float">
            <text:p>886,897</text:p>
          </table:table-cell>
          <table:table-cell office:value-type="float" office:value="843.739268" calcext:value-type="float">
            <text:p>843,739268</text:p>
          </table:table-cell>
          <table:table-cell table:number-columns-repeated="7"/>
        </table:table-row>
        <table:table-row table:style-name="ro1">
          <table:table-cell office:value-type="float" office:value="40.896" calcext:value-type="float">
            <text:p>40,896</text:p>
          </table:table-cell>
          <table:table-cell office:value-type="float" office:value="2.340484" calcext:value-type="float">
            <text:p>2,340484</text:p>
          </table:table-cell>
          <table:table-cell/>
          <table:table-cell office:value-type="float" office:value="114.546" calcext:value-type="float">
            <text:p>114,546</text:p>
          </table:table-cell>
          <table:table-cell office:value-type="float" office:value="54.625385" calcext:value-type="float">
            <text:p>54,625385</text:p>
          </table:table-cell>
          <table:table-cell/>
          <table:table-cell office:value-type="float" office:value="884.632" calcext:value-type="float">
            <text:p>884,632</text:p>
          </table:table-cell>
          <table:table-cell office:value-type="float" office:value="843.581629" calcext:value-type="float">
            <text:p>843,581629</text:p>
          </table:table-cell>
          <table:table-cell table:number-columns-repeated="7"/>
        </table:table-row>
        <table:table-row table:style-name="ro1">
          <table:table-cell office:value-type="float" office:value="41.582" calcext:value-type="float">
            <text:p>41,582</text:p>
          </table:table-cell>
          <table:table-cell office:value-type="float" office:value="2.333789" calcext:value-type="float">
            <text:p>2,333789</text:p>
          </table:table-cell>
          <table:table-cell/>
          <table:table-cell office:value-type="float" office:value="100.491" calcext:value-type="float">
            <text:p>100,491</text:p>
          </table:table-cell>
          <table:table-cell office:value-type="float" office:value="54.616737" calcext:value-type="float">
            <text:p>54,616737</text:p>
          </table:table-cell>
          <table:table-cell/>
          <table:table-cell office:value-type="float" office:value="880.091" calcext:value-type="float">
            <text:p>880,091</text:p>
          </table:table-cell>
          <table:table-cell office:value-type="float" office:value="843.477972" calcext:value-type="float">
            <text:p>843,477972</text:p>
          </table:table-cell>
          <table:table-cell table:number-columns-repeated="7"/>
        </table:table-row>
        <table:table-row table:style-name="ro1">
          <table:table-cell office:value-type="float" office:value="37.953" calcext:value-type="float">
            <text:p>37,953</text:p>
          </table:table-cell>
          <table:table-cell office:value-type="float" office:value="2.333112" calcext:value-type="float">
            <text:p>2,333112</text:p>
          </table:table-cell>
          <table:table-cell/>
          <table:table-cell office:value-type="float" office:value="97.444" calcext:value-type="float">
            <text:p>97,444</text:p>
          </table:table-cell>
          <table:table-cell office:value-type="float" office:value="54.495034" calcext:value-type="float">
            <text:p>54,495034</text:p>
          </table:table-cell>
          <table:table-cell/>
          <table:table-cell office:value-type="float" office:value="882.869" calcext:value-type="float">
            <text:p>882,869</text:p>
          </table:table-cell>
          <table:table-cell office:value-type="float" office:value="842.554876" calcext:value-type="float">
            <text:p>842,554876</text:p>
          </table:table-cell>
          <table:table-cell table:number-columns-repeated="7"/>
        </table:table-row>
        <table:table-row table:style-name="ro1">
          <table:table-cell office:value-type="float" office:value="40.377" calcext:value-type="float">
            <text:p>40,377</text:p>
          </table:table-cell>
          <table:table-cell office:value-type="float" office:value="2.332301" calcext:value-type="float">
            <text:p>2,332301</text:p>
          </table:table-cell>
          <table:table-cell/>
          <table:table-cell office:value-type="float" office:value="99.061" calcext:value-type="float">
            <text:p>99,061</text:p>
          </table:table-cell>
          <table:table-cell office:value-type="float" office:value="54.475021" calcext:value-type="float">
            <text:p>54,475021</text:p>
          </table:table-cell>
          <table:table-cell/>
          <table:table-cell office:value-type="float" office:value="881.716" calcext:value-type="float">
            <text:p>881,716</text:p>
          </table:table-cell>
          <table:table-cell office:value-type="float" office:value="842.480335" calcext:value-type="float">
            <text:p>842,480335</text:p>
          </table:table-cell>
          <table:table-cell table:number-columns-repeated="7"/>
        </table:table-row>
        <table:table-row table:style-name="ro1">
          <table:table-cell office:value-type="float" office:value="42.097" calcext:value-type="float">
            <text:p>42,097</text:p>
          </table:table-cell>
          <table:table-cell office:value-type="float" office:value="2.331469" calcext:value-type="float">
            <text:p>2,331469</text:p>
          </table:table-cell>
          <table:table-cell/>
          <table:table-cell office:value-type="float" office:value="103.851" calcext:value-type="float">
            <text:p>103,851</text:p>
          </table:table-cell>
          <table:table-cell office:value-type="float" office:value="54.437059" calcext:value-type="float">
            <text:p>54,437059</text:p>
          </table:table-cell>
          <table:table-cell/>
          <table:table-cell office:value-type="float" office:value="942.825" calcext:value-type="float">
            <text:p>942,825</text:p>
          </table:table-cell>
          <table:table-cell office:value-type="float" office:value="842.352907" calcext:value-type="float">
            <text:p>842,352907</text:p>
          </table:table-cell>
          <table:table-cell table:number-columns-repeated="7"/>
        </table:table-row>
        <table:table-row table:style-name="ro1">
          <table:table-cell office:value-type="float" office:value="41.202" calcext:value-type="float">
            <text:p>41,202</text:p>
          </table:table-cell>
          <table:table-cell office:value-type="float" office:value="2.331335" calcext:value-type="float">
            <text:p>2,331335</text:p>
          </table:table-cell>
          <table:table-cell/>
          <table:table-cell office:value-type="float" office:value="100.367" calcext:value-type="float">
            <text:p>100,367</text:p>
          </table:table-cell>
          <table:table-cell office:value-type="float" office:value="54.434065" calcext:value-type="float">
            <text:p>54,434065</text:p>
          </table:table-cell>
          <table:table-cell/>
          <table:table-cell office:value-type="float" office:value="893.478" calcext:value-type="float">
            <text:p>893,478</text:p>
          </table:table-cell>
          <table:table-cell office:value-type="float" office:value="841.725908" calcext:value-type="float">
            <text:p>841,725908</text:p>
          </table:table-cell>
          <table:table-cell table:number-columns-repeated="7"/>
        </table:table-row>
        <table:table-row table:style-name="ro1">
          <table:table-cell office:value-type="float" office:value="211.998" calcext:value-type="float">
            <text:p>211,998</text:p>
          </table:table-cell>
          <table:table-cell office:value-type="float" office:value="2.329132" calcext:value-type="float">
            <text:p>2,329132</text:p>
          </table:table-cell>
          <table:table-cell/>
          <table:table-cell office:value-type="float" office:value="99.759" calcext:value-type="float">
            <text:p>99,759</text:p>
          </table:table-cell>
          <table:table-cell office:value-type="float" office:value="54.430458" calcext:value-type="float">
            <text:p>54,430458</text:p>
          </table:table-cell>
          <table:table-cell/>
          <table:table-cell office:value-type="float" office:value="880.461" calcext:value-type="float">
            <text:p>880,461</text:p>
          </table:table-cell>
          <table:table-cell office:value-type="float" office:value="841.618225" calcext:value-type="float">
            <text:p>841,618225</text:p>
          </table:table-cell>
          <table:table-cell table:number-columns-repeated="7"/>
        </table:table-row>
        <table:table-row table:style-name="ro1">
          <table:table-cell office:value-type="float" office:value="57.889" calcext:value-type="float">
            <text:p>57,889</text:p>
          </table:table-cell>
          <table:table-cell office:value-type="float" office:value="2.327964" calcext:value-type="float">
            <text:p>2,327964</text:p>
          </table:table-cell>
          <table:table-cell/>
          <table:table-cell office:value-type="float" office:value="100.21" calcext:value-type="float">
            <text:p>100,21</text:p>
          </table:table-cell>
          <table:table-cell office:value-type="float" office:value="54.421411" calcext:value-type="float">
            <text:p>54,421411</text:p>
          </table:table-cell>
          <table:table-cell/>
          <table:table-cell office:value-type="float" office:value="927.538" calcext:value-type="float">
            <text:p>927,538</text:p>
          </table:table-cell>
          <table:table-cell office:value-type="float" office:value="841.440567" calcext:value-type="float">
            <text:p>841,440567</text:p>
          </table:table-cell>
          <table:table-cell table:number-columns-repeated="7"/>
        </table:table-row>
        <table:table-row table:style-name="ro1">
          <table:table-cell office:value-type="float" office:value="42.282" calcext:value-type="float">
            <text:p>42,282</text:p>
          </table:table-cell>
          <table:table-cell office:value-type="float" office:value="2.327885" calcext:value-type="float">
            <text:p>2,327885</text:p>
          </table:table-cell>
          <table:table-cell/>
          <table:table-cell office:value-type="float" office:value="101.309" calcext:value-type="float">
            <text:p>101,309</text:p>
          </table:table-cell>
          <table:table-cell office:value-type="float" office:value="54.41784" calcext:value-type="float">
            <text:p>54,41784</text:p>
          </table:table-cell>
          <table:table-cell/>
          <table:table-cell office:value-type="float" office:value="899.813" calcext:value-type="float">
            <text:p>899,813</text:p>
          </table:table-cell>
          <table:table-cell office:value-type="float" office:value="841.240963" calcext:value-type="float">
            <text:p>841,240963</text:p>
          </table:table-cell>
          <table:table-cell table:number-columns-repeated="7"/>
        </table:table-row>
        <table:table-row table:style-name="ro1">
          <table:table-cell office:value-type="float" office:value="39.795" calcext:value-type="float">
            <text:p>39,795</text:p>
          </table:table-cell>
          <table:table-cell office:value-type="float" office:value="2.324208" calcext:value-type="float">
            <text:p>2,324208</text:p>
          </table:table-cell>
          <table:table-cell/>
          <table:table-cell office:value-type="float" office:value="99.722" calcext:value-type="float">
            <text:p>99,722</text:p>
          </table:table-cell>
          <table:table-cell office:value-type="float" office:value="54.402977" calcext:value-type="float">
            <text:p>54,402977</text:p>
          </table:table-cell>
          <table:table-cell/>
          <table:table-cell office:value-type="float" office:value="882.014" calcext:value-type="float">
            <text:p>882,014</text:p>
          </table:table-cell>
          <table:table-cell office:value-type="float" office:value="841.238695" calcext:value-type="float">
            <text:p>841,238695</text:p>
          </table:table-cell>
          <table:table-cell table:number-columns-repeated="7"/>
        </table:table-row>
        <table:table-row table:style-name="ro1">
          <table:table-cell office:value-type="float" office:value="49.596" calcext:value-type="float">
            <text:p>49,596</text:p>
          </table:table-cell>
          <table:table-cell office:value-type="float" office:value="2.315204" calcext:value-type="float">
            <text:p>2,315204</text:p>
          </table:table-cell>
          <table:table-cell/>
          <table:table-cell office:value-type="float" office:value="98.975" calcext:value-type="float">
            <text:p>98,975</text:p>
          </table:table-cell>
          <table:table-cell office:value-type="float" office:value="54.381463" calcext:value-type="float">
            <text:p>54,381463</text:p>
          </table:table-cell>
          <table:table-cell/>
          <table:table-cell office:value-type="float" office:value="881.64" calcext:value-type="float">
            <text:p>881,64</text:p>
          </table:table-cell>
          <table:table-cell office:value-type="float" office:value="841.064795" calcext:value-type="float">
            <text:p>841,064795</text:p>
          </table:table-cell>
          <table:table-cell table:number-columns-repeated="7"/>
        </table:table-row>
        <table:table-row table:style-name="ro1">
          <table:table-cell office:value-type="float" office:value="43.977" calcext:value-type="float">
            <text:p>43,977</text:p>
          </table:table-cell>
          <table:table-cell office:value-type="float" office:value="2.304441" calcext:value-type="float">
            <text:p>2,304441</text:p>
          </table:table-cell>
          <table:table-cell/>
          <table:table-cell office:value-type="float" office:value="102.103" calcext:value-type="float">
            <text:p>102,103</text:p>
          </table:table-cell>
          <table:table-cell office:value-type="float" office:value="54.380911" calcext:value-type="float">
            <text:p>54,380911</text:p>
          </table:table-cell>
          <table:table-cell/>
          <table:table-cell office:value-type="float" office:value="975.491" calcext:value-type="float">
            <text:p>975,491</text:p>
          </table:table-cell>
          <table:table-cell office:value-type="float" office:value="841.046525" calcext:value-type="float">
            <text:p>841,046525</text:p>
          </table:table-cell>
          <table:table-cell table:number-columns-repeated="7"/>
        </table:table-row>
        <table:table-row table:style-name="ro1">
          <table:table-cell office:value-type="float" office:value="45.967" calcext:value-type="float">
            <text:p>45,967</text:p>
          </table:table-cell>
          <table:table-cell office:value-type="float" office:value="2.304432" calcext:value-type="float">
            <text:p>2,304432</text:p>
          </table:table-cell>
          <table:table-cell/>
          <table:table-cell office:value-type="float" office:value="99.018" calcext:value-type="float">
            <text:p>99,018</text:p>
          </table:table-cell>
          <table:table-cell office:value-type="float" office:value="54.364076" calcext:value-type="float">
            <text:p>54,364076</text:p>
          </table:table-cell>
          <table:table-cell/>
          <table:table-cell office:value-type="float" office:value="881.766" calcext:value-type="float">
            <text:p>881,766</text:p>
          </table:table-cell>
          <table:table-cell office:value-type="float" office:value="840.527713" calcext:value-type="float">
            <text:p>840,527713</text:p>
          </table:table-cell>
          <table:table-cell table:number-columns-repeated="7"/>
        </table:table-row>
        <table:table-row table:style-name="ro1">
          <table:table-cell office:value-type="float" office:value="40.823" calcext:value-type="float">
            <text:p>40,823</text:p>
          </table:table-cell>
          <table:table-cell office:value-type="float" office:value="2.304142" calcext:value-type="float">
            <text:p>2,304142</text:p>
          </table:table-cell>
          <table:table-cell/>
          <table:table-cell office:value-type="float" office:value="101.84" calcext:value-type="float">
            <text:p>101,84</text:p>
          </table:table-cell>
          <table:table-cell office:value-type="float" office:value="54.314137" calcext:value-type="float">
            <text:p>54,314137</text:p>
          </table:table-cell>
          <table:table-cell/>
          <table:table-cell office:value-type="float" office:value="880.651" calcext:value-type="float">
            <text:p>880,651</text:p>
          </table:table-cell>
          <table:table-cell office:value-type="float" office:value="840.501051" calcext:value-type="float">
            <text:p>840,501051</text:p>
          </table:table-cell>
          <table:table-cell table:number-columns-repeated="7"/>
        </table:table-row>
        <table:table-row table:style-name="ro1">
          <table:table-cell office:value-type="float" office:value="38.584" calcext:value-type="float">
            <text:p>38,584</text:p>
          </table:table-cell>
          <table:table-cell office:value-type="float" office:value="2.303697" calcext:value-type="float">
            <text:p>2,303697</text:p>
          </table:table-cell>
          <table:table-cell/>
          <table:table-cell office:value-type="float" office:value="101.473" calcext:value-type="float">
            <text:p>101,473</text:p>
          </table:table-cell>
          <table:table-cell office:value-type="float" office:value="54.304632" calcext:value-type="float">
            <text:p>54,304632</text:p>
          </table:table-cell>
          <table:table-cell/>
          <table:table-cell office:value-type="float" office:value="880.565" calcext:value-type="float">
            <text:p>880,565</text:p>
          </table:table-cell>
          <table:table-cell office:value-type="float" office:value="840.371294" calcext:value-type="float">
            <text:p>840,371294</text:p>
          </table:table-cell>
          <table:table-cell table:number-columns-repeated="7"/>
        </table:table-row>
        <table:table-row table:style-name="ro1">
          <table:table-cell office:value-type="float" office:value="42.617" calcext:value-type="float">
            <text:p>42,617</text:p>
          </table:table-cell>
          <table:table-cell office:value-type="float" office:value="2.303045" calcext:value-type="float">
            <text:p>2,303045</text:p>
          </table:table-cell>
          <table:table-cell/>
          <table:table-cell office:value-type="float" office:value="102.629" calcext:value-type="float">
            <text:p>102,629</text:p>
          </table:table-cell>
          <table:table-cell office:value-type="float" office:value="54.30264" calcext:value-type="float">
            <text:p>54,30264</text:p>
          </table:table-cell>
          <table:table-cell/>
          <table:table-cell office:value-type="float" office:value="878.722" calcext:value-type="float">
            <text:p>878,722</text:p>
          </table:table-cell>
          <table:table-cell office:value-type="float" office:value="840.285956" calcext:value-type="float">
            <text:p>840,285956</text:p>
          </table:table-cell>
          <table:table-cell table:number-columns-repeated="7"/>
        </table:table-row>
        <table:table-row table:style-name="ro1">
          <table:table-cell office:value-type="float" office:value="40.209" calcext:value-type="float">
            <text:p>40,209</text:p>
          </table:table-cell>
          <table:table-cell office:value-type="float" office:value="2.302542" calcext:value-type="float">
            <text:p>2,302542</text:p>
          </table:table-cell>
          <table:table-cell/>
          <table:table-cell office:value-type="float" office:value="100.208" calcext:value-type="float">
            <text:p>100,208</text:p>
          </table:table-cell>
          <table:table-cell office:value-type="float" office:value="54.290813" calcext:value-type="float">
            <text:p>54,290813</text:p>
          </table:table-cell>
          <table:table-cell/>
          <table:table-cell office:value-type="float" office:value="880.456" calcext:value-type="float">
            <text:p>880,456</text:p>
          </table:table-cell>
          <table:table-cell office:value-type="float" office:value="840.203269" calcext:value-type="float">
            <text:p>840,203269</text:p>
          </table:table-cell>
          <table:table-cell table:number-columns-repeated="7"/>
        </table:table-row>
        <table:table-row table:style-name="ro1">
          <table:table-cell office:value-type="float" office:value="42.298" calcext:value-type="float">
            <text:p>42,298</text:p>
          </table:table-cell>
          <table:table-cell office:value-type="float" office:value="2.299597" calcext:value-type="float">
            <text:p>2,299597</text:p>
          </table:table-cell>
          <table:table-cell/>
          <table:table-cell office:value-type="float" office:value="99.668" calcext:value-type="float">
            <text:p>99,668</text:p>
          </table:table-cell>
          <table:table-cell office:value-type="float" office:value="54.282979" calcext:value-type="float">
            <text:p>54,282979</text:p>
          </table:table-cell>
          <table:table-cell/>
          <table:table-cell office:value-type="float" office:value="897.741" calcext:value-type="float">
            <text:p>897,741</text:p>
          </table:table-cell>
          <table:table-cell office:value-type="float" office:value="840.16058" calcext:value-type="float">
            <text:p>840,16058</text:p>
          </table:table-cell>
          <table:table-cell table:number-columns-repeated="7"/>
        </table:table-row>
        <table:table-row table:style-name="ro1">
          <table:table-cell office:value-type="float" office:value="55.054" calcext:value-type="float">
            <text:p>55,054</text:p>
          </table:table-cell>
          <table:table-cell office:value-type="float" office:value="2.298574" calcext:value-type="float">
            <text:p>2,298574</text:p>
          </table:table-cell>
          <table:table-cell/>
          <table:table-cell office:value-type="float" office:value="98.911" calcext:value-type="float">
            <text:p>98,911</text:p>
          </table:table-cell>
          <table:table-cell office:value-type="float" office:value="54.223844" calcext:value-type="float">
            <text:p>54,223844</text:p>
          </table:table-cell>
          <table:table-cell/>
          <table:table-cell office:value-type="float" office:value="1344.771" calcext:value-type="float">
            <text:p>1344,771</text:p>
          </table:table-cell>
          <table:table-cell office:value-type="float" office:value="839.353979" calcext:value-type="float">
            <text:p>839,353979</text:p>
          </table:table-cell>
          <table:table-cell table:number-columns-repeated="7"/>
        </table:table-row>
        <table:table-row table:style-name="ro1">
          <table:table-cell office:value-type="float" office:value="42.586" calcext:value-type="float">
            <text:p>42,586</text:p>
          </table:table-cell>
          <table:table-cell office:value-type="float" office:value="2.298032" calcext:value-type="float">
            <text:p>2,298032</text:p>
          </table:table-cell>
          <table:table-cell/>
          <table:table-cell office:value-type="float" office:value="99.093" calcext:value-type="float">
            <text:p>99,093</text:p>
          </table:table-cell>
          <table:table-cell office:value-type="float" office:value="54.221666" calcext:value-type="float">
            <text:p>54,221666</text:p>
          </table:table-cell>
          <table:table-cell/>
          <table:table-cell office:value-type="float" office:value="880.23" calcext:value-type="float">
            <text:p>880,23</text:p>
          </table:table-cell>
          <table:table-cell office:value-type="float" office:value="839.282197" calcext:value-type="float">
            <text:p>839,282197</text:p>
          </table:table-cell>
          <table:table-cell table:number-columns-repeated="7"/>
        </table:table-row>
        <table:table-row table:style-name="ro1">
          <table:table-cell office:value-type="float" office:value="42.153" calcext:value-type="float">
            <text:p>42,153</text:p>
          </table:table-cell>
          <table:table-cell office:value-type="float" office:value="2.296755" calcext:value-type="float">
            <text:p>2,296755</text:p>
          </table:table-cell>
          <table:table-cell/>
          <table:table-cell office:value-type="float" office:value="117.243" calcext:value-type="float">
            <text:p>117,243</text:p>
          </table:table-cell>
          <table:table-cell office:value-type="float" office:value="54.211593" calcext:value-type="float">
            <text:p>54,211593</text:p>
          </table:table-cell>
          <table:table-cell/>
          <table:table-cell office:value-type="float" office:value="885.837" calcext:value-type="float">
            <text:p>885,837</text:p>
          </table:table-cell>
          <table:table-cell office:value-type="float" office:value="838.985708" calcext:value-type="float">
            <text:p>838,985708</text:p>
          </table:table-cell>
          <table:table-cell table:number-columns-repeated="7"/>
        </table:table-row>
        <table:table-row table:style-name="ro1">
          <table:table-cell office:value-type="float" office:value="50.091" calcext:value-type="float">
            <text:p>50,091</text:p>
          </table:table-cell>
          <table:table-cell office:value-type="float" office:value="2.296617" calcext:value-type="float">
            <text:p>2,296617</text:p>
          </table:table-cell>
          <table:table-cell/>
          <table:table-cell office:value-type="float" office:value="99.818" calcext:value-type="float">
            <text:p>99,818</text:p>
          </table:table-cell>
          <table:table-cell office:value-type="float" office:value="54.166844" calcext:value-type="float">
            <text:p>54,166844</text:p>
          </table:table-cell>
          <table:table-cell/>
          <table:table-cell office:value-type="float" office:value="880.177" calcext:value-type="float">
            <text:p>880,177</text:p>
          </table:table-cell>
          <table:table-cell office:value-type="float" office:value="838.832626" calcext:value-type="float">
            <text:p>838,832626</text:p>
          </table:table-cell>
          <table:table-cell table:number-columns-repeated="7"/>
        </table:table-row>
        <table:table-row table:style-name="ro1">
          <table:table-cell office:value-type="float" office:value="42.128" calcext:value-type="float">
            <text:p>42,128</text:p>
          </table:table-cell>
          <table:table-cell office:value-type="float" office:value="2.294617" calcext:value-type="float">
            <text:p>2,294617</text:p>
          </table:table-cell>
          <table:table-cell/>
          <table:table-cell office:value-type="float" office:value="100.418" calcext:value-type="float">
            <text:p>100,418</text:p>
          </table:table-cell>
          <table:table-cell office:value-type="float" office:value="54.165923" calcext:value-type="float">
            <text:p>54,165923</text:p>
          </table:table-cell>
          <table:table-cell/>
          <table:table-cell office:value-type="float" office:value="882.689" calcext:value-type="float">
            <text:p>882,689</text:p>
          </table:table-cell>
          <table:table-cell office:value-type="float" office:value="838.718958" calcext:value-type="float">
            <text:p>838,718958</text:p>
          </table:table-cell>
          <table:table-cell table:number-columns-repeated="7"/>
        </table:table-row>
        <table:table-row table:style-name="ro1">
          <table:table-cell office:value-type="float" office:value="42.334" calcext:value-type="float">
            <text:p>42,334</text:p>
          </table:table-cell>
          <table:table-cell office:value-type="float" office:value="2.29256" calcext:value-type="float">
            <text:p>2,29256</text:p>
          </table:table-cell>
          <table:table-cell/>
          <table:table-cell office:value-type="float" office:value="99.924" calcext:value-type="float">
            <text:p>99,924</text:p>
          </table:table-cell>
          <table:table-cell office:value-type="float" office:value="54.1123" calcext:value-type="float">
            <text:p>54,1123</text:p>
          </table:table-cell>
          <table:table-cell/>
          <table:table-cell office:value-type="float" office:value="882.676" calcext:value-type="float">
            <text:p>882,676</text:p>
          </table:table-cell>
          <table:table-cell office:value-type="float" office:value="838.496827" calcext:value-type="float">
            <text:p>838,496827</text:p>
          </table:table-cell>
          <table:table-cell table:number-columns-repeated="7"/>
        </table:table-row>
        <table:table-row table:style-name="ro1">
          <table:table-cell office:value-type="float" office:value="41.468" calcext:value-type="float">
            <text:p>41,468</text:p>
          </table:table-cell>
          <table:table-cell office:value-type="float" office:value="2.289864" calcext:value-type="float">
            <text:p>2,289864</text:p>
          </table:table-cell>
          <table:table-cell/>
          <table:table-cell office:value-type="float" office:value="100.88" calcext:value-type="float">
            <text:p>100,88</text:p>
          </table:table-cell>
          <table:table-cell office:value-type="float" office:value="54.104976" calcext:value-type="float">
            <text:p>54,104976</text:p>
          </table:table-cell>
          <table:table-cell/>
          <table:table-cell office:value-type="float" office:value="880.603" calcext:value-type="float">
            <text:p>880,603</text:p>
          </table:table-cell>
          <table:table-cell office:value-type="float" office:value="838.449512" calcext:value-type="float">
            <text:p>838,449512</text:p>
          </table:table-cell>
          <table:table-cell table:number-columns-repeated="7"/>
        </table:table-row>
        <table:table-row table:style-name="ro1">
          <table:table-cell office:value-type="float" office:value="42.184" calcext:value-type="float">
            <text:p>42,184</text:p>
          </table:table-cell>
          <table:table-cell office:value-type="float" office:value="2.289025" calcext:value-type="float">
            <text:p>2,289025</text:p>
          </table:table-cell>
          <table:table-cell/>
          <table:table-cell office:value-type="float" office:value="101.081" calcext:value-type="float">
            <text:p>101,081</text:p>
          </table:table-cell>
          <table:table-cell office:value-type="float" office:value="54.083512" calcext:value-type="float">
            <text:p>54,083512</text:p>
          </table:table-cell>
          <table:table-cell/>
          <table:table-cell office:value-type="float" office:value="877.405" calcext:value-type="float">
            <text:p>877,405</text:p>
          </table:table-cell>
          <table:table-cell office:value-type="float" office:value="838.209365" calcext:value-type="float">
            <text:p>838,209365</text:p>
          </table:table-cell>
          <table:table-cell table:number-columns-repeated="7"/>
        </table:table-row>
        <table:table-row table:style-name="ro1">
          <table:table-cell office:value-type="float" office:value="42.734" calcext:value-type="float">
            <text:p>42,734</text:p>
          </table:table-cell>
          <table:table-cell office:value-type="float" office:value="2.286234" calcext:value-type="float">
            <text:p>2,286234</text:p>
          </table:table-cell>
          <table:table-cell/>
          <table:table-cell office:value-type="float" office:value="100.988" calcext:value-type="float">
            <text:p>100,988</text:p>
          </table:table-cell>
          <table:table-cell office:value-type="float" office:value="54.071536" calcext:value-type="float">
            <text:p>54,071536</text:p>
          </table:table-cell>
          <table:table-cell/>
          <table:table-cell office:value-type="float" office:value="880.025" calcext:value-type="float">
            <text:p>880,025</text:p>
          </table:table-cell>
          <table:table-cell office:value-type="float" office:value="838.125089" calcext:value-type="float">
            <text:p>838,125089</text:p>
          </table:table-cell>
          <table:table-cell table:number-columns-repeated="7"/>
        </table:table-row>
        <table:table-row table:style-name="ro1">
          <table:table-cell office:value-type="float" office:value="42.856" calcext:value-type="float">
            <text:p>42,856</text:p>
          </table:table-cell>
          <table:table-cell office:value-type="float" office:value="2.286122" calcext:value-type="float">
            <text:p>2,286122</text:p>
          </table:table-cell>
          <table:table-cell/>
          <table:table-cell office:value-type="float" office:value="99.049" calcext:value-type="float">
            <text:p>99,049</text:p>
          </table:table-cell>
          <table:table-cell office:value-type="float" office:value="54.067994" calcext:value-type="float">
            <text:p>54,067994</text:p>
          </table:table-cell>
          <table:table-cell/>
          <table:table-cell office:value-type="float" office:value="878.16" calcext:value-type="float">
            <text:p>878,16</text:p>
          </table:table-cell>
          <table:table-cell office:value-type="float" office:value="837.931266" calcext:value-type="float">
            <text:p>837,931266</text:p>
          </table:table-cell>
          <table:table-cell table:number-columns-repeated="7"/>
        </table:table-row>
        <table:table-row table:style-name="ro1">
          <table:table-cell office:value-type="float" office:value="44.389" calcext:value-type="float">
            <text:p>44,389</text:p>
          </table:table-cell>
          <table:table-cell office:value-type="float" office:value="2.285777" calcext:value-type="float">
            <text:p>2,285777</text:p>
          </table:table-cell>
          <table:table-cell/>
          <table:table-cell office:value-type="float" office:value="101.687" calcext:value-type="float">
            <text:p>101,687</text:p>
          </table:table-cell>
          <table:table-cell office:value-type="float" office:value="54.046475" calcext:value-type="float">
            <text:p>54,046475</text:p>
          </table:table-cell>
          <table:table-cell/>
          <table:table-cell office:value-type="float" office:value="878.206" calcext:value-type="float">
            <text:p>878,206</text:p>
          </table:table-cell>
          <table:table-cell office:value-type="float" office:value="837.584749" calcext:value-type="float">
            <text:p>837,584749</text:p>
          </table:table-cell>
          <table:table-cell table:number-columns-repeated="7"/>
        </table:table-row>
        <table:table-row table:style-name="ro1">
          <table:table-cell office:value-type="float" office:value="41.48" calcext:value-type="float">
            <text:p>41,48</text:p>
          </table:table-cell>
          <table:table-cell office:value-type="float" office:value="2.283039" calcext:value-type="float">
            <text:p>2,283039</text:p>
          </table:table-cell>
          <table:table-cell/>
          <table:table-cell office:value-type="float" office:value="99.778" calcext:value-type="float">
            <text:p>99,778</text:p>
          </table:table-cell>
          <table:table-cell office:value-type="float" office:value="54.037711" calcext:value-type="float">
            <text:p>54,037711</text:p>
          </table:table-cell>
          <table:table-cell/>
          <table:table-cell office:value-type="float" office:value="878.271" calcext:value-type="float">
            <text:p>878,271</text:p>
          </table:table-cell>
          <table:table-cell office:value-type="float" office:value="837.527431" calcext:value-type="float">
            <text:p>837,527431</text:p>
          </table:table-cell>
          <table:table-cell table:number-columns-repeated="7"/>
        </table:table-row>
        <table:table-row table:style-name="ro1">
          <table:table-cell office:value-type="float" office:value="40.759" calcext:value-type="float">
            <text:p>40,759</text:p>
          </table:table-cell>
          <table:table-cell office:value-type="float" office:value="2.282873" calcext:value-type="float">
            <text:p>2,282873</text:p>
          </table:table-cell>
          <table:table-cell/>
          <table:table-cell office:value-type="float" office:value="102.838" calcext:value-type="float">
            <text:p>102,838</text:p>
          </table:table-cell>
          <table:table-cell office:value-type="float" office:value="54.02594" calcext:value-type="float">
            <text:p>54,02594</text:p>
          </table:table-cell>
          <table:table-cell/>
          <table:table-cell office:value-type="float" office:value="1121.628" calcext:value-type="float">
            <text:p>1121,628</text:p>
          </table:table-cell>
          <table:table-cell office:value-type="float" office:value="837.190155" calcext:value-type="float">
            <text:p>837,190155</text:p>
          </table:table-cell>
          <table:table-cell table:number-columns-repeated="7"/>
        </table:table-row>
        <table:table-row table:style-name="ro1">
          <table:table-cell office:value-type="float" office:value="40.341" calcext:value-type="float">
            <text:p>40,341</text:p>
          </table:table-cell>
          <table:table-cell office:value-type="float" office:value="2.282363" calcext:value-type="float">
            <text:p>2,282363</text:p>
          </table:table-cell>
          <table:table-cell/>
          <table:table-cell office:value-type="float" office:value="100.784" calcext:value-type="float">
            <text:p>100,784</text:p>
          </table:table-cell>
          <table:table-cell office:value-type="float" office:value="54.011396" calcext:value-type="float">
            <text:p>54,011396</text:p>
          </table:table-cell>
          <table:table-cell/>
          <table:table-cell office:value-type="float" office:value="875.798" calcext:value-type="float">
            <text:p>875,798</text:p>
          </table:table-cell>
          <table:table-cell office:value-type="float" office:value="837.030886" calcext:value-type="float">
            <text:p>837,030886</text:p>
          </table:table-cell>
          <table:table-cell table:number-columns-repeated="7"/>
        </table:table-row>
        <table:table-row table:style-name="ro1">
          <table:table-cell office:value-type="float" office:value="41.358" calcext:value-type="float">
            <text:p>41,358</text:p>
          </table:table-cell>
          <table:table-cell office:value-type="float" office:value="2.277957" calcext:value-type="float">
            <text:p>2,277957</text:p>
          </table:table-cell>
          <table:table-cell/>
          <table:table-cell office:value-type="float" office:value="99.561" calcext:value-type="float">
            <text:p>99,561</text:p>
          </table:table-cell>
          <table:table-cell office:value-type="float" office:value="54.009703" calcext:value-type="float">
            <text:p>54,009703</text:p>
          </table:table-cell>
          <table:table-cell/>
          <table:table-cell office:value-type="float" office:value="896.414" calcext:value-type="float">
            <text:p>896,414</text:p>
          </table:table-cell>
          <table:table-cell office:value-type="float" office:value="836.998626" calcext:value-type="float">
            <text:p>836,998626</text:p>
          </table:table-cell>
          <table:table-cell table:number-columns-repeated="7"/>
        </table:table-row>
        <table:table-row table:style-name="ro1">
          <table:table-cell office:value-type="float" office:value="41.954" calcext:value-type="float">
            <text:p>41,954</text:p>
          </table:table-cell>
          <table:table-cell office:value-type="float" office:value="2.277877" calcext:value-type="float">
            <text:p>2,277877</text:p>
          </table:table-cell>
          <table:table-cell/>
          <table:table-cell office:value-type="float" office:value="99.341" calcext:value-type="float">
            <text:p>99,341</text:p>
          </table:table-cell>
          <table:table-cell office:value-type="float" office:value="53.955544" calcext:value-type="float">
            <text:p>53,955544</text:p>
          </table:table-cell>
          <table:table-cell/>
          <table:table-cell office:value-type="float" office:value="880.828" calcext:value-type="float">
            <text:p>880,828</text:p>
          </table:table-cell>
          <table:table-cell office:value-type="float" office:value="836.75165" calcext:value-type="float">
            <text:p>836,75165</text:p>
          </table:table-cell>
          <table:table-cell table:number-columns-repeated="7"/>
        </table:table-row>
        <table:table-row table:style-name="ro1">
          <table:table-cell office:value-type="float" office:value="42.574" calcext:value-type="float">
            <text:p>42,574</text:p>
          </table:table-cell>
          <table:table-cell office:value-type="float" office:value="2.275495" calcext:value-type="float">
            <text:p>2,275495</text:p>
          </table:table-cell>
          <table:table-cell/>
          <table:table-cell office:value-type="float" office:value="102.316" calcext:value-type="float">
            <text:p>102,316</text:p>
          </table:table-cell>
          <table:table-cell office:value-type="float" office:value="53.937061" calcext:value-type="float">
            <text:p>53,937061</text:p>
          </table:table-cell>
          <table:table-cell/>
          <table:table-cell office:value-type="float" office:value="877.113" calcext:value-type="float">
            <text:p>877,113</text:p>
          </table:table-cell>
          <table:table-cell office:value-type="float" office:value="836.697762" calcext:value-type="float">
            <text:p>836,697762</text:p>
          </table:table-cell>
          <table:table-cell table:number-columns-repeated="7"/>
        </table:table-row>
        <table:table-row table:style-name="ro1">
          <table:table-cell office:value-type="float" office:value="43.331" calcext:value-type="float">
            <text:p>43,331</text:p>
          </table:table-cell>
          <table:table-cell office:value-type="float" office:value="2.27467" calcext:value-type="float">
            <text:p>2,27467</text:p>
          </table:table-cell>
          <table:table-cell/>
          <table:table-cell office:value-type="float" office:value="98.858" calcext:value-type="float">
            <text:p>98,858</text:p>
          </table:table-cell>
          <table:table-cell office:value-type="float" office:value="53.933103" calcext:value-type="float">
            <text:p>53,933103</text:p>
          </table:table-cell>
          <table:table-cell/>
          <table:table-cell office:value-type="float" office:value="877.331" calcext:value-type="float">
            <text:p>877,331</text:p>
          </table:table-cell>
          <table:table-cell office:value-type="float" office:value="836.614184" calcext:value-type="float">
            <text:p>836,614184</text:p>
          </table:table-cell>
          <table:table-cell table:number-columns-repeated="7"/>
        </table:table-row>
        <table:table-row table:style-name="ro1">
          <table:table-cell office:value-type="float" office:value="71.083" calcext:value-type="float">
            <text:p>71,083</text:p>
          </table:table-cell>
          <table:table-cell office:value-type="float" office:value="2.274064" calcext:value-type="float">
            <text:p>2,274064</text:p>
          </table:table-cell>
          <table:table-cell/>
          <table:table-cell office:value-type="float" office:value="103.612" calcext:value-type="float">
            <text:p>103,612</text:p>
          </table:table-cell>
          <table:table-cell office:value-type="float" office:value="53.931605" calcext:value-type="float">
            <text:p>53,931605</text:p>
          </table:table-cell>
          <table:table-cell/>
          <table:table-cell office:value-type="float" office:value="877.783" calcext:value-type="float">
            <text:p>877,783</text:p>
          </table:table-cell>
          <table:table-cell office:value-type="float" office:value="836.400923" calcext:value-type="float">
            <text:p>836,400923</text:p>
          </table:table-cell>
          <table:table-cell table:number-columns-repeated="7"/>
        </table:table-row>
        <table:table-row table:style-name="ro1">
          <table:table-cell office:value-type="float" office:value="44.256" calcext:value-type="float">
            <text:p>44,256</text:p>
          </table:table-cell>
          <table:table-cell office:value-type="float" office:value="2.269603" calcext:value-type="float">
            <text:p>2,269603</text:p>
          </table:table-cell>
          <table:table-cell/>
          <table:table-cell office:value-type="float" office:value="116.555" calcext:value-type="float">
            <text:p>116,555</text:p>
          </table:table-cell>
          <table:table-cell office:value-type="float" office:value="53.884245" calcext:value-type="float">
            <text:p>53,884245</text:p>
          </table:table-cell>
          <table:table-cell/>
          <table:table-cell office:value-type="float" office:value="876.491" calcext:value-type="float">
            <text:p>876,491</text:p>
          </table:table-cell>
          <table:table-cell office:value-type="float" office:value="835.355726" calcext:value-type="float">
            <text:p>835,355726</text:p>
          </table:table-cell>
          <table:table-cell table:number-columns-repeated="7"/>
        </table:table-row>
        <table:table-row table:style-name="ro1">
          <table:table-cell office:value-type="float" office:value="74.371" calcext:value-type="float">
            <text:p>74,371</text:p>
          </table:table-cell>
          <table:table-cell office:value-type="float" office:value="2.268412" calcext:value-type="float">
            <text:p>2,268412</text:p>
          </table:table-cell>
          <table:table-cell/>
          <table:table-cell office:value-type="float" office:value="98.819" calcext:value-type="float">
            <text:p>98,819</text:p>
          </table:table-cell>
          <table:table-cell office:value-type="float" office:value="53.881357" calcext:value-type="float">
            <text:p>53,881357</text:p>
          </table:table-cell>
          <table:table-cell/>
          <table:table-cell office:value-type="float" office:value="2095.031" calcext:value-type="float">
            <text:p>2095,031</text:p>
          </table:table-cell>
          <table:table-cell office:value-type="float" office:value="834.659385" calcext:value-type="float">
            <text:p>834,659385</text:p>
          </table:table-cell>
          <table:table-cell table:number-columns-repeated="7"/>
        </table:table-row>
        <table:table-row table:style-name="ro1">
          <table:table-cell office:value-type="float" office:value="45.018" calcext:value-type="float">
            <text:p>45,018</text:p>
          </table:table-cell>
          <table:table-cell office:value-type="float" office:value="2.265332" calcext:value-type="float">
            <text:p>2,265332</text:p>
          </table:table-cell>
          <table:table-cell/>
          <table:table-cell office:value-type="float" office:value="97.988" calcext:value-type="float">
            <text:p>97,988</text:p>
          </table:table-cell>
          <table:table-cell office:value-type="float" office:value="53.831544" calcext:value-type="float">
            <text:p>53,831544</text:p>
          </table:table-cell>
          <table:table-cell/>
          <table:table-cell office:value-type="float" office:value="876.668" calcext:value-type="float">
            <text:p>876,668</text:p>
          </table:table-cell>
          <table:table-cell office:value-type="float" office:value="834.54287" calcext:value-type="float">
            <text:p>834,54287</text:p>
          </table:table-cell>
          <table:table-cell table:number-columns-repeated="7"/>
        </table:table-row>
        <table:table-row table:style-name="ro1">
          <table:table-cell office:value-type="float" office:value="42.2" calcext:value-type="float">
            <text:p>42,2</text:p>
          </table:table-cell>
          <table:table-cell office:value-type="float" office:value="2.259978" calcext:value-type="float">
            <text:p>2,259978</text:p>
          </table:table-cell>
          <table:table-cell/>
          <table:table-cell office:value-type="float" office:value="98.207" calcext:value-type="float">
            <text:p>98,207</text:p>
          </table:table-cell>
          <table:table-cell office:value-type="float" office:value="53.813937" calcext:value-type="float">
            <text:p>53,813937</text:p>
          </table:table-cell>
          <table:table-cell/>
          <table:table-cell office:value-type="float" office:value="879.685" calcext:value-type="float">
            <text:p>879,685</text:p>
          </table:table-cell>
          <table:table-cell office:value-type="float" office:value="833.486426" calcext:value-type="float">
            <text:p>833,486426</text:p>
          </table:table-cell>
          <table:table-cell table:number-columns-repeated="7"/>
        </table:table-row>
        <table:table-row table:style-name="ro1">
          <table:table-cell office:value-type="float" office:value="42.223" calcext:value-type="float">
            <text:p>42,223</text:p>
          </table:table-cell>
          <table:table-cell office:value-type="float" office:value="2.257942" calcext:value-type="float">
            <text:p>2,257942</text:p>
          </table:table-cell>
          <table:table-cell/>
          <table:table-cell office:value-type="float" office:value="97.56" calcext:value-type="float">
            <text:p>97,56</text:p>
          </table:table-cell>
          <table:table-cell office:value-type="float" office:value="53.797751" calcext:value-type="float">
            <text:p>53,797751</text:p>
          </table:table-cell>
          <table:table-cell/>
          <table:table-cell office:value-type="float" office:value="876.136" calcext:value-type="float">
            <text:p>876,136</text:p>
          </table:table-cell>
          <table:table-cell office:value-type="float" office:value="833.044602" calcext:value-type="float">
            <text:p>833,044602</text:p>
          </table:table-cell>
          <table:table-cell table:number-columns-repeated="7"/>
        </table:table-row>
        <table:table-row table:style-name="ro1">
          <table:table-cell office:value-type="float" office:value="38.958" calcext:value-type="float">
            <text:p>38,958</text:p>
          </table:table-cell>
          <table:table-cell office:value-type="float" office:value="2.252875" calcext:value-type="float">
            <text:p>2,252875</text:p>
          </table:table-cell>
          <table:table-cell/>
          <table:table-cell office:value-type="float" office:value="107.271" calcext:value-type="float">
            <text:p>107,271</text:p>
          </table:table-cell>
          <table:table-cell office:value-type="float" office:value="51.137496" calcext:value-type="float">
            <text:p>51,137496</text:p>
          </table:table-cell>
          <table:table-cell/>
          <table:table-cell office:value-type="float" office:value="935.756" calcext:value-type="float">
            <text:p>935,756</text:p>
          </table:table-cell>
          <table:table-cell office:value-type="float" office:value="832.702684" calcext:value-type="float">
            <text:p>832,702684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250497" calcext:value-type="float">
            <text:p>2,250497</text:p>
          </table:table-cell>
          <table:table-cell/>
          <table:table-cell office:value-type="float" office:value="96.117" calcext:value-type="float">
            <text:p>96,117</text:p>
          </table:table-cell>
          <table:table-cell office:value-type="float" office:value="50.729709" calcext:value-type="float">
            <text:p>50,729709</text:p>
          </table:table-cell>
          <table:table-cell/>
          <table:table-cell office:value-type="float" office:value="883.309" calcext:value-type="float">
            <text:p>883,309</text:p>
          </table:table-cell>
          <table:table-cell office:value-type="float" office:value="830.808404" calcext:value-type="float">
            <text:p>830,808404</text:p>
          </table:table-cell>
          <table:table-cell table:number-columns-repeated="7"/>
        </table:table-row>
        <table:table-row table:style-name="ro1">
          <table:table-cell office:value-type="float" office:value="43.572" calcext:value-type="float">
            <text:p>43,572</text:p>
          </table:table-cell>
          <table:table-cell office:value-type="float" office:value="2.250082" calcext:value-type="float">
            <text:p>2,250082</text:p>
          </table:table-cell>
          <table:table-cell/>
          <table:table-cell office:value-type="float" office:value="95.73" calcext:value-type="float">
            <text:p>95,73</text:p>
          </table:table-cell>
          <table:table-cell office:value-type="float" office:value="50.672242" calcext:value-type="float">
            <text:p>50,672242</text:p>
          </table:table-cell>
          <table:table-cell/>
          <table:table-cell office:value-type="float" office:value="877.683" calcext:value-type="float">
            <text:p>877,683</text:p>
          </table:table-cell>
          <table:table-cell office:value-type="float" office:value="828.799208" calcext:value-type="float">
            <text:p>828,799208</text:p>
          </table:table-cell>
          <table:table-cell table:number-columns-repeated="7"/>
        </table:table-row>
        <table:table-row table:style-name="ro1">
          <table:table-cell office:value-type="float" office:value="42.146" calcext:value-type="float">
            <text:p>42,146</text:p>
          </table:table-cell>
          <table:table-cell office:value-type="float" office:value="2.249944" calcext:value-type="float">
            <text:p>2,249944</text:p>
          </table:table-cell>
          <table:table-cell/>
          <table:table-cell office:value-type="float" office:value="98.606" calcext:value-type="float">
            <text:p>98,606</text:p>
          </table:table-cell>
          <table:table-cell office:value-type="float" office:value="50.58538" calcext:value-type="float">
            <text:p>50,58538</text:p>
          </table:table-cell>
          <table:table-cell/>
          <table:table-cell office:value-type="float" office:value="1099.783" calcext:value-type="float">
            <text:p>1099,783</text:p>
          </table:table-cell>
          <table:table-cell office:value-type="float" office:value="828.239352" calcext:value-type="float">
            <text:p>828,239352</text:p>
          </table:table-cell>
          <table:table-cell table:number-columns-repeated="7"/>
        </table:table-row>
        <table:table-row table:style-name="ro1">
          <table:table-cell office:value-type="float" office:value="46.065" calcext:value-type="float">
            <text:p>46,065</text:p>
          </table:table-cell>
          <table:table-cell office:value-type="float" office:value="2.248493" calcext:value-type="float">
            <text:p>2,248493</text:p>
          </table:table-cell>
          <table:table-cell/>
          <table:table-cell office:value-type="float" office:value="101.518" calcext:value-type="float">
            <text:p>101,518</text:p>
          </table:table-cell>
          <table:table-cell office:value-type="float" office:value="50.451688" calcext:value-type="float">
            <text:p>50,451688</text:p>
          </table:table-cell>
          <table:table-cell/>
          <table:table-cell office:value-type="float" office:value="936.653" calcext:value-type="float">
            <text:p>936,653</text:p>
          </table:table-cell>
          <table:table-cell office:value-type="float" office:value="828.215442" calcext:value-type="float">
            <text:p>828,215442</text:p>
          </table:table-cell>
          <table:table-cell table:number-columns-repeated="7"/>
        </table:table-row>
        <table:table-row table:style-name="ro1">
          <table:table-cell office:value-type="float" office:value="39.867" calcext:value-type="float">
            <text:p>39,867</text:p>
          </table:table-cell>
          <table:table-cell office:value-type="float" office:value="2.246304" calcext:value-type="float">
            <text:p>2,246304</text:p>
          </table:table-cell>
          <table:table-cell/>
          <table:table-cell office:value-type="float" office:value="101.607" calcext:value-type="float">
            <text:p>101,607</text:p>
          </table:table-cell>
          <table:table-cell office:value-type="float" office:value="50.42886" calcext:value-type="float">
            <text:p>50,42886</text:p>
          </table:table-cell>
          <table:table-cell/>
          <table:table-cell office:value-type="float" office:value="867.755" calcext:value-type="float">
            <text:p>867,755</text:p>
          </table:table-cell>
          <table:table-cell office:value-type="float" office:value="827.813624" calcext:value-type="float">
            <text:p>827,813624</text:p>
          </table:table-cell>
          <table:table-cell table:number-columns-repeated="7"/>
        </table:table-row>
        <table:table-row table:style-name="ro1">
          <table:table-cell office:value-type="float" office:value="55.644" calcext:value-type="float">
            <text:p>55,644</text:p>
          </table:table-cell>
          <table:table-cell office:value-type="float" office:value="2.245275" calcext:value-type="float">
            <text:p>2,245275</text:p>
          </table:table-cell>
          <table:table-cell/>
          <table:table-cell office:value-type="float" office:value="93.804" calcext:value-type="float">
            <text:p>93,804</text:p>
          </table:table-cell>
          <table:table-cell office:value-type="float" office:value="50.356972" calcext:value-type="float">
            <text:p>50,356972</text:p>
          </table:table-cell>
          <table:table-cell/>
          <table:table-cell office:value-type="float" office:value="866.416" calcext:value-type="float">
            <text:p>866,416</text:p>
          </table:table-cell>
          <table:table-cell office:value-type="float" office:value="824.960777" calcext:value-type="float">
            <text:p>824,960777</text:p>
          </table:table-cell>
          <table:table-cell table:number-columns-repeated="7"/>
        </table:table-row>
        <table:table-row table:style-name="ro1">
          <table:table-cell office:value-type="float" office:value="40.173" calcext:value-type="float">
            <text:p>40,173</text:p>
          </table:table-cell>
          <table:table-cell office:value-type="float" office:value="2.240299" calcext:value-type="float">
            <text:p>2,240299</text:p>
          </table:table-cell>
          <table:table-cell/>
          <table:table-cell office:value-type="float" office:value="100.24" calcext:value-type="float">
            <text:p>100,24</text:p>
          </table:table-cell>
          <table:table-cell office:value-type="float" office:value="50.341859" calcext:value-type="float">
            <text:p>50,341859</text:p>
          </table:table-cell>
          <table:table-cell/>
          <table:table-cell office:value-type="float" office:value="867.012" calcext:value-type="float">
            <text:p>867,012</text:p>
          </table:table-cell>
          <table:table-cell office:value-type="float" office:value="824.604109" calcext:value-type="float">
            <text:p>824,604109</text:p>
          </table:table-cell>
          <table:table-cell table:number-columns-repeated="7"/>
        </table:table-row>
        <table:table-row table:style-name="ro1">
          <table:table-cell office:value-type="float" office:value="40.102" calcext:value-type="float">
            <text:p>40,102</text:p>
          </table:table-cell>
          <table:table-cell office:value-type="float" office:value="2.235328" calcext:value-type="float">
            <text:p>2,235328</text:p>
          </table:table-cell>
          <table:table-cell/>
          <table:table-cell office:value-type="float" office:value="169.794" calcext:value-type="float">
            <text:p>169,794</text:p>
          </table:table-cell>
          <table:table-cell office:value-type="float" office:value="50.27974" calcext:value-type="float">
            <text:p>50,27974</text:p>
          </table:table-cell>
          <table:table-cell/>
          <table:table-cell office:value-type="float" office:value="884.517" calcext:value-type="float">
            <text:p>884,517</text:p>
          </table:table-cell>
          <table:table-cell office:value-type="float" office:value="824.5257" calcext:value-type="float">
            <text:p>824,5257</text:p>
          </table:table-cell>
          <table:table-cell table:number-columns-repeated="7"/>
        </table:table-row>
        <table:table-row table:style-name="ro1">
          <table:table-cell office:value-type="float" office:value="42.537" calcext:value-type="float">
            <text:p>42,537</text:p>
          </table:table-cell>
          <table:table-cell office:value-type="float" office:value="2.234565" calcext:value-type="float">
            <text:p>2,234565</text:p>
          </table:table-cell>
          <table:table-cell/>
          <table:table-cell office:value-type="float" office:value="97.891" calcext:value-type="float">
            <text:p>97,891</text:p>
          </table:table-cell>
          <table:table-cell office:value-type="float" office:value="50.213912" calcext:value-type="float">
            <text:p>50,213912</text:p>
          </table:table-cell>
          <table:table-cell/>
          <table:table-cell office:value-type="float" office:value="863.422" calcext:value-type="float">
            <text:p>863,422</text:p>
          </table:table-cell>
          <table:table-cell office:value-type="float" office:value="823.653885" calcext:value-type="float">
            <text:p>823,653885</text:p>
          </table:table-cell>
          <table:table-cell table:number-columns-repeated="7"/>
        </table:table-row>
        <table:table-row table:style-name="ro1">
          <table:table-cell office:value-type="float" office:value="40.713" calcext:value-type="float">
            <text:p>40,713</text:p>
          </table:table-cell>
          <table:table-cell office:value-type="float" office:value="2.226688" calcext:value-type="float">
            <text:p>2,226688</text:p>
          </table:table-cell>
          <table:table-cell/>
          <table:table-cell office:value-type="float" office:value="98.234" calcext:value-type="float">
            <text:p>98,234</text:p>
          </table:table-cell>
          <table:table-cell office:value-type="float" office:value="50.178363" calcext:value-type="float">
            <text:p>50,178363</text:p>
          </table:table-cell>
          <table:table-cell/>
          <table:table-cell office:value-type="float" office:value="862.405" calcext:value-type="float">
            <text:p>862,405</text:p>
          </table:table-cell>
          <table:table-cell office:value-type="float" office:value="822.765893" calcext:value-type="float">
            <text:p>822,765893</text:p>
          </table:table-cell>
          <table:table-cell table:number-columns-repeated="7"/>
        </table:table-row>
        <table:table-row table:style-name="ro1">
          <table:table-cell office:value-type="float" office:value="41.262" calcext:value-type="float">
            <text:p>41,262</text:p>
          </table:table-cell>
          <table:table-cell office:value-type="float" office:value="2.225572" calcext:value-type="float">
            <text:p>2,225572</text:p>
          </table:table-cell>
          <table:table-cell/>
          <table:table-cell office:value-type="float" office:value="95.994" calcext:value-type="float">
            <text:p>95,994</text:p>
          </table:table-cell>
          <table:table-cell office:value-type="float" office:value="50.166341" calcext:value-type="float">
            <text:p>50,166341</text:p>
          </table:table-cell>
          <table:table-cell/>
          <table:table-cell office:value-type="float" office:value="918.413" calcext:value-type="float">
            <text:p>918,413</text:p>
          </table:table-cell>
          <table:table-cell office:value-type="float" office:value="821.939181" calcext:value-type="float">
            <text:p>821,939181</text:p>
          </table:table-cell>
          <table:table-cell table:number-columns-repeated="7"/>
        </table:table-row>
        <table:table-row table:style-name="ro1">
          <table:table-cell office:value-type="float" office:value="42.152" calcext:value-type="float">
            <text:p>42,152</text:p>
          </table:table-cell>
          <table:table-cell office:value-type="float" office:value="2.225006" calcext:value-type="float">
            <text:p>2,225006</text:p>
          </table:table-cell>
          <table:table-cell/>
          <table:table-cell office:value-type="float" office:value="100.376" calcext:value-type="float">
            <text:p>100,376</text:p>
          </table:table-cell>
          <table:table-cell office:value-type="float" office:value="50.148528" calcext:value-type="float">
            <text:p>50,148528</text:p>
          </table:table-cell>
          <table:table-cell/>
          <table:table-cell office:value-type="float" office:value="862.069" calcext:value-type="float">
            <text:p>862,069</text:p>
          </table:table-cell>
          <table:table-cell office:value-type="float" office:value="821.843072" calcext:value-type="float">
            <text:p>821,843072</text:p>
          </table:table-cell>
          <table:table-cell table:number-columns-repeated="7"/>
        </table:table-row>
        <table:table-row table:style-name="ro1">
          <table:table-cell office:value-type="float" office:value="43.589" calcext:value-type="float">
            <text:p>43,589</text:p>
          </table:table-cell>
          <table:table-cell office:value-type="float" office:value="2.22463" calcext:value-type="float">
            <text:p>2,22463</text:p>
          </table:table-cell>
          <table:table-cell/>
          <table:table-cell office:value-type="float" office:value="104.954" calcext:value-type="float">
            <text:p>104,954</text:p>
          </table:table-cell>
          <table:table-cell office:value-type="float" office:value="50.133361" calcext:value-type="float">
            <text:p>50,133361</text:p>
          </table:table-cell>
          <table:table-cell/>
          <table:table-cell office:value-type="float" office:value="881.508" calcext:value-type="float">
            <text:p>881,508</text:p>
          </table:table-cell>
          <table:table-cell office:value-type="float" office:value="821.82678" calcext:value-type="float">
            <text:p>821,82678</text:p>
          </table:table-cell>
          <table:table-cell table:number-columns-repeated="7"/>
        </table:table-row>
        <table:table-row table:style-name="ro1">
          <table:table-cell office:value-type="float" office:value="42.287" calcext:value-type="float">
            <text:p>42,287</text:p>
          </table:table-cell>
          <table:table-cell office:value-type="float" office:value="2.222014" calcext:value-type="float">
            <text:p>2,222014</text:p>
          </table:table-cell>
          <table:table-cell/>
          <table:table-cell office:value-type="float" office:value="95.186" calcext:value-type="float">
            <text:p>95,186</text:p>
          </table:table-cell>
          <table:table-cell office:value-type="float" office:value="50.12006" calcext:value-type="float">
            <text:p>50,12006</text:p>
          </table:table-cell>
          <table:table-cell/>
          <table:table-cell office:value-type="float" office:value="1140.045" calcext:value-type="float">
            <text:p>1140,045</text:p>
          </table:table-cell>
          <table:table-cell office:value-type="float" office:value="821.404431" calcext:value-type="float">
            <text:p>821,404431</text:p>
          </table:table-cell>
          <table:table-cell table:number-columns-repeated="7"/>
        </table:table-row>
        <table:table-row table:style-name="ro1">
          <table:table-cell office:value-type="float" office:value="42.282" calcext:value-type="float">
            <text:p>42,282</text:p>
          </table:table-cell>
          <table:table-cell office:value-type="float" office:value="2.21935" calcext:value-type="float">
            <text:p>2,21935</text:p>
          </table:table-cell>
          <table:table-cell/>
          <table:table-cell office:value-type="float" office:value="96.757" calcext:value-type="float">
            <text:p>96,757</text:p>
          </table:table-cell>
          <table:table-cell office:value-type="float" office:value="50.08148" calcext:value-type="float">
            <text:p>50,08148</text:p>
          </table:table-cell>
          <table:table-cell/>
          <table:table-cell office:value-type="float" office:value="875.995" calcext:value-type="float">
            <text:p>875,995</text:p>
          </table:table-cell>
          <table:table-cell office:value-type="float" office:value="821.009199" calcext:value-type="float">
            <text:p>821,009199</text:p>
          </table:table-cell>
          <table:table-cell table:number-columns-repeated="7"/>
        </table:table-row>
        <table:table-row table:style-name="ro1">
          <table:table-cell office:value-type="float" office:value="42.918" calcext:value-type="float">
            <text:p>42,918</text:p>
          </table:table-cell>
          <table:table-cell office:value-type="float" office:value="2.217384" calcext:value-type="float">
            <text:p>2,217384</text:p>
          </table:table-cell>
          <table:table-cell/>
          <table:table-cell office:value-type="float" office:value="98.052" calcext:value-type="float">
            <text:p>98,052</text:p>
          </table:table-cell>
          <table:table-cell office:value-type="float" office:value="50.06834" calcext:value-type="float">
            <text:p>50,06834</text:p>
          </table:table-cell>
          <table:table-cell/>
          <table:table-cell office:value-type="float" office:value="859.379" calcext:value-type="float">
            <text:p>859,379</text:p>
          </table:table-cell>
          <table:table-cell office:value-type="float" office:value="820.902804" calcext:value-type="float">
            <text:p>820,902804</text:p>
          </table:table-cell>
          <table:table-cell table:number-columns-repeated="7"/>
        </table:table-row>
        <table:table-row table:style-name="ro1">
          <table:table-cell office:value-type="float" office:value="41.178" calcext:value-type="float">
            <text:p>41,178</text:p>
          </table:table-cell>
          <table:table-cell office:value-type="float" office:value="2.213903" calcext:value-type="float">
            <text:p>2,213903</text:p>
          </table:table-cell>
          <table:table-cell/>
          <table:table-cell office:value-type="float" office:value="98.355" calcext:value-type="float">
            <text:p>98,355</text:p>
          </table:table-cell>
          <table:table-cell office:value-type="float" office:value="50.038442" calcext:value-type="float">
            <text:p>50,038442</text:p>
          </table:table-cell>
          <table:table-cell/>
          <table:table-cell office:value-type="float" office:value="860.447" calcext:value-type="float">
            <text:p>860,447</text:p>
          </table:table-cell>
          <table:table-cell office:value-type="float" office:value="818.765648" calcext:value-type="float">
            <text:p>818,765648</text:p>
          </table:table-cell>
          <table:table-cell table:number-columns-repeated="7"/>
        </table:table-row>
        <table:table-row table:style-name="ro1">
          <table:table-cell office:value-type="float" office:value="43.74" calcext:value-type="float">
            <text:p>43,74</text:p>
          </table:table-cell>
          <table:table-cell office:value-type="float" office:value="2.212376" calcext:value-type="float">
            <text:p>2,212376</text:p>
          </table:table-cell>
          <table:table-cell/>
          <table:table-cell office:value-type="float" office:value="114.458" calcext:value-type="float">
            <text:p>114,458</text:p>
          </table:table-cell>
          <table:table-cell office:value-type="float" office:value="50.001336" calcext:value-type="float">
            <text:p>50,001336</text:p>
          </table:table-cell>
          <table:table-cell/>
          <table:table-cell office:value-type="float" office:value="858.997" calcext:value-type="float">
            <text:p>858,997</text:p>
          </table:table-cell>
          <table:table-cell office:value-type="float" office:value="818.629362" calcext:value-type="float">
            <text:p>818,629362</text:p>
          </table:table-cell>
          <table:table-cell table:number-columns-repeated="7"/>
        </table:table-row>
        <table:table-row table:style-name="ro1">
          <table:table-cell office:value-type="float" office:value="40.981" calcext:value-type="float">
            <text:p>40,981</text:p>
          </table:table-cell>
          <table:table-cell office:value-type="float" office:value="2.203528" calcext:value-type="float">
            <text:p>2,203528</text:p>
          </table:table-cell>
          <table:table-cell/>
          <table:table-cell office:value-type="float" office:value="100.043" calcext:value-type="float">
            <text:p>100,043</text:p>
          </table:table-cell>
          <table:table-cell office:value-type="float" office:value="49.957124" calcext:value-type="float">
            <text:p>49,957124</text:p>
          </table:table-cell>
          <table:table-cell/>
          <table:table-cell office:value-type="float" office:value="858.699" calcext:value-type="float">
            <text:p>858,699</text:p>
          </table:table-cell>
          <table:table-cell office:value-type="float" office:value="816.191898" calcext:value-type="float">
            <text:p>816,191898</text:p>
          </table:table-cell>
          <table:table-cell table:number-columns-repeated="7"/>
        </table:table-row>
        <table:table-row table:style-name="ro1">
          <table:table-cell office:value-type="float" office:value="40.452" calcext:value-type="float">
            <text:p>40,452</text:p>
          </table:table-cell>
          <table:table-cell office:value-type="float" office:value="2.198624" calcext:value-type="float">
            <text:p>2,198624</text:p>
          </table:table-cell>
          <table:table-cell/>
          <table:table-cell office:value-type="float" office:value="96.747" calcext:value-type="float">
            <text:p>96,747</text:p>
          </table:table-cell>
          <table:table-cell office:value-type="float" office:value="49.92276" calcext:value-type="float">
            <text:p>49,92276</text:p>
          </table:table-cell>
          <table:table-cell/>
          <table:table-cell office:value-type="float" office:value="856.167" calcext:value-type="float">
            <text:p>856,167</text:p>
          </table:table-cell>
          <table:table-cell office:value-type="float" office:value="814.555208" calcext:value-type="float">
            <text:p>814,555208</text:p>
          </table:table-cell>
          <table:table-cell table:number-columns-repeated="7"/>
        </table:table-row>
        <table:table-row table:style-name="ro1">
          <table:table-cell office:value-type="float" office:value="41.844" calcext:value-type="float">
            <text:p>41,844</text:p>
          </table:table-cell>
          <table:table-cell office:value-type="float" office:value="2.110092" calcext:value-type="float">
            <text:p>2,110092</text:p>
          </table:table-cell>
          <table:table-cell/>
          <table:table-cell office:value-type="float" office:value="99.53" calcext:value-type="float">
            <text:p>99,53</text:p>
          </table:table-cell>
          <table:table-cell office:value-type="float" office:value="49.920476" calcext:value-type="float">
            <text:p>49,920476</text:p>
          </table:table-cell>
          <table:table-cell/>
          <table:table-cell office:value-type="float" office:value="1209.505" calcext:value-type="float">
            <text:p>1209,505</text:p>
          </table:table-cell>
          <table:table-cell office:value-type="float" office:value="811.767858" calcext:value-type="float">
            <text:p>811,767858</text:p>
          </table:table-cell>
          <table:table-cell table:number-columns-repeated="7"/>
        </table:table-row>
      </table:table>
      <table:table table:name="NODEJS-1024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61.85" calcext:value-type="float">
            <text:p>61,85</text:p>
          </table:table-cell>
          <table:table-cell office:value-type="float" office:value="20.34851" calcext:value-type="float">
            <text:p>20,34851</text:p>
          </table:table-cell>
          <table:table-cell/>
          <table:table-cell office:value-type="float" office:value="363.835" calcext:value-type="float">
            <text:p>363,835</text:p>
          </table:table-cell>
          <table:table-cell office:value-type="float" office:value="67.654789" calcext:value-type="float">
            <text:p>67,654789</text:p>
          </table:table-cell>
          <table:table-cell/>
          <table:table-cell office:value-type="float" office:value="500.055" calcext:value-type="float">
            <text:p>500,055</text:p>
          </table:table-cell>
          <table:table-cell office:value-type="float" office:value="456.65419" calcext:value-type="float">
            <text:p>456,65419</text:p>
          </table:table-cell>
          <table:table-cell table:number-columns-repeated="5"/>
          <table:table-cell table:formula="of:=['NODEJS-1024MB'.N7]-['NODEJS-1024MB'.$L7]" office:value-type="float" office:value="0.0193380404624279" calcext:value-type="float">
            <text:p>0,0193380405</text:p>
          </table:table-cell>
          <table:table-cell table:formula="of:=['NODEJS-1024MB'.O7]-['NODEJS-1024MB'.$L7]" office:value-type="float" office:value="17.9939890404624" calcext:value-type="float">
            <text:p>17,9939890405</text:p>
          </table:table-cell>
        </table:table-row>
        <table:table-row table:style-name="ro1">
          <table:table-cell office:value-type="float" office:value="58.897" calcext:value-type="float">
            <text:p>58,897</text:p>
          </table:table-cell>
          <table:table-cell office:value-type="float" office:value="19.262486" calcext:value-type="float">
            <text:p>19,262486</text:p>
          </table:table-cell>
          <table:table-cell/>
          <table:table-cell office:value-type="float" office:value="97.94" calcext:value-type="float">
            <text:p>97,94</text:p>
          </table:table-cell>
          <table:table-cell office:value-type="float" office:value="54.344925" calcext:value-type="float">
            <text:p>54,344925</text:p>
          </table:table-cell>
          <table:table-cell/>
          <table:table-cell office:value-type="float" office:value="500.347" calcext:value-type="float">
            <text:p>500,347</text:p>
          </table:table-cell>
          <table:table-cell office:value-type="float" office:value="450.946547" calcext:value-type="float">
            <text:p>450,946547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90.088" calcext:value-type="float">
            <text:p>190,088</text:p>
          </table:table-cell>
          <table:table-cell office:value-type="float" office:value="18.542002" calcext:value-type="float">
            <text:p>18,542002</text:p>
          </table:table-cell>
          <table:table-cell/>
          <table:table-cell office:value-type="float" office:value="94.849" calcext:value-type="float">
            <text:p>94,849</text:p>
          </table:table-cell>
          <table:table-cell office:value-type="float" office:value="52.515667" calcext:value-type="float">
            <text:p>52,515667</text:p>
          </table:table-cell>
          <table:table-cell/>
          <table:table-cell office:value-type="float" office:value="609.628" calcext:value-type="float">
            <text:p>609,628</text:p>
          </table:table-cell>
          <table:table-cell office:value-type="float" office:value="446.95453" calcext:value-type="float">
            <text:p>446,9545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NODEJS-1024MB'.$B$32:.$B$204])" office:value-type="float" office:value="2.35452095953757" calcext:value-type="float">
            <text:p>2,3545209595</text:p>
          </table:table-cell>
          <table:table-cell table:formula="of:=STDEV(['NODEJS-1024MB'.$B$32:.$B$204])" office:value-type="float" office:value="0.123171275824837" calcext:value-type="float">
            <text:p>0,1231712758</text:p>
          </table:table-cell>
          <table:table-cell table:formula="of:=MIN(['NODEJS-1024MB'.$B$5:.$B$104])" office:value-type="float" office:value="2.373859" calcext:value-type="float">
            <text:p>2,373859</text:p>
          </table:table-cell>
          <table:table-cell table:formula="of:=MAX(['NODEJS-1024MB'.$B$5:.$B$104])" office:value-type="float" office:value="20.34851" calcext:value-type="float">
            <text:p>20,34851</text:p>
          </table:table-cell>
        </table:table-row>
        <table:table-row table:style-name="ro1">
          <table:table-cell office:value-type="float" office:value="60.099" calcext:value-type="float">
            <text:p>60,099</text:p>
          </table:table-cell>
          <table:table-cell office:value-type="float" office:value="18.322142" calcext:value-type="float">
            <text:p>18,322142</text:p>
          </table:table-cell>
          <table:table-cell/>
          <table:table-cell office:value-type="float" office:value="92.048" calcext:value-type="float">
            <text:p>92,048</text:p>
          </table:table-cell>
          <table:table-cell office:value-type="float" office:value="46.937583" calcext:value-type="float">
            <text:p>46,937583</text:p>
          </table:table-cell>
          <table:table-cell/>
          <table:table-cell office:value-type="float" office:value="495.725" calcext:value-type="float">
            <text:p>495,725</text:p>
          </table:table-cell>
          <table:table-cell office:value-type="float" office:value="443.984805" calcext:value-type="float">
            <text:p>443,984805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NODEJS-1024MB'.$E$5:.$E$204])" office:value-type="float" office:value="33.15232116" calcext:value-type="float">
            <text:p>33,15232116</text:p>
          </table:table-cell>
          <table:table-cell table:formula="of:=STDEV(['NODEJS-1024MB'.$E$5:.$E$204])" office:value-type="float" office:value="6.67806056458753" calcext:value-type="float">
            <text:p>6,6780605646</text:p>
          </table:table-cell>
          <table:table-cell table:formula="of:=MIN(['NODEJS-1024MB'.$E$5:.$E$104])" office:value-type="float" office:value="33.879184" calcext:value-type="float">
            <text:p>33,879184</text:p>
          </table:table-cell>
          <table:table-cell table:formula="of:=MAX(['NODEJS-1024MB'.$E$5:.$E$104])" office:value-type="float" office:value="67.654789" calcext:value-type="float">
            <text:p>67,654789</text:p>
          </table:table-cell>
        </table:table-row>
        <table:table-row table:style-name="ro1">
          <table:table-cell office:value-type="float" office:value="74.979" calcext:value-type="float">
            <text:p>74,979</text:p>
          </table:table-cell>
          <table:table-cell office:value-type="float" office:value="18.273781" calcext:value-type="float">
            <text:p>18,273781</text:p>
          </table:table-cell>
          <table:table-cell/>
          <table:table-cell office:value-type="float" office:value="91.134" calcext:value-type="float">
            <text:p>91,134</text:p>
          </table:table-cell>
          <table:table-cell office:value-type="float" office:value="46.714717" calcext:value-type="float">
            <text:p>46,714717</text:p>
          </table:table-cell>
          <table:table-cell/>
          <table:table-cell office:value-type="float" office:value="486.744" calcext:value-type="float">
            <text:p>486,744</text:p>
          </table:table-cell>
          <table:table-cell office:value-type="float" office:value="442.865754" calcext:value-type="float">
            <text:p>442,865754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1024MB'.$H$5:.$H$204])" office:value-type="float" office:value="417.704431375" calcext:value-type="float">
            <text:p>417,704431375</text:p>
          </table:table-cell>
          <table:table-cell table:formula="of:=STDEV(['NODEJS-1024MB'.$H$5:.$H$204])" office:value-type="float" office:value="14.1959848526349" calcext:value-type="float">
            <text:p>14,1959848526</text:p>
          </table:table-cell>
          <table:table-cell table:formula="of:=MIN(['NODEJS-1024MB'.$H$5:.$H$204])" office:value-type="float" office:value="393.075793" calcext:value-type="float">
            <text:p>393,075793</text:p>
          </table:table-cell>
          <table:table-cell table:formula="of:=MAX(['NODEJS-1024MB'.$H$5:.$H$104])" office:value-type="float" office:value="456.65419" calcext:value-type="float">
            <text:p>456,65419</text:p>
          </table:table-cell>
        </table:table-row>
        <table:table-row table:style-name="ro1">
          <table:table-cell office:value-type="float" office:value="58.411" calcext:value-type="float">
            <text:p>58,411</text:p>
          </table:table-cell>
          <table:table-cell office:value-type="float" office:value="18.186905" calcext:value-type="float">
            <text:p>18,186905</text:p>
          </table:table-cell>
          <table:table-cell/>
          <table:table-cell office:value-type="float" office:value="97.323" calcext:value-type="float">
            <text:p>97,323</text:p>
          </table:table-cell>
          <table:table-cell office:value-type="float" office:value="46.395763" calcext:value-type="float">
            <text:p>46,395763</text:p>
          </table:table-cell>
          <table:table-cell/>
          <table:table-cell office:value-type="float" office:value="489.958" calcext:value-type="float">
            <text:p>489,958</text:p>
          </table:table-cell>
          <table:table-cell office:value-type="float" office:value="441.475973" calcext:value-type="float">
            <text:p>441,475973</text:p>
          </table:table-cell>
          <table:table-cell table:number-columns-repeated="7"/>
        </table:table-row>
        <table:table-row table:style-name="ro1">
          <table:table-cell office:value-type="float" office:value="62.793" calcext:value-type="float">
            <text:p>62,793</text:p>
          </table:table-cell>
          <table:table-cell office:value-type="float" office:value="18.073428" calcext:value-type="float">
            <text:p>18,073428</text:p>
          </table:table-cell>
          <table:table-cell/>
          <table:table-cell office:value-type="float" office:value="88.711" calcext:value-type="float">
            <text:p>88,711</text:p>
          </table:table-cell>
          <table:table-cell office:value-type="float" office:value="46.286394" calcext:value-type="float">
            <text:p>46,286394</text:p>
          </table:table-cell>
          <table:table-cell/>
          <table:table-cell office:value-type="float" office:value="484.295" calcext:value-type="float">
            <text:p>484,295</text:p>
          </table:table-cell>
          <table:table-cell office:value-type="float" office:value="441.269471" calcext:value-type="float">
            <text:p>441,269471</text:p>
          </table:table-cell>
          <table:table-cell table:number-columns-repeated="7"/>
        </table:table-row>
        <table:table-row table:style-name="ro1">
          <table:table-cell office:value-type="float" office:value="58.493" calcext:value-type="float">
            <text:p>58,493</text:p>
          </table:table-cell>
          <table:table-cell office:value-type="float" office:value="17.572111" calcext:value-type="float">
            <text:p>17,572111</text:p>
          </table:table-cell>
          <table:table-cell/>
          <table:table-cell office:value-type="float" office:value="86.891" calcext:value-type="float">
            <text:p>86,891</text:p>
          </table:table-cell>
          <table:table-cell office:value-type="float" office:value="46.241632" calcext:value-type="float">
            <text:p>46,241632</text:p>
          </table:table-cell>
          <table:table-cell/>
          <table:table-cell office:value-type="float" office:value="482.07" calcext:value-type="float">
            <text:p>482,07</text:p>
          </table:table-cell>
          <table:table-cell office:value-type="float" office:value="439.928202" calcext:value-type="float">
            <text:p>439,928202</text:p>
          </table:table-cell>
          <table:table-cell table:number-columns-repeated="7"/>
        </table:table-row>
        <table:table-row table:style-name="ro1">
          <table:table-cell office:value-type="float" office:value="58.771" calcext:value-type="float">
            <text:p>58,771</text:p>
          </table:table-cell>
          <table:table-cell office:value-type="float" office:value="16.850357" calcext:value-type="float">
            <text:p>16,850357</text:p>
          </table:table-cell>
          <table:table-cell/>
          <table:table-cell office:value-type="float" office:value="172.565" calcext:value-type="float">
            <text:p>172,565</text:p>
          </table:table-cell>
          <table:table-cell office:value-type="float" office:value="43.183247" calcext:value-type="float">
            <text:p>43,183247</text:p>
          </table:table-cell>
          <table:table-cell/>
          <table:table-cell office:value-type="float" office:value="484.645" calcext:value-type="float">
            <text:p>484,645</text:p>
          </table:table-cell>
          <table:table-cell office:value-type="float" office:value="439.588733" calcext:value-type="float">
            <text:p>439,588733</text:p>
          </table:table-cell>
          <table:table-cell table:number-columns-repeated="7"/>
        </table:table-row>
        <table:table-row table:style-name="ro1">
          <table:table-cell office:value-type="float" office:value="62.969" calcext:value-type="float">
            <text:p>62,969</text:p>
          </table:table-cell>
          <table:table-cell office:value-type="float" office:value="16.589135" calcext:value-type="float">
            <text:p>16,589135</text:p>
          </table:table-cell>
          <table:table-cell/>
          <table:table-cell office:value-type="float" office:value="86.194" calcext:value-type="float">
            <text:p>86,194</text:p>
          </table:table-cell>
          <table:table-cell office:value-type="float" office:value="42.934854" calcext:value-type="float">
            <text:p>42,934854</text:p>
          </table:table-cell>
          <table:table-cell/>
          <table:table-cell office:value-type="float" office:value="482.289" calcext:value-type="float">
            <text:p>482,289</text:p>
          </table:table-cell>
          <table:table-cell office:value-type="float" office:value="439.006879" calcext:value-type="float">
            <text:p>439,006879</text:p>
          </table:table-cell>
          <table:table-cell table:number-columns-repeated="7"/>
        </table:table-row>
        <table:table-row table:style-name="ro1">
          <table:table-cell office:value-type="float" office:value="57.439" calcext:value-type="float">
            <text:p>57,439</text:p>
          </table:table-cell>
          <table:table-cell office:value-type="float" office:value="16.482574" calcext:value-type="float">
            <text:p>16,482574</text:p>
          </table:table-cell>
          <table:table-cell/>
          <table:table-cell office:value-type="float" office:value="84.984" calcext:value-type="float">
            <text:p>84,984</text:p>
          </table:table-cell>
          <table:table-cell office:value-type="float" office:value="42.855789" calcext:value-type="float">
            <text:p>42,855789</text:p>
          </table:table-cell>
          <table:table-cell/>
          <table:table-cell office:value-type="float" office:value="482.369" calcext:value-type="float">
            <text:p>482,369</text:p>
          </table:table-cell>
          <table:table-cell office:value-type="float" office:value="438.535081" calcext:value-type="float">
            <text:p>438,535081</text:p>
          </table:table-cell>
          <table:table-cell table:number-columns-repeated="7"/>
        </table:table-row>
        <table:table-row table:style-name="ro1">
          <table:table-cell office:value-type="float" office:value="60.498" calcext:value-type="float">
            <text:p>60,498</text:p>
          </table:table-cell>
          <table:table-cell office:value-type="float" office:value="16.381707" calcext:value-type="float">
            <text:p>16,381707</text:p>
          </table:table-cell>
          <table:table-cell/>
          <table:table-cell office:value-type="float" office:value="91.952" calcext:value-type="float">
            <text:p>91,952</text:p>
          </table:table-cell>
          <table:table-cell office:value-type="float" office:value="42.84576" calcext:value-type="float">
            <text:p>42,84576</text:p>
          </table:table-cell>
          <table:table-cell/>
          <table:table-cell office:value-type="float" office:value="480.61" calcext:value-type="float">
            <text:p>480,61</text:p>
          </table:table-cell>
          <table:table-cell office:value-type="float" office:value="438.439747" calcext:value-type="float">
            <text:p>438,439747</text:p>
          </table:table-cell>
          <table:table-cell table:number-columns-repeated="7"/>
        </table:table-row>
        <table:table-row table:style-name="ro1">
          <table:table-cell office:value-type="float" office:value="73.703" calcext:value-type="float">
            <text:p>73,703</text:p>
          </table:table-cell>
          <table:table-cell office:value-type="float" office:value="16.368445" calcext:value-type="float">
            <text:p>16,368445</text:p>
          </table:table-cell>
          <table:table-cell/>
          <table:table-cell office:value-type="float" office:value="88.858" calcext:value-type="float">
            <text:p>88,858</text:p>
          </table:table-cell>
          <table:table-cell office:value-type="float" office:value="42.832267" calcext:value-type="float">
            <text:p>42,832267</text:p>
          </table:table-cell>
          <table:table-cell/>
          <table:table-cell office:value-type="float" office:value="481.569" calcext:value-type="float">
            <text:p>481,569</text:p>
          </table:table-cell>
          <table:table-cell office:value-type="float" office:value="438.328136" calcext:value-type="float">
            <text:p>438,328136</text:p>
          </table:table-cell>
          <table:table-cell table:number-columns-repeated="7"/>
        </table:table-row>
        <table:table-row table:style-name="ro1">
          <table:table-cell office:value-type="float" office:value="59.204" calcext:value-type="float">
            <text:p>59,204</text:p>
          </table:table-cell>
          <table:table-cell office:value-type="float" office:value="16.02133" calcext:value-type="float">
            <text:p>16,02133</text:p>
          </table:table-cell>
          <table:table-cell/>
          <table:table-cell office:value-type="float" office:value="131.799" calcext:value-type="float">
            <text:p>131,799</text:p>
          </table:table-cell>
          <table:table-cell office:value-type="float" office:value="42.700011" calcext:value-type="float">
            <text:p>42,700011</text:p>
          </table:table-cell>
          <table:table-cell/>
          <table:table-cell office:value-type="float" office:value="536.895" calcext:value-type="float">
            <text:p>536,895</text:p>
          </table:table-cell>
          <table:table-cell office:value-type="float" office:value="437.853496" calcext:value-type="float">
            <text:p>437,853496</text:p>
          </table:table-cell>
          <table:table-cell table:number-columns-repeated="7"/>
        </table:table-row>
        <table:table-row table:style-name="ro1">
          <table:table-cell office:value-type="float" office:value="94.984" calcext:value-type="float">
            <text:p>94,984</text:p>
          </table:table-cell>
          <table:table-cell office:value-type="float" office:value="15.089394" calcext:value-type="float">
            <text:p>15,089394</text:p>
          </table:table-cell>
          <table:table-cell/>
          <table:table-cell office:value-type="float" office:value="95.948" calcext:value-type="float">
            <text:p>95,948</text:p>
          </table:table-cell>
          <table:table-cell office:value-type="float" office:value="42.674679" calcext:value-type="float">
            <text:p>42,674679</text:p>
          </table:table-cell>
          <table:table-cell/>
          <table:table-cell office:value-type="float" office:value="479.925" calcext:value-type="float">
            <text:p>479,925</text:p>
          </table:table-cell>
          <table:table-cell office:value-type="float" office:value="437.781291" calcext:value-type="float">
            <text:p>437,781291</text:p>
          </table:table-cell>
          <table:table-cell table:number-columns-repeated="7"/>
        </table:table-row>
        <table:table-row table:style-name="ro1">
          <table:table-cell office:value-type="float" office:value="717.042" calcext:value-type="float">
            <text:p>717,042</text:p>
          </table:table-cell>
          <table:table-cell office:value-type="float" office:value="14.047986" calcext:value-type="float">
            <text:p>14,047986</text:p>
          </table:table-cell>
          <table:table-cell/>
          <table:table-cell office:value-type="float" office:value="85.879" calcext:value-type="float">
            <text:p>85,879</text:p>
          </table:table-cell>
          <table:table-cell office:value-type="float" office:value="42.659402" calcext:value-type="float">
            <text:p>42,659402</text:p>
          </table:table-cell>
          <table:table-cell/>
          <table:table-cell office:value-type="float" office:value="479.769" calcext:value-type="float">
            <text:p>479,769</text:p>
          </table:table-cell>
          <table:table-cell office:value-type="float" office:value="437.755069" calcext:value-type="float">
            <text:p>437,755069</text:p>
          </table:table-cell>
          <table:table-cell table:number-columns-repeated="7"/>
        </table:table-row>
        <table:table-row table:style-name="ro1">
          <table:table-cell office:value-type="float" office:value="56.41" calcext:value-type="float">
            <text:p>56,41</text:p>
          </table:table-cell>
          <table:table-cell office:value-type="float" office:value="13.433945" calcext:value-type="float">
            <text:p>13,433945</text:p>
          </table:table-cell>
          <table:table-cell/>
          <table:table-cell office:value-type="float" office:value="83.311" calcext:value-type="float">
            <text:p>83,311</text:p>
          </table:table-cell>
          <table:table-cell office:value-type="float" office:value="42.622231" calcext:value-type="float">
            <text:p>42,622231</text:p>
          </table:table-cell>
          <table:table-cell/>
          <table:table-cell office:value-type="float" office:value="479.492" calcext:value-type="float">
            <text:p>479,492</text:p>
          </table:table-cell>
          <table:table-cell office:value-type="float" office:value="437.748245" calcext:value-type="float">
            <text:p>437,748245</text:p>
          </table:table-cell>
          <table:table-cell table:number-columns-repeated="7"/>
        </table:table-row>
        <table:table-row table:style-name="ro1">
          <table:table-cell office:value-type="float" office:value="54.166" calcext:value-type="float">
            <text:p>54,166</text:p>
          </table:table-cell>
          <table:table-cell office:value-type="float" office:value="12.966172" calcext:value-type="float">
            <text:p>12,966172</text:p>
          </table:table-cell>
          <table:table-cell/>
          <table:table-cell office:value-type="float" office:value="82.156" calcext:value-type="float">
            <text:p>82,156</text:p>
          </table:table-cell>
          <table:table-cell office:value-type="float" office:value="42.446767" calcext:value-type="float">
            <text:p>42,446767</text:p>
          </table:table-cell>
          <table:table-cell/>
          <table:table-cell office:value-type="float" office:value="511.414" calcext:value-type="float">
            <text:p>511,414</text:p>
          </table:table-cell>
          <table:table-cell office:value-type="float" office:value="437.620563" calcext:value-type="float">
            <text:p>437,620563</text:p>
          </table:table-cell>
          <table:table-cell table:number-columns-repeated="7"/>
        </table:table-row>
        <table:table-row table:style-name="ro1">
          <table:table-cell office:value-type="float" office:value="57.644" calcext:value-type="float">
            <text:p>57,644</text:p>
          </table:table-cell>
          <table:table-cell office:value-type="float" office:value="12.470271" calcext:value-type="float">
            <text:p>12,470271</text:p>
          </table:table-cell>
          <table:table-cell/>
          <table:table-cell office:value-type="float" office:value="84.691" calcext:value-type="float">
            <text:p>84,691</text:p>
          </table:table-cell>
          <table:table-cell office:value-type="float" office:value="42.178511" calcext:value-type="float">
            <text:p>42,178511</text:p>
          </table:table-cell>
          <table:table-cell/>
          <table:table-cell office:value-type="float" office:value="481.275" calcext:value-type="float">
            <text:p>481,275</text:p>
          </table:table-cell>
          <table:table-cell office:value-type="float" office:value="437.582779" calcext:value-type="float">
            <text:p>437,582779</text:p>
          </table:table-cell>
          <table:table-cell table:number-columns-repeated="7"/>
        </table:table-row>
        <table:table-row table:style-name="ro1">
          <table:table-cell office:value-type="float" office:value="65.676" calcext:value-type="float">
            <text:p>65,676</text:p>
          </table:table-cell>
          <table:table-cell office:value-type="float" office:value="11.938288" calcext:value-type="float">
            <text:p>11,938288</text:p>
          </table:table-cell>
          <table:table-cell/>
          <table:table-cell office:value-type="float" office:value="92.268" calcext:value-type="float">
            <text:p>92,268</text:p>
          </table:table-cell>
          <table:table-cell office:value-type="float" office:value="42.043066" calcext:value-type="float">
            <text:p>42,043066</text:p>
          </table:table-cell>
          <table:table-cell/>
          <table:table-cell office:value-type="float" office:value="479.132" calcext:value-type="float">
            <text:p>479,132</text:p>
          </table:table-cell>
          <table:table-cell office:value-type="float" office:value="436.799947" calcext:value-type="float">
            <text:p>436,799947</text:p>
          </table:table-cell>
          <table:table-cell table:number-columns-repeated="7"/>
        </table:table-row>
        <table:table-row table:style-name="ro1">
          <table:table-cell office:value-type="float" office:value="458.141" calcext:value-type="float">
            <text:p>458,141</text:p>
          </table:table-cell>
          <table:table-cell office:value-type="float" office:value="9.847069" calcext:value-type="float">
            <text:p>9,847069</text:p>
          </table:table-cell>
          <table:table-cell/>
          <table:table-cell office:value-type="float" office:value="84.758" calcext:value-type="float">
            <text:p>84,758</text:p>
          </table:table-cell>
          <table:table-cell office:value-type="float" office:value="41.981759" calcext:value-type="float">
            <text:p>41,981759</text:p>
          </table:table-cell>
          <table:table-cell/>
          <table:table-cell office:value-type="float" office:value="478.862" calcext:value-type="float">
            <text:p>478,862</text:p>
          </table:table-cell>
          <table:table-cell office:value-type="float" office:value="436.638703" calcext:value-type="float">
            <text:p>436,638703</text:p>
          </table:table-cell>
          <table:table-cell table:number-columns-repeated="7"/>
        </table:table-row>
        <table:table-row table:style-name="ro1">
          <table:table-cell office:value-type="float" office:value="55.735" calcext:value-type="float">
            <text:p>55,735</text:p>
          </table:table-cell>
          <table:table-cell office:value-type="float" office:value="6.902097" calcext:value-type="float">
            <text:p>6,902097</text:p>
          </table:table-cell>
          <table:table-cell/>
          <table:table-cell office:value-type="float" office:value="84.023" calcext:value-type="float">
            <text:p>84,023</text:p>
          </table:table-cell>
          <table:table-cell office:value-type="float" office:value="41.84489" calcext:value-type="float">
            <text:p>41,84489</text:p>
          </table:table-cell>
          <table:table-cell/>
          <table:table-cell office:value-type="float" office:value="485.093" calcext:value-type="float">
            <text:p>485,093</text:p>
          </table:table-cell>
          <table:table-cell office:value-type="float" office:value="436.180832" calcext:value-type="float">
            <text:p>436,180832</text:p>
          </table:table-cell>
          <table:table-cell table:number-columns-repeated="7"/>
        </table:table-row>
        <table:table-row table:style-name="ro1">
          <table:table-cell office:value-type="float" office:value="56.975" calcext:value-type="float">
            <text:p>56,975</text:p>
          </table:table-cell>
          <table:table-cell office:value-type="float" office:value="6.47753" calcext:value-type="float">
            <text:p>6,47753</text:p>
          </table:table-cell>
          <table:table-cell/>
          <table:table-cell office:value-type="float" office:value="85.261" calcext:value-type="float">
            <text:p>85,261</text:p>
          </table:table-cell>
          <table:table-cell office:value-type="float" office:value="41.784911" calcext:value-type="float">
            <text:p>41,784911</text:p>
          </table:table-cell>
          <table:table-cell/>
          <table:table-cell office:value-type="float" office:value="479.465" calcext:value-type="float">
            <text:p>479,465</text:p>
          </table:table-cell>
          <table:table-cell office:value-type="float" office:value="436.109795" calcext:value-type="float">
            <text:p>436,109795</text:p>
          </table:table-cell>
          <table:table-cell table:number-columns-repeated="7"/>
        </table:table-row>
        <table:table-row table:style-name="ro1">
          <table:table-cell office:value-type="float" office:value="46.405" calcext:value-type="float">
            <text:p>46,405</text:p>
          </table:table-cell>
          <table:table-cell office:value-type="float" office:value="6.288852" calcext:value-type="float">
            <text:p>6,288852</text:p>
          </table:table-cell>
          <table:table-cell/>
          <table:table-cell office:value-type="float" office:value="81.672" calcext:value-type="float">
            <text:p>81,672</text:p>
          </table:table-cell>
          <table:table-cell office:value-type="float" office:value="41.004783" calcext:value-type="float">
            <text:p>41,004783</text:p>
          </table:table-cell>
          <table:table-cell/>
          <table:table-cell office:value-type="float" office:value="480.026" calcext:value-type="float">
            <text:p>480,026</text:p>
          </table:table-cell>
          <table:table-cell office:value-type="float" office:value="435.925963" calcext:value-type="float">
            <text:p>435,925963</text:p>
          </table:table-cell>
          <table:table-cell table:number-columns-repeated="7"/>
        </table:table-row>
        <table:table-row table:style-name="ro1">
          <table:table-cell office:value-type="float" office:value="47.642" calcext:value-type="float">
            <text:p>47,642</text:p>
          </table:table-cell>
          <table:table-cell office:value-type="float" office:value="4.316626" calcext:value-type="float">
            <text:p>4,316626</text:p>
          </table:table-cell>
          <table:table-cell/>
          <table:table-cell office:value-type="float" office:value="88.443" calcext:value-type="float">
            <text:p>88,443</text:p>
          </table:table-cell>
          <table:table-cell office:value-type="float" office:value="40.76662" calcext:value-type="float">
            <text:p>40,76662</text:p>
          </table:table-cell>
          <table:table-cell/>
          <table:table-cell office:value-type="float" office:value="477.711" calcext:value-type="float">
            <text:p>477,711</text:p>
          </table:table-cell>
          <table:table-cell office:value-type="float" office:value="435.903366" calcext:value-type="float">
            <text:p>435,903366</text:p>
          </table:table-cell>
          <table:table-cell table:number-columns-repeated="7"/>
        </table:table-row>
        <table:table-row table:style-name="ro1">
          <table:table-cell office:value-type="float" office:value="47.533" calcext:value-type="float">
            <text:p>47,533</text:p>
          </table:table-cell>
          <table:table-cell office:value-type="float" office:value="4.307018" calcext:value-type="float">
            <text:p>4,307018</text:p>
          </table:table-cell>
          <table:table-cell/>
          <table:table-cell office:value-type="float" office:value="81.399" calcext:value-type="float">
            <text:p>81,399</text:p>
          </table:table-cell>
          <table:table-cell office:value-type="float" office:value="38.871891" calcext:value-type="float">
            <text:p>38,871891</text:p>
          </table:table-cell>
          <table:table-cell/>
          <table:table-cell office:value-type="float" office:value="482.045" calcext:value-type="float">
            <text:p>482,045</text:p>
          </table:table-cell>
          <table:table-cell office:value-type="float" office:value="435.720938" calcext:value-type="float">
            <text:p>435,720938</text:p>
          </table:table-cell>
          <table:table-cell table:number-columns-repeated="7"/>
        </table:table-row>
        <table:table-row table:style-name="ro1">
          <table:table-cell office:value-type="float" office:value="47.932" calcext:value-type="float">
            <text:p>47,932</text:p>
          </table:table-cell>
          <table:table-cell office:value-type="float" office:value="3.53275" calcext:value-type="float">
            <text:p>3,53275</text:p>
          </table:table-cell>
          <table:table-cell/>
          <table:table-cell office:value-type="float" office:value="80.903" calcext:value-type="float">
            <text:p>80,903</text:p>
          </table:table-cell>
          <table:table-cell office:value-type="float" office:value="38.702839" calcext:value-type="float">
            <text:p>38,702839</text:p>
          </table:table-cell>
          <table:table-cell/>
          <table:table-cell office:value-type="float" office:value="479.409" calcext:value-type="float">
            <text:p>479,409</text:p>
          </table:table-cell>
          <table:table-cell office:value-type="float" office:value="435.635565" calcext:value-type="float">
            <text:p>435,635565</text:p>
          </table:table-cell>
          <table:table-cell table:number-columns-repeated="7"/>
        </table:table-row>
        <table:table-row table:style-name="ro1">
          <table:table-cell office:value-type="float" office:value="48.179" calcext:value-type="float">
            <text:p>48,179</text:p>
          </table:table-cell>
          <table:table-cell office:value-type="float" office:value="3.012056" calcext:value-type="float">
            <text:p>3,012056</text:p>
          </table:table-cell>
          <table:table-cell office:value-type="string" calcext:value-type="string">
            <text:p>←</text:p>
          </table:table-cell>
          <table:table-cell office:value-type="float" office:value="81.32" calcext:value-type="float">
            <text:p>81,32</text:p>
          </table:table-cell>
          <table:table-cell office:value-type="float" office:value="38.659131" calcext:value-type="float">
            <text:p>38,659131</text:p>
          </table:table-cell>
          <table:table-cell/>
          <table:table-cell office:value-type="float" office:value="479.564" calcext:value-type="float">
            <text:p>479,564</text:p>
          </table:table-cell>
          <table:table-cell office:value-type="float" office:value="435.350771" calcext:value-type="float">
            <text:p>435,350771</text:p>
          </table:table-cell>
          <table:table-cell table:number-columns-repeated="7"/>
        </table:table-row>
        <table:table-row table:style-name="ro1">
          <table:table-cell office:value-type="float" office:value="81.861" calcext:value-type="float">
            <text:p>81,861</text:p>
          </table:table-cell>
          <table:table-cell office:value-type="float" office:value="2.884772" calcext:value-type="float">
            <text:p>2,884772</text:p>
          </table:table-cell>
          <table:table-cell/>
          <table:table-cell office:value-type="float" office:value="79.415" calcext:value-type="float">
            <text:p>79,415</text:p>
          </table:table-cell>
          <table:table-cell office:value-type="float" office:value="38.656923" calcext:value-type="float">
            <text:p>38,656923</text:p>
          </table:table-cell>
          <table:table-cell/>
          <table:table-cell office:value-type="float" office:value="478.564" calcext:value-type="float">
            <text:p>478,564</text:p>
          </table:table-cell>
          <table:table-cell office:value-type="float" office:value="435.168997" calcext:value-type="float">
            <text:p>435,168997</text:p>
          </table:table-cell>
          <table:table-cell table:number-columns-repeated="7"/>
        </table:table-row>
        <table:table-row table:style-name="ro1">
          <table:table-cell office:value-type="float" office:value="48.611" calcext:value-type="float">
            <text:p>48,611</text:p>
          </table:table-cell>
          <table:table-cell office:value-type="float" office:value="2.873156" calcext:value-type="float">
            <text:p>2,873156</text:p>
          </table:table-cell>
          <table:table-cell/>
          <table:table-cell office:value-type="float" office:value="84.162" calcext:value-type="float">
            <text:p>84,162</text:p>
          </table:table-cell>
          <table:table-cell office:value-type="float" office:value="38.39934" calcext:value-type="float">
            <text:p>38,39934</text:p>
          </table:table-cell>
          <table:table-cell/>
          <table:table-cell office:value-type="float" office:value="476.703" calcext:value-type="float">
            <text:p>476,703</text:p>
          </table:table-cell>
          <table:table-cell office:value-type="float" office:value="435.168918" calcext:value-type="float">
            <text:p>435,168918</text:p>
          </table:table-cell>
          <table:table-cell table:number-columns-repeated="7"/>
        </table:table-row>
        <table:table-row table:style-name="ro1">
          <table:table-cell office:value-type="float" office:value="49.304" calcext:value-type="float">
            <text:p>49,304</text:p>
          </table:table-cell>
          <table:table-cell office:value-type="float" office:value="2.64924" calcext:value-type="float">
            <text:p>2,64924</text:p>
          </table:table-cell>
          <table:table-cell/>
          <table:table-cell office:value-type="float" office:value="80.356" calcext:value-type="float">
            <text:p>80,356</text:p>
          </table:table-cell>
          <table:table-cell office:value-type="float" office:value="38.386901" calcext:value-type="float">
            <text:p>38,386901</text:p>
          </table:table-cell>
          <table:table-cell/>
          <table:table-cell office:value-type="float" office:value="482.615" calcext:value-type="float">
            <text:p>482,615</text:p>
          </table:table-cell>
          <table:table-cell office:value-type="float" office:value="434.485731" calcext:value-type="float">
            <text:p>434,485731</text:p>
          </table:table-cell>
          <table:table-cell table:number-columns-repeated="7"/>
        </table:table-row>
        <table:table-row table:style-name="ro1">
          <table:table-cell office:value-type="float" office:value="46.638" calcext:value-type="float">
            <text:p>46,638</text:p>
          </table:table-cell>
          <table:table-cell office:value-type="float" office:value="2.618178" calcext:value-type="float">
            <text:p>2,618178</text:p>
          </table:table-cell>
          <table:table-cell/>
          <table:table-cell office:value-type="float" office:value="83.794" calcext:value-type="float">
            <text:p>83,794</text:p>
          </table:table-cell>
          <table:table-cell office:value-type="float" office:value="38.367288" calcext:value-type="float">
            <text:p>38,367288</text:p>
          </table:table-cell>
          <table:table-cell/>
          <table:table-cell office:value-type="float" office:value="475.741" calcext:value-type="float">
            <text:p>475,741</text:p>
          </table:table-cell>
          <table:table-cell office:value-type="float" office:value="434.106764" calcext:value-type="float">
            <text:p>434,106764</text:p>
          </table:table-cell>
          <table:table-cell table:number-columns-repeated="7"/>
        </table:table-row>
        <table:table-row table:style-name="ro1">
          <table:table-cell office:value-type="float" office:value="41.62" calcext:value-type="float">
            <text:p>41,62</text:p>
          </table:table-cell>
          <table:table-cell office:value-type="float" office:value="2.538112" calcext:value-type="float">
            <text:p>2,538112</text:p>
          </table:table-cell>
          <table:table-cell/>
          <table:table-cell office:value-type="float" office:value="80.493" calcext:value-type="float">
            <text:p>80,493</text:p>
          </table:table-cell>
          <table:table-cell office:value-type="float" office:value="38.361731" calcext:value-type="float">
            <text:p>38,361731</text:p>
          </table:table-cell>
          <table:table-cell/>
          <table:table-cell office:value-type="float" office:value="501.308" calcext:value-type="float">
            <text:p>501,308</text:p>
          </table:table-cell>
          <table:table-cell office:value-type="float" office:value="433.907491" calcext:value-type="float">
            <text:p>433,907491</text:p>
          </table:table-cell>
          <table:table-cell table:number-columns-repeated="7"/>
        </table:table-row>
        <table:table-row table:style-name="ro1">
          <table:table-cell office:value-type="float" office:value="47.276" calcext:value-type="float">
            <text:p>47,276</text:p>
          </table:table-cell>
          <table:table-cell office:value-type="float" office:value="2.535291" calcext:value-type="float">
            <text:p>2,535291</text:p>
          </table:table-cell>
          <table:table-cell/>
          <table:table-cell office:value-type="float" office:value="81.149" calcext:value-type="float">
            <text:p>81,149</text:p>
          </table:table-cell>
          <table:table-cell office:value-type="float" office:value="38.351771" calcext:value-type="float">
            <text:p>38,351771</text:p>
          </table:table-cell>
          <table:table-cell/>
          <table:table-cell office:value-type="float" office:value="478.063" calcext:value-type="float">
            <text:p>478,063</text:p>
          </table:table-cell>
          <table:table-cell office:value-type="float" office:value="433.567069" calcext:value-type="float">
            <text:p>433,567069</text:p>
          </table:table-cell>
          <table:table-cell table:number-columns-repeated="7"/>
        </table:table-row>
        <table:table-row table:style-name="ro1">
          <table:table-cell office:value-type="float" office:value="45.512" calcext:value-type="float">
            <text:p>45,512</text:p>
          </table:table-cell>
          <table:table-cell office:value-type="float" office:value="2.517728" calcext:value-type="float">
            <text:p>2,517728</text:p>
          </table:table-cell>
          <table:table-cell/>
          <table:table-cell office:value-type="float" office:value="80.033" calcext:value-type="float">
            <text:p>80,033</text:p>
          </table:table-cell>
          <table:table-cell office:value-type="float" office:value="38.2784" calcext:value-type="float">
            <text:p>38,2784</text:p>
          </table:table-cell>
          <table:table-cell/>
          <table:table-cell office:value-type="float" office:value="478.408" calcext:value-type="float">
            <text:p>478,408</text:p>
          </table:table-cell>
          <table:table-cell office:value-type="float" office:value="432.905428" calcext:value-type="float">
            <text:p>432,905428</text:p>
          </table:table-cell>
          <table:table-cell table:number-columns-repeated="7"/>
        </table:table-row>
        <table:table-row table:style-name="ro1">
          <table:table-cell office:value-type="float" office:value="46.422" calcext:value-type="float">
            <text:p>46,422</text:p>
          </table:table-cell>
          <table:table-cell office:value-type="float" office:value="2.511457" calcext:value-type="float">
            <text:p>2,511457</text:p>
          </table:table-cell>
          <table:table-cell/>
          <table:table-cell office:value-type="float" office:value="80.697" calcext:value-type="float">
            <text:p>80,697</text:p>
          </table:table-cell>
          <table:table-cell office:value-type="float" office:value="38.276007" calcext:value-type="float">
            <text:p>38,276007</text:p>
          </table:table-cell>
          <table:table-cell/>
          <table:table-cell office:value-type="float" office:value="476.609" calcext:value-type="float">
            <text:p>476,609</text:p>
          </table:table-cell>
          <table:table-cell office:value-type="float" office:value="432.735992" calcext:value-type="float">
            <text:p>432,735992</text:p>
          </table:table-cell>
          <table:table-cell table:number-columns-repeated="7"/>
        </table:table-row>
        <table:table-row table:style-name="ro1">
          <table:table-cell office:value-type="float" office:value="43.396" calcext:value-type="float">
            <text:p>43,396</text:p>
          </table:table-cell>
          <table:table-cell office:value-type="float" office:value="2.510651" calcext:value-type="float">
            <text:p>2,510651</text:p>
          </table:table-cell>
          <table:table-cell/>
          <table:table-cell office:value-type="float" office:value="83.099" calcext:value-type="float">
            <text:p>83,099</text:p>
          </table:table-cell>
          <table:table-cell office:value-type="float" office:value="38.249317" calcext:value-type="float">
            <text:p>38,249317</text:p>
          </table:table-cell>
          <table:table-cell/>
          <table:table-cell office:value-type="float" office:value="476.273" calcext:value-type="float">
            <text:p>476,273</text:p>
          </table:table-cell>
          <table:table-cell office:value-type="float" office:value="432.678596" calcext:value-type="float">
            <text:p>432,678596</text:p>
          </table:table-cell>
          <table:table-cell table:number-columns-repeated="7"/>
        </table:table-row>
        <table:table-row table:style-name="ro1">
          <table:table-cell office:value-type="float" office:value="42.439" calcext:value-type="float">
            <text:p>42,439</text:p>
          </table:table-cell>
          <table:table-cell office:value-type="float" office:value="2.506581" calcext:value-type="float">
            <text:p>2,506581</text:p>
          </table:table-cell>
          <table:table-cell/>
          <table:table-cell office:value-type="float" office:value="118.25" calcext:value-type="float">
            <text:p>118,25</text:p>
          </table:table-cell>
          <table:table-cell office:value-type="float" office:value="38.248188" calcext:value-type="float">
            <text:p>38,248188</text:p>
          </table:table-cell>
          <table:table-cell/>
          <table:table-cell office:value-type="float" office:value="475.831" calcext:value-type="float">
            <text:p>475,831</text:p>
          </table:table-cell>
          <table:table-cell office:value-type="float" office:value="432.644793" calcext:value-type="float">
            <text:p>432,644793</text:p>
          </table:table-cell>
          <table:table-cell table:number-columns-repeated="7"/>
        </table:table-row>
        <table:table-row table:style-name="ro1">
          <table:table-cell office:value-type="float" office:value="48.662" calcext:value-type="float">
            <text:p>48,662</text:p>
          </table:table-cell>
          <table:table-cell office:value-type="float" office:value="2.504941" calcext:value-type="float">
            <text:p>2,504941</text:p>
          </table:table-cell>
          <table:table-cell/>
          <table:table-cell office:value-type="float" office:value="80.484" calcext:value-type="float">
            <text:p>80,484</text:p>
          </table:table-cell>
          <table:table-cell office:value-type="float" office:value="38.244437" calcext:value-type="float">
            <text:p>38,244437</text:p>
          </table:table-cell>
          <table:table-cell/>
          <table:table-cell office:value-type="float" office:value="520.081" calcext:value-type="float">
            <text:p>520,081</text:p>
          </table:table-cell>
          <table:table-cell office:value-type="float" office:value="432.156966" calcext:value-type="float">
            <text:p>432,156966</text:p>
          </table:table-cell>
          <table:table-cell table:number-columns-repeated="7"/>
        </table:table-row>
        <table:table-row table:style-name="ro1">
          <table:table-cell office:value-type="float" office:value="46.759" calcext:value-type="float">
            <text:p>46,759</text:p>
          </table:table-cell>
          <table:table-cell office:value-type="float" office:value="2.502699" calcext:value-type="float">
            <text:p>2,502699</text:p>
          </table:table-cell>
          <table:table-cell/>
          <table:table-cell office:value-type="float" office:value="80.709" calcext:value-type="float">
            <text:p>80,709</text:p>
          </table:table-cell>
          <table:table-cell office:value-type="float" office:value="38.240052" calcext:value-type="float">
            <text:p>38,240052</text:p>
          </table:table-cell>
          <table:table-cell/>
          <table:table-cell office:value-type="float" office:value="474.879" calcext:value-type="float">
            <text:p>474,879</text:p>
          </table:table-cell>
          <table:table-cell office:value-type="float" office:value="432.057215" calcext:value-type="float">
            <text:p>432,057215</text:p>
          </table:table-cell>
          <table:table-cell table:number-columns-repeated="7"/>
        </table:table-row>
        <table:table-row table:style-name="ro1">
          <table:table-cell office:value-type="float" office:value="51.867" calcext:value-type="float">
            <text:p>51,867</text:p>
          </table:table-cell>
          <table:table-cell office:value-type="float" office:value="2.493378" calcext:value-type="float">
            <text:p>2,493378</text:p>
          </table:table-cell>
          <table:table-cell/>
          <table:table-cell office:value-type="float" office:value="83.845" calcext:value-type="float">
            <text:p>83,845</text:p>
          </table:table-cell>
          <table:table-cell office:value-type="float" office:value="38.220785" calcext:value-type="float">
            <text:p>38,220785</text:p>
          </table:table-cell>
          <table:table-cell/>
          <table:table-cell office:value-type="float" office:value="477.227" calcext:value-type="float">
            <text:p>477,227</text:p>
          </table:table-cell>
          <table:table-cell office:value-type="float" office:value="432.049723" calcext:value-type="float">
            <text:p>432,049723</text:p>
          </table:table-cell>
          <table:table-cell table:number-columns-repeated="7"/>
        </table:table-row>
        <table:table-row table:style-name="ro1">
          <table:table-cell office:value-type="float" office:value="46.007" calcext:value-type="float">
            <text:p>46,007</text:p>
          </table:table-cell>
          <table:table-cell office:value-type="float" office:value="2.488891" calcext:value-type="float">
            <text:p>2,488891</text:p>
          </table:table-cell>
          <table:table-cell/>
          <table:table-cell office:value-type="float" office:value="80.596" calcext:value-type="float">
            <text:p>80,596</text:p>
          </table:table-cell>
          <table:table-cell office:value-type="float" office:value="38.198831" calcext:value-type="float">
            <text:p>38,198831</text:p>
          </table:table-cell>
          <table:table-cell/>
          <table:table-cell office:value-type="float" office:value="475.377" calcext:value-type="float">
            <text:p>475,377</text:p>
          </table:table-cell>
          <table:table-cell office:value-type="float" office:value="431.985998" calcext:value-type="float">
            <text:p>431,985998</text:p>
          </table:table-cell>
          <table:table-cell table:number-columns-repeated="7"/>
        </table:table-row>
        <table:table-row table:style-name="ro1">
          <table:table-cell office:value-type="float" office:value="44.75" calcext:value-type="float">
            <text:p>44,75</text:p>
          </table:table-cell>
          <table:table-cell office:value-type="float" office:value="2.486458" calcext:value-type="float">
            <text:p>2,486458</text:p>
          </table:table-cell>
          <table:table-cell/>
          <table:table-cell office:value-type="float" office:value="130.911" calcext:value-type="float">
            <text:p>130,911</text:p>
          </table:table-cell>
          <table:table-cell office:value-type="float" office:value="38.044907" calcext:value-type="float">
            <text:p>38,044907</text:p>
          </table:table-cell>
          <table:table-cell/>
          <table:table-cell office:value-type="float" office:value="474.766" calcext:value-type="float">
            <text:p>474,766</text:p>
          </table:table-cell>
          <table:table-cell office:value-type="float" office:value="431.750696" calcext:value-type="float">
            <text:p>431,750696</text:p>
          </table:table-cell>
          <table:table-cell table:number-columns-repeated="7"/>
        </table:table-row>
        <table:table-row table:style-name="ro1">
          <table:table-cell office:value-type="float" office:value="42.306" calcext:value-type="float">
            <text:p>42,306</text:p>
          </table:table-cell>
          <table:table-cell office:value-type="float" office:value="2.485017" calcext:value-type="float">
            <text:p>2,485017</text:p>
          </table:table-cell>
          <table:table-cell/>
          <table:table-cell office:value-type="float" office:value="80.514" calcext:value-type="float">
            <text:p>80,514</text:p>
          </table:table-cell>
          <table:table-cell office:value-type="float" office:value="38.037399" calcext:value-type="float">
            <text:p>38,037399</text:p>
          </table:table-cell>
          <table:table-cell/>
          <table:table-cell office:value-type="float" office:value="477.523" calcext:value-type="float">
            <text:p>477,523</text:p>
          </table:table-cell>
          <table:table-cell office:value-type="float" office:value="431.730573" calcext:value-type="float">
            <text:p>431,730573</text:p>
          </table:table-cell>
          <table:table-cell table:number-columns-repeated="7"/>
        </table:table-row>
        <table:table-row table:style-name="ro1">
          <table:table-cell office:value-type="float" office:value="46.331" calcext:value-type="float">
            <text:p>46,331</text:p>
          </table:table-cell>
          <table:table-cell office:value-type="float" office:value="2.483388" calcext:value-type="float">
            <text:p>2,483388</text:p>
          </table:table-cell>
          <table:table-cell/>
          <table:table-cell office:value-type="float" office:value="80.54" calcext:value-type="float">
            <text:p>80,54</text:p>
          </table:table-cell>
          <table:table-cell office:value-type="float" office:value="38.020217" calcext:value-type="float">
            <text:p>38,020217</text:p>
          </table:table-cell>
          <table:table-cell/>
          <table:table-cell office:value-type="float" office:value="475.886" calcext:value-type="float">
            <text:p>475,886</text:p>
          </table:table-cell>
          <table:table-cell office:value-type="float" office:value="431.700078" calcext:value-type="float">
            <text:p>431,700078</text:p>
          </table:table-cell>
          <table:table-cell table:number-columns-repeated="7"/>
        </table:table-row>
        <table:table-row table:style-name="ro1">
          <table:table-cell office:value-type="float" office:value="44.174" calcext:value-type="float">
            <text:p>44,174</text:p>
          </table:table-cell>
          <table:table-cell office:value-type="float" office:value="2.48206" calcext:value-type="float">
            <text:p>2,48206</text:p>
          </table:table-cell>
          <table:table-cell/>
          <table:table-cell office:value-type="float" office:value="80.939" calcext:value-type="float">
            <text:p>80,939</text:p>
          </table:table-cell>
          <table:table-cell office:value-type="float" office:value="37.99941" calcext:value-type="float">
            <text:p>37,99941</text:p>
          </table:table-cell>
          <table:table-cell/>
          <table:table-cell office:value-type="float" office:value="473.506" calcext:value-type="float">
            <text:p>473,506</text:p>
          </table:table-cell>
          <table:table-cell office:value-type="float" office:value="431.472679" calcext:value-type="float">
            <text:p>431,472679</text:p>
          </table:table-cell>
          <table:table-cell table:number-columns-repeated="7"/>
        </table:table-row>
        <table:table-row table:style-name="ro1">
          <table:table-cell office:value-type="float" office:value="46.417" calcext:value-type="float">
            <text:p>46,417</text:p>
          </table:table-cell>
          <table:table-cell office:value-type="float" office:value="2.46845" calcext:value-type="float">
            <text:p>2,46845</text:p>
          </table:table-cell>
          <table:table-cell/>
          <table:table-cell office:value-type="float" office:value="77.997" calcext:value-type="float">
            <text:p>77,997</text:p>
          </table:table-cell>
          <table:table-cell office:value-type="float" office:value="37.985578" calcext:value-type="float">
            <text:p>37,985578</text:p>
          </table:table-cell>
          <table:table-cell/>
          <table:table-cell office:value-type="float" office:value="494.681" calcext:value-type="float">
            <text:p>494,681</text:p>
          </table:table-cell>
          <table:table-cell office:value-type="float" office:value="430.983943" calcext:value-type="float">
            <text:p>430,983943</text:p>
          </table:table-cell>
          <table:table-cell table:number-columns-repeated="7"/>
        </table:table-row>
        <table:table-row table:style-name="ro1">
          <table:table-cell office:value-type="float" office:value="40.999" calcext:value-type="float">
            <text:p>40,999</text:p>
          </table:table-cell>
          <table:table-cell office:value-type="float" office:value="2.468375" calcext:value-type="float">
            <text:p>2,468375</text:p>
          </table:table-cell>
          <table:table-cell/>
          <table:table-cell office:value-type="float" office:value="85.723" calcext:value-type="float">
            <text:p>85,723</text:p>
          </table:table-cell>
          <table:table-cell office:value-type="float" office:value="37.979554" calcext:value-type="float">
            <text:p>37,979554</text:p>
          </table:table-cell>
          <table:table-cell/>
          <table:table-cell office:value-type="float" office:value="473.599" calcext:value-type="float">
            <text:p>473,599</text:p>
          </table:table-cell>
          <table:table-cell office:value-type="float" office:value="430.97994" calcext:value-type="float">
            <text:p>430,97994</text:p>
          </table:table-cell>
          <table:table-cell table:number-columns-repeated="7"/>
        </table:table-row>
        <table:table-row table:style-name="ro1">
          <table:table-cell office:value-type="float" office:value="44.709" calcext:value-type="float">
            <text:p>44,709</text:p>
          </table:table-cell>
          <table:table-cell office:value-type="float" office:value="2.463911" calcext:value-type="float">
            <text:p>2,463911</text:p>
          </table:table-cell>
          <table:table-cell/>
          <table:table-cell office:value-type="float" office:value="82.214" calcext:value-type="float">
            <text:p>82,214</text:p>
          </table:table-cell>
          <table:table-cell office:value-type="float" office:value="37.977127" calcext:value-type="float">
            <text:p>37,977127</text:p>
          </table:table-cell>
          <table:table-cell/>
          <table:table-cell office:value-type="float" office:value="615.718" calcext:value-type="float">
            <text:p>615,718</text:p>
          </table:table-cell>
          <table:table-cell office:value-type="float" office:value="430.128491" calcext:value-type="float">
            <text:p>430,128491</text:p>
          </table:table-cell>
          <table:table-cell table:number-columns-repeated="7"/>
        </table:table-row>
        <table:table-row table:style-name="ro1">
          <table:table-cell office:value-type="float" office:value="47.273" calcext:value-type="float">
            <text:p>47,273</text:p>
          </table:table-cell>
          <table:table-cell office:value-type="float" office:value="2.460552" calcext:value-type="float">
            <text:p>2,460552</text:p>
          </table:table-cell>
          <table:table-cell/>
          <table:table-cell office:value-type="float" office:value="79.29" calcext:value-type="float">
            <text:p>79,29</text:p>
          </table:table-cell>
          <table:table-cell office:value-type="float" office:value="37.967303" calcext:value-type="float">
            <text:p>37,967303</text:p>
          </table:table-cell>
          <table:table-cell/>
          <table:table-cell office:value-type="float" office:value="479.406" calcext:value-type="float">
            <text:p>479,406</text:p>
          </table:table-cell>
          <table:table-cell office:value-type="float" office:value="430.106851" calcext:value-type="float">
            <text:p>430,106851</text:p>
          </table:table-cell>
          <table:table-cell table:number-columns-repeated="7"/>
        </table:table-row>
        <table:table-row table:style-name="ro1">
          <table:table-cell office:value-type="float" office:value="46.555" calcext:value-type="float">
            <text:p>46,555</text:p>
          </table:table-cell>
          <table:table-cell office:value-type="float" office:value="2.451313" calcext:value-type="float">
            <text:p>2,451313</text:p>
          </table:table-cell>
          <table:table-cell/>
          <table:table-cell office:value-type="float" office:value="78.4" calcext:value-type="float">
            <text:p>78,4</text:p>
          </table:table-cell>
          <table:table-cell office:value-type="float" office:value="37.926383" calcext:value-type="float">
            <text:p>37,926383</text:p>
          </table:table-cell>
          <table:table-cell/>
          <table:table-cell office:value-type="float" office:value="478.657" calcext:value-type="float">
            <text:p>478,657</text:p>
          </table:table-cell>
          <table:table-cell office:value-type="float" office:value="430.046048" calcext:value-type="float">
            <text:p>430,046048</text:p>
          </table:table-cell>
          <table:table-cell table:number-columns-repeated="7"/>
        </table:table-row>
        <table:table-row table:style-name="ro1">
          <table:table-cell office:value-type="float" office:value="42.109" calcext:value-type="float">
            <text:p>42,109</text:p>
          </table:table-cell>
          <table:table-cell office:value-type="float" office:value="2.447749" calcext:value-type="float">
            <text:p>2,447749</text:p>
          </table:table-cell>
          <table:table-cell/>
          <table:table-cell office:value-type="float" office:value="78.104" calcext:value-type="float">
            <text:p>78,104</text:p>
          </table:table-cell>
          <table:table-cell office:value-type="float" office:value="37.909233" calcext:value-type="float">
            <text:p>37,909233</text:p>
          </table:table-cell>
          <table:table-cell/>
          <table:table-cell office:value-type="float" office:value="477.369" calcext:value-type="float">
            <text:p>477,369</text:p>
          </table:table-cell>
          <table:table-cell office:value-type="float" office:value="429.144603" calcext:value-type="float">
            <text:p>429,144603</text:p>
          </table:table-cell>
          <table:table-cell table:number-columns-repeated="7"/>
        </table:table-row>
        <table:table-row table:style-name="ro1">
          <table:table-cell office:value-type="float" office:value="42.3" calcext:value-type="float">
            <text:p>42,3</text:p>
          </table:table-cell>
          <table:table-cell office:value-type="float" office:value="2.447025" calcext:value-type="float">
            <text:p>2,447025</text:p>
          </table:table-cell>
          <table:table-cell/>
          <table:table-cell office:value-type="float" office:value="82.987" calcext:value-type="float">
            <text:p>82,987</text:p>
          </table:table-cell>
          <table:table-cell office:value-type="float" office:value="37.902384" calcext:value-type="float">
            <text:p>37,902384</text:p>
          </table:table-cell>
          <table:table-cell/>
          <table:table-cell office:value-type="float" office:value="670.048" calcext:value-type="float">
            <text:p>670,048</text:p>
          </table:table-cell>
          <table:table-cell office:value-type="float" office:value="429.050725" calcext:value-type="float">
            <text:p>429,050725</text:p>
          </table:table-cell>
          <table:table-cell table:number-columns-repeated="7"/>
        </table:table-row>
        <table:table-row table:style-name="ro1">
          <table:table-cell office:value-type="float" office:value="43.246" calcext:value-type="float">
            <text:p>43,246</text:p>
          </table:table-cell>
          <table:table-cell office:value-type="float" office:value="2.446678" calcext:value-type="float">
            <text:p>2,446678</text:p>
          </table:table-cell>
          <table:table-cell/>
          <table:table-cell office:value-type="float" office:value="80.221" calcext:value-type="float">
            <text:p>80,221</text:p>
          </table:table-cell>
          <table:table-cell office:value-type="float" office:value="37.861172" calcext:value-type="float">
            <text:p>37,861172</text:p>
          </table:table-cell>
          <table:table-cell/>
          <table:table-cell office:value-type="float" office:value="476.362" calcext:value-type="float">
            <text:p>476,362</text:p>
          </table:table-cell>
          <table:table-cell office:value-type="float" office:value="428.363464" calcext:value-type="float">
            <text:p>428,363464</text:p>
          </table:table-cell>
          <table:table-cell table:number-columns-repeated="7"/>
        </table:table-row>
        <table:table-row table:style-name="ro1">
          <table:table-cell office:value-type="float" office:value="44.687" calcext:value-type="float">
            <text:p>44,687</text:p>
          </table:table-cell>
          <table:table-cell office:value-type="float" office:value="2.444041" calcext:value-type="float">
            <text:p>2,444041</text:p>
          </table:table-cell>
          <table:table-cell/>
          <table:table-cell office:value-type="float" office:value="79.432" calcext:value-type="float">
            <text:p>79,432</text:p>
          </table:table-cell>
          <table:table-cell office:value-type="float" office:value="37.848343" calcext:value-type="float">
            <text:p>37,848343</text:p>
          </table:table-cell>
          <table:table-cell/>
          <table:table-cell office:value-type="float" office:value="474.937" calcext:value-type="float">
            <text:p>474,937</text:p>
          </table:table-cell>
          <table:table-cell office:value-type="float" office:value="428.341275" calcext:value-type="float">
            <text:p>428,341275</text:p>
          </table:table-cell>
          <table:table-cell table:number-columns-repeated="7"/>
        </table:table-row>
        <table:table-row table:style-name="ro1">
          <table:table-cell office:value-type="float" office:value="106.235" calcext:value-type="float">
            <text:p>106,235</text:p>
          </table:table-cell>
          <table:table-cell office:value-type="float" office:value="2.442728" calcext:value-type="float">
            <text:p>2,442728</text:p>
          </table:table-cell>
          <table:table-cell/>
          <table:table-cell office:value-type="float" office:value="82.29" calcext:value-type="float">
            <text:p>82,29</text:p>
          </table:table-cell>
          <table:table-cell office:value-type="float" office:value="37.839097" calcext:value-type="float">
            <text:p>37,839097</text:p>
          </table:table-cell>
          <table:table-cell/>
          <table:table-cell office:value-type="float" office:value="476.754" calcext:value-type="float">
            <text:p>476,754</text:p>
          </table:table-cell>
          <table:table-cell office:value-type="float" office:value="427.714825" calcext:value-type="float">
            <text:p>427,714825</text:p>
          </table:table-cell>
          <table:table-cell table:number-columns-repeated="7"/>
        </table:table-row>
        <table:table-row table:style-name="ro1">
          <table:table-cell office:value-type="float" office:value="46.289" calcext:value-type="float">
            <text:p>46,289</text:p>
          </table:table-cell>
          <table:table-cell office:value-type="float" office:value="2.439368" calcext:value-type="float">
            <text:p>2,439368</text:p>
          </table:table-cell>
          <table:table-cell/>
          <table:table-cell office:value-type="float" office:value="76.576" calcext:value-type="float">
            <text:p>76,576</text:p>
          </table:table-cell>
          <table:table-cell office:value-type="float" office:value="36.566823" calcext:value-type="float">
            <text:p>36,566823</text:p>
          </table:table-cell>
          <table:table-cell/>
          <table:table-cell office:value-type="float" office:value="471.351" calcext:value-type="float">
            <text:p>471,351</text:p>
          </table:table-cell>
          <table:table-cell office:value-type="float" office:value="427.175051" calcext:value-type="float">
            <text:p>427,175051</text:p>
          </table:table-cell>
          <table:table-cell table:number-columns-repeated="7"/>
        </table:table-row>
        <table:table-row table:style-name="ro1">
          <table:table-cell office:value-type="float" office:value="48.021" calcext:value-type="float">
            <text:p>48,021</text:p>
          </table:table-cell>
          <table:table-cell office:value-type="float" office:value="2.438942" calcext:value-type="float">
            <text:p>2,438942</text:p>
          </table:table-cell>
          <table:table-cell/>
          <table:table-cell office:value-type="float" office:value="105.712" calcext:value-type="float">
            <text:p>105,712</text:p>
          </table:table-cell>
          <table:table-cell office:value-type="float" office:value="35.316088" calcext:value-type="float">
            <text:p>35,316088</text:p>
          </table:table-cell>
          <table:table-cell/>
          <table:table-cell office:value-type="float" office:value="473.796" calcext:value-type="float">
            <text:p>473,796</text:p>
          </table:table-cell>
          <table:table-cell office:value-type="float" office:value="426.957703" calcext:value-type="float">
            <text:p>426,957703</text:p>
          </table:table-cell>
          <table:table-cell table:number-columns-repeated="7"/>
        </table:table-row>
        <table:table-row table:style-name="ro1">
          <table:table-cell office:value-type="float" office:value="46.342" calcext:value-type="float">
            <text:p>46,342</text:p>
          </table:table-cell>
          <table:table-cell office:value-type="float" office:value="2.434456" calcext:value-type="float">
            <text:p>2,434456</text:p>
          </table:table-cell>
          <table:table-cell/>
          <table:table-cell office:value-type="float" office:value="77.026" calcext:value-type="float">
            <text:p>77,026</text:p>
          </table:table-cell>
          <table:table-cell office:value-type="float" office:value="34.910387" calcext:value-type="float">
            <text:p>34,910387</text:p>
          </table:table-cell>
          <table:table-cell/>
          <table:table-cell office:value-type="float" office:value="468.74" calcext:value-type="float">
            <text:p>468,74</text:p>
          </table:table-cell>
          <table:table-cell office:value-type="float" office:value="426.81518" calcext:value-type="float">
            <text:p>426,81518</text:p>
          </table:table-cell>
          <table:table-cell table:number-columns-repeated="7"/>
        </table:table-row>
        <table:table-row table:style-name="ro1">
          <table:table-cell office:value-type="float" office:value="43.449" calcext:value-type="float">
            <text:p>43,449</text:p>
          </table:table-cell>
          <table:table-cell office:value-type="float" office:value="2.430798" calcext:value-type="float">
            <text:p>2,430798</text:p>
          </table:table-cell>
          <table:table-cell/>
          <table:table-cell office:value-type="float" office:value="78.185" calcext:value-type="float">
            <text:p>78,185</text:p>
          </table:table-cell>
          <table:table-cell office:value-type="float" office:value="34.878101" calcext:value-type="float">
            <text:p>34,878101</text:p>
          </table:table-cell>
          <table:table-cell/>
          <table:table-cell office:value-type="float" office:value="474.528" calcext:value-type="float">
            <text:p>474,528</text:p>
          </table:table-cell>
          <table:table-cell office:value-type="float" office:value="426.794332" calcext:value-type="float">
            <text:p>426,794332</text:p>
          </table:table-cell>
          <table:table-cell table:number-columns-repeated="7"/>
        </table:table-row>
        <table:table-row table:style-name="ro1">
          <table:table-cell office:value-type="float" office:value="43.667" calcext:value-type="float">
            <text:p>43,667</text:p>
          </table:table-cell>
          <table:table-cell office:value-type="float" office:value="2.423885" calcext:value-type="float">
            <text:p>2,423885</text:p>
          </table:table-cell>
          <table:table-cell/>
          <table:table-cell office:value-type="float" office:value="76.641" calcext:value-type="float">
            <text:p>76,641</text:p>
          </table:table-cell>
          <table:table-cell office:value-type="float" office:value="34.803898" calcext:value-type="float">
            <text:p>34,803898</text:p>
          </table:table-cell>
          <table:table-cell/>
          <table:table-cell office:value-type="float" office:value="474.081" calcext:value-type="float">
            <text:p>474,081</text:p>
          </table:table-cell>
          <table:table-cell office:value-type="float" office:value="426.423198" calcext:value-type="float">
            <text:p>426,423198</text:p>
          </table:table-cell>
          <table:table-cell table:number-columns-repeated="7"/>
        </table:table-row>
        <table:table-row table:style-name="ro1">
          <table:table-cell office:value-type="float" office:value="41.516" calcext:value-type="float">
            <text:p>41,516</text:p>
          </table:table-cell>
          <table:table-cell office:value-type="float" office:value="2.423553" calcext:value-type="float">
            <text:p>2,423553</text:p>
          </table:table-cell>
          <table:table-cell/>
          <table:table-cell office:value-type="float" office:value="87.008" calcext:value-type="float">
            <text:p>87,008</text:p>
          </table:table-cell>
          <table:table-cell office:value-type="float" office:value="34.709815" calcext:value-type="float">
            <text:p>34,709815</text:p>
          </table:table-cell>
          <table:table-cell/>
          <table:table-cell office:value-type="float" office:value="469.859" calcext:value-type="float">
            <text:p>469,859</text:p>
          </table:table-cell>
          <table:table-cell office:value-type="float" office:value="426.24447" calcext:value-type="float">
            <text:p>426,24447</text:p>
          </table:table-cell>
          <table:table-cell table:number-columns-repeated="7"/>
        </table:table-row>
        <table:table-row table:style-name="ro1">
          <table:table-cell office:value-type="float" office:value="44.675" calcext:value-type="float">
            <text:p>44,675</text:p>
          </table:table-cell>
          <table:table-cell office:value-type="float" office:value="2.42308" calcext:value-type="float">
            <text:p>2,42308</text:p>
          </table:table-cell>
          <table:table-cell/>
          <table:table-cell office:value-type="float" office:value="460.003" calcext:value-type="float">
            <text:p>460,003</text:p>
          </table:table-cell>
          <table:table-cell office:value-type="float" office:value="34.662918" calcext:value-type="float">
            <text:p>34,662918</text:p>
          </table:table-cell>
          <table:table-cell/>
          <table:table-cell office:value-type="float" office:value="709.896" calcext:value-type="float">
            <text:p>709,896</text:p>
          </table:table-cell>
          <table:table-cell office:value-type="float" office:value="426.186581" calcext:value-type="float">
            <text:p>426,186581</text:p>
          </table:table-cell>
          <table:table-cell table:number-columns-repeated="7"/>
        </table:table-row>
        <table:table-row table:style-name="ro1">
          <table:table-cell office:value-type="float" office:value="42.226" calcext:value-type="float">
            <text:p>42,226</text:p>
          </table:table-cell>
          <table:table-cell office:value-type="float" office:value="2.422642" calcext:value-type="float">
            <text:p>2,422642</text:p>
          </table:table-cell>
          <table:table-cell/>
          <table:table-cell office:value-type="float" office:value="76.451" calcext:value-type="float">
            <text:p>76,451</text:p>
          </table:table-cell>
          <table:table-cell office:value-type="float" office:value="34.579025" calcext:value-type="float">
            <text:p>34,579025</text:p>
          </table:table-cell>
          <table:table-cell/>
          <table:table-cell office:value-type="float" office:value="473.743" calcext:value-type="float">
            <text:p>473,743</text:p>
          </table:table-cell>
          <table:table-cell office:value-type="float" office:value="425.899001" calcext:value-type="float">
            <text:p>425,899001</text:p>
          </table:table-cell>
          <table:table-cell table:number-columns-repeated="7"/>
        </table:table-row>
        <table:table-row table:style-name="ro1">
          <table:table-cell office:value-type="float" office:value="43.196" calcext:value-type="float">
            <text:p>43,196</text:p>
          </table:table-cell>
          <table:table-cell office:value-type="float" office:value="2.421876" calcext:value-type="float">
            <text:p>2,421876</text:p>
          </table:table-cell>
          <table:table-cell/>
          <table:table-cell office:value-type="float" office:value="76.336" calcext:value-type="float">
            <text:p>76,336</text:p>
          </table:table-cell>
          <table:table-cell office:value-type="float" office:value="34.501292" calcext:value-type="float">
            <text:p>34,501292</text:p>
          </table:table-cell>
          <table:table-cell/>
          <table:table-cell office:value-type="float" office:value="467.293" calcext:value-type="float">
            <text:p>467,293</text:p>
          </table:table-cell>
          <table:table-cell office:value-type="float" office:value="424.921555" calcext:value-type="float">
            <text:p>424,921555</text:p>
          </table:table-cell>
          <table:table-cell table:number-columns-repeated="7"/>
        </table:table-row>
        <table:table-row table:style-name="ro1">
          <table:table-cell office:value-type="float" office:value="70.568" calcext:value-type="float">
            <text:p>70,568</text:p>
          </table:table-cell>
          <table:table-cell office:value-type="float" office:value="2.421656" calcext:value-type="float">
            <text:p>2,421656</text:p>
          </table:table-cell>
          <table:table-cell/>
          <table:table-cell office:value-type="float" office:value="78.301" calcext:value-type="float">
            <text:p>78,301</text:p>
          </table:table-cell>
          <table:table-cell office:value-type="float" office:value="34.462973" calcext:value-type="float">
            <text:p>34,462973</text:p>
          </table:table-cell>
          <table:table-cell/>
          <table:table-cell office:value-type="float" office:value="466.736" calcext:value-type="float">
            <text:p>466,736</text:p>
          </table:table-cell>
          <table:table-cell office:value-type="float" office:value="424.827967" calcext:value-type="float">
            <text:p>424,827967</text:p>
          </table:table-cell>
          <table:table-cell table:number-columns-repeated="7"/>
        </table:table-row>
        <table:table-row table:style-name="ro1">
          <table:table-cell office:value-type="float" office:value="75.583" calcext:value-type="float">
            <text:p>75,583</text:p>
          </table:table-cell>
          <table:table-cell office:value-type="float" office:value="2.41975" calcext:value-type="float">
            <text:p>2,41975</text:p>
          </table:table-cell>
          <table:table-cell/>
          <table:table-cell office:value-type="float" office:value="77.824" calcext:value-type="float">
            <text:p>77,824</text:p>
          </table:table-cell>
          <table:table-cell office:value-type="float" office:value="34.433274" calcext:value-type="float">
            <text:p>34,433274</text:p>
          </table:table-cell>
          <table:table-cell/>
          <table:table-cell office:value-type="float" office:value="471.009" calcext:value-type="float">
            <text:p>471,009</text:p>
          </table:table-cell>
          <table:table-cell office:value-type="float" office:value="424.461949" calcext:value-type="float">
            <text:p>424,461949</text:p>
          </table:table-cell>
          <table:table-cell table:number-columns-repeated="7"/>
        </table:table-row>
        <table:table-row table:style-name="ro1">
          <table:table-cell office:value-type="float" office:value="44.333" calcext:value-type="float">
            <text:p>44,333</text:p>
          </table:table-cell>
          <table:table-cell office:value-type="float" office:value="2.419642" calcext:value-type="float">
            <text:p>2,419642</text:p>
          </table:table-cell>
          <table:table-cell/>
          <table:table-cell office:value-type="float" office:value="76.436" calcext:value-type="float">
            <text:p>76,436</text:p>
          </table:table-cell>
          <table:table-cell office:value-type="float" office:value="34.354323" calcext:value-type="float">
            <text:p>34,354323</text:p>
          </table:table-cell>
          <table:table-cell/>
          <table:table-cell office:value-type="float" office:value="698.002" calcext:value-type="float">
            <text:p>698,002</text:p>
          </table:table-cell>
          <table:table-cell office:value-type="float" office:value="424.19713" calcext:value-type="float">
            <text:p>424,19713</text:p>
          </table:table-cell>
          <table:table-cell table:number-columns-repeated="7"/>
        </table:table-row>
        <table:table-row table:style-name="ro1">
          <table:table-cell office:value-type="float" office:value="42.915" calcext:value-type="float">
            <text:p>42,915</text:p>
          </table:table-cell>
          <table:table-cell office:value-type="float" office:value="2.416431" calcext:value-type="float">
            <text:p>2,416431</text:p>
          </table:table-cell>
          <table:table-cell/>
          <table:table-cell office:value-type="float" office:value="535.546" calcext:value-type="float">
            <text:p>535,546</text:p>
          </table:table-cell>
          <table:table-cell office:value-type="float" office:value="34.33915" calcext:value-type="float">
            <text:p>34,33915</text:p>
          </table:table-cell>
          <table:table-cell/>
          <table:table-cell office:value-type="float" office:value="467.903" calcext:value-type="float">
            <text:p>467,903</text:p>
          </table:table-cell>
          <table:table-cell office:value-type="float" office:value="423.856" calcext:value-type="float">
            <text:p>423,856</text:p>
          </table:table-cell>
          <table:table-cell table:number-columns-repeated="7"/>
        </table:table-row>
        <table:table-row table:style-name="ro1">
          <table:table-cell office:value-type="float" office:value="45.456" calcext:value-type="float">
            <text:p>45,456</text:p>
          </table:table-cell>
          <table:table-cell office:value-type="float" office:value="2.414455" calcext:value-type="float">
            <text:p>2,414455</text:p>
          </table:table-cell>
          <table:table-cell/>
          <table:table-cell office:value-type="float" office:value="73.685" calcext:value-type="float">
            <text:p>73,685</text:p>
          </table:table-cell>
          <table:table-cell office:value-type="float" office:value="34.312155" calcext:value-type="float">
            <text:p>34,312155</text:p>
          </table:table-cell>
          <table:table-cell/>
          <table:table-cell office:value-type="float" office:value="468.751" calcext:value-type="float">
            <text:p>468,751</text:p>
          </table:table-cell>
          <table:table-cell office:value-type="float" office:value="423.825705" calcext:value-type="float">
            <text:p>423,825705</text:p>
          </table:table-cell>
          <table:table-cell table:number-columns-repeated="7"/>
        </table:table-row>
        <table:table-row table:style-name="ro1">
          <table:table-cell office:value-type="float" office:value="43.672" calcext:value-type="float">
            <text:p>43,672</text:p>
          </table:table-cell>
          <table:table-cell office:value-type="float" office:value="2.411728" calcext:value-type="float">
            <text:p>2,411728</text:p>
          </table:table-cell>
          <table:table-cell/>
          <table:table-cell office:value-type="float" office:value="74.941" calcext:value-type="float">
            <text:p>74,941</text:p>
          </table:table-cell>
          <table:table-cell office:value-type="float" office:value="34.255064" calcext:value-type="float">
            <text:p>34,255064</text:p>
          </table:table-cell>
          <table:table-cell/>
          <table:table-cell office:value-type="float" office:value="465.75" calcext:value-type="float">
            <text:p>465,75</text:p>
          </table:table-cell>
          <table:table-cell office:value-type="float" office:value="423.538081" calcext:value-type="float">
            <text:p>423,538081</text:p>
          </table:table-cell>
          <table:table-cell table:number-columns-repeated="7"/>
        </table:table-row>
        <table:table-row table:style-name="ro1">
          <table:table-cell office:value-type="float" office:value="48.363" calcext:value-type="float">
            <text:p>48,363</text:p>
          </table:table-cell>
          <table:table-cell office:value-type="float" office:value="2.410355" calcext:value-type="float">
            <text:p>2,410355</text:p>
          </table:table-cell>
          <table:table-cell/>
          <table:table-cell office:value-type="float" office:value="79.634" calcext:value-type="float">
            <text:p>79,634</text:p>
          </table:table-cell>
          <table:table-cell office:value-type="float" office:value="34.253565" calcext:value-type="float">
            <text:p>34,253565</text:p>
          </table:table-cell>
          <table:table-cell/>
          <table:table-cell office:value-type="float" office:value="473.009" calcext:value-type="float">
            <text:p>473,009</text:p>
          </table:table-cell>
          <table:table-cell office:value-type="float" office:value="423.488262" calcext:value-type="float">
            <text:p>423,488262</text:p>
          </table:table-cell>
          <table:table-cell table:number-columns-repeated="7"/>
        </table:table-row>
        <table:table-row table:style-name="ro1">
          <table:table-cell office:value-type="float" office:value="44.68" calcext:value-type="float">
            <text:p>44,68</text:p>
          </table:table-cell>
          <table:table-cell office:value-type="float" office:value="2.409349" calcext:value-type="float">
            <text:p>2,409349</text:p>
          </table:table-cell>
          <table:table-cell/>
          <table:table-cell office:value-type="float" office:value="78.206" calcext:value-type="float">
            <text:p>78,206</text:p>
          </table:table-cell>
          <table:table-cell office:value-type="float" office:value="34.247808" calcext:value-type="float">
            <text:p>34,247808</text:p>
          </table:table-cell>
          <table:table-cell/>
          <table:table-cell office:value-type="float" office:value="465.298" calcext:value-type="float">
            <text:p>465,298</text:p>
          </table:table-cell>
          <table:table-cell office:value-type="float" office:value="422.105789" calcext:value-type="float">
            <text:p>422,105789</text:p>
          </table:table-cell>
          <table:table-cell table:number-columns-repeated="7"/>
        </table:table-row>
        <table:table-row table:style-name="ro1">
          <table:table-cell office:value-type="float" office:value="44.339" calcext:value-type="float">
            <text:p>44,339</text:p>
          </table:table-cell>
          <table:table-cell office:value-type="float" office:value="2.405222" calcext:value-type="float">
            <text:p>2,405222</text:p>
          </table:table-cell>
          <table:table-cell/>
          <table:table-cell office:value-type="float" office:value="76.553" calcext:value-type="float">
            <text:p>76,553</text:p>
          </table:table-cell>
          <table:table-cell office:value-type="float" office:value="34.215071" calcext:value-type="float">
            <text:p>34,215071</text:p>
          </table:table-cell>
          <table:table-cell/>
          <table:table-cell office:value-type="float" office:value="480.464" calcext:value-type="float">
            <text:p>480,464</text:p>
          </table:table-cell>
          <table:table-cell office:value-type="float" office:value="421.97443" calcext:value-type="float">
            <text:p>421,97443</text:p>
          </table:table-cell>
          <table:table-cell table:number-columns-repeated="7"/>
        </table:table-row>
        <table:table-row table:style-name="ro1">
          <table:table-cell office:value-type="float" office:value="45.446" calcext:value-type="float">
            <text:p>45,446</text:p>
          </table:table-cell>
          <table:table-cell office:value-type="float" office:value="2.403465" calcext:value-type="float">
            <text:p>2,403465</text:p>
          </table:table-cell>
          <table:table-cell/>
          <table:table-cell office:value-type="float" office:value="77.205" calcext:value-type="float">
            <text:p>77,205</text:p>
          </table:table-cell>
          <table:table-cell office:value-type="float" office:value="34.205235" calcext:value-type="float">
            <text:p>34,205235</text:p>
          </table:table-cell>
          <table:table-cell/>
          <table:table-cell office:value-type="float" office:value="469.992" calcext:value-type="float">
            <text:p>469,992</text:p>
          </table:table-cell>
          <table:table-cell office:value-type="float" office:value="421.943335" calcext:value-type="float">
            <text:p>421,943335</text:p>
          </table:table-cell>
          <table:table-cell table:number-columns-repeated="7"/>
        </table:table-row>
        <table:table-row table:style-name="ro1">
          <table:table-cell office:value-type="float" office:value="55.904" calcext:value-type="float">
            <text:p>55,904</text:p>
          </table:table-cell>
          <table:table-cell office:value-type="float" office:value="2.40138" calcext:value-type="float">
            <text:p>2,40138</text:p>
          </table:table-cell>
          <table:table-cell/>
          <table:table-cell office:value-type="float" office:value="76.474" calcext:value-type="float">
            <text:p>76,474</text:p>
          </table:table-cell>
          <table:table-cell office:value-type="float" office:value="34.18509" calcext:value-type="float">
            <text:p>34,18509</text:p>
          </table:table-cell>
          <table:table-cell/>
          <table:table-cell office:value-type="float" office:value="470.312" calcext:value-type="float">
            <text:p>470,312</text:p>
          </table:table-cell>
          <table:table-cell office:value-type="float" office:value="421.607264" calcext:value-type="float">
            <text:p>421,607264</text:p>
          </table:table-cell>
          <table:table-cell table:number-columns-repeated="7"/>
        </table:table-row>
        <table:table-row table:style-name="ro1">
          <table:table-cell office:value-type="float" office:value="48.725" calcext:value-type="float">
            <text:p>48,725</text:p>
          </table:table-cell>
          <table:table-cell office:value-type="float" office:value="2.399508" calcext:value-type="float">
            <text:p>2,399508</text:p>
          </table:table-cell>
          <table:table-cell/>
          <table:table-cell office:value-type="float" office:value="80.004" calcext:value-type="float">
            <text:p>80,004</text:p>
          </table:table-cell>
          <table:table-cell office:value-type="float" office:value="34.18287" calcext:value-type="float">
            <text:p>34,18287</text:p>
          </table:table-cell>
          <table:table-cell/>
          <table:table-cell office:value-type="float" office:value="466.151" calcext:value-type="float">
            <text:p>466,151</text:p>
          </table:table-cell>
          <table:table-cell office:value-type="float" office:value="421.37456" calcext:value-type="float">
            <text:p>421,37456</text:p>
          </table:table-cell>
          <table:table-cell table:number-columns-repeated="7"/>
        </table:table-row>
        <table:table-row table:style-name="ro1">
          <table:table-cell office:value-type="float" office:value="45.484" calcext:value-type="float">
            <text:p>45,484</text:p>
          </table:table-cell>
          <table:table-cell office:value-type="float" office:value="2.397955" calcext:value-type="float">
            <text:p>2,397955</text:p>
          </table:table-cell>
          <table:table-cell/>
          <table:table-cell office:value-type="float" office:value="79.381" calcext:value-type="float">
            <text:p>79,381</text:p>
          </table:table-cell>
          <table:table-cell office:value-type="float" office:value="34.178036" calcext:value-type="float">
            <text:p>34,178036</text:p>
          </table:table-cell>
          <table:table-cell/>
          <table:table-cell office:value-type="float" office:value="472.359" calcext:value-type="float">
            <text:p>472,359</text:p>
          </table:table-cell>
          <table:table-cell office:value-type="float" office:value="421.207459" calcext:value-type="float">
            <text:p>421,207459</text:p>
          </table:table-cell>
          <table:table-cell table:number-columns-repeated="7"/>
        </table:table-row>
        <table:table-row table:style-name="ro1">
          <table:table-cell office:value-type="float" office:value="53.945" calcext:value-type="float">
            <text:p>53,945</text:p>
          </table:table-cell>
          <table:table-cell office:value-type="float" office:value="2.397848" calcext:value-type="float">
            <text:p>2,397848</text:p>
          </table:table-cell>
          <table:table-cell/>
          <table:table-cell office:value-type="float" office:value="80.051" calcext:value-type="float">
            <text:p>80,051</text:p>
          </table:table-cell>
          <table:table-cell office:value-type="float" office:value="34.162101" calcext:value-type="float">
            <text:p>34,162101</text:p>
          </table:table-cell>
          <table:table-cell/>
          <table:table-cell office:value-type="float" office:value="465.331" calcext:value-type="float">
            <text:p>465,331</text:p>
          </table:table-cell>
          <table:table-cell office:value-type="float" office:value="421.044908" calcext:value-type="float">
            <text:p>421,044908</text:p>
          </table:table-cell>
          <table:table-cell table:number-columns-repeated="7"/>
        </table:table-row>
        <table:table-row table:style-name="ro1">
          <table:table-cell office:value-type="float" office:value="47.836" calcext:value-type="float">
            <text:p>47,836</text:p>
          </table:table-cell>
          <table:table-cell office:value-type="float" office:value="2.395085" calcext:value-type="float">
            <text:p>2,395085</text:p>
          </table:table-cell>
          <table:table-cell/>
          <table:table-cell office:value-type="float" office:value="78.72" calcext:value-type="float">
            <text:p>78,72</text:p>
          </table:table-cell>
          <table:table-cell office:value-type="float" office:value="34.138053" calcext:value-type="float">
            <text:p>34,138053</text:p>
          </table:table-cell>
          <table:table-cell/>
          <table:table-cell office:value-type="float" office:value="467.563" calcext:value-type="float">
            <text:p>467,563</text:p>
          </table:table-cell>
          <table:table-cell office:value-type="float" office:value="420.787803" calcext:value-type="float">
            <text:p>420,787803</text:p>
          </table:table-cell>
          <table:table-cell table:number-columns-repeated="7"/>
        </table:table-row>
        <table:table-row table:style-name="ro1">
          <table:table-cell office:value-type="float" office:value="42.129" calcext:value-type="float">
            <text:p>42,129</text:p>
          </table:table-cell>
          <table:table-cell office:value-type="float" office:value="2.390945" calcext:value-type="float">
            <text:p>2,390945</text:p>
          </table:table-cell>
          <table:table-cell/>
          <table:table-cell office:value-type="float" office:value="83.157" calcext:value-type="float">
            <text:p>83,157</text:p>
          </table:table-cell>
          <table:table-cell office:value-type="float" office:value="34.131995" calcext:value-type="float">
            <text:p>34,131995</text:p>
          </table:table-cell>
          <table:table-cell/>
          <table:table-cell office:value-type="float" office:value="464.696" calcext:value-type="float">
            <text:p>464,696</text:p>
          </table:table-cell>
          <table:table-cell office:value-type="float" office:value="420.632473" calcext:value-type="float">
            <text:p>420,632473</text:p>
          </table:table-cell>
          <table:table-cell table:number-columns-repeated="7"/>
        </table:table-row>
        <table:table-row table:style-name="ro1">
          <table:table-cell office:value-type="float" office:value="46.353" calcext:value-type="float">
            <text:p>46,353</text:p>
          </table:table-cell>
          <table:table-cell office:value-type="float" office:value="2.387076" calcext:value-type="float">
            <text:p>2,387076</text:p>
          </table:table-cell>
          <table:table-cell/>
          <table:table-cell office:value-type="float" office:value="76.986" calcext:value-type="float">
            <text:p>76,986</text:p>
          </table:table-cell>
          <table:table-cell office:value-type="float" office:value="34.076167" calcext:value-type="float">
            <text:p>34,076167</text:p>
          </table:table-cell>
          <table:table-cell/>
          <table:table-cell office:value-type="float" office:value="464.044" calcext:value-type="float">
            <text:p>464,044</text:p>
          </table:table-cell>
          <table:table-cell office:value-type="float" office:value="420.587497" calcext:value-type="float">
            <text:p>420,587497</text:p>
          </table:table-cell>
          <table:table-cell table:number-columns-repeated="7"/>
        </table:table-row>
        <table:table-row table:style-name="ro1">
          <table:table-cell office:value-type="float" office:value="46.323" calcext:value-type="float">
            <text:p>46,323</text:p>
          </table:table-cell>
          <table:table-cell office:value-type="float" office:value="2.38653" calcext:value-type="float">
            <text:p>2,38653</text:p>
          </table:table-cell>
          <table:table-cell/>
          <table:table-cell office:value-type="float" office:value="79.204" calcext:value-type="float">
            <text:p>79,204</text:p>
          </table:table-cell>
          <table:table-cell office:value-type="float" office:value="34.060753" calcext:value-type="float">
            <text:p>34,060753</text:p>
          </table:table-cell>
          <table:table-cell/>
          <table:table-cell office:value-type="float" office:value="461.186" calcext:value-type="float">
            <text:p>461,186</text:p>
          </table:table-cell>
          <table:table-cell office:value-type="float" office:value="420.566854" calcext:value-type="float">
            <text:p>420,566854</text:p>
          </table:table-cell>
          <table:table-cell table:number-columns-repeated="7"/>
        </table:table-row>
        <table:table-row table:style-name="ro1">
          <table:table-cell office:value-type="float" office:value="42.601" calcext:value-type="float">
            <text:p>42,601</text:p>
          </table:table-cell>
          <table:table-cell office:value-type="float" office:value="2.385892" calcext:value-type="float">
            <text:p>2,385892</text:p>
          </table:table-cell>
          <table:table-cell/>
          <table:table-cell office:value-type="float" office:value="75.486" calcext:value-type="float">
            <text:p>75,486</text:p>
          </table:table-cell>
          <table:table-cell office:value-type="float" office:value="34.056056" calcext:value-type="float">
            <text:p>34,056056</text:p>
          </table:table-cell>
          <table:table-cell/>
          <table:table-cell office:value-type="float" office:value="463.671" calcext:value-type="float">
            <text:p>463,671</text:p>
          </table:table-cell>
          <table:table-cell office:value-type="float" office:value="420.159222" calcext:value-type="float">
            <text:p>420,159222</text:p>
          </table:table-cell>
          <table:table-cell table:number-columns-repeated="7"/>
        </table:table-row>
        <table:table-row table:style-name="ro1">
          <table:table-cell office:value-type="float" office:value="42.832" calcext:value-type="float">
            <text:p>42,832</text:p>
          </table:table-cell>
          <table:table-cell office:value-type="float" office:value="2.384455" calcext:value-type="float">
            <text:p>2,384455</text:p>
          </table:table-cell>
          <table:table-cell/>
          <table:table-cell office:value-type="float" office:value="78.267" calcext:value-type="float">
            <text:p>78,267</text:p>
          </table:table-cell>
          <table:table-cell office:value-type="float" office:value="34.05225" calcext:value-type="float">
            <text:p>34,05225</text:p>
          </table:table-cell>
          <table:table-cell/>
          <table:table-cell office:value-type="float" office:value="469.217" calcext:value-type="float">
            <text:p>469,217</text:p>
          </table:table-cell>
          <table:table-cell office:value-type="float" office:value="419.878737" calcext:value-type="float">
            <text:p>419,878737</text:p>
          </table:table-cell>
          <table:table-cell table:number-columns-repeated="7"/>
        </table:table-row>
        <table:table-row table:style-name="ro1">
          <table:table-cell office:value-type="float" office:value="45.189" calcext:value-type="float">
            <text:p>45,189</text:p>
          </table:table-cell>
          <table:table-cell office:value-type="float" office:value="2.383982" calcext:value-type="float">
            <text:p>2,383982</text:p>
          </table:table-cell>
          <table:table-cell/>
          <table:table-cell office:value-type="float" office:value="78.312" calcext:value-type="float">
            <text:p>78,312</text:p>
          </table:table-cell>
          <table:table-cell office:value-type="float" office:value="34.052045" calcext:value-type="float">
            <text:p>34,052045</text:p>
          </table:table-cell>
          <table:table-cell/>
          <table:table-cell office:value-type="float" office:value="464.786" calcext:value-type="float">
            <text:p>464,786</text:p>
          </table:table-cell>
          <table:table-cell office:value-type="float" office:value="419.799632" calcext:value-type="float">
            <text:p>419,799632</text:p>
          </table:table-cell>
          <table:table-cell table:number-columns-repeated="7"/>
        </table:table-row>
        <table:table-row table:style-name="ro1">
          <table:table-cell office:value-type="float" office:value="41.02" calcext:value-type="float">
            <text:p>41,02</text:p>
          </table:table-cell>
          <table:table-cell office:value-type="float" office:value="2.383122" calcext:value-type="float">
            <text:p>2,383122</text:p>
          </table:table-cell>
          <table:table-cell/>
          <table:table-cell office:value-type="float" office:value="260.351" calcext:value-type="float">
            <text:p>260,351</text:p>
          </table:table-cell>
          <table:table-cell office:value-type="float" office:value="34.051691" calcext:value-type="float">
            <text:p>34,051691</text:p>
          </table:table-cell>
          <table:table-cell/>
          <table:table-cell office:value-type="float" office:value="464.094" calcext:value-type="float">
            <text:p>464,094</text:p>
          </table:table-cell>
          <table:table-cell office:value-type="float" office:value="419.561137" calcext:value-type="float">
            <text:p>419,561137</text:p>
          </table:table-cell>
          <table:table-cell table:number-columns-repeated="7"/>
        </table:table-row>
        <table:table-row table:style-name="ro1">
          <table:table-cell office:value-type="float" office:value="48.301" calcext:value-type="float">
            <text:p>48,301</text:p>
          </table:table-cell>
          <table:table-cell office:value-type="float" office:value="2.381865" calcext:value-type="float">
            <text:p>2,381865</text:p>
          </table:table-cell>
          <table:table-cell/>
          <table:table-cell office:value-type="float" office:value="76.8" calcext:value-type="float">
            <text:p>76,8</text:p>
          </table:table-cell>
          <table:table-cell office:value-type="float" office:value="34.042304" calcext:value-type="float">
            <text:p>34,042304</text:p>
          </table:table-cell>
          <table:table-cell/>
          <table:table-cell office:value-type="float" office:value="462.984" calcext:value-type="float">
            <text:p>462,984</text:p>
          </table:table-cell>
          <table:table-cell office:value-type="float" office:value="419.179472" calcext:value-type="float">
            <text:p>419,179472</text:p>
          </table:table-cell>
          <table:table-cell table:number-columns-repeated="7"/>
        </table:table-row>
        <table:table-row table:style-name="ro1">
          <table:table-cell office:value-type="float" office:value="41.992" calcext:value-type="float">
            <text:p>41,992</text:p>
          </table:table-cell>
          <table:table-cell office:value-type="float" office:value="2.381418" calcext:value-type="float">
            <text:p>2,381418</text:p>
          </table:table-cell>
          <table:table-cell/>
          <table:table-cell office:value-type="float" office:value="75.487" calcext:value-type="float">
            <text:p>75,487</text:p>
          </table:table-cell>
          <table:table-cell office:value-type="float" office:value="34.035815" calcext:value-type="float">
            <text:p>34,035815</text:p>
          </table:table-cell>
          <table:table-cell/>
          <table:table-cell office:value-type="float" office:value="485.093" calcext:value-type="float">
            <text:p>485,093</text:p>
          </table:table-cell>
          <table:table-cell office:value-type="float" office:value="419.019337" calcext:value-type="float">
            <text:p>419,019337</text:p>
          </table:table-cell>
          <table:table-cell table:number-columns-repeated="7"/>
        </table:table-row>
        <table:table-row table:style-name="ro1">
          <table:table-cell office:value-type="float" office:value="42.475" calcext:value-type="float">
            <text:p>42,475</text:p>
          </table:table-cell>
          <table:table-cell office:value-type="float" office:value="2.381319" calcext:value-type="float">
            <text:p>2,381319</text:p>
          </table:table-cell>
          <table:table-cell/>
          <table:table-cell office:value-type="float" office:value="78.607" calcext:value-type="float">
            <text:p>78,607</text:p>
          </table:table-cell>
          <table:table-cell office:value-type="float" office:value="34.025145" calcext:value-type="float">
            <text:p>34,025145</text:p>
          </table:table-cell>
          <table:table-cell/>
          <table:table-cell office:value-type="float" office:value="464.907" calcext:value-type="float">
            <text:p>464,907</text:p>
          </table:table-cell>
          <table:table-cell office:value-type="float" office:value="418.991675" calcext:value-type="float">
            <text:p>418,991675</text:p>
          </table:table-cell>
          <table:table-cell table:number-columns-repeated="7"/>
        </table:table-row>
        <table:table-row table:style-name="ro1">
          <table:table-cell office:value-type="float" office:value="43.36" calcext:value-type="float">
            <text:p>43,36</text:p>
          </table:table-cell>
          <table:table-cell office:value-type="float" office:value="2.379354" calcext:value-type="float">
            <text:p>2,379354</text:p>
          </table:table-cell>
          <table:table-cell/>
          <table:table-cell office:value-type="float" office:value="76.875" calcext:value-type="float">
            <text:p>76,875</text:p>
          </table:table-cell>
          <table:table-cell office:value-type="float" office:value="34.011588" calcext:value-type="float">
            <text:p>34,011588</text:p>
          </table:table-cell>
          <table:table-cell/>
          <table:table-cell office:value-type="float" office:value="4180.906" calcext:value-type="float">
            <text:p>4180,906</text:p>
          </table:table-cell>
          <table:table-cell office:value-type="float" office:value="418.894857" calcext:value-type="float">
            <text:p>418,894857</text:p>
          </table:table-cell>
          <table:table-cell table:number-columns-repeated="7"/>
        </table:table-row>
        <table:table-row table:style-name="ro1">
          <table:table-cell office:value-type="float" office:value="43.502" calcext:value-type="float">
            <text:p>43,502</text:p>
          </table:table-cell>
          <table:table-cell office:value-type="float" office:value="2.379256" calcext:value-type="float">
            <text:p>2,379256</text:p>
          </table:table-cell>
          <table:table-cell/>
          <table:table-cell office:value-type="float" office:value="74.82" calcext:value-type="float">
            <text:p>74,82</text:p>
          </table:table-cell>
          <table:table-cell office:value-type="float" office:value="33.996102" calcext:value-type="float">
            <text:p>33,996102</text:p>
          </table:table-cell>
          <table:table-cell/>
          <table:table-cell office:value-type="float" office:value="478.902" calcext:value-type="float">
            <text:p>478,902</text:p>
          </table:table-cell>
          <table:table-cell office:value-type="float" office:value="418.749792" calcext:value-type="float">
            <text:p>418,749792</text:p>
          </table:table-cell>
          <table:table-cell table:number-columns-repeated="7"/>
        </table:table-row>
        <table:table-row table:style-name="ro1">
          <table:table-cell office:value-type="float" office:value="44.23" calcext:value-type="float">
            <text:p>44,23</text:p>
          </table:table-cell>
          <table:table-cell office:value-type="float" office:value="2.379108" calcext:value-type="float">
            <text:p>2,379108</text:p>
          </table:table-cell>
          <table:table-cell/>
          <table:table-cell office:value-type="float" office:value="75.81" calcext:value-type="float">
            <text:p>75,81</text:p>
          </table:table-cell>
          <table:table-cell office:value-type="float" office:value="33.967213" calcext:value-type="float">
            <text:p>33,967213</text:p>
          </table:table-cell>
          <table:table-cell/>
          <table:table-cell office:value-type="float" office:value="461.745" calcext:value-type="float">
            <text:p>461,745</text:p>
          </table:table-cell>
          <table:table-cell office:value-type="float" office:value="418.51621" calcext:value-type="float">
            <text:p>418,51621</text:p>
          </table:table-cell>
          <table:table-cell table:number-columns-repeated="7"/>
        </table:table-row>
        <table:table-row table:style-name="ro1">
          <table:table-cell office:value-type="float" office:value="42.046" calcext:value-type="float">
            <text:p>42,046</text:p>
          </table:table-cell>
          <table:table-cell office:value-type="float" office:value="2.378098" calcext:value-type="float">
            <text:p>2,378098</text:p>
          </table:table-cell>
          <table:table-cell/>
          <table:table-cell office:value-type="float" office:value="184.025" calcext:value-type="float">
            <text:p>184,025</text:p>
          </table:table-cell>
          <table:table-cell office:value-type="float" office:value="33.950173" calcext:value-type="float">
            <text:p>33,950173</text:p>
          </table:table-cell>
          <table:table-cell/>
          <table:table-cell office:value-type="float" office:value="462.394" calcext:value-type="float">
            <text:p>462,394</text:p>
          </table:table-cell>
          <table:table-cell office:value-type="float" office:value="418.432956" calcext:value-type="float">
            <text:p>418,432956</text:p>
          </table:table-cell>
          <table:table-cell table:number-columns-repeated="7"/>
        </table:table-row>
        <table:table-row table:style-name="ro1">
          <table:table-cell office:value-type="float" office:value="43.368" calcext:value-type="float">
            <text:p>43,368</text:p>
          </table:table-cell>
          <table:table-cell office:value-type="float" office:value="2.377103" calcext:value-type="float">
            <text:p>2,377103</text:p>
          </table:table-cell>
          <table:table-cell/>
          <table:table-cell office:value-type="float" office:value="77.326" calcext:value-type="float">
            <text:p>77,326</text:p>
          </table:table-cell>
          <table:table-cell office:value-type="float" office:value="33.946214" calcext:value-type="float">
            <text:p>33,946214</text:p>
          </table:table-cell>
          <table:table-cell/>
          <table:table-cell office:value-type="float" office:value="459.704" calcext:value-type="float">
            <text:p>459,704</text:p>
          </table:table-cell>
          <table:table-cell office:value-type="float" office:value="417.789339" calcext:value-type="float">
            <text:p>417,789339</text:p>
          </table:table-cell>
          <table:table-cell table:number-columns-repeated="7"/>
        </table:table-row>
        <table:table-row table:style-name="ro1">
          <table:table-cell office:value-type="float" office:value="42.65" calcext:value-type="float">
            <text:p>42,65</text:p>
          </table:table-cell>
          <table:table-cell office:value-type="float" office:value="2.37471" calcext:value-type="float">
            <text:p>2,37471</text:p>
          </table:table-cell>
          <table:table-cell/>
          <table:table-cell office:value-type="float" office:value="81.283" calcext:value-type="float">
            <text:p>81,283</text:p>
          </table:table-cell>
          <table:table-cell office:value-type="float" office:value="33.940998" calcext:value-type="float">
            <text:p>33,940998</text:p>
          </table:table-cell>
          <table:table-cell/>
          <table:table-cell office:value-type="float" office:value="462.938" calcext:value-type="float">
            <text:p>462,938</text:p>
          </table:table-cell>
          <table:table-cell office:value-type="float" office:value="417.604441" calcext:value-type="float">
            <text:p>417,604441</text:p>
          </table:table-cell>
          <table:table-cell table:number-columns-repeated="7"/>
        </table:table-row>
        <table:table-row table:style-name="ro1">
          <table:table-cell office:value-type="float" office:value="54.584" calcext:value-type="float">
            <text:p>54,584</text:p>
          </table:table-cell>
          <table:table-cell office:value-type="float" office:value="2.374345" calcext:value-type="float">
            <text:p>2,374345</text:p>
          </table:table-cell>
          <table:table-cell/>
          <table:table-cell office:value-type="float" office:value="77.326" calcext:value-type="float">
            <text:p>77,326</text:p>
          </table:table-cell>
          <table:table-cell office:value-type="float" office:value="33.932701" calcext:value-type="float">
            <text:p>33,932701</text:p>
          </table:table-cell>
          <table:table-cell/>
          <table:table-cell office:value-type="float" office:value="463.011" calcext:value-type="float">
            <text:p>463,011</text:p>
          </table:table-cell>
          <table:table-cell office:value-type="float" office:value="417.333408" calcext:value-type="float">
            <text:p>417,333408</text:p>
          </table:table-cell>
          <table:table-cell table:number-columns-repeated="7"/>
        </table:table-row>
        <table:table-row table:style-name="ro1">
          <table:table-cell office:value-type="float" office:value="48.946" calcext:value-type="float">
            <text:p>48,946</text:p>
          </table:table-cell>
          <table:table-cell office:value-type="float" office:value="2.374194" calcext:value-type="float">
            <text:p>2,374194</text:p>
          </table:table-cell>
          <table:table-cell/>
          <table:table-cell office:value-type="float" office:value="77.92" calcext:value-type="float">
            <text:p>77,92</text:p>
          </table:table-cell>
          <table:table-cell office:value-type="float" office:value="33.906691" calcext:value-type="float">
            <text:p>33,906691</text:p>
          </table:table-cell>
          <table:table-cell/>
          <table:table-cell office:value-type="float" office:value="459.984" calcext:value-type="float">
            <text:p>459,984</text:p>
          </table:table-cell>
          <table:table-cell office:value-type="float" office:value="417.3295" calcext:value-type="float">
            <text:p>417,3295</text:p>
          </table:table-cell>
          <table:table-cell table:number-columns-repeated="7"/>
        </table:table-row>
        <table:table-row table:style-name="ro1">
          <table:table-cell office:value-type="float" office:value="49.145" calcext:value-type="float">
            <text:p>49,145</text:p>
          </table:table-cell>
          <table:table-cell office:value-type="float" office:value="2.374148" calcext:value-type="float">
            <text:p>2,374148</text:p>
          </table:table-cell>
          <table:table-cell/>
          <table:table-cell office:value-type="float" office:value="80.43" calcext:value-type="float">
            <text:p>80,43</text:p>
          </table:table-cell>
          <table:table-cell office:value-type="float" office:value="33.90291" calcext:value-type="float">
            <text:p>33,90291</text:p>
          </table:table-cell>
          <table:table-cell/>
          <table:table-cell office:value-type="float" office:value="460.108" calcext:value-type="float">
            <text:p>460,108</text:p>
          </table:table-cell>
          <table:table-cell office:value-type="float" office:value="416.834034" calcext:value-type="float">
            <text:p>416,834034</text:p>
          </table:table-cell>
          <table:table-cell table:number-columns-repeated="7"/>
        </table:table-row>
        <table:table-row table:style-name="ro1">
          <table:table-cell office:value-type="float" office:value="45.321" calcext:value-type="float">
            <text:p>45,321</text:p>
          </table:table-cell>
          <table:table-cell office:value-type="float" office:value="2.373859" calcext:value-type="float">
            <text:p>2,373859</text:p>
          </table:table-cell>
          <table:table-cell/>
          <table:table-cell office:value-type="float" office:value="77.512" calcext:value-type="float">
            <text:p>77,512</text:p>
          </table:table-cell>
          <table:table-cell office:value-type="float" office:value="33.879184" calcext:value-type="float">
            <text:p>33,879184</text:p>
          </table:table-cell>
          <table:table-cell/>
          <table:table-cell office:value-type="float" office:value="462.043" calcext:value-type="float">
            <text:p>462,043</text:p>
          </table:table-cell>
          <table:table-cell office:value-type="float" office:value="416.694661" calcext:value-type="float">
            <text:p>416,694661</text:p>
          </table:table-cell>
          <table:table-cell table:number-columns-repeated="7"/>
        </table:table-row>
        <table:table-row table:style-name="ro1">
          <table:table-cell office:value-type="float" office:value="43.733" calcext:value-type="float">
            <text:p>43,733</text:p>
          </table:table-cell>
          <table:table-cell office:value-type="float" office:value="2.369416" calcext:value-type="float">
            <text:p>2,369416</text:p>
          </table:table-cell>
          <table:table-cell/>
          <table:table-cell office:value-type="float" office:value="79.098" calcext:value-type="float">
            <text:p>79,098</text:p>
          </table:table-cell>
          <table:table-cell office:value-type="float" office:value="33.875419" calcext:value-type="float">
            <text:p>33,875419</text:p>
          </table:table-cell>
          <table:table-cell/>
          <table:table-cell office:value-type="float" office:value="467.092" calcext:value-type="float">
            <text:p>467,092</text:p>
          </table:table-cell>
          <table:table-cell office:value-type="float" office:value="416.625626" calcext:value-type="float">
            <text:p>416,625626</text:p>
          </table:table-cell>
          <table:table-cell table:number-columns-repeated="7"/>
        </table:table-row>
        <table:table-row table:style-name="ro1">
          <table:table-cell office:value-type="float" office:value="52.25" calcext:value-type="float">
            <text:p>52,25</text:p>
          </table:table-cell>
          <table:table-cell office:value-type="float" office:value="2.366846" calcext:value-type="float">
            <text:p>2,366846</text:p>
          </table:table-cell>
          <table:table-cell/>
          <table:table-cell office:value-type="float" office:value="98.143" calcext:value-type="float">
            <text:p>98,143</text:p>
          </table:table-cell>
          <table:table-cell office:value-type="float" office:value="33.838544" calcext:value-type="float">
            <text:p>33,838544</text:p>
          </table:table-cell>
          <table:table-cell/>
          <table:table-cell office:value-type="float" office:value="461.861" calcext:value-type="float">
            <text:p>461,861</text:p>
          </table:table-cell>
          <table:table-cell office:value-type="float" office:value="416.598039" calcext:value-type="float">
            <text:p>416,598039</text:p>
          </table:table-cell>
          <table:table-cell table:number-columns-repeated="7"/>
        </table:table-row>
        <table:table-row table:style-name="ro1">
          <table:table-cell office:value-type="float" office:value="46.572" calcext:value-type="float">
            <text:p>46,572</text:p>
          </table:table-cell>
          <table:table-cell office:value-type="float" office:value="2.364609" calcext:value-type="float">
            <text:p>2,364609</text:p>
          </table:table-cell>
          <table:table-cell/>
          <table:table-cell office:value-type="float" office:value="76.479" calcext:value-type="float">
            <text:p>76,479</text:p>
          </table:table-cell>
          <table:table-cell office:value-type="float" office:value="33.826496" calcext:value-type="float">
            <text:p>33,826496</text:p>
          </table:table-cell>
          <table:table-cell/>
          <table:table-cell office:value-type="float" office:value="460.542" calcext:value-type="float">
            <text:p>460,542</text:p>
          </table:table-cell>
          <table:table-cell office:value-type="float" office:value="416.253028" calcext:value-type="float">
            <text:p>416,253028</text:p>
          </table:table-cell>
          <table:table-cell table:number-columns-repeated="7"/>
        </table:table-row>
        <table:table-row table:style-name="ro1">
          <table:table-cell office:value-type="float" office:value="43.715" calcext:value-type="float">
            <text:p>43,715</text:p>
          </table:table-cell>
          <table:table-cell office:value-type="float" office:value="2.36345" calcext:value-type="float">
            <text:p>2,36345</text:p>
          </table:table-cell>
          <table:table-cell/>
          <table:table-cell office:value-type="float" office:value="80.566" calcext:value-type="float">
            <text:p>80,566</text:p>
          </table:table-cell>
          <table:table-cell office:value-type="float" office:value="33.81473" calcext:value-type="float">
            <text:p>33,81473</text:p>
          </table:table-cell>
          <table:table-cell/>
          <table:table-cell office:value-type="float" office:value="458.509" calcext:value-type="float">
            <text:p>458,509</text:p>
          </table:table-cell>
          <table:table-cell office:value-type="float" office:value="416.074265" calcext:value-type="float">
            <text:p>416,074265</text:p>
          </table:table-cell>
          <table:table-cell table:number-columns-repeated="7"/>
        </table:table-row>
        <table:table-row table:style-name="ro1">
          <table:table-cell office:value-type="float" office:value="46.77" calcext:value-type="float">
            <text:p>46,77</text:p>
          </table:table-cell>
          <table:table-cell office:value-type="float" office:value="2.362523" calcext:value-type="float">
            <text:p>2,362523</text:p>
          </table:table-cell>
          <table:table-cell/>
          <table:table-cell office:value-type="float" office:value="88.399" calcext:value-type="float">
            <text:p>88,399</text:p>
          </table:table-cell>
          <table:table-cell office:value-type="float" office:value="33.777989" calcext:value-type="float">
            <text:p>33,777989</text:p>
          </table:table-cell>
          <table:table-cell/>
          <table:table-cell office:value-type="float" office:value="459.631" calcext:value-type="float">
            <text:p>459,631</text:p>
          </table:table-cell>
          <table:table-cell office:value-type="float" office:value="415.981706" calcext:value-type="float">
            <text:p>415,981706</text:p>
          </table:table-cell>
          <table:table-cell table:number-columns-repeated="7"/>
        </table:table-row>
        <table:table-row table:style-name="ro1">
          <table:table-cell office:value-type="float" office:value="45.466" calcext:value-type="float">
            <text:p>45,466</text:p>
          </table:table-cell>
          <table:table-cell office:value-type="float" office:value="2.361619" calcext:value-type="float">
            <text:p>2,361619</text:p>
          </table:table-cell>
          <table:table-cell/>
          <table:table-cell office:value-type="float" office:value="80.163" calcext:value-type="float">
            <text:p>80,163</text:p>
          </table:table-cell>
          <table:table-cell office:value-type="float" office:value="33.751429" calcext:value-type="float">
            <text:p>33,751429</text:p>
          </table:table-cell>
          <table:table-cell/>
          <table:table-cell office:value-type="float" office:value="464.284" calcext:value-type="float">
            <text:p>464,284</text:p>
          </table:table-cell>
          <table:table-cell office:value-type="float" office:value="415.615427" calcext:value-type="float">
            <text:p>415,615427</text:p>
          </table:table-cell>
          <table:table-cell table:number-columns-repeated="7"/>
        </table:table-row>
        <table:table-row table:style-name="ro1">
          <table:table-cell office:value-type="float" office:value="44.027" calcext:value-type="float">
            <text:p>44,027</text:p>
          </table:table-cell>
          <table:table-cell office:value-type="float" office:value="2.361408" calcext:value-type="float">
            <text:p>2,361408</text:p>
          </table:table-cell>
          <table:table-cell/>
          <table:table-cell office:value-type="float" office:value="76.727" calcext:value-type="float">
            <text:p>76,727</text:p>
          </table:table-cell>
          <table:table-cell office:value-type="float" office:value="33.750033" calcext:value-type="float">
            <text:p>33,750033</text:p>
          </table:table-cell>
          <table:table-cell/>
          <table:table-cell office:value-type="float" office:value="470.626" calcext:value-type="float">
            <text:p>470,626</text:p>
          </table:table-cell>
          <table:table-cell office:value-type="float" office:value="415.473024" calcext:value-type="float">
            <text:p>415,473024</text:p>
          </table:table-cell>
          <table:table-cell table:number-columns-repeated="7"/>
        </table:table-row>
        <table:table-row table:style-name="ro1">
          <table:table-cell office:value-type="float" office:value="46.946" calcext:value-type="float">
            <text:p>46,946</text:p>
          </table:table-cell>
          <table:table-cell office:value-type="float" office:value="2.357698" calcext:value-type="float">
            <text:p>2,357698</text:p>
          </table:table-cell>
          <table:table-cell/>
          <table:table-cell office:value-type="float" office:value="75.012" calcext:value-type="float">
            <text:p>75,012</text:p>
          </table:table-cell>
          <table:table-cell office:value-type="float" office:value="33.566416" calcext:value-type="float">
            <text:p>33,566416</text:p>
          </table:table-cell>
          <table:table-cell/>
          <table:table-cell office:value-type="float" office:value="458.5" calcext:value-type="float">
            <text:p>458,5</text:p>
          </table:table-cell>
          <table:table-cell office:value-type="float" office:value="414.935768" calcext:value-type="float">
            <text:p>414,935768</text:p>
          </table:table-cell>
          <table:table-cell table:number-columns-repeated="7"/>
        </table:table-row>
        <table:table-row table:style-name="ro1">
          <table:table-cell office:value-type="float" office:value="44.787" calcext:value-type="float">
            <text:p>44,787</text:p>
          </table:table-cell>
          <table:table-cell office:value-type="float" office:value="2.356837" calcext:value-type="float">
            <text:p>2,356837</text:p>
          </table:table-cell>
          <table:table-cell/>
          <table:table-cell office:value-type="float" office:value="76.779" calcext:value-type="float">
            <text:p>76,779</text:p>
          </table:table-cell>
          <table:table-cell office:value-type="float" office:value="33.541474" calcext:value-type="float">
            <text:p>33,541474</text:p>
          </table:table-cell>
          <table:table-cell/>
          <table:table-cell office:value-type="float" office:value="459.138" calcext:value-type="float">
            <text:p>459,138</text:p>
          </table:table-cell>
          <table:table-cell office:value-type="float" office:value="414.571643" calcext:value-type="float">
            <text:p>414,571643</text:p>
          </table:table-cell>
          <table:table-cell table:number-columns-repeated="7"/>
        </table:table-row>
        <table:table-row table:style-name="ro1">
          <table:table-cell office:value-type="float" office:value="43.708" calcext:value-type="float">
            <text:p>43,708</text:p>
          </table:table-cell>
          <table:table-cell office:value-type="float" office:value="2.355541" calcext:value-type="float">
            <text:p>2,355541</text:p>
          </table:table-cell>
          <table:table-cell/>
          <table:table-cell office:value-type="float" office:value="276.4" calcext:value-type="float">
            <text:p>276,4</text:p>
          </table:table-cell>
          <table:table-cell office:value-type="float" office:value="33.530812" calcext:value-type="float">
            <text:p>33,530812</text:p>
          </table:table-cell>
          <table:table-cell/>
          <table:table-cell office:value-type="float" office:value="460.107" calcext:value-type="float">
            <text:p>460,107</text:p>
          </table:table-cell>
          <table:table-cell office:value-type="float" office:value="414.565091" calcext:value-type="float">
            <text:p>414,565091</text:p>
          </table:table-cell>
          <table:table-cell table:number-columns-repeated="7"/>
        </table:table-row>
        <table:table-row table:style-name="ro1">
          <table:table-cell office:value-type="float" office:value="46.138" calcext:value-type="float">
            <text:p>46,138</text:p>
          </table:table-cell>
          <table:table-cell office:value-type="float" office:value="2.354692" calcext:value-type="float">
            <text:p>2,354692</text:p>
          </table:table-cell>
          <table:table-cell/>
          <table:table-cell office:value-type="float" office:value="71.657" calcext:value-type="float">
            <text:p>71,657</text:p>
          </table:table-cell>
          <table:table-cell office:value-type="float" office:value="30.589944" calcext:value-type="float">
            <text:p>30,589944</text:p>
          </table:table-cell>
          <table:table-cell/>
          <table:table-cell office:value-type="float" office:value="456.689" calcext:value-type="float">
            <text:p>456,689</text:p>
          </table:table-cell>
          <table:table-cell office:value-type="float" office:value="414.425402" calcext:value-type="float">
            <text:p>414,425402</text:p>
          </table:table-cell>
          <table:table-cell table:number-columns-repeated="7"/>
        </table:table-row>
        <table:table-row table:style-name="ro1">
          <table:table-cell office:value-type="float" office:value="46.234" calcext:value-type="float">
            <text:p>46,234</text:p>
          </table:table-cell>
          <table:table-cell office:value-type="float" office:value="2.354647" calcext:value-type="float">
            <text:p>2,354647</text:p>
          </table:table-cell>
          <table:table-cell/>
          <table:table-cell office:value-type="float" office:value="72.111" calcext:value-type="float">
            <text:p>72,111</text:p>
          </table:table-cell>
          <table:table-cell office:value-type="float" office:value="30.406634" calcext:value-type="float">
            <text:p>30,406634</text:p>
          </table:table-cell>
          <table:table-cell/>
          <table:table-cell office:value-type="float" office:value="460.8" calcext:value-type="float">
            <text:p>460,8</text:p>
          </table:table-cell>
          <table:table-cell office:value-type="float" office:value="414.421407" calcext:value-type="float">
            <text:p>414,421407</text:p>
          </table:table-cell>
          <table:table-cell table:number-columns-repeated="7"/>
        </table:table-row>
        <table:table-row table:style-name="ro1">
          <table:table-cell office:value-type="float" office:value="46.126" calcext:value-type="float">
            <text:p>46,126</text:p>
          </table:table-cell>
          <table:table-cell office:value-type="float" office:value="2.350332" calcext:value-type="float">
            <text:p>2,350332</text:p>
          </table:table-cell>
          <table:table-cell/>
          <table:table-cell office:value-type="float" office:value="72.41" calcext:value-type="float">
            <text:p>72,41</text:p>
          </table:table-cell>
          <table:table-cell office:value-type="float" office:value="30.400553" calcext:value-type="float">
            <text:p>30,400553</text:p>
          </table:table-cell>
          <table:table-cell/>
          <table:table-cell office:value-type="float" office:value="462.102" calcext:value-type="float">
            <text:p>462,102</text:p>
          </table:table-cell>
          <table:table-cell office:value-type="float" office:value="414.263107" calcext:value-type="float">
            <text:p>414,263107</text:p>
          </table:table-cell>
          <table:table-cell table:number-columns-repeated="7"/>
        </table:table-row>
        <table:table-row table:style-name="ro1">
          <table:table-cell office:value-type="float" office:value="43.72" calcext:value-type="float">
            <text:p>43,72</text:p>
          </table:table-cell>
          <table:table-cell office:value-type="float" office:value="2.350089" calcext:value-type="float">
            <text:p>2,350089</text:p>
          </table:table-cell>
          <table:table-cell/>
          <table:table-cell office:value-type="float" office:value="76.815" calcext:value-type="float">
            <text:p>76,815</text:p>
          </table:table-cell>
          <table:table-cell office:value-type="float" office:value="30.400175" calcext:value-type="float">
            <text:p>30,400175</text:p>
          </table:table-cell>
          <table:table-cell/>
          <table:table-cell office:value-type="float" office:value="457.839" calcext:value-type="float">
            <text:p>457,839</text:p>
          </table:table-cell>
          <table:table-cell office:value-type="float" office:value="414.223795" calcext:value-type="float">
            <text:p>414,223795</text:p>
          </table:table-cell>
          <table:table-cell table:number-columns-repeated="7"/>
        </table:table-row>
        <table:table-row table:style-name="ro1">
          <table:table-cell office:value-type="float" office:value="42.709" calcext:value-type="float">
            <text:p>42,709</text:p>
          </table:table-cell>
          <table:table-cell office:value-type="float" office:value="2.348916" calcext:value-type="float">
            <text:p>2,348916</text:p>
          </table:table-cell>
          <table:table-cell/>
          <table:table-cell office:value-type="float" office:value="83.406" calcext:value-type="float">
            <text:p>83,406</text:p>
          </table:table-cell>
          <table:table-cell office:value-type="float" office:value="30.365553" calcext:value-type="float">
            <text:p>30,365553</text:p>
          </table:table-cell>
          <table:table-cell/>
          <table:table-cell office:value-type="float" office:value="459.602" calcext:value-type="float">
            <text:p>459,602</text:p>
          </table:table-cell>
          <table:table-cell office:value-type="float" office:value="414.051572" calcext:value-type="float">
            <text:p>414,051572</text:p>
          </table:table-cell>
          <table:table-cell table:number-columns-repeated="7"/>
        </table:table-row>
        <table:table-row table:style-name="ro1">
          <table:table-cell office:value-type="float" office:value="44.59" calcext:value-type="float">
            <text:p>44,59</text:p>
          </table:table-cell>
          <table:table-cell office:value-type="float" office:value="2.347627" calcext:value-type="float">
            <text:p>2,347627</text:p>
          </table:table-cell>
          <table:table-cell/>
          <table:table-cell office:value-type="float" office:value="71.232" calcext:value-type="float">
            <text:p>71,232</text:p>
          </table:table-cell>
          <table:table-cell office:value-type="float" office:value="30.301805" calcext:value-type="float">
            <text:p>30,301805</text:p>
          </table:table-cell>
          <table:table-cell/>
          <table:table-cell office:value-type="float" office:value="456.091" calcext:value-type="float">
            <text:p>456,091</text:p>
          </table:table-cell>
          <table:table-cell office:value-type="float" office:value="414.034367" calcext:value-type="float">
            <text:p>414,034367</text:p>
          </table:table-cell>
          <table:table-cell table:number-columns-repeated="7"/>
        </table:table-row>
        <table:table-row table:style-name="ro1">
          <table:table-cell office:value-type="float" office:value="42.431" calcext:value-type="float">
            <text:p>42,431</text:p>
          </table:table-cell>
          <table:table-cell office:value-type="float" office:value="2.346084" calcext:value-type="float">
            <text:p>2,346084</text:p>
          </table:table-cell>
          <table:table-cell/>
          <table:table-cell office:value-type="float" office:value="77.296" calcext:value-type="float">
            <text:p>77,296</text:p>
          </table:table-cell>
          <table:table-cell office:value-type="float" office:value="30.255522" calcext:value-type="float">
            <text:p>30,255522</text:p>
          </table:table-cell>
          <table:table-cell/>
          <table:table-cell office:value-type="float" office:value="463.501" calcext:value-type="float">
            <text:p>463,501</text:p>
          </table:table-cell>
          <table:table-cell office:value-type="float" office:value="413.802184" calcext:value-type="float">
            <text:p>413,802184</text:p>
          </table:table-cell>
          <table:table-cell table:number-columns-repeated="7"/>
        </table:table-row>
        <table:table-row table:style-name="ro1">
          <table:table-cell office:value-type="float" office:value="46.778" calcext:value-type="float">
            <text:p>46,778</text:p>
          </table:table-cell>
          <table:table-cell office:value-type="float" office:value="2.345724" calcext:value-type="float">
            <text:p>2,345724</text:p>
          </table:table-cell>
          <table:table-cell/>
          <table:table-cell office:value-type="float" office:value="77.014" calcext:value-type="float">
            <text:p>77,014</text:p>
          </table:table-cell>
          <table:table-cell office:value-type="float" office:value="30.161974" calcext:value-type="float">
            <text:p>30,161974</text:p>
          </table:table-cell>
          <table:table-cell/>
          <table:table-cell office:value-type="float" office:value="468.258" calcext:value-type="float">
            <text:p>468,258</text:p>
          </table:table-cell>
          <table:table-cell office:value-type="float" office:value="413.662113" calcext:value-type="float">
            <text:p>413,662113</text:p>
          </table:table-cell>
          <table:table-cell table:number-columns-repeated="7"/>
        </table:table-row>
        <table:table-row table:style-name="ro1">
          <table:table-cell office:value-type="float" office:value="43.698" calcext:value-type="float">
            <text:p>43,698</text:p>
          </table:table-cell>
          <table:table-cell office:value-type="float" office:value="2.342542" calcext:value-type="float">
            <text:p>2,342542</text:p>
          </table:table-cell>
          <table:table-cell/>
          <table:table-cell office:value-type="float" office:value="1470.993" calcext:value-type="float">
            <text:p>1470,993</text:p>
          </table:table-cell>
          <table:table-cell office:value-type="float" office:value="30.129087" calcext:value-type="float">
            <text:p>30,129087</text:p>
          </table:table-cell>
          <table:table-cell/>
          <table:table-cell office:value-type="float" office:value="457.425" calcext:value-type="float">
            <text:p>457,425</text:p>
          </table:table-cell>
          <table:table-cell office:value-type="float" office:value="413.649915" calcext:value-type="float">
            <text:p>413,649915</text:p>
          </table:table-cell>
          <table:table-cell table:number-columns-repeated="7"/>
        </table:table-row>
        <table:table-row table:style-name="ro1">
          <table:table-cell office:value-type="float" office:value="43.396" calcext:value-type="float">
            <text:p>43,396</text:p>
          </table:table-cell>
          <table:table-cell office:value-type="float" office:value="2.342059" calcext:value-type="float">
            <text:p>2,342059</text:p>
          </table:table-cell>
          <table:table-cell/>
          <table:table-cell office:value-type="float" office:value="82.817" calcext:value-type="float">
            <text:p>82,817</text:p>
          </table:table-cell>
          <table:table-cell office:value-type="float" office:value="30.113556" calcext:value-type="float">
            <text:p>30,113556</text:p>
          </table:table-cell>
          <table:table-cell/>
          <table:table-cell office:value-type="float" office:value="456.22" calcext:value-type="float">
            <text:p>456,22</text:p>
          </table:table-cell>
          <table:table-cell office:value-type="float" office:value="413.476319" calcext:value-type="float">
            <text:p>413,476319</text:p>
          </table:table-cell>
          <table:table-cell table:number-columns-repeated="7"/>
        </table:table-row>
        <table:table-row table:style-name="ro1">
          <table:table-cell office:value-type="float" office:value="46.002" calcext:value-type="float">
            <text:p>46,002</text:p>
          </table:table-cell>
          <table:table-cell office:value-type="float" office:value="2.340895" calcext:value-type="float">
            <text:p>2,340895</text:p>
          </table:table-cell>
          <table:table-cell/>
          <table:table-cell office:value-type="float" office:value="71.898" calcext:value-type="float">
            <text:p>71,898</text:p>
          </table:table-cell>
          <table:table-cell office:value-type="float" office:value="30.097925" calcext:value-type="float">
            <text:p>30,097925</text:p>
          </table:table-cell>
          <table:table-cell/>
          <table:table-cell office:value-type="float" office:value="457.676" calcext:value-type="float">
            <text:p>457,676</text:p>
          </table:table-cell>
          <table:table-cell office:value-type="float" office:value="413.393075" calcext:value-type="float">
            <text:p>413,393075</text:p>
          </table:table-cell>
          <table:table-cell table:number-columns-repeated="7"/>
        </table:table-row>
        <table:table-row table:style-name="ro1">
          <table:table-cell office:value-type="float" office:value="45.95" calcext:value-type="float">
            <text:p>45,95</text:p>
          </table:table-cell>
          <table:table-cell office:value-type="float" office:value="2.339948" calcext:value-type="float">
            <text:p>2,339948</text:p>
          </table:table-cell>
          <table:table-cell/>
          <table:table-cell office:value-type="float" office:value="118.683" calcext:value-type="float">
            <text:p>118,683</text:p>
          </table:table-cell>
          <table:table-cell office:value-type="float" office:value="30.086761" calcext:value-type="float">
            <text:p>30,086761</text:p>
          </table:table-cell>
          <table:table-cell/>
          <table:table-cell office:value-type="float" office:value="456.877" calcext:value-type="float">
            <text:p>456,877</text:p>
          </table:table-cell>
          <table:table-cell office:value-type="float" office:value="413.384838" calcext:value-type="float">
            <text:p>413,384838</text:p>
          </table:table-cell>
          <table:table-cell table:number-columns-repeated="7"/>
        </table:table-row>
        <table:table-row table:style-name="ro1">
          <table:table-cell office:value-type="float" office:value="43.205" calcext:value-type="float">
            <text:p>43,205</text:p>
          </table:table-cell>
          <table:table-cell office:value-type="float" office:value="2.337015" calcext:value-type="float">
            <text:p>2,337015</text:p>
          </table:table-cell>
          <table:table-cell/>
          <table:table-cell office:value-type="float" office:value="135.028" calcext:value-type="float">
            <text:p>135,028</text:p>
          </table:table-cell>
          <table:table-cell office:value-type="float" office:value="30.079459" calcext:value-type="float">
            <text:p>30,079459</text:p>
          </table:table-cell>
          <table:table-cell/>
          <table:table-cell office:value-type="float" office:value="463.654" calcext:value-type="float">
            <text:p>463,654</text:p>
          </table:table-cell>
          <table:table-cell office:value-type="float" office:value="413.367454" calcext:value-type="float">
            <text:p>413,367454</text:p>
          </table:table-cell>
          <table:table-cell table:number-columns-repeated="7"/>
        </table:table-row>
        <table:table-row table:style-name="ro1">
          <table:table-cell office:value-type="float" office:value="41.377" calcext:value-type="float">
            <text:p>41,377</text:p>
          </table:table-cell>
          <table:table-cell office:value-type="float" office:value="2.336255" calcext:value-type="float">
            <text:p>2,336255</text:p>
          </table:table-cell>
          <table:table-cell/>
          <table:table-cell office:value-type="float" office:value="82.525" calcext:value-type="float">
            <text:p>82,525</text:p>
          </table:table-cell>
          <table:table-cell office:value-type="float" office:value="30.043011" calcext:value-type="float">
            <text:p>30,043011</text:p>
          </table:table-cell>
          <table:table-cell/>
          <table:table-cell office:value-type="float" office:value="460.095" calcext:value-type="float">
            <text:p>460,095</text:p>
          </table:table-cell>
          <table:table-cell office:value-type="float" office:value="413.197552" calcext:value-type="float">
            <text:p>413,197552</text:p>
          </table:table-cell>
          <table:table-cell table:number-columns-repeated="7"/>
        </table:table-row>
        <table:table-row table:style-name="ro1">
          <table:table-cell office:value-type="float" office:value="41.626" calcext:value-type="float">
            <text:p>41,626</text:p>
          </table:table-cell>
          <table:table-cell office:value-type="float" office:value="2.331515" calcext:value-type="float">
            <text:p>2,331515</text:p>
          </table:table-cell>
          <table:table-cell/>
          <table:table-cell office:value-type="float" office:value="71.672" calcext:value-type="float">
            <text:p>71,672</text:p>
          </table:table-cell>
          <table:table-cell office:value-type="float" office:value="30.02808" calcext:value-type="float">
            <text:p>30,02808</text:p>
          </table:table-cell>
          <table:table-cell/>
          <table:table-cell office:value-type="float" office:value="479.066" calcext:value-type="float">
            <text:p>479,066</text:p>
          </table:table-cell>
          <table:table-cell office:value-type="float" office:value="413.184694" calcext:value-type="float">
            <text:p>413,184694</text:p>
          </table:table-cell>
          <table:table-cell table:number-columns-repeated="7"/>
        </table:table-row>
        <table:table-row table:style-name="ro1">
          <table:table-cell office:value-type="float" office:value="45.379" calcext:value-type="float">
            <text:p>45,379</text:p>
          </table:table-cell>
          <table:table-cell office:value-type="float" office:value="2.331488" calcext:value-type="float">
            <text:p>2,331488</text:p>
          </table:table-cell>
          <table:table-cell/>
          <table:table-cell office:value-type="float" office:value="72.27" calcext:value-type="float">
            <text:p>72,27</text:p>
          </table:table-cell>
          <table:table-cell office:value-type="float" office:value="30.024891" calcext:value-type="float">
            <text:p>30,024891</text:p>
          </table:table-cell>
          <table:table-cell/>
          <table:table-cell office:value-type="float" office:value="460.574" calcext:value-type="float">
            <text:p>460,574</text:p>
          </table:table-cell>
          <table:table-cell office:value-type="float" office:value="413.177586" calcext:value-type="float">
            <text:p>413,177586</text:p>
          </table:table-cell>
          <table:table-cell table:number-columns-repeated="7"/>
        </table:table-row>
        <table:table-row table:style-name="ro1">
          <table:table-cell office:value-type="float" office:value="46.693" calcext:value-type="float">
            <text:p>46,693</text:p>
          </table:table-cell>
          <table:table-cell office:value-type="float" office:value="2.33012" calcext:value-type="float">
            <text:p>2,33012</text:p>
          </table:table-cell>
          <table:table-cell/>
          <table:table-cell office:value-type="float" office:value="76.508" calcext:value-type="float">
            <text:p>76,508</text:p>
          </table:table-cell>
          <table:table-cell office:value-type="float" office:value="30.003298" calcext:value-type="float">
            <text:p>30,003298</text:p>
          </table:table-cell>
          <table:table-cell/>
          <table:table-cell office:value-type="float" office:value="552.3" calcext:value-type="float">
            <text:p>552,3</text:p>
          </table:table-cell>
          <table:table-cell office:value-type="float" office:value="412.668121" calcext:value-type="float">
            <text:p>412,668121</text:p>
          </table:table-cell>
          <table:table-cell table:number-columns-repeated="7"/>
        </table:table-row>
        <table:table-row table:style-name="ro1">
          <table:table-cell office:value-type="float" office:value="45.84" calcext:value-type="float">
            <text:p>45,84</text:p>
          </table:table-cell>
          <table:table-cell office:value-type="float" office:value="2.328474" calcext:value-type="float">
            <text:p>2,328474</text:p>
          </table:table-cell>
          <table:table-cell/>
          <table:table-cell office:value-type="float" office:value="70.321" calcext:value-type="float">
            <text:p>70,321</text:p>
          </table:table-cell>
          <table:table-cell office:value-type="float" office:value="30.003123" calcext:value-type="float">
            <text:p>30,003123</text:p>
          </table:table-cell>
          <table:table-cell/>
          <table:table-cell office:value-type="float" office:value="456.428" calcext:value-type="float">
            <text:p>456,428</text:p>
          </table:table-cell>
          <table:table-cell office:value-type="float" office:value="412.384857" calcext:value-type="float">
            <text:p>412,384857</text:p>
          </table:table-cell>
          <table:table-cell table:number-columns-repeated="7"/>
        </table:table-row>
        <table:table-row table:style-name="ro1">
          <table:table-cell office:value-type="float" office:value="43.26" calcext:value-type="float">
            <text:p>43,26</text:p>
          </table:table-cell>
          <table:table-cell office:value-type="float" office:value="2.326924" calcext:value-type="float">
            <text:p>2,326924</text:p>
          </table:table-cell>
          <table:table-cell/>
          <table:table-cell office:value-type="float" office:value="73.1" calcext:value-type="float">
            <text:p>73,1</text:p>
          </table:table-cell>
          <table:table-cell office:value-type="float" office:value="29.983102" calcext:value-type="float">
            <text:p>29,983102</text:p>
          </table:table-cell>
          <table:table-cell/>
          <table:table-cell office:value-type="float" office:value="455.408" calcext:value-type="float">
            <text:p>455,408</text:p>
          </table:table-cell>
          <table:table-cell office:value-type="float" office:value="412.383274" calcext:value-type="float">
            <text:p>412,383274</text:p>
          </table:table-cell>
          <table:table-cell table:number-columns-repeated="7"/>
        </table:table-row>
        <table:table-row table:style-name="ro1">
          <table:table-cell office:value-type="float" office:value="45.343" calcext:value-type="float">
            <text:p>45,343</text:p>
          </table:table-cell>
          <table:table-cell office:value-type="float" office:value="2.324839" calcext:value-type="float">
            <text:p>2,324839</text:p>
          </table:table-cell>
          <table:table-cell/>
          <table:table-cell office:value-type="float" office:value="152.043" calcext:value-type="float">
            <text:p>152,043</text:p>
          </table:table-cell>
          <table:table-cell office:value-type="float" office:value="29.97898" calcext:value-type="float">
            <text:p>29,97898</text:p>
          </table:table-cell>
          <table:table-cell/>
          <table:table-cell office:value-type="float" office:value="455.247" calcext:value-type="float">
            <text:p>455,247</text:p>
          </table:table-cell>
          <table:table-cell office:value-type="float" office:value="412.382507" calcext:value-type="float">
            <text:p>412,382507</text:p>
          </table:table-cell>
          <table:table-cell table:number-columns-repeated="7"/>
        </table:table-row>
        <table:table-row table:style-name="ro1">
          <table:table-cell office:value-type="float" office:value="44.411" calcext:value-type="float">
            <text:p>44,411</text:p>
          </table:table-cell>
          <table:table-cell office:value-type="float" office:value="2.320976" calcext:value-type="float">
            <text:p>2,320976</text:p>
          </table:table-cell>
          <table:table-cell/>
          <table:table-cell office:value-type="float" office:value="73.423" calcext:value-type="float">
            <text:p>73,423</text:p>
          </table:table-cell>
          <table:table-cell office:value-type="float" office:value="29.954512" calcext:value-type="float">
            <text:p>29,954512</text:p>
          </table:table-cell>
          <table:table-cell/>
          <table:table-cell office:value-type="float" office:value="456.552" calcext:value-type="float">
            <text:p>456,552</text:p>
          </table:table-cell>
          <table:table-cell office:value-type="float" office:value="412.310922" calcext:value-type="float">
            <text:p>412,310922</text:p>
          </table:table-cell>
          <table:table-cell table:number-columns-repeated="7"/>
        </table:table-row>
        <table:table-row table:style-name="ro1">
          <table:table-cell office:value-type="float" office:value="43.145" calcext:value-type="float">
            <text:p>43,145</text:p>
          </table:table-cell>
          <table:table-cell office:value-type="float" office:value="2.320642" calcext:value-type="float">
            <text:p>2,320642</text:p>
          </table:table-cell>
          <table:table-cell/>
          <table:table-cell office:value-type="float" office:value="91.521" calcext:value-type="float">
            <text:p>91,521</text:p>
          </table:table-cell>
          <table:table-cell office:value-type="float" office:value="29.946113" calcext:value-type="float">
            <text:p>29,946113</text:p>
          </table:table-cell>
          <table:table-cell/>
          <table:table-cell office:value-type="float" office:value="458.739" calcext:value-type="float">
            <text:p>458,739</text:p>
          </table:table-cell>
          <table:table-cell office:value-type="float" office:value="412.261044" calcext:value-type="float">
            <text:p>412,261044</text:p>
          </table:table-cell>
          <table:table-cell table:number-columns-repeated="7"/>
        </table:table-row>
        <table:table-row table:style-name="ro1">
          <table:table-cell office:value-type="float" office:value="44.332" calcext:value-type="float">
            <text:p>44,332</text:p>
          </table:table-cell>
          <table:table-cell office:value-type="float" office:value="2.317858" calcext:value-type="float">
            <text:p>2,317858</text:p>
          </table:table-cell>
          <table:table-cell/>
          <table:table-cell office:value-type="float" office:value="70.76" calcext:value-type="float">
            <text:p>70,76</text:p>
          </table:table-cell>
          <table:table-cell office:value-type="float" office:value="29.925425" calcext:value-type="float">
            <text:p>29,925425</text:p>
          </table:table-cell>
          <table:table-cell/>
          <table:table-cell office:value-type="float" office:value="457.299" calcext:value-type="float">
            <text:p>457,299</text:p>
          </table:table-cell>
          <table:table-cell office:value-type="float" office:value="411.924512" calcext:value-type="float">
            <text:p>411,924512</text:p>
          </table:table-cell>
          <table:table-cell table:number-columns-repeated="7"/>
        </table:table-row>
        <table:table-row table:style-name="ro1">
          <table:table-cell office:value-type="float" office:value="44.238" calcext:value-type="float">
            <text:p>44,238</text:p>
          </table:table-cell>
          <table:table-cell office:value-type="float" office:value="2.31409" calcext:value-type="float">
            <text:p>2,31409</text:p>
          </table:table-cell>
          <table:table-cell/>
          <table:table-cell office:value-type="float" office:value="82.004" calcext:value-type="float">
            <text:p>82,004</text:p>
          </table:table-cell>
          <table:table-cell office:value-type="float" office:value="29.920144" calcext:value-type="float">
            <text:p>29,920144</text:p>
          </table:table-cell>
          <table:table-cell/>
          <table:table-cell office:value-type="float" office:value="453.275" calcext:value-type="float">
            <text:p>453,275</text:p>
          </table:table-cell>
          <table:table-cell office:value-type="float" office:value="411.715539" calcext:value-type="float">
            <text:p>411,715539</text:p>
          </table:table-cell>
          <table:table-cell table:number-columns-repeated="7"/>
        </table:table-row>
        <table:table-row table:style-name="ro1">
          <table:table-cell office:value-type="float" office:value="41.873" calcext:value-type="float">
            <text:p>41,873</text:p>
          </table:table-cell>
          <table:table-cell office:value-type="float" office:value="2.311741" calcext:value-type="float">
            <text:p>2,311741</text:p>
          </table:table-cell>
          <table:table-cell/>
          <table:table-cell office:value-type="float" office:value="71.2" calcext:value-type="float">
            <text:p>71,2</text:p>
          </table:table-cell>
          <table:table-cell office:value-type="float" office:value="29.909088" calcext:value-type="float">
            <text:p>29,909088</text:p>
          </table:table-cell>
          <table:table-cell/>
          <table:table-cell office:value-type="float" office:value="456.585" calcext:value-type="float">
            <text:p>456,585</text:p>
          </table:table-cell>
          <table:table-cell office:value-type="float" office:value="411.711116" calcext:value-type="float">
            <text:p>411,711116</text:p>
          </table:table-cell>
          <table:table-cell table:number-columns-repeated="7"/>
        </table:table-row>
        <table:table-row table:style-name="ro1">
          <table:table-cell office:value-type="float" office:value="42.763" calcext:value-type="float">
            <text:p>42,763</text:p>
          </table:table-cell>
          <table:table-cell office:value-type="float" office:value="2.311578" calcext:value-type="float">
            <text:p>2,311578</text:p>
          </table:table-cell>
          <table:table-cell/>
          <table:table-cell office:value-type="float" office:value="74.418" calcext:value-type="float">
            <text:p>74,418</text:p>
          </table:table-cell>
          <table:table-cell office:value-type="float" office:value="29.895435" calcext:value-type="float">
            <text:p>29,895435</text:p>
          </table:table-cell>
          <table:table-cell/>
          <table:table-cell office:value-type="float" office:value="454.682" calcext:value-type="float">
            <text:p>454,682</text:p>
          </table:table-cell>
          <table:table-cell office:value-type="float" office:value="410.976429" calcext:value-type="float">
            <text:p>410,976429</text:p>
          </table:table-cell>
          <table:table-cell table:number-columns-repeated="7"/>
        </table:table-row>
        <table:table-row table:style-name="ro1">
          <table:table-cell office:value-type="float" office:value="41.369" calcext:value-type="float">
            <text:p>41,369</text:p>
          </table:table-cell>
          <table:table-cell office:value-type="float" office:value="2.309929" calcext:value-type="float">
            <text:p>2,309929</text:p>
          </table:table-cell>
          <table:table-cell/>
          <table:table-cell office:value-type="float" office:value="77.189" calcext:value-type="float">
            <text:p>77,189</text:p>
          </table:table-cell>
          <table:table-cell office:value-type="float" office:value="29.881976" calcext:value-type="float">
            <text:p>29,881976</text:p>
          </table:table-cell>
          <table:table-cell/>
          <table:table-cell office:value-type="float" office:value="488.191" calcext:value-type="float">
            <text:p>488,191</text:p>
          </table:table-cell>
          <table:table-cell office:value-type="float" office:value="410.711905" calcext:value-type="float">
            <text:p>410,711905</text:p>
          </table:table-cell>
          <table:table-cell table:number-columns-repeated="7"/>
        </table:table-row>
        <table:table-row table:style-name="ro1">
          <table:table-cell office:value-type="float" office:value="46.087" calcext:value-type="float">
            <text:p>46,087</text:p>
          </table:table-cell>
          <table:table-cell office:value-type="float" office:value="2.308139" calcext:value-type="float">
            <text:p>2,308139</text:p>
          </table:table-cell>
          <table:table-cell/>
          <table:table-cell office:value-type="float" office:value="74.282" calcext:value-type="float">
            <text:p>74,282</text:p>
          </table:table-cell>
          <table:table-cell office:value-type="float" office:value="29.877121" calcext:value-type="float">
            <text:p>29,877121</text:p>
          </table:table-cell>
          <table:table-cell/>
          <table:table-cell office:value-type="float" office:value="453.955" calcext:value-type="float">
            <text:p>453,955</text:p>
          </table:table-cell>
          <table:table-cell office:value-type="float" office:value="410.657411" calcext:value-type="float">
            <text:p>410,657411</text:p>
          </table:table-cell>
          <table:table-cell table:number-columns-repeated="7"/>
        </table:table-row>
        <table:table-row table:style-name="ro1">
          <table:table-cell office:value-type="float" office:value="44.507" calcext:value-type="float">
            <text:p>44,507</text:p>
          </table:table-cell>
          <table:table-cell office:value-type="float" office:value="2.306807" calcext:value-type="float">
            <text:p>2,306807</text:p>
          </table:table-cell>
          <table:table-cell/>
          <table:table-cell office:value-type="float" office:value="73.263" calcext:value-type="float">
            <text:p>73,263</text:p>
          </table:table-cell>
          <table:table-cell office:value-type="float" office:value="29.867358" calcext:value-type="float">
            <text:p>29,867358</text:p>
          </table:table-cell>
          <table:table-cell/>
          <table:table-cell office:value-type="float" office:value="452.43" calcext:value-type="float">
            <text:p>452,43</text:p>
          </table:table-cell>
          <table:table-cell office:value-type="float" office:value="410.345593" calcext:value-type="float">
            <text:p>410,345593</text:p>
          </table:table-cell>
          <table:table-cell table:number-columns-repeated="7"/>
        </table:table-row>
        <table:table-row table:style-name="ro1">
          <table:table-cell office:value-type="float" office:value="43.78" calcext:value-type="float">
            <text:p>43,78</text:p>
          </table:table-cell>
          <table:table-cell office:value-type="float" office:value="2.303586" calcext:value-type="float">
            <text:p>2,303586</text:p>
          </table:table-cell>
          <table:table-cell/>
          <table:table-cell office:value-type="float" office:value="72.156" calcext:value-type="float">
            <text:p>72,156</text:p>
          </table:table-cell>
          <table:table-cell office:value-type="float" office:value="29.857379" calcext:value-type="float">
            <text:p>29,857379</text:p>
          </table:table-cell>
          <table:table-cell/>
          <table:table-cell office:value-type="float" office:value="499.869" calcext:value-type="float">
            <text:p>499,869</text:p>
          </table:table-cell>
          <table:table-cell office:value-type="float" office:value="410.004528" calcext:value-type="float">
            <text:p>410,004528</text:p>
          </table:table-cell>
          <table:table-cell table:number-columns-repeated="7"/>
        </table:table-row>
        <table:table-row table:style-name="ro1">
          <table:table-cell office:value-type="float" office:value="46.297" calcext:value-type="float">
            <text:p>46,297</text:p>
          </table:table-cell>
          <table:table-cell office:value-type="float" office:value="2.300437" calcext:value-type="float">
            <text:p>2,300437</text:p>
          </table:table-cell>
          <table:table-cell/>
          <table:table-cell office:value-type="float" office:value="73.937" calcext:value-type="float">
            <text:p>73,937</text:p>
          </table:table-cell>
          <table:table-cell office:value-type="float" office:value="29.845767" calcext:value-type="float">
            <text:p>29,845767</text:p>
          </table:table-cell>
          <table:table-cell/>
          <table:table-cell office:value-type="float" office:value="453.715" calcext:value-type="float">
            <text:p>453,715</text:p>
          </table:table-cell>
          <table:table-cell office:value-type="float" office:value="409.912148" calcext:value-type="float">
            <text:p>409,912148</text:p>
          </table:table-cell>
          <table:table-cell table:number-columns-repeated="7"/>
        </table:table-row>
        <table:table-row table:style-name="ro1">
          <table:table-cell office:value-type="float" office:value="43.267" calcext:value-type="float">
            <text:p>43,267</text:p>
          </table:table-cell>
          <table:table-cell office:value-type="float" office:value="2.297807" calcext:value-type="float">
            <text:p>2,297807</text:p>
          </table:table-cell>
          <table:table-cell/>
          <table:table-cell office:value-type="float" office:value="200.135" calcext:value-type="float">
            <text:p>200,135</text:p>
          </table:table-cell>
          <table:table-cell office:value-type="float" office:value="29.845499" calcext:value-type="float">
            <text:p>29,845499</text:p>
          </table:table-cell>
          <table:table-cell/>
          <table:table-cell office:value-type="float" office:value="455.944" calcext:value-type="float">
            <text:p>455,944</text:p>
          </table:table-cell>
          <table:table-cell office:value-type="float" office:value="409.479309" calcext:value-type="float">
            <text:p>409,479309</text:p>
          </table:table-cell>
          <table:table-cell table:number-columns-repeated="7"/>
        </table:table-row>
        <table:table-row table:style-name="ro1">
          <table:table-cell office:value-type="float" office:value="42.613" calcext:value-type="float">
            <text:p>42,613</text:p>
          </table:table-cell>
          <table:table-cell office:value-type="float" office:value="2.296704" calcext:value-type="float">
            <text:p>2,296704</text:p>
          </table:table-cell>
          <table:table-cell/>
          <table:table-cell office:value-type="float" office:value="79.412" calcext:value-type="float">
            <text:p>79,412</text:p>
          </table:table-cell>
          <table:table-cell office:value-type="float" office:value="29.827778" calcext:value-type="float">
            <text:p>29,827778</text:p>
          </table:table-cell>
          <table:table-cell/>
          <table:table-cell office:value-type="float" office:value="454.611" calcext:value-type="float">
            <text:p>454,611</text:p>
          </table:table-cell>
          <table:table-cell office:value-type="float" office:value="409.249683" calcext:value-type="float">
            <text:p>409,249683</text:p>
          </table:table-cell>
          <table:table-cell table:number-columns-repeated="7"/>
        </table:table-row>
        <table:table-row table:style-name="ro1">
          <table:table-cell office:value-type="float" office:value="41.933" calcext:value-type="float">
            <text:p>41,933</text:p>
          </table:table-cell>
          <table:table-cell office:value-type="float" office:value="2.295859" calcext:value-type="float">
            <text:p>2,295859</text:p>
          </table:table-cell>
          <table:table-cell/>
          <table:table-cell office:value-type="float" office:value="74.278" calcext:value-type="float">
            <text:p>74,278</text:p>
          </table:table-cell>
          <table:table-cell office:value-type="float" office:value="29.819983" calcext:value-type="float">
            <text:p>29,819983</text:p>
          </table:table-cell>
          <table:table-cell/>
          <table:table-cell office:value-type="float" office:value="454.5" calcext:value-type="float">
            <text:p>454,5</text:p>
          </table:table-cell>
          <table:table-cell office:value-type="float" office:value="408.982382" calcext:value-type="float">
            <text:p>408,982382</text:p>
          </table:table-cell>
          <table:table-cell table:number-columns-repeated="7"/>
        </table:table-row>
        <table:table-row table:style-name="ro1">
          <table:table-cell office:value-type="float" office:value="54.536" calcext:value-type="float">
            <text:p>54,536</text:p>
          </table:table-cell>
          <table:table-cell office:value-type="float" office:value="2.295792" calcext:value-type="float">
            <text:p>2,295792</text:p>
          </table:table-cell>
          <table:table-cell/>
          <table:table-cell office:value-type="float" office:value="75.89" calcext:value-type="float">
            <text:p>75,89</text:p>
          </table:table-cell>
          <table:table-cell office:value-type="float" office:value="29.806172" calcext:value-type="float">
            <text:p>29,806172</text:p>
          </table:table-cell>
          <table:table-cell/>
          <table:table-cell office:value-type="float" office:value="461.721" calcext:value-type="float">
            <text:p>461,721</text:p>
          </table:table-cell>
          <table:table-cell office:value-type="float" office:value="408.597004" calcext:value-type="float">
            <text:p>408,597004</text:p>
          </table:table-cell>
          <table:table-cell table:number-columns-repeated="7"/>
        </table:table-row>
        <table:table-row table:style-name="ro1">
          <table:table-cell office:value-type="float" office:value="47.927" calcext:value-type="float">
            <text:p>47,927</text:p>
          </table:table-cell>
          <table:table-cell office:value-type="float" office:value="2.295374" calcext:value-type="float">
            <text:p>2,295374</text:p>
          </table:table-cell>
          <table:table-cell/>
          <table:table-cell office:value-type="float" office:value="72.489" calcext:value-type="float">
            <text:p>72,489</text:p>
          </table:table-cell>
          <table:table-cell office:value-type="float" office:value="29.802891" calcext:value-type="float">
            <text:p>29,802891</text:p>
          </table:table-cell>
          <table:table-cell/>
          <table:table-cell office:value-type="float" office:value="453.42" calcext:value-type="float">
            <text:p>453,42</text:p>
          </table:table-cell>
          <table:table-cell office:value-type="float" office:value="408.415276" calcext:value-type="float">
            <text:p>408,415276</text:p>
          </table:table-cell>
          <table:table-cell table:number-columns-repeated="7"/>
        </table:table-row>
        <table:table-row table:style-name="ro1">
          <table:table-cell office:value-type="float" office:value="46.653" calcext:value-type="float">
            <text:p>46,653</text:p>
          </table:table-cell>
          <table:table-cell office:value-type="float" office:value="2.294574" calcext:value-type="float">
            <text:p>2,294574</text:p>
          </table:table-cell>
          <table:table-cell/>
          <table:table-cell office:value-type="float" office:value="72.603" calcext:value-type="float">
            <text:p>72,603</text:p>
          </table:table-cell>
          <table:table-cell office:value-type="float" office:value="29.788682" calcext:value-type="float">
            <text:p>29,788682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408.400974" calcext:value-type="float">
            <text:p>408,400974</text:p>
          </table:table-cell>
          <table:table-cell table:number-columns-repeated="7"/>
        </table:table-row>
        <table:table-row table:style-name="ro1">
          <table:table-cell office:value-type="float" office:value="46.7" calcext:value-type="float">
            <text:p>46,7</text:p>
          </table:table-cell>
          <table:table-cell office:value-type="float" office:value="2.292451" calcext:value-type="float">
            <text:p>2,292451</text:p>
          </table:table-cell>
          <table:table-cell/>
          <table:table-cell office:value-type="float" office:value="71.313" calcext:value-type="float">
            <text:p>71,313</text:p>
          </table:table-cell>
          <table:table-cell office:value-type="float" office:value="29.76979" calcext:value-type="float">
            <text:p>29,76979</text:p>
          </table:table-cell>
          <table:table-cell/>
          <table:table-cell office:value-type="float" office:value="452.858" calcext:value-type="float">
            <text:p>452,858</text:p>
          </table:table-cell>
          <table:table-cell office:value-type="float" office:value="408.295536" calcext:value-type="float">
            <text:p>408,295536</text:p>
          </table:table-cell>
          <table:table-cell table:number-columns-repeated="7"/>
        </table:table-row>
        <table:table-row table:style-name="ro1">
          <table:table-cell office:value-type="float" office:value="42.039" calcext:value-type="float">
            <text:p>42,039</text:p>
          </table:table-cell>
          <table:table-cell office:value-type="float" office:value="2.291805" calcext:value-type="float">
            <text:p>2,291805</text:p>
          </table:table-cell>
          <table:table-cell/>
          <table:table-cell office:value-type="float" office:value="75.654" calcext:value-type="float">
            <text:p>75,654</text:p>
          </table:table-cell>
          <table:table-cell office:value-type="float" office:value="29.765319" calcext:value-type="float">
            <text:p>29,765319</text:p>
          </table:table-cell>
          <table:table-cell/>
          <table:table-cell office:value-type="float" office:value="459.021" calcext:value-type="float">
            <text:p>459,021</text:p>
          </table:table-cell>
          <table:table-cell office:value-type="float" office:value="408.217024" calcext:value-type="float">
            <text:p>408,217024</text:p>
          </table:table-cell>
          <table:table-cell table:number-columns-repeated="7"/>
        </table:table-row>
        <table:table-row table:style-name="ro1">
          <table:table-cell office:value-type="float" office:value="42.062" calcext:value-type="float">
            <text:p>42,062</text:p>
          </table:table-cell>
          <table:table-cell office:value-type="float" office:value="2.290613" calcext:value-type="float">
            <text:p>2,290613</text:p>
          </table:table-cell>
          <table:table-cell/>
          <table:table-cell office:value-type="float" office:value="70.13" calcext:value-type="float">
            <text:p>70,13</text:p>
          </table:table-cell>
          <table:table-cell office:value-type="float" office:value="29.746346" calcext:value-type="float">
            <text:p>29,746346</text:p>
          </table:table-cell>
          <table:table-cell/>
          <table:table-cell office:value-type="float" office:value="458.769" calcext:value-type="float">
            <text:p>458,769</text:p>
          </table:table-cell>
          <table:table-cell office:value-type="float" office:value="407.125859" calcext:value-type="float">
            <text:p>407,125859</text:p>
          </table:table-cell>
          <table:table-cell table:number-columns-repeated="7"/>
        </table:table-row>
        <table:table-row table:style-name="ro1">
          <table:table-cell office:value-type="float" office:value="44.255" calcext:value-type="float">
            <text:p>44,255</text:p>
          </table:table-cell>
          <table:table-cell office:value-type="float" office:value="2.286963" calcext:value-type="float">
            <text:p>2,286963</text:p>
          </table:table-cell>
          <table:table-cell/>
          <table:table-cell office:value-type="float" office:value="72.744" calcext:value-type="float">
            <text:p>72,744</text:p>
          </table:table-cell>
          <table:table-cell office:value-type="float" office:value="29.706001" calcext:value-type="float">
            <text:p>29,706001</text:p>
          </table:table-cell>
          <table:table-cell/>
          <table:table-cell office:value-type="float" office:value="451.565" calcext:value-type="float">
            <text:p>451,565</text:p>
          </table:table-cell>
          <table:table-cell office:value-type="float" office:value="407.014892" calcext:value-type="float">
            <text:p>407,014892</text:p>
          </table:table-cell>
          <table:table-cell table:number-columns-repeated="7"/>
        </table:table-row>
        <table:table-row table:style-name="ro1">
          <table:table-cell office:value-type="float" office:value="69.988" calcext:value-type="float">
            <text:p>69,988</text:p>
          </table:table-cell>
          <table:table-cell office:value-type="float" office:value="2.286808" calcext:value-type="float">
            <text:p>2,286808</text:p>
          </table:table-cell>
          <table:table-cell/>
          <table:table-cell office:value-type="float" office:value="73.126" calcext:value-type="float">
            <text:p>73,126</text:p>
          </table:table-cell>
          <table:table-cell office:value-type="float" office:value="29.679262" calcext:value-type="float">
            <text:p>29,679262</text:p>
          </table:table-cell>
          <table:table-cell/>
          <table:table-cell office:value-type="float" office:value="451.05" calcext:value-type="float">
            <text:p>451,05</text:p>
          </table:table-cell>
          <table:table-cell office:value-type="float" office:value="406.996183" calcext:value-type="float">
            <text:p>406,996183</text:p>
          </table:table-cell>
          <table:table-cell table:number-columns-repeated="7"/>
        </table:table-row>
        <table:table-row table:style-name="ro1">
          <table:table-cell office:value-type="float" office:value="42.261" calcext:value-type="float">
            <text:p>42,261</text:p>
          </table:table-cell>
          <table:table-cell office:value-type="float" office:value="2.285916" calcext:value-type="float">
            <text:p>2,285916</text:p>
          </table:table-cell>
          <table:table-cell/>
          <table:table-cell office:value-type="float" office:value="72.306" calcext:value-type="float">
            <text:p>72,306</text:p>
          </table:table-cell>
          <table:table-cell office:value-type="float" office:value="29.67153" calcext:value-type="float">
            <text:p>29,67153</text:p>
          </table:table-cell>
          <table:table-cell/>
          <table:table-cell office:value-type="float" office:value="449.545" calcext:value-type="float">
            <text:p>449,545</text:p>
          </table:table-cell>
          <table:table-cell office:value-type="float" office:value="406.866547" calcext:value-type="float">
            <text:p>406,866547</text:p>
          </table:table-cell>
          <table:table-cell table:number-columns-repeated="7"/>
        </table:table-row>
        <table:table-row table:style-name="ro1">
          <table:table-cell office:value-type="float" office:value="43.381" calcext:value-type="float">
            <text:p>43,381</text:p>
          </table:table-cell>
          <table:table-cell office:value-type="float" office:value="2.284647" calcext:value-type="float">
            <text:p>2,284647</text:p>
          </table:table-cell>
          <table:table-cell/>
          <table:table-cell office:value-type="float" office:value="69.785" calcext:value-type="float">
            <text:p>69,785</text:p>
          </table:table-cell>
          <table:table-cell office:value-type="float" office:value="29.659281" calcext:value-type="float">
            <text:p>29,659281</text:p>
          </table:table-cell>
          <table:table-cell/>
          <table:table-cell office:value-type="float" office:value="460.679" calcext:value-type="float">
            <text:p>460,679</text:p>
          </table:table-cell>
          <table:table-cell office:value-type="float" office:value="406.664423" calcext:value-type="float">
            <text:p>406,664423</text:p>
          </table:table-cell>
          <table:table-cell table:number-columns-repeated="7"/>
        </table:table-row>
        <table:table-row table:style-name="ro1">
          <table:table-cell office:value-type="float" office:value="47.735" calcext:value-type="float">
            <text:p>47,735</text:p>
          </table:table-cell>
          <table:table-cell office:value-type="float" office:value="2.28419" calcext:value-type="float">
            <text:p>2,28419</text:p>
          </table:table-cell>
          <table:table-cell/>
          <table:table-cell office:value-type="float" office:value="72.729" calcext:value-type="float">
            <text:p>72,729</text:p>
          </table:table-cell>
          <table:table-cell office:value-type="float" office:value="29.648791" calcext:value-type="float">
            <text:p>29,648791</text:p>
          </table:table-cell>
          <table:table-cell/>
          <table:table-cell office:value-type="float" office:value="511.718" calcext:value-type="float">
            <text:p>511,718</text:p>
          </table:table-cell>
          <table:table-cell office:value-type="float" office:value="406.485936" calcext:value-type="float">
            <text:p>406,485936</text:p>
          </table:table-cell>
          <table:table-cell table:number-columns-repeated="7"/>
        </table:table-row>
        <table:table-row table:style-name="ro1">
          <table:table-cell office:value-type="float" office:value="159.616" calcext:value-type="float">
            <text:p>159,616</text:p>
          </table:table-cell>
          <table:table-cell office:value-type="float" office:value="2.281789" calcext:value-type="float">
            <text:p>2,281789</text:p>
          </table:table-cell>
          <table:table-cell/>
          <table:table-cell office:value-type="float" office:value="72.713" calcext:value-type="float">
            <text:p>72,713</text:p>
          </table:table-cell>
          <table:table-cell office:value-type="float" office:value="29.627851" calcext:value-type="float">
            <text:p>29,627851</text:p>
          </table:table-cell>
          <table:table-cell/>
          <table:table-cell office:value-type="float" office:value="449.106" calcext:value-type="float">
            <text:p>449,106</text:p>
          </table:table-cell>
          <table:table-cell office:value-type="float" office:value="405.357415" calcext:value-type="float">
            <text:p>405,357415</text:p>
          </table:table-cell>
          <table:table-cell table:number-columns-repeated="7"/>
        </table:table-row>
        <table:table-row table:style-name="ro1">
          <table:table-cell office:value-type="float" office:value="68.713" calcext:value-type="float">
            <text:p>68,713</text:p>
          </table:table-cell>
          <table:table-cell office:value-type="float" office:value="2.281364" calcext:value-type="float">
            <text:p>2,281364</text:p>
          </table:table-cell>
          <table:table-cell/>
          <table:table-cell office:value-type="float" office:value="71.949" calcext:value-type="float">
            <text:p>71,949</text:p>
          </table:table-cell>
          <table:table-cell office:value-type="float" office:value="29.604231" calcext:value-type="float">
            <text:p>29,604231</text:p>
          </table:table-cell>
          <table:table-cell/>
          <table:table-cell office:value-type="float" office:value="1409.756" calcext:value-type="float">
            <text:p>1409,756</text:p>
          </table:table-cell>
          <table:table-cell office:value-type="float" office:value="404.578521" calcext:value-type="float">
            <text:p>404,578521</text:p>
          </table:table-cell>
          <table:table-cell table:number-columns-repeated="7"/>
        </table:table-row>
        <table:table-row table:style-name="ro1">
          <table:table-cell office:value-type="float" office:value="43.604" calcext:value-type="float">
            <text:p>43,604</text:p>
          </table:table-cell>
          <table:table-cell office:value-type="float" office:value="2.280298" calcext:value-type="float">
            <text:p>2,280298</text:p>
          </table:table-cell>
          <table:table-cell/>
          <table:table-cell office:value-type="float" office:value="98.943" calcext:value-type="float">
            <text:p>98,943</text:p>
          </table:table-cell>
          <table:table-cell office:value-type="float" office:value="29.52819" calcext:value-type="float">
            <text:p>29,52819</text:p>
          </table:table-cell>
          <table:table-cell/>
          <table:table-cell office:value-type="float" office:value="444.376" calcext:value-type="float">
            <text:p>444,376</text:p>
          </table:table-cell>
          <table:table-cell office:value-type="float" office:value="403.676103" calcext:value-type="float">
            <text:p>403,676103</text:p>
          </table:table-cell>
          <table:table-cell table:number-columns-repeated="7"/>
        </table:table-row>
        <table:table-row table:style-name="ro1">
          <table:table-cell office:value-type="float" office:value="42.075" calcext:value-type="float">
            <text:p>42,075</text:p>
          </table:table-cell>
          <table:table-cell office:value-type="float" office:value="2.278989" calcext:value-type="float">
            <text:p>2,278989</text:p>
          </table:table-cell>
          <table:table-cell/>
          <table:table-cell office:value-type="float" office:value="68.363" calcext:value-type="float">
            <text:p>68,363</text:p>
          </table:table-cell>
          <table:table-cell office:value-type="float" office:value="26.487189" calcext:value-type="float">
            <text:p>26,487189</text:p>
          </table:table-cell>
          <table:table-cell/>
          <table:table-cell office:value-type="float" office:value="451.125" calcext:value-type="float">
            <text:p>451,125</text:p>
          </table:table-cell>
          <table:table-cell office:value-type="float" office:value="403.146801" calcext:value-type="float">
            <text:p>403,146801</text:p>
          </table:table-cell>
          <table:table-cell table:number-columns-repeated="7"/>
        </table:table-row>
        <table:table-row table:style-name="ro1">
          <table:table-cell office:value-type="float" office:value="44.133" calcext:value-type="float">
            <text:p>44,133</text:p>
          </table:table-cell>
          <table:table-cell office:value-type="float" office:value="2.277245" calcext:value-type="float">
            <text:p>2,277245</text:p>
          </table:table-cell>
          <table:table-cell/>
          <table:table-cell office:value-type="float" office:value="70.964" calcext:value-type="float">
            <text:p>70,964</text:p>
          </table:table-cell>
          <table:table-cell office:value-type="float" office:value="26.467026" calcext:value-type="float">
            <text:p>26,467026</text:p>
          </table:table-cell>
          <table:table-cell/>
          <table:table-cell office:value-type="float" office:value="445.619" calcext:value-type="float">
            <text:p>445,619</text:p>
          </table:table-cell>
          <table:table-cell office:value-type="float" office:value="403.066822" calcext:value-type="float">
            <text:p>403,066822</text:p>
          </table:table-cell>
          <table:table-cell table:number-columns-repeated="7"/>
        </table:table-row>
        <table:table-row table:style-name="ro1">
          <table:table-cell office:value-type="float" office:value="49.957" calcext:value-type="float">
            <text:p>49,957</text:p>
          </table:table-cell>
          <table:table-cell office:value-type="float" office:value="2.275374" calcext:value-type="float">
            <text:p>2,275374</text:p>
          </table:table-cell>
          <table:table-cell/>
          <table:table-cell office:value-type="float" office:value="67.463" calcext:value-type="float">
            <text:p>67,463</text:p>
          </table:table-cell>
          <table:table-cell office:value-type="float" office:value="26.458167" calcext:value-type="float">
            <text:p>26,458167</text:p>
          </table:table-cell>
          <table:table-cell/>
          <table:table-cell office:value-type="float" office:value="443.75" calcext:value-type="float">
            <text:p>443,75</text:p>
          </table:table-cell>
          <table:table-cell office:value-type="float" office:value="402.076454" calcext:value-type="float">
            <text:p>402,076454</text:p>
          </table:table-cell>
          <table:table-cell table:number-columns-repeated="7"/>
        </table:table-row>
        <table:table-row table:style-name="ro1">
          <table:table-cell office:value-type="float" office:value="42.027" calcext:value-type="float">
            <text:p>42,027</text:p>
          </table:table-cell>
          <table:table-cell office:value-type="float" office:value="2.27295" calcext:value-type="float">
            <text:p>2,27295</text:p>
          </table:table-cell>
          <table:table-cell/>
          <table:table-cell office:value-type="float" office:value="67.368" calcext:value-type="float">
            <text:p>67,368</text:p>
          </table:table-cell>
          <table:table-cell office:value-type="float" office:value="26.341097" calcext:value-type="float">
            <text:p>26,341097</text:p>
          </table:table-cell>
          <table:table-cell/>
          <table:table-cell office:value-type="float" office:value="454.91" calcext:value-type="float">
            <text:p>454,91</text:p>
          </table:table-cell>
          <table:table-cell office:value-type="float" office:value="402.019866" calcext:value-type="float">
            <text:p>402,019866</text:p>
          </table:table-cell>
          <table:table-cell table:number-columns-repeated="7"/>
        </table:table-row>
        <table:table-row table:style-name="ro1">
          <table:table-cell office:value-type="float" office:value="41.229" calcext:value-type="float">
            <text:p>41,229</text:p>
          </table:table-cell>
          <table:table-cell office:value-type="float" office:value="2.272634" calcext:value-type="float">
            <text:p>2,272634</text:p>
          </table:table-cell>
          <table:table-cell/>
          <table:table-cell office:value-type="float" office:value="76.175" calcext:value-type="float">
            <text:p>76,175</text:p>
          </table:table-cell>
          <table:table-cell office:value-type="float" office:value="26.34064" calcext:value-type="float">
            <text:p>26,34064</text:p>
          </table:table-cell>
          <table:table-cell/>
          <table:table-cell office:value-type="float" office:value="445.42" calcext:value-type="float">
            <text:p>445,42</text:p>
          </table:table-cell>
          <table:table-cell office:value-type="float" office:value="401.231948" calcext:value-type="float">
            <text:p>401,231948</text:p>
          </table:table-cell>
          <table:table-cell table:number-columns-repeated="7"/>
        </table:table-row>
        <table:table-row table:style-name="ro1">
          <table:table-cell office:value-type="float" office:value="43.233" calcext:value-type="float">
            <text:p>43,233</text:p>
          </table:table-cell>
          <table:table-cell office:value-type="float" office:value="2.271695" calcext:value-type="float">
            <text:p>2,271695</text:p>
          </table:table-cell>
          <table:table-cell/>
          <table:table-cell office:value-type="float" office:value="69.953" calcext:value-type="float">
            <text:p>69,953</text:p>
          </table:table-cell>
          <table:table-cell office:value-type="float" office:value="26.226046" calcext:value-type="float">
            <text:p>26,226046</text:p>
          </table:table-cell>
          <table:table-cell/>
          <table:table-cell office:value-type="float" office:value="445.074" calcext:value-type="float">
            <text:p>445,074</text:p>
          </table:table-cell>
          <table:table-cell office:value-type="float" office:value="401.14706" calcext:value-type="float">
            <text:p>401,14706</text:p>
          </table:table-cell>
          <table:table-cell table:number-columns-repeated="7"/>
        </table:table-row>
        <table:table-row table:style-name="ro1">
          <table:table-cell office:value-type="float" office:value="44.155" calcext:value-type="float">
            <text:p>44,155</text:p>
          </table:table-cell>
          <table:table-cell office:value-type="float" office:value="2.271582" calcext:value-type="float">
            <text:p>2,271582</text:p>
          </table:table-cell>
          <table:table-cell/>
          <table:table-cell office:value-type="float" office:value="70.508" calcext:value-type="float">
            <text:p>70,508</text:p>
          </table:table-cell>
          <table:table-cell office:value-type="float" office:value="26.205419" calcext:value-type="float">
            <text:p>26,205419</text:p>
          </table:table-cell>
          <table:table-cell/>
          <table:table-cell office:value-type="float" office:value="445.881" calcext:value-type="float">
            <text:p>445,881</text:p>
          </table:table-cell>
          <table:table-cell office:value-type="float" office:value="400.897745" calcext:value-type="float">
            <text:p>400,897745</text:p>
          </table:table-cell>
          <table:table-cell table:number-columns-repeated="7"/>
        </table:table-row>
        <table:table-row table:style-name="ro1">
          <table:table-cell office:value-type="float" office:value="44.658" calcext:value-type="float">
            <text:p>44,658</text:p>
          </table:table-cell>
          <table:table-cell office:value-type="float" office:value="2.270329" calcext:value-type="float">
            <text:p>2,270329</text:p>
          </table:table-cell>
          <table:table-cell/>
          <table:table-cell office:value-type="float" office:value="70.6" calcext:value-type="float">
            <text:p>70,6</text:p>
          </table:table-cell>
          <table:table-cell office:value-type="float" office:value="26.178753" calcext:value-type="float">
            <text:p>26,178753</text:p>
          </table:table-cell>
          <table:table-cell/>
          <table:table-cell office:value-type="float" office:value="444.229" calcext:value-type="float">
            <text:p>444,229</text:p>
          </table:table-cell>
          <table:table-cell office:value-type="float" office:value="400.411842" calcext:value-type="float">
            <text:p>400,411842</text:p>
          </table:table-cell>
          <table:table-cell table:number-columns-repeated="7"/>
        </table:table-row>
        <table:table-row table:style-name="ro1">
          <table:table-cell office:value-type="float" office:value="44.258" calcext:value-type="float">
            <text:p>44,258</text:p>
          </table:table-cell>
          <table:table-cell office:value-type="float" office:value="2.258011" calcext:value-type="float">
            <text:p>2,258011</text:p>
          </table:table-cell>
          <table:table-cell/>
          <table:table-cell office:value-type="float" office:value="68.578" calcext:value-type="float">
            <text:p>68,578</text:p>
          </table:table-cell>
          <table:table-cell office:value-type="float" office:value="26.108754" calcext:value-type="float">
            <text:p>26,108754</text:p>
          </table:table-cell>
          <table:table-cell/>
          <table:table-cell office:value-type="float" office:value="498.67" calcext:value-type="float">
            <text:p>498,67</text:p>
          </table:table-cell>
          <table:table-cell office:value-type="float" office:value="400.404688" calcext:value-type="float">
            <text:p>400,404688</text:p>
          </table:table-cell>
          <table:table-cell table:number-columns-repeated="7"/>
        </table:table-row>
        <table:table-row table:style-name="ro1">
          <table:table-cell office:value-type="float" office:value="48.023" calcext:value-type="float">
            <text:p>48,023</text:p>
          </table:table-cell>
          <table:table-cell office:value-type="float" office:value="2.257107" calcext:value-type="float">
            <text:p>2,257107</text:p>
          </table:table-cell>
          <table:table-cell/>
          <table:table-cell office:value-type="float" office:value="68.559" calcext:value-type="float">
            <text:p>68,559</text:p>
          </table:table-cell>
          <table:table-cell office:value-type="float" office:value="26.003787" calcext:value-type="float">
            <text:p>26,003787</text:p>
          </table:table-cell>
          <table:table-cell/>
          <table:table-cell office:value-type="float" office:value="444.294" calcext:value-type="float">
            <text:p>444,294</text:p>
          </table:table-cell>
          <table:table-cell office:value-type="float" office:value="400.401567" calcext:value-type="float">
            <text:p>400,401567</text:p>
          </table:table-cell>
          <table:table-cell table:number-columns-repeated="7"/>
        </table:table-row>
        <table:table-row table:style-name="ro1">
          <table:table-cell office:value-type="float" office:value="45.17" calcext:value-type="float">
            <text:p>45,17</text:p>
          </table:table-cell>
          <table:table-cell office:value-type="float" office:value="2.255294" calcext:value-type="float">
            <text:p>2,255294</text:p>
          </table:table-cell>
          <table:table-cell/>
          <table:table-cell office:value-type="float" office:value="69.407" calcext:value-type="float">
            <text:p>69,407</text:p>
          </table:table-cell>
          <table:table-cell office:value-type="float" office:value="25.972881" calcext:value-type="float">
            <text:p>25,972881</text:p>
          </table:table-cell>
          <table:table-cell/>
          <table:table-cell office:value-type="float" office:value="443.946" calcext:value-type="float">
            <text:p>443,946</text:p>
          </table:table-cell>
          <table:table-cell office:value-type="float" office:value="400.310577" calcext:value-type="float">
            <text:p>400,310577</text:p>
          </table:table-cell>
          <table:table-cell table:number-columns-repeated="7"/>
        </table:table-row>
        <table:table-row table:style-name="ro1">
          <table:table-cell office:value-type="float" office:value="41.49" calcext:value-type="float">
            <text:p>41,49</text:p>
          </table:table-cell>
          <table:table-cell office:value-type="float" office:value="2.254658" calcext:value-type="float">
            <text:p>2,254658</text:p>
          </table:table-cell>
          <table:table-cell/>
          <table:table-cell office:value-type="float" office:value="69.538" calcext:value-type="float">
            <text:p>69,538</text:p>
          </table:table-cell>
          <table:table-cell office:value-type="float" office:value="25.899919" calcext:value-type="float">
            <text:p>25,899919</text:p>
          </table:table-cell>
          <table:table-cell/>
          <table:table-cell office:value-type="float" office:value="442.848" calcext:value-type="float">
            <text:p>442,848</text:p>
          </table:table-cell>
          <table:table-cell office:value-type="float" office:value="400.084249" calcext:value-type="float">
            <text:p>400,084249</text:p>
          </table:table-cell>
          <table:table-cell table:number-columns-repeated="7"/>
        </table:table-row>
        <table:table-row table:style-name="ro1">
          <table:table-cell office:value-type="float" office:value="46.1" calcext:value-type="float">
            <text:p>46,1</text:p>
          </table:table-cell>
          <table:table-cell office:value-type="float" office:value="2.253283" calcext:value-type="float">
            <text:p>2,253283</text:p>
          </table:table-cell>
          <table:table-cell/>
          <table:table-cell office:value-type="float" office:value="77.024" calcext:value-type="float">
            <text:p>77,024</text:p>
          </table:table-cell>
          <table:table-cell office:value-type="float" office:value="25.898647" calcext:value-type="float">
            <text:p>25,898647</text:p>
          </table:table-cell>
          <table:table-cell/>
          <table:table-cell office:value-type="float" office:value="443.675" calcext:value-type="float">
            <text:p>443,675</text:p>
          </table:table-cell>
          <table:table-cell office:value-type="float" office:value="399.940886" calcext:value-type="float">
            <text:p>399,940886</text:p>
          </table:table-cell>
          <table:table-cell table:number-columns-repeated="7"/>
        </table:table-row>
        <table:table-row table:style-name="ro1">
          <table:table-cell office:value-type="float" office:value="46.282" calcext:value-type="float">
            <text:p>46,282</text:p>
          </table:table-cell>
          <table:table-cell office:value-type="float" office:value="2.252622" calcext:value-type="float">
            <text:p>2,252622</text:p>
          </table:table-cell>
          <table:table-cell/>
          <table:table-cell office:value-type="float" office:value="70.004" calcext:value-type="float">
            <text:p>70,004</text:p>
          </table:table-cell>
          <table:table-cell office:value-type="float" office:value="25.884834" calcext:value-type="float">
            <text:p>25,884834</text:p>
          </table:table-cell>
          <table:table-cell/>
          <table:table-cell office:value-type="float" office:value="441.996" calcext:value-type="float">
            <text:p>441,996</text:p>
          </table:table-cell>
          <table:table-cell office:value-type="float" office:value="399.931192" calcext:value-type="float">
            <text:p>399,931192</text:p>
          </table:table-cell>
          <table:table-cell table:number-columns-repeated="7"/>
        </table:table-row>
        <table:table-row table:style-name="ro1">
          <table:table-cell office:value-type="float" office:value="44.794" calcext:value-type="float">
            <text:p>44,794</text:p>
          </table:table-cell>
          <table:table-cell office:value-type="float" office:value="2.252182" calcext:value-type="float">
            <text:p>2,252182</text:p>
          </table:table-cell>
          <table:table-cell/>
          <table:table-cell office:value-type="float" office:value="86.818" calcext:value-type="float">
            <text:p>86,818</text:p>
          </table:table-cell>
          <table:table-cell office:value-type="float" office:value="25.880323" calcext:value-type="float">
            <text:p>25,880323</text:p>
          </table:table-cell>
          <table:table-cell/>
          <table:table-cell office:value-type="float" office:value="440.052" calcext:value-type="float">
            <text:p>440,052</text:p>
          </table:table-cell>
          <table:table-cell office:value-type="float" office:value="399.40315" calcext:value-type="float">
            <text:p>399,40315</text:p>
          </table:table-cell>
          <table:table-cell table:number-columns-repeated="7"/>
        </table:table-row>
        <table:table-row table:style-name="ro1">
          <table:table-cell office:value-type="float" office:value="48.607" calcext:value-type="float">
            <text:p>48,607</text:p>
          </table:table-cell>
          <table:table-cell office:value-type="float" office:value="2.246933" calcext:value-type="float">
            <text:p>2,246933</text:p>
          </table:table-cell>
          <table:table-cell/>
          <table:table-cell office:value-type="float" office:value="67.925" calcext:value-type="float">
            <text:p>67,925</text:p>
          </table:table-cell>
          <table:table-cell office:value-type="float" office:value="25.874982" calcext:value-type="float">
            <text:p>25,874982</text:p>
          </table:table-cell>
          <table:table-cell/>
          <table:table-cell office:value-type="float" office:value="440.588" calcext:value-type="float">
            <text:p>440,588</text:p>
          </table:table-cell>
          <table:table-cell office:value-type="float" office:value="399.168568" calcext:value-type="float">
            <text:p>399,168568</text:p>
          </table:table-cell>
          <table:table-cell table:number-columns-repeated="7"/>
        </table:table-row>
        <table:table-row table:style-name="ro1">
          <table:table-cell office:value-type="float" office:value="45.726" calcext:value-type="float">
            <text:p>45,726</text:p>
          </table:table-cell>
          <table:table-cell office:value-type="float" office:value="2.246836" calcext:value-type="float">
            <text:p>2,246836</text:p>
          </table:table-cell>
          <table:table-cell/>
          <table:table-cell office:value-type="float" office:value="70.621" calcext:value-type="float">
            <text:p>70,621</text:p>
          </table:table-cell>
          <table:table-cell office:value-type="float" office:value="25.873613" calcext:value-type="float">
            <text:p>25,873613</text:p>
          </table:table-cell>
          <table:table-cell/>
          <table:table-cell office:value-type="float" office:value="441.009" calcext:value-type="float">
            <text:p>441,009</text:p>
          </table:table-cell>
          <table:table-cell office:value-type="float" office:value="398.975639" calcext:value-type="float">
            <text:p>398,975639</text:p>
          </table:table-cell>
          <table:table-cell table:number-columns-repeated="7"/>
        </table:table-row>
        <table:table-row table:style-name="ro1">
          <table:table-cell office:value-type="float" office:value="46.348" calcext:value-type="float">
            <text:p>46,348</text:p>
          </table:table-cell>
          <table:table-cell office:value-type="float" office:value="2.242328" calcext:value-type="float">
            <text:p>2,242328</text:p>
          </table:table-cell>
          <table:table-cell/>
          <table:table-cell office:value-type="float" office:value="68.86" calcext:value-type="float">
            <text:p>68,86</text:p>
          </table:table-cell>
          <table:table-cell office:value-type="float" office:value="25.841416" calcext:value-type="float">
            <text:p>25,841416</text:p>
          </table:table-cell>
          <table:table-cell/>
          <table:table-cell office:value-type="float" office:value="441.723" calcext:value-type="float">
            <text:p>441,723</text:p>
          </table:table-cell>
          <table:table-cell office:value-type="float" office:value="398.765216" calcext:value-type="float">
            <text:p>398,765216</text:p>
          </table:table-cell>
          <table:table-cell table:number-columns-repeated="7"/>
        </table:table-row>
        <table:table-row table:style-name="ro1">
          <table:table-cell office:value-type="float" office:value="44.291" calcext:value-type="float">
            <text:p>44,291</text:p>
          </table:table-cell>
          <table:table-cell office:value-type="float" office:value="2.241956" calcext:value-type="float">
            <text:p>2,241956</text:p>
          </table:table-cell>
          <table:table-cell/>
          <table:table-cell office:value-type="float" office:value="110.058" calcext:value-type="float">
            <text:p>110,058</text:p>
          </table:table-cell>
          <table:table-cell office:value-type="float" office:value="25.794239" calcext:value-type="float">
            <text:p>25,794239</text:p>
          </table:table-cell>
          <table:table-cell/>
          <table:table-cell office:value-type="float" office:value="445.492" calcext:value-type="float">
            <text:p>445,492</text:p>
          </table:table-cell>
          <table:table-cell office:value-type="float" office:value="398.703996" calcext:value-type="float">
            <text:p>398,703996</text:p>
          </table:table-cell>
          <table:table-cell table:number-columns-repeated="7"/>
        </table:table-row>
        <table:table-row table:style-name="ro1">
          <table:table-cell office:value-type="float" office:value="43.331" calcext:value-type="float">
            <text:p>43,331</text:p>
          </table:table-cell>
          <table:table-cell office:value-type="float" office:value="2.240739" calcext:value-type="float">
            <text:p>2,240739</text:p>
          </table:table-cell>
          <table:table-cell/>
          <table:table-cell office:value-type="float" office:value="125.403" calcext:value-type="float">
            <text:p>125,403</text:p>
          </table:table-cell>
          <table:table-cell office:value-type="float" office:value="25.788558" calcext:value-type="float">
            <text:p>25,788558</text:p>
          </table:table-cell>
          <table:table-cell/>
          <table:table-cell office:value-type="float" office:value="440.95" calcext:value-type="float">
            <text:p>440,95</text:p>
          </table:table-cell>
          <table:table-cell office:value-type="float" office:value="398.595472" calcext:value-type="float">
            <text:p>398,595472</text:p>
          </table:table-cell>
          <table:table-cell table:number-columns-repeated="7"/>
        </table:table-row>
        <table:table-row table:style-name="ro1">
          <table:table-cell office:value-type="float" office:value="43.071" calcext:value-type="float">
            <text:p>43,071</text:p>
          </table:table-cell>
          <table:table-cell office:value-type="float" office:value="2.239292" calcext:value-type="float">
            <text:p>2,239292</text:p>
          </table:table-cell>
          <table:table-cell/>
          <table:table-cell office:value-type="float" office:value="70.265" calcext:value-type="float">
            <text:p>70,265</text:p>
          </table:table-cell>
          <table:table-cell office:value-type="float" office:value="25.785699" calcext:value-type="float">
            <text:p>25,785699</text:p>
          </table:table-cell>
          <table:table-cell/>
          <table:table-cell office:value-type="float" office:value="441.604" calcext:value-type="float">
            <text:p>441,604</text:p>
          </table:table-cell>
          <table:table-cell office:value-type="float" office:value="398.405401" calcext:value-type="float">
            <text:p>398,405401</text:p>
          </table:table-cell>
          <table:table-cell table:number-columns-repeated="7"/>
        </table:table-row>
        <table:table-row table:style-name="ro1">
          <table:table-cell office:value-type="float" office:value="40.79" calcext:value-type="float">
            <text:p>40,79</text:p>
          </table:table-cell>
          <table:table-cell office:value-type="float" office:value="2.237505" calcext:value-type="float">
            <text:p>2,237505</text:p>
          </table:table-cell>
          <table:table-cell/>
          <table:table-cell office:value-type="float" office:value="67.904" calcext:value-type="float">
            <text:p>67,904</text:p>
          </table:table-cell>
          <table:table-cell office:value-type="float" office:value="25.780165" calcext:value-type="float">
            <text:p>25,780165</text:p>
          </table:table-cell>
          <table:table-cell/>
          <table:table-cell office:value-type="float" office:value="439.66" calcext:value-type="float">
            <text:p>439,66</text:p>
          </table:table-cell>
          <table:table-cell office:value-type="float" office:value="398.377993" calcext:value-type="float">
            <text:p>398,377993</text:p>
          </table:table-cell>
          <table:table-cell table:number-columns-repeated="7"/>
        </table:table-row>
        <table:table-row table:style-name="ro1">
          <table:table-cell office:value-type="float" office:value="43.841" calcext:value-type="float">
            <text:p>43,841</text:p>
          </table:table-cell>
          <table:table-cell office:value-type="float" office:value="2.234211" calcext:value-type="float">
            <text:p>2,234211</text:p>
          </table:table-cell>
          <table:table-cell/>
          <table:table-cell office:value-type="float" office:value="68.829" calcext:value-type="float">
            <text:p>68,829</text:p>
          </table:table-cell>
          <table:table-cell office:value-type="float" office:value="25.744686" calcext:value-type="float">
            <text:p>25,744686</text:p>
          </table:table-cell>
          <table:table-cell/>
          <table:table-cell office:value-type="float" office:value="545.213" calcext:value-type="float">
            <text:p>545,213</text:p>
          </table:table-cell>
          <table:table-cell office:value-type="float" office:value="398.022977" calcext:value-type="float">
            <text:p>398,022977</text:p>
          </table:table-cell>
          <table:table-cell table:number-columns-repeated="7"/>
        </table:table-row>
        <table:table-row table:style-name="ro1">
          <table:table-cell office:value-type="float" office:value="46.268" calcext:value-type="float">
            <text:p>46,268</text:p>
          </table:table-cell>
          <table:table-cell office:value-type="float" office:value="2.230298" calcext:value-type="float">
            <text:p>2,230298</text:p>
          </table:table-cell>
          <table:table-cell/>
          <table:table-cell office:value-type="float" office:value="68.639" calcext:value-type="float">
            <text:p>68,639</text:p>
          </table:table-cell>
          <table:table-cell office:value-type="float" office:value="25.717728" calcext:value-type="float">
            <text:p>25,717728</text:p>
          </table:table-cell>
          <table:table-cell/>
          <table:table-cell office:value-type="float" office:value="441.06" calcext:value-type="float">
            <text:p>441,06</text:p>
          </table:table-cell>
          <table:table-cell office:value-type="float" office:value="397.344215" calcext:value-type="float">
            <text:p>397,344215</text:p>
          </table:table-cell>
          <table:table-cell table:number-columns-repeated="7"/>
        </table:table-row>
        <table:table-row table:style-name="ro1">
          <table:table-cell office:value-type="float" office:value="41.75" calcext:value-type="float">
            <text:p>41,75</text:p>
          </table:table-cell>
          <table:table-cell office:value-type="float" office:value="2.227303" calcext:value-type="float">
            <text:p>2,227303</text:p>
          </table:table-cell>
          <table:table-cell/>
          <table:table-cell office:value-type="float" office:value="67.122" calcext:value-type="float">
            <text:p>67,122</text:p>
          </table:table-cell>
          <table:table-cell office:value-type="float" office:value="25.70928" calcext:value-type="float">
            <text:p>25,70928</text:p>
          </table:table-cell>
          <table:table-cell/>
          <table:table-cell office:value-type="float" office:value="443.067" calcext:value-type="float">
            <text:p>443,067</text:p>
          </table:table-cell>
          <table:table-cell office:value-type="float" office:value="397.25194" calcext:value-type="float">
            <text:p>397,25194</text:p>
          </table:table-cell>
          <table:table-cell table:number-columns-repeated="7"/>
        </table:table-row>
        <table:table-row table:style-name="ro1">
          <table:table-cell office:value-type="float" office:value="55.427" calcext:value-type="float">
            <text:p>55,427</text:p>
          </table:table-cell>
          <table:table-cell office:value-type="float" office:value="2.223897" calcext:value-type="float">
            <text:p>2,223897</text:p>
          </table:table-cell>
          <table:table-cell/>
          <table:table-cell office:value-type="float" office:value="67.306" calcext:value-type="float">
            <text:p>67,306</text:p>
          </table:table-cell>
          <table:table-cell office:value-type="float" office:value="25.642407" calcext:value-type="float">
            <text:p>25,642407</text:p>
          </table:table-cell>
          <table:table-cell/>
          <table:table-cell office:value-type="float" office:value="459.283" calcext:value-type="float">
            <text:p>459,283</text:p>
          </table:table-cell>
          <table:table-cell office:value-type="float" office:value="397.106701" calcext:value-type="float">
            <text:p>397,106701</text:p>
          </table:table-cell>
          <table:table-cell table:number-columns-repeated="7"/>
        </table:table-row>
        <table:table-row table:style-name="ro1">
          <table:table-cell office:value-type="float" office:value="43.255" calcext:value-type="float">
            <text:p>43,255</text:p>
          </table:table-cell>
          <table:table-cell office:value-type="float" office:value="2.223757" calcext:value-type="float">
            <text:p>2,223757</text:p>
          </table:table-cell>
          <table:table-cell/>
          <table:table-cell office:value-type="float" office:value="67.47" calcext:value-type="float">
            <text:p>67,47</text:p>
          </table:table-cell>
          <table:table-cell office:value-type="float" office:value="25.617287" calcext:value-type="float">
            <text:p>25,617287</text:p>
          </table:table-cell>
          <table:table-cell/>
          <table:table-cell office:value-type="float" office:value="439.554" calcext:value-type="float">
            <text:p>439,554</text:p>
          </table:table-cell>
          <table:table-cell office:value-type="float" office:value="396.983146" calcext:value-type="float">
            <text:p>396,983146</text:p>
          </table:table-cell>
          <table:table-cell table:number-columns-repeated="7"/>
        </table:table-row>
        <table:table-row table:style-name="ro1">
          <table:table-cell office:value-type="float" office:value="45.353" calcext:value-type="float">
            <text:p>45,353</text:p>
          </table:table-cell>
          <table:table-cell office:value-type="float" office:value="2.21996" calcext:value-type="float">
            <text:p>2,21996</text:p>
          </table:table-cell>
          <table:table-cell/>
          <table:table-cell office:value-type="float" office:value="70.067" calcext:value-type="float">
            <text:p>70,067</text:p>
          </table:table-cell>
          <table:table-cell office:value-type="float" office:value="25.593684" calcext:value-type="float">
            <text:p>25,593684</text:p>
          </table:table-cell>
          <table:table-cell/>
          <table:table-cell office:value-type="float" office:value="440.308" calcext:value-type="float">
            <text:p>440,308</text:p>
          </table:table-cell>
          <table:table-cell office:value-type="float" office:value="396.730702" calcext:value-type="float">
            <text:p>396,730702</text:p>
          </table:table-cell>
          <table:table-cell table:number-columns-repeated="7"/>
        </table:table-row>
        <table:table-row table:style-name="ro1">
          <table:table-cell office:value-type="float" office:value="52.554" calcext:value-type="float">
            <text:p>52,554</text:p>
          </table:table-cell>
          <table:table-cell office:value-type="float" office:value="2.213267" calcext:value-type="float">
            <text:p>2,213267</text:p>
          </table:table-cell>
          <table:table-cell/>
          <table:table-cell office:value-type="float" office:value="68.919" calcext:value-type="float">
            <text:p>68,919</text:p>
          </table:table-cell>
          <table:table-cell office:value-type="float" office:value="25.506771" calcext:value-type="float">
            <text:p>25,506771</text:p>
          </table:table-cell>
          <table:table-cell/>
          <table:table-cell office:value-type="float" office:value="445.044" calcext:value-type="float">
            <text:p>445,044</text:p>
          </table:table-cell>
          <table:table-cell office:value-type="float" office:value="396.723417" calcext:value-type="float">
            <text:p>396,723417</text:p>
          </table:table-cell>
          <table:table-cell table:number-columns-repeated="7"/>
        </table:table-row>
        <table:table-row table:style-name="ro1">
          <table:table-cell office:value-type="float" office:value="43.969" calcext:value-type="float">
            <text:p>43,969</text:p>
          </table:table-cell>
          <table:table-cell office:value-type="float" office:value="2.212218" calcext:value-type="float">
            <text:p>2,212218</text:p>
          </table:table-cell>
          <table:table-cell/>
          <table:table-cell office:value-type="float" office:value="66.213" calcext:value-type="float">
            <text:p>66,213</text:p>
          </table:table-cell>
          <table:table-cell office:value-type="float" office:value="22.369784" calcext:value-type="float">
            <text:p>22,369784</text:p>
          </table:table-cell>
          <table:table-cell/>
          <table:table-cell office:value-type="float" office:value="439.224" calcext:value-type="float">
            <text:p>439,224</text:p>
          </table:table-cell>
          <table:table-cell office:value-type="float" office:value="396.243793" calcext:value-type="float">
            <text:p>396,243793</text:p>
          </table:table-cell>
          <table:table-cell table:number-columns-repeated="7"/>
        </table:table-row>
        <table:table-row table:style-name="ro1">
          <table:table-cell office:value-type="float" office:value="43.148" calcext:value-type="float">
            <text:p>43,148</text:p>
          </table:table-cell>
          <table:table-cell office:value-type="float" office:value="2.204604" calcext:value-type="float">
            <text:p>2,204604</text:p>
          </table:table-cell>
          <table:table-cell/>
          <table:table-cell office:value-type="float" office:value="63.605" calcext:value-type="float">
            <text:p>63,605</text:p>
          </table:table-cell>
          <table:table-cell office:value-type="float" office:value="22.133733" calcext:value-type="float">
            <text:p>22,133733</text:p>
          </table:table-cell>
          <table:table-cell/>
          <table:table-cell office:value-type="float" office:value="440.101" calcext:value-type="float">
            <text:p>440,101</text:p>
          </table:table-cell>
          <table:table-cell office:value-type="float" office:value="396.098535" calcext:value-type="float">
            <text:p>396,098535</text:p>
          </table:table-cell>
          <table:table-cell table:number-columns-repeated="7"/>
        </table:table-row>
        <table:table-row table:style-name="ro1">
          <table:table-cell office:value-type="float" office:value="47.221" calcext:value-type="float">
            <text:p>47,221</text:p>
          </table:table-cell>
          <table:table-cell office:value-type="float" office:value="2.204431" calcext:value-type="float">
            <text:p>2,204431</text:p>
          </table:table-cell>
          <table:table-cell/>
          <table:table-cell office:value-type="float" office:value="110.47" calcext:value-type="float">
            <text:p>110,47</text:p>
          </table:table-cell>
          <table:table-cell office:value-type="float" office:value="22.050753" calcext:value-type="float">
            <text:p>22,050753</text:p>
          </table:table-cell>
          <table:table-cell/>
          <table:table-cell office:value-type="float" office:value="438.491" calcext:value-type="float">
            <text:p>438,491</text:p>
          </table:table-cell>
          <table:table-cell office:value-type="float" office:value="396.076658" calcext:value-type="float">
            <text:p>396,076658</text:p>
          </table:table-cell>
          <table:table-cell table:number-columns-repeated="7"/>
        </table:table-row>
        <table:table-row table:style-name="ro1">
          <table:table-cell office:value-type="float" office:value="44.099" calcext:value-type="float">
            <text:p>44,099</text:p>
          </table:table-cell>
          <table:table-cell office:value-type="float" office:value="2.203123" calcext:value-type="float">
            <text:p>2,203123</text:p>
          </table:table-cell>
          <table:table-cell/>
          <table:table-cell office:value-type="float" office:value="79.744" calcext:value-type="float">
            <text:p>79,744</text:p>
          </table:table-cell>
          <table:table-cell office:value-type="float" office:value="21.951805" calcext:value-type="float">
            <text:p>21,951805</text:p>
          </table:table-cell>
          <table:table-cell/>
          <table:table-cell office:value-type="float" office:value="443.854" calcext:value-type="float">
            <text:p>443,854</text:p>
          </table:table-cell>
          <table:table-cell office:value-type="float" office:value="396.055232" calcext:value-type="float">
            <text:p>396,055232</text:p>
          </table:table-cell>
          <table:table-cell table:number-columns-repeated="7"/>
        </table:table-row>
        <table:table-row table:style-name="ro1">
          <table:table-cell office:value-type="float" office:value="44.025" calcext:value-type="float">
            <text:p>44,025</text:p>
          </table:table-cell>
          <table:table-cell office:value-type="float" office:value="2.200735" calcext:value-type="float">
            <text:p>2,200735</text:p>
          </table:table-cell>
          <table:table-cell/>
          <table:table-cell office:value-type="float" office:value="71.977" calcext:value-type="float">
            <text:p>71,977</text:p>
          </table:table-cell>
          <table:table-cell office:value-type="float" office:value="21.933601" calcext:value-type="float">
            <text:p>21,933601</text:p>
          </table:table-cell>
          <table:table-cell/>
          <table:table-cell office:value-type="float" office:value="438.629" calcext:value-type="float">
            <text:p>438,629</text:p>
          </table:table-cell>
          <table:table-cell office:value-type="float" office:value="395.719769" calcext:value-type="float">
            <text:p>395,719769</text:p>
          </table:table-cell>
          <table:table-cell table:number-columns-repeated="7"/>
        </table:table-row>
        <table:table-row table:style-name="ro1">
          <table:table-cell office:value-type="float" office:value="41.034" calcext:value-type="float">
            <text:p>41,034</text:p>
          </table:table-cell>
          <table:table-cell office:value-type="float" office:value="2.199039" calcext:value-type="float">
            <text:p>2,199039</text:p>
          </table:table-cell>
          <table:table-cell/>
          <table:table-cell office:value-type="float" office:value="65.678" calcext:value-type="float">
            <text:p>65,678</text:p>
          </table:table-cell>
          <table:table-cell office:value-type="float" office:value="21.927809" calcext:value-type="float">
            <text:p>21,927809</text:p>
          </table:table-cell>
          <table:table-cell/>
          <table:table-cell office:value-type="float" office:value="439.962" calcext:value-type="float">
            <text:p>439,962</text:p>
          </table:table-cell>
          <table:table-cell office:value-type="float" office:value="395.240036" calcext:value-type="float">
            <text:p>395,240036</text:p>
          </table:table-cell>
          <table:table-cell table:number-columns-repeated="7"/>
        </table:table-row>
        <table:table-row table:style-name="ro1">
          <table:table-cell office:value-type="float" office:value="43.779" calcext:value-type="float">
            <text:p>43,779</text:p>
          </table:table-cell>
          <table:table-cell office:value-type="float" office:value="2.1769" calcext:value-type="float">
            <text:p>2,1769</text:p>
          </table:table-cell>
          <table:table-cell/>
          <table:table-cell office:value-type="float" office:value="62.639" calcext:value-type="float">
            <text:p>62,639</text:p>
          </table:table-cell>
          <table:table-cell office:value-type="float" office:value="21.920973" calcext:value-type="float">
            <text:p>21,920973</text:p>
          </table:table-cell>
          <table:table-cell/>
          <table:table-cell office:value-type="float" office:value="436.941" calcext:value-type="float">
            <text:p>436,941</text:p>
          </table:table-cell>
          <table:table-cell office:value-type="float" office:value="394.718069" calcext:value-type="float">
            <text:p>394,718069</text:p>
          </table:table-cell>
          <table:table-cell table:number-columns-repeated="7"/>
        </table:table-row>
        <table:table-row table:style-name="ro1">
          <table:table-cell office:value-type="float" office:value="40.383" calcext:value-type="float">
            <text:p>40,383</text:p>
          </table:table-cell>
          <table:table-cell office:value-type="float" office:value="2.171195" calcext:value-type="float">
            <text:p>2,171195</text:p>
          </table:table-cell>
          <table:table-cell/>
          <table:table-cell office:value-type="float" office:value="63.316" calcext:value-type="float">
            <text:p>63,316</text:p>
          </table:table-cell>
          <table:table-cell office:value-type="float" office:value="21.798198" calcext:value-type="float">
            <text:p>21,798198</text:p>
          </table:table-cell>
          <table:table-cell/>
          <table:table-cell office:value-type="float" office:value="436.964" calcext:value-type="float">
            <text:p>436,964</text:p>
          </table:table-cell>
          <table:table-cell office:value-type="float" office:value="394.175871" calcext:value-type="float">
            <text:p>394,175871</text:p>
          </table:table-cell>
          <table:table-cell table:number-columns-repeated="7"/>
        </table:table-row>
        <table:table-row table:style-name="ro1">
          <table:table-cell office:value-type="float" office:value="42.139" calcext:value-type="float">
            <text:p>42,139</text:p>
          </table:table-cell>
          <table:table-cell office:value-type="float" office:value="2.137616" calcext:value-type="float">
            <text:p>2,137616</text:p>
          </table:table-cell>
          <table:table-cell/>
          <table:table-cell office:value-type="float" office:value="69.477" calcext:value-type="float">
            <text:p>69,477</text:p>
          </table:table-cell>
          <table:table-cell office:value-type="float" office:value="21.660023" calcext:value-type="float">
            <text:p>21,660023</text:p>
          </table:table-cell>
          <table:table-cell/>
          <table:table-cell office:value-type="float" office:value="435.842" calcext:value-type="float">
            <text:p>435,842</text:p>
          </table:table-cell>
          <table:table-cell office:value-type="float" office:value="394.152384" calcext:value-type="float">
            <text:p>394,152384</text:p>
          </table:table-cell>
          <table:table-cell table:number-columns-repeated="7"/>
        </table:table-row>
        <table:table-row table:style-name="ro1">
          <table:table-cell office:value-type="float" office:value="40.89" calcext:value-type="float">
            <text:p>40,89</text:p>
          </table:table-cell>
          <table:table-cell office:value-type="float" office:value="2.136513" calcext:value-type="float">
            <text:p>2,136513</text:p>
          </table:table-cell>
          <table:table-cell/>
          <table:table-cell office:value-type="float" office:value="63.944" calcext:value-type="float">
            <text:p>63,944</text:p>
          </table:table-cell>
          <table:table-cell office:value-type="float" office:value="21.499167" calcext:value-type="float">
            <text:p>21,499167</text:p>
          </table:table-cell>
          <table:table-cell/>
          <table:table-cell office:value-type="float" office:value="436.036" calcext:value-type="float">
            <text:p>436,036</text:p>
          </table:table-cell>
          <table:table-cell office:value-type="float" office:value="393.607649" calcext:value-type="float">
            <text:p>393,607649</text:p>
          </table:table-cell>
          <table:table-cell table:number-columns-repeated="7"/>
        </table:table-row>
        <table:table-row table:style-name="ro1">
          <table:table-cell office:value-type="float" office:value="62.16" calcext:value-type="float">
            <text:p>62,16</text:p>
          </table:table-cell>
          <table:table-cell office:value-type="float" office:value="2.11428" calcext:value-type="float">
            <text:p>2,11428</text:p>
          </table:table-cell>
          <table:table-cell/>
          <table:table-cell office:value-type="float" office:value="63.775" calcext:value-type="float">
            <text:p>63,775</text:p>
          </table:table-cell>
          <table:table-cell office:value-type="float" office:value="21.489679" calcext:value-type="float">
            <text:p>21,489679</text:p>
          </table:table-cell>
          <table:table-cell/>
          <table:table-cell office:value-type="float" office:value="435.598" calcext:value-type="float">
            <text:p>435,598</text:p>
          </table:table-cell>
          <table:table-cell office:value-type="float" office:value="393.525224" calcext:value-type="float">
            <text:p>393,525224</text:p>
          </table:table-cell>
          <table:table-cell table:number-columns-repeated="7"/>
        </table:table-row>
        <table:table-row table:style-name="ro1">
          <table:table-cell office:value-type="float" office:value="77.259" calcext:value-type="float">
            <text:p>77,259</text:p>
          </table:table-cell>
          <table:table-cell office:value-type="float" office:value="2.06797" calcext:value-type="float">
            <text:p>2,06797</text:p>
          </table:table-cell>
          <table:table-cell/>
          <table:table-cell office:value-type="float" office:value="65.015" calcext:value-type="float">
            <text:p>65,015</text:p>
          </table:table-cell>
          <table:table-cell office:value-type="float" office:value="21.446959" calcext:value-type="float">
            <text:p>21,446959</text:p>
          </table:table-cell>
          <table:table-cell/>
          <table:table-cell office:value-type="float" office:value="437.902" calcext:value-type="float">
            <text:p>437,902</text:p>
          </table:table-cell>
          <table:table-cell office:value-type="float" office:value="393.472872" calcext:value-type="float">
            <text:p>393,472872</text:p>
          </table:table-cell>
          <table:table-cell table:number-columns-repeated="7"/>
        </table:table-row>
        <table:table-row table:style-name="ro1">
          <table:table-cell office:value-type="float" office:value="42.555" calcext:value-type="float">
            <text:p>42,555</text:p>
          </table:table-cell>
          <table:table-cell office:value-type="float" office:value="2.064312" calcext:value-type="float">
            <text:p>2,064312</text:p>
          </table:table-cell>
          <table:table-cell/>
          <table:table-cell office:value-type="float" office:value="61.664" calcext:value-type="float">
            <text:p>61,664</text:p>
          </table:table-cell>
          <table:table-cell office:value-type="float" office:value="21.418995" calcext:value-type="float">
            <text:p>21,418995</text:p>
          </table:table-cell>
          <table:table-cell/>
          <table:table-cell office:value-type="float" office:value="437.409" calcext:value-type="float">
            <text:p>437,409</text:p>
          </table:table-cell>
          <table:table-cell office:value-type="float" office:value="393.075793" calcext:value-type="float">
            <text:p>393,075793</text:p>
          </table:table-cell>
          <table:table-cell table:number-columns-repeated="7"/>
        </table:table-row>
      </table:table>
      <table:table table:name="NODEJS-204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67.16" calcext:value-type="float">
            <text:p>67,16</text:p>
          </table:table-cell>
          <table:table-cell office:value-type="float" office:value="21.618175" calcext:value-type="float">
            <text:p>21,618175</text:p>
          </table:table-cell>
          <table:table-cell/>
          <table:table-cell office:value-type="float" office:value="514.947" calcext:value-type="float">
            <text:p>514,947</text:p>
          </table:table-cell>
          <table:table-cell office:value-type="float" office:value="39.713727" calcext:value-type="float">
            <text:p>39,713727</text:p>
          </table:table-cell>
          <table:table-cell/>
          <table:table-cell office:value-type="float" office:value="306.859" calcext:value-type="float">
            <text:p>306,859</text:p>
          </table:table-cell>
          <table:table-cell office:value-type="float" office:value="257.627336" calcext:value-type="float">
            <text:p>257,627336</text:p>
          </table:table-cell>
          <table:table-cell table:number-columns-repeated="5"/>
          <table:table-cell table:formula="of:=['NODEJS-2048MB'.N7]-['NODEJS-2048MB'.$L7]" office:value-type="float" office:value="0.0233718988764049" calcext:value-type="float">
            <text:p>0,0233718989</text:p>
          </table:table-cell>
          <table:table-cell table:formula="of:=['NODEJS-2048MB'.O7]-['NODEJS-2048MB'.$L7]" office:value-type="float" office:value="19.2767088988764" calcext:value-type="float">
            <text:p>19,2767088989</text:p>
          </table:table-cell>
        </table:table-row>
        <table:table-row table:style-name="ro1">
          <table:table-cell office:value-type="float" office:value="65.739" calcext:value-type="float">
            <text:p>65,739</text:p>
          </table:table-cell>
          <table:table-cell office:value-type="float" office:value="18.191264" calcext:value-type="float">
            <text:p>18,191264</text:p>
          </table:table-cell>
          <table:table-cell/>
          <table:table-cell office:value-type="float" office:value="86.534" calcext:value-type="float">
            <text:p>86,534</text:p>
          </table:table-cell>
          <table:table-cell office:value-type="float" office:value="38.014039" calcext:value-type="float">
            <text:p>38,014039</text:p>
          </table:table-cell>
          <table:table-cell/>
          <table:table-cell office:value-type="float" office:value="298.548" calcext:value-type="float">
            <text:p>298,548</text:p>
          </table:table-cell>
          <table:table-cell office:value-type="float" office:value="252.954158" calcext:value-type="float">
            <text:p>252,954158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70.857" calcext:value-type="float">
            <text:p>70,857</text:p>
          </table:table-cell>
          <table:table-cell office:value-type="float" office:value="17.707344" calcext:value-type="float">
            <text:p>17,707344</text:p>
          </table:table-cell>
          <table:table-cell/>
          <table:table-cell office:value-type="float" office:value="82.828" calcext:value-type="float">
            <text:p>82,828</text:p>
          </table:table-cell>
          <table:table-cell office:value-type="float" office:value="37.518633" calcext:value-type="float">
            <text:p>37,518633</text:p>
          </table:table-cell>
          <table:table-cell/>
          <table:table-cell office:value-type="float" office:value="293.799" calcext:value-type="float">
            <text:p>293,799</text:p>
          </table:table-cell>
          <table:table-cell office:value-type="float" office:value="247.202657" calcext:value-type="float">
            <text:p>247,20265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NODEJS-2048MB'.$B$27:.$B$204])" office:value-type="float" office:value="2.34146610112359" calcext:value-type="float">
            <text:p>2,3414661011</text:p>
          </table:table-cell>
          <table:table-cell table:formula="of:=STDEV(['NODEJS-2048MB'.$B$27:.$B$204])" office:value-type="float" office:value="0.128014405060948" calcext:value-type="float">
            <text:p>0,1280144051</text:p>
          </table:table-cell>
          <table:table-cell table:formula="of:=MIN(['NODEJS-2048MB'.$B$5:.$B$104])" office:value-type="float" office:value="2.364838" calcext:value-type="float">
            <text:p>2,364838</text:p>
          </table:table-cell>
          <table:table-cell table:formula="of:=MAX(['NODEJS-2048MB'.$B$5:.$B$104])" office:value-type="float" office:value="21.618175" calcext:value-type="float">
            <text:p>21,618175</text:p>
          </table:table-cell>
        </table:table-row>
        <table:table-row table:style-name="ro1">
          <table:table-cell office:value-type="float" office:value="59.105" calcext:value-type="float">
            <text:p>59,105</text:p>
          </table:table-cell>
          <table:table-cell office:value-type="float" office:value="15.564527" calcext:value-type="float">
            <text:p>15,564527</text:p>
          </table:table-cell>
          <table:table-cell/>
          <table:table-cell office:value-type="float" office:value="81.099" calcext:value-type="float">
            <text:p>81,099</text:p>
          </table:table-cell>
          <table:table-cell office:value-type="float" office:value="35.304813" calcext:value-type="float">
            <text:p>35,304813</text:p>
          </table:table-cell>
          <table:table-cell/>
          <table:table-cell office:value-type="float" office:value="291.127" calcext:value-type="float">
            <text:p>291,127</text:p>
          </table:table-cell>
          <table:table-cell office:value-type="float" office:value="244.167969" calcext:value-type="float">
            <text:p>244,16796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NODEJS-2048MB'.$E$5:.$E$204])" office:value-type="float" office:value="23.67808849" calcext:value-type="float">
            <text:p>23,67808849</text:p>
          </table:table-cell>
          <table:table-cell table:formula="of:=STDEV(['NODEJS-2048MB'.$E$5:.$E$204])" office:value-type="float" office:value="3.52288608017627" calcext:value-type="float">
            <text:p>3,5228860802</text:p>
          </table:table-cell>
          <table:table-cell table:formula="of:=MIN(['NODEJS-2048MB'.$E$5:.$E$104])" office:value-type="float" office:value="22.143851" calcext:value-type="float">
            <text:p>22,143851</text:p>
          </table:table-cell>
          <table:table-cell table:formula="of:=MAX(['NODEJS-2048MB'.$E$5:.$E$104])" office:value-type="float" office:value="39.713727" calcext:value-type="float">
            <text:p>39,713727</text:p>
          </table:table-cell>
        </table:table-row>
        <table:table-row table:style-name="ro1">
          <table:table-cell office:value-type="float" office:value="58.634" calcext:value-type="float">
            <text:p>58,634</text:p>
          </table:table-cell>
          <table:table-cell office:value-type="float" office:value="14.938309" calcext:value-type="float">
            <text:p>14,938309</text:p>
          </table:table-cell>
          <table:table-cell/>
          <table:table-cell office:value-type="float" office:value="89.051" calcext:value-type="float">
            <text:p>89,051</text:p>
          </table:table-cell>
          <table:table-cell office:value-type="float" office:value="34.787845" calcext:value-type="float">
            <text:p>34,787845</text:p>
          </table:table-cell>
          <table:table-cell/>
          <table:table-cell office:value-type="float" office:value="286.271" calcext:value-type="float">
            <text:p>286,271</text:p>
          </table:table-cell>
          <table:table-cell office:value-type="float" office:value="243.591226" calcext:value-type="float">
            <text:p>243,591226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NODEJS-2048MB'.$H$5:.$H$204])" office:value-type="float" office:value="219.659380105" calcext:value-type="float">
            <text:p>219,659380105</text:p>
          </table:table-cell>
          <table:table-cell table:formula="of:=STDEV(['NODEJS-2048MB'.$H$5:.$H$204])" office:value-type="float" office:value="7.10436482096614" calcext:value-type="float">
            <text:p>7,104364821</text:p>
          </table:table-cell>
          <table:table-cell table:formula="of:=MIN(['NODEJS-2048MB'.$H$5:.$H$104])" office:value-type="float" office:value="217.624875" calcext:value-type="float">
            <text:p>217,624875</text:p>
          </table:table-cell>
          <table:table-cell table:formula="of:=MAX(['NODEJS-2048MB'.$H$5:.$H$104])" office:value-type="float" office:value="257.627336" calcext:value-type="float">
            <text:p>257,627336</text:p>
          </table:table-cell>
        </table:table-row>
        <table:table-row table:style-name="ro1">
          <table:table-cell office:value-type="float" office:value="60.335" calcext:value-type="float">
            <text:p>60,335</text:p>
          </table:table-cell>
          <table:table-cell office:value-type="float" office:value="14.853893" calcext:value-type="float">
            <text:p>14,853893</text:p>
          </table:table-cell>
          <table:table-cell/>
          <table:table-cell office:value-type="float" office:value="82.963" calcext:value-type="float">
            <text:p>82,963</text:p>
          </table:table-cell>
          <table:table-cell office:value-type="float" office:value="34.416199" calcext:value-type="float">
            <text:p>34,416199</text:p>
          </table:table-cell>
          <table:table-cell/>
          <table:table-cell office:value-type="float" office:value="306.981" calcext:value-type="float">
            <text:p>306,981</text:p>
          </table:table-cell>
          <table:table-cell office:value-type="float" office:value="238.849471" calcext:value-type="float">
            <text:p>238,849471</text:p>
          </table:table-cell>
          <table:table-cell table:number-columns-repeated="7"/>
        </table:table-row>
        <table:table-row table:style-name="ro1">
          <table:table-cell office:value-type="float" office:value="63.385" calcext:value-type="float">
            <text:p>63,385</text:p>
          </table:table-cell>
          <table:table-cell office:value-type="float" office:value="14.517787" calcext:value-type="float">
            <text:p>14,517787</text:p>
          </table:table-cell>
          <table:table-cell/>
          <table:table-cell office:value-type="float" office:value="79.424" calcext:value-type="float">
            <text:p>79,424</text:p>
          </table:table-cell>
          <table:table-cell office:value-type="float" office:value="34.113459" calcext:value-type="float">
            <text:p>34,113459</text:p>
          </table:table-cell>
          <table:table-cell/>
          <table:table-cell office:value-type="float" office:value="291.838" calcext:value-type="float">
            <text:p>291,838</text:p>
          </table:table-cell>
          <table:table-cell office:value-type="float" office:value="236.403288" calcext:value-type="float">
            <text:p>236,403288</text:p>
          </table:table-cell>
          <table:table-cell table:number-columns-repeated="7"/>
        </table:table-row>
        <table:table-row table:style-name="ro1">
          <table:table-cell office:value-type="float" office:value="63.455" calcext:value-type="float">
            <text:p>63,455</text:p>
          </table:table-cell>
          <table:table-cell office:value-type="float" office:value="14.266315" calcext:value-type="float">
            <text:p>14,266315</text:p>
          </table:table-cell>
          <table:table-cell/>
          <table:table-cell office:value-type="float" office:value="80.967" calcext:value-type="float">
            <text:p>80,967</text:p>
          </table:table-cell>
          <table:table-cell office:value-type="float" office:value="34.078246" calcext:value-type="float">
            <text:p>34,078246</text:p>
          </table:table-cell>
          <table:table-cell/>
          <table:table-cell office:value-type="float" office:value="280.305" calcext:value-type="float">
            <text:p>280,305</text:p>
          </table:table-cell>
          <table:table-cell office:value-type="float" office:value="234.847434" calcext:value-type="float">
            <text:p>234,847434</text:p>
          </table:table-cell>
          <table:table-cell table:number-columns-repeated="7"/>
        </table:table-row>
        <table:table-row table:style-name="ro1">
          <table:table-cell office:value-type="float" office:value="61.352" calcext:value-type="float">
            <text:p>61,352</text:p>
          </table:table-cell>
          <table:table-cell office:value-type="float" office:value="12.943858" calcext:value-type="float">
            <text:p>12,943858</text:p>
          </table:table-cell>
          <table:table-cell/>
          <table:table-cell office:value-type="float" office:value="79.658" calcext:value-type="float">
            <text:p>79,658</text:p>
          </table:table-cell>
          <table:table-cell office:value-type="float" office:value="33.924511" calcext:value-type="float">
            <text:p>33,924511</text:p>
          </table:table-cell>
          <table:table-cell/>
          <table:table-cell office:value-type="float" office:value="281.388" calcext:value-type="float">
            <text:p>281,388</text:p>
          </table:table-cell>
          <table:table-cell office:value-type="float" office:value="234.59976" calcext:value-type="float">
            <text:p>234,59976</text:p>
          </table:table-cell>
          <table:table-cell table:number-columns-repeated="7"/>
        </table:table-row>
        <table:table-row table:style-name="ro1">
          <table:table-cell office:value-type="float" office:value="58.857" calcext:value-type="float">
            <text:p>58,857</text:p>
          </table:table-cell>
          <table:table-cell office:value-type="float" office:value="11.681196" calcext:value-type="float">
            <text:p>11,681196</text:p>
          </table:table-cell>
          <table:table-cell/>
          <table:table-cell office:value-type="float" office:value="195.215" calcext:value-type="float">
            <text:p>195,215</text:p>
          </table:table-cell>
          <table:table-cell office:value-type="float" office:value="33.900633" calcext:value-type="float">
            <text:p>33,900633</text:p>
          </table:table-cell>
          <table:table-cell/>
          <table:table-cell office:value-type="float" office:value="281.51" calcext:value-type="float">
            <text:p>281,51</text:p>
          </table:table-cell>
          <table:table-cell office:value-type="float" office:value="234.296671" calcext:value-type="float">
            <text:p>234,296671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403939" calcext:value-type="float">
            <text:p>10,403939</text:p>
          </table:table-cell>
          <table:table-cell/>
          <table:table-cell office:value-type="float" office:value="73.812" calcext:value-type="float">
            <text:p>73,812</text:p>
          </table:table-cell>
          <table:table-cell office:value-type="float" office:value="30.498626" calcext:value-type="float">
            <text:p>30,498626</text:p>
          </table:table-cell>
          <table:table-cell/>
          <table:table-cell office:value-type="float" office:value="283.363" calcext:value-type="float">
            <text:p>283,363</text:p>
          </table:table-cell>
          <table:table-cell office:value-type="float" office:value="233.259098" calcext:value-type="float">
            <text:p>233,259098</text:p>
          </table:table-cell>
          <table:table-cell table:number-columns-repeated="7"/>
        </table:table-row>
        <table:table-row table:style-name="ro1">
          <table:table-cell office:value-type="float" office:value="57.082" calcext:value-type="float">
            <text:p>57,082</text:p>
          </table:table-cell>
          <table:table-cell office:value-type="float" office:value="10.355687" calcext:value-type="float">
            <text:p>10,355687</text:p>
          </table:table-cell>
          <table:table-cell/>
          <table:table-cell office:value-type="float" office:value="76.002" calcext:value-type="float">
            <text:p>76,002</text:p>
          </table:table-cell>
          <table:table-cell office:value-type="float" office:value="30.443005" calcext:value-type="float">
            <text:p>30,443005</text:p>
          </table:table-cell>
          <table:table-cell/>
          <table:table-cell office:value-type="float" office:value="278.476" calcext:value-type="float">
            <text:p>278,476</text:p>
          </table:table-cell>
          <table:table-cell office:value-type="float" office:value="232.285933" calcext:value-type="float">
            <text:p>232,285933</text:p>
          </table:table-cell>
          <table:table-cell table:number-columns-repeated="7"/>
        </table:table-row>
        <table:table-row table:style-name="ro1">
          <table:table-cell office:value-type="float" office:value="59.186" calcext:value-type="float">
            <text:p>59,186</text:p>
          </table:table-cell>
          <table:table-cell office:value-type="float" office:value="9.999452" calcext:value-type="float">
            <text:p>9,999452</text:p>
          </table:table-cell>
          <table:table-cell/>
          <table:table-cell office:value-type="float" office:value="76.659" calcext:value-type="float">
            <text:p>76,659</text:p>
          </table:table-cell>
          <table:table-cell office:value-type="float" office:value="30.177537" calcext:value-type="float">
            <text:p>30,177537</text:p>
          </table:table-cell>
          <table:table-cell/>
          <table:table-cell office:value-type="float" office:value="277.072" calcext:value-type="float">
            <text:p>277,072</text:p>
          </table:table-cell>
          <table:table-cell office:value-type="float" office:value="231.521514" calcext:value-type="float">
            <text:p>231,521514</text:p>
          </table:table-cell>
          <table:table-cell table:number-columns-repeated="7"/>
        </table:table-row>
        <table:table-row table:style-name="ro1">
          <table:table-cell office:value-type="float" office:value="780.979" calcext:value-type="float">
            <text:p>780,979</text:p>
          </table:table-cell>
          <table:table-cell office:value-type="float" office:value="9.487902" calcext:value-type="float">
            <text:p>9,487902</text:p>
          </table:table-cell>
          <table:table-cell/>
          <table:table-cell office:value-type="float" office:value="75.962" calcext:value-type="float">
            <text:p>75,962</text:p>
          </table:table-cell>
          <table:table-cell office:value-type="float" office:value="30.099015" calcext:value-type="float">
            <text:p>30,099015</text:p>
          </table:table-cell>
          <table:table-cell/>
          <table:table-cell office:value-type="float" office:value="275.41" calcext:value-type="float">
            <text:p>275,41</text:p>
          </table:table-cell>
          <table:table-cell office:value-type="float" office:value="230.044447" calcext:value-type="float">
            <text:p>230,044447</text:p>
          </table:table-cell>
          <table:table-cell table:number-columns-repeated="7"/>
        </table:table-row>
        <table:table-row table:style-name="ro1">
          <table:table-cell office:value-type="float" office:value="262.751" calcext:value-type="float">
            <text:p>262,751</text:p>
          </table:table-cell>
          <table:table-cell office:value-type="float" office:value="9.323756" calcext:value-type="float">
            <text:p>9,323756</text:p>
          </table:table-cell>
          <table:table-cell/>
          <table:table-cell office:value-type="float" office:value="77.167" calcext:value-type="float">
            <text:p>77,167</text:p>
          </table:table-cell>
          <table:table-cell office:value-type="float" office:value="30.082787" calcext:value-type="float">
            <text:p>30,082787</text:p>
          </table:table-cell>
          <table:table-cell/>
          <table:table-cell office:value-type="float" office:value="275.25" calcext:value-type="float">
            <text:p>275,25</text:p>
          </table:table-cell>
          <table:table-cell office:value-type="float" office:value="229.386134" calcext:value-type="float">
            <text:p>229,386134</text:p>
          </table:table-cell>
          <table:table-cell table:number-columns-repeated="7"/>
        </table:table-row>
        <table:table-row table:style-name="ro1">
          <table:table-cell office:value-type="float" office:value="51.4" calcext:value-type="float">
            <text:p>51,4</text:p>
          </table:table-cell>
          <table:table-cell office:value-type="float" office:value="8.641768" calcext:value-type="float">
            <text:p>8,641768</text:p>
          </table:table-cell>
          <table:table-cell/>
          <table:table-cell office:value-type="float" office:value="77.035" calcext:value-type="float">
            <text:p>77,035</text:p>
          </table:table-cell>
          <table:table-cell office:value-type="float" office:value="30.05584" calcext:value-type="float">
            <text:p>30,05584</text:p>
          </table:table-cell>
          <table:table-cell/>
          <table:table-cell office:value-type="float" office:value="274.12" calcext:value-type="float">
            <text:p>274,12</text:p>
          </table:table-cell>
          <table:table-cell office:value-type="float" office:value="228.817409" calcext:value-type="float">
            <text:p>228,817409</text:p>
          </table:table-cell>
          <table:table-cell table:number-columns-repeated="7"/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8.218132" calcext:value-type="float">
            <text:p>8,218132</text:p>
          </table:table-cell>
          <table:table-cell/>
          <table:table-cell office:value-type="float" office:value="79.522" calcext:value-type="float">
            <text:p>79,522</text:p>
          </table:table-cell>
          <table:table-cell office:value-type="float" office:value="30.03744" calcext:value-type="float">
            <text:p>30,03744</text:p>
          </table:table-cell>
          <table:table-cell/>
          <table:table-cell office:value-type="float" office:value="271.892" calcext:value-type="float">
            <text:p>271,892</text:p>
          </table:table-cell>
          <table:table-cell office:value-type="float" office:value="228.359775" calcext:value-type="float">
            <text:p>228,359775</text:p>
          </table:table-cell>
          <table:table-cell table:number-columns-repeated="7"/>
        </table:table-row>
        <table:table-row table:style-name="ro1">
          <table:table-cell office:value-type="float" office:value="53.45" calcext:value-type="float">
            <text:p>53,45</text:p>
          </table:table-cell>
          <table:table-cell office:value-type="float" office:value="6.799337" calcext:value-type="float">
            <text:p>6,799337</text:p>
          </table:table-cell>
          <table:table-cell/>
          <table:table-cell office:value-type="float" office:value="76.301" calcext:value-type="float">
            <text:p>76,301</text:p>
          </table:table-cell>
          <table:table-cell office:value-type="float" office:value="29.613397" calcext:value-type="float">
            <text:p>29,613397</text:p>
          </table:table-cell>
          <table:table-cell/>
          <table:table-cell office:value-type="float" office:value="277.21" calcext:value-type="float">
            <text:p>277,21</text:p>
          </table:table-cell>
          <table:table-cell office:value-type="float" office:value="228.281328" calcext:value-type="float">
            <text:p>228,281328</text:p>
          </table:table-cell>
          <table:table-cell table:number-columns-repeated="7"/>
        </table:table-row>
        <table:table-row table:style-name="ro1">
          <table:table-cell office:value-type="float" office:value="50.954" calcext:value-type="float">
            <text:p>50,954</text:p>
          </table:table-cell>
          <table:table-cell office:value-type="float" office:value="5.686782" calcext:value-type="float">
            <text:p>5,686782</text:p>
          </table:table-cell>
          <table:table-cell/>
          <table:table-cell office:value-type="float" office:value="74.992" calcext:value-type="float">
            <text:p>74,992</text:p>
          </table:table-cell>
          <table:table-cell office:value-type="float" office:value="29.46187" calcext:value-type="float">
            <text:p>29,46187</text:p>
          </table:table-cell>
          <table:table-cell/>
          <table:table-cell office:value-type="float" office:value="278.318" calcext:value-type="float">
            <text:p>278,318</text:p>
          </table:table-cell>
          <table:table-cell office:value-type="float" office:value="227.966329" calcext:value-type="float">
            <text:p>227,966329</text:p>
          </table:table-cell>
          <table:table-cell table:number-columns-repeated="7"/>
        </table:table-row>
        <table:table-row table:style-name="ro1">
          <table:table-cell office:value-type="float" office:value="49.495" calcext:value-type="float">
            <text:p>49,495</text:p>
          </table:table-cell>
          <table:table-cell office:value-type="float" office:value="4.260178" calcext:value-type="float">
            <text:p>4,260178</text:p>
          </table:table-cell>
          <table:table-cell/>
          <table:table-cell office:value-type="float" office:value="76.943" calcext:value-type="float">
            <text:p>76,943</text:p>
          </table:table-cell>
          <table:table-cell office:value-type="float" office:value="28.76114" calcext:value-type="float">
            <text:p>28,76114</text:p>
          </table:table-cell>
          <table:table-cell/>
          <table:table-cell office:value-type="float" office:value="274.564" calcext:value-type="float">
            <text:p>274,564</text:p>
          </table:table-cell>
          <table:table-cell office:value-type="float" office:value="227.297313" calcext:value-type="float">
            <text:p>227,297313</text:p>
          </table:table-cell>
          <table:table-cell table:number-columns-repeated="7"/>
        </table:table-row>
        <table:table-row table:style-name="ro1">
          <table:table-cell office:value-type="float" office:value="49.056" calcext:value-type="float">
            <text:p>49,056</text:p>
          </table:table-cell>
          <table:table-cell office:value-type="float" office:value="3.519529" calcext:value-type="float">
            <text:p>3,519529</text:p>
          </table:table-cell>
          <table:table-cell/>
          <table:table-cell office:value-type="float" office:value="76.623" calcext:value-type="float">
            <text:p>76,623</text:p>
          </table:table-cell>
          <table:table-cell office:value-type="float" office:value="28.462602" calcext:value-type="float">
            <text:p>28,462602</text:p>
          </table:table-cell>
          <table:table-cell/>
          <table:table-cell office:value-type="float" office:value="271.668" calcext:value-type="float">
            <text:p>271,668</text:p>
          </table:table-cell>
          <table:table-cell office:value-type="float" office:value="226.954531" calcext:value-type="float">
            <text:p>226,954531</text:p>
          </table:table-cell>
          <table:table-cell table:number-columns-repeated="7"/>
        </table:table-row>
        <table:table-row table:style-name="ro1">
          <table:table-cell office:value-type="float" office:value="49.518" calcext:value-type="float">
            <text:p>49,518</text:p>
          </table:table-cell>
          <table:table-cell office:value-type="float" office:value="3.497808" calcext:value-type="float">
            <text:p>3,497808</text:p>
          </table:table-cell>
          <table:table-cell/>
          <table:table-cell office:value-type="float" office:value="74.067" calcext:value-type="float">
            <text:p>74,067</text:p>
          </table:table-cell>
          <table:table-cell office:value-type="float" office:value="28.091554" calcext:value-type="float">
            <text:p>28,091554</text:p>
          </table:table-cell>
          <table:table-cell/>
          <table:table-cell office:value-type="float" office:value="277.922" calcext:value-type="float">
            <text:p>277,922</text:p>
          </table:table-cell>
          <table:table-cell office:value-type="float" office:value="226.734397" calcext:value-type="float">
            <text:p>226,734397</text:p>
          </table:table-cell>
          <table:table-cell table:number-columns-repeated="7"/>
        </table:table-row>
        <table:table-row table:style-name="ro1">
          <table:table-cell office:value-type="float" office:value="49.906" calcext:value-type="float">
            <text:p>49,906</text:p>
          </table:table-cell>
          <table:table-cell office:value-type="float" office:value="3.107936" calcext:value-type="float">
            <text:p>3,107936</text:p>
          </table:table-cell>
          <table:table-cell office:value-type="string" calcext:value-type="string">
            <text:p>←</text:p>
          </table:table-cell>
          <table:table-cell office:value-type="float" office:value="72.965" calcext:value-type="float">
            <text:p>72,965</text:p>
          </table:table-cell>
          <table:table-cell office:value-type="float" office:value="27.40772" calcext:value-type="float">
            <text:p>27,40772</text:p>
          </table:table-cell>
          <table:table-cell/>
          <table:table-cell office:value-type="float" office:value="271.299" calcext:value-type="float">
            <text:p>271,299</text:p>
          </table:table-cell>
          <table:table-cell office:value-type="float" office:value="226.459961" calcext:value-type="float">
            <text:p>226,459961</text:p>
          </table:table-cell>
          <table:table-cell table:number-columns-repeated="7"/>
        </table:table-row>
        <table:table-row table:style-name="ro1">
          <table:table-cell office:value-type="float" office:value="47.902" calcext:value-type="float">
            <text:p>47,902</text:p>
          </table:table-cell>
          <table:table-cell office:value-type="float" office:value="2.911405" calcext:value-type="float">
            <text:p>2,911405</text:p>
          </table:table-cell>
          <table:table-cell/>
          <table:table-cell office:value-type="float" office:value="81.394" calcext:value-type="float">
            <text:p>81,394</text:p>
          </table:table-cell>
          <table:table-cell office:value-type="float" office:value="27.145557" calcext:value-type="float">
            <text:p>27,145557</text:p>
          </table:table-cell>
          <table:table-cell/>
          <table:table-cell office:value-type="float" office:value="271.103" calcext:value-type="float">
            <text:p>271,103</text:p>
          </table:table-cell>
          <table:table-cell office:value-type="float" office:value="226.409532" calcext:value-type="float">
            <text:p>226,409532</text:p>
          </table:table-cell>
          <table:table-cell table:number-columns-repeated="7"/>
        </table:table-row>
        <table:table-row table:style-name="ro1">
          <table:table-cell office:value-type="float" office:value="54.409" calcext:value-type="float">
            <text:p>54,409</text:p>
          </table:table-cell>
          <table:table-cell office:value-type="float" office:value="2.76367" calcext:value-type="float">
            <text:p>2,76367</text:p>
          </table:table-cell>
          <table:table-cell/>
          <table:table-cell office:value-type="float" office:value="74.782" calcext:value-type="float">
            <text:p>74,782</text:p>
          </table:table-cell>
          <table:table-cell office:value-type="float" office:value="26.730356" calcext:value-type="float">
            <text:p>26,730356</text:p>
          </table:table-cell>
          <table:table-cell/>
          <table:table-cell office:value-type="float" office:value="277.984" calcext:value-type="float">
            <text:p>277,984</text:p>
          </table:table-cell>
          <table:table-cell office:value-type="float" office:value="226.318879" calcext:value-type="float">
            <text:p>226,318879</text:p>
          </table:table-cell>
          <table:table-cell table:number-columns-repeated="7"/>
        </table:table-row>
        <table:table-row table:style-name="ro1">
          <table:table-cell office:value-type="float" office:value="49.563" calcext:value-type="float">
            <text:p>49,563</text:p>
          </table:table-cell>
          <table:table-cell office:value-type="float" office:value="2.682748" calcext:value-type="float">
            <text:p>2,682748</text:p>
          </table:table-cell>
          <table:table-cell/>
          <table:table-cell office:value-type="float" office:value="71.227" calcext:value-type="float">
            <text:p>71,227</text:p>
          </table:table-cell>
          <table:table-cell office:value-type="float" office:value="26.458357" calcext:value-type="float">
            <text:p>26,458357</text:p>
          </table:table-cell>
          <table:table-cell/>
          <table:table-cell office:value-type="float" office:value="275.709" calcext:value-type="float">
            <text:p>275,709</text:p>
          </table:table-cell>
          <table:table-cell office:value-type="float" office:value="226.313916" calcext:value-type="float">
            <text:p>226,313916</text:p>
          </table:table-cell>
          <table:table-cell table:number-columns-repeated="7"/>
        </table:table-row>
        <table:table-row table:style-name="ro1">
          <table:table-cell office:value-type="float" office:value="47.591" calcext:value-type="float">
            <text:p>47,591</text:p>
          </table:table-cell>
          <table:table-cell office:value-type="float" office:value="2.543667" calcext:value-type="float">
            <text:p>2,543667</text:p>
          </table:table-cell>
          <table:table-cell/>
          <table:table-cell office:value-type="float" office:value="75.696" calcext:value-type="float">
            <text:p>75,696</text:p>
          </table:table-cell>
          <table:table-cell office:value-type="float" office:value="26.390093" calcext:value-type="float">
            <text:p>26,390093</text:p>
          </table:table-cell>
          <table:table-cell/>
          <table:table-cell office:value-type="float" office:value="269.892" calcext:value-type="float">
            <text:p>269,892</text:p>
          </table:table-cell>
          <table:table-cell office:value-type="float" office:value="225.777735" calcext:value-type="float">
            <text:p>225,777735</text:p>
          </table:table-cell>
          <table:table-cell table:number-columns-repeated="7"/>
        </table:table-row>
        <table:table-row table:style-name="ro1">
          <table:table-cell office:value-type="float" office:value="49.335" calcext:value-type="float">
            <text:p>49,335</text:p>
          </table:table-cell>
          <table:table-cell office:value-type="float" office:value="2.488692" calcext:value-type="float">
            <text:p>2,488692</text:p>
          </table:table-cell>
          <table:table-cell/>
          <table:table-cell office:value-type="float" office:value="73.549" calcext:value-type="float">
            <text:p>73,549</text:p>
          </table:table-cell>
          <table:table-cell office:value-type="float" office:value="26.315137" calcext:value-type="float">
            <text:p>26,315137</text:p>
          </table:table-cell>
          <table:table-cell/>
          <table:table-cell office:value-type="float" office:value="268.875" calcext:value-type="float">
            <text:p>268,875</text:p>
          </table:table-cell>
          <table:table-cell office:value-type="float" office:value="225.522601" calcext:value-type="float">
            <text:p>225,522601</text:p>
          </table:table-cell>
          <table:table-cell table:number-columns-repeated="7"/>
        </table:table-row>
        <table:table-row table:style-name="ro1">
          <table:table-cell office:value-type="float" office:value="46.888" calcext:value-type="float">
            <text:p>46,888</text:p>
          </table:table-cell>
          <table:table-cell office:value-type="float" office:value="2.487937" calcext:value-type="float">
            <text:p>2,487937</text:p>
          </table:table-cell>
          <table:table-cell/>
          <table:table-cell office:value-type="float" office:value="71.075" calcext:value-type="float">
            <text:p>71,075</text:p>
          </table:table-cell>
          <table:table-cell office:value-type="float" office:value="26.29643" calcext:value-type="float">
            <text:p>26,29643</text:p>
          </table:table-cell>
          <table:table-cell/>
          <table:table-cell office:value-type="float" office:value="269.012" calcext:value-type="float">
            <text:p>269,012</text:p>
          </table:table-cell>
          <table:table-cell office:value-type="float" office:value="225.404984" calcext:value-type="float">
            <text:p>225,404984</text:p>
          </table:table-cell>
          <table:table-cell table:number-columns-repeated="7"/>
        </table:table-row>
        <table:table-row table:style-name="ro1">
          <table:table-cell office:value-type="float" office:value="50.203" calcext:value-type="float">
            <text:p>50,203</text:p>
          </table:table-cell>
          <table:table-cell office:value-type="float" office:value="2.484129" calcext:value-type="float">
            <text:p>2,484129</text:p>
          </table:table-cell>
          <table:table-cell/>
          <table:table-cell office:value-type="float" office:value="72.858" calcext:value-type="float">
            <text:p>72,858</text:p>
          </table:table-cell>
          <table:table-cell office:value-type="float" office:value="26.283771" calcext:value-type="float">
            <text:p>26,283771</text:p>
          </table:table-cell>
          <table:table-cell/>
          <table:table-cell office:value-type="float" office:value="270.345" calcext:value-type="float">
            <text:p>270,345</text:p>
          </table:table-cell>
          <table:table-cell office:value-type="float" office:value="224.807049" calcext:value-type="float">
            <text:p>224,807049</text:p>
          </table:table-cell>
          <table:table-cell table:number-columns-repeated="7"/>
        </table:table-row>
        <table:table-row table:style-name="ro1">
          <table:table-cell office:value-type="float" office:value="49.198" calcext:value-type="float">
            <text:p>49,198</text:p>
          </table:table-cell>
          <table:table-cell office:value-type="float" office:value="2.473576" calcext:value-type="float">
            <text:p>2,473576</text:p>
          </table:table-cell>
          <table:table-cell/>
          <table:table-cell office:value-type="float" office:value="79.945" calcext:value-type="float">
            <text:p>79,945</text:p>
          </table:table-cell>
          <table:table-cell office:value-type="float" office:value="26.145359" calcext:value-type="float">
            <text:p>26,145359</text:p>
          </table:table-cell>
          <table:table-cell/>
          <table:table-cell office:value-type="float" office:value="269.933" calcext:value-type="float">
            <text:p>269,933</text:p>
          </table:table-cell>
          <table:table-cell office:value-type="float" office:value="224.775813" calcext:value-type="float">
            <text:p>224,775813</text:p>
          </table:table-cell>
          <table:table-cell table:number-columns-repeated="7"/>
        </table:table-row>
        <table:table-row table:style-name="ro1">
          <table:table-cell office:value-type="float" office:value="48.593" calcext:value-type="float">
            <text:p>48,593</text:p>
          </table:table-cell>
          <table:table-cell office:value-type="float" office:value="2.468188" calcext:value-type="float">
            <text:p>2,468188</text:p>
          </table:table-cell>
          <table:table-cell/>
          <table:table-cell office:value-type="float" office:value="69.608" calcext:value-type="float">
            <text:p>69,608</text:p>
          </table:table-cell>
          <table:table-cell office:value-type="float" office:value="26.128483" calcext:value-type="float">
            <text:p>26,128483</text:p>
          </table:table-cell>
          <table:table-cell/>
          <table:table-cell office:value-type="float" office:value="271.523" calcext:value-type="float">
            <text:p>271,523</text:p>
          </table:table-cell>
          <table:table-cell office:value-type="float" office:value="224.759453" calcext:value-type="float">
            <text:p>224,759453</text:p>
          </table:table-cell>
          <table:table-cell table:number-columns-repeated="7"/>
        </table:table-row>
        <table:table-row table:style-name="ro1">
          <table:table-cell office:value-type="float" office:value="55.128" calcext:value-type="float">
            <text:p>55,128</text:p>
          </table:table-cell>
          <table:table-cell office:value-type="float" office:value="2.465306" calcext:value-type="float">
            <text:p>2,465306</text:p>
          </table:table-cell>
          <table:table-cell/>
          <table:table-cell office:value-type="float" office:value="71.696" calcext:value-type="float">
            <text:p>71,696</text:p>
          </table:table-cell>
          <table:table-cell office:value-type="float" office:value="26.0898" calcext:value-type="float">
            <text:p>26,0898</text:p>
          </table:table-cell>
          <table:table-cell/>
          <table:table-cell office:value-type="float" office:value="271.146" calcext:value-type="float">
            <text:p>271,146</text:p>
          </table:table-cell>
          <table:table-cell office:value-type="float" office:value="224.734267" calcext:value-type="float">
            <text:p>224,734267</text:p>
          </table:table-cell>
          <table:table-cell table:number-columns-repeated="7"/>
        </table:table-row>
        <table:table-row table:style-name="ro1">
          <table:table-cell office:value-type="float" office:value="49.545" calcext:value-type="float">
            <text:p>49,545</text:p>
          </table:table-cell>
          <table:table-cell office:value-type="float" office:value="2.464167" calcext:value-type="float">
            <text:p>2,464167</text:p>
          </table:table-cell>
          <table:table-cell/>
          <table:table-cell office:value-type="float" office:value="78.444" calcext:value-type="float">
            <text:p>78,444</text:p>
          </table:table-cell>
          <table:table-cell office:value-type="float" office:value="26.086923" calcext:value-type="float">
            <text:p>26,086923</text:p>
          </table:table-cell>
          <table:table-cell/>
          <table:table-cell office:value-type="float" office:value="268.865" calcext:value-type="float">
            <text:p>268,865</text:p>
          </table:table-cell>
          <table:table-cell office:value-type="float" office:value="224.629403" calcext:value-type="float">
            <text:p>224,629403</text:p>
          </table:table-cell>
          <table:table-cell table:number-columns-repeated="7"/>
        </table:table-row>
        <table:table-row table:style-name="ro1">
          <table:table-cell office:value-type="float" office:value="47.23" calcext:value-type="float">
            <text:p>47,23</text:p>
          </table:table-cell>
          <table:table-cell office:value-type="float" office:value="2.459333" calcext:value-type="float">
            <text:p>2,459333</text:p>
          </table:table-cell>
          <table:table-cell/>
          <table:table-cell office:value-type="float" office:value="76.992" calcext:value-type="float">
            <text:p>76,992</text:p>
          </table:table-cell>
          <table:table-cell office:value-type="float" office:value="26.073439" calcext:value-type="float">
            <text:p>26,073439</text:p>
          </table:table-cell>
          <table:table-cell/>
          <table:table-cell office:value-type="float" office:value="270.703" calcext:value-type="float">
            <text:p>270,703</text:p>
          </table:table-cell>
          <table:table-cell office:value-type="float" office:value="224.473779" calcext:value-type="float">
            <text:p>224,473779</text:p>
          </table:table-cell>
          <table:table-cell table:number-columns-repeated="7"/>
        </table:table-row>
        <table:table-row table:style-name="ro1">
          <table:table-cell office:value-type="float" office:value="50.395" calcext:value-type="float">
            <text:p>50,395</text:p>
          </table:table-cell>
          <table:table-cell office:value-type="float" office:value="2.458439" calcext:value-type="float">
            <text:p>2,458439</text:p>
          </table:table-cell>
          <table:table-cell/>
          <table:table-cell office:value-type="float" office:value="71.747" calcext:value-type="float">
            <text:p>71,747</text:p>
          </table:table-cell>
          <table:table-cell office:value-type="float" office:value="25.999683" calcext:value-type="float">
            <text:p>25,999683</text:p>
          </table:table-cell>
          <table:table-cell/>
          <table:table-cell office:value-type="float" office:value="268.856" calcext:value-type="float">
            <text:p>268,856</text:p>
          </table:table-cell>
          <table:table-cell office:value-type="float" office:value="224.427546" calcext:value-type="float">
            <text:p>224,427546</text:p>
          </table:table-cell>
          <table:table-cell table:number-columns-repeated="7"/>
        </table:table-row>
        <table:table-row table:style-name="ro1">
          <table:table-cell office:value-type="float" office:value="49.879" calcext:value-type="float">
            <text:p>49,879</text:p>
          </table:table-cell>
          <table:table-cell office:value-type="float" office:value="2.457448" calcext:value-type="float">
            <text:p>2,457448</text:p>
          </table:table-cell>
          <table:table-cell/>
          <table:table-cell office:value-type="float" office:value="72.242" calcext:value-type="float">
            <text:p>72,242</text:p>
          </table:table-cell>
          <table:table-cell office:value-type="float" office:value="25.988586" calcext:value-type="float">
            <text:p>25,988586</text:p>
          </table:table-cell>
          <table:table-cell/>
          <table:table-cell office:value-type="float" office:value="268.495" calcext:value-type="float">
            <text:p>268,495</text:p>
          </table:table-cell>
          <table:table-cell office:value-type="float" office:value="224.125197" calcext:value-type="float">
            <text:p>224,125197</text:p>
          </table:table-cell>
          <table:table-cell table:number-columns-repeated="7"/>
        </table:table-row>
        <table:table-row table:style-name="ro1">
          <table:table-cell office:value-type="float" office:value="45.079" calcext:value-type="float">
            <text:p>45,079</text:p>
          </table:table-cell>
          <table:table-cell office:value-type="float" office:value="2.456259" calcext:value-type="float">
            <text:p>2,456259</text:p>
          </table:table-cell>
          <table:table-cell/>
          <table:table-cell office:value-type="float" office:value="72.128" calcext:value-type="float">
            <text:p>72,128</text:p>
          </table:table-cell>
          <table:table-cell office:value-type="float" office:value="25.944332" calcext:value-type="float">
            <text:p>25,944332</text:p>
          </table:table-cell>
          <table:table-cell/>
          <table:table-cell office:value-type="float" office:value="268.613" calcext:value-type="float">
            <text:p>268,613</text:p>
          </table:table-cell>
          <table:table-cell office:value-type="float" office:value="224.112008" calcext:value-type="float">
            <text:p>224,112008</text:p>
          </table:table-cell>
          <table:table-cell table:number-columns-repeated="7"/>
        </table:table-row>
        <table:table-row table:style-name="ro1">
          <table:table-cell office:value-type="float" office:value="51.888" calcext:value-type="float">
            <text:p>51,888</text:p>
          </table:table-cell>
          <table:table-cell office:value-type="float" office:value="2.455526" calcext:value-type="float">
            <text:p>2,455526</text:p>
          </table:table-cell>
          <table:table-cell/>
          <table:table-cell office:value-type="float" office:value="72.924" calcext:value-type="float">
            <text:p>72,924</text:p>
          </table:table-cell>
          <table:table-cell office:value-type="float" office:value="25.923008" calcext:value-type="float">
            <text:p>25,923008</text:p>
          </table:table-cell>
          <table:table-cell/>
          <table:table-cell office:value-type="float" office:value="271.51" calcext:value-type="float">
            <text:p>271,51</text:p>
          </table:table-cell>
          <table:table-cell office:value-type="float" office:value="223.870723" calcext:value-type="float">
            <text:p>223,870723</text:p>
          </table:table-cell>
          <table:table-cell table:number-columns-repeated="7"/>
        </table:table-row>
        <table:table-row table:style-name="ro1">
          <table:table-cell office:value-type="float" office:value="48.974" calcext:value-type="float">
            <text:p>48,974</text:p>
          </table:table-cell>
          <table:table-cell office:value-type="float" office:value="2.455279" calcext:value-type="float">
            <text:p>2,455279</text:p>
          </table:table-cell>
          <table:table-cell/>
          <table:table-cell office:value-type="float" office:value="72.489" calcext:value-type="float">
            <text:p>72,489</text:p>
          </table:table-cell>
          <table:table-cell office:value-type="float" office:value="25.900774" calcext:value-type="float">
            <text:p>25,900774</text:p>
          </table:table-cell>
          <table:table-cell/>
          <table:table-cell office:value-type="float" office:value="266.728" calcext:value-type="float">
            <text:p>266,728</text:p>
          </table:table-cell>
          <table:table-cell office:value-type="float" office:value="223.200013" calcext:value-type="float">
            <text:p>223,200013</text:p>
          </table:table-cell>
          <table:table-cell table:number-columns-repeated="7"/>
        </table:table-row>
        <table:table-row table:style-name="ro1">
          <table:table-cell office:value-type="float" office:value="48.191" calcext:value-type="float">
            <text:p>48,191</text:p>
          </table:table-cell>
          <table:table-cell office:value-type="float" office:value="2.451684" calcext:value-type="float">
            <text:p>2,451684</text:p>
          </table:table-cell>
          <table:table-cell/>
          <table:table-cell office:value-type="float" office:value="71.346" calcext:value-type="float">
            <text:p>71,346</text:p>
          </table:table-cell>
          <table:table-cell office:value-type="float" office:value="25.740344" calcext:value-type="float">
            <text:p>25,740344</text:p>
          </table:table-cell>
          <table:table-cell/>
          <table:table-cell office:value-type="float" office:value="270.613" calcext:value-type="float">
            <text:p>270,613</text:p>
          </table:table-cell>
          <table:table-cell office:value-type="float" office:value="223.051278" calcext:value-type="float">
            <text:p>223,051278</text:p>
          </table:table-cell>
          <table:table-cell table:number-columns-repeated="7"/>
        </table:table-row>
        <table:table-row table:style-name="ro1">
          <table:table-cell office:value-type="float" office:value="47.102" calcext:value-type="float">
            <text:p>47,102</text:p>
          </table:table-cell>
          <table:table-cell office:value-type="float" office:value="2.450631" calcext:value-type="float">
            <text:p>2,450631</text:p>
          </table:table-cell>
          <table:table-cell/>
          <table:table-cell office:value-type="float" office:value="70.448" calcext:value-type="float">
            <text:p>70,448</text:p>
          </table:table-cell>
          <table:table-cell office:value-type="float" office:value="25.738949" calcext:value-type="float">
            <text:p>25,738949</text:p>
          </table:table-cell>
          <table:table-cell/>
          <table:table-cell office:value-type="float" office:value="266.993" calcext:value-type="float">
            <text:p>266,993</text:p>
          </table:table-cell>
          <table:table-cell office:value-type="float" office:value="222.884568" calcext:value-type="float">
            <text:p>222,884568</text:p>
          </table:table-cell>
          <table:table-cell table:number-columns-repeated="7"/>
        </table:table-row>
        <table:table-row table:style-name="ro1">
          <table:table-cell office:value-type="float" office:value="47.572" calcext:value-type="float">
            <text:p>47,572</text:p>
          </table:table-cell>
          <table:table-cell office:value-type="float" office:value="2.45048" calcext:value-type="float">
            <text:p>2,45048</text:p>
          </table:table-cell>
          <table:table-cell/>
          <table:table-cell office:value-type="float" office:value="70.835" calcext:value-type="float">
            <text:p>70,835</text:p>
          </table:table-cell>
          <table:table-cell office:value-type="float" office:value="25.693824" calcext:value-type="float">
            <text:p>25,693824</text:p>
          </table:table-cell>
          <table:table-cell/>
          <table:table-cell office:value-type="float" office:value="267.53" calcext:value-type="float">
            <text:p>267,53</text:p>
          </table:table-cell>
          <table:table-cell office:value-type="float" office:value="222.788538" calcext:value-type="float">
            <text:p>222,788538</text:p>
          </table:table-cell>
          <table:table-cell table:number-columns-repeated="7"/>
        </table:table-row>
        <table:table-row table:style-name="ro1">
          <table:table-cell office:value-type="float" office:value="49.238" calcext:value-type="float">
            <text:p>49,238</text:p>
          </table:table-cell>
          <table:table-cell office:value-type="float" office:value="2.44765" calcext:value-type="float">
            <text:p>2,44765</text:p>
          </table:table-cell>
          <table:table-cell/>
          <table:table-cell office:value-type="float" office:value="70.148" calcext:value-type="float">
            <text:p>70,148</text:p>
          </table:table-cell>
          <table:table-cell office:value-type="float" office:value="25.660906" calcext:value-type="float">
            <text:p>25,660906</text:p>
          </table:table-cell>
          <table:table-cell/>
          <table:table-cell office:value-type="float" office:value="266.655" calcext:value-type="float">
            <text:p>266,655</text:p>
          </table:table-cell>
          <table:table-cell office:value-type="float" office:value="222.740488" calcext:value-type="float">
            <text:p>222,740488</text:p>
          </table:table-cell>
          <table:table-cell table:number-columns-repeated="7"/>
        </table:table-row>
        <table:table-row table:style-name="ro1">
          <table:table-cell office:value-type="float" office:value="50.307" calcext:value-type="float">
            <text:p>50,307</text:p>
          </table:table-cell>
          <table:table-cell office:value-type="float" office:value="2.446791" calcext:value-type="float">
            <text:p>2,446791</text:p>
          </table:table-cell>
          <table:table-cell/>
          <table:table-cell office:value-type="float" office:value="73.417" calcext:value-type="float">
            <text:p>73,417</text:p>
          </table:table-cell>
          <table:table-cell office:value-type="float" office:value="25.592958" calcext:value-type="float">
            <text:p>25,592958</text:p>
          </table:table-cell>
          <table:table-cell/>
          <table:table-cell office:value-type="float" office:value="267.306" calcext:value-type="float">
            <text:p>267,306</text:p>
          </table:table-cell>
          <table:table-cell office:value-type="float" office:value="222.715328" calcext:value-type="float">
            <text:p>222,715328</text:p>
          </table:table-cell>
          <table:table-cell table:number-columns-repeated="7"/>
        </table:table-row>
        <table:table-row table:style-name="ro1">
          <table:table-cell office:value-type="float" office:value="49.814" calcext:value-type="float">
            <text:p>49,814</text:p>
          </table:table-cell>
          <table:table-cell office:value-type="float" office:value="2.446011" calcext:value-type="float">
            <text:p>2,446011</text:p>
          </table:table-cell>
          <table:table-cell/>
          <table:table-cell office:value-type="float" office:value="69.818" calcext:value-type="float">
            <text:p>69,818</text:p>
          </table:table-cell>
          <table:table-cell office:value-type="float" office:value="25.546487" calcext:value-type="float">
            <text:p>25,546487</text:p>
          </table:table-cell>
          <table:table-cell/>
          <table:table-cell office:value-type="float" office:value="268.237" calcext:value-type="float">
            <text:p>268,237</text:p>
          </table:table-cell>
          <table:table-cell office:value-type="float" office:value="222.626183" calcext:value-type="float">
            <text:p>222,626183</text:p>
          </table:table-cell>
          <table:table-cell table:number-columns-repeated="7"/>
        </table:table-row>
        <table:table-row table:style-name="ro1">
          <table:table-cell office:value-type="float" office:value="52.427" calcext:value-type="float">
            <text:p>52,427</text:p>
          </table:table-cell>
          <table:table-cell office:value-type="float" office:value="2.441828" calcext:value-type="float">
            <text:p>2,441828</text:p>
          </table:table-cell>
          <table:table-cell/>
          <table:table-cell office:value-type="float" office:value="71.032" calcext:value-type="float">
            <text:p>71,032</text:p>
          </table:table-cell>
          <table:table-cell office:value-type="float" office:value="24.831059" calcext:value-type="float">
            <text:p>24,831059</text:p>
          </table:table-cell>
          <table:table-cell/>
          <table:table-cell office:value-type="float" office:value="314.032" calcext:value-type="float">
            <text:p>314,032</text:p>
          </table:table-cell>
          <table:table-cell office:value-type="float" office:value="222.616579" calcext:value-type="float">
            <text:p>222,616579</text:p>
          </table:table-cell>
          <table:table-cell table:number-columns-repeated="7"/>
        </table:table-row>
        <table:table-row table:style-name="ro1">
          <table:table-cell office:value-type="float" office:value="47.101" calcext:value-type="float">
            <text:p>47,101</text:p>
          </table:table-cell>
          <table:table-cell office:value-type="float" office:value="2.441048" calcext:value-type="float">
            <text:p>2,441048</text:p>
          </table:table-cell>
          <table:table-cell/>
          <table:table-cell office:value-type="float" office:value="68.905" calcext:value-type="float">
            <text:p>68,905</text:p>
          </table:table-cell>
          <table:table-cell office:value-type="float" office:value="22.993454" calcext:value-type="float">
            <text:p>22,993454</text:p>
          </table:table-cell>
          <table:table-cell/>
          <table:table-cell office:value-type="float" office:value="265.204" calcext:value-type="float">
            <text:p>265,204</text:p>
          </table:table-cell>
          <table:table-cell office:value-type="float" office:value="222.600769" calcext:value-type="float">
            <text:p>222,600769</text:p>
          </table:table-cell>
          <table:table-cell table:number-columns-repeated="7"/>
        </table:table-row>
        <table:table-row table:style-name="ro1">
          <table:table-cell office:value-type="float" office:value="47.876" calcext:value-type="float">
            <text:p>47,876</text:p>
          </table:table-cell>
          <table:table-cell office:value-type="float" office:value="2.437083" calcext:value-type="float">
            <text:p>2,437083</text:p>
          </table:table-cell>
          <table:table-cell/>
          <table:table-cell office:value-type="float" office:value="68.604" calcext:value-type="float">
            <text:p>68,604</text:p>
          </table:table-cell>
          <table:table-cell office:value-type="float" office:value="22.851121" calcext:value-type="float">
            <text:p>22,851121</text:p>
          </table:table-cell>
          <table:table-cell/>
          <table:table-cell office:value-type="float" office:value="268.709" calcext:value-type="float">
            <text:p>268,709</text:p>
          </table:table-cell>
          <table:table-cell office:value-type="float" office:value="222.590518" calcext:value-type="float">
            <text:p>222,590518</text:p>
          </table:table-cell>
          <table:table-cell table:number-columns-repeated="7"/>
        </table:table-row>
        <table:table-row table:style-name="ro1">
          <table:table-cell office:value-type="float" office:value="47.443" calcext:value-type="float">
            <text:p>47,443</text:p>
          </table:table-cell>
          <table:table-cell office:value-type="float" office:value="2.435225" calcext:value-type="float">
            <text:p>2,435225</text:p>
          </table:table-cell>
          <table:table-cell/>
          <table:table-cell office:value-type="float" office:value="68.498" calcext:value-type="float">
            <text:p>68,498</text:p>
          </table:table-cell>
          <table:table-cell office:value-type="float" office:value="22.770143" calcext:value-type="float">
            <text:p>22,770143</text:p>
          </table:table-cell>
          <table:table-cell/>
          <table:table-cell office:value-type="float" office:value="311.483" calcext:value-type="float">
            <text:p>311,483</text:p>
          </table:table-cell>
          <table:table-cell office:value-type="float" office:value="222.422597" calcext:value-type="float">
            <text:p>222,422597</text:p>
          </table:table-cell>
          <table:table-cell table:number-columns-repeated="7"/>
        </table:table-row>
        <table:table-row table:style-name="ro1">
          <table:table-cell office:value-type="float" office:value="50.102" calcext:value-type="float">
            <text:p>50,102</text:p>
          </table:table-cell>
          <table:table-cell office:value-type="float" office:value="2.433731" calcext:value-type="float">
            <text:p>2,433731</text:p>
          </table:table-cell>
          <table:table-cell/>
          <table:table-cell office:value-type="float" office:value="67.937" calcext:value-type="float">
            <text:p>67,937</text:p>
          </table:table-cell>
          <table:table-cell office:value-type="float" office:value="22.76564" calcext:value-type="float">
            <text:p>22,76564</text:p>
          </table:table-cell>
          <table:table-cell/>
          <table:table-cell office:value-type="float" office:value="266.602" calcext:value-type="float">
            <text:p>266,602</text:p>
          </table:table-cell>
          <table:table-cell office:value-type="float" office:value="222.335442" calcext:value-type="float">
            <text:p>222,335442</text:p>
          </table:table-cell>
          <table:table-cell table:number-columns-repeated="7"/>
        </table:table-row>
        <table:table-row table:style-name="ro1">
          <table:table-cell office:value-type="float" office:value="48.807" calcext:value-type="float">
            <text:p>48,807</text:p>
          </table:table-cell>
          <table:table-cell office:value-type="float" office:value="2.432003" calcext:value-type="float">
            <text:p>2,432003</text:p>
          </table:table-cell>
          <table:table-cell/>
          <table:table-cell office:value-type="float" office:value="77.602" calcext:value-type="float">
            <text:p>77,602</text:p>
          </table:table-cell>
          <table:table-cell office:value-type="float" office:value="22.752921" calcext:value-type="float">
            <text:p>22,752921</text:p>
          </table:table-cell>
          <table:table-cell/>
          <table:table-cell office:value-type="float" office:value="268.477" calcext:value-type="float">
            <text:p>268,477</text:p>
          </table:table-cell>
          <table:table-cell office:value-type="float" office:value="221.958035" calcext:value-type="float">
            <text:p>221,958035</text:p>
          </table:table-cell>
          <table:table-cell table:number-columns-repeated="7"/>
        </table:table-row>
        <table:table-row table:style-name="ro1">
          <table:table-cell office:value-type="float" office:value="46.391" calcext:value-type="float">
            <text:p>46,391</text:p>
          </table:table-cell>
          <table:table-cell office:value-type="float" office:value="2.429066" calcext:value-type="float">
            <text:p>2,429066</text:p>
          </table:table-cell>
          <table:table-cell/>
          <table:table-cell office:value-type="float" office:value="70.151" calcext:value-type="float">
            <text:p>70,151</text:p>
          </table:table-cell>
          <table:table-cell office:value-type="float" office:value="22.744569" calcext:value-type="float">
            <text:p>22,744569</text:p>
          </table:table-cell>
          <table:table-cell/>
          <table:table-cell office:value-type="float" office:value="264.423" calcext:value-type="float">
            <text:p>264,423</text:p>
          </table:table-cell>
          <table:table-cell office:value-type="float" office:value="221.764882" calcext:value-type="float">
            <text:p>221,764882</text:p>
          </table:table-cell>
          <table:table-cell table:number-columns-repeated="7"/>
        </table:table-row>
        <table:table-row table:style-name="ro1">
          <table:table-cell office:value-type="float" office:value="48.294" calcext:value-type="float">
            <text:p>48,294</text:p>
          </table:table-cell>
          <table:table-cell office:value-type="float" office:value="2.422459" calcext:value-type="float">
            <text:p>2,422459</text:p>
          </table:table-cell>
          <table:table-cell/>
          <table:table-cell office:value-type="float" office:value="67.498" calcext:value-type="float">
            <text:p>67,498</text:p>
          </table:table-cell>
          <table:table-cell office:value-type="float" office:value="22.712168" calcext:value-type="float">
            <text:p>22,712168</text:p>
          </table:table-cell>
          <table:table-cell/>
          <table:table-cell office:value-type="float" office:value="265.915" calcext:value-type="float">
            <text:p>265,915</text:p>
          </table:table-cell>
          <table:table-cell office:value-type="float" office:value="221.579801" calcext:value-type="float">
            <text:p>221,579801</text:p>
          </table:table-cell>
          <table:table-cell table:number-columns-repeated="7"/>
        </table:table-row>
        <table:table-row table:style-name="ro1">
          <table:table-cell office:value-type="float" office:value="54.597" calcext:value-type="float">
            <text:p>54,597</text:p>
          </table:table-cell>
          <table:table-cell office:value-type="float" office:value="2.416896" calcext:value-type="float">
            <text:p>2,416896</text:p>
          </table:table-cell>
          <table:table-cell/>
          <table:table-cell office:value-type="float" office:value="65.857" calcext:value-type="float">
            <text:p>65,857</text:p>
          </table:table-cell>
          <table:table-cell office:value-type="float" office:value="22.653559" calcext:value-type="float">
            <text:p>22,653559</text:p>
          </table:table-cell>
          <table:table-cell/>
          <table:table-cell office:value-type="float" office:value="264.387" calcext:value-type="float">
            <text:p>264,387</text:p>
          </table:table-cell>
          <table:table-cell office:value-type="float" office:value="221.266986" calcext:value-type="float">
            <text:p>221,266986</text:p>
          </table:table-cell>
          <table:table-cell table:number-columns-repeated="7"/>
        </table:table-row>
        <table:table-row table:style-name="ro1">
          <table:table-cell office:value-type="float" office:value="50.462" calcext:value-type="float">
            <text:p>50,462</text:p>
          </table:table-cell>
          <table:table-cell office:value-type="float" office:value="2.416416" calcext:value-type="float">
            <text:p>2,416416</text:p>
          </table:table-cell>
          <table:table-cell/>
          <table:table-cell office:value-type="float" office:value="78.331" calcext:value-type="float">
            <text:p>78,331</text:p>
          </table:table-cell>
          <table:table-cell office:value-type="float" office:value="22.650495" calcext:value-type="float">
            <text:p>22,650495</text:p>
          </table:table-cell>
          <table:table-cell/>
          <table:table-cell office:value-type="float" office:value="266.397" calcext:value-type="float">
            <text:p>266,397</text:p>
          </table:table-cell>
          <table:table-cell office:value-type="float" office:value="221.136317" calcext:value-type="float">
            <text:p>221,136317</text:p>
          </table:table-cell>
          <table:table-cell table:number-columns-repeated="7"/>
        </table:table-row>
        <table:table-row table:style-name="ro1">
          <table:table-cell office:value-type="float" office:value="49.853" calcext:value-type="float">
            <text:p>49,853</text:p>
          </table:table-cell>
          <table:table-cell office:value-type="float" office:value="2.413014" calcext:value-type="float">
            <text:p>2,413014</text:p>
          </table:table-cell>
          <table:table-cell/>
          <table:table-cell office:value-type="float" office:value="72.107" calcext:value-type="float">
            <text:p>72,107</text:p>
          </table:table-cell>
          <table:table-cell office:value-type="float" office:value="22.644351" calcext:value-type="float">
            <text:p>22,644351</text:p>
          </table:table-cell>
          <table:table-cell/>
          <table:table-cell office:value-type="float" office:value="267.836" calcext:value-type="float">
            <text:p>267,836</text:p>
          </table:table-cell>
          <table:table-cell office:value-type="float" office:value="221.115508" calcext:value-type="float">
            <text:p>221,115508</text:p>
          </table:table-cell>
          <table:table-cell table:number-columns-repeated="7"/>
        </table:table-row>
        <table:table-row table:style-name="ro1">
          <table:table-cell office:value-type="float" office:value="137.051" calcext:value-type="float">
            <text:p>137,051</text:p>
          </table:table-cell>
          <table:table-cell office:value-type="float" office:value="2.41226" calcext:value-type="float">
            <text:p>2,41226</text:p>
          </table:table-cell>
          <table:table-cell/>
          <table:table-cell office:value-type="float" office:value="67.528" calcext:value-type="float">
            <text:p>67,528</text:p>
          </table:table-cell>
          <table:table-cell office:value-type="float" office:value="22.6136" calcext:value-type="float">
            <text:p>22,6136</text:p>
          </table:table-cell>
          <table:table-cell/>
          <table:table-cell office:value-type="float" office:value="264.927" calcext:value-type="float">
            <text:p>264,927</text:p>
          </table:table-cell>
          <table:table-cell office:value-type="float" office:value="220.995404" calcext:value-type="float">
            <text:p>220,995404</text:p>
          </table:table-cell>
          <table:table-cell table:number-columns-repeated="7"/>
        </table:table-row>
        <table:table-row table:style-name="ro1">
          <table:table-cell office:value-type="float" office:value="50.855" calcext:value-type="float">
            <text:p>50,855</text:p>
          </table:table-cell>
          <table:table-cell office:value-type="float" office:value="2.411675" calcext:value-type="float">
            <text:p>2,411675</text:p>
          </table:table-cell>
          <table:table-cell/>
          <table:table-cell office:value-type="float" office:value="68.241" calcext:value-type="float">
            <text:p>68,241</text:p>
          </table:table-cell>
          <table:table-cell office:value-type="float" office:value="22.598252" calcext:value-type="float">
            <text:p>22,598252</text:p>
          </table:table-cell>
          <table:table-cell/>
          <table:table-cell office:value-type="float" office:value="265.417" calcext:value-type="float">
            <text:p>265,417</text:p>
          </table:table-cell>
          <table:table-cell office:value-type="float" office:value="220.918524" calcext:value-type="float">
            <text:p>220,918524</text:p>
          </table:table-cell>
          <table:table-cell table:number-columns-repeated="7"/>
        </table:table-row>
        <table:table-row table:style-name="ro1">
          <table:table-cell office:value-type="float" office:value="47.783" calcext:value-type="float">
            <text:p>47,783</text:p>
          </table:table-cell>
          <table:table-cell office:value-type="float" office:value="2.410147" calcext:value-type="float">
            <text:p>2,410147</text:p>
          </table:table-cell>
          <table:table-cell/>
          <table:table-cell office:value-type="float" office:value="67.477" calcext:value-type="float">
            <text:p>67,477</text:p>
          </table:table-cell>
          <table:table-cell office:value-type="float" office:value="22.564086" calcext:value-type="float">
            <text:p>22,564086</text:p>
          </table:table-cell>
          <table:table-cell/>
          <table:table-cell office:value-type="float" office:value="267.886" calcext:value-type="float">
            <text:p>267,886</text:p>
          </table:table-cell>
          <table:table-cell office:value-type="float" office:value="220.90668" calcext:value-type="float">
            <text:p>220,90668</text:p>
          </table:table-cell>
          <table:table-cell table:number-columns-repeated="7"/>
        </table:table-row>
        <table:table-row table:style-name="ro1">
          <table:table-cell office:value-type="float" office:value="50.202" calcext:value-type="float">
            <text:p>50,202</text:p>
          </table:table-cell>
          <table:table-cell office:value-type="float" office:value="2.405009" calcext:value-type="float">
            <text:p>2,405009</text:p>
          </table:table-cell>
          <table:table-cell/>
          <table:table-cell office:value-type="float" office:value="72.788" calcext:value-type="float">
            <text:p>72,788</text:p>
          </table:table-cell>
          <table:table-cell office:value-type="float" office:value="22.544787" calcext:value-type="float">
            <text:p>22,544787</text:p>
          </table:table-cell>
          <table:table-cell/>
          <table:table-cell office:value-type="float" office:value="264.559" calcext:value-type="float">
            <text:p>264,559</text:p>
          </table:table-cell>
          <table:table-cell office:value-type="float" office:value="220.903953" calcext:value-type="float">
            <text:p>220,903953</text:p>
          </table:table-cell>
          <table:table-cell table:number-columns-repeated="7"/>
        </table:table-row>
        <table:table-row table:style-name="ro1">
          <table:table-cell office:value-type="float" office:value="51.628" calcext:value-type="float">
            <text:p>51,628</text:p>
          </table:table-cell>
          <table:table-cell office:value-type="float" office:value="2.404558" calcext:value-type="float">
            <text:p>2,404558</text:p>
          </table:table-cell>
          <table:table-cell/>
          <table:table-cell office:value-type="float" office:value="76.375" calcext:value-type="float">
            <text:p>76,375</text:p>
          </table:table-cell>
          <table:table-cell office:value-type="float" office:value="22.524991" calcext:value-type="float">
            <text:p>22,524991</text:p>
          </table:table-cell>
          <table:table-cell/>
          <table:table-cell office:value-type="float" office:value="267.085" calcext:value-type="float">
            <text:p>267,085</text:p>
          </table:table-cell>
          <table:table-cell office:value-type="float" office:value="220.860878" calcext:value-type="float">
            <text:p>220,860878</text:p>
          </table:table-cell>
          <table:table-cell table:number-columns-repeated="7"/>
        </table:table-row>
        <table:table-row table:style-name="ro1">
          <table:table-cell office:value-type="float" office:value="51.219" calcext:value-type="float">
            <text:p>51,219</text:p>
          </table:table-cell>
          <table:table-cell office:value-type="float" office:value="2.404344" calcext:value-type="float">
            <text:p>2,404344</text:p>
          </table:table-cell>
          <table:table-cell/>
          <table:table-cell office:value-type="float" office:value="72.004" calcext:value-type="float">
            <text:p>72,004</text:p>
          </table:table-cell>
          <table:table-cell office:value-type="float" office:value="22.512354" calcext:value-type="float">
            <text:p>22,512354</text:p>
          </table:table-cell>
          <table:table-cell/>
          <table:table-cell office:value-type="float" office:value="267.507" calcext:value-type="float">
            <text:p>267,507</text:p>
          </table:table-cell>
          <table:table-cell office:value-type="float" office:value="220.805348" calcext:value-type="float">
            <text:p>220,805348</text:p>
          </table:table-cell>
          <table:table-cell table:number-columns-repeated="7"/>
        </table:table-row>
        <table:table-row table:style-name="ro1">
          <table:table-cell office:value-type="float" office:value="51.777" calcext:value-type="float">
            <text:p>51,777</text:p>
          </table:table-cell>
          <table:table-cell office:value-type="float" office:value="2.403599" calcext:value-type="float">
            <text:p>2,403599</text:p>
          </table:table-cell>
          <table:table-cell/>
          <table:table-cell office:value-type="float" office:value="70.624" calcext:value-type="float">
            <text:p>70,624</text:p>
          </table:table-cell>
          <table:table-cell office:value-type="float" office:value="22.504353" calcext:value-type="float">
            <text:p>22,504353</text:p>
          </table:table-cell>
          <table:table-cell/>
          <table:table-cell office:value-type="float" office:value="265.835" calcext:value-type="float">
            <text:p>265,835</text:p>
          </table:table-cell>
          <table:table-cell office:value-type="float" office:value="220.787328" calcext:value-type="float">
            <text:p>220,787328</text:p>
          </table:table-cell>
          <table:table-cell table:number-columns-repeated="7"/>
        </table:table-row>
        <table:table-row table:style-name="ro1">
          <table:table-cell office:value-type="float" office:value="46.789" calcext:value-type="float">
            <text:p>46,789</text:p>
          </table:table-cell>
          <table:table-cell office:value-type="float" office:value="2.403205" calcext:value-type="float">
            <text:p>2,403205</text:p>
          </table:table-cell>
          <table:table-cell/>
          <table:table-cell office:value-type="float" office:value="69.878" calcext:value-type="float">
            <text:p>69,878</text:p>
          </table:table-cell>
          <table:table-cell office:value-type="float" office:value="22.5002" calcext:value-type="float">
            <text:p>22,5002</text:p>
          </table:table-cell>
          <table:table-cell/>
          <table:table-cell office:value-type="float" office:value="287.395" calcext:value-type="float">
            <text:p>287,395</text:p>
          </table:table-cell>
          <table:table-cell office:value-type="float" office:value="220.726715" calcext:value-type="float">
            <text:p>220,726715</text:p>
          </table:table-cell>
          <table:table-cell table:number-columns-repeated="7"/>
        </table:table-row>
        <table:table-row table:style-name="ro1">
          <table:table-cell office:value-type="float" office:value="52.377" calcext:value-type="float">
            <text:p>52,377</text:p>
          </table:table-cell>
          <table:table-cell office:value-type="float" office:value="2.403017" calcext:value-type="float">
            <text:p>2,403017</text:p>
          </table:table-cell>
          <table:table-cell/>
          <table:table-cell office:value-type="float" office:value="68.976" calcext:value-type="float">
            <text:p>68,976</text:p>
          </table:table-cell>
          <table:table-cell office:value-type="float" office:value="22.490135" calcext:value-type="float">
            <text:p>22,490135</text:p>
          </table:table-cell>
          <table:table-cell/>
          <table:table-cell office:value-type="float" office:value="264.864" calcext:value-type="float">
            <text:p>264,864</text:p>
          </table:table-cell>
          <table:table-cell office:value-type="float" office:value="220.570805" calcext:value-type="float">
            <text:p>220,570805</text:p>
          </table:table-cell>
          <table:table-cell table:number-columns-repeated="7"/>
        </table:table-row>
        <table:table-row table:style-name="ro1">
          <table:table-cell office:value-type="float" office:value="50.305" calcext:value-type="float">
            <text:p>50,305</text:p>
          </table:table-cell>
          <table:table-cell office:value-type="float" office:value="2.402607" calcext:value-type="float">
            <text:p>2,402607</text:p>
          </table:table-cell>
          <table:table-cell/>
          <table:table-cell office:value-type="float" office:value="74.65" calcext:value-type="float">
            <text:p>74,65</text:p>
          </table:table-cell>
          <table:table-cell office:value-type="float" office:value="22.483557" calcext:value-type="float">
            <text:p>22,483557</text:p>
          </table:table-cell>
          <table:table-cell/>
          <table:table-cell office:value-type="float" office:value="263.573" calcext:value-type="float">
            <text:p>263,573</text:p>
          </table:table-cell>
          <table:table-cell office:value-type="float" office:value="220.56329" calcext:value-type="float">
            <text:p>220,56329</text:p>
          </table:table-cell>
          <table:table-cell table:number-columns-repeated="7"/>
        </table:table-row>
        <table:table-row table:style-name="ro1">
          <table:table-cell office:value-type="float" office:value="50.436" calcext:value-type="float">
            <text:p>50,436</text:p>
          </table:table-cell>
          <table:table-cell office:value-type="float" office:value="2.401555" calcext:value-type="float">
            <text:p>2,401555</text:p>
          </table:table-cell>
          <table:table-cell/>
          <table:table-cell office:value-type="float" office:value="165.964" calcext:value-type="float">
            <text:p>165,964</text:p>
          </table:table-cell>
          <table:table-cell office:value-type="float" office:value="22.475446" calcext:value-type="float">
            <text:p>22,475446</text:p>
          </table:table-cell>
          <table:table-cell/>
          <table:table-cell office:value-type="float" office:value="265.817" calcext:value-type="float">
            <text:p>265,817</text:p>
          </table:table-cell>
          <table:table-cell office:value-type="float" office:value="220.489302" calcext:value-type="float">
            <text:p>220,489302</text:p>
          </table:table-cell>
          <table:table-cell table:number-columns-repeated="7"/>
        </table:table-row>
        <table:table-row table:style-name="ro1">
          <table:table-cell office:value-type="float" office:value="50.659" calcext:value-type="float">
            <text:p>50,659</text:p>
          </table:table-cell>
          <table:table-cell office:value-type="float" office:value="2.398605" calcext:value-type="float">
            <text:p>2,398605</text:p>
          </table:table-cell>
          <table:table-cell/>
          <table:table-cell office:value-type="float" office:value="75.61" calcext:value-type="float">
            <text:p>75,61</text:p>
          </table:table-cell>
          <table:table-cell office:value-type="float" office:value="22.445757" calcext:value-type="float">
            <text:p>22,445757</text:p>
          </table:table-cell>
          <table:table-cell/>
          <table:table-cell office:value-type="float" office:value="264.778" calcext:value-type="float">
            <text:p>264,778</text:p>
          </table:table-cell>
          <table:table-cell office:value-type="float" office:value="220.456906" calcext:value-type="float">
            <text:p>220,456906</text:p>
          </table:table-cell>
          <table:table-cell table:number-columns-repeated="7"/>
        </table:table-row>
        <table:table-row table:style-name="ro1">
          <table:table-cell office:value-type="float" office:value="47.029" calcext:value-type="float">
            <text:p>47,029</text:p>
          </table:table-cell>
          <table:table-cell office:value-type="float" office:value="2.398478" calcext:value-type="float">
            <text:p>2,398478</text:p>
          </table:table-cell>
          <table:table-cell/>
          <table:table-cell office:value-type="float" office:value="66.844" calcext:value-type="float">
            <text:p>66,844</text:p>
          </table:table-cell>
          <table:table-cell office:value-type="float" office:value="22.443465" calcext:value-type="float">
            <text:p>22,443465</text:p>
          </table:table-cell>
          <table:table-cell/>
          <table:table-cell office:value-type="float" office:value="268.275" calcext:value-type="float">
            <text:p>268,275</text:p>
          </table:table-cell>
          <table:table-cell office:value-type="float" office:value="220.401345" calcext:value-type="float">
            <text:p>220,401345</text:p>
          </table:table-cell>
          <table:table-cell table:number-columns-repeated="7"/>
        </table:table-row>
        <table:table-row table:style-name="ro1">
          <table:table-cell office:value-type="float" office:value="46.021" calcext:value-type="float">
            <text:p>46,021</text:p>
          </table:table-cell>
          <table:table-cell office:value-type="float" office:value="2.397934" calcext:value-type="float">
            <text:p>2,397934</text:p>
          </table:table-cell>
          <table:table-cell/>
          <table:table-cell office:value-type="float" office:value="68.217" calcext:value-type="float">
            <text:p>68,217</text:p>
          </table:table-cell>
          <table:table-cell office:value-type="float" office:value="22.422037" calcext:value-type="float">
            <text:p>22,422037</text:p>
          </table:table-cell>
          <table:table-cell/>
          <table:table-cell office:value-type="float" office:value="265.809" calcext:value-type="float">
            <text:p>265,809</text:p>
          </table:table-cell>
          <table:table-cell office:value-type="float" office:value="220.396933" calcext:value-type="float">
            <text:p>220,396933</text:p>
          </table:table-cell>
          <table:table-cell table:number-columns-repeated="7"/>
        </table:table-row>
        <table:table-row table:style-name="ro1">
          <table:table-cell office:value-type="float" office:value="48.848" calcext:value-type="float">
            <text:p>48,848</text:p>
          </table:table-cell>
          <table:table-cell office:value-type="float" office:value="2.397823" calcext:value-type="float">
            <text:p>2,397823</text:p>
          </table:table-cell>
          <table:table-cell/>
          <table:table-cell office:value-type="float" office:value="71.592" calcext:value-type="float">
            <text:p>71,592</text:p>
          </table:table-cell>
          <table:table-cell office:value-type="float" office:value="22.404122" calcext:value-type="float">
            <text:p>22,404122</text:p>
          </table:table-cell>
          <table:table-cell/>
          <table:table-cell office:value-type="float" office:value="270.186" calcext:value-type="float">
            <text:p>270,186</text:p>
          </table:table-cell>
          <table:table-cell office:value-type="float" office:value="220.221086" calcext:value-type="float">
            <text:p>220,221086</text:p>
          </table:table-cell>
          <table:table-cell table:number-columns-repeated="7"/>
        </table:table-row>
        <table:table-row table:style-name="ro1">
          <table:table-cell office:value-type="float" office:value="49.609" calcext:value-type="float">
            <text:p>49,609</text:p>
          </table:table-cell>
          <table:table-cell office:value-type="float" office:value="2.397546" calcext:value-type="float">
            <text:p>2,397546</text:p>
          </table:table-cell>
          <table:table-cell/>
          <table:table-cell office:value-type="float" office:value="67.171" calcext:value-type="float">
            <text:p>67,171</text:p>
          </table:table-cell>
          <table:table-cell office:value-type="float" office:value="22.399204" calcext:value-type="float">
            <text:p>22,399204</text:p>
          </table:table-cell>
          <table:table-cell/>
          <table:table-cell office:value-type="float" office:value="320.905" calcext:value-type="float">
            <text:p>320,905</text:p>
          </table:table-cell>
          <table:table-cell office:value-type="float" office:value="220.195384" calcext:value-type="float">
            <text:p>220,195384</text:p>
          </table:table-cell>
          <table:table-cell table:number-columns-repeated="7"/>
        </table:table-row>
        <table:table-row table:style-name="ro1">
          <table:table-cell office:value-type="float" office:value="47.677" calcext:value-type="float">
            <text:p>47,677</text:p>
          </table:table-cell>
          <table:table-cell office:value-type="float" office:value="2.397011" calcext:value-type="float">
            <text:p>2,397011</text:p>
          </table:table-cell>
          <table:table-cell/>
          <table:table-cell office:value-type="float" office:value="69.285" calcext:value-type="float">
            <text:p>69,285</text:p>
          </table:table-cell>
          <table:table-cell office:value-type="float" office:value="22.397194" calcext:value-type="float">
            <text:p>22,397194</text:p>
          </table:table-cell>
          <table:table-cell/>
          <table:table-cell office:value-type="float" office:value="270.826" calcext:value-type="float">
            <text:p>270,826</text:p>
          </table:table-cell>
          <table:table-cell office:value-type="float" office:value="220.137808" calcext:value-type="float">
            <text:p>220,137808</text:p>
          </table:table-cell>
          <table:table-cell table:number-columns-repeated="7"/>
        </table:table-row>
        <table:table-row table:style-name="ro1">
          <table:table-cell office:value-type="float" office:value="46.274" calcext:value-type="float">
            <text:p>46,274</text:p>
          </table:table-cell>
          <table:table-cell office:value-type="float" office:value="2.396945" calcext:value-type="float">
            <text:p>2,396945</text:p>
          </table:table-cell>
          <table:table-cell/>
          <table:table-cell office:value-type="float" office:value="68.435" calcext:value-type="float">
            <text:p>68,435</text:p>
          </table:table-cell>
          <table:table-cell office:value-type="float" office:value="22.389566" calcext:value-type="float">
            <text:p>22,389566</text:p>
          </table:table-cell>
          <table:table-cell/>
          <table:table-cell office:value-type="float" office:value="265.643" calcext:value-type="float">
            <text:p>265,643</text:p>
          </table:table-cell>
          <table:table-cell office:value-type="float" office:value="220.036571" calcext:value-type="float">
            <text:p>220,036571</text:p>
          </table:table-cell>
          <table:table-cell table:number-columns-repeated="7"/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2.396656" calcext:value-type="float">
            <text:p>2,396656</text:p>
          </table:table-cell>
          <table:table-cell/>
          <table:table-cell office:value-type="float" office:value="69.673" calcext:value-type="float">
            <text:p>69,673</text:p>
          </table:table-cell>
          <table:table-cell office:value-type="float" office:value="22.378568" calcext:value-type="float">
            <text:p>22,378568</text:p>
          </table:table-cell>
          <table:table-cell/>
          <table:table-cell office:value-type="float" office:value="267.377" calcext:value-type="float">
            <text:p>267,377</text:p>
          </table:table-cell>
          <table:table-cell office:value-type="float" office:value="219.908712" calcext:value-type="float">
            <text:p>219,908712</text:p>
          </table:table-cell>
          <table:table-cell table:number-columns-repeated="7"/>
        </table:table-row>
        <table:table-row table:style-name="ro1">
          <table:table-cell office:value-type="float" office:value="47.509" calcext:value-type="float">
            <text:p>47,509</text:p>
          </table:table-cell>
          <table:table-cell office:value-type="float" office:value="2.390627" calcext:value-type="float">
            <text:p>2,390627</text:p>
          </table:table-cell>
          <table:table-cell/>
          <table:table-cell office:value-type="float" office:value="67.651" calcext:value-type="float">
            <text:p>67,651</text:p>
          </table:table-cell>
          <table:table-cell office:value-type="float" office:value="22.35741" calcext:value-type="float">
            <text:p>22,35741</text:p>
          </table:table-cell>
          <table:table-cell/>
          <table:table-cell office:value-type="float" office:value="268.431" calcext:value-type="float">
            <text:p>268,431</text:p>
          </table:table-cell>
          <table:table-cell office:value-type="float" office:value="219.638452" calcext:value-type="float">
            <text:p>219,638452</text:p>
          </table:table-cell>
          <table:table-cell table:number-columns-repeated="7"/>
        </table:table-row>
        <table:table-row table:style-name="ro1">
          <table:table-cell office:value-type="float" office:value="52.192" calcext:value-type="float">
            <text:p>52,192</text:p>
          </table:table-cell>
          <table:table-cell office:value-type="float" office:value="2.389915" calcext:value-type="float">
            <text:p>2,389915</text:p>
          </table:table-cell>
          <table:table-cell/>
          <table:table-cell office:value-type="float" office:value="70.519" calcext:value-type="float">
            <text:p>70,519</text:p>
          </table:table-cell>
          <table:table-cell office:value-type="float" office:value="22.34177" calcext:value-type="float">
            <text:p>22,34177</text:p>
          </table:table-cell>
          <table:table-cell/>
          <table:table-cell office:value-type="float" office:value="264.695" calcext:value-type="float">
            <text:p>264,695</text:p>
          </table:table-cell>
          <table:table-cell office:value-type="float" office:value="219.569748" calcext:value-type="float">
            <text:p>219,569748</text:p>
          </table:table-cell>
          <table:table-cell table:number-columns-repeated="7"/>
        </table:table-row>
        <table:table-row table:style-name="ro1">
          <table:table-cell office:value-type="float" office:value="48.175" calcext:value-type="float">
            <text:p>48,175</text:p>
          </table:table-cell>
          <table:table-cell office:value-type="float" office:value="2.389135" calcext:value-type="float">
            <text:p>2,389135</text:p>
          </table:table-cell>
          <table:table-cell/>
          <table:table-cell office:value-type="float" office:value="67.79" calcext:value-type="float">
            <text:p>67,79</text:p>
          </table:table-cell>
          <table:table-cell office:value-type="float" office:value="22.335284" calcext:value-type="float">
            <text:p>22,335284</text:p>
          </table:table-cell>
          <table:table-cell/>
          <table:table-cell office:value-type="float" office:value="269.62" calcext:value-type="float">
            <text:p>269,62</text:p>
          </table:table-cell>
          <table:table-cell office:value-type="float" office:value="219.474259" calcext:value-type="float">
            <text:p>219,474259</text:p>
          </table:table-cell>
          <table:table-cell table:number-columns-repeated="7"/>
        </table:table-row>
        <table:table-row table:style-name="ro1">
          <table:table-cell office:value-type="float" office:value="50.194" calcext:value-type="float">
            <text:p>50,194</text:p>
          </table:table-cell>
          <table:table-cell office:value-type="float" office:value="2.38899" calcext:value-type="float">
            <text:p>2,38899</text:p>
          </table:table-cell>
          <table:table-cell/>
          <table:table-cell office:value-type="float" office:value="70.029" calcext:value-type="float">
            <text:p>70,029</text:p>
          </table:table-cell>
          <table:table-cell office:value-type="float" office:value="22.327671" calcext:value-type="float">
            <text:p>22,327671</text:p>
          </table:table-cell>
          <table:table-cell/>
          <table:table-cell office:value-type="float" office:value="265.886" calcext:value-type="float">
            <text:p>265,886</text:p>
          </table:table-cell>
          <table:table-cell office:value-type="float" office:value="219.123087" calcext:value-type="float">
            <text:p>219,123087</text:p>
          </table:table-cell>
          <table:table-cell table:number-columns-repeated="7"/>
        </table:table-row>
        <table:table-row table:style-name="ro1">
          <table:table-cell office:value-type="float" office:value="48.104" calcext:value-type="float">
            <text:p>48,104</text:p>
          </table:table-cell>
          <table:table-cell office:value-type="float" office:value="2.386362" calcext:value-type="float">
            <text:p>2,386362</text:p>
          </table:table-cell>
          <table:table-cell/>
          <table:table-cell office:value-type="float" office:value="68.009" calcext:value-type="float">
            <text:p>68,009</text:p>
          </table:table-cell>
          <table:table-cell office:value-type="float" office:value="22.32458" calcext:value-type="float">
            <text:p>22,32458</text:p>
          </table:table-cell>
          <table:table-cell/>
          <table:table-cell office:value-type="float" office:value="263.883" calcext:value-type="float">
            <text:p>263,883</text:p>
          </table:table-cell>
          <table:table-cell office:value-type="float" office:value="218.922083" calcext:value-type="float">
            <text:p>218,922083</text:p>
          </table:table-cell>
          <table:table-cell table:number-columns-repeated="7"/>
        </table:table-row>
        <table:table-row table:style-name="ro1">
          <table:table-cell office:value-type="float" office:value="51.166" calcext:value-type="float">
            <text:p>51,166</text:p>
          </table:table-cell>
          <table:table-cell office:value-type="float" office:value="2.386087" calcext:value-type="float">
            <text:p>2,386087</text:p>
          </table:table-cell>
          <table:table-cell/>
          <table:table-cell office:value-type="float" office:value="72.837" calcext:value-type="float">
            <text:p>72,837</text:p>
          </table:table-cell>
          <table:table-cell office:value-type="float" office:value="22.311799" calcext:value-type="float">
            <text:p>22,311799</text:p>
          </table:table-cell>
          <table:table-cell/>
          <table:table-cell office:value-type="float" office:value="269.738" calcext:value-type="float">
            <text:p>269,738</text:p>
          </table:table-cell>
          <table:table-cell office:value-type="float" office:value="218.875894" calcext:value-type="float">
            <text:p>218,875894</text:p>
          </table:table-cell>
          <table:table-cell table:number-columns-repeated="7"/>
        </table:table-row>
        <table:table-row table:style-name="ro1">
          <table:table-cell office:value-type="float" office:value="46.41" calcext:value-type="float">
            <text:p>46,41</text:p>
          </table:table-cell>
          <table:table-cell office:value-type="float" office:value="2.384542" calcext:value-type="float">
            <text:p>2,384542</text:p>
          </table:table-cell>
          <table:table-cell/>
          <table:table-cell office:value-type="float" office:value="69.814" calcext:value-type="float">
            <text:p>69,814</text:p>
          </table:table-cell>
          <table:table-cell office:value-type="float" office:value="22.304923" calcext:value-type="float">
            <text:p>22,304923</text:p>
          </table:table-cell>
          <table:table-cell/>
          <table:table-cell office:value-type="float" office:value="265.981" calcext:value-type="float">
            <text:p>265,981</text:p>
          </table:table-cell>
          <table:table-cell office:value-type="float" office:value="218.800506" calcext:value-type="float">
            <text:p>218,800506</text:p>
          </table:table-cell>
          <table:table-cell table:number-columns-repeated="7"/>
        </table:table-row>
        <table:table-row table:style-name="ro1">
          <table:table-cell office:value-type="float" office:value="50.039" calcext:value-type="float">
            <text:p>50,039</text:p>
          </table:table-cell>
          <table:table-cell office:value-type="float" office:value="2.384389" calcext:value-type="float">
            <text:p>2,384389</text:p>
          </table:table-cell>
          <table:table-cell/>
          <table:table-cell office:value-type="float" office:value="71.095" calcext:value-type="float">
            <text:p>71,095</text:p>
          </table:table-cell>
          <table:table-cell office:value-type="float" office:value="22.292862" calcext:value-type="float">
            <text:p>22,292862</text:p>
          </table:table-cell>
          <table:table-cell/>
          <table:table-cell office:value-type="float" office:value="265.497" calcext:value-type="float">
            <text:p>265,497</text:p>
          </table:table-cell>
          <table:table-cell office:value-type="float" office:value="218.675102" calcext:value-type="float">
            <text:p>218,675102</text:p>
          </table:table-cell>
          <table:table-cell table:number-columns-repeated="7"/>
        </table:table-row>
        <table:table-row table:style-name="ro1">
          <table:table-cell office:value-type="float" office:value="46.167" calcext:value-type="float">
            <text:p>46,167</text:p>
          </table:table-cell>
          <table:table-cell office:value-type="float" office:value="2.379093" calcext:value-type="float">
            <text:p>2,379093</text:p>
          </table:table-cell>
          <table:table-cell/>
          <table:table-cell office:value-type="float" office:value="68.933" calcext:value-type="float">
            <text:p>68,933</text:p>
          </table:table-cell>
          <table:table-cell office:value-type="float" office:value="22.285154" calcext:value-type="float">
            <text:p>22,285154</text:p>
          </table:table-cell>
          <table:table-cell/>
          <table:table-cell office:value-type="float" office:value="263.095" calcext:value-type="float">
            <text:p>263,095</text:p>
          </table:table-cell>
          <table:table-cell office:value-type="float" office:value="218.61587" calcext:value-type="float">
            <text:p>218,61587</text:p>
          </table:table-cell>
          <table:table-cell table:number-columns-repeated="7"/>
        </table:table-row>
        <table:table-row table:style-name="ro1">
          <table:table-cell office:value-type="float" office:value="47.14" calcext:value-type="float">
            <text:p>47,14</text:p>
          </table:table-cell>
          <table:table-cell office:value-type="float" office:value="2.377403" calcext:value-type="float">
            <text:p>2,377403</text:p>
          </table:table-cell>
          <table:table-cell/>
          <table:table-cell office:value-type="float" office:value="70.314" calcext:value-type="float">
            <text:p>70,314</text:p>
          </table:table-cell>
          <table:table-cell office:value-type="float" office:value="22.275391" calcext:value-type="float">
            <text:p>22,275391</text:p>
          </table:table-cell>
          <table:table-cell/>
          <table:table-cell office:value-type="float" office:value="263.339" calcext:value-type="float">
            <text:p>263,339</text:p>
          </table:table-cell>
          <table:table-cell office:value-type="float" office:value="218.583941" calcext:value-type="float">
            <text:p>218,583941</text:p>
          </table:table-cell>
          <table:table-cell table:number-columns-repeated="7"/>
        </table:table-row>
        <table:table-row table:style-name="ro1">
          <table:table-cell office:value-type="float" office:value="45.994" calcext:value-type="float">
            <text:p>45,994</text:p>
          </table:table-cell>
          <table:table-cell office:value-type="float" office:value="2.377188" calcext:value-type="float">
            <text:p>2,377188</text:p>
          </table:table-cell>
          <table:table-cell/>
          <table:table-cell office:value-type="float" office:value="72.291" calcext:value-type="float">
            <text:p>72,291</text:p>
          </table:table-cell>
          <table:table-cell office:value-type="float" office:value="22.270416" calcext:value-type="float">
            <text:p>22,270416</text:p>
          </table:table-cell>
          <table:table-cell/>
          <table:table-cell office:value-type="float" office:value="263.824" calcext:value-type="float">
            <text:p>263,824</text:p>
          </table:table-cell>
          <table:table-cell office:value-type="float" office:value="218.547263" calcext:value-type="float">
            <text:p>218,547263</text:p>
          </table:table-cell>
          <table:table-cell table:number-columns-repeated="7"/>
        </table:table-row>
        <table:table-row table:style-name="ro1">
          <table:table-cell office:value-type="float" office:value="48.889" calcext:value-type="float">
            <text:p>48,889</text:p>
          </table:table-cell>
          <table:table-cell office:value-type="float" office:value="2.376946" calcext:value-type="float">
            <text:p>2,376946</text:p>
          </table:table-cell>
          <table:table-cell/>
          <table:table-cell office:value-type="float" office:value="68.004" calcext:value-type="float">
            <text:p>68,004</text:p>
          </table:table-cell>
          <table:table-cell office:value-type="float" office:value="22.260816" calcext:value-type="float">
            <text:p>22,260816</text:p>
          </table:table-cell>
          <table:table-cell/>
          <table:table-cell office:value-type="float" office:value="265.775" calcext:value-type="float">
            <text:p>265,775</text:p>
          </table:table-cell>
          <table:table-cell office:value-type="float" office:value="218.395659" calcext:value-type="float">
            <text:p>218,395659</text:p>
          </table:table-cell>
          <table:table-cell table:number-columns-repeated="7"/>
        </table:table-row>
        <table:table-row table:style-name="ro1">
          <table:table-cell office:value-type="float" office:value="53.481" calcext:value-type="float">
            <text:p>53,481</text:p>
          </table:table-cell>
          <table:table-cell office:value-type="float" office:value="2.376923" calcext:value-type="float">
            <text:p>2,376923</text:p>
          </table:table-cell>
          <table:table-cell/>
          <table:table-cell office:value-type="float" office:value="68.323" calcext:value-type="float">
            <text:p>68,323</text:p>
          </table:table-cell>
          <table:table-cell office:value-type="float" office:value="22.236864" calcext:value-type="float">
            <text:p>22,236864</text:p>
          </table:table-cell>
          <table:table-cell/>
          <table:table-cell office:value-type="float" office:value="265.387" calcext:value-type="float">
            <text:p>265,387</text:p>
          </table:table-cell>
          <table:table-cell office:value-type="float" office:value="218.386532" calcext:value-type="float">
            <text:p>218,386532</text:p>
          </table:table-cell>
          <table:table-cell table:number-columns-repeated="7"/>
        </table:table-row>
        <table:table-row table:style-name="ro1">
          <table:table-cell office:value-type="float" office:value="45.896" calcext:value-type="float">
            <text:p>45,896</text:p>
          </table:table-cell>
          <table:table-cell office:value-type="float" office:value="2.375085" calcext:value-type="float">
            <text:p>2,375085</text:p>
          </table:table-cell>
          <table:table-cell/>
          <table:table-cell office:value-type="float" office:value="68.824" calcext:value-type="float">
            <text:p>68,824</text:p>
          </table:table-cell>
          <table:table-cell office:value-type="float" office:value="22.232699" calcext:value-type="float">
            <text:p>22,232699</text:p>
          </table:table-cell>
          <table:table-cell/>
          <table:table-cell office:value-type="float" office:value="263.524" calcext:value-type="float">
            <text:p>263,524</text:p>
          </table:table-cell>
          <table:table-cell office:value-type="float" office:value="218.256889" calcext:value-type="float">
            <text:p>218,256889</text:p>
          </table:table-cell>
          <table:table-cell table:number-columns-repeated="7"/>
        </table:table-row>
        <table:table-row table:style-name="ro1">
          <table:table-cell office:value-type="float" office:value="48.811" calcext:value-type="float">
            <text:p>48,811</text:p>
          </table:table-cell>
          <table:table-cell office:value-type="float" office:value="2.374259" calcext:value-type="float">
            <text:p>2,374259</text:p>
          </table:table-cell>
          <table:table-cell/>
          <table:table-cell office:value-type="float" office:value="67.957" calcext:value-type="float">
            <text:p>67,957</text:p>
          </table:table-cell>
          <table:table-cell office:value-type="float" office:value="22.229612" calcext:value-type="float">
            <text:p>22,229612</text:p>
          </table:table-cell>
          <table:table-cell/>
          <table:table-cell office:value-type="float" office:value="264.201" calcext:value-type="float">
            <text:p>264,201</text:p>
          </table:table-cell>
          <table:table-cell office:value-type="float" office:value="218.24868" calcext:value-type="float">
            <text:p>218,24868</text:p>
          </table:table-cell>
          <table:table-cell table:number-columns-repeated="7"/>
        </table:table-row>
        <table:table-row table:style-name="ro1">
          <table:table-cell office:value-type="float" office:value="48.506" calcext:value-type="float">
            <text:p>48,506</text:p>
          </table:table-cell>
          <table:table-cell office:value-type="float" office:value="2.372846" calcext:value-type="float">
            <text:p>2,372846</text:p>
          </table:table-cell>
          <table:table-cell/>
          <table:table-cell office:value-type="float" office:value="70.509" calcext:value-type="float">
            <text:p>70,509</text:p>
          </table:table-cell>
          <table:table-cell office:value-type="float" office:value="22.22034" calcext:value-type="float">
            <text:p>22,22034</text:p>
          </table:table-cell>
          <table:table-cell/>
          <table:table-cell office:value-type="float" office:value="263.741" calcext:value-type="float">
            <text:p>263,741</text:p>
          </table:table-cell>
          <table:table-cell office:value-type="float" office:value="218.190499" calcext:value-type="float">
            <text:p>218,190499</text:p>
          </table:table-cell>
          <table:table-cell table:number-columns-repeated="7"/>
        </table:table-row>
        <table:table-row table:style-name="ro1">
          <table:table-cell office:value-type="float" office:value="45.542" calcext:value-type="float">
            <text:p>45,542</text:p>
          </table:table-cell>
          <table:table-cell office:value-type="float" office:value="2.372688" calcext:value-type="float">
            <text:p>2,372688</text:p>
          </table:table-cell>
          <table:table-cell/>
          <table:table-cell office:value-type="float" office:value="68.619" calcext:value-type="float">
            <text:p>68,619</text:p>
          </table:table-cell>
          <table:table-cell office:value-type="float" office:value="22.2128" calcext:value-type="float">
            <text:p>22,2128</text:p>
          </table:table-cell>
          <table:table-cell/>
          <table:table-cell office:value-type="float" office:value="405.17" calcext:value-type="float">
            <text:p>405,17</text:p>
          </table:table-cell>
          <table:table-cell office:value-type="float" office:value="218.161891" calcext:value-type="float">
            <text:p>218,161891</text:p>
          </table:table-cell>
          <table:table-cell table:number-columns-repeated="7"/>
        </table:table-row>
        <table:table-row table:style-name="ro1">
          <table:table-cell office:value-type="float" office:value="47.771" calcext:value-type="float">
            <text:p>47,771</text:p>
          </table:table-cell>
          <table:table-cell office:value-type="float" office:value="2.370271" calcext:value-type="float">
            <text:p>2,370271</text:p>
          </table:table-cell>
          <table:table-cell/>
          <table:table-cell office:value-type="float" office:value="67.393" calcext:value-type="float">
            <text:p>67,393</text:p>
          </table:table-cell>
          <table:table-cell office:value-type="float" office:value="22.176377" calcext:value-type="float">
            <text:p>22,176377</text:p>
          </table:table-cell>
          <table:table-cell/>
          <table:table-cell office:value-type="float" office:value="265.975" calcext:value-type="float">
            <text:p>265,975</text:p>
          </table:table-cell>
          <table:table-cell office:value-type="float" office:value="218.140074" calcext:value-type="float">
            <text:p>218,140074</text:p>
          </table:table-cell>
          <table:table-cell table:number-columns-repeated="7"/>
        </table:table-row>
        <table:table-row table:style-name="ro1">
          <table:table-cell office:value-type="float" office:value="49.868" calcext:value-type="float">
            <text:p>49,868</text:p>
          </table:table-cell>
          <table:table-cell office:value-type="float" office:value="2.368414" calcext:value-type="float">
            <text:p>2,368414</text:p>
          </table:table-cell>
          <table:table-cell/>
          <table:table-cell office:value-type="float" office:value="69.245" calcext:value-type="float">
            <text:p>69,245</text:p>
          </table:table-cell>
          <table:table-cell office:value-type="float" office:value="22.170931" calcext:value-type="float">
            <text:p>22,170931</text:p>
          </table:table-cell>
          <table:table-cell/>
          <table:table-cell office:value-type="float" office:value="261.058" calcext:value-type="float">
            <text:p>261,058</text:p>
          </table:table-cell>
          <table:table-cell office:value-type="float" office:value="218.121784" calcext:value-type="float">
            <text:p>218,121784</text:p>
          </table:table-cell>
          <table:table-cell table:number-columns-repeated="7"/>
        </table:table-row>
        <table:table-row table:style-name="ro1">
          <table:table-cell office:value-type="float" office:value="44.895" calcext:value-type="float">
            <text:p>44,895</text:p>
          </table:table-cell>
          <table:table-cell office:value-type="float" office:value="2.367712" calcext:value-type="float">
            <text:p>2,367712</text:p>
          </table:table-cell>
          <table:table-cell/>
          <table:table-cell office:value-type="float" office:value="69.586" calcext:value-type="float">
            <text:p>69,586</text:p>
          </table:table-cell>
          <table:table-cell office:value-type="float" office:value="22.164725" calcext:value-type="float">
            <text:p>22,164725</text:p>
          </table:table-cell>
          <table:table-cell/>
          <table:table-cell office:value-type="float" office:value="263.225" calcext:value-type="float">
            <text:p>263,225</text:p>
          </table:table-cell>
          <table:table-cell office:value-type="float" office:value="218.106186" calcext:value-type="float">
            <text:p>218,106186</text:p>
          </table:table-cell>
          <table:table-cell table:number-columns-repeated="7"/>
        </table:table-row>
        <table:table-row table:style-name="ro1">
          <table:table-cell office:value-type="float" office:value="63.879" calcext:value-type="float">
            <text:p>63,879</text:p>
          </table:table-cell>
          <table:table-cell office:value-type="float" office:value="2.366742" calcext:value-type="float">
            <text:p>2,366742</text:p>
          </table:table-cell>
          <table:table-cell/>
          <table:table-cell office:value-type="float" office:value="68.666" calcext:value-type="float">
            <text:p>68,666</text:p>
          </table:table-cell>
          <table:table-cell office:value-type="float" office:value="22.161224" calcext:value-type="float">
            <text:p>22,161224</text:p>
          </table:table-cell>
          <table:table-cell/>
          <table:table-cell office:value-type="float" office:value="262.822" calcext:value-type="float">
            <text:p>262,822</text:p>
          </table:table-cell>
          <table:table-cell office:value-type="float" office:value="217.858088" calcext:value-type="float">
            <text:p>217,858088</text:p>
          </table:table-cell>
          <table:table-cell table:number-columns-repeated="7"/>
        </table:table-row>
        <table:table-row table:style-name="ro1">
          <table:table-cell office:value-type="float" office:value="47.715" calcext:value-type="float">
            <text:p>47,715</text:p>
          </table:table-cell>
          <table:table-cell office:value-type="float" office:value="2.366561" calcext:value-type="float">
            <text:p>2,366561</text:p>
          </table:table-cell>
          <table:table-cell/>
          <table:table-cell office:value-type="float" office:value="67.837" calcext:value-type="float">
            <text:p>67,837</text:p>
          </table:table-cell>
          <table:table-cell office:value-type="float" office:value="22.153185" calcext:value-type="float">
            <text:p>22,153185</text:p>
          </table:table-cell>
          <table:table-cell/>
          <table:table-cell office:value-type="float" office:value="263.085" calcext:value-type="float">
            <text:p>263,085</text:p>
          </table:table-cell>
          <table:table-cell office:value-type="float" office:value="217.734293" calcext:value-type="float">
            <text:p>217,734293</text:p>
          </table:table-cell>
          <table:table-cell table:number-columns-repeated="7"/>
        </table:table-row>
        <table:table-row table:style-name="ro1">
          <table:table-cell office:value-type="float" office:value="50.188" calcext:value-type="float">
            <text:p>50,188</text:p>
          </table:table-cell>
          <table:table-cell office:value-type="float" office:value="2.365072" calcext:value-type="float">
            <text:p>2,365072</text:p>
          </table:table-cell>
          <table:table-cell/>
          <table:table-cell office:value-type="float" office:value="67.392" calcext:value-type="float">
            <text:p>67,392</text:p>
          </table:table-cell>
          <table:table-cell office:value-type="float" office:value="22.144839" calcext:value-type="float">
            <text:p>22,144839</text:p>
          </table:table-cell>
          <table:table-cell/>
          <table:table-cell office:value-type="float" office:value="294.956" calcext:value-type="float">
            <text:p>294,956</text:p>
          </table:table-cell>
          <table:table-cell office:value-type="float" office:value="217.704783" calcext:value-type="float">
            <text:p>217,704783</text:p>
          </table:table-cell>
          <table:table-cell table:number-columns-repeated="7"/>
        </table:table-row>
        <table:table-row table:style-name="ro1">
          <table:table-cell office:value-type="float" office:value="48.716" calcext:value-type="float">
            <text:p>48,716</text:p>
          </table:table-cell>
          <table:table-cell office:value-type="float" office:value="2.364838" calcext:value-type="float">
            <text:p>2,364838</text:p>
          </table:table-cell>
          <table:table-cell/>
          <table:table-cell office:value-type="float" office:value="70.35" calcext:value-type="float">
            <text:p>70,35</text:p>
          </table:table-cell>
          <table:table-cell office:value-type="float" office:value="22.143851" calcext:value-type="float">
            <text:p>22,143851</text:p>
          </table:table-cell>
          <table:table-cell/>
          <table:table-cell office:value-type="float" office:value="263.222" calcext:value-type="float">
            <text:p>263,222</text:p>
          </table:table-cell>
          <table:table-cell office:value-type="float" office:value="217.624875" calcext:value-type="float">
            <text:p>217,624875</text:p>
          </table:table-cell>
          <table:table-cell table:number-columns-repeated="7"/>
        </table:table-row>
        <table:table-row table:style-name="ro1">
          <table:table-cell office:value-type="float" office:value="48.811" calcext:value-type="float">
            <text:p>48,811</text:p>
          </table:table-cell>
          <table:table-cell office:value-type="float" office:value="2.363023" calcext:value-type="float">
            <text:p>2,363023</text:p>
          </table:table-cell>
          <table:table-cell/>
          <table:table-cell office:value-type="float" office:value="66.098" calcext:value-type="float">
            <text:p>66,098</text:p>
          </table:table-cell>
          <table:table-cell office:value-type="float" office:value="22.135977" calcext:value-type="float">
            <text:p>22,135977</text:p>
          </table:table-cell>
          <table:table-cell/>
          <table:table-cell office:value-type="float" office:value="266.183" calcext:value-type="float">
            <text:p>266,183</text:p>
          </table:table-cell>
          <table:table-cell office:value-type="float" office:value="217.512247" calcext:value-type="float">
            <text:p>217,512247</text:p>
          </table:table-cell>
          <table:table-cell table:number-columns-repeated="7"/>
        </table:table-row>
        <table:table-row table:style-name="ro1">
          <table:table-cell office:value-type="float" office:value="48.054" calcext:value-type="float">
            <text:p>48,054</text:p>
          </table:table-cell>
          <table:table-cell office:value-type="float" office:value="2.358648" calcext:value-type="float">
            <text:p>2,358648</text:p>
          </table:table-cell>
          <table:table-cell/>
          <table:table-cell office:value-type="float" office:value="69.98" calcext:value-type="float">
            <text:p>69,98</text:p>
          </table:table-cell>
          <table:table-cell office:value-type="float" office:value="22.131353" calcext:value-type="float">
            <text:p>22,131353</text:p>
          </table:table-cell>
          <table:table-cell/>
          <table:table-cell office:value-type="float" office:value="266.566" calcext:value-type="float">
            <text:p>266,566</text:p>
          </table:table-cell>
          <table:table-cell office:value-type="float" office:value="217.489753" calcext:value-type="float">
            <text:p>217,489753</text:p>
          </table:table-cell>
          <table:table-cell table:number-columns-repeated="7"/>
        </table:table-row>
        <table:table-row table:style-name="ro1">
          <table:table-cell office:value-type="float" office:value="49.325" calcext:value-type="float">
            <text:p>49,325</text:p>
          </table:table-cell>
          <table:table-cell office:value-type="float" office:value="2.357333" calcext:value-type="float">
            <text:p>2,357333</text:p>
          </table:table-cell>
          <table:table-cell/>
          <table:table-cell office:value-type="float" office:value="72.268" calcext:value-type="float">
            <text:p>72,268</text:p>
          </table:table-cell>
          <table:table-cell office:value-type="float" office:value="22.122921" calcext:value-type="float">
            <text:p>22,122921</text:p>
          </table:table-cell>
          <table:table-cell/>
          <table:table-cell office:value-type="float" office:value="261.899" calcext:value-type="float">
            <text:p>261,899</text:p>
          </table:table-cell>
          <table:table-cell office:value-type="float" office:value="217.460489" calcext:value-type="float">
            <text:p>217,460489</text:p>
          </table:table-cell>
          <table:table-cell table:number-columns-repeated="7"/>
        </table:table-row>
        <table:table-row table:style-name="ro1">
          <table:table-cell office:value-type="float" office:value="48.046" calcext:value-type="float">
            <text:p>48,046</text:p>
          </table:table-cell>
          <table:table-cell office:value-type="float" office:value="2.357151" calcext:value-type="float">
            <text:p>2,357151</text:p>
          </table:table-cell>
          <table:table-cell/>
          <table:table-cell office:value-type="float" office:value="67.874" calcext:value-type="float">
            <text:p>67,874</text:p>
          </table:table-cell>
          <table:table-cell office:value-type="float" office:value="22.122763" calcext:value-type="float">
            <text:p>22,122763</text:p>
          </table:table-cell>
          <table:table-cell/>
          <table:table-cell office:value-type="float" office:value="284.919" calcext:value-type="float">
            <text:p>284,919</text:p>
          </table:table-cell>
          <table:table-cell office:value-type="float" office:value="217.061683" calcext:value-type="float">
            <text:p>217,061683</text:p>
          </table:table-cell>
          <table:table-cell table:number-columns-repeated="7"/>
        </table:table-row>
        <table:table-row table:style-name="ro1">
          <table:table-cell office:value-type="float" office:value="48.724" calcext:value-type="float">
            <text:p>48,724</text:p>
          </table:table-cell>
          <table:table-cell office:value-type="float" office:value="2.356532" calcext:value-type="float">
            <text:p>2,356532</text:p>
          </table:table-cell>
          <table:table-cell/>
          <table:table-cell office:value-type="float" office:value="71.703" calcext:value-type="float">
            <text:p>71,703</text:p>
          </table:table-cell>
          <table:table-cell office:value-type="float" office:value="22.120622" calcext:value-type="float">
            <text:p>22,120622</text:p>
          </table:table-cell>
          <table:table-cell/>
          <table:table-cell office:value-type="float" office:value="262.751" calcext:value-type="float">
            <text:p>262,751</text:p>
          </table:table-cell>
          <table:table-cell office:value-type="float" office:value="217.058367" calcext:value-type="float">
            <text:p>217,058367</text:p>
          </table:table-cell>
          <table:table-cell table:number-columns-repeated="7"/>
        </table:table-row>
        <table:table-row table:style-name="ro1">
          <table:table-cell office:value-type="float" office:value="50.232" calcext:value-type="float">
            <text:p>50,232</text:p>
          </table:table-cell>
          <table:table-cell office:value-type="float" office:value="2.356237" calcext:value-type="float">
            <text:p>2,356237</text:p>
          </table:table-cell>
          <table:table-cell/>
          <table:table-cell office:value-type="float" office:value="71.842" calcext:value-type="float">
            <text:p>71,842</text:p>
          </table:table-cell>
          <table:table-cell office:value-type="float" office:value="22.117441" calcext:value-type="float">
            <text:p>22,117441</text:p>
          </table:table-cell>
          <table:table-cell/>
          <table:table-cell office:value-type="float" office:value="261.348" calcext:value-type="float">
            <text:p>261,348</text:p>
          </table:table-cell>
          <table:table-cell office:value-type="float" office:value="216.865766" calcext:value-type="float">
            <text:p>216,865766</text:p>
          </table:table-cell>
          <table:table-cell table:number-columns-repeated="7"/>
        </table:table-row>
        <table:table-row table:style-name="ro1">
          <table:table-cell office:value-type="float" office:value="48.418" calcext:value-type="float">
            <text:p>48,418</text:p>
          </table:table-cell>
          <table:table-cell office:value-type="float" office:value="2.355897" calcext:value-type="float">
            <text:p>2,355897</text:p>
          </table:table-cell>
          <table:table-cell/>
          <table:table-cell office:value-type="float" office:value="68.923" calcext:value-type="float">
            <text:p>68,923</text:p>
          </table:table-cell>
          <table:table-cell office:value-type="float" office:value="22.113484" calcext:value-type="float">
            <text:p>22,113484</text:p>
          </table:table-cell>
          <table:table-cell/>
          <table:table-cell office:value-type="float" office:value="261.399" calcext:value-type="float">
            <text:p>261,399</text:p>
          </table:table-cell>
          <table:table-cell office:value-type="float" office:value="216.821644" calcext:value-type="float">
            <text:p>216,821644</text:p>
          </table:table-cell>
          <table:table-cell table:number-columns-repeated="7"/>
        </table:table-row>
        <table:table-row table:style-name="ro1">
          <table:table-cell office:value-type="float" office:value="47.073" calcext:value-type="float">
            <text:p>47,073</text:p>
          </table:table-cell>
          <table:table-cell office:value-type="float" office:value="2.35325" calcext:value-type="float">
            <text:p>2,35325</text:p>
          </table:table-cell>
          <table:table-cell/>
          <table:table-cell office:value-type="float" office:value="144.854" calcext:value-type="float">
            <text:p>144,854</text:p>
          </table:table-cell>
          <table:table-cell office:value-type="float" office:value="22.105563" calcext:value-type="float">
            <text:p>22,105563</text:p>
          </table:table-cell>
          <table:table-cell/>
          <table:table-cell office:value-type="float" office:value="264.095" calcext:value-type="float">
            <text:p>264,095</text:p>
          </table:table-cell>
          <table:table-cell office:value-type="float" office:value="216.725936" calcext:value-type="float">
            <text:p>216,725936</text:p>
          </table:table-cell>
          <table:table-cell table:number-columns-repeated="7"/>
        </table:table-row>
        <table:table-row table:style-name="ro1">
          <table:table-cell office:value-type="float" office:value="47.487" calcext:value-type="float">
            <text:p>47,487</text:p>
          </table:table-cell>
          <table:table-cell office:value-type="float" office:value="2.353181" calcext:value-type="float">
            <text:p>2,353181</text:p>
          </table:table-cell>
          <table:table-cell/>
          <table:table-cell office:value-type="float" office:value="70.523" calcext:value-type="float">
            <text:p>70,523</text:p>
          </table:table-cell>
          <table:table-cell office:value-type="float" office:value="22.105547" calcext:value-type="float">
            <text:p>22,105547</text:p>
          </table:table-cell>
          <table:table-cell/>
          <table:table-cell office:value-type="float" office:value="263.816" calcext:value-type="float">
            <text:p>263,816</text:p>
          </table:table-cell>
          <table:table-cell office:value-type="float" office:value="216.71329" calcext:value-type="float">
            <text:p>216,71329</text:p>
          </table:table-cell>
          <table:table-cell table:number-columns-repeated="7"/>
        </table:table-row>
        <table:table-row table:style-name="ro1">
          <table:table-cell office:value-type="float" office:value="48.598" calcext:value-type="float">
            <text:p>48,598</text:p>
          </table:table-cell>
          <table:table-cell office:value-type="float" office:value="2.350746" calcext:value-type="float">
            <text:p>2,350746</text:p>
          </table:table-cell>
          <table:table-cell/>
          <table:table-cell office:value-type="float" office:value="70.227" calcext:value-type="float">
            <text:p>70,227</text:p>
          </table:table-cell>
          <table:table-cell office:value-type="float" office:value="22.089825" calcext:value-type="float">
            <text:p>22,089825</text:p>
          </table:table-cell>
          <table:table-cell/>
          <table:table-cell office:value-type="float" office:value="261.028" calcext:value-type="float">
            <text:p>261,028</text:p>
          </table:table-cell>
          <table:table-cell office:value-type="float" office:value="216.707924" calcext:value-type="float">
            <text:p>216,707924</text:p>
          </table:table-cell>
          <table:table-cell table:number-columns-repeated="7"/>
        </table:table-row>
        <table:table-row table:style-name="ro1">
          <table:table-cell office:value-type="float" office:value="47.699" calcext:value-type="float">
            <text:p>47,699</text:p>
          </table:table-cell>
          <table:table-cell office:value-type="float" office:value="2.350626" calcext:value-type="float">
            <text:p>2,350626</text:p>
          </table:table-cell>
          <table:table-cell/>
          <table:table-cell office:value-type="float" office:value="67.193" calcext:value-type="float">
            <text:p>67,193</text:p>
          </table:table-cell>
          <table:table-cell office:value-type="float" office:value="22.08528" calcext:value-type="float">
            <text:p>22,08528</text:p>
          </table:table-cell>
          <table:table-cell/>
          <table:table-cell office:value-type="float" office:value="261.077" calcext:value-type="float">
            <text:p>261,077</text:p>
          </table:table-cell>
          <table:table-cell office:value-type="float" office:value="216.700623" calcext:value-type="float">
            <text:p>216,700623</text:p>
          </table:table-cell>
          <table:table-cell table:number-columns-repeated="7"/>
        </table:table-row>
        <table:table-row table:style-name="ro1">
          <table:table-cell office:value-type="float" office:value="47.045" calcext:value-type="float">
            <text:p>47,045</text:p>
          </table:table-cell>
          <table:table-cell office:value-type="float" office:value="2.349158" calcext:value-type="float">
            <text:p>2,349158</text:p>
          </table:table-cell>
          <table:table-cell/>
          <table:table-cell office:value-type="float" office:value="68.188" calcext:value-type="float">
            <text:p>68,188</text:p>
          </table:table-cell>
          <table:table-cell office:value-type="float" office:value="22.084892" calcext:value-type="float">
            <text:p>22,084892</text:p>
          </table:table-cell>
          <table:table-cell/>
          <table:table-cell office:value-type="float" office:value="264.057" calcext:value-type="float">
            <text:p>264,057</text:p>
          </table:table-cell>
          <table:table-cell office:value-type="float" office:value="216.69371" calcext:value-type="float">
            <text:p>216,69371</text:p>
          </table:table-cell>
          <table:table-cell table:number-columns-repeated="7"/>
        </table:table-row>
        <table:table-row table:style-name="ro1">
          <table:table-cell office:value-type="float" office:value="53.68" calcext:value-type="float">
            <text:p>53,68</text:p>
          </table:table-cell>
          <table:table-cell office:value-type="float" office:value="2.347767" calcext:value-type="float">
            <text:p>2,347767</text:p>
          </table:table-cell>
          <table:table-cell/>
          <table:table-cell office:value-type="float" office:value="67.594" calcext:value-type="float">
            <text:p>67,594</text:p>
          </table:table-cell>
          <table:table-cell office:value-type="float" office:value="22.07759" calcext:value-type="float">
            <text:p>22,07759</text:p>
          </table:table-cell>
          <table:table-cell/>
          <table:table-cell office:value-type="float" office:value="266.58" calcext:value-type="float">
            <text:p>266,58</text:p>
          </table:table-cell>
          <table:table-cell office:value-type="float" office:value="216.490993" calcext:value-type="float">
            <text:p>216,490993</text:p>
          </table:table-cell>
          <table:table-cell table:number-columns-repeated="7"/>
        </table:table-row>
        <table:table-row table:style-name="ro1">
          <table:table-cell office:value-type="float" office:value="51.728" calcext:value-type="float">
            <text:p>51,728</text:p>
          </table:table-cell>
          <table:table-cell office:value-type="float" office:value="2.344735" calcext:value-type="float">
            <text:p>2,344735</text:p>
          </table:table-cell>
          <table:table-cell/>
          <table:table-cell office:value-type="float" office:value="65.567" calcext:value-type="float">
            <text:p>65,567</text:p>
          </table:table-cell>
          <table:table-cell office:value-type="float" office:value="22.06697" calcext:value-type="float">
            <text:p>22,06697</text:p>
          </table:table-cell>
          <table:table-cell/>
          <table:table-cell office:value-type="float" office:value="287.204" calcext:value-type="float">
            <text:p>287,204</text:p>
          </table:table-cell>
          <table:table-cell office:value-type="float" office:value="216.415043" calcext:value-type="float">
            <text:p>216,415043</text:p>
          </table:table-cell>
          <table:table-cell table:number-columns-repeated="7"/>
        </table:table-row>
        <table:table-row table:style-name="ro1">
          <table:table-cell office:value-type="float" office:value="52.247" calcext:value-type="float">
            <text:p>52,247</text:p>
          </table:table-cell>
          <table:table-cell office:value-type="float" office:value="2.343871" calcext:value-type="float">
            <text:p>2,343871</text:p>
          </table:table-cell>
          <table:table-cell/>
          <table:table-cell office:value-type="float" office:value="69.644" calcext:value-type="float">
            <text:p>69,644</text:p>
          </table:table-cell>
          <table:table-cell office:value-type="float" office:value="22.05488" calcext:value-type="float">
            <text:p>22,05488</text:p>
          </table:table-cell>
          <table:table-cell/>
          <table:table-cell office:value-type="float" office:value="260.009" calcext:value-type="float">
            <text:p>260,009</text:p>
          </table:table-cell>
          <table:table-cell office:value-type="float" office:value="216.403254" calcext:value-type="float">
            <text:p>216,403254</text:p>
          </table:table-cell>
          <table:table-cell table:number-columns-repeated="7"/>
        </table:table-row>
        <table:table-row table:style-name="ro1">
          <table:table-cell office:value-type="float" office:value="51.701" calcext:value-type="float">
            <text:p>51,701</text:p>
          </table:table-cell>
          <table:table-cell office:value-type="float" office:value="2.338436" calcext:value-type="float">
            <text:p>2,338436</text:p>
          </table:table-cell>
          <table:table-cell/>
          <table:table-cell office:value-type="float" office:value="71.037" calcext:value-type="float">
            <text:p>71,037</text:p>
          </table:table-cell>
          <table:table-cell office:value-type="float" office:value="22.0543" calcext:value-type="float">
            <text:p>22,0543</text:p>
          </table:table-cell>
          <table:table-cell/>
          <table:table-cell office:value-type="float" office:value="262.941" calcext:value-type="float">
            <text:p>262,941</text:p>
          </table:table-cell>
          <table:table-cell office:value-type="float" office:value="216.339662" calcext:value-type="float">
            <text:p>216,339662</text:p>
          </table:table-cell>
          <table:table-cell table:number-columns-repeated="7"/>
        </table:table-row>
        <table:table-row table:style-name="ro1">
          <table:table-cell office:value-type="float" office:value="48.802" calcext:value-type="float">
            <text:p>48,802</text:p>
          </table:table-cell>
          <table:table-cell office:value-type="float" office:value="2.337244" calcext:value-type="float">
            <text:p>2,337244</text:p>
          </table:table-cell>
          <table:table-cell/>
          <table:table-cell office:value-type="float" office:value="68.853" calcext:value-type="float">
            <text:p>68,853</text:p>
          </table:table-cell>
          <table:table-cell office:value-type="float" office:value="22.045996" calcext:value-type="float">
            <text:p>22,045996</text:p>
          </table:table-cell>
          <table:table-cell/>
          <table:table-cell office:value-type="float" office:value="262.91" calcext:value-type="float">
            <text:p>262,91</text:p>
          </table:table-cell>
          <table:table-cell office:value-type="float" office:value="216.277084" calcext:value-type="float">
            <text:p>216,277084</text:p>
          </table:table-cell>
          <table:table-cell table:number-columns-repeated="7"/>
        </table:table-row>
        <table:table-row table:style-name="ro1">
          <table:table-cell office:value-type="float" office:value="46.529" calcext:value-type="float">
            <text:p>46,529</text:p>
          </table:table-cell>
          <table:table-cell office:value-type="float" office:value="2.336997" calcext:value-type="float">
            <text:p>2,336997</text:p>
          </table:table-cell>
          <table:table-cell/>
          <table:table-cell office:value-type="float" office:value="67.963" calcext:value-type="float">
            <text:p>67,963</text:p>
          </table:table-cell>
          <table:table-cell office:value-type="float" office:value="22.044762" calcext:value-type="float">
            <text:p>22,044762</text:p>
          </table:table-cell>
          <table:table-cell/>
          <table:table-cell office:value-type="float" office:value="262.26" calcext:value-type="float">
            <text:p>262,26</text:p>
          </table:table-cell>
          <table:table-cell office:value-type="float" office:value="216.23845" calcext:value-type="float">
            <text:p>216,23845</text:p>
          </table:table-cell>
          <table:table-cell table:number-columns-repeated="7"/>
        </table:table-row>
        <table:table-row table:style-name="ro1">
          <table:table-cell office:value-type="float" office:value="46.884" calcext:value-type="float">
            <text:p>46,884</text:p>
          </table:table-cell>
          <table:table-cell office:value-type="float" office:value="2.333064" calcext:value-type="float">
            <text:p>2,333064</text:p>
          </table:table-cell>
          <table:table-cell/>
          <table:table-cell office:value-type="float" office:value="65.278" calcext:value-type="float">
            <text:p>65,278</text:p>
          </table:table-cell>
          <table:table-cell office:value-type="float" office:value="22.043785" calcext:value-type="float">
            <text:p>22,043785</text:p>
          </table:table-cell>
          <table:table-cell/>
          <table:table-cell office:value-type="float" office:value="265.524" calcext:value-type="float">
            <text:p>265,524</text:p>
          </table:table-cell>
          <table:table-cell office:value-type="float" office:value="216.232981" calcext:value-type="float">
            <text:p>216,232981</text:p>
          </table:table-cell>
          <table:table-cell table:number-columns-repeated="7"/>
        </table:table-row>
        <table:table-row table:style-name="ro1">
          <table:table-cell office:value-type="float" office:value="52.476" calcext:value-type="float">
            <text:p>52,476</text:p>
          </table:table-cell>
          <table:table-cell office:value-type="float" office:value="2.33201" calcext:value-type="float">
            <text:p>2,33201</text:p>
          </table:table-cell>
          <table:table-cell/>
          <table:table-cell office:value-type="float" office:value="68.038" calcext:value-type="float">
            <text:p>68,038</text:p>
          </table:table-cell>
          <table:table-cell office:value-type="float" office:value="22.042725" calcext:value-type="float">
            <text:p>22,042725</text:p>
          </table:table-cell>
          <table:table-cell/>
          <table:table-cell office:value-type="float" office:value="263.553" calcext:value-type="float">
            <text:p>263,553</text:p>
          </table:table-cell>
          <table:table-cell office:value-type="float" office:value="216.215326" calcext:value-type="float">
            <text:p>216,215326</text:p>
          </table:table-cell>
          <table:table-cell table:number-columns-repeated="7"/>
        </table:table-row>
        <table:table-row table:style-name="ro1">
          <table:table-cell office:value-type="float" office:value="49.744" calcext:value-type="float">
            <text:p>49,744</text:p>
          </table:table-cell>
          <table:table-cell office:value-type="float" office:value="2.330854" calcext:value-type="float">
            <text:p>2,330854</text:p>
          </table:table-cell>
          <table:table-cell/>
          <table:table-cell office:value-type="float" office:value="67.656" calcext:value-type="float">
            <text:p>67,656</text:p>
          </table:table-cell>
          <table:table-cell office:value-type="float" office:value="22.031854" calcext:value-type="float">
            <text:p>22,031854</text:p>
          </table:table-cell>
          <table:table-cell/>
          <table:table-cell office:value-type="float" office:value="263.645" calcext:value-type="float">
            <text:p>263,645</text:p>
          </table:table-cell>
          <table:table-cell office:value-type="float" office:value="216.168913" calcext:value-type="float">
            <text:p>216,168913</text:p>
          </table:table-cell>
          <table:table-cell table:number-columns-repeated="7"/>
        </table:table-row>
        <table:table-row table:style-name="ro1">
          <table:table-cell office:value-type="float" office:value="46.232" calcext:value-type="float">
            <text:p>46,232</text:p>
          </table:table-cell>
          <table:table-cell office:value-type="float" office:value="2.330495" calcext:value-type="float">
            <text:p>2,330495</text:p>
          </table:table-cell>
          <table:table-cell/>
          <table:table-cell office:value-type="float" office:value="69.659" calcext:value-type="float">
            <text:p>69,659</text:p>
          </table:table-cell>
          <table:table-cell office:value-type="float" office:value="22.024729" calcext:value-type="float">
            <text:p>22,024729</text:p>
          </table:table-cell>
          <table:table-cell/>
          <table:table-cell office:value-type="float" office:value="259.537" calcext:value-type="float">
            <text:p>259,537</text:p>
          </table:table-cell>
          <table:table-cell office:value-type="float" office:value="216.053991" calcext:value-type="float">
            <text:p>216,053991</text:p>
          </table:table-cell>
          <table:table-cell table:number-columns-repeated="7"/>
        </table:table-row>
        <table:table-row table:style-name="ro1">
          <table:table-cell office:value-type="float" office:value="49.91" calcext:value-type="float">
            <text:p>49,91</text:p>
          </table:table-cell>
          <table:table-cell office:value-type="float" office:value="2.330433" calcext:value-type="float">
            <text:p>2,330433</text:p>
          </table:table-cell>
          <table:table-cell/>
          <table:table-cell office:value-type="float" office:value="68.519" calcext:value-type="float">
            <text:p>68,519</text:p>
          </table:table-cell>
          <table:table-cell office:value-type="float" office:value="22.019619" calcext:value-type="float">
            <text:p>22,019619</text:p>
          </table:table-cell>
          <table:table-cell/>
          <table:table-cell office:value-type="float" office:value="262.029" calcext:value-type="float">
            <text:p>262,029</text:p>
          </table:table-cell>
          <table:table-cell office:value-type="float" office:value="216.007825" calcext:value-type="float">
            <text:p>216,007825</text:p>
          </table:table-cell>
          <table:table-cell table:number-columns-repeated="7"/>
        </table:table-row>
        <table:table-row table:style-name="ro1">
          <table:table-cell office:value-type="float" office:value="48.574" calcext:value-type="float">
            <text:p>48,574</text:p>
          </table:table-cell>
          <table:table-cell office:value-type="float" office:value="2.328657" calcext:value-type="float">
            <text:p>2,328657</text:p>
          </table:table-cell>
          <table:table-cell/>
          <table:table-cell office:value-type="float" office:value="69.843" calcext:value-type="float">
            <text:p>69,843</text:p>
          </table:table-cell>
          <table:table-cell office:value-type="float" office:value="21.996728" calcext:value-type="float">
            <text:p>21,996728</text:p>
          </table:table-cell>
          <table:table-cell/>
          <table:table-cell office:value-type="float" office:value="261.254" calcext:value-type="float">
            <text:p>261,254</text:p>
          </table:table-cell>
          <table:table-cell office:value-type="float" office:value="215.964495" calcext:value-type="float">
            <text:p>215,964495</text:p>
          </table:table-cell>
          <table:table-cell table:number-columns-repeated="7"/>
        </table:table-row>
        <table:table-row table:style-name="ro1">
          <table:table-cell office:value-type="float" office:value="46.379" calcext:value-type="float">
            <text:p>46,379</text:p>
          </table:table-cell>
          <table:table-cell office:value-type="float" office:value="2.327722" calcext:value-type="float">
            <text:p>2,327722</text:p>
          </table:table-cell>
          <table:table-cell/>
          <table:table-cell office:value-type="float" office:value="150.222" calcext:value-type="float">
            <text:p>150,222</text:p>
          </table:table-cell>
          <table:table-cell office:value-type="float" office:value="21.988761" calcext:value-type="float">
            <text:p>21,988761</text:p>
          </table:table-cell>
          <table:table-cell/>
          <table:table-cell office:value-type="float" office:value="265.073" calcext:value-type="float">
            <text:p>265,073</text:p>
          </table:table-cell>
          <table:table-cell office:value-type="float" office:value="215.846293" calcext:value-type="float">
            <text:p>215,846293</text:p>
          </table:table-cell>
          <table:table-cell table:number-columns-repeated="7"/>
        </table:table-row>
        <table:table-row table:style-name="ro1">
          <table:table-cell office:value-type="float" office:value="48.547" calcext:value-type="float">
            <text:p>48,547</text:p>
          </table:table-cell>
          <table:table-cell office:value-type="float" office:value="2.324824" calcext:value-type="float">
            <text:p>2,324824</text:p>
          </table:table-cell>
          <table:table-cell/>
          <table:table-cell office:value-type="float" office:value="73.993" calcext:value-type="float">
            <text:p>73,993</text:p>
          </table:table-cell>
          <table:table-cell office:value-type="float" office:value="21.981523" calcext:value-type="float">
            <text:p>21,981523</text:p>
          </table:table-cell>
          <table:table-cell/>
          <table:table-cell office:value-type="float" office:value="343.316" calcext:value-type="float">
            <text:p>343,316</text:p>
          </table:table-cell>
          <table:table-cell office:value-type="float" office:value="215.837225" calcext:value-type="float">
            <text:p>215,837225</text:p>
          </table:table-cell>
          <table:table-cell table:number-columns-repeated="7"/>
        </table:table-row>
        <table:table-row table:style-name="ro1">
          <table:table-cell office:value-type="float" office:value="48.927" calcext:value-type="float">
            <text:p>48,927</text:p>
          </table:table-cell>
          <table:table-cell office:value-type="float" office:value="2.324442" calcext:value-type="float">
            <text:p>2,324442</text:p>
          </table:table-cell>
          <table:table-cell/>
          <table:table-cell office:value-type="float" office:value="67.488" calcext:value-type="float">
            <text:p>67,488</text:p>
          </table:table-cell>
          <table:table-cell office:value-type="float" office:value="21.971431" calcext:value-type="float">
            <text:p>21,971431</text:p>
          </table:table-cell>
          <table:table-cell/>
          <table:table-cell office:value-type="float" office:value="261.609" calcext:value-type="float">
            <text:p>261,609</text:p>
          </table:table-cell>
          <table:table-cell office:value-type="float" office:value="215.811348" calcext:value-type="float">
            <text:p>215,811348</text:p>
          </table:table-cell>
          <table:table-cell table:number-columns-repeated="7"/>
        </table:table-row>
        <table:table-row table:style-name="ro1">
          <table:table-cell office:value-type="float" office:value="48.46" calcext:value-type="float">
            <text:p>48,46</text:p>
          </table:table-cell>
          <table:table-cell office:value-type="float" office:value="2.324113" calcext:value-type="float">
            <text:p>2,324113</text:p>
          </table:table-cell>
          <table:table-cell/>
          <table:table-cell office:value-type="float" office:value="66.943" calcext:value-type="float">
            <text:p>66,943</text:p>
          </table:table-cell>
          <table:table-cell office:value-type="float" office:value="21.969149" calcext:value-type="float">
            <text:p>21,969149</text:p>
          </table:table-cell>
          <table:table-cell/>
          <table:table-cell office:value-type="float" office:value="260.649" calcext:value-type="float">
            <text:p>260,649</text:p>
          </table:table-cell>
          <table:table-cell office:value-type="float" office:value="215.77186" calcext:value-type="float">
            <text:p>215,77186</text:p>
          </table:table-cell>
          <table:table-cell table:number-columns-repeated="7"/>
        </table:table-row>
        <table:table-row table:style-name="ro1">
          <table:table-cell office:value-type="float" office:value="47.187" calcext:value-type="float">
            <text:p>47,187</text:p>
          </table:table-cell>
          <table:table-cell office:value-type="float" office:value="2.32266" calcext:value-type="float">
            <text:p>2,32266</text:p>
          </table:table-cell>
          <table:table-cell/>
          <table:table-cell office:value-type="float" office:value="69.897" calcext:value-type="float">
            <text:p>69,897</text:p>
          </table:table-cell>
          <table:table-cell office:value-type="float" office:value="21.968323" calcext:value-type="float">
            <text:p>21,968323</text:p>
          </table:table-cell>
          <table:table-cell/>
          <table:table-cell office:value-type="float" office:value="261.938" calcext:value-type="float">
            <text:p>261,938</text:p>
          </table:table-cell>
          <table:table-cell office:value-type="float" office:value="215.765993" calcext:value-type="float">
            <text:p>215,765993</text:p>
          </table:table-cell>
          <table:table-cell table:number-columns-repeated="7"/>
        </table:table-row>
        <table:table-row table:style-name="ro1">
          <table:table-cell office:value-type="float" office:value="49.783" calcext:value-type="float">
            <text:p>49,783</text:p>
          </table:table-cell>
          <table:table-cell office:value-type="float" office:value="2.322404" calcext:value-type="float">
            <text:p>2,322404</text:p>
          </table:table-cell>
          <table:table-cell/>
          <table:table-cell office:value-type="float" office:value="67.428" calcext:value-type="float">
            <text:p>67,428</text:p>
          </table:table-cell>
          <table:table-cell office:value-type="float" office:value="21.959283" calcext:value-type="float">
            <text:p>21,959283</text:p>
          </table:table-cell>
          <table:table-cell/>
          <table:table-cell office:value-type="float" office:value="266.215" calcext:value-type="float">
            <text:p>266,215</text:p>
          </table:table-cell>
          <table:table-cell office:value-type="float" office:value="215.757493" calcext:value-type="float">
            <text:p>215,757493</text:p>
          </table:table-cell>
          <table:table-cell table:number-columns-repeated="7"/>
        </table:table-row>
        <table:table-row table:style-name="ro1">
          <table:table-cell office:value-type="float" office:value="46.373" calcext:value-type="float">
            <text:p>46,373</text:p>
          </table:table-cell>
          <table:table-cell office:value-type="float" office:value="2.322026" calcext:value-type="float">
            <text:p>2,322026</text:p>
          </table:table-cell>
          <table:table-cell/>
          <table:table-cell office:value-type="float" office:value="107.331" calcext:value-type="float">
            <text:p>107,331</text:p>
          </table:table-cell>
          <table:table-cell office:value-type="float" office:value="21.955558" calcext:value-type="float">
            <text:p>21,955558</text:p>
          </table:table-cell>
          <table:table-cell/>
          <table:table-cell office:value-type="float" office:value="258.598" calcext:value-type="float">
            <text:p>258,598</text:p>
          </table:table-cell>
          <table:table-cell office:value-type="float" office:value="215.755127" calcext:value-type="float">
            <text:p>215,755127</text:p>
          </table:table-cell>
          <table:table-cell table:number-columns-repeated="7"/>
        </table:table-row>
        <table:table-row table:style-name="ro1">
          <table:table-cell office:value-type="float" office:value="48.287" calcext:value-type="float">
            <text:p>48,287</text:p>
          </table:table-cell>
          <table:table-cell office:value-type="float" office:value="2.321751" calcext:value-type="float">
            <text:p>2,321751</text:p>
          </table:table-cell>
          <table:table-cell/>
          <table:table-cell office:value-type="float" office:value="68.21" calcext:value-type="float">
            <text:p>68,21</text:p>
          </table:table-cell>
          <table:table-cell office:value-type="float" office:value="21.954271" calcext:value-type="float">
            <text:p>21,954271</text:p>
          </table:table-cell>
          <table:table-cell/>
          <table:table-cell office:value-type="float" office:value="262.855" calcext:value-type="float">
            <text:p>262,855</text:p>
          </table:table-cell>
          <table:table-cell office:value-type="float" office:value="215.749734" calcext:value-type="float">
            <text:p>215,749734</text:p>
          </table:table-cell>
          <table:table-cell table:number-columns-repeated="7"/>
        </table:table-row>
        <table:table-row table:style-name="ro1">
          <table:table-cell office:value-type="float" office:value="58.716" calcext:value-type="float">
            <text:p>58,716</text:p>
          </table:table-cell>
          <table:table-cell office:value-type="float" office:value="2.321095" calcext:value-type="float">
            <text:p>2,321095</text:p>
          </table:table-cell>
          <table:table-cell/>
          <table:table-cell office:value-type="float" office:value="66.136" calcext:value-type="float">
            <text:p>66,136</text:p>
          </table:table-cell>
          <table:table-cell office:value-type="float" office:value="21.951471" calcext:value-type="float">
            <text:p>21,951471</text:p>
          </table:table-cell>
          <table:table-cell/>
          <table:table-cell office:value-type="float" office:value="259.003" calcext:value-type="float">
            <text:p>259,003</text:p>
          </table:table-cell>
          <table:table-cell office:value-type="float" office:value="215.701421" calcext:value-type="float">
            <text:p>215,701421</text:p>
          </table:table-cell>
          <table:table-cell table:number-columns-repeated="7"/>
        </table:table-row>
        <table:table-row table:style-name="ro1">
          <table:table-cell office:value-type="float" office:value="46.181" calcext:value-type="float">
            <text:p>46,181</text:p>
          </table:table-cell>
          <table:table-cell office:value-type="float" office:value="2.317323" calcext:value-type="float">
            <text:p>2,317323</text:p>
          </table:table-cell>
          <table:table-cell/>
          <table:table-cell office:value-type="float" office:value="68.088" calcext:value-type="float">
            <text:p>68,088</text:p>
          </table:table-cell>
          <table:table-cell office:value-type="float" office:value="21.94912" calcext:value-type="float">
            <text:p>21,94912</text:p>
          </table:table-cell>
          <table:table-cell/>
          <table:table-cell office:value-type="float" office:value="260.939" calcext:value-type="float">
            <text:p>260,939</text:p>
          </table:table-cell>
          <table:table-cell office:value-type="float" office:value="215.564535" calcext:value-type="float">
            <text:p>215,564535</text:p>
          </table:table-cell>
          <table:table-cell table:number-columns-repeated="7"/>
        </table:table-row>
        <table:table-row table:style-name="ro1">
          <table:table-cell office:value-type="float" office:value="49.714" calcext:value-type="float">
            <text:p>49,714</text:p>
          </table:table-cell>
          <table:table-cell office:value-type="float" office:value="2.316604" calcext:value-type="float">
            <text:p>2,316604</text:p>
          </table:table-cell>
          <table:table-cell/>
          <table:table-cell office:value-type="float" office:value="70.529" calcext:value-type="float">
            <text:p>70,529</text:p>
          </table:table-cell>
          <table:table-cell office:value-type="float" office:value="21.939708" calcext:value-type="float">
            <text:p>21,939708</text:p>
          </table:table-cell>
          <table:table-cell/>
          <table:table-cell office:value-type="float" office:value="259.51" calcext:value-type="float">
            <text:p>259,51</text:p>
          </table:table-cell>
          <table:table-cell office:value-type="float" office:value="215.510184" calcext:value-type="float">
            <text:p>215,510184</text:p>
          </table:table-cell>
          <table:table-cell table:number-columns-repeated="7"/>
        </table:table-row>
        <table:table-row table:style-name="ro1">
          <table:table-cell office:value-type="float" office:value="52.801" calcext:value-type="float">
            <text:p>52,801</text:p>
          </table:table-cell>
          <table:table-cell office:value-type="float" office:value="2.31422" calcext:value-type="float">
            <text:p>2,31422</text:p>
          </table:table-cell>
          <table:table-cell/>
          <table:table-cell office:value-type="float" office:value="66.078" calcext:value-type="float">
            <text:p>66,078</text:p>
          </table:table-cell>
          <table:table-cell office:value-type="float" office:value="21.930929" calcext:value-type="float">
            <text:p>21,930929</text:p>
          </table:table-cell>
          <table:table-cell/>
          <table:table-cell office:value-type="float" office:value="261.981" calcext:value-type="float">
            <text:p>261,981</text:p>
          </table:table-cell>
          <table:table-cell office:value-type="float" office:value="215.483026" calcext:value-type="float">
            <text:p>215,483026</text:p>
          </table:table-cell>
          <table:table-cell table:number-columns-repeated="7"/>
        </table:table-row>
        <table:table-row table:style-name="ro1">
          <table:table-cell office:value-type="float" office:value="48.876" calcext:value-type="float">
            <text:p>48,876</text:p>
          </table:table-cell>
          <table:table-cell office:value-type="float" office:value="2.310124" calcext:value-type="float">
            <text:p>2,310124</text:p>
          </table:table-cell>
          <table:table-cell/>
          <table:table-cell office:value-type="float" office:value="67.811" calcext:value-type="float">
            <text:p>67,811</text:p>
          </table:table-cell>
          <table:table-cell office:value-type="float" office:value="21.928932" calcext:value-type="float">
            <text:p>21,928932</text:p>
          </table:table-cell>
          <table:table-cell/>
          <table:table-cell office:value-type="float" office:value="262.392" calcext:value-type="float">
            <text:p>262,392</text:p>
          </table:table-cell>
          <table:table-cell office:value-type="float" office:value="215.437722" calcext:value-type="float">
            <text:p>215,437722</text:p>
          </table:table-cell>
          <table:table-cell table:number-columns-repeated="7"/>
        </table:table-row>
        <table:table-row table:style-name="ro1">
          <table:table-cell office:value-type="float" office:value="50.385" calcext:value-type="float">
            <text:p>50,385</text:p>
          </table:table-cell>
          <table:table-cell office:value-type="float" office:value="2.310052" calcext:value-type="float">
            <text:p>2,310052</text:p>
          </table:table-cell>
          <table:table-cell/>
          <table:table-cell office:value-type="float" office:value="71.583" calcext:value-type="float">
            <text:p>71,583</text:p>
          </table:table-cell>
          <table:table-cell office:value-type="float" office:value="21.920002" calcext:value-type="float">
            <text:p>21,920002</text:p>
          </table:table-cell>
          <table:table-cell/>
          <table:table-cell office:value-type="float" office:value="265.404" calcext:value-type="float">
            <text:p>265,404</text:p>
          </table:table-cell>
          <table:table-cell office:value-type="float" office:value="215.428669" calcext:value-type="float">
            <text:p>215,428669</text:p>
          </table:table-cell>
          <table:table-cell table:number-columns-repeated="7"/>
        </table:table-row>
        <table:table-row table:style-name="ro1">
          <table:table-cell office:value-type="float" office:value="49.697" calcext:value-type="float">
            <text:p>49,697</text:p>
          </table:table-cell>
          <table:table-cell office:value-type="float" office:value="2.303723" calcext:value-type="float">
            <text:p>2,303723</text:p>
          </table:table-cell>
          <table:table-cell/>
          <table:table-cell office:value-type="float" office:value="70.062" calcext:value-type="float">
            <text:p>70,062</text:p>
          </table:table-cell>
          <table:table-cell office:value-type="float" office:value="21.90309" calcext:value-type="float">
            <text:p>21,90309</text:p>
          </table:table-cell>
          <table:table-cell/>
          <table:table-cell office:value-type="float" office:value="260.725" calcext:value-type="float">
            <text:p>260,725</text:p>
          </table:table-cell>
          <table:table-cell office:value-type="float" office:value="215.420493" calcext:value-type="float">
            <text:p>215,420493</text:p>
          </table:table-cell>
          <table:table-cell table:number-columns-repeated="7"/>
        </table:table-row>
        <table:table-row table:style-name="ro1">
          <table:table-cell office:value-type="float" office:value="48.361" calcext:value-type="float">
            <text:p>48,361</text:p>
          </table:table-cell>
          <table:table-cell office:value-type="float" office:value="2.303702" calcext:value-type="float">
            <text:p>2,303702</text:p>
          </table:table-cell>
          <table:table-cell/>
          <table:table-cell office:value-type="float" office:value="70.793" calcext:value-type="float">
            <text:p>70,793</text:p>
          </table:table-cell>
          <table:table-cell office:value-type="float" office:value="21.896627" calcext:value-type="float">
            <text:p>21,896627</text:p>
          </table:table-cell>
          <table:table-cell/>
          <table:table-cell office:value-type="float" office:value="264.142" calcext:value-type="float">
            <text:p>264,142</text:p>
          </table:table-cell>
          <table:table-cell office:value-type="float" office:value="215.396617" calcext:value-type="float">
            <text:p>215,396617</text:p>
          </table:table-cell>
          <table:table-cell table:number-columns-repeated="7"/>
        </table:table-row>
        <table:table-row table:style-name="ro1">
          <table:table-cell office:value-type="float" office:value="49.588" calcext:value-type="float">
            <text:p>49,588</text:p>
          </table:table-cell>
          <table:table-cell office:value-type="float" office:value="2.299574" calcext:value-type="float">
            <text:p>2,299574</text:p>
          </table:table-cell>
          <table:table-cell/>
          <table:table-cell office:value-type="float" office:value="68.873" calcext:value-type="float">
            <text:p>68,873</text:p>
          </table:table-cell>
          <table:table-cell office:value-type="float" office:value="21.889666" calcext:value-type="float">
            <text:p>21,889666</text:p>
          </table:table-cell>
          <table:table-cell/>
          <table:table-cell office:value-type="float" office:value="278.162" calcext:value-type="float">
            <text:p>278,162</text:p>
          </table:table-cell>
          <table:table-cell office:value-type="float" office:value="215.383116" calcext:value-type="float">
            <text:p>215,383116</text:p>
          </table:table-cell>
          <table:table-cell table:number-columns-repeated="7"/>
        </table:table-row>
        <table:table-row table:style-name="ro1">
          <table:table-cell office:value-type="float" office:value="53.84" calcext:value-type="float">
            <text:p>53,84</text:p>
          </table:table-cell>
          <table:table-cell office:value-type="float" office:value="2.299556" calcext:value-type="float">
            <text:p>2,299556</text:p>
          </table:table-cell>
          <table:table-cell/>
          <table:table-cell office:value-type="float" office:value="71.241" calcext:value-type="float">
            <text:p>71,241</text:p>
          </table:table-cell>
          <table:table-cell office:value-type="float" office:value="21.885388" calcext:value-type="float">
            <text:p>21,885388</text:p>
          </table:table-cell>
          <table:table-cell/>
          <table:table-cell office:value-type="float" office:value="262.462" calcext:value-type="float">
            <text:p>262,462</text:p>
          </table:table-cell>
          <table:table-cell office:value-type="float" office:value="215.296526" calcext:value-type="float">
            <text:p>215,296526</text:p>
          </table:table-cell>
          <table:table-cell table:number-columns-repeated="7"/>
        </table:table-row>
        <table:table-row table:style-name="ro1">
          <table:table-cell office:value-type="float" office:value="48.725" calcext:value-type="float">
            <text:p>48,725</text:p>
          </table:table-cell>
          <table:table-cell office:value-type="float" office:value="2.297613" calcext:value-type="float">
            <text:p>2,297613</text:p>
          </table:table-cell>
          <table:table-cell/>
          <table:table-cell office:value-type="float" office:value="67.281" calcext:value-type="float">
            <text:p>67,281</text:p>
          </table:table-cell>
          <table:table-cell office:value-type="float" office:value="21.875154" calcext:value-type="float">
            <text:p>21,875154</text:p>
          </table:table-cell>
          <table:table-cell/>
          <table:table-cell office:value-type="float" office:value="260.379" calcext:value-type="float">
            <text:p>260,379</text:p>
          </table:table-cell>
          <table:table-cell office:value-type="float" office:value="215.283879" calcext:value-type="float">
            <text:p>215,283879</text:p>
          </table:table-cell>
          <table:table-cell table:number-columns-repeated="7"/>
        </table:table-row>
        <table:table-row table:style-name="ro1">
          <table:table-cell office:value-type="float" office:value="51.126" calcext:value-type="float">
            <text:p>51,126</text:p>
          </table:table-cell>
          <table:table-cell office:value-type="float" office:value="2.295408" calcext:value-type="float">
            <text:p>2,295408</text:p>
          </table:table-cell>
          <table:table-cell/>
          <table:table-cell office:value-type="float" office:value="69.667" calcext:value-type="float">
            <text:p>69,667</text:p>
          </table:table-cell>
          <table:table-cell office:value-type="float" office:value="21.872106" calcext:value-type="float">
            <text:p>21,872106</text:p>
          </table:table-cell>
          <table:table-cell/>
          <table:table-cell office:value-type="float" office:value="261.3" calcext:value-type="float">
            <text:p>261,3</text:p>
          </table:table-cell>
          <table:table-cell office:value-type="float" office:value="215.202562" calcext:value-type="float">
            <text:p>215,202562</text:p>
          </table:table-cell>
          <table:table-cell table:number-columns-repeated="7"/>
        </table:table-row>
        <table:table-row table:style-name="ro1">
          <table:table-cell office:value-type="float" office:value="50.04" calcext:value-type="float">
            <text:p>50,04</text:p>
          </table:table-cell>
          <table:table-cell office:value-type="float" office:value="2.29151" calcext:value-type="float">
            <text:p>2,29151</text:p>
          </table:table-cell>
          <table:table-cell/>
          <table:table-cell office:value-type="float" office:value="68.932" calcext:value-type="float">
            <text:p>68,932</text:p>
          </table:table-cell>
          <table:table-cell office:value-type="float" office:value="21.870955" calcext:value-type="float">
            <text:p>21,870955</text:p>
          </table:table-cell>
          <table:table-cell/>
          <table:table-cell office:value-type="float" office:value="260.658" calcext:value-type="float">
            <text:p>260,658</text:p>
          </table:table-cell>
          <table:table-cell office:value-type="float" office:value="215.194551" calcext:value-type="float">
            <text:p>215,194551</text:p>
          </table:table-cell>
          <table:table-cell table:number-columns-repeated="7"/>
        </table:table-row>
        <table:table-row table:style-name="ro1">
          <table:table-cell office:value-type="float" office:value="49.331" calcext:value-type="float">
            <text:p>49,331</text:p>
          </table:table-cell>
          <table:table-cell office:value-type="float" office:value="2.29047" calcext:value-type="float">
            <text:p>2,29047</text:p>
          </table:table-cell>
          <table:table-cell/>
          <table:table-cell office:value-type="float" office:value="72.993" calcext:value-type="float">
            <text:p>72,993</text:p>
          </table:table-cell>
          <table:table-cell office:value-type="float" office:value="21.864203" calcext:value-type="float">
            <text:p>21,864203</text:p>
          </table:table-cell>
          <table:table-cell/>
          <table:table-cell office:value-type="float" office:value="260.799" calcext:value-type="float">
            <text:p>260,799</text:p>
          </table:table-cell>
          <table:table-cell office:value-type="float" office:value="215.162028" calcext:value-type="float">
            <text:p>215,162028</text:p>
          </table:table-cell>
          <table:table-cell table:number-columns-repeated="7"/>
        </table:table-row>
        <table:table-row table:style-name="ro1">
          <table:table-cell office:value-type="float" office:value="49.439" calcext:value-type="float">
            <text:p>49,439</text:p>
          </table:table-cell>
          <table:table-cell office:value-type="float" office:value="2.29026" calcext:value-type="float">
            <text:p>2,29026</text:p>
          </table:table-cell>
          <table:table-cell/>
          <table:table-cell office:value-type="float" office:value="66.102" calcext:value-type="float">
            <text:p>66,102</text:p>
          </table:table-cell>
          <table:table-cell office:value-type="float" office:value="21.860279" calcext:value-type="float">
            <text:p>21,860279</text:p>
          </table:table-cell>
          <table:table-cell/>
          <table:table-cell office:value-type="float" office:value="263.036" calcext:value-type="float">
            <text:p>263,036</text:p>
          </table:table-cell>
          <table:table-cell office:value-type="float" office:value="215.064994" calcext:value-type="float">
            <text:p>215,064994</text:p>
          </table:table-cell>
          <table:table-cell table:number-columns-repeated="7"/>
        </table:table-row>
        <table:table-row table:style-name="ro1">
          <table:table-cell office:value-type="float" office:value="49.101" calcext:value-type="float">
            <text:p>49,101</text:p>
          </table:table-cell>
          <table:table-cell office:value-type="float" office:value="2.288048" calcext:value-type="float">
            <text:p>2,288048</text:p>
          </table:table-cell>
          <table:table-cell/>
          <table:table-cell office:value-type="float" office:value="69.492" calcext:value-type="float">
            <text:p>69,492</text:p>
          </table:table-cell>
          <table:table-cell office:value-type="float" office:value="21.854413" calcext:value-type="float">
            <text:p>21,854413</text:p>
          </table:table-cell>
          <table:table-cell/>
          <table:table-cell office:value-type="float" office:value="258.156" calcext:value-type="float">
            <text:p>258,156</text:p>
          </table:table-cell>
          <table:table-cell office:value-type="float" office:value="214.995793" calcext:value-type="float">
            <text:p>214,995793</text:p>
          </table:table-cell>
          <table:table-cell table:number-columns-repeated="7"/>
        </table:table-row>
        <table:table-row table:style-name="ro1">
          <table:table-cell office:value-type="float" office:value="46.365" calcext:value-type="float">
            <text:p>46,365</text:p>
          </table:table-cell>
          <table:table-cell office:value-type="float" office:value="2.287733" calcext:value-type="float">
            <text:p>2,287733</text:p>
          </table:table-cell>
          <table:table-cell/>
          <table:table-cell office:value-type="float" office:value="68.579" calcext:value-type="float">
            <text:p>68,579</text:p>
          </table:table-cell>
          <table:table-cell office:value-type="float" office:value="21.851872" calcext:value-type="float">
            <text:p>21,851872</text:p>
          </table:table-cell>
          <table:table-cell/>
          <table:table-cell office:value-type="float" office:value="258.013" calcext:value-type="float">
            <text:p>258,013</text:p>
          </table:table-cell>
          <table:table-cell office:value-type="float" office:value="214.982818" calcext:value-type="float">
            <text:p>214,982818</text:p>
          </table:table-cell>
          <table:table-cell table:number-columns-repeated="7"/>
        </table:table-row>
        <table:table-row table:style-name="ro1">
          <table:table-cell office:value-type="float" office:value="48.391" calcext:value-type="float">
            <text:p>48,391</text:p>
          </table:table-cell>
          <table:table-cell office:value-type="float" office:value="2.287237" calcext:value-type="float">
            <text:p>2,287237</text:p>
          </table:table-cell>
          <table:table-cell/>
          <table:table-cell office:value-type="float" office:value="69.465" calcext:value-type="float">
            <text:p>69,465</text:p>
          </table:table-cell>
          <table:table-cell office:value-type="float" office:value="21.848068" calcext:value-type="float">
            <text:p>21,848068</text:p>
          </table:table-cell>
          <table:table-cell/>
          <table:table-cell office:value-type="float" office:value="260.631" calcext:value-type="float">
            <text:p>260,631</text:p>
          </table:table-cell>
          <table:table-cell office:value-type="float" office:value="214.94197" calcext:value-type="float">
            <text:p>214,94197</text:p>
          </table:table-cell>
          <table:table-cell table:number-columns-repeated="7"/>
        </table:table-row>
        <table:table-row table:style-name="ro1">
          <table:table-cell office:value-type="float" office:value="48.181" calcext:value-type="float">
            <text:p>48,181</text:p>
          </table:table-cell>
          <table:table-cell office:value-type="float" office:value="2.284388" calcext:value-type="float">
            <text:p>2,284388</text:p>
          </table:table-cell>
          <table:table-cell/>
          <table:table-cell office:value-type="float" office:value="68.075" calcext:value-type="float">
            <text:p>68,075</text:p>
          </table:table-cell>
          <table:table-cell office:value-type="float" office:value="21.83455" calcext:value-type="float">
            <text:p>21,83455</text:p>
          </table:table-cell>
          <table:table-cell/>
          <table:table-cell office:value-type="float" office:value="259.055" calcext:value-type="float">
            <text:p>259,055</text:p>
          </table:table-cell>
          <table:table-cell office:value-type="float" office:value="214.891893" calcext:value-type="float">
            <text:p>214,891893</text:p>
          </table:table-cell>
          <table:table-cell table:number-columns-repeated="7"/>
        </table:table-row>
        <table:table-row table:style-name="ro1">
          <table:table-cell office:value-type="float" office:value="46.969" calcext:value-type="float">
            <text:p>46,969</text:p>
          </table:table-cell>
          <table:table-cell office:value-type="float" office:value="2.279541" calcext:value-type="float">
            <text:p>2,279541</text:p>
          </table:table-cell>
          <table:table-cell/>
          <table:table-cell office:value-type="float" office:value="72.473" calcext:value-type="float">
            <text:p>72,473</text:p>
          </table:table-cell>
          <table:table-cell office:value-type="float" office:value="21.831611" calcext:value-type="float">
            <text:p>21,831611</text:p>
          </table:table-cell>
          <table:table-cell/>
          <table:table-cell office:value-type="float" office:value="259.399" calcext:value-type="float">
            <text:p>259,399</text:p>
          </table:table-cell>
          <table:table-cell office:value-type="float" office:value="214.828435" calcext:value-type="float">
            <text:p>214,828435</text:p>
          </table:table-cell>
          <table:table-cell table:number-columns-repeated="7"/>
        </table:table-row>
        <table:table-row table:style-name="ro1">
          <table:table-cell office:value-type="float" office:value="46.908" calcext:value-type="float">
            <text:p>46,908</text:p>
          </table:table-cell>
          <table:table-cell office:value-type="float" office:value="2.279004" calcext:value-type="float">
            <text:p>2,279004</text:p>
          </table:table-cell>
          <table:table-cell/>
          <table:table-cell office:value-type="float" office:value="68.91" calcext:value-type="float">
            <text:p>68,91</text:p>
          </table:table-cell>
          <table:table-cell office:value-type="float" office:value="21.825899" calcext:value-type="float">
            <text:p>21,825899</text:p>
          </table:table-cell>
          <table:table-cell/>
          <table:table-cell office:value-type="float" office:value="263.364" calcext:value-type="float">
            <text:p>263,364</text:p>
          </table:table-cell>
          <table:table-cell office:value-type="float" office:value="214.771724" calcext:value-type="float">
            <text:p>214,771724</text:p>
          </table:table-cell>
          <table:table-cell table:number-columns-repeated="7"/>
        </table:table-row>
        <table:table-row table:style-name="ro1">
          <table:table-cell office:value-type="float" office:value="46.422" calcext:value-type="float">
            <text:p>46,422</text:p>
          </table:table-cell>
          <table:table-cell office:value-type="float" office:value="2.278704" calcext:value-type="float">
            <text:p>2,278704</text:p>
          </table:table-cell>
          <table:table-cell/>
          <table:table-cell office:value-type="float" office:value="71.096" calcext:value-type="float">
            <text:p>71,096</text:p>
          </table:table-cell>
          <table:table-cell office:value-type="float" office:value="21.824876" calcext:value-type="float">
            <text:p>21,824876</text:p>
          </table:table-cell>
          <table:table-cell/>
          <table:table-cell office:value-type="float" office:value="259.33" calcext:value-type="float">
            <text:p>259,33</text:p>
          </table:table-cell>
          <table:table-cell office:value-type="float" office:value="214.740292" calcext:value-type="float">
            <text:p>214,740292</text:p>
          </table:table-cell>
          <table:table-cell table:number-columns-repeated="7"/>
        </table:table-row>
        <table:table-row table:style-name="ro1">
          <table:table-cell office:value-type="float" office:value="47.232" calcext:value-type="float">
            <text:p>47,232</text:p>
          </table:table-cell>
          <table:table-cell office:value-type="float" office:value="2.277571" calcext:value-type="float">
            <text:p>2,277571</text:p>
          </table:table-cell>
          <table:table-cell/>
          <table:table-cell office:value-type="float" office:value="71.39" calcext:value-type="float">
            <text:p>71,39</text:p>
          </table:table-cell>
          <table:table-cell office:value-type="float" office:value="21.818115" calcext:value-type="float">
            <text:p>21,818115</text:p>
          </table:table-cell>
          <table:table-cell/>
          <table:table-cell office:value-type="float" office:value="257.414" calcext:value-type="float">
            <text:p>257,414</text:p>
          </table:table-cell>
          <table:table-cell office:value-type="float" office:value="214.726566" calcext:value-type="float">
            <text:p>214,726566</text:p>
          </table:table-cell>
          <table:table-cell table:number-columns-repeated="7"/>
        </table:table-row>
        <table:table-row table:style-name="ro1">
          <table:table-cell office:value-type="float" office:value="48.885" calcext:value-type="float">
            <text:p>48,885</text:p>
          </table:table-cell>
          <table:table-cell office:value-type="float" office:value="2.274044" calcext:value-type="float">
            <text:p>2,274044</text:p>
          </table:table-cell>
          <table:table-cell/>
          <table:table-cell office:value-type="float" office:value="67.834" calcext:value-type="float">
            <text:p>67,834</text:p>
          </table:table-cell>
          <table:table-cell office:value-type="float" office:value="21.817388" calcext:value-type="float">
            <text:p>21,817388</text:p>
          </table:table-cell>
          <table:table-cell/>
          <table:table-cell office:value-type="float" office:value="262.796" calcext:value-type="float">
            <text:p>262,796</text:p>
          </table:table-cell>
          <table:table-cell office:value-type="float" office:value="214.704594" calcext:value-type="float">
            <text:p>214,704594</text:p>
          </table:table-cell>
          <table:table-cell table:number-columns-repeated="7"/>
        </table:table-row>
        <table:table-row table:style-name="ro1">
          <table:table-cell office:value-type="float" office:value="48.597" calcext:value-type="float">
            <text:p>48,597</text:p>
          </table:table-cell>
          <table:table-cell office:value-type="float" office:value="2.272513" calcext:value-type="float">
            <text:p>2,272513</text:p>
          </table:table-cell>
          <table:table-cell/>
          <table:table-cell office:value-type="float" office:value="66.045" calcext:value-type="float">
            <text:p>66,045</text:p>
          </table:table-cell>
          <table:table-cell office:value-type="float" office:value="21.816034" calcext:value-type="float">
            <text:p>21,816034</text:p>
          </table:table-cell>
          <table:table-cell/>
          <table:table-cell office:value-type="float" office:value="259.323" calcext:value-type="float">
            <text:p>259,323</text:p>
          </table:table-cell>
          <table:table-cell office:value-type="float" office:value="214.701753" calcext:value-type="float">
            <text:p>214,701753</text:p>
          </table:table-cell>
          <table:table-cell table:number-columns-repeated="7"/>
        </table:table-row>
        <table:table-row table:style-name="ro1">
          <table:table-cell office:value-type="float" office:value="48.391" calcext:value-type="float">
            <text:p>48,391</text:p>
          </table:table-cell>
          <table:table-cell office:value-type="float" office:value="2.272391" calcext:value-type="float">
            <text:p>2,272391</text:p>
          </table:table-cell>
          <table:table-cell/>
          <table:table-cell office:value-type="float" office:value="68.236" calcext:value-type="float">
            <text:p>68,236</text:p>
          </table:table-cell>
          <table:table-cell office:value-type="float" office:value="21.801036" calcext:value-type="float">
            <text:p>21,801036</text:p>
          </table:table-cell>
          <table:table-cell/>
          <table:table-cell office:value-type="float" office:value="262.677" calcext:value-type="float">
            <text:p>262,677</text:p>
          </table:table-cell>
          <table:table-cell office:value-type="float" office:value="214.67859" calcext:value-type="float">
            <text:p>214,67859</text:p>
          </table:table-cell>
          <table:table-cell table:number-columns-repeated="7"/>
        </table:table-row>
        <table:table-row table:style-name="ro1">
          <table:table-cell office:value-type="float" office:value="48.472" calcext:value-type="float">
            <text:p>48,472</text:p>
          </table:table-cell>
          <table:table-cell office:value-type="float" office:value="2.269627" calcext:value-type="float">
            <text:p>2,269627</text:p>
          </table:table-cell>
          <table:table-cell/>
          <table:table-cell office:value-type="float" office:value="67.871" calcext:value-type="float">
            <text:p>67,871</text:p>
          </table:table-cell>
          <table:table-cell office:value-type="float" office:value="21.797648" calcext:value-type="float">
            <text:p>21,797648</text:p>
          </table:table-cell>
          <table:table-cell/>
          <table:table-cell office:value-type="float" office:value="258.858" calcext:value-type="float">
            <text:p>258,858</text:p>
          </table:table-cell>
          <table:table-cell office:value-type="float" office:value="214.579817" calcext:value-type="float">
            <text:p>214,579817</text:p>
          </table:table-cell>
          <table:table-cell table:number-columns-repeated="7"/>
        </table:table-row>
        <table:table-row table:style-name="ro1">
          <table:table-cell office:value-type="float" office:value="48.527" calcext:value-type="float">
            <text:p>48,527</text:p>
          </table:table-cell>
          <table:table-cell office:value-type="float" office:value="2.267847" calcext:value-type="float">
            <text:p>2,267847</text:p>
          </table:table-cell>
          <table:table-cell/>
          <table:table-cell office:value-type="float" office:value="70.105" calcext:value-type="float">
            <text:p>70,105</text:p>
          </table:table-cell>
          <table:table-cell office:value-type="float" office:value="21.797019" calcext:value-type="float">
            <text:p>21,797019</text:p>
          </table:table-cell>
          <table:table-cell/>
          <table:table-cell office:value-type="float" office:value="267.816" calcext:value-type="float">
            <text:p>267,816</text:p>
          </table:table-cell>
          <table:table-cell office:value-type="float" office:value="214.533242" calcext:value-type="float">
            <text:p>214,533242</text:p>
          </table:table-cell>
          <table:table-cell table:number-columns-repeated="7"/>
        </table:table-row>
        <table:table-row table:style-name="ro1">
          <table:table-cell office:value-type="float" office:value="48.728" calcext:value-type="float">
            <text:p>48,728</text:p>
          </table:table-cell>
          <table:table-cell office:value-type="float" office:value="2.267091" calcext:value-type="float">
            <text:p>2,267091</text:p>
          </table:table-cell>
          <table:table-cell/>
          <table:table-cell office:value-type="float" office:value="68.136" calcext:value-type="float">
            <text:p>68,136</text:p>
          </table:table-cell>
          <table:table-cell office:value-type="float" office:value="21.795839" calcext:value-type="float">
            <text:p>21,795839</text:p>
          </table:table-cell>
          <table:table-cell/>
          <table:table-cell office:value-type="float" office:value="259.432" calcext:value-type="float">
            <text:p>259,432</text:p>
          </table:table-cell>
          <table:table-cell office:value-type="float" office:value="214.357507" calcext:value-type="float">
            <text:p>214,357507</text:p>
          </table:table-cell>
          <table:table-cell table:number-columns-repeated="7"/>
        </table:table-row>
        <table:table-row table:style-name="ro1">
          <table:table-cell office:value-type="float" office:value="47.486" calcext:value-type="float">
            <text:p>47,486</text:p>
          </table:table-cell>
          <table:table-cell office:value-type="float" office:value="2.266308" calcext:value-type="float">
            <text:p>2,266308</text:p>
          </table:table-cell>
          <table:table-cell/>
          <table:table-cell office:value-type="float" office:value="67.75" calcext:value-type="float">
            <text:p>67,75</text:p>
          </table:table-cell>
          <table:table-cell office:value-type="float" office:value="21.783866" calcext:value-type="float">
            <text:p>21,783866</text:p>
          </table:table-cell>
          <table:table-cell/>
          <table:table-cell office:value-type="float" office:value="261.87" calcext:value-type="float">
            <text:p>261,87</text:p>
          </table:table-cell>
          <table:table-cell office:value-type="float" office:value="214.343595" calcext:value-type="float">
            <text:p>214,343595</text:p>
          </table:table-cell>
          <table:table-cell table:number-columns-repeated="7"/>
        </table:table-row>
        <table:table-row table:style-name="ro1">
          <table:table-cell office:value-type="float" office:value="45.738" calcext:value-type="float">
            <text:p>45,738</text:p>
          </table:table-cell>
          <table:table-cell office:value-type="float" office:value="2.262953" calcext:value-type="float">
            <text:p>2,262953</text:p>
          </table:table-cell>
          <table:table-cell/>
          <table:table-cell office:value-type="float" office:value="70.857" calcext:value-type="float">
            <text:p>70,857</text:p>
          </table:table-cell>
          <table:table-cell office:value-type="float" office:value="21.7706" calcext:value-type="float">
            <text:p>21,7706</text:p>
          </table:table-cell>
          <table:table-cell/>
          <table:table-cell office:value-type="float" office:value="261.047" calcext:value-type="float">
            <text:p>261,047</text:p>
          </table:table-cell>
          <table:table-cell office:value-type="float" office:value="214.304476" calcext:value-type="float">
            <text:p>214,304476</text:p>
          </table:table-cell>
          <table:table-cell table:number-columns-repeated="7"/>
        </table:table-row>
        <table:table-row table:style-name="ro1">
          <table:table-cell office:value-type="float" office:value="45.478" calcext:value-type="float">
            <text:p>45,478</text:p>
          </table:table-cell>
          <table:table-cell office:value-type="float" office:value="2.259813" calcext:value-type="float">
            <text:p>2,259813</text:p>
          </table:table-cell>
          <table:table-cell/>
          <table:table-cell office:value-type="float" office:value="66.544" calcext:value-type="float">
            <text:p>66,544</text:p>
          </table:table-cell>
          <table:table-cell office:value-type="float" office:value="21.769299" calcext:value-type="float">
            <text:p>21,769299</text:p>
          </table:table-cell>
          <table:table-cell/>
          <table:table-cell office:value-type="float" office:value="260.061" calcext:value-type="float">
            <text:p>260,061</text:p>
          </table:table-cell>
          <table:table-cell office:value-type="float" office:value="214.231778" calcext:value-type="float">
            <text:p>214,231778</text:p>
          </table:table-cell>
          <table:table-cell table:number-columns-repeated="7"/>
        </table:table-row>
        <table:table-row table:style-name="ro1">
          <table:table-cell office:value-type="float" office:value="50.698" calcext:value-type="float">
            <text:p>50,698</text:p>
          </table:table-cell>
          <table:table-cell office:value-type="float" office:value="2.259221" calcext:value-type="float">
            <text:p>2,259221</text:p>
          </table:table-cell>
          <table:table-cell/>
          <table:table-cell office:value-type="float" office:value="69.323" calcext:value-type="float">
            <text:p>69,323</text:p>
          </table:table-cell>
          <table:table-cell office:value-type="float" office:value="21.753761" calcext:value-type="float">
            <text:p>21,753761</text:p>
          </table:table-cell>
          <table:table-cell/>
          <table:table-cell office:value-type="float" office:value="263.894" calcext:value-type="float">
            <text:p>263,894</text:p>
          </table:table-cell>
          <table:table-cell office:value-type="float" office:value="214.213316" calcext:value-type="float">
            <text:p>214,213316</text:p>
          </table:table-cell>
          <table:table-cell table:number-columns-repeated="7"/>
        </table:table-row>
        <table:table-row table:style-name="ro1">
          <table:table-cell office:value-type="float" office:value="46.666" calcext:value-type="float">
            <text:p>46,666</text:p>
          </table:table-cell>
          <table:table-cell office:value-type="float" office:value="2.255487" calcext:value-type="float">
            <text:p>2,255487</text:p>
          </table:table-cell>
          <table:table-cell/>
          <table:table-cell office:value-type="float" office:value="65.867" calcext:value-type="float">
            <text:p>65,867</text:p>
          </table:table-cell>
          <table:table-cell office:value-type="float" office:value="21.744871" calcext:value-type="float">
            <text:p>21,744871</text:p>
          </table:table-cell>
          <table:table-cell/>
          <table:table-cell office:value-type="float" office:value="259.406" calcext:value-type="float">
            <text:p>259,406</text:p>
          </table:table-cell>
          <table:table-cell office:value-type="float" office:value="214.181073" calcext:value-type="float">
            <text:p>214,181073</text:p>
          </table:table-cell>
          <table:table-cell table:number-columns-repeated="7"/>
        </table:table-row>
        <table:table-row table:style-name="ro1">
          <table:table-cell office:value-type="float" office:value="50.549" calcext:value-type="float">
            <text:p>50,549</text:p>
          </table:table-cell>
          <table:table-cell office:value-type="float" office:value="2.254855" calcext:value-type="float">
            <text:p>2,254855</text:p>
          </table:table-cell>
          <table:table-cell/>
          <table:table-cell office:value-type="float" office:value="68.447" calcext:value-type="float">
            <text:p>68,447</text:p>
          </table:table-cell>
          <table:table-cell office:value-type="float" office:value="21.736166" calcext:value-type="float">
            <text:p>21,736166</text:p>
          </table:table-cell>
          <table:table-cell/>
          <table:table-cell office:value-type="float" office:value="259.983" calcext:value-type="float">
            <text:p>259,983</text:p>
          </table:table-cell>
          <table:table-cell office:value-type="float" office:value="214.169823" calcext:value-type="float">
            <text:p>214,169823</text:p>
          </table:table-cell>
          <table:table-cell table:number-columns-repeated="7"/>
        </table:table-row>
        <table:table-row table:style-name="ro1">
          <table:table-cell office:value-type="float" office:value="49.938" calcext:value-type="float">
            <text:p>49,938</text:p>
          </table:table-cell>
          <table:table-cell office:value-type="float" office:value="2.252656" calcext:value-type="float">
            <text:p>2,252656</text:p>
          </table:table-cell>
          <table:table-cell/>
          <table:table-cell office:value-type="float" office:value="68.057" calcext:value-type="float">
            <text:p>68,057</text:p>
          </table:table-cell>
          <table:table-cell office:value-type="float" office:value="21.735059" calcext:value-type="float">
            <text:p>21,735059</text:p>
          </table:table-cell>
          <table:table-cell/>
          <table:table-cell office:value-type="float" office:value="353.686" calcext:value-type="float">
            <text:p>353,686</text:p>
          </table:table-cell>
          <table:table-cell office:value-type="float" office:value="214.162643" calcext:value-type="float">
            <text:p>214,162643</text:p>
          </table:table-cell>
          <table:table-cell table:number-columns-repeated="7"/>
        </table:table-row>
        <table:table-row table:style-name="ro1">
          <table:table-cell office:value-type="float" office:value="46.066" calcext:value-type="float">
            <text:p>46,066</text:p>
          </table:table-cell>
          <table:table-cell office:value-type="float" office:value="2.25163" calcext:value-type="float">
            <text:p>2,25163</text:p>
          </table:table-cell>
          <table:table-cell/>
          <table:table-cell office:value-type="float" office:value="66.644" calcext:value-type="float">
            <text:p>66,644</text:p>
          </table:table-cell>
          <table:table-cell office:value-type="float" office:value="21.733361" calcext:value-type="float">
            <text:p>21,733361</text:p>
          </table:table-cell>
          <table:table-cell/>
          <table:table-cell office:value-type="float" office:value="258.632" calcext:value-type="float">
            <text:p>258,632</text:p>
          </table:table-cell>
          <table:table-cell office:value-type="float" office:value="214.158493" calcext:value-type="float">
            <text:p>214,158493</text:p>
          </table:table-cell>
          <table:table-cell table:number-columns-repeated="7"/>
        </table:table-row>
        <table:table-row table:style-name="ro1">
          <table:table-cell office:value-type="float" office:value="51.857" calcext:value-type="float">
            <text:p>51,857</text:p>
          </table:table-cell>
          <table:table-cell office:value-type="float" office:value="2.251609" calcext:value-type="float">
            <text:p>2,251609</text:p>
          </table:table-cell>
          <table:table-cell/>
          <table:table-cell office:value-type="float" office:value="67.702" calcext:value-type="float">
            <text:p>67,702</text:p>
          </table:table-cell>
          <table:table-cell office:value-type="float" office:value="21.73283" calcext:value-type="float">
            <text:p>21,73283</text:p>
          </table:table-cell>
          <table:table-cell/>
          <table:table-cell office:value-type="float" office:value="258.589" calcext:value-type="float">
            <text:p>258,589</text:p>
          </table:table-cell>
          <table:table-cell office:value-type="float" office:value="214.124799" calcext:value-type="float">
            <text:p>214,124799</text:p>
          </table:table-cell>
          <table:table-cell table:number-columns-repeated="7"/>
        </table:table-row>
        <table:table-row table:style-name="ro1">
          <table:table-cell office:value-type="float" office:value="51.243" calcext:value-type="float">
            <text:p>51,243</text:p>
          </table:table-cell>
          <table:table-cell office:value-type="float" office:value="2.251486" calcext:value-type="float">
            <text:p>2,251486</text:p>
          </table:table-cell>
          <table:table-cell/>
          <table:table-cell office:value-type="float" office:value="68.746" calcext:value-type="float">
            <text:p>68,746</text:p>
          </table:table-cell>
          <table:table-cell office:value-type="float" office:value="21.73269" calcext:value-type="float">
            <text:p>21,73269</text:p>
          </table:table-cell>
          <table:table-cell/>
          <table:table-cell office:value-type="float" office:value="259.56" calcext:value-type="float">
            <text:p>259,56</text:p>
          </table:table-cell>
          <table:table-cell office:value-type="float" office:value="214.115617" calcext:value-type="float">
            <text:p>214,115617</text:p>
          </table:table-cell>
          <table:table-cell table:number-columns-repeated="7"/>
        </table:table-row>
        <table:table-row table:style-name="ro1">
          <table:table-cell office:value-type="float" office:value="50.569" calcext:value-type="float">
            <text:p>50,569</text:p>
          </table:table-cell>
          <table:table-cell office:value-type="float" office:value="2.248252" calcext:value-type="float">
            <text:p>2,248252</text:p>
          </table:table-cell>
          <table:table-cell/>
          <table:table-cell office:value-type="float" office:value="68.83" calcext:value-type="float">
            <text:p>68,83</text:p>
          </table:table-cell>
          <table:table-cell office:value-type="float" office:value="21.731109" calcext:value-type="float">
            <text:p>21,731109</text:p>
          </table:table-cell>
          <table:table-cell/>
          <table:table-cell office:value-type="float" office:value="261.182" calcext:value-type="float">
            <text:p>261,182</text:p>
          </table:table-cell>
          <table:table-cell office:value-type="float" office:value="214.092773" calcext:value-type="float">
            <text:p>214,092773</text:p>
          </table:table-cell>
          <table:table-cell table:number-columns-repeated="7"/>
        </table:table-row>
        <table:table-row table:style-name="ro1">
          <table:table-cell office:value-type="float" office:value="47.144" calcext:value-type="float">
            <text:p>47,144</text:p>
          </table:table-cell>
          <table:table-cell office:value-type="float" office:value="2.245591" calcext:value-type="float">
            <text:p>2,245591</text:p>
          </table:table-cell>
          <table:table-cell/>
          <table:table-cell office:value-type="float" office:value="71.595" calcext:value-type="float">
            <text:p>71,595</text:p>
          </table:table-cell>
          <table:table-cell office:value-type="float" office:value="21.69428" calcext:value-type="float">
            <text:p>21,69428</text:p>
          </table:table-cell>
          <table:table-cell/>
          <table:table-cell office:value-type="float" office:value="258.834" calcext:value-type="float">
            <text:p>258,834</text:p>
          </table:table-cell>
          <table:table-cell office:value-type="float" office:value="214.01593" calcext:value-type="float">
            <text:p>214,01593</text:p>
          </table:table-cell>
          <table:table-cell table:number-columns-repeated="7"/>
        </table:table-row>
        <table:table-row table:style-name="ro1">
          <table:table-cell office:value-type="float" office:value="47.799" calcext:value-type="float">
            <text:p>47,799</text:p>
          </table:table-cell>
          <table:table-cell office:value-type="float" office:value="2.241646" calcext:value-type="float">
            <text:p>2,241646</text:p>
          </table:table-cell>
          <table:table-cell/>
          <table:table-cell office:value-type="float" office:value="70.22" calcext:value-type="float">
            <text:p>70,22</text:p>
          </table:table-cell>
          <table:table-cell office:value-type="float" office:value="21.689612" calcext:value-type="float">
            <text:p>21,689612</text:p>
          </table:table-cell>
          <table:table-cell/>
          <table:table-cell office:value-type="float" office:value="258.459" calcext:value-type="float">
            <text:p>258,459</text:p>
          </table:table-cell>
          <table:table-cell office:value-type="float" office:value="214.01473" calcext:value-type="float">
            <text:p>214,01473</text:p>
          </table:table-cell>
          <table:table-cell table:number-columns-repeated="7"/>
        </table:table-row>
        <table:table-row table:style-name="ro1">
          <table:table-cell office:value-type="float" office:value="47.652" calcext:value-type="float">
            <text:p>47,652</text:p>
          </table:table-cell>
          <table:table-cell office:value-type="float" office:value="2.235592" calcext:value-type="float">
            <text:p>2,235592</text:p>
          </table:table-cell>
          <table:table-cell/>
          <table:table-cell office:value-type="float" office:value="66.989" calcext:value-type="float">
            <text:p>66,989</text:p>
          </table:table-cell>
          <table:table-cell office:value-type="float" office:value="21.687655" calcext:value-type="float">
            <text:p>21,687655</text:p>
          </table:table-cell>
          <table:table-cell/>
          <table:table-cell office:value-type="float" office:value="259.409" calcext:value-type="float">
            <text:p>259,409</text:p>
          </table:table-cell>
          <table:table-cell office:value-type="float" office:value="213.977255" calcext:value-type="float">
            <text:p>213,977255</text:p>
          </table:table-cell>
          <table:table-cell table:number-columns-repeated="7"/>
        </table:table-row>
        <table:table-row table:style-name="ro1">
          <table:table-cell office:value-type="float" office:value="47.073" calcext:value-type="float">
            <text:p>47,073</text:p>
          </table:table-cell>
          <table:table-cell office:value-type="float" office:value="2.225123" calcext:value-type="float">
            <text:p>2,225123</text:p>
          </table:table-cell>
          <table:table-cell/>
          <table:table-cell office:value-type="float" office:value="68.083" calcext:value-type="float">
            <text:p>68,083</text:p>
          </table:table-cell>
          <table:table-cell office:value-type="float" office:value="21.674905" calcext:value-type="float">
            <text:p>21,674905</text:p>
          </table:table-cell>
          <table:table-cell/>
          <table:table-cell office:value-type="float" office:value="260.876" calcext:value-type="float">
            <text:p>260,876</text:p>
          </table:table-cell>
          <table:table-cell office:value-type="float" office:value="213.910296" calcext:value-type="float">
            <text:p>213,910296</text:p>
          </table:table-cell>
          <table:table-cell table:number-columns-repeated="7"/>
        </table:table-row>
        <table:table-row table:style-name="ro1">
          <table:table-cell office:value-type="float" office:value="53.385" calcext:value-type="float">
            <text:p>53,385</text:p>
          </table:table-cell>
          <table:table-cell office:value-type="float" office:value="2.22462" calcext:value-type="float">
            <text:p>2,22462</text:p>
          </table:table-cell>
          <table:table-cell/>
          <table:table-cell office:value-type="float" office:value="68.312" calcext:value-type="float">
            <text:p>68,312</text:p>
          </table:table-cell>
          <table:table-cell office:value-type="float" office:value="21.671144" calcext:value-type="float">
            <text:p>21,671144</text:p>
          </table:table-cell>
          <table:table-cell/>
          <table:table-cell office:value-type="float" office:value="260.463" calcext:value-type="float">
            <text:p>260,463</text:p>
          </table:table-cell>
          <table:table-cell office:value-type="float" office:value="213.900035" calcext:value-type="float">
            <text:p>213,900035</text:p>
          </table:table-cell>
          <table:table-cell table:number-columns-repeated="7"/>
        </table:table-row>
        <table:table-row table:style-name="ro1">
          <table:table-cell office:value-type="float" office:value="47.635" calcext:value-type="float">
            <text:p>47,635</text:p>
          </table:table-cell>
          <table:table-cell office:value-type="float" office:value="2.221362" calcext:value-type="float">
            <text:p>2,221362</text:p>
          </table:table-cell>
          <table:table-cell/>
          <table:table-cell office:value-type="float" office:value="69.637" calcext:value-type="float">
            <text:p>69,637</text:p>
          </table:table-cell>
          <table:table-cell office:value-type="float" office:value="21.665248" calcext:value-type="float">
            <text:p>21,665248</text:p>
          </table:table-cell>
          <table:table-cell/>
          <table:table-cell office:value-type="float" office:value="258.602" calcext:value-type="float">
            <text:p>258,602</text:p>
          </table:table-cell>
          <table:table-cell office:value-type="float" office:value="213.893501" calcext:value-type="float">
            <text:p>213,893501</text:p>
          </table:table-cell>
          <table:table-cell table:number-columns-repeated="7"/>
        </table:table-row>
        <table:table-row table:style-name="ro1">
          <table:table-cell office:value-type="float" office:value="45.243" calcext:value-type="float">
            <text:p>45,243</text:p>
          </table:table-cell>
          <table:table-cell office:value-type="float" office:value="2.220754" calcext:value-type="float">
            <text:p>2,220754</text:p>
          </table:table-cell>
          <table:table-cell/>
          <table:table-cell office:value-type="float" office:value="69.381" calcext:value-type="float">
            <text:p>69,381</text:p>
          </table:table-cell>
          <table:table-cell office:value-type="float" office:value="21.663488" calcext:value-type="float">
            <text:p>21,663488</text:p>
          </table:table-cell>
          <table:table-cell/>
          <table:table-cell office:value-type="float" office:value="260.753" calcext:value-type="float">
            <text:p>260,753</text:p>
          </table:table-cell>
          <table:table-cell office:value-type="float" office:value="213.881108" calcext:value-type="float">
            <text:p>213,881108</text:p>
          </table:table-cell>
          <table:table-cell table:number-columns-repeated="7"/>
        </table:table-row>
        <table:table-row table:style-name="ro1">
          <table:table-cell office:value-type="float" office:value="60.308" calcext:value-type="float">
            <text:p>60,308</text:p>
          </table:table-cell>
          <table:table-cell office:value-type="float" office:value="2.207428" calcext:value-type="float">
            <text:p>2,207428</text:p>
          </table:table-cell>
          <table:table-cell/>
          <table:table-cell office:value-type="float" office:value="67.128" calcext:value-type="float">
            <text:p>67,128</text:p>
          </table:table-cell>
          <table:table-cell office:value-type="float" office:value="21.658918" calcext:value-type="float">
            <text:p>21,658918</text:p>
          </table:table-cell>
          <table:table-cell/>
          <table:table-cell office:value-type="float" office:value="261.291" calcext:value-type="float">
            <text:p>261,291</text:p>
          </table:table-cell>
          <table:table-cell office:value-type="float" office:value="213.866661" calcext:value-type="float">
            <text:p>213,866661</text:p>
          </table:table-cell>
          <table:table-cell table:number-columns-repeated="7"/>
        </table:table-row>
        <table:table-row table:style-name="ro1">
          <table:table-cell office:value-type="float" office:value="117.355" calcext:value-type="float">
            <text:p>117,355</text:p>
          </table:table-cell>
          <table:table-cell office:value-type="float" office:value="2.204644" calcext:value-type="float">
            <text:p>2,204644</text:p>
          </table:table-cell>
          <table:table-cell/>
          <table:table-cell office:value-type="float" office:value="68.775" calcext:value-type="float">
            <text:p>68,775</text:p>
          </table:table-cell>
          <table:table-cell office:value-type="float" office:value="21.6558" calcext:value-type="float">
            <text:p>21,6558</text:p>
          </table:table-cell>
          <table:table-cell/>
          <table:table-cell office:value-type="float" office:value="261.577" calcext:value-type="float">
            <text:p>261,577</text:p>
          </table:table-cell>
          <table:table-cell office:value-type="float" office:value="213.83794" calcext:value-type="float">
            <text:p>213,83794</text:p>
          </table:table-cell>
          <table:table-cell table:number-columns-repeated="7"/>
        </table:table-row>
        <table:table-row table:style-name="ro1">
          <table:table-cell office:value-type="float" office:value="48.709" calcext:value-type="float">
            <text:p>48,709</text:p>
          </table:table-cell>
          <table:table-cell office:value-type="float" office:value="2.201554" calcext:value-type="float">
            <text:p>2,201554</text:p>
          </table:table-cell>
          <table:table-cell/>
          <table:table-cell office:value-type="float" office:value="73.661" calcext:value-type="float">
            <text:p>73,661</text:p>
          </table:table-cell>
          <table:table-cell office:value-type="float" office:value="21.633591" calcext:value-type="float">
            <text:p>21,633591</text:p>
          </table:table-cell>
          <table:table-cell/>
          <table:table-cell office:value-type="float" office:value="260.976" calcext:value-type="float">
            <text:p>260,976</text:p>
          </table:table-cell>
          <table:table-cell office:value-type="float" office:value="213.799987" calcext:value-type="float">
            <text:p>213,799987</text:p>
          </table:table-cell>
          <table:table-cell table:number-columns-repeated="7"/>
        </table:table-row>
        <table:table-row table:style-name="ro1">
          <table:table-cell office:value-type="float" office:value="47.153" calcext:value-type="float">
            <text:p>47,153</text:p>
          </table:table-cell>
          <table:table-cell office:value-type="float" office:value="2.171879" calcext:value-type="float">
            <text:p>2,171879</text:p>
          </table:table-cell>
          <table:table-cell/>
          <table:table-cell office:value-type="float" office:value="72.078" calcext:value-type="float">
            <text:p>72,078</text:p>
          </table:table-cell>
          <table:table-cell office:value-type="float" office:value="21.627439" calcext:value-type="float">
            <text:p>21,627439</text:p>
          </table:table-cell>
          <table:table-cell/>
          <table:table-cell office:value-type="float" office:value="348.338" calcext:value-type="float">
            <text:p>348,338</text:p>
          </table:table-cell>
          <table:table-cell office:value-type="float" office:value="213.731917" calcext:value-type="float">
            <text:p>213,731917</text:p>
          </table:table-cell>
          <table:table-cell table:number-columns-repeated="7"/>
        </table:table-row>
        <table:table-row table:style-name="ro1">
          <table:table-cell office:value-type="float" office:value="48.304" calcext:value-type="float">
            <text:p>48,304</text:p>
          </table:table-cell>
          <table:table-cell office:value-type="float" office:value="2.160377" calcext:value-type="float">
            <text:p>2,160377</text:p>
          </table:table-cell>
          <table:table-cell/>
          <table:table-cell office:value-type="float" office:value="68.674" calcext:value-type="float">
            <text:p>68,674</text:p>
          </table:table-cell>
          <table:table-cell office:value-type="float" office:value="21.617671" calcext:value-type="float">
            <text:p>21,617671</text:p>
          </table:table-cell>
          <table:table-cell/>
          <table:table-cell office:value-type="float" office:value="259.467" calcext:value-type="float">
            <text:p>259,467</text:p>
          </table:table-cell>
          <table:table-cell office:value-type="float" office:value="213.624834" calcext:value-type="float">
            <text:p>213,624834</text:p>
          </table:table-cell>
          <table:table-cell table:number-columns-repeated="7"/>
        </table:table-row>
        <table:table-row table:style-name="ro1">
          <table:table-cell office:value-type="float" office:value="46.148" calcext:value-type="float">
            <text:p>46,148</text:p>
          </table:table-cell>
          <table:table-cell office:value-type="float" office:value="2.152749" calcext:value-type="float">
            <text:p>2,152749</text:p>
          </table:table-cell>
          <table:table-cell/>
          <table:table-cell office:value-type="float" office:value="66.934" calcext:value-type="float">
            <text:p>66,934</text:p>
          </table:table-cell>
          <table:table-cell office:value-type="float" office:value="21.612364" calcext:value-type="float">
            <text:p>21,612364</text:p>
          </table:table-cell>
          <table:table-cell/>
          <table:table-cell office:value-type="float" office:value="350.561" calcext:value-type="float">
            <text:p>350,561</text:p>
          </table:table-cell>
          <table:table-cell office:value-type="float" office:value="213.61061" calcext:value-type="float">
            <text:p>213,61061</text:p>
          </table:table-cell>
          <table:table-cell table:number-columns-repeated="7"/>
        </table:table-row>
        <table:table-row table:style-name="ro1">
          <table:table-cell office:value-type="float" office:value="47.478" calcext:value-type="float">
            <text:p>47,478</text:p>
          </table:table-cell>
          <table:table-cell office:value-type="float" office:value="2.150403" calcext:value-type="float">
            <text:p>2,150403</text:p>
          </table:table-cell>
          <table:table-cell/>
          <table:table-cell office:value-type="float" office:value="67.123" calcext:value-type="float">
            <text:p>67,123</text:p>
          </table:table-cell>
          <table:table-cell office:value-type="float" office:value="21.612238" calcext:value-type="float">
            <text:p>21,612238</text:p>
          </table:table-cell>
          <table:table-cell/>
          <table:table-cell office:value-type="float" office:value="259.112" calcext:value-type="float">
            <text:p>259,112</text:p>
          </table:table-cell>
          <table:table-cell office:value-type="float" office:value="213.601054" calcext:value-type="float">
            <text:p>213,601054</text:p>
          </table:table-cell>
          <table:table-cell table:number-columns-repeated="7"/>
        </table:table-row>
        <table:table-row table:style-name="ro1">
          <table:table-cell office:value-type="float" office:value="46.291" calcext:value-type="float">
            <text:p>46,291</text:p>
          </table:table-cell>
          <table:table-cell office:value-type="float" office:value="2.149739" calcext:value-type="float">
            <text:p>2,149739</text:p>
          </table:table-cell>
          <table:table-cell/>
          <table:table-cell office:value-type="float" office:value="67.438" calcext:value-type="float">
            <text:p>67,438</text:p>
          </table:table-cell>
          <table:table-cell office:value-type="float" office:value="21.59172" calcext:value-type="float">
            <text:p>21,59172</text:p>
          </table:table-cell>
          <table:table-cell/>
          <table:table-cell office:value-type="float" office:value="260.496" calcext:value-type="float">
            <text:p>260,496</text:p>
          </table:table-cell>
          <table:table-cell office:value-type="float" office:value="213.579562" calcext:value-type="float">
            <text:p>213,579562</text:p>
          </table:table-cell>
          <table:table-cell table:number-columns-repeated="7"/>
        </table:table-row>
        <table:table-row table:style-name="ro1">
          <table:table-cell office:value-type="float" office:value="47.114" calcext:value-type="float">
            <text:p>47,114</text:p>
          </table:table-cell>
          <table:table-cell office:value-type="float" office:value="2.146752" calcext:value-type="float">
            <text:p>2,146752</text:p>
          </table:table-cell>
          <table:table-cell/>
          <table:table-cell office:value-type="float" office:value="67.483" calcext:value-type="float">
            <text:p>67,483</text:p>
          </table:table-cell>
          <table:table-cell office:value-type="float" office:value="21.590344" calcext:value-type="float">
            <text:p>21,590344</text:p>
          </table:table-cell>
          <table:table-cell/>
          <table:table-cell office:value-type="float" office:value="543.241" calcext:value-type="float">
            <text:p>543,241</text:p>
          </table:table-cell>
          <table:table-cell office:value-type="float" office:value="213.469223" calcext:value-type="float">
            <text:p>213,469223</text:p>
          </table:table-cell>
          <table:table-cell table:number-columns-repeated="7"/>
        </table:table-row>
        <table:table-row table:style-name="ro1">
          <table:table-cell office:value-type="float" office:value="50.338" calcext:value-type="float">
            <text:p>50,338</text:p>
          </table:table-cell>
          <table:table-cell office:value-type="float" office:value="2.146574" calcext:value-type="float">
            <text:p>2,146574</text:p>
          </table:table-cell>
          <table:table-cell/>
          <table:table-cell office:value-type="float" office:value="70.219" calcext:value-type="float">
            <text:p>70,219</text:p>
          </table:table-cell>
          <table:table-cell office:value-type="float" office:value="21.582889" calcext:value-type="float">
            <text:p>21,582889</text:p>
          </table:table-cell>
          <table:table-cell/>
          <table:table-cell office:value-type="float" office:value="271.961" calcext:value-type="float">
            <text:p>271,961</text:p>
          </table:table-cell>
          <table:table-cell office:value-type="float" office:value="213.359318" calcext:value-type="float">
            <text:p>213,359318</text:p>
          </table:table-cell>
          <table:table-cell table:number-columns-repeated="7"/>
        </table:table-row>
        <table:table-row table:style-name="ro1">
          <table:table-cell office:value-type="float" office:value="51.037" calcext:value-type="float">
            <text:p>51,037</text:p>
          </table:table-cell>
          <table:table-cell office:value-type="float" office:value="2.137378" calcext:value-type="float">
            <text:p>2,137378</text:p>
          </table:table-cell>
          <table:table-cell/>
          <table:table-cell office:value-type="float" office:value="69.277" calcext:value-type="float">
            <text:p>69,277</text:p>
          </table:table-cell>
          <table:table-cell office:value-type="float" office:value="21.566009" calcext:value-type="float">
            <text:p>21,566009</text:p>
          </table:table-cell>
          <table:table-cell/>
          <table:table-cell office:value-type="float" office:value="266.776" calcext:value-type="float">
            <text:p>266,776</text:p>
          </table:table-cell>
          <table:table-cell office:value-type="float" office:value="213.13701" calcext:value-type="float">
            <text:p>213,13701</text:p>
          </table:table-cell>
          <table:table-cell table:number-columns-repeated="7"/>
        </table:table-row>
        <table:table-row table:style-name="ro1">
          <table:table-cell office:value-type="float" office:value="49.636" calcext:value-type="float">
            <text:p>49,636</text:p>
          </table:table-cell>
          <table:table-cell office:value-type="float" office:value="2.129876" calcext:value-type="float">
            <text:p>2,129876</text:p>
          </table:table-cell>
          <table:table-cell/>
          <table:table-cell office:value-type="float" office:value="67.222" calcext:value-type="float">
            <text:p>67,222</text:p>
          </table:table-cell>
          <table:table-cell office:value-type="float" office:value="21.552992" calcext:value-type="float">
            <text:p>21,552992</text:p>
          </table:table-cell>
          <table:table-cell/>
          <table:table-cell office:value-type="float" office:value="260.153" calcext:value-type="float">
            <text:p>260,153</text:p>
          </table:table-cell>
          <table:table-cell office:value-type="float" office:value="213.136619" calcext:value-type="float">
            <text:p>213,136619</text:p>
          </table:table-cell>
          <table:table-cell table:number-columns-repeated="7"/>
        </table:table-row>
        <table:table-row table:style-name="ro1">
          <table:table-cell office:value-type="float" office:value="50.497" calcext:value-type="float">
            <text:p>50,497</text:p>
          </table:table-cell>
          <table:table-cell office:value-type="float" office:value="2.128027" calcext:value-type="float">
            <text:p>2,128027</text:p>
          </table:table-cell>
          <table:table-cell/>
          <table:table-cell office:value-type="float" office:value="67.271" calcext:value-type="float">
            <text:p>67,271</text:p>
          </table:table-cell>
          <table:table-cell office:value-type="float" office:value="21.552773" calcext:value-type="float">
            <text:p>21,552773</text:p>
          </table:table-cell>
          <table:table-cell/>
          <table:table-cell office:value-type="float" office:value="270.461" calcext:value-type="float">
            <text:p>270,461</text:p>
          </table:table-cell>
          <table:table-cell office:value-type="float" office:value="213.135248" calcext:value-type="float">
            <text:p>213,135248</text:p>
          </table:table-cell>
          <table:table-cell table:number-columns-repeated="7"/>
        </table:table-row>
        <table:table-row table:style-name="ro1">
          <table:table-cell office:value-type="float" office:value="51.737" calcext:value-type="float">
            <text:p>51,737</text:p>
          </table:table-cell>
          <table:table-cell office:value-type="float" office:value="2.125929" calcext:value-type="float">
            <text:p>2,125929</text:p>
          </table:table-cell>
          <table:table-cell/>
          <table:table-cell office:value-type="float" office:value="69.065" calcext:value-type="float">
            <text:p>69,065</text:p>
          </table:table-cell>
          <table:table-cell office:value-type="float" office:value="21.545964" calcext:value-type="float">
            <text:p>21,545964</text:p>
          </table:table-cell>
          <table:table-cell/>
          <table:table-cell office:value-type="float" office:value="258.216" calcext:value-type="float">
            <text:p>258,216</text:p>
          </table:table-cell>
          <table:table-cell office:value-type="float" office:value="213.127015" calcext:value-type="float">
            <text:p>213,127015</text:p>
          </table:table-cell>
          <table:table-cell table:number-columns-repeated="7"/>
        </table:table-row>
        <table:table-row table:style-name="ro1">
          <table:table-cell office:value-type="float" office:value="46.279" calcext:value-type="float">
            <text:p>46,279</text:p>
          </table:table-cell>
          <table:table-cell office:value-type="float" office:value="2.124101" calcext:value-type="float">
            <text:p>2,124101</text:p>
          </table:table-cell>
          <table:table-cell/>
          <table:table-cell office:value-type="float" office:value="67.854" calcext:value-type="float">
            <text:p>67,854</text:p>
          </table:table-cell>
          <table:table-cell office:value-type="float" office:value="21.543442" calcext:value-type="float">
            <text:p>21,543442</text:p>
          </table:table-cell>
          <table:table-cell/>
          <table:table-cell office:value-type="float" office:value="260.729" calcext:value-type="float">
            <text:p>260,729</text:p>
          </table:table-cell>
          <table:table-cell office:value-type="float" office:value="213.126251" calcext:value-type="float">
            <text:p>213,126251</text:p>
          </table:table-cell>
          <table:table-cell table:number-columns-repeated="7"/>
        </table:table-row>
        <table:table-row table:style-name="ro1">
          <table:table-cell office:value-type="float" office:value="51.237" calcext:value-type="float">
            <text:p>51,237</text:p>
          </table:table-cell>
          <table:table-cell office:value-type="float" office:value="2.107052" calcext:value-type="float">
            <text:p>2,107052</text:p>
          </table:table-cell>
          <table:table-cell/>
          <table:table-cell office:value-type="float" office:value="66.393" calcext:value-type="float">
            <text:p>66,393</text:p>
          </table:table-cell>
          <table:table-cell office:value-type="float" office:value="21.524853" calcext:value-type="float">
            <text:p>21,524853</text:p>
          </table:table-cell>
          <table:table-cell/>
          <table:table-cell office:value-type="float" office:value="259.55" calcext:value-type="float">
            <text:p>259,55</text:p>
          </table:table-cell>
          <table:table-cell office:value-type="float" office:value="213.072162" calcext:value-type="float">
            <text:p>213,072162</text:p>
          </table:table-cell>
          <table:table-cell table:number-columns-repeated="7"/>
        </table:table-row>
        <table:table-row table:style-name="ro1">
          <table:table-cell office:value-type="float" office:value="46.088" calcext:value-type="float">
            <text:p>46,088</text:p>
          </table:table-cell>
          <table:table-cell office:value-type="float" office:value="2.090992" calcext:value-type="float">
            <text:p>2,090992</text:p>
          </table:table-cell>
          <table:table-cell/>
          <table:table-cell office:value-type="float" office:value="68.292" calcext:value-type="float">
            <text:p>68,292</text:p>
          </table:table-cell>
          <table:table-cell office:value-type="float" office:value="21.51179" calcext:value-type="float">
            <text:p>21,51179</text:p>
          </table:table-cell>
          <table:table-cell/>
          <table:table-cell office:value-type="float" office:value="273.502" calcext:value-type="float">
            <text:p>273,502</text:p>
          </table:table-cell>
          <table:table-cell office:value-type="float" office:value="213.066279" calcext:value-type="float">
            <text:p>213,066279</text:p>
          </table:table-cell>
          <table:table-cell table:number-columns-repeated="7"/>
        </table:table-row>
        <table:table-row table:style-name="ro1">
          <table:table-cell office:value-type="float" office:value="45.443" calcext:value-type="float">
            <text:p>45,443</text:p>
          </table:table-cell>
          <table:table-cell office:value-type="float" office:value="2.080145" calcext:value-type="float">
            <text:p>2,080145</text:p>
          </table:table-cell>
          <table:table-cell/>
          <table:table-cell office:value-type="float" office:value="67.083" calcext:value-type="float">
            <text:p>67,083</text:p>
          </table:table-cell>
          <table:table-cell office:value-type="float" office:value="21.492372" calcext:value-type="float">
            <text:p>21,492372</text:p>
          </table:table-cell>
          <table:table-cell/>
          <table:table-cell office:value-type="float" office:value="255.785" calcext:value-type="float">
            <text:p>255,785</text:p>
          </table:table-cell>
          <table:table-cell office:value-type="float" office:value="212.871848" calcext:value-type="float">
            <text:p>212,871848</text:p>
          </table:table-cell>
          <table:table-cell table:number-columns-repeated="7"/>
        </table:table-row>
        <table:table-row table:style-name="ro1">
          <table:table-cell office:value-type="float" office:value="50.546" calcext:value-type="float">
            <text:p>50,546</text:p>
          </table:table-cell>
          <table:table-cell office:value-type="float" office:value="2.073139" calcext:value-type="float">
            <text:p>2,073139</text:p>
          </table:table-cell>
          <table:table-cell/>
          <table:table-cell office:value-type="float" office:value="175.62" calcext:value-type="float">
            <text:p>175,62</text:p>
          </table:table-cell>
          <table:table-cell office:value-type="float" office:value="21.462815" calcext:value-type="float">
            <text:p>21,462815</text:p>
          </table:table-cell>
          <table:table-cell/>
          <table:table-cell office:value-type="float" office:value="260.25" calcext:value-type="float">
            <text:p>260,25</text:p>
          </table:table-cell>
          <table:table-cell office:value-type="float" office:value="212.782329" calcext:value-type="float">
            <text:p>212,782329</text:p>
          </table:table-cell>
          <table:table-cell table:number-columns-repeated="7"/>
        </table:table-row>
        <table:table-row table:style-name="ro1">
          <table:table-cell office:value-type="float" office:value="47.316" calcext:value-type="float">
            <text:p>47,316</text:p>
          </table:table-cell>
          <table:table-cell office:value-type="float" office:value="2.072731" calcext:value-type="float">
            <text:p>2,072731</text:p>
          </table:table-cell>
          <table:table-cell/>
          <table:table-cell office:value-type="float" office:value="68.96" calcext:value-type="float">
            <text:p>68,96</text:p>
          </table:table-cell>
          <table:table-cell office:value-type="float" office:value="21.424682" calcext:value-type="float">
            <text:p>21,424682</text:p>
          </table:table-cell>
          <table:table-cell/>
          <table:table-cell office:value-type="float" office:value="258.574" calcext:value-type="float">
            <text:p>258,574</text:p>
          </table:table-cell>
          <table:table-cell office:value-type="float" office:value="212.762311" calcext:value-type="float">
            <text:p>212,762311</text:p>
          </table:table-cell>
          <table:table-cell table:number-columns-repeated="7"/>
        </table:table-row>
        <table:table-row table:style-name="ro1">
          <table:table-cell office:value-type="float" office:value="44.85" calcext:value-type="float">
            <text:p>44,85</text:p>
          </table:table-cell>
          <table:table-cell office:value-type="float" office:value="2.066496" calcext:value-type="float">
            <text:p>2,066496</text:p>
          </table:table-cell>
          <table:table-cell/>
          <table:table-cell office:value-type="float" office:value="67.803" calcext:value-type="float">
            <text:p>67,803</text:p>
          </table:table-cell>
          <table:table-cell office:value-type="float" office:value="21.412314" calcext:value-type="float">
            <text:p>21,412314</text:p>
          </table:table-cell>
          <table:table-cell/>
          <table:table-cell office:value-type="float" office:value="254.239" calcext:value-type="float">
            <text:p>254,239</text:p>
          </table:table-cell>
          <table:table-cell office:value-type="float" office:value="211.802499" calcext:value-type="float">
            <text:p>211,802499</text:p>
          </table:table-cell>
          <table:table-cell table:number-columns-repeated="7"/>
        </table:table-row>
      </table:table>
      <table:table table:name="RESULT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024238559" calcext:value-type="float">
            <text:p>0,024238559</text:p>
          </table:table-cell>
          <table:table-cell office:value-type="float" office:value="1.941292422" calcext:value-type="float">
            <text:p>1,941292422</text:p>
          </table:table-cell>
          <table:table-cell office:value-type="float" office:value="833.2309215" calcext:value-type="float">
            <text:p>833,2309215</text:p>
          </table:table-cell>
        </table:table-row>
        <table:table-row table:style-name="ro1">
          <table:table-cell table:number-columns-repeated="2"/>
          <table:table-cell office:value-type="float" office:value="0.004690406" calcext:value-type="float">
            <text:p>0,004690406</text:p>
          </table:table-cell>
          <table:table-cell office:value-type="float" office:value="0.055011744" calcext:value-type="float">
            <text:p>0,055011744</text:p>
          </table:table-cell>
          <table:table-cell office:value-type="float" office:value="44.79296913" calcext:value-type="float">
            <text:p>44,79296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.02365201" calcext:value-type="float">
            <text:p>0,02365201</text:p>
          </table:table-cell>
          <table:table-cell office:value-type="float" office:value="1.926356436" calcext:value-type="float">
            <text:p>1,926356436</text:p>
          </table:table-cell>
          <table:table-cell office:value-type="float" office:value="922.1683819" calcext:value-type="float">
            <text:p>922,1683819</text:p>
          </table:table-cell>
        </table:table-row>
        <table:table-row table:style-name="ro1">
          <table:table-cell table:number-columns-repeated="2"/>
          <table:table-cell office:value-type="float" office:value="0.001208375" calcext:value-type="float">
            <text:p>0,001208375</text:p>
          </table:table-cell>
          <table:table-cell office:value-type="float" office:value="0.047748739" calcext:value-type="float">
            <text:p>0,047748739</text:p>
          </table:table-cell>
          <table:table-cell office:value-type="float" office:value="24.46575885" calcext:value-type="float">
            <text:p>24,46575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.024200468" calcext:value-type="float">
            <text:p>0,024200468</text:p>
          </table:table-cell>
          <table:table-cell office:value-type="float" office:value="1.96407749" calcext:value-type="float">
            <text:p>1,96407749</text:p>
          </table:table-cell>
          <table:table-cell office:value-type="float" office:value="958.5561843" calcext:value-type="float">
            <text:p>958,5561843</text:p>
          </table:table-cell>
        </table:table-row>
        <table:table-row table:style-name="ro1">
          <table:table-cell table:number-columns-repeated="2"/>
          <table:table-cell office:value-type="float" office:value="0.00179376" calcext:value-type="float">
            <text:p>0,00179376</text:p>
          </table:table-cell>
          <table:table-cell office:value-type="float" office:value="0.04784891" calcext:value-type="float">
            <text:p>0,04784891</text:p>
          </table:table-cell>
          <table:table-cell office:value-type="float" office:value="13.65343281" calcext:value-type="float">
            <text:p>13,653432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0.023026594" calcext:value-type="float">
            <text:p>0,023026594</text:p>
          </table:table-cell>
          <table:table-cell office:value-type="float" office:value="1.822968677" calcext:value-type="float">
            <text:p>1,822968677</text:p>
          </table:table-cell>
          <table:table-cell office:value-type="float" office:value="447.3665452" calcext:value-type="float">
            <text:p>447,3665452</text:p>
          </table:table-cell>
        </table:table-row>
        <table:table-row table:style-name="ro1">
          <table:table-cell table:number-columns-repeated="2"/>
          <table:table-cell office:value-type="float" office:value="0.00126857" calcext:value-type="float">
            <text:p>0,00126857</text:p>
          </table:table-cell>
          <table:table-cell office:value-type="float" office:value="0.039917621" calcext:value-type="float">
            <text:p>0,039917621</text:p>
          </table:table-cell>
          <table:table-cell office:value-type="float" office:value="6.31333437" calcext:value-type="float">
            <text:p>6,313334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0.024443451" calcext:value-type="float">
            <text:p>0,024443451</text:p>
          </table:table-cell>
          <table:table-cell office:value-type="float" office:value="1.97582159" calcext:value-type="float">
            <text:p>1,97582159</text:p>
          </table:table-cell>
          <table:table-cell office:value-type="float" office:value="244.2601813" calcext:value-type="float">
            <text:p>244,2601813</text:p>
          </table:table-cell>
        </table:table-row>
        <table:table-row table:style-name="ro1">
          <table:table-cell table:number-columns-repeated="2"/>
          <table:table-cell office:value-type="float" office:value="0.0014505" calcext:value-type="float">
            <text:p>0,0014505</text:p>
          </table:table-cell>
          <table:table-cell office:value-type="float" office:value="0.05404375" calcext:value-type="float">
            <text:p>0,05404375</text:p>
          </table:table-cell>
          <table:table-cell office:value-type="float" office:value="2.143854063" calcext:value-type="float">
            <text:p>2,143854063</text:p>
          </table:table-cell>
        </table:table-row>
      </table:table>
      <table:named-expressions/>
      <table:database-ranges>
        <table:database-range table:name="__Anonymous_Sheet_DB__0" table:target-range-address="'NODEJS-128MB'.G5:'NODEJS-128MB'.H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NODEJS-256MB'.G5:'NODEJS-256MB'.H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NODEJS-512MB'.G5:'NODEJS-512MB'.H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NODEJS-1024MB'.G5:'NODEJS-1024MB'.H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NODEJS-2048MB'.G5:'NODEJS-2048MB'.H20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2">00/00/0000</text:date>, <text:time style:data-style-name="N2" text:time-value="23:52:04.169951996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22T02:03:36.790484414</dc:date>
    <meta:editing-duration>PT6H36M51S</meta:editing-duration>
    <meta:editing-cycles>21</meta:editing-cycles>
    <meta:generator>LibreOffice/5.1.6.2$Linux_X86_64 LibreOffice_project/10m0$Build-2</meta:generator>
    <meta:document-statistic meta:table-count="6" meta:cell-count="6197" meta:object-count="0"/>
  </office:meta>
</office:document-meta>
</file>